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13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10.439cm"/>
    </style:style>
    <style:style style:name="co19" style:family="table-column">
      <style:table-column-properties fo:break-before="auto" style:column-width="0.497cm"/>
    </style:style>
    <style:style style:name="co20" style:family="table-column">
      <style:table-column-properties fo:break-before="auto" style:column-width="4.112cm"/>
    </style:style>
    <style:style style:name="co21" style:family="table-column">
      <style:table-column-properties fo:break-before="auto" style:column-width="2.669cm"/>
    </style:style>
    <style:style style:name="co22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41" style:family="table-cell" style:parent-style-name="Default">
      <style:table-cell-properties fo:background-color="#000000"/>
    </style:style>
    <style:style style:name="ce42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04"/>
    <style:style style:name="ce7" style:family="table-cell" style:parent-style-name="Default" style:data-style-name="N14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2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2">
      <style:table-cell-properties fo:background-color="#000000"/>
    </style:style>
    <style:style style:name="ce50" style:family="table-cell" style:parent-style-name="Default" style:data-style-name="N2"/>
    <style:style style:name="ce47" style:family="table-cell" style:parent-style-name="Default" style:data-style-name="N145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rotation-align="none"/>
    </style:style>
    <style:style style:name="ce52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#ffff00"/>
      <style:text-properties fo:font-weight="bold" style:font-weight-asian="bold" style:font-weight-complex="bold"/>
    </style:style>
    <style:style style:name="ce54" style:family="table-cell" style:parent-style-name="Default" style:data-style-name="N145">
      <style:table-cell-properties style:rotation-align="none"/>
    </style:style>
    <style:style style:name="ce55" style:family="table-cell" style:parent-style-name="Default" style:data-style-name="N145">
      <style:table-cell-properties fo:background-color="#ffff00"/>
      <style:text-properties fo:font-weight="bold" style:font-weight-asian="bold" style:font-weight-complex="bold"/>
    </style:style>
    <style:style style:name="ce56" style:family="table-cell" style:parent-style-name="Default" style:data-style-name="N145"/>
    <style:style style:name="ce57" style:family="table-cell" style:parent-style-name="Default" style:data-style-name="N104">
      <style:table-cell-properties style:rotation-align="none"/>
    </style:style>
    <style:style style:name="ce58" style:family="table-cell" style:parent-style-name="Default" style:data-style-name="N61"/>
    <style:style style:name="ce59" style:family="table-cell" style:parent-style-name="Default" style:data-style-name="N104">
      <style:table-cell-properties fo:background-color="#ffff00"/>
    </style:style>
    <style:style style:name="ce60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sumen" table:style-name="ta1">
        <table:table-column table:style-name="co1" table:default-cell-style-name="Default"/>
        <table:table-column table:style-name="co1" table:number-columns-repeated="12" table:default-cell-style-name="ce46"/>
        <table:table-column table:style-name="co1" table:number-columns-repeated="1011" table:default-cell-style-name="Default"/>
        <table:table-row table:style-name="ro1">
          <table:table-cell table:style-name="ce41" table:number-columns-repeated="14"/>
          <table:table-cell table:number-columns-repeated="1010"/>
        </table:table-row>
        <table:table-row table:style-name="ro1">
          <table:table-cell table:style-name="ce42"/>
          <table:table-cell table:style-name="ce4" office:value-type="string" calcext:value-type="string" table:number-columns-spanned="12" table:number-rows-spanned="1">
            <text:p>Grupo A</text:p>
          </table:table-cell>
          <table:covered-table-cell table:number-columns-repeated="11" table:style-name="ce4"/>
          <table:table-cell table:style-name="ce41"/>
          <table:table-cell table:number-columns-repeated="1010"/>
        </table:table-row>
        <table:table-row table:style-name="ro1">
          <table:table-cell table:style-name="ce3"/>
          <table:table-cell table:style-name="ce5" office:value-type="string" calcext:value-type="string">
            <text:p>Ejemplos</text:p>
          </table:table-cell>
          <table:table-cell table:style-name="ce5" office:value-type="string" calcext:value-type="string">
            <text:p>Patrones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TestNC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NC</text:p>
          </table:table-cell>
          <table:table-cell table:style-name="ce7" office:value-type="string" calcext:value-type="string">
            <text:p>T_Train</text:p>
          </table:table-cell>
          <table:table-cell table:style-name="ce7" office:value-type="string" calcext:value-type="string">
            <text:p>T_Test</text:p>
          </table:table-cell>
          <table:table-cell table:style-name="ce7" office:value-type="string" calcext:value-type="string">
            <text:p>T_CPU_Test</text:p>
          </table:table-cell>
          <table:table-cell table:style-name="ce5" office:value-type="string" calcext:value-type="string">
            <text:p>Infer/Example</text:p>
          </table:table-cell>
          <table:table-cell table:style-name="ce8"/>
          <table:table-cell table:style-name="ce9" table:number-columns-repeated="1010"/>
        </table:table-row>
        <table:table-row table:style-name="ro1">
          <table:table-cell office:value-type="string" calcext:value-type="string">
            <text:p>UN_09</text:p>
          </table:table-cell>
          <table:table-cell table:formula="of:=[$U_Norm_09.$E$2]" office:value-type="float" office:value="6299.15384615385" calcext:value-type="float">
            <text:p>6299,2</text:p>
          </table:table-cell>
          <table:table-cell table:formula="of:=[$U_Norm_09.F2]" office:value-type="float" office:value="208.738461538462" calcext:value-type="float">
            <text:p>208,7</text:p>
          </table:table-cell>
          <table:table-cell table:formula="of:=[$U_Norm_09.G2]" office:value-type="float" office:value="84.3404846153846" calcext:value-type="float">
            <text:p>84,3</text:p>
          </table:table-cell>
          <table:table-cell table:formula="of:=[$U_Norm_09.H2]" office:value-type="float" office:value="15.6595235384615" calcext:value-type="float">
            <text:p>15,7</text:p>
          </table:table-cell>
          <table:table-cell table:formula="of:=[$U_Norm_09.I2]" office:value-type="float" office:value="69.7160615384616" calcext:value-type="float">
            <text:p>69,7</text:p>
          </table:table-cell>
          <table:table-cell table:formula="of:=[$U_Norm_09.J2]" office:value-type="float" office:value="76.8845615384615" calcext:value-type="float">
            <text:p>76,9</text:p>
          </table:table-cell>
          <table:table-cell table:formula="of:=[$U_Norm_09.K2]" office:value-type="float" office:value="23.1154346153846" calcext:value-type="float">
            <text:p>23,1</text:p>
          </table:table-cell>
          <table:table-cell table:formula="of:=[$U_Norm_09.L2]" office:value-type="float" office:value="8.52633711538462" calcext:value-type="float">
            <text:p>8,5</text:p>
          </table:table-cell>
          <table:table-cell table:formula="of:=[$U_Norm_09.M2]" office:value-type="float" office:value="0.0397653" calcext:value-type="float">
            <text:p>0,0</text:p>
          </table:table-cell>
          <table:table-cell table:formula="of:=[$U_Norm_09.N2]" office:value-type="float" office:value="0.00898752307692308" calcext:value-type="float">
            <text:p>0,0</text:p>
          </table:table-cell>
          <table:table-cell table:formula="of:=[$U_Norm_09.O2]" office:value-type="float" office:value="0.00556586923076923" calcext:value-type="float">
            <text:p>0,0</text:p>
          </table:table-cell>
          <table:table-cell table:formula="of:=[$U_Norm_09.P2]" office:value-type="float" office:value="0.883589981560405" calcext:value-type="float">
            <text:p>0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8</text:p>
          </table:table-cell>
          <table:table-cell table:formula="of:=[$U_Norm_08.E$2]" office:value-type="float" office:value="6299.15384615385" calcext:value-type="float">
            <text:p>6299,2</text:p>
          </table:table-cell>
          <table:table-cell table:formula="of:=[$U_Norm_08.F$2]" office:value-type="float" office:value="260.330769230769" calcext:value-type="float">
            <text:p>260,3</text:p>
          </table:table-cell>
          <table:table-cell table:formula="of:=[$U_Norm_08.G$2]" office:value-type="float" office:value="83.8750230769231" calcext:value-type="float">
            <text:p>83,9</text:p>
          </table:table-cell>
          <table:table-cell table:formula="of:=[$U_Norm_08.H$2]" office:value-type="float" office:value="16.12497" calcext:value-type="float">
            <text:p>16,1</text:p>
          </table:table-cell>
          <table:table-cell table:formula="of:=[$U_Norm_08.I$2]" office:value-type="float" office:value="69.9169538461539" calcext:value-type="float">
            <text:p>69,9</text:p>
          </table:table-cell>
          <table:table-cell table:formula="of:=[$U_Norm_08.J$2]" office:value-type="float" office:value="76.9802384615385" calcext:value-type="float">
            <text:p>77,0</text:p>
          </table:table-cell>
          <table:table-cell table:formula="of:=[$U_Norm_08.K$2]" office:value-type="float" office:value="23.0197638461538" calcext:value-type="float">
            <text:p>23,0</text:p>
          </table:table-cell>
          <table:table-cell table:formula="of:=[$U_Norm_08.L$2]" office:value-type="float" office:value="8.36907459230769" calcext:value-type="float">
            <text:p>8,4</text:p>
          </table:table-cell>
          <table:table-cell table:formula="of:=[$U_Norm_08.M$2]" office:value-type="float" office:value="0.0439904538461539" calcext:value-type="float">
            <text:p>0,0</text:p>
          </table:table-cell>
          <table:table-cell table:formula="of:=[$U_Norm_08.N$2]" office:value-type="float" office:value="0.00907682307692308" calcext:value-type="float">
            <text:p>0,0</text:p>
          </table:table-cell>
          <table:table-cell table:formula="of:=[$U_Norm_08.O$2]" office:value-type="float" office:value="0.00571246153846154" calcext:value-type="float">
            <text:p>0,0</text:p>
          </table:table-cell>
          <table:table-cell table:formula="of:=[$U_Norm_08.P$2]" office:value-type="float" office:value="0.906861727460343" calcext:value-type="float">
            <text:p>0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7</text:p>
          </table:table-cell>
          <table:table-cell table:formula="of:=[$U_Norm_07.E$2]" office:value-type="float" office:value="6299.15384615385" calcext:value-type="float">
            <text:p>6299,2</text:p>
          </table:table-cell>
          <table:table-cell table:formula="of:=[$U_Norm_07.F$2]" office:value-type="float" office:value="324.138461538461" calcext:value-type="float">
            <text:p>324,1</text:p>
          </table:table-cell>
          <table:table-cell table:formula="of:=[$U_Norm_07.G$2]" office:value-type="float" office:value="83.2492692307692" calcext:value-type="float">
            <text:p>83,2</text:p>
          </table:table-cell>
          <table:table-cell table:formula="of:=[$U_Norm_07.H$2]" office:value-type="float" office:value="16.7507234615385" calcext:value-type="float">
            <text:p>16,8</text:p>
          </table:table-cell>
          <table:table-cell table:formula="of:=[$U_Norm_07.I$2]" office:value-type="float" office:value="70.2500538461539" calcext:value-type="float">
            <text:p>70,3</text:p>
          </table:table-cell>
          <table:table-cell table:formula="of:=[$U_Norm_07.J$2]" office:value-type="float" office:value="77.1778153846154" calcext:value-type="float">
            <text:p>77,2</text:p>
          </table:table-cell>
          <table:table-cell table:formula="of:=[$U_Norm_07.K$2]" office:value-type="float" office:value="22.8221830769231" calcext:value-type="float">
            <text:p>22,8</text:p>
          </table:table-cell>
          <table:table-cell table:formula="of:=[$U_Norm_07.L$2]" office:value-type="float" office:value="8.16156503846154" calcext:value-type="float">
            <text:p>8,2</text:p>
          </table:table-cell>
          <table:table-cell table:formula="of:=[$U_Norm_07.M$2]" office:value-type="float" office:value="0.0485882461538462" calcext:value-type="float">
            <text:p>0,0</text:p>
          </table:table-cell>
          <table:table-cell table:formula="of:=[$U_Norm_07.N$2]" office:value-type="float" office:value="0.0092346" calcext:value-type="float">
            <text:p>0,0</text:p>
          </table:table-cell>
          <table:table-cell table:formula="of:=[$U_Norm_07.O$2]" office:value-type="float" office:value="0.00581623076923077" calcext:value-type="float">
            <text:p>0,0</text:p>
          </table:table-cell>
          <table:table-cell table:formula="of:=[$U_Norm_07.P$2]" office:value-type="float" office:value="0.923335246492203" calcext:value-type="float">
            <text:p>0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6</text:p>
          </table:table-cell>
          <table:table-cell table:formula="of:=[$U_Norm_06.E$2]" office:value-type="float" office:value="6299.15384615385" calcext:value-type="float">
            <text:p>6299,2</text:p>
          </table:table-cell>
          <table:table-cell table:formula="of:=[$U_Norm_06.F$2]" office:value-type="float" office:value="400.1" calcext:value-type="float">
            <text:p>400,1</text:p>
          </table:table-cell>
          <table:table-cell table:formula="of:=[$U_Norm_06.G$2]" office:value-type="float" office:value="82.6966" calcext:value-type="float">
            <text:p>82,7</text:p>
          </table:table-cell>
          <table:table-cell table:formula="of:=[$U_Norm_06.H$2]" office:value-type="float" office:value="17.3033998461538" calcext:value-type="float">
            <text:p>17,3</text:p>
          </table:table-cell>
          <table:table-cell table:formula="of:=[$U_Norm_06.I$2]" office:value-type="float" office:value="70.2770615384615" calcext:value-type="float">
            <text:p>70,3</text:p>
          </table:table-cell>
          <table:table-cell table:formula="of:=[$U_Norm_06.J$2]" office:value-type="float" office:value="77.0804538461538" calcext:value-type="float">
            <text:p>77,1</text:p>
          </table:table-cell>
          <table:table-cell table:formula="of:=[$U_Norm_06.K$2]" office:value-type="float" office:value="22.9195453846154" calcext:value-type="float">
            <text:p>22,9</text:p>
          </table:table-cell>
          <table:table-cell table:formula="of:=[$U_Norm_06.L$2]" office:value-type="float" office:value="7.9748785" calcext:value-type="float">
            <text:p>8,0</text:p>
          </table:table-cell>
          <table:table-cell table:formula="of:=[$U_Norm_06.M$2]" office:value-type="float" office:value="0.0536590615384615" calcext:value-type="float">
            <text:p>0,1</text:p>
          </table:table-cell>
          <table:table-cell table:formula="of:=[$U_Norm_06.N$2]" office:value-type="float" office:value="0.00960283846153846" calcext:value-type="float">
            <text:p>0,0</text:p>
          </table:table-cell>
          <table:table-cell table:formula="of:=[$U_Norm_06.O$2]" office:value-type="float" office:value="0.00617403076923077" calcext:value-type="float">
            <text:p>0,0</text:p>
          </table:table-cell>
          <table:table-cell table:formula="of:=[$U_Norm_06.P$2]" office:value-type="float" office:value="0.98013652627337" calcext:value-type="float">
            <text:p>1,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5</text:p>
          </table:table-cell>
          <table:table-cell table:formula="of:=[$U_Norm_05.E$2]" office:value-type="float" office:value="6299.15384615385" calcext:value-type="float">
            <text:p>6299,2</text:p>
          </table:table-cell>
          <table:table-cell table:formula="of:=[$U_Norm_05.F$2]" office:value-type="float" office:value="501.538461538462" calcext:value-type="float">
            <text:p>501,5</text:p>
          </table:table-cell>
          <table:table-cell table:formula="of:=[$U_Norm_05.G$2]" office:value-type="float" office:value="81.9216076923077" calcext:value-type="float">
            <text:p>81,9</text:p>
          </table:table-cell>
          <table:table-cell table:formula="of:=[$U_Norm_05.H$2]" office:value-type="float" office:value="18.0783903846154" calcext:value-type="float">
            <text:p>18,1</text:p>
          </table:table-cell>
          <table:table-cell table:formula="of:=[$U_Norm_05.I$2]" office:value-type="float" office:value="69.9648615384615" calcext:value-type="float">
            <text:p>70,0</text:p>
          </table:table-cell>
          <table:table-cell table:formula="of:=[$U_Norm_05.J$2]" office:value-type="float" office:value="76.7209615384615" calcext:value-type="float">
            <text:p>76,7</text:p>
          </table:table-cell>
          <table:table-cell table:formula="of:=[$U_Norm_05.K$2]" office:value-type="float" office:value="23.2790384615385" calcext:value-type="float">
            <text:p>23,3</text:p>
          </table:table-cell>
          <table:table-cell table:formula="of:=[$U_Norm_05.L$2]" office:value-type="float" office:value="7.83082702615385" calcext:value-type="float">
            <text:p>7,8</text:p>
          </table:table-cell>
          <table:table-cell table:formula="of:=[$U_Norm_05.M$2]" office:value-type="float" office:value="0.0621486692307692" calcext:value-type="float">
            <text:p>0,1</text:p>
          </table:table-cell>
          <table:table-cell table:formula="of:=[$U_Norm_05.N$2]" office:value-type="float" office:value="0.0103716384615385" calcext:value-type="float">
            <text:p>0,0</text:p>
          </table:table-cell>
          <table:table-cell table:formula="of:=[$U_Norm_05.O$2]" office:value-type="float" office:value="0.00688636153846154" calcext:value-type="float">
            <text:p>0,0</text:p>
          </table:table-cell>
          <table:table-cell table:formula="of:=[$U_Norm_05.P$2]" office:value-type="float" office:value="1.09322009061046" calcext:value-type="float">
            <text:p>1,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4</text:p>
          </table:table-cell>
          <table:table-cell table:formula="of:=[$U_Norm_04.E$2]" office:value-type="float" office:value="6299.15384615385" calcext:value-type="float">
            <text:p>6299,2</text:p>
          </table:table-cell>
          <table:table-cell table:formula="of:=[$U_Norm_04.F$2]" office:value-type="float" office:value="625.976923076923" calcext:value-type="float">
            <text:p>626,0</text:p>
          </table:table-cell>
          <table:table-cell table:formula="of:=[$U_Norm_04.G$2]" office:value-type="float" office:value="81.4735" calcext:value-type="float">
            <text:p>81,5</text:p>
          </table:table-cell>
          <table:table-cell table:formula="of:=[$U_Norm_04.H$2]" office:value-type="float" office:value="18.526498" calcext:value-type="float">
            <text:p>18,5</text:p>
          </table:table-cell>
          <table:table-cell table:formula="of:=[$U_Norm_04.I$2]" office:value-type="float" office:value="69.8756538461538" calcext:value-type="float">
            <text:p>69,9</text:p>
          </table:table-cell>
          <table:table-cell table:formula="of:=[$U_Norm_04.J$2]" office:value-type="float" office:value="76.4414461538462" calcext:value-type="float">
            <text:p>76,4</text:p>
          </table:table-cell>
          <table:table-cell table:formula="of:=[$U_Norm_04.K$2]" office:value-type="float" office:value="23.5585561538462" calcext:value-type="float">
            <text:p>23,6</text:p>
          </table:table-cell>
          <table:table-cell table:formula="of:=[$U_Norm_04.L$2]" office:value-type="float" office:value="7.73434858769231" calcext:value-type="float">
            <text:p>7,7</text:p>
          </table:table-cell>
          <table:table-cell table:formula="of:=[$U_Norm_04.M$2]" office:value-type="float" office:value="0.0715614923076923" calcext:value-type="float">
            <text:p>0,1</text:p>
          </table:table-cell>
          <table:table-cell table:formula="of:=[$U_Norm_04.N$2]" office:value-type="float" office:value="0.0113385692307692" calcext:value-type="float">
            <text:p>0,0</text:p>
          </table:table-cell>
          <table:table-cell table:formula="of:=[$U_Norm_04.O$2]" office:value-type="float" office:value="0.00773551538461538" calcext:value-type="float">
            <text:p>0,0</text:p>
          </table:table-cell>
          <table:table-cell table:formula="of:=[$U_Norm_04.P$2]" office:value-type="float" office:value="1.22802452099794" calcext:value-type="float">
            <text:p>1,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3</text:p>
          </table:table-cell>
          <table:table-cell table:formula="of:=[$U_Norm_03.E$2]" office:value-type="float" office:value="6299.15384615385" calcext:value-type="float">
            <text:p>6299,2</text:p>
          </table:table-cell>
          <table:table-cell table:formula="of:=[$U_Norm_03.F$2]" office:value-type="float" office:value="821.223076923077" calcext:value-type="float">
            <text:p>821,2</text:p>
          </table:table-cell>
          <table:table-cell table:formula="of:=[$U_Norm_03.G$2]" office:value-type="float" office:value="81.3239461538462" calcext:value-type="float">
            <text:p>81,3</text:p>
          </table:table-cell>
          <table:table-cell table:formula="of:=[$U_Norm_03.H$2]" office:value-type="float" office:value="18.3066888461538" calcext:value-type="float">
            <text:p>18,3</text:p>
          </table:table-cell>
          <table:table-cell table:formula="of:=[$U_Norm_03.I$2]" office:value-type="float" office:value="70.0475307692308" calcext:value-type="float">
            <text:p>70,0</text:p>
          </table:table-cell>
          <table:table-cell table:formula="of:=[$U_Norm_03.J$2]" office:value-type="float" office:value="76.1861076923077" calcext:value-type="float">
            <text:p>76,2</text:p>
          </table:table-cell>
          <table:table-cell table:formula="of:=[$U_Norm_03.K$2]" office:value-type="float" office:value="23.8138938461538" calcext:value-type="float">
            <text:p>23,8</text:p>
          </table:table-cell>
          <table:table-cell table:formula="of:=[$U_Norm_03.L$2]" office:value-type="float" office:value="7.35326595923077" calcext:value-type="float">
            <text:p>7,4</text:p>
          </table:table-cell>
          <table:table-cell table:formula="of:=[$U_Norm_03.M$2]" office:value-type="float" office:value="0.102018492307692" calcext:value-type="float">
            <text:p>0,1</text:p>
          </table:table-cell>
          <table:table-cell table:formula="of:=[$U_Norm_03.N$2]" office:value-type="float" office:value="0.0139051692307692" calcext:value-type="float">
            <text:p>0,0</text:p>
          </table:table-cell>
          <table:table-cell table:formula="of:=[$U_Norm_03.O$2]" office:value-type="float" office:value="0.0094996" calcext:value-type="float">
            <text:p>0,0</text:p>
          </table:table-cell>
          <table:table-cell table:formula="of:=[$U_Norm_03.P$2]" office:value-type="float" office:value="1.5080755657048" calcext:value-type="float">
            <text:p>1,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1" table:number-columns-repeated="14"/>
          <table:table-cell table:number-columns-repeated="1010"/>
        </table:table-row>
        <table:table-row table:style-name="ro1">
          <table:table-cell table:style-name="ce42"/>
          <table:table-cell table:style-name="ce4" office:value-type="string" calcext:value-type="string" table:number-columns-spanned="12" table:number-rows-spanned="1">
            <text:p>Grupo B</text:p>
          </table:table-cell>
          <table:covered-table-cell table:number-columns-repeated="11" table:style-name="ce4"/>
          <table:table-cell table:style-name="ce41"/>
          <table:table-cell table:number-columns-repeated="1010"/>
        </table:table-row>
        <table:table-row table:style-name="ro1">
          <table:table-cell table:style-name="ce3"/>
          <table:table-cell table:style-name="ce5" office:value-type="string" calcext:value-type="string">
            <text:p>Ejemplos</text:p>
          </table:table-cell>
          <table:table-cell table:style-name="ce5" office:value-type="string" calcext:value-type="string">
            <text:p>Patrones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TestNC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NC</text:p>
          </table:table-cell>
          <table:table-cell table:style-name="ce7" office:value-type="string" calcext:value-type="string">
            <text:p>T_Train</text:p>
          </table:table-cell>
          <table:table-cell table:style-name="ce7" office:value-type="string" calcext:value-type="string">
            <text:p>T_Test</text:p>
          </table:table-cell>
          <table:table-cell table:style-name="ce7" office:value-type="string" calcext:value-type="string">
            <text:p>T_CPU_Test</text:p>
          </table:table-cell>
          <table:table-cell table:style-name="ce5" office:value-type="string" calcext:value-type="string">
            <text:p>Infer/Example</text:p>
          </table:table-cell>
          <table:table-cell table:style-name="ce8"/>
          <table:table-cell table:style-name="ce9" table:number-columns-repeated="1010"/>
        </table:table-row>
        <table:table-row table:style-name="ro1">
          <table:table-cell office:value-type="string" calcext:value-type="string">
            <text:p>UN_09</text:p>
          </table:table-cell>
          <table:table-cell table:formula="of:=[$U_Norm_09.E16]" office:value-type="float" office:value="78339.2" calcext:value-type="float">
            <text:p>78339,2</text:p>
          </table:table-cell>
          <table:table-cell table:formula="of:=[$U_Norm_09.F16]" office:value-type="float" office:value="21068.41" calcext:value-type="float">
            <text:p>21068,4</text:p>
          </table:table-cell>
          <table:table-cell table:formula="of:=[$U_Norm_09.G16]" office:value-type="float" office:value="94.66768" calcext:value-type="float">
            <text:p>94,7</text:p>
          </table:table-cell>
          <table:table-cell table:formula="of:=[$U_Norm_09.H16]" office:value-type="float" office:value="5.3323107" calcext:value-type="float">
            <text:p>5,3</text:p>
          </table:table-cell>
          <table:table-cell table:formula="of:=[$U_Norm_09.I16]" office:value-type="float" office:value="53.67204" calcext:value-type="float">
            <text:p>53,7</text:p>
          </table:table-cell>
          <table:table-cell table:formula="of:=[$U_Norm_09.J16]" office:value-type="float" office:value="89.81839" calcext:value-type="float">
            <text:p>89,8</text:p>
          </table:table-cell>
          <table:table-cell table:formula="of:=[$U_Norm_09.K16]" office:value-type="float" office:value="10.181607" calcext:value-type="float">
            <text:p>10,2</text:p>
          </table:table-cell>
          <table:table-cell table:formula="of:=[$U_Norm_09.L16]" office:value-type="float" office:value="38.732892443" calcext:value-type="float">
            <text:p>38,7</text:p>
          </table:table-cell>
          <table:table-cell table:formula="of:=[$U_Norm_09.M16]" office:value-type="float" office:value="2.86174508" calcext:value-type="float">
            <text:p>2,9</text:p>
          </table:table-cell>
          <table:table-cell table:formula="of:=[$U_Norm_09.N16]" office:value-type="float" office:value="0.38747169" calcext:value-type="float">
            <text:p>0,4</text:p>
          </table:table-cell>
          <table:table-cell table:formula="of:=[$U_Norm_09.O16]" office:value-type="float" office:value="0.3615631" calcext:value-type="float">
            <text:p>0,4</text:p>
          </table:table-cell>
          <table:table-cell table:formula="of:=[$U_Norm_09.P16]" office:value-type="float" office:value="4.61535348841959" calcext:value-type="float">
            <text:p>4,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8</text:p>
          </table:table-cell>
          <table:table-cell table:formula="of:=[$U_Norm_08.E$16]" office:value-type="float" office:value="78339.2" calcext:value-type="float">
            <text:p>78339,2</text:p>
          </table:table-cell>
          <table:table-cell table:formula="of:=[$U_Norm_08.F$16]" office:value-type="float" office:value="24801.23" calcext:value-type="float">
            <text:p>24801,2</text:p>
          </table:table-cell>
          <table:table-cell table:formula="of:=[$U_Norm_08.G$16]" office:value-type="float" office:value="94.44728" calcext:value-type="float">
            <text:p>94,4</text:p>
          </table:table-cell>
          <table:table-cell table:formula="of:=[$U_Norm_08.H$16]" office:value-type="float" office:value="5.5527211" calcext:value-type="float">
            <text:p>5,6</text:p>
          </table:table-cell>
          <table:table-cell table:formula="of:=[$U_Norm_08.I$16]" office:value-type="float" office:value="54.14878" calcext:value-type="float">
            <text:p>54,1</text:p>
          </table:table-cell>
          <table:table-cell table:formula="of:=[$U_Norm_08.J$16]" office:value-type="float" office:value="89.86424" calcext:value-type="float">
            <text:p>89,9</text:p>
          </table:table-cell>
          <table:table-cell table:formula="of:=[$U_Norm_08.K$16]" office:value-type="float" office:value="10.135755" calcext:value-type="float">
            <text:p>10,1</text:p>
          </table:table-cell>
          <table:table-cell table:formula="of:=[$U_Norm_08.L$16]" office:value-type="float" office:value="38.23859253" calcext:value-type="float">
            <text:p>38,2</text:p>
          </table:table-cell>
          <table:table-cell table:formula="of:=[$U_Norm_08.M$16]" office:value-type="float" office:value="3.49240263" calcext:value-type="float">
            <text:p>3,5</text:p>
          </table:table-cell>
          <table:table-cell table:formula="of:=[$U_Norm_08.N$16]" office:value-type="float" office:value="0.38967741" calcext:value-type="float">
            <text:p>0,4</text:p>
          </table:table-cell>
          <table:table-cell table:formula="of:=[$U_Norm_08.O$16]" office:value-type="float" office:value="0.36428185" calcext:value-type="float">
            <text:p>0,4</text:p>
          </table:table-cell>
          <table:table-cell table:formula="of:=[$U_Norm_08.P$16]" office:value-type="float" office:value="4.65005833605653" calcext:value-type="float">
            <text:p>4,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7</text:p>
          </table:table-cell>
          <table:table-cell table:formula="of:=[$U_Norm_07.E$16]" office:value-type="float" office:value="78339.2" calcext:value-type="float">
            <text:p>78339,2</text:p>
          </table:table-cell>
          <table:table-cell table:formula="of:=[$U_Norm_07.F$16]" office:value-type="float" office:value="30259.78" calcext:value-type="float">
            <text:p>30259,8</text:p>
          </table:table-cell>
          <table:table-cell table:formula="of:=[$U_Norm_07.G$16]" office:value-type="float" office:value="94.28137" calcext:value-type="float">
            <text:p>94,3</text:p>
          </table:table-cell>
          <table:table-cell table:formula="of:=[$U_Norm_07.H$16]" office:value-type="float" office:value="5.7186377" calcext:value-type="float">
            <text:p>5,7</text:p>
          </table:table-cell>
          <table:table-cell table:formula="of:=[$U_Norm_07.I$16]" office:value-type="float" office:value="54.59917" calcext:value-type="float">
            <text:p>54,6</text:p>
          </table:table-cell>
          <table:table-cell table:formula="of:=[$U_Norm_07.J$16]" office:value-type="float" office:value="89.92678" calcext:value-type="float">
            <text:p>89,9</text:p>
          </table:table-cell>
          <table:table-cell table:formula="of:=[$U_Norm_07.K$16]" office:value-type="float" office:value="10.07322" calcext:value-type="float">
            <text:p>10,1</text:p>
          </table:table-cell>
          <table:table-cell table:formula="of:=[$U_Norm_07.L$16]" office:value-type="float" office:value="37.79006876" calcext:value-type="float">
            <text:p>37,8</text:p>
          </table:table-cell>
          <table:table-cell table:formula="of:=[$U_Norm_07.M$16]" office:value-type="float" office:value="4.29141239" calcext:value-type="float">
            <text:p>4,3</text:p>
          </table:table-cell>
          <table:table-cell table:formula="of:=[$U_Norm_07.N$16]" office:value-type="float" office:value="0.39118399" calcext:value-type="float">
            <text:p>0,4</text:p>
          </table:table-cell>
          <table:table-cell table:formula="of:=[$U_Norm_07.O$16]" office:value-type="float" office:value="0.36563511" calcext:value-type="float">
            <text:p>0,4</text:p>
          </table:table-cell>
          <table:table-cell table:formula="of:=[$U_Norm_07.P$16]" office:value-type="float" office:value="4.66733270189126" calcext:value-type="float">
            <text:p>4,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6</text:p>
          </table:table-cell>
          <table:table-cell table:formula="of:=[$U_Norm_06.E$16]" office:value-type="float" office:value="78339.2" calcext:value-type="float">
            <text:p>78339,2</text:p>
          </table:table-cell>
          <table:table-cell table:formula="of:=[$U_Norm_06.F$16]" office:value-type="float" office:value="38024.78" calcext:value-type="float">
            <text:p>38024,8</text:p>
          </table:table-cell>
          <table:table-cell table:formula="of:=[$U_Norm_06.G$16]" office:value-type="float" office:value="94.17441" calcext:value-type="float">
            <text:p>94,2</text:p>
          </table:table-cell>
          <table:table-cell table:formula="of:=[$U_Norm_06.H$16]" office:value-type="float" office:value="5.8255953" calcext:value-type="float">
            <text:p>5,8</text:p>
          </table:table-cell>
          <table:table-cell table:formula="of:=[$U_Norm_06.I$16]" office:value-type="float" office:value="54.87458" calcext:value-type="float">
            <text:p>54,9</text:p>
          </table:table-cell>
          <table:table-cell table:formula="of:=[$U_Norm_06.J$16]" office:value-type="float" office:value="89.96287" calcext:value-type="float">
            <text:p>90,0</text:p>
          </table:table-cell>
          <table:table-cell table:formula="of:=[$U_Norm_06.K$16]" office:value-type="float" office:value="10.037122" calcext:value-type="float">
            <text:p>10,0</text:p>
          </table:table-cell>
          <table:table-cell table:formula="of:=[$U_Norm_06.L$16]" office:value-type="float" office:value="37.494973695" calcext:value-type="float">
            <text:p>37,5</text:p>
          </table:table-cell>
          <table:table-cell table:formula="of:=[$U_Norm_06.M$16]" office:value-type="float" office:value="5.51588724" calcext:value-type="float">
            <text:p>5,5</text:p>
          </table:table-cell>
          <table:table-cell table:formula="of:=[$U_Norm_06.N$16]" office:value-type="float" office:value="0.40496945" calcext:value-type="float">
            <text:p>0,4</text:p>
          </table:table-cell>
          <table:table-cell table:formula="of:=[$U_Norm_06.O$16]" office:value-type="float" office:value="0.37889528" calcext:value-type="float">
            <text:p>0,4</text:p>
          </table:table-cell>
          <table:table-cell table:formula="of:=[$U_Norm_06.P$16]" office:value-type="float" office:value="4.83659879089906" calcext:value-type="float">
            <text:p>4,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5</text:p>
          </table:table-cell>
          <table:table-cell table:formula="of:=[$U_Norm_05.E$16]" office:value-type="float" office:value="78339.2" calcext:value-type="float">
            <text:p>78339,2</text:p>
          </table:table-cell>
          <table:table-cell table:formula="of:=[$U_Norm_05.F$16]" office:value-type="float" office:value="46748.71" calcext:value-type="float">
            <text:p>46748,7</text:p>
          </table:table-cell>
          <table:table-cell table:formula="of:=[$U_Norm_05.G$16]" office:value-type="float" office:value="94.00425" calcext:value-type="float">
            <text:p>94,0</text:p>
          </table:table-cell>
          <table:table-cell table:formula="of:=[$U_Norm_05.H$16]" office:value-type="float" office:value="5.9957478" calcext:value-type="float">
            <text:p>6,0</text:p>
          </table:table-cell>
          <table:table-cell table:formula="of:=[$U_Norm_05.I$16]" office:value-type="float" office:value="55.19148" calcext:value-type="float">
            <text:p>55,2</text:p>
          </table:table-cell>
          <table:table-cell table:formula="of:=[$U_Norm_05.J$16]" office:value-type="float" office:value="90.11045" calcext:value-type="float">
            <text:p>90,1</text:p>
          </table:table-cell>
          <table:table-cell table:formula="of:=[$U_Norm_05.K$16]" office:value-type="float" office:value="9.889552" calcext:value-type="float">
            <text:p>9,9</text:p>
          </table:table-cell>
          <table:table-cell table:formula="of:=[$U_Norm_05.L$16]" office:value-type="float" office:value="37.239034499" calcext:value-type="float">
            <text:p>37,2</text:p>
          </table:table-cell>
          <table:table-cell table:formula="of:=[$U_Norm_05.M$16]" office:value-type="float" office:value="7.2545392" calcext:value-type="float">
            <text:p>7,3</text:p>
          </table:table-cell>
          <table:table-cell table:formula="of:=[$U_Norm_05.N$16]" office:value-type="float" office:value="0.41236092" calcext:value-type="float">
            <text:p>0,4</text:p>
          </table:table-cell>
          <table:table-cell table:formula="of:=[$U_Norm_05.O$16]" office:value-type="float" office:value="0.38631333" calcext:value-type="float">
            <text:p>0,4</text:p>
          </table:table-cell>
          <table:table-cell table:formula="of:=[$U_Norm_05.P$16]" office:value-type="float" office:value="4.9312902097545" calcext:value-type="float">
            <text:p>4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4</text:p>
          </table:table-cell>
          <table:table-cell table:formula="of:=[$U_Norm_04.E$16]" office:value-type="float" office:value="78339.2" calcext:value-type="float">
            <text:p>78339,2</text:p>
          </table:table-cell>
          <table:table-cell table:formula="of:=[$U_Norm_04.F$16]" office:value-type="float" office:value="57532.8" calcext:value-type="float">
            <text:p>57532,8</text:p>
          </table:table-cell>
          <table:table-cell table:formula="of:=[$U_Norm_04.G$16]" office:value-type="float" office:value="93.85212" calcext:value-type="float">
            <text:p>93,9</text:p>
          </table:table-cell>
          <table:table-cell table:formula="of:=[$U_Norm_04.H$16]" office:value-type="float" office:value="6.147885" calcext:value-type="float">
            <text:p>6,1</text:p>
          </table:table-cell>
          <table:table-cell table:formula="of:=[$U_Norm_04.I$16]" office:value-type="float" office:value="55.47952" calcext:value-type="float">
            <text:p>55,5</text:p>
          </table:table-cell>
          <table:table-cell table:formula="of:=[$U_Norm_04.J$16]" office:value-type="float" office:value="90.06885" calcext:value-type="float">
            <text:p>90,1</text:p>
          </table:table-cell>
          <table:table-cell table:formula="of:=[$U_Norm_04.K$16]" office:value-type="float" office:value="9.93115" calcext:value-type="float">
            <text:p>9,9</text:p>
          </table:table-cell>
          <table:table-cell table:formula="of:=[$U_Norm_04.L$16]" office:value-type="float" office:value="36.856765303" calcext:value-type="float">
            <text:p>36,9</text:p>
          </table:table-cell>
          <table:table-cell table:formula="of:=[$U_Norm_04.M$16]" office:value-type="float" office:value="9.82815972" calcext:value-type="float">
            <text:p>9,8</text:p>
          </table:table-cell>
          <table:table-cell table:formula="of:=[$U_Norm_04.N$16]" office:value-type="float" office:value="0.42460251" calcext:value-type="float">
            <text:p>0,4</text:p>
          </table:table-cell>
          <table:table-cell table:formula="of:=[$U_Norm_04.O$16]" office:value-type="float" office:value="0.39796895" calcext:value-type="float">
            <text:p>0,4</text:p>
          </table:table-cell>
          <table:table-cell table:formula="of:=[$U_Norm_04.P$16]" office:value-type="float" office:value="5.08007421571831" calcext:value-type="float">
            <text:p>5,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3</text:p>
          </table:table-cell>
          <table:table-cell table:formula="of:=[$U_Norm_03.E$16]" office:value-type="float" office:value="78339.2" calcext:value-type="float">
            <text:p>78339,2</text:p>
          </table:table-cell>
          <table:table-cell table:formula="of:=[$U_Norm_03.F$16]" office:value-type="float" office:value="72730.05" calcext:value-type="float">
            <text:p>72730,1</text:p>
          </table:table-cell>
          <table:table-cell table:formula="of:=[$U_Norm_03.G$16]" office:value-type="float" office:value="93.8043" calcext:value-type="float">
            <text:p>93,8</text:p>
          </table:table-cell>
          <table:table-cell table:formula="of:=[$U_Norm_03.H$16]" office:value-type="float" office:value="6.148282" calcext:value-type="float">
            <text:p>6,1</text:p>
          </table:table-cell>
          <table:table-cell table:formula="of:=[$U_Norm_03.I$16]" office:value-type="float" office:value="55.65823" calcext:value-type="float">
            <text:p>55,7</text:p>
          </table:table-cell>
          <table:table-cell table:formula="of:=[$U_Norm_03.J$16]" office:value-type="float" office:value="90.04089" calcext:value-type="float">
            <text:p>90,0</text:p>
          </table:table-cell>
          <table:table-cell table:formula="of:=[$U_Norm_03.K$16]" office:value-type="float" office:value="9.95912" calcext:value-type="float">
            <text:p>10,0</text:p>
          </table:table-cell>
          <table:table-cell table:formula="of:=[$U_Norm_03.L$16]" office:value-type="float" office:value="36.617166773" calcext:value-type="float">
            <text:p>36,6</text:p>
          </table:table-cell>
          <table:table-cell table:formula="of:=[$U_Norm_03.M$16]" office:value-type="float" office:value="3.77081647" calcext:value-type="float">
            <text:p>3,8</text:p>
          </table:table-cell>
          <table:table-cell table:formula="of:=[$U_Norm_03.N$16]" office:value-type="float" office:value="0.53631191" calcext:value-type="float">
            <text:p>0,5</text:p>
          </table:table-cell>
          <table:table-cell table:formula="of:=[$U_Norm_03.O$16]" office:value-type="float" office:value="0.50040126" calcext:value-type="float">
            <text:p>0,5</text:p>
          </table:table-cell>
          <table:table-cell table:formula="of:=[$U_Norm_03.P$16]" office:value-type="float" office:value="6.38762279931375" calcext:value-type="float">
            <text:p>6,4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41" table:number-columns-repeated="14"/>
          <table:table-cell table:number-columns-repeated="1010"/>
        </table:table-row>
        <table:table-row table:style-name="ro1">
          <table:table-cell table:style-name="ce42"/>
          <table:table-cell table:style-name="ce4" office:value-type="string" calcext:value-type="string" table:number-columns-spanned="12" table:number-rows-spanned="1">
            <text:p>Grupo C</text:p>
          </table:table-cell>
          <table:covered-table-cell table:number-columns-repeated="11" table:style-name="ce4"/>
          <table:table-cell table:style-name="ce41"/>
          <table:table-cell table:number-columns-repeated="1010"/>
        </table:table-row>
        <table:table-row table:style-name="ro1">
          <table:table-cell table:style-name="ce3"/>
          <table:table-cell table:style-name="ce5" office:value-type="string" calcext:value-type="string">
            <text:p>Ejemplos</text:p>
          </table:table-cell>
          <table:table-cell table:style-name="ce5" office:value-type="string" calcext:value-type="string">
            <text:p>Patrones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TestNC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NC</text:p>
          </table:table-cell>
          <table:table-cell table:style-name="ce7" office:value-type="string" calcext:value-type="string">
            <text:p>T_Train</text:p>
          </table:table-cell>
          <table:table-cell table:style-name="ce7" office:value-type="string" calcext:value-type="string">
            <text:p>T_Test</text:p>
          </table:table-cell>
          <table:table-cell table:style-name="ce7" office:value-type="string" calcext:value-type="string">
            <text:p>T_CPU_Test</text:p>
          </table:table-cell>
          <table:table-cell table:style-name="ce5" office:value-type="string" calcext:value-type="string">
            <text:p>Infer/Example</text:p>
          </table:table-cell>
          <table:table-cell table:style-name="ce8"/>
          <table:table-cell table:style-name="ce9" table:number-columns-repeated="1010"/>
        </table:table-row>
        <table:table-row table:style-name="ro1">
          <table:table-cell office:value-type="string" calcext:value-type="string">
            <text:p>UN_09</text:p>
          </table:table-cell>
          <table:table-cell table:formula="of:=[$U_Norm_09.E27]" office:value-type="float" office:value="260.714285714286" calcext:value-type="float">
            <text:p>260,7</text:p>
          </table:table-cell>
          <table:table-cell table:formula="of:=[$U_Norm_09.F27]" office:value-type="float" office:value="790.485714285714" calcext:value-type="float">
            <text:p>790,5</text:p>
          </table:table-cell>
          <table:table-cell table:formula="of:=[$U_Norm_09.G27]" office:value-type="float" office:value="99.8216" calcext:value-type="float">
            <text:p>99,8</text:p>
          </table:table-cell>
          <table:table-cell table:formula="of:=[$U_Norm_09.H27]" office:value-type="float" office:value="0.1784" calcext:value-type="float">
            <text:p>0,2</text:p>
          </table:table-cell>
          <table:table-cell table:formula="of:=[$U_Norm_09.I27]" office:value-type="float" office:value="25.3680142857143" calcext:value-type="float">
            <text:p>25,4</text:p>
          </table:table-cell>
          <table:table-cell table:formula="of:=[$U_Norm_09.J27]" office:value-type="float" office:value="60.2063" calcext:value-type="float">
            <text:p>60,2</text:p>
          </table:table-cell>
          <table:table-cell table:formula="of:=[$U_Norm_09.K27]" office:value-type="float" office:value="39.7937071428571" calcext:value-type="float">
            <text:p>39,8</text:p>
          </table:table-cell>
          <table:table-cell table:formula="of:=[$U_Norm_09.L27]" office:value-type="float" office:value="71.0022428571429" calcext:value-type="float">
            <text:p>71,0</text:p>
          </table:table-cell>
          <table:table-cell table:formula="of:=[$U_Norm_09.M27]" office:value-type="float" office:value="0.00946398571428571" calcext:value-type="float">
            <text:p>0,0</text:p>
          </table:table-cell>
          <table:table-cell table:formula="of:=[$U_Norm_09.N27]" office:value-type="float" office:value="0.00905807142857143" calcext:value-type="float">
            <text:p>0,0</text:p>
          </table:table-cell>
          <table:table-cell table:formula="of:=[$U_Norm_09.O27]" office:value-type="float" office:value="0.0088794" calcext:value-type="float">
            <text:p>0,0</text:p>
          </table:table-cell>
          <table:table-cell table:formula="of:=[$U_Norm_09.P27]" office:value-type="float" office:value="34.0579726027397" calcext:value-type="float">
            <text:p>34,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8</text:p>
          </table:table-cell>
          <table:table-cell table:formula="of:=[$U_Norm_08.E$27]" office:value-type="float" office:value="260.714285714286" calcext:value-type="float">
            <text:p>260,7</text:p>
          </table:table-cell>
          <table:table-cell table:formula="of:=[$U_Norm_08.F$27]" office:value-type="float" office:value="2205.35714285714" calcext:value-type="float">
            <text:p>2205,4</text:p>
          </table:table-cell>
          <table:table-cell table:formula="of:=[$U_Norm_08.G$27]" office:value-type="float" office:value="99.7035142857143" calcext:value-type="float">
            <text:p>99,7</text:p>
          </table:table-cell>
          <table:table-cell table:formula="of:=[$U_Norm_08.H$27]" office:value-type="float" office:value="0.296480428571429" calcext:value-type="float">
            <text:p>0,3</text:p>
          </table:table-cell>
          <table:table-cell table:formula="of:=[$U_Norm_08.I$27]" office:value-type="float" office:value="27.8116142857143" calcext:value-type="float">
            <text:p>27,8</text:p>
          </table:table-cell>
          <table:table-cell table:formula="of:=[$U_Norm_08.J$27]" office:value-type="float" office:value="60.7689285714286" calcext:value-type="float">
            <text:p>60,8</text:p>
          </table:table-cell>
          <table:table-cell table:formula="of:=[$U_Norm_08.K$27]" office:value-type="float" office:value="39.2310767142857" calcext:value-type="float">
            <text:p>39,2</text:p>
          </table:table-cell>
          <table:table-cell table:formula="of:=[$U_Norm_08.L$27]" office:value-type="float" office:value="68.4709714285714" calcext:value-type="float">
            <text:p>68,5</text:p>
          </table:table-cell>
          <table:table-cell table:formula="of:=[$U_Norm_08.M$27]" office:value-type="float" office:value="0.0181372" calcext:value-type="float">
            <text:p>0,0</text:p>
          </table:table-cell>
          <table:table-cell table:formula="of:=[$U_Norm_08.N$27]" office:value-type="float" office:value="0.00885764285714286" calcext:value-type="float">
            <text:p>0,0</text:p>
          </table:table-cell>
          <table:table-cell table:formula="of:=[$U_Norm_08.O$27]" office:value-type="float" office:value="0.0086897" calcext:value-type="float">
            <text:p>0,0</text:p>
          </table:table-cell>
          <table:table-cell table:formula="of:=[$U_Norm_08.P$27]" office:value-type="float" office:value="33.3303561643836" calcext:value-type="float">
            <text:p>33,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7</text:p>
          </table:table-cell>
          <table:table-cell table:formula="of:=[$U_Norm_07.E$27]" office:value-type="float" office:value="260.714285714286" calcext:value-type="float">
            <text:p>260,7</text:p>
          </table:table-cell>
          <table:table-cell table:formula="of:=[$U_Norm_07.F$27]" office:value-type="float" office:value="6260.62857142857" calcext:value-type="float">
            <text:p>6260,6</text:p>
          </table:table-cell>
          <table:table-cell table:formula="of:=[$U_Norm_07.G$27]" office:value-type="float" office:value="99.6195285714286" calcext:value-type="float">
            <text:p>99,6</text:p>
          </table:table-cell>
          <table:table-cell table:formula="of:=[$U_Norm_07.H$27]" office:value-type="float" office:value="0.380472285714286" calcext:value-type="float">
            <text:p>0,4</text:p>
          </table:table-cell>
          <table:table-cell table:formula="of:=[$U_Norm_07.I$27]" office:value-type="float" office:value="29.2339805714286" calcext:value-type="float">
            <text:p>29,2</text:p>
          </table:table-cell>
          <table:table-cell table:formula="of:=[$U_Norm_07.J$27]" office:value-type="float" office:value="75.1863142857143" calcext:value-type="float">
            <text:p>75,2</text:p>
          </table:table-cell>
          <table:table-cell table:formula="of:=[$U_Norm_07.K$27]" office:value-type="float" office:value="24.8136851428571" calcext:value-type="float">
            <text:p>24,8</text:p>
          </table:table-cell>
          <table:table-cell table:formula="of:=[$U_Norm_07.L$27]" office:value-type="float" office:value="66.8830714285714" calcext:value-type="float">
            <text:p>66,9</text:p>
          </table:table-cell>
          <table:table-cell table:formula="of:=[$U_Norm_07.M$27]" office:value-type="float" office:value="0.0425081857142857" calcext:value-type="float">
            <text:p>0,0</text:p>
          </table:table-cell>
          <table:table-cell table:formula="of:=[$U_Norm_07.N$27]" office:value-type="float" office:value="0.00985444285714286" calcext:value-type="float">
            <text:p>0,0</text:p>
          </table:table-cell>
          <table:table-cell table:formula="of:=[$U_Norm_07.O$27]" office:value-type="float" office:value="0.00966705714285714" calcext:value-type="float">
            <text:p>0,0</text:p>
          </table:table-cell>
          <table:table-cell table:formula="of:=[$U_Norm_07.P$27]" office:value-type="float" office:value="37.0791232876712" calcext:value-type="float">
            <text:p>37,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6</text:p>
          </table:table-cell>
          <table:table-cell table:formula="of:=[$U_Norm_06.E$27]" office:value-type="float" office:value="260.714285714286" calcext:value-type="float">
            <text:p>260,7</text:p>
          </table:table-cell>
          <table:table-cell table:formula="of:=[$U_Norm_06.F$27]" office:value-type="float" office:value="17619.8285714286" calcext:value-type="float">
            <text:p>17619,8</text:p>
          </table:table-cell>
          <table:table-cell table:formula="of:=[$U_Norm_06.G$27]" office:value-type="float" office:value="99.6364" calcext:value-type="float">
            <text:p>99,6</text:p>
          </table:table-cell>
          <table:table-cell table:formula="of:=[$U_Norm_06.H$27]" office:value-type="float" office:value="0.363599845714286" calcext:value-type="float">
            <text:p>0,4</text:p>
          </table:table-cell>
          <table:table-cell table:formula="of:=[$U_Norm_06.I$27]" office:value-type="float" office:value="30.25039" calcext:value-type="float">
            <text:p>30,3</text:p>
          </table:table-cell>
          <table:table-cell table:formula="of:=[$U_Norm_06.J$27]" office:value-type="float" office:value="75.0937285714286" calcext:value-type="float">
            <text:p>75,1</text:p>
          </table:table-cell>
          <table:table-cell table:formula="of:=[$U_Norm_06.K$27]" office:value-type="float" office:value="24.9062708571429" calcext:value-type="float">
            <text:p>24,9</text:p>
          </table:table-cell>
          <table:table-cell table:formula="of:=[$U_Norm_06.L$27]" office:value-type="float" office:value="65.5495857142857" calcext:value-type="float">
            <text:p>65,5</text:p>
          </table:table-cell>
          <table:table-cell table:formula="of:=[$U_Norm_06.M$27]" office:value-type="float" office:value="0.126508871428571" calcext:value-type="float">
            <text:p>0,1</text:p>
          </table:table-cell>
          <table:table-cell table:formula="of:=[$U_Norm_06.N$27]" office:value-type="float" office:value="0.0126041857142857" calcext:value-type="float">
            <text:p>0,0</text:p>
          </table:table-cell>
          <table:table-cell table:formula="of:=[$U_Norm_06.O$27]" office:value-type="float" office:value="0.0123802142857143" calcext:value-type="float">
            <text:p>0,0</text:p>
          </table:table-cell>
          <table:table-cell table:formula="of:=[$U_Norm_06.P$27]" office:value-type="float" office:value="47.4857534246575" calcext:value-type="float">
            <text:p>47,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5</text:p>
          </table:table-cell>
          <table:table-cell table:formula="of:=[$U_Norm_05.E$27]" office:value-type="float" office:value="260.714285714286" calcext:value-type="float">
            <text:p>260,7</text:p>
          </table:table-cell>
          <table:table-cell table:formula="of:=[$U_Norm_05.F$27]" office:value-type="float" office:value="52173.8714285714" calcext:value-type="float">
            <text:p>52173,9</text:p>
          </table:table-cell>
          <table:table-cell table:formula="of:=[$U_Norm_05.G$27]" office:value-type="float" office:value="99.6988428571429" calcext:value-type="float">
            <text:p>99,7</text:p>
          </table:table-cell>
          <table:table-cell table:formula="of:=[$U_Norm_05.H$27]" office:value-type="float" office:value="0.301150592857143" calcext:value-type="float">
            <text:p>0,3</text:p>
          </table:table-cell>
          <table:table-cell table:formula="of:=[$U_Norm_05.I$27]" office:value-type="float" office:value="32.4701471428571" calcext:value-type="float">
            <text:p>32,5</text:p>
          </table:table-cell>
          <table:table-cell table:formula="of:=[$U_Norm_05.J$27]" office:value-type="float" office:value="75.0395285714286" calcext:value-type="float">
            <text:p>75,0</text:p>
          </table:table-cell>
          <table:table-cell table:formula="of:=[$U_Norm_05.K$27]" office:value-type="float" office:value="24.9604571428571" calcext:value-type="float">
            <text:p>25,0</text:p>
          </table:table-cell>
          <table:table-cell table:formula="of:=[$U_Norm_05.L$27]" office:value-type="float" office:value="62.7007714285714" calcext:value-type="float">
            <text:p>62,7</text:p>
          </table:table-cell>
          <table:table-cell table:formula="of:=[$U_Norm_05.M$27]" office:value-type="float" office:value="0.312841242857143" calcext:value-type="float">
            <text:p>0,3</text:p>
          </table:table-cell>
          <table:table-cell table:formula="of:=[$U_Norm_05.N$27]" office:value-type="float" office:value="0.0151053285714286" calcext:value-type="float">
            <text:p>0,0</text:p>
          </table:table-cell>
          <table:table-cell table:formula="of:=[$U_Norm_05.O$27]" office:value-type="float" office:value="0.0148507857142857" calcext:value-type="float">
            <text:p>0,0</text:p>
          </table:table-cell>
          <table:table-cell table:formula="of:=[$U_Norm_05.P$27]" office:value-type="float" office:value="56.9619178082192" calcext:value-type="float">
            <text:p>57,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4</text:p>
          </table:table-cell>
          <table:table-cell table:formula="of:=[$U_Norm_04.E$27]" office:value-type="float" office:value="262" calcext:value-type="float">
            <text:p>262,0</text:p>
          </table:table-cell>
          <table:table-cell table:formula="of:=[$U_Norm_04.F$27]" office:value-type="float" office:value="378214.557142857" calcext:value-type="float">
            <text:p>378214,6</text:p>
          </table:table-cell>
          <table:table-cell table:formula="of:=[$U_Norm_04.G$27]" office:value-type="float" office:value="99.6276428571429" calcext:value-type="float">
            <text:p>99,6</text:p>
          </table:table-cell>
          <table:table-cell table:formula="of:=[$U_Norm_04.H$27]" office:value-type="float" office:value="0.372359837142857" calcext:value-type="float">
            <text:p>0,4</text:p>
          </table:table-cell>
          <table:table-cell table:formula="of:=[$U_Norm_04.I$27]" office:value-type="float" office:value="30.6808371428571" calcext:value-type="float">
            <text:p>30,7</text:p>
          </table:table-cell>
          <table:table-cell table:formula="of:=[$U_Norm_04.J$27]" office:value-type="float" office:value="70.1917428571429" calcext:value-type="float">
            <text:p>70,2</text:p>
          </table:table-cell>
          <table:table-cell table:formula="of:=[$U_Norm_04.K$27]" office:value-type="float" office:value="29.8082642857143" calcext:value-type="float">
            <text:p>29,8</text:p>
          </table:table-cell>
          <table:table-cell table:formula="of:=[$U_Norm_04.L$27]" office:value-type="float" office:value="63.5033285714286" calcext:value-type="float">
            <text:p>63,5</text:p>
          </table:table-cell>
          <table:table-cell table:formula="of:=[$U_Norm_04.M$27]" office:value-type="float" office:value="3.44720948571429" calcext:value-type="float">
            <text:p>3,4</text:p>
          </table:table-cell>
          <table:table-cell table:formula="of:=[$U_Norm_04.N$27]" office:value-type="float" office:value="0.0215297142857143" calcext:value-type="float">
            <text:p>0,0</text:p>
          </table:table-cell>
          <table:table-cell table:formula="of:=[$U_Norm_04.O$27]" office:value-type="float" office:value="0.0212610571428571" calcext:value-type="float">
            <text:p>0,0</text:p>
          </table:table-cell>
          <table:table-cell table:formula="of:=[$U_Norm_04.P$27]" office:value-type="float" office:value="81.1490730643402" calcext:value-type="float">
            <text:p>81,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3</text:p>
          </table:table-cell>
          <table:table-cell table:formula="of:=[$U_Norm_03.E$27]" office:value-type="float" office:value="260.714285714286" calcext:value-type="float">
            <text:p>260,7</text:p>
          </table:table-cell>
          <table:table-cell table:formula="of:=[$U_Norm_03.F$27]" office:value-type="float" office:value="633458.057142857" calcext:value-type="float">
            <text:p>633458,1</text:p>
          </table:table-cell>
          <table:table-cell table:formula="of:=[$U_Norm_03.G$27]" office:value-type="float" office:value="99.5789428571429" calcext:value-type="float">
            <text:p>99,6</text:p>
          </table:table-cell>
          <table:table-cell table:formula="of:=[$U_Norm_03.H$27]" office:value-type="float" office:value="0.421061308571429" calcext:value-type="float">
            <text:p>0,4</text:p>
          </table:table-cell>
          <table:table-cell table:formula="of:=[$U_Norm_03.I$27]" office:value-type="float" office:value="35.9304698571429" calcext:value-type="float">
            <text:p>35,9</text:p>
          </table:table-cell>
          <table:table-cell table:formula="of:=[$U_Norm_03.J$27]" office:value-type="float" office:value="82.7953857142857" calcext:value-type="float">
            <text:p>82,8</text:p>
          </table:table-cell>
          <table:table-cell table:formula="of:=[$U_Norm_03.K$27]" office:value-type="float" office:value="17.2046164285714" calcext:value-type="float">
            <text:p>17,2</text:p>
          </table:table-cell>
          <table:table-cell table:formula="of:=[$U_Norm_03.L$27]" office:value-type="float" office:value="57.9373142857143" calcext:value-type="float">
            <text:p>57,9</text:p>
          </table:table-cell>
          <table:table-cell table:formula="of:=[$U_Norm_03.M$27]" office:value-type="float" office:value="0.0522813714285714" calcext:value-type="float">
            <text:p>0,1</text:p>
          </table:table-cell>
          <table:table-cell table:formula="of:=[$U_Norm_03.N$27]" office:value-type="float" office:value="0.0188842285714286" calcext:value-type="float">
            <text:p>0,0</text:p>
          </table:table-cell>
          <table:table-cell table:formula="of:=[$U_Norm_03.O$27]" office:value-type="float" office:value="0.0184951571428571" calcext:value-type="float">
            <text:p>0,0</text:p>
          </table:table-cell>
          <table:table-cell table:formula="of:=[$U_Norm_03.P$27]" office:value-type="float" office:value="70.9403287671233" calcext:value-type="float">
            <text:p>70,9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41" table:number-columns-repeated="14"/>
          <table:table-cell table:number-columns-repeated="1010"/>
        </table:table-row>
        <table:table-row table:style-name="ro1">
          <table:table-cell table:style-name="ce42"/>
          <table:table-cell table:style-name="ce4" office:value-type="string" calcext:value-type="string" table:number-columns-spanned="12" table:number-rows-spanned="1">
            <text:p>Grupo D</text:p>
          </table:table-cell>
          <table:covered-table-cell table:number-columns-repeated="11" table:style-name="ce4"/>
          <table:table-cell table:style-name="ce41"/>
          <table:table-cell table:number-columns-repeated="1010"/>
        </table:table-row>
        <table:table-row table:style-name="ro1">
          <table:table-cell table:style-name="ce3"/>
          <table:table-cell table:style-name="ce5" office:value-type="string" calcext:value-type="string">
            <text:p>Ejemplos</text:p>
          </table:table-cell>
          <table:table-cell table:style-name="ce5" office:value-type="string" calcext:value-type="string">
            <text:p>Patrones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TestNC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NC</text:p>
          </table:table-cell>
          <table:table-cell table:style-name="ce7" office:value-type="string" calcext:value-type="string">
            <text:p>T_Train</text:p>
          </table:table-cell>
          <table:table-cell table:style-name="ce7" office:value-type="string" calcext:value-type="string">
            <text:p>T_Test</text:p>
          </table:table-cell>
          <table:table-cell table:style-name="ce7" office:value-type="string" calcext:value-type="string">
            <text:p>T_CPU_Test</text:p>
          </table:table-cell>
          <table:table-cell table:style-name="ce5" office:value-type="string" calcext:value-type="string">
            <text:p>Infer/Example</text:p>
          </table:table-cell>
          <table:table-cell table:style-name="ce8"/>
          <table:table-cell table:style-name="ce9" table:number-columns-repeated="1010"/>
        </table:table-row>
        <table:table-row table:style-name="ro1">
          <table:table-cell office:value-type="string" calcext:value-type="string">
            <text:p>UN_09</text:p>
          </table:table-cell>
          <table:table-cell table:formula="of:=[$U_Norm_09.E35]" office:value-type="float" office:value="6080.58333333333" calcext:value-type="float">
            <text:p>6080,6</text:p>
          </table:table-cell>
          <table:table-cell table:formula="of:=[$U_Norm_09.F35]" office:value-type="float" office:value="8499.69166666667" calcext:value-type="float">
            <text:p>8499,7</text:p>
          </table:table-cell>
          <table:table-cell table:formula="of:=[$U_Norm_09.G35]" office:value-type="float" office:value="92.044125" calcext:value-type="float">
            <text:p>92,0</text:p>
          </table:table-cell>
          <table:table-cell table:formula="of:=[$U_Norm_09.H35]" office:value-type="float" office:value="7.95586434166667" calcext:value-type="float">
            <text:p>8,0</text:p>
          </table:table-cell>
          <table:table-cell table:formula="of:=[$U_Norm_09.I35]" office:value-type="float" office:value="70.8469416666667" calcext:value-type="float">
            <text:p>70,8</text:p>
          </table:table-cell>
          <table:table-cell table:formula="of:=[$U_Norm_09.J35]" office:value-type="float" office:value="78.7950166666667" calcext:value-type="float">
            <text:p>78,8</text:p>
          </table:table-cell>
          <table:table-cell table:formula="of:=[$U_Norm_09.K35]" office:value-type="float" office:value="21.2049790833333" calcext:value-type="float">
            <text:p>21,2</text:p>
          </table:table-cell>
          <table:table-cell table:formula="of:=[$U_Norm_09.L35]" office:value-type="float" office:value="9.43146375" calcext:value-type="float">
            <text:p>9,4</text:p>
          </table:table-cell>
          <table:table-cell table:formula="of:=[$U_Norm_09.M35]" office:value-type="float" office:value="0.134223125" calcext:value-type="float">
            <text:p>0,1</text:p>
          </table:table-cell>
          <table:table-cell table:formula="of:=[$U_Norm_09.N35]" office:value-type="float" office:value="0.099170075" calcext:value-type="float">
            <text:p>0,1</text:p>
          </table:table-cell>
          <table:table-cell table:formula="of:=[$U_Norm_09.O35]" office:value-type="float" office:value="0.09550015" calcext:value-type="float">
            <text:p>0,1</text:p>
          </table:table-cell>
          <table:table-cell table:formula="of:=[$U_Norm_09.P35]" office:value-type="float" office:value="15.7057546562145" calcext:value-type="float">
            <text:p>15,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8</text:p>
          </table:table-cell>
          <table:table-cell table:formula="of:=[$U_Norm_08.E$35]" office:value-type="float" office:value="6080.58333333333" calcext:value-type="float">
            <text:p>6080,6</text:p>
          </table:table-cell>
          <table:table-cell table:formula="of:=[$U_Norm_08.F$35]" office:value-type="float" office:value="21601.325" calcext:value-type="float">
            <text:p>21601,3</text:p>
          </table:table-cell>
          <table:table-cell table:formula="of:=[$U_Norm_08.G$35]" office:value-type="float" office:value="92.03495" calcext:value-type="float">
            <text:p>92,0</text:p>
          </table:table-cell>
          <table:table-cell table:formula="of:=[$U_Norm_08.H$35]" office:value-type="float" office:value="7.96504916666667" calcext:value-type="float">
            <text:p>8,0</text:p>
          </table:table-cell>
          <table:table-cell table:formula="of:=[$U_Norm_08.I$35]" office:value-type="float" office:value="72.095625" calcext:value-type="float">
            <text:p>72,1</text:p>
          </table:table-cell>
          <table:table-cell table:formula="of:=[$U_Norm_08.J$35]" office:value-type="float" office:value="78.8015083333333" calcext:value-type="float">
            <text:p>78,8</text:p>
          </table:table-cell>
          <table:table-cell table:formula="of:=[$U_Norm_08.K$35]" office:value-type="float" office:value="21.1984933333333" calcext:value-type="float">
            <text:p>21,2</text:p>
          </table:table-cell>
          <table:table-cell table:formula="of:=[$U_Norm_08.L$35]" office:value-type="float" office:value="7.97566625833333" calcext:value-type="float">
            <text:p>8,0</text:p>
          </table:table-cell>
          <table:table-cell table:formula="of:=[$U_Norm_08.M$35]" office:value-type="float" office:value="0.228558791666667" calcext:value-type="float">
            <text:p>0,2</text:p>
          </table:table-cell>
          <table:table-cell table:formula="of:=[$U_Norm_08.N$35]" office:value-type="float" office:value="0.102634683333333" calcext:value-type="float">
            <text:p>0,1</text:p>
          </table:table-cell>
          <table:table-cell table:formula="of:=[$U_Norm_08.O$35]" office:value-type="float" office:value="0.0988784083333333" calcext:value-type="float">
            <text:p>0,1</text:p>
          </table:table-cell>
          <table:table-cell table:formula="of:=[$U_Norm_08.P$35]" office:value-type="float" office:value="16.2613359463867" calcext:value-type="float">
            <text:p>16,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7</text:p>
          </table:table-cell>
          <table:table-cell table:formula="of:=[$U_Norm_07.E$35]" office:value-type="float" office:value="6080.58333333333" calcext:value-type="float">
            <text:p>6080,6</text:p>
          </table:table-cell>
          <table:table-cell table:formula="of:=[$U_Norm_07.F$35]" office:value-type="float" office:value="51882.4333333333" calcext:value-type="float">
            <text:p>51882,4</text:p>
          </table:table-cell>
          <table:table-cell table:formula="of:=[$U_Norm_07.G$35]" office:value-type="float" office:value="91.6092416666667" calcext:value-type="float">
            <text:p>91,6</text:p>
          </table:table-cell>
          <table:table-cell table:formula="of:=[$U_Norm_07.H$35]" office:value-type="float" office:value="8.39075995" calcext:value-type="float">
            <text:p>8,4</text:p>
          </table:table-cell>
          <table:table-cell table:formula="of:=[$U_Norm_07.I$35]" office:value-type="float" office:value="73.257275" calcext:value-type="float">
            <text:p>73,3</text:p>
          </table:table-cell>
          <table:table-cell table:formula="of:=[$U_Norm_07.J$35]" office:value-type="float" office:value="78.8404833333333" calcext:value-type="float">
            <text:p>78,8</text:p>
          </table:table-cell>
          <table:table-cell table:formula="of:=[$U_Norm_07.K$35]" office:value-type="float" office:value="21.1595158333333" calcext:value-type="float">
            <text:p>21,2</text:p>
          </table:table-cell>
          <table:table-cell table:formula="of:=[$U_Norm_07.L$35]" office:value-type="float" office:value="6.6346365" calcext:value-type="float">
            <text:p>6,6</text:p>
          </table:table-cell>
          <table:table-cell table:formula="of:=[$U_Norm_07.M$35]" office:value-type="float" office:value="0.467256925" calcext:value-type="float">
            <text:p>0,5</text:p>
          </table:table-cell>
          <table:table-cell table:formula="of:=[$U_Norm_07.N$35]" office:value-type="float" office:value="0.109679633333333" calcext:value-type="float">
            <text:p>0,1</text:p>
          </table:table-cell>
          <table:table-cell table:formula="of:=[$U_Norm_07.O$35]" office:value-type="float" office:value="0.105702491666667" calcext:value-type="float">
            <text:p>0,1</text:p>
          </table:table-cell>
          <table:table-cell table:formula="of:=[$U_Norm_07.P$35]" office:value-type="float" office:value="17.3836103992216" calcext:value-type="float">
            <text:p>17,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6</text:p>
          </table:table-cell>
          <table:table-cell table:formula="of:=[$U_Norm_06.E$35]" office:value-type="float" office:value="6080.58333333333" calcext:value-type="float">
            <text:p>6080,6</text:p>
          </table:table-cell>
          <table:table-cell table:formula="of:=[$U_Norm_06.F$35]" office:value-type="float" office:value="118102.016666667" calcext:value-type="float">
            <text:p>118102,0</text:p>
          </table:table-cell>
          <table:table-cell table:formula="of:=[$U_Norm_06.G$35]" office:value-type="float" office:value="90.937025" calcext:value-type="float">
            <text:p>90,9</text:p>
          </table:table-cell>
          <table:table-cell table:formula="of:=[$U_Norm_06.H$35]" office:value-type="float" office:value="9.062984425" calcext:value-type="float">
            <text:p>9,1</text:p>
          </table:table-cell>
          <table:table-cell table:formula="of:=[$U_Norm_06.I$35]" office:value-type="float" office:value="74.7261083333333" calcext:value-type="float">
            <text:p>74,7</text:p>
          </table:table-cell>
          <table:table-cell table:formula="of:=[$U_Norm_06.J$35]" office:value-type="float" office:value="79.3599083333333" calcext:value-type="float">
            <text:p>79,4</text:p>
          </table:table-cell>
          <table:table-cell table:formula="of:=[$U_Norm_06.K$35]" office:value-type="float" office:value="20.6400846666667" calcext:value-type="float">
            <text:p>20,6</text:p>
          </table:table-cell>
          <table:table-cell table:formula="of:=[$U_Norm_06.L$35]" office:value-type="float" office:value="5.50916933333333" calcext:value-type="float">
            <text:p>5,5</text:p>
          </table:table-cell>
          <table:table-cell table:formula="of:=[$U_Norm_06.M$35]" office:value-type="float" office:value="1.03642953333333" calcext:value-type="float">
            <text:p>1,0</text:p>
          </table:table-cell>
          <table:table-cell table:formula="of:=[$U_Norm_06.N$35]" office:value-type="float" office:value="0.115345958333333" calcext:value-type="float">
            <text:p>0,1</text:p>
          </table:table-cell>
          <table:table-cell table:formula="of:=[$U_Norm_06.O$35]" office:value-type="float" office:value="0.111177366666667" calcext:value-type="float">
            <text:p>0,1</text:p>
          </table:table-cell>
          <table:table-cell table:formula="of:=[$U_Norm_06.P$35]" office:value-type="float" office:value="18.2839968752998" calcext:value-type="float">
            <text:p>18,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5</text:p>
          </table:table-cell>
          <table:table-cell table:formula="of:=[$U_Norm_05.E$35]" office:value-type="float" office:value="6080.58333333333" calcext:value-type="float">
            <text:p>6080,6</text:p>
          </table:table-cell>
          <table:table-cell table:formula="of:=[$U_Norm_05.F$35]" office:value-type="float" office:value="268602.516666667" calcext:value-type="float">
            <text:p>268602,5</text:p>
          </table:table-cell>
          <table:table-cell table:formula="of:=[$U_Norm_05.G$35]" office:value-type="float" office:value="90.3355666666667" calcext:value-type="float">
            <text:p>90,3</text:p>
          </table:table-cell>
          <table:table-cell table:formula="of:=[$U_Norm_05.H$35]" office:value-type="float" office:value="9.66443983333333" calcext:value-type="float">
            <text:p>9,7</text:p>
          </table:table-cell>
          <table:table-cell table:formula="of:=[$U_Norm_05.I$35]" office:value-type="float" office:value="76.3067666666667" calcext:value-type="float">
            <text:p>76,3</text:p>
          </table:table-cell>
          <table:table-cell table:formula="of:=[$U_Norm_05.J$35]" office:value-type="float" office:value="80.1181583333333" calcext:value-type="float">
            <text:p>80,1</text:p>
          </table:table-cell>
          <table:table-cell table:formula="of:=[$U_Norm_05.K$35]" office:value-type="float" office:value="19.8818535" calcext:value-type="float">
            <text:p>19,9</text:p>
          </table:table-cell>
          <table:table-cell table:formula="of:=[$U_Norm_05.L$35]" office:value-type="float" office:value="4.52954533333333" calcext:value-type="float">
            <text:p>4,5</text:p>
          </table:table-cell>
          <table:table-cell table:formula="of:=[$U_Norm_05.M$35]" office:value-type="float" office:value="2.505889525" calcext:value-type="float">
            <text:p>2,5</text:p>
          </table:table-cell>
          <table:table-cell table:formula="of:=[$U_Norm_05.N$35]" office:value-type="float" office:value="0.11700035" calcext:value-type="float">
            <text:p>0,1</text:p>
          </table:table-cell>
          <table:table-cell table:formula="of:=[$U_Norm_05.O$35]" office:value-type="float" office:value="0.112960866666667" calcext:value-type="float">
            <text:p>0,1</text:p>
          </table:table-cell>
          <table:table-cell table:formula="of:=[$U_Norm_05.P$35]" office:value-type="float" office:value="18.5773075499884" calcext:value-type="float">
            <text:p>18,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4</text:p>
          </table:table-cell>
          <table:table-cell table:formula="of:=[$U_Norm_04.E$35]" office:value-type="float" office:value="6080.58333333333" calcext:value-type="float">
            <text:p>6080,6</text:p>
          </table:table-cell>
          <table:table-cell table:formula="of:=[$U_Norm_04.F$35]" office:value-type="float" office:value="684943.8" calcext:value-type="float">
            <text:p>684943,8</text:p>
          </table:table-cell>
          <table:table-cell table:formula="of:=[$U_Norm_04.G$35]" office:value-type="float" office:value="89.7061333333333" calcext:value-type="float">
            <text:p>89,7</text:p>
          </table:table-cell>
          <table:table-cell table:formula="of:=[$U_Norm_04.H$35]" office:value-type="float" office:value="10.2938694166667" calcext:value-type="float">
            <text:p>10,3</text:p>
          </table:table-cell>
          <table:table-cell table:formula="of:=[$U_Norm_04.I$35]" office:value-type="float" office:value="77.686025" calcext:value-type="float">
            <text:p>77,7</text:p>
          </table:table-cell>
          <table:table-cell table:formula="of:=[$U_Norm_04.J$35]" office:value-type="float" office:value="80.6682416666667" calcext:value-type="float">
            <text:p>80,7</text:p>
          </table:table-cell>
          <table:table-cell table:formula="of:=[$U_Norm_04.K$35]" office:value-type="float" office:value="19.3317619166667" calcext:value-type="float">
            <text:p>19,3</text:p>
          </table:table-cell>
          <table:table-cell table:formula="of:=[$U_Norm_04.L$35]" office:value-type="float" office:value="3.54301441666667" calcext:value-type="float">
            <text:p>3,5</text:p>
          </table:table-cell>
          <table:table-cell table:formula="of:=[$U_Norm_04.M$35]" office:value-type="float" office:value="6.37370154166667" calcext:value-type="float">
            <text:p>6,4</text:p>
          </table:table-cell>
          <table:table-cell table:formula="of:=[$U_Norm_04.N$35]" office:value-type="float" office:value="0.121735183333333" calcext:value-type="float">
            <text:p>0,1</text:p>
          </table:table-cell>
          <table:table-cell table:formula="of:=[$U_Norm_04.O$35]" office:value-type="float" office:value="0.117642883333333" calcext:value-type="float">
            <text:p>0,1</text:p>
          </table:table-cell>
          <table:table-cell table:formula="of:=[$U_Norm_04.P$35]" office:value-type="float" office:value="19.3473022051064" calcext:value-type="float">
            <text:p>19,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_03</text:p>
          </table:table-cell>
          <table:table-cell table:formula="of:=[$U_Norm_03.E$35]" office:value-type="float" office:value="6080.58333333333" calcext:value-type="float">
            <text:p>6080,6</text:p>
          </table:table-cell>
          <table:table-cell table:formula="of:=[$U_Norm_03.F$35]" office:value-type="float" office:value="2186528.11666667" calcext:value-type="float">
            <text:p>2186528,1</text:p>
          </table:table-cell>
          <table:table-cell table:formula="of:=[$U_Norm_03.G$35]" office:value-type="float" office:value="89.02445" calcext:value-type="float">
            <text:p>89,0</text:p>
          </table:table-cell>
          <table:table-cell table:formula="of:=[$U_Norm_03.H$35]" office:value-type="float" office:value="10.9755464166667" calcext:value-type="float">
            <text:p>11,0</text:p>
          </table:table-cell>
          <table:table-cell table:formula="of:=[$U_Norm_03.I$35]" office:value-type="float" office:value="79.030125" calcext:value-type="float">
            <text:p>79,0</text:p>
          </table:table-cell>
          <table:table-cell table:formula="of:=[$U_Norm_03.J$35]" office:value-type="float" office:value="81.3145" calcext:value-type="float">
            <text:p>81,3</text:p>
          </table:table-cell>
          <table:table-cell table:formula="of:=[$U_Norm_03.K$35]" office:value-type="float" office:value="18.6854974166667" calcext:value-type="float">
            <text:p>18,7</text:p>
          </table:table-cell>
          <table:table-cell table:formula="of:=[$U_Norm_03.L$35]" office:value-type="float" office:value="2.70453025" calcext:value-type="float">
            <text:p>2,7</text:p>
          </table:table-cell>
          <table:table-cell table:formula="of:=[$U_Norm_03.M$35]" office:value-type="float" office:value="0.973547683333333" calcext:value-type="float">
            <text:p>1,0</text:p>
          </table:table-cell>
          <table:table-cell table:formula="of:=[$U_Norm_03.N$35]" office:value-type="float" office:value="0.1405005" calcext:value-type="float">
            <text:p>0,1</text:p>
          </table:table-cell>
          <table:table-cell table:formula="of:=[$U_Norm_03.O$35]" office:value-type="float" office:value="0.134465966666667" calcext:value-type="float">
            <text:p>0,1</text:p>
          </table:table-cell>
          <table:table-cell table:formula="of:=[$U_Norm_03.P$35]" office:value-type="float" office:value="22.1139912563214" calcext:value-type="float">
            <text:p>22,1</text:p>
          </table:table-cell>
          <table:table-cell table:number-columns-repeated="1011"/>
        </table:table-row>
      </table:table>
      <table:table table:name="Resumen2" table:style-name="ta1">
        <table:table-column table:style-name="co1" table:number-columns-repeated="3" table:default-cell-style-name="Default"/>
        <table:table-column table:style-name="co1" table:number-columns-repeated="6" table:default-cell-style-name="ce50"/>
        <table:table-column table:style-name="co1" table:number-columns-repeated="1015" table:default-cell-style-name="Default"/>
        <table:table-row table:style-name="ro1">
          <table:table-cell table:style-name="ce41" table:number-columns-repeated="3"/>
          <table:table-cell table:style-name="ce49" table:number-columns-repeated="6"/>
          <table:table-cell table:style-name="ce41" table:number-columns-repeated="5"/>
          <table:table-cell table:number-columns-repeated="1010"/>
        </table:table-row>
        <table:table-row table:style-name="ro1">
          <table:table-cell table:style-name="ce42"/>
          <table:table-cell table:style-name="ce4" office:value-type="string" calcext:value-type="string" table:number-columns-spanned="12" table:number-rows-spanned="1">
            <text:p>Grupo A</text:p>
          </table:table-cell>
          <table:covered-table-cell table:number-columns-repeated="11" table:style-name="ce4"/>
          <table:table-cell table:style-name="ce41"/>
          <table:table-cell table:number-columns-repeated="1010"/>
        </table:table-row>
        <table:table-row table:style-name="ro1">
          <table:table-cell table:style-name="ce43"/>
          <table:table-cell table:style-name="ce45" office:value-type="string" calcext:value-type="string">
            <text:p>Ejemplos</text:p>
          </table:table-cell>
          <table:table-cell table:style-name="ce45" office:value-type="string" calcext:value-type="string">
            <text:p>Patrones</text:p>
          </table:table-cell>
          <table:table-cell table:style-name="ce45" office:value-type="string" calcext:value-type="string">
            <text:p>Train</text:p>
          </table:table-cell>
          <table:table-cell table:style-name="ce45" office:value-type="string" calcext:value-type="string">
            <text:p>Error</text:p>
          </table:table-cell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TestNC</text:p>
          </table:table-cell>
          <table:table-cell table:style-name="ce45" office:value-type="string" calcext:value-type="string">
            <text:p>Error</text:p>
          </table:table-cell>
          <table:table-cell table:style-name="ce45" office:value-type="string" calcext:value-type="string">
            <text:p>%NC</text:p>
          </table:table-cell>
          <table:table-cell table:style-name="ce47" office:value-type="string" calcext:value-type="string">
            <text:p>T_Train</text:p>
          </table:table-cell>
          <table:table-cell table:style-name="ce47" office:value-type="string" calcext:value-type="string">
            <text:p>T_Test</text:p>
          </table:table-cell>
          <table:table-cell table:style-name="ce47" office:value-type="string" calcext:value-type="string">
            <text:p>T_CPU_Test</text:p>
          </table:table-cell>
          <table:table-cell table:style-name="ce45" office:value-type="string" calcext:value-type="string">
            <text:p>Infer/Example</text:p>
          </table:table-cell>
          <table:table-cell table:style-name="ce42"/>
          <table:table-cell table:style-name="ce48" table:number-columns-repeated="1010"/>
        </table:table-row>
        <table:table-row table:style-name="ro1">
          <table:table-cell office:value-type="string" calcext:value-type="string">
            <text:p>UN04_H2</text:p>
          </table:table-cell>
          <table:table-cell table:style-name="ce46" table:formula="of:=[$UN04_H2.E$2]" office:value-type="float" office:value="6299.15384615385" calcext:value-type="float">
            <text:p>6299,2</text:p>
          </table:table-cell>
          <table:table-cell table:style-name="ce46" table:formula="of:=[$UN04_H2.F$2]" office:value-type="float" office:value="582.823076923077" calcext:value-type="float">
            <text:p>582,8</text:p>
          </table:table-cell>
          <table:table-cell table:formula="of:=[$UN04_H2.G$2]" office:value-type="float" office:value="81.5132307692308" calcext:value-type="float">
            <text:p>81,51</text:p>
          </table:table-cell>
          <table:table-cell table:formula="of:=[$UN04_H2.H$2]" office:value-type="float" office:value="18.4867663846154" calcext:value-type="float">
            <text:p>18,49</text:p>
          </table:table-cell>
          <table:table-cell table:formula="of:=[$UN04_H2.I$2]" office:value-type="float" office:value="69.9221153846154" calcext:value-type="float">
            <text:p>69,92</text:p>
          </table:table-cell>
          <table:table-cell table:formula="of:=[$UN04_H2.J$2]" office:value-type="float" office:value="76.4866846153846" calcext:value-type="float">
            <text:p>76,49</text:p>
          </table:table-cell>
          <table:table-cell table:formula="of:=[$UN04_H2.K$2]" office:value-type="float" office:value="23.5133184615385" calcext:value-type="float">
            <text:p>23,51</text:p>
          </table:table-cell>
          <table:table-cell table:formula="of:=[$UN04_H2.L$2]" office:value-type="float" office:value="7.73263830769231" calcext:value-type="float">
            <text:p>7,73</text:p>
          </table:table-cell>
          <table:table-cell table:style-name="ce46" table:formula="of:=[$UN04_H2.M$2]" office:value-type="float" office:value="0.0660540384615385" calcext:value-type="float">
            <text:p>0,1</text:p>
          </table:table-cell>
          <table:table-cell table:style-name="ce46" table:formula="of:=[$UN04_H2.N$2]" office:value-type="float" office:value="0.0102116" calcext:value-type="float">
            <text:p>0,0</text:p>
          </table:table-cell>
          <table:table-cell table:style-name="ce46" table:formula="of:=[$UN04_H2.O$2]" office:value-type="float" office:value="0.00680399230769231" calcext:value-type="float">
            <text:p>0,0</text:p>
          </table:table-cell>
          <table:table-cell table:style-name="ce46" table:formula="of:=[$UN04_H2.P$2]" office:value-type="float" office:value="1.08014385326479" calcext:value-type="float">
            <text:p>1,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1_H2</text:p>
          </table:table-cell>
          <table:table-cell table:style-name="ce46" table:formula="of:=[$UN01_H2.E$2]" office:value-type="float" office:value="6299.15384615385" calcext:value-type="float">
            <text:p>6299,2</text:p>
          </table:table-cell>
          <table:table-cell table:style-name="ce46" table:formula="of:=[$UN01_H2.F$2]" office:value-type="float" office:value="1196.44615384615" calcext:value-type="float">
            <text:p>1196,4</text:p>
          </table:table-cell>
          <table:table-cell table:formula="of:=[$UN01_H2.G$2]" office:value-type="float" office:value="79.4116769230769" calcext:value-type="float">
            <text:p>79,41</text:p>
          </table:table-cell>
          <table:table-cell table:formula="of:=[$UN01_H2.H$2]" office:value-type="float" office:value="20.5883187692308" calcext:value-type="float">
            <text:p>20,59</text:p>
          </table:table-cell>
          <table:table-cell table:formula="of:=[$UN01_H2.I$2]" office:value-type="float" office:value="70.3716769230769" calcext:value-type="float">
            <text:p>70,37</text:p>
          </table:table-cell>
          <table:table-cell table:formula="of:=[$UN01_H2.J$2]" office:value-type="float" office:value="76.1618076923077" calcext:value-type="float">
            <text:p>76,16</text:p>
          </table:table-cell>
          <table:table-cell table:formula="of:=[$UN01_H2.K$2]" office:value-type="float" office:value="23.8381915384615" calcext:value-type="float">
            <text:p>23,84</text:p>
          </table:table-cell>
          <table:table-cell table:formula="of:=[$UN01_H2.L$2]" office:value-type="float" office:value="6.83901621307692" calcext:value-type="float">
            <text:p>6,84</text:p>
          </table:table-cell>
          <table:table-cell table:style-name="ce46" table:formula="of:=[$UN01_H2.M$2]" office:value-type="float" office:value="0.100985615384615" calcext:value-type="float">
            <text:p>0,1</text:p>
          </table:table-cell>
          <table:table-cell table:style-name="ce46" table:formula="of:=[$UN01_H2.N$2]" office:value-type="float" office:value="0.0108288230769231" calcext:value-type="float">
            <text:p>0,0</text:p>
          </table:table-cell>
          <table:table-cell table:style-name="ce46" table:formula="of:=[$UN01_H2.O$2]" office:value-type="float" office:value="0.00746615384615385" calcext:value-type="float">
            <text:p>0,0</text:p>
          </table:table-cell>
          <table:table-cell table:style-name="ce46" table:formula="of:=[$UN01_H2.P$2]" office:value-type="float" office:value="1.18526297793354" calcext:value-type="float">
            <text:p>1,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1_H3</text:p>
          </table:table-cell>
          <table:table-cell table:style-name="ce46" table:formula="of:=[$UN01_H3.E$2]" office:value-type="float" office:value="6299.15384615385" calcext:value-type="float">
            <text:p>6299,2</text:p>
          </table:table-cell>
          <table:table-cell table:style-name="ce46" table:formula="of:=[$UN01_H3.F$2]" office:value-type="float" office:value="1500.13076923077" calcext:value-type="float">
            <text:p>1500,1</text:p>
          </table:table-cell>
          <table:table-cell table:formula="of:=[$UN01_H3.G$2]" office:value-type="float" office:value="79.0693384615385" calcext:value-type="float">
            <text:p>79,07</text:p>
          </table:table-cell>
          <table:table-cell table:formula="of:=[$UN01_H3.H$2]" office:value-type="float" office:value="20.9306613846154" calcext:value-type="float">
            <text:p>20,93</text:p>
          </table:table-cell>
          <table:table-cell table:formula="of:=[$UN01_H3.I$2]" office:value-type="float" office:value="70.2279384615385" calcext:value-type="float">
            <text:p>70,23</text:p>
          </table:table-cell>
          <table:table-cell table:formula="of:=[$UN01_H3.J$2]" office:value-type="float" office:value="76.0046076923077" calcext:value-type="float">
            <text:p>76,00</text:p>
          </table:table-cell>
          <table:table-cell table:formula="of:=[$UN01_H3.K$2]" office:value-type="float" office:value="23.9953953846154" calcext:value-type="float">
            <text:p>24,00</text:p>
          </table:table-cell>
          <table:table-cell table:formula="of:=[$UN01_H3.L$2]" office:value-type="float" office:value="6.82236621307692" calcext:value-type="float">
            <text:p>6,82</text:p>
          </table:table-cell>
          <table:table-cell table:style-name="ce46" table:formula="of:=[$UN01_H3.M$2]" office:value-type="float" office:value="0.129531876923077" calcext:value-type="float">
            <text:p>0,1</text:p>
          </table:table-cell>
          <table:table-cell table:style-name="ce46" table:formula="of:=[$UN01_H3.N$2]" office:value-type="float" office:value="0.0113665538461538" calcext:value-type="float">
            <text:p>0,0</text:p>
          </table:table-cell>
          <table:table-cell table:style-name="ce46" table:formula="of:=[$UN01_H3.O$2]" office:value-type="float" office:value="0.00787000769230769" calcext:value-type="float">
            <text:p>0,0</text:p>
          </table:table-cell>
          <table:table-cell table:style-name="ce46" table:formula="of:=[$UN01_H3.P$2]" office:value-type="float" office:value="1.24937537398185" calcext:value-type="float">
            <text:p>1,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9_H3</text:p>
          </table:table-cell>
          <table:table-cell table:style-name="ce46" table:formula="of:=[$UN09_H3.E$2]" office:value-type="float" office:value="6299.15384615385" calcext:value-type="float">
            <text:p>6299,2</text:p>
          </table:table-cell>
          <table:table-cell table:style-name="ce46" table:formula="of:=[$UN09_H3.F$2]" office:value-type="float" office:value="208.738461538462" calcext:value-type="float">
            <text:p>208,7</text:p>
          </table:table-cell>
          <table:table-cell table:formula="of:=[$UN09_H3.G$2]" office:value-type="float" office:value="84.3404846153846" calcext:value-type="float">
            <text:p>84,34</text:p>
          </table:table-cell>
          <table:table-cell table:formula="of:=[$UN09_H3.H$2]" office:value-type="float" office:value="15.6595235384615" calcext:value-type="float">
            <text:p>15,66</text:p>
          </table:table-cell>
          <table:table-cell table:formula="of:=[$UN09_H3.I$2]" office:value-type="float" office:value="69.7160615384616" calcext:value-type="float">
            <text:p>69,72</text:p>
          </table:table-cell>
          <table:table-cell table:formula="of:=[$UN09_H3.J$2]" office:value-type="float" office:value="76.8845615384615" calcext:value-type="float">
            <text:p>76,88</text:p>
          </table:table-cell>
          <table:table-cell table:formula="of:=[$UN09_H3.K$2]" office:value-type="float" office:value="23.1154346153846" calcext:value-type="float">
            <text:p>23,12</text:p>
          </table:table-cell>
          <table:table-cell table:formula="of:=[$UN09_H3.L$2]" office:value-type="float" office:value="8.52633711538462" calcext:value-type="float">
            <text:p>8,53</text:p>
          </table:table-cell>
          <table:table-cell table:style-name="ce46" table:formula="of:=[$UN09_H3.M$2]" office:value-type="float" office:value="0.0420371615384615" calcext:value-type="float">
            <text:p>0,0</text:p>
          </table:table-cell>
          <table:table-cell table:style-name="ce46" table:formula="of:=[$UN09_H3.N$2]" office:value-type="float" office:value="0.00955479230769231" calcext:value-type="float">
            <text:p>0,0</text:p>
          </table:table-cell>
          <table:table-cell table:style-name="ce46" table:formula="of:=[$UN09_H3.O$2]" office:value-type="float" office:value="0.00587525384615385" calcext:value-type="float">
            <text:p>0,0</text:p>
          </table:table-cell>
          <table:table-cell table:style-name="ce46" table:formula="of:=[$UN09_H3.P$2]" office:value-type="float" office:value="0.932705247347019" calcext:value-type="float">
            <text:p>0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9_H4</text:p>
          </table:table-cell>
          <table:table-cell table:style-name="ce46" table:formula="of:=[$UN09_H4.E$2]" office:value-type="float" office:value="6299.15384615385" calcext:value-type="float">
            <text:p>6299,2</text:p>
          </table:table-cell>
          <table:table-cell table:style-name="ce46" table:formula="of:=[$UN09_H4.F$2]" office:value-type="float" office:value="208.738461538462" calcext:value-type="float">
            <text:p>208,7</text:p>
          </table:table-cell>
          <table:table-cell table:formula="of:=[$UN09_H4.G$2]" office:value-type="float" office:value="84.3404846153846" calcext:value-type="float">
            <text:p>84,34</text:p>
          </table:table-cell>
          <table:table-cell table:formula="of:=[$UN09_H4.H$2]" office:value-type="float" office:value="15.6595235384615" calcext:value-type="float">
            <text:p>15,66</text:p>
          </table:table-cell>
          <table:table-cell table:formula="of:=[$UN09_H4.I$2]" office:value-type="float" office:value="69.7160615384616" calcext:value-type="float">
            <text:p>69,72</text:p>
          </table:table-cell>
          <table:table-cell table:formula="of:=[$UN09_H4.J$2]" office:value-type="float" office:value="76.8845615384615" calcext:value-type="float">
            <text:p>76,88</text:p>
          </table:table-cell>
          <table:table-cell table:formula="of:=[$UN09_H4.K$2]" office:value-type="float" office:value="23.1154346153846" calcext:value-type="float">
            <text:p>23,12</text:p>
          </table:table-cell>
          <table:table-cell table:formula="of:=[$UN09_H4.L$2]" office:value-type="float" office:value="8.52633711538462" calcext:value-type="float">
            <text:p>8,53</text:p>
          </table:table-cell>
          <table:table-cell table:style-name="ce46" table:formula="of:=[$UN09_H4.M$2]" office:value-type="float" office:value="0.0404405153846154" calcext:value-type="float">
            <text:p>0,0</text:p>
          </table:table-cell>
          <table:table-cell table:style-name="ce46" table:formula="of:=[$UN09_H4.N$2]" office:value-type="float" office:value="0.00931425384615385" calcext:value-type="float">
            <text:p>0,0</text:p>
          </table:table-cell>
          <table:table-cell table:style-name="ce46" table:formula="of:=[$UN09_H4.O$2]" office:value-type="float" office:value="0.00574259230769231" calcext:value-type="float">
            <text:p>0,0</text:p>
          </table:table-cell>
          <table:table-cell table:style-name="ce46" table:formula="of:=[$UN09_H4.P$2]" office:value-type="float" office:value="0.911645031689238" calcext:value-type="float">
            <text:p>0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9_H5</text:p>
          </table:table-cell>
          <table:table-cell table:style-name="ce46" table:formula="of:=[$UN09_H5.E$2]" office:value-type="float" office:value="6299.15384615385" calcext:value-type="float">
            <text:p>6299,2</text:p>
          </table:table-cell>
          <table:table-cell table:style-name="ce46" table:formula="of:=[$UN09_H5.F$2]" office:value-type="float" office:value="208.738461538462" calcext:value-type="float">
            <text:p>208,7</text:p>
          </table:table-cell>
          <table:table-cell table:formula="of:=[$UN09_H5.G$2]" office:value-type="float" office:value="84.3404846153846" calcext:value-type="float">
            <text:p>84,34</text:p>
          </table:table-cell>
          <table:table-cell table:formula="of:=[$UN09_H5.H$2]" office:value-type="float" office:value="15.6595235384615" calcext:value-type="float">
            <text:p>15,66</text:p>
          </table:table-cell>
          <table:table-cell table:formula="of:=[$UN09_H5.I$2]" office:value-type="float" office:value="69.7160615384616" calcext:value-type="float">
            <text:p>69,72</text:p>
          </table:table-cell>
          <table:table-cell table:formula="of:=[$UN09_H5.J$2]" office:value-type="float" office:value="76.8845615384615" calcext:value-type="float">
            <text:p>76,88</text:p>
          </table:table-cell>
          <table:table-cell table:formula="of:=[$UN09_H5.K$2]" office:value-type="float" office:value="23.1154346153846" calcext:value-type="float">
            <text:p>23,12</text:p>
          </table:table-cell>
          <table:table-cell table:formula="of:=[$UN09_H5.L$2]" office:value-type="float" office:value="8.52633711538462" calcext:value-type="float">
            <text:p>8,53</text:p>
          </table:table-cell>
          <table:table-cell table:style-name="ce46" table:formula="of:=[$UN09_H5.M$2]" office:value-type="float" office:value="0.0412014307692308" calcext:value-type="float">
            <text:p>0,0</text:p>
          </table:table-cell>
          <table:table-cell table:style-name="ce46" table:formula="of:=[$UN09_H5.N$2]" office:value-type="float" office:value="0.00911817692307692" calcext:value-type="float">
            <text:p>0,0</text:p>
          </table:table-cell>
          <table:table-cell table:style-name="ce46" table:formula="of:=[$UN09_H5.O$2]" office:value-type="float" office:value="0.00567177692307692" calcext:value-type="float">
            <text:p>0,0</text:p>
          </table:table-cell>
          <table:table-cell table:style-name="ce46" table:formula="of:=[$UN09_H5.P$2]" office:value-type="float" office:value="0.900402984527836" calcext:value-type="float">
            <text:p>0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5_H5</text:p>
          </table:table-cell>
          <table:table-cell table:style-name="ce46" table:formula="of:=[$UN05_H5.E$2]" office:value-type="float" office:value="6299.15384615385" calcext:value-type="float">
            <text:p>6299,2</text:p>
          </table:table-cell>
          <table:table-cell table:style-name="ce46" table:formula="of:=[$UN05_H5.F$2]" office:value-type="float" office:value="501.538461538462" calcext:value-type="float">
            <text:p>501,5</text:p>
          </table:table-cell>
          <table:table-cell table:formula="of:=[$UN05_H5.G$2]" office:value-type="float" office:value="81.9228923076923" calcext:value-type="float">
            <text:p>81,92</text:p>
          </table:table-cell>
          <table:table-cell table:formula="of:=[$UN05_H5.H$2]" office:value-type="float" office:value="18.0771057692308" calcext:value-type="float">
            <text:p>18,08</text:p>
          </table:table-cell>
          <table:table-cell table:formula="of:=[$UN05_H5.I$2]" office:value-type="float" office:value="69.9648615384615" calcext:value-type="float">
            <text:p>69,96</text:p>
          </table:table-cell>
          <table:table-cell table:formula="of:=[$UN05_H5.J$2]" office:value-type="float" office:value="76.7209615384615" calcext:value-type="float">
            <text:p>76,72</text:p>
          </table:table-cell>
          <table:table-cell table:formula="of:=[$UN05_H5.K$2]" office:value-type="float" office:value="23.2790384615385" calcext:value-type="float">
            <text:p>23,28</text:p>
          </table:table-cell>
          <table:table-cell table:formula="of:=[$UN05_H5.L$2]" office:value-type="float" office:value="7.83082702615385" calcext:value-type="float">
            <text:p>7,83</text:p>
          </table:table-cell>
          <table:table-cell table:style-name="ce46" table:formula="of:=[$UN05_H5.M$2]" office:value-type="float" office:value="0.0634413692307692" calcext:value-type="float">
            <text:p>0,1</text:p>
          </table:table-cell>
          <table:table-cell table:style-name="ce46" table:formula="of:=[$UN05_H5.N$2]" office:value-type="float" office:value="0.00990949230769231" calcext:value-type="float">
            <text:p>0,0</text:p>
          </table:table-cell>
          <table:table-cell table:style-name="ce46" table:formula="of:=[$UN05_H5.O$2]" office:value-type="float" office:value="0.00637146923076923" calcext:value-type="float">
            <text:p>0,0</text:p>
          </table:table-cell>
          <table:table-cell table:style-name="ce46" table:formula="of:=[$UN05_H5.P$2]" office:value-type="float" office:value="1.0114801743824" calcext:value-type="float">
            <text:p>1,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5_H9</text:p>
          </table:table-cell>
          <table:table-cell table:style-name="ce46" table:formula="of:=[$UN05_H9.E$2]" office:value-type="float" office:value="6299.15384615385" calcext:value-type="float">
            <text:p>6299,2</text:p>
          </table:table-cell>
          <table:table-cell table:style-name="ce46" table:formula="of:=[$UN05_H9.F$2]" office:value-type="float" office:value="501.538461538462" calcext:value-type="float">
            <text:p>501,5</text:p>
          </table:table-cell>
          <table:table-cell table:formula="of:=[$UN05_H9.G$2]" office:value-type="float" office:value="81.9216076923077" calcext:value-type="float">
            <text:p>81,92</text:p>
          </table:table-cell>
          <table:table-cell table:formula="of:=[$UN05_H9.H$2]" office:value-type="float" office:value="18.0783903846154" calcext:value-type="float">
            <text:p>18,08</text:p>
          </table:table-cell>
          <table:table-cell table:formula="of:=[$UN05_H9.I$2]" office:value-type="float" office:value="69.9648615384615" calcext:value-type="float">
            <text:p>69,96</text:p>
          </table:table-cell>
          <table:table-cell table:formula="of:=[$UN05_H9.J$2]" office:value-type="float" office:value="76.7209615384615" calcext:value-type="float">
            <text:p>76,72</text:p>
          </table:table-cell>
          <table:table-cell table:formula="of:=[$UN05_H9.K$2]" office:value-type="float" office:value="23.2790384615385" calcext:value-type="float">
            <text:p>23,28</text:p>
          </table:table-cell>
          <table:table-cell table:formula="of:=[$UN05_H9.L$2]" office:value-type="float" office:value="7.83082702615385" calcext:value-type="float">
            <text:p>7,83</text:p>
          </table:table-cell>
          <table:table-cell table:style-name="ce46" table:formula="of:=[$UN05_H9.M$2]" office:value-type="float" office:value="0.0618281307692308" calcext:value-type="float">
            <text:p>0,1</text:p>
          </table:table-cell>
          <table:table-cell table:style-name="ce46" table:formula="of:=[$UN05_H9.N$2]" office:value-type="float" office:value="0.0097179" calcext:value-type="float">
            <text:p>0,0</text:p>
          </table:table-cell>
          <table:table-cell table:style-name="ce46" table:formula="of:=[$UN05_H9.O$2]" office:value-type="float" office:value="0.00638177692307692" calcext:value-type="float">
            <text:p>0,0</text:p>
          </table:table-cell>
          <table:table-cell table:style-name="ce46" table:formula="of:=[$UN05_H9.P$2]" office:value-type="float" office:value="1.01311653579846" calcext:value-type="float">
            <text:p>1,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5_H9_L3</text:p>
          </table:table-cell>
          <table:table-cell table:style-name="ce46" table:formula="of:=[$UN05_H9_L3.E$2]" office:value-type="float" office:value="6299.15384615385" calcext:value-type="float">
            <text:p>6299,2</text:p>
          </table:table-cell>
          <table:table-cell table:style-name="ce46" table:formula="of:=[$UN05_H9_L3.F$2]" office:value-type="float" office:value="218.053846153846" calcext:value-type="float">
            <text:p>218,1</text:p>
          </table:table-cell>
          <table:table-cell table:formula="of:=[$UN05_H9_L3.G$2]" office:value-type="float" office:value="76.1741" calcext:value-type="float">
            <text:p>76,17</text:p>
          </table:table-cell>
          <table:table-cell table:formula="of:=[$UN05_H9_L3.H$2]" office:value-type="float" office:value="23.8259030769231" calcext:value-type="float">
            <text:p>23,83</text:p>
          </table:table-cell>
          <table:table-cell table:formula="of:=[$UN05_H9_L3.I$2]" office:value-type="float" office:value="68.9167230769231" calcext:value-type="float">
            <text:p>68,92</text:p>
          </table:table-cell>
          <table:table-cell table:formula="of:=[$UN05_H9_L3.J$2]" office:value-type="float" office:value="73.3746923076923" calcext:value-type="float">
            <text:p>73,37</text:p>
          </table:table-cell>
          <table:table-cell table:formula="of:=[$UN05_H9_L3.K$2]" office:value-type="float" office:value="26.6253084615385" calcext:value-type="float">
            <text:p>26,63</text:p>
          </table:table-cell>
          <table:table-cell table:formula="of:=[$UN05_H9_L3.L$2]" office:value-type="float" office:value="5.53649327461539" calcext:value-type="float">
            <text:p>5,54</text:p>
          </table:table-cell>
          <table:table-cell table:style-name="ce46" table:formula="of:=[$UN05_H9_L3.M$2]" office:value-type="float" office:value="0.0428680615384615" calcext:value-type="float">
            <text:p>0,0</text:p>
          </table:table-cell>
          <table:table-cell table:style-name="ce46" table:formula="of:=[$UN05_H9_L3.N$2]" office:value-type="float" office:value="0.00816126153846154" calcext:value-type="float">
            <text:p>0,0</text:p>
          </table:table-cell>
          <table:table-cell table:style-name="ce46" table:formula="of:=[$UN05_H9_L3.O$2]" office:value-type="float" office:value="0.00476606153846154" calcext:value-type="float">
            <text:p>0,0</text:p>
          </table:table-cell>
          <table:table-cell table:style-name="ce46" table:formula="of:=[$UN05_H9_L3.P$2]" office:value-type="float" office:value="0.756619326161023" calcext:value-type="float">
            <text:p>0,8</text:p>
          </table:table-cell>
          <table:table-cell table:number-columns-repeated="1011"/>
        </table:table-row>
        <table:table-row table:style-name="ro1">
          <table:table-cell/>
          <table:table-cell table:style-name="ce46" table:number-columns-repeated="2"/>
          <table:table-cell table:number-columns-repeated="6"/>
          <table:table-cell table:style-name="ce46" table:number-columns-repeated="4"/>
          <table:table-cell table:number-columns-repeated="1011"/>
        </table:table-row>
        <table:table-row table:style-name="ro1">
          <table:table-cell table:style-name="ce41" table:number-columns-repeated="3"/>
          <table:table-cell table:style-name="ce49" table:number-columns-repeated="6"/>
          <table:table-cell table:style-name="ce41" table:number-columns-repeated="5"/>
          <table:table-cell table:number-columns-repeated="1010"/>
        </table:table-row>
        <table:table-row table:style-name="ro1">
          <table:table-cell table:style-name="ce42"/>
          <table:table-cell table:style-name="ce4" office:value-type="string" calcext:value-type="string" table:number-columns-spanned="12" table:number-rows-spanned="1">
            <text:p>Grupo B</text:p>
          </table:table-cell>
          <table:covered-table-cell table:number-columns-repeated="11" table:style-name="ce4"/>
          <table:table-cell table:style-name="ce41"/>
          <table:table-cell table:number-columns-repeated="1010"/>
        </table:table-row>
        <table:table-row table:style-name="ro1">
          <table:table-cell table:style-name="ce43"/>
          <table:table-cell table:style-name="ce45" office:value-type="string" calcext:value-type="string">
            <text:p>Ejemplos</text:p>
          </table:table-cell>
          <table:table-cell table:style-name="ce45" office:value-type="string" calcext:value-type="string">
            <text:p>Patrones</text:p>
          </table:table-cell>
          <table:table-cell table:style-name="ce45" office:value-type="string" calcext:value-type="string">
            <text:p>Train</text:p>
          </table:table-cell>
          <table:table-cell table:style-name="ce45" office:value-type="string" calcext:value-type="string">
            <text:p>Error</text:p>
          </table:table-cell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TestNC</text:p>
          </table:table-cell>
          <table:table-cell table:style-name="ce45" office:value-type="string" calcext:value-type="string">
            <text:p>Error</text:p>
          </table:table-cell>
          <table:table-cell table:style-name="ce45" office:value-type="string" calcext:value-type="string">
            <text:p>%NC</text:p>
          </table:table-cell>
          <table:table-cell table:style-name="ce47" office:value-type="string" calcext:value-type="string">
            <text:p>T_Train</text:p>
          </table:table-cell>
          <table:table-cell table:style-name="ce47" office:value-type="string" calcext:value-type="string">
            <text:p>T_Test</text:p>
          </table:table-cell>
          <table:table-cell table:style-name="ce47" office:value-type="string" calcext:value-type="string">
            <text:p>T_CPU_Test</text:p>
          </table:table-cell>
          <table:table-cell table:style-name="ce45" office:value-type="string" calcext:value-type="string">
            <text:p>Infer/Example</text:p>
          </table:table-cell>
          <table:table-cell table:style-name="ce42"/>
          <table:table-cell table:style-name="ce48" table:number-columns-repeated="1010"/>
        </table:table-row>
        <table:table-row table:style-name="ro1">
          <table:table-cell office:value-type="string" calcext:value-type="string">
            <text:p>UN04_H2</text:p>
          </table:table-cell>
          <table:table-cell table:style-name="ce46" table:formula="of:=[$UN04_H2.E16]" office:value-type="float" office:value="78339.2" calcext:value-type="float">
            <text:p>78339,2</text:p>
          </table:table-cell>
          <table:table-cell table:style-name="ce46" table:formula="of:=[$UN04_H2.F16]" office:value-type="float" office:value="55253.39" calcext:value-type="float">
            <text:p>55253,4</text:p>
          </table:table-cell>
          <table:table-cell table:formula="of:=[$UN04_H2.G16]" office:value-type="float" office:value="93.8963" calcext:value-type="float">
            <text:p>93,90</text:p>
          </table:table-cell>
          <table:table-cell table:formula="of:=[$UN04_H2.H16]" office:value-type="float" office:value="6.103696" calcext:value-type="float">
            <text:p>6,10</text:p>
          </table:table-cell>
          <table:table-cell table:formula="of:=[$UN04_H2.I16]" office:value-type="float" office:value="55.52933" calcext:value-type="float">
            <text:p>55,53</text:p>
          </table:table-cell>
          <table:table-cell table:formula="of:=[$UN04_H2.J16]" office:value-type="float" office:value="90.11906" calcext:value-type="float">
            <text:p>90,12</text:p>
          </table:table-cell>
          <table:table-cell table:formula="of:=[$UN04_H2.K16]" office:value-type="float" office:value="9.88094" calcext:value-type="float">
            <text:p>9,88</text:p>
          </table:table-cell>
          <table:table-cell table:formula="of:=[$UN04_H2.L16]" office:value-type="float" office:value="36.856765303" calcext:value-type="float">
            <text:p>36,86</text:p>
          </table:table-cell>
          <table:table-cell table:style-name="ce46" table:formula="of:=[$UN04_H2.M16]" office:value-type="float" office:value="8.35076972" calcext:value-type="float">
            <text:p>8,4</text:p>
          </table:table-cell>
          <table:table-cell table:style-name="ce46" table:formula="of:=[$UN04_H2.N16]" office:value-type="float" office:value="0.40320118" calcext:value-type="float">
            <text:p>0,4</text:p>
          </table:table-cell>
          <table:table-cell table:style-name="ce46" table:formula="of:=[$UN04_H2.O16]" office:value-type="float" office:value="0.37749604" calcext:value-type="float">
            <text:p>0,4</text:p>
          </table:table-cell>
          <table:table-cell table:style-name="ce46" table:formula="of:=[$UN04_H2.P16]" office:value-type="float" office:value="4.8187374902986" calcext:value-type="float">
            <text:p>4,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1_H2</text:p>
          </table:table-cell>
          <table:table-cell table:style-name="ce46" table:formula="of:=[$UN01_H2.E$16]" office:value-type="float" office:value="78339.2" calcext:value-type="float">
            <text:p>78339,2</text:p>
          </table:table-cell>
          <table:table-cell table:style-name="ce46" table:formula="of:=[$UN01_H2.F$16]" office:value-type="float" office:value="113676.76" calcext:value-type="float">
            <text:p>113676,8</text:p>
          </table:table-cell>
          <table:table-cell table:formula="of:=[$UN01_H2.G$16]" office:value-type="float" office:value="93.23627" calcext:value-type="float">
            <text:p>93,24</text:p>
          </table:table-cell>
          <table:table-cell table:formula="of:=[$UN01_H2.H$16]" office:value-type="float" office:value="6.763722" calcext:value-type="float">
            <text:p>6,76</text:p>
          </table:table-cell>
          <table:table-cell table:formula="of:=[$UN01_H2.I$16]" office:value-type="float" office:value="56.40569" calcext:value-type="float">
            <text:p>56,41</text:p>
          </table:table-cell>
          <table:table-cell table:formula="of:=[$UN01_H2.J$16]" office:value-type="float" office:value="90.10758" calcext:value-type="float">
            <text:p>90,11</text:p>
          </table:table-cell>
          <table:table-cell table:formula="of:=[$UN01_H2.K$16]" office:value-type="float" office:value="9.892417" calcext:value-type="float">
            <text:p>9,89</text:p>
          </table:table-cell>
          <table:table-cell table:formula="of:=[$UN01_H2.L$16]" office:value-type="float" office:value="35.762219056" calcext:value-type="float">
            <text:p>35,76</text:p>
          </table:table-cell>
          <table:table-cell table:style-name="ce46" table:formula="of:=[$UN01_H2.M$16]" office:value-type="float" office:value="20.73385099" calcext:value-type="float">
            <text:p>20,7</text:p>
          </table:table-cell>
          <table:table-cell table:style-name="ce46" table:formula="of:=[$UN01_H2.N$16]" office:value-type="float" office:value="0.42450061" calcext:value-type="float">
            <text:p>0,4</text:p>
          </table:table-cell>
          <table:table-cell table:style-name="ce46" table:formula="of:=[$UN01_H2.O$16]" office:value-type="float" office:value="0.39800838" calcext:value-type="float">
            <text:p>0,4</text:p>
          </table:table-cell>
          <table:table-cell table:style-name="ce46" table:formula="of:=[$UN01_H2.P$16]" office:value-type="float" office:value="5.08057753972468" calcext:value-type="float">
            <text:p>5,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1_H3</text:p>
          </table:table-cell>
          <table:table-cell table:style-name="ce46" table:formula="of:=[$UN01_H3.E$16]" office:value-type="float" office:value="78339.2" calcext:value-type="float">
            <text:p>78339,2</text:p>
          </table:table-cell>
          <table:table-cell table:style-name="ce46" table:formula="of:=[$UN01_H3.F$16]" office:value-type="float" office:value="134563.63" calcext:value-type="float">
            <text:p>134563,6</text:p>
          </table:table-cell>
          <table:table-cell table:formula="of:=[$UN01_H3.G$16]" office:value-type="float" office:value="93.1367" calcext:value-type="float">
            <text:p>93,14</text:p>
          </table:table-cell>
          <table:table-cell table:formula="of:=[$UN01_H3.H$16]" office:value-type="float" office:value="6.863296" calcext:value-type="float">
            <text:p>6,86</text:p>
          </table:table-cell>
          <table:table-cell table:formula="of:=[$UN01_H3.I$16]" office:value-type="float" office:value="56.26065" calcext:value-type="float">
            <text:p>56,26</text:p>
          </table:table-cell>
          <table:table-cell table:formula="of:=[$UN01_H3.J$16]" office:value-type="float" office:value="89.95534" calcext:value-type="float">
            <text:p>89,96</text:p>
          </table:table-cell>
          <table:table-cell table:formula="of:=[$UN01_H3.K$16]" office:value-type="float" office:value="10.04466" calcext:value-type="float">
            <text:p>10,04</text:p>
          </table:table-cell>
          <table:table-cell table:formula="of:=[$UN01_H3.L$16]" office:value-type="float" office:value="35.762009056" calcext:value-type="float">
            <text:p>35,76</text:p>
          </table:table-cell>
          <table:table-cell table:style-name="ce46" table:formula="of:=[$UN01_H3.M$16]" office:value-type="float" office:value="32.86278367" calcext:value-type="float">
            <text:p>32,9</text:p>
          </table:table-cell>
          <table:table-cell table:style-name="ce46" table:formula="of:=[$UN01_H3.N$16]" office:value-type="float" office:value="0.43851496" calcext:value-type="float">
            <text:p>0,4</text:p>
          </table:table-cell>
          <table:table-cell table:style-name="ce46" table:formula="of:=[$UN01_H3.O$16]" office:value-type="float" office:value="0.41052191" calcext:value-type="float">
            <text:p>0,4</text:p>
          </table:table-cell>
          <table:table-cell table:style-name="ce46" table:formula="of:=[$UN01_H3.P$16]" office:value-type="float" office:value="5.24031276806503" calcext:value-type="float">
            <text:p>5,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9_H3</text:p>
          </table:table-cell>
          <table:table-cell table:style-name="ce46" table:formula="of:=[$UN09_H3.E$16]" office:value-type="float" office:value="78339.2" calcext:value-type="float">
            <text:p>78339,2</text:p>
          </table:table-cell>
          <table:table-cell table:style-name="ce46" table:formula="of:=[$UN09_H3.F$16]" office:value-type="float" office:value="21068.14" calcext:value-type="float">
            <text:p>21068,1</text:p>
          </table:table-cell>
          <table:table-cell table:formula="of:=[$UN09_H3.G$16]" office:value-type="float" office:value="94.66767" calcext:value-type="float">
            <text:p>94,67</text:p>
          </table:table-cell>
          <table:table-cell table:formula="of:=[$UN09_H3.H$16]" office:value-type="float" office:value="5.3323207" calcext:value-type="float">
            <text:p>5,33</text:p>
          </table:table-cell>
          <table:table-cell table:formula="of:=[$UN09_H3.I$16]" office:value-type="float" office:value="53.67216" calcext:value-type="float">
            <text:p>53,67</text:p>
          </table:table-cell>
          <table:table-cell table:formula="of:=[$UN09_H3.J$16]" office:value-type="float" office:value="89.81851" calcext:value-type="float">
            <text:p>89,82</text:p>
          </table:table-cell>
          <table:table-cell table:formula="of:=[$UN09_H3.K$16]" office:value-type="float" office:value="10.181487" calcext:value-type="float">
            <text:p>10,18</text:p>
          </table:table-cell>
          <table:table-cell table:formula="of:=[$UN09_H3.L$16]" office:value-type="float" office:value="38.732892443" calcext:value-type="float">
            <text:p>38,73</text:p>
          </table:table-cell>
          <table:table-cell table:style-name="ce46" table:formula="of:=[$UN09_H3.M$16]" office:value-type="float" office:value="2.94311091" calcext:value-type="float">
            <text:p>2,9</text:p>
          </table:table-cell>
          <table:table-cell table:style-name="ce46" table:formula="of:=[$UN09_H3.N$16]" office:value-type="float" office:value="0.38628392" calcext:value-type="float">
            <text:p>0,4</text:p>
          </table:table-cell>
          <table:table-cell table:style-name="ce46" table:formula="of:=[$UN09_H3.O$16]" office:value-type="float" office:value="0.35927607" calcext:value-type="float">
            <text:p>0,4</text:p>
          </table:table-cell>
          <table:table-cell table:style-name="ce46" table:formula="of:=[$UN09_H3.P$16]" office:value-type="float" office:value="4.58615954719987" calcext:value-type="float">
            <text:p>4,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9_H4</text:p>
          </table:table-cell>
          <table:table-cell table:style-name="ce46" table:formula="of:=[$UN09_H4.E$16]" office:value-type="float" office:value="78339.2" calcext:value-type="float">
            <text:p>78339,2</text:p>
          </table:table-cell>
          <table:table-cell table:style-name="ce46" table:formula="of:=[$UN09_H4.F$16]" office:value-type="float" office:value="21068.41" calcext:value-type="float">
            <text:p>21068,4</text:p>
          </table:table-cell>
          <table:table-cell table:formula="of:=[$UN09_H4.G$16]" office:value-type="float" office:value="94.66768" calcext:value-type="float">
            <text:p>94,67</text:p>
          </table:table-cell>
          <table:table-cell table:formula="of:=[$UN09_H4.H$16]" office:value-type="float" office:value="5.3323107" calcext:value-type="float">
            <text:p>5,33</text:p>
          </table:table-cell>
          <table:table-cell table:formula="of:=[$UN09_H4.I$16]" office:value-type="float" office:value="53.67204" calcext:value-type="float">
            <text:p>53,67</text:p>
          </table:table-cell>
          <table:table-cell table:formula="of:=[$UN09_H4.J$16]" office:value-type="float" office:value="89.81839" calcext:value-type="float">
            <text:p>89,82</text:p>
          </table:table-cell>
          <table:table-cell table:formula="of:=[$UN09_H4.K$16]" office:value-type="float" office:value="10.181607" calcext:value-type="float">
            <text:p>10,18</text:p>
          </table:table-cell>
          <table:table-cell table:formula="of:=[$UN09_H4.L$16]" office:value-type="float" office:value="38.732892443" calcext:value-type="float">
            <text:p>38,73</text:p>
          </table:table-cell>
          <table:table-cell table:style-name="ce46" table:formula="of:=[$UN09_H4.M$16]" office:value-type="float" office:value="2.91548206" calcext:value-type="float">
            <text:p>2,9</text:p>
          </table:table-cell>
          <table:table-cell table:style-name="ce46" table:formula="of:=[$UN09_H4.N$16]" office:value-type="float" office:value="0.38435392" calcext:value-type="float">
            <text:p>0,4</text:p>
          </table:table-cell>
          <table:table-cell table:style-name="ce46" table:formula="of:=[$UN09_H4.O$16]" office:value-type="float" office:value="0.35790329" calcext:value-type="float">
            <text:p>0,4</text:p>
          </table:table-cell>
          <table:table-cell table:style-name="ce46" table:formula="of:=[$UN09_H4.P$16]" office:value-type="float" office:value="4.56863600853723" calcext:value-type="float">
            <text:p>4,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9_H5</text:p>
          </table:table-cell>
          <table:table-cell table:style-name="ce46" table:formula="of:=[$UN09_H5.E$16]" office:value-type="float" office:value="78339.2" calcext:value-type="float">
            <text:p>78339,2</text:p>
          </table:table-cell>
          <table:table-cell table:style-name="ce46" table:formula="of:=[$UN09_H5.F$16]" office:value-type="float" office:value="21068.41" calcext:value-type="float">
            <text:p>21068,4</text:p>
          </table:table-cell>
          <table:table-cell table:formula="of:=[$UN09_H5.G$16]" office:value-type="float" office:value="94.66768" calcext:value-type="float">
            <text:p>94,67</text:p>
          </table:table-cell>
          <table:table-cell table:formula="of:=[$UN09_H5.H$16]" office:value-type="float" office:value="5.3323107" calcext:value-type="float">
            <text:p>5,33</text:p>
          </table:table-cell>
          <table:table-cell table:formula="of:=[$UN09_H5.I$16]" office:value-type="float" office:value="53.67204" calcext:value-type="float">
            <text:p>53,67</text:p>
          </table:table-cell>
          <table:table-cell table:formula="of:=[$UN09_H5.J$16]" office:value-type="float" office:value="89.81839" calcext:value-type="float">
            <text:p>89,82</text:p>
          </table:table-cell>
          <table:table-cell table:formula="of:=[$UN09_H5.K$16]" office:value-type="float" office:value="10.181607" calcext:value-type="float">
            <text:p>10,18</text:p>
          </table:table-cell>
          <table:table-cell table:formula="of:=[$UN09_H5.L$16]" office:value-type="float" office:value="38.732892443" calcext:value-type="float">
            <text:p>38,73</text:p>
          </table:table-cell>
          <table:table-cell table:style-name="ce46" table:formula="of:=[$UN09_H5.M$16]" office:value-type="float" office:value="2.91004338" calcext:value-type="float">
            <text:p>2,9</text:p>
          </table:table-cell>
          <table:table-cell table:style-name="ce46" table:formula="of:=[$UN09_H5.N$16]" office:value-type="float" office:value="0.38420547" calcext:value-type="float">
            <text:p>0,4</text:p>
          </table:table-cell>
          <table:table-cell table:style-name="ce46" table:formula="of:=[$UN09_H5.O$16]" office:value-type="float" office:value="0.3576729" calcext:value-type="float">
            <text:p>0,4</text:p>
          </table:table-cell>
          <table:table-cell table:style-name="ce46" table:formula="of:=[$UN09_H5.P$16]" office:value-type="float" office:value="4.56569507985785" calcext:value-type="float">
            <text:p>4,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5_H5</text:p>
          </table:table-cell>
          <table:table-cell table:style-name="ce46" table:formula="of:=[$UN05_H5.E$16]" office:value-type="float" office:value="78339.2" calcext:value-type="float">
            <text:p>78339,2</text:p>
          </table:table-cell>
          <table:table-cell table:style-name="ce46" table:formula="of:=[$UN05_H5.F$16]" office:value-type="float" office:value="46748.31" calcext:value-type="float">
            <text:p>46748,3</text:p>
          </table:table-cell>
          <table:table-cell table:formula="of:=[$UN05_H5.G$16]" office:value-type="float" office:value="94.00425" calcext:value-type="float">
            <text:p>94,00</text:p>
          </table:table-cell>
          <table:table-cell table:formula="of:=[$UN05_H5.H$16]" office:value-type="float" office:value="5.9957478" calcext:value-type="float">
            <text:p>6,00</text:p>
          </table:table-cell>
          <table:table-cell table:formula="of:=[$UN05_H5.I$16]" office:value-type="float" office:value="55.19148" calcext:value-type="float">
            <text:p>55,19</text:p>
          </table:table-cell>
          <table:table-cell table:formula="of:=[$UN05_H5.J$16]" office:value-type="float" office:value="90.11045" calcext:value-type="float">
            <text:p>90,11</text:p>
          </table:table-cell>
          <table:table-cell table:formula="of:=[$UN05_H5.K$16]" office:value-type="float" office:value="9.889552" calcext:value-type="float">
            <text:p>9,89</text:p>
          </table:table-cell>
          <table:table-cell table:formula="of:=[$UN05_H5.L$16]" office:value-type="float" office:value="37.239034499" calcext:value-type="float">
            <text:p>37,24</text:p>
          </table:table-cell>
          <table:table-cell table:style-name="ce46" table:formula="of:=[$UN05_H5.M$16]" office:value-type="float" office:value="7.29578416" calcext:value-type="float">
            <text:p>7,3</text:p>
          </table:table-cell>
          <table:table-cell table:style-name="ce46" table:formula="of:=[$UN05_H5.N$16]" office:value-type="float" office:value="0.40541761" calcext:value-type="float">
            <text:p>0,4</text:p>
          </table:table-cell>
          <table:table-cell table:style-name="ce46" table:formula="of:=[$UN05_H5.O$16]" office:value-type="float" office:value="0.37901636" calcext:value-type="float">
            <text:p>0,4</text:p>
          </table:table-cell>
          <table:table-cell table:style-name="ce46" table:formula="of:=[$UN05_H5.P$16]" office:value-type="float" office:value="4.83814437727217" calcext:value-type="float">
            <text:p>4,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5_H9</text:p>
          </table:table-cell>
          <table:table-cell table:style-name="ce46" table:formula="of:=[$UN05_H9.E$16]" office:value-type="float" office:value="78339.2" calcext:value-type="float">
            <text:p>78339,2</text:p>
          </table:table-cell>
          <table:table-cell table:style-name="ce46" table:formula="of:=[$UN05_H9.F$16]" office:value-type="float" office:value="46748.71" calcext:value-type="float">
            <text:p>46748,7</text:p>
          </table:table-cell>
          <table:table-cell table:formula="of:=[$UN05_H9.G$16]" office:value-type="float" office:value="94.00425" calcext:value-type="float">
            <text:p>94,00</text:p>
          </table:table-cell>
          <table:table-cell table:formula="of:=[$UN05_H9.H$16]" office:value-type="float" office:value="5.9957478" calcext:value-type="float">
            <text:p>6,00</text:p>
          </table:table-cell>
          <table:table-cell table:formula="of:=[$UN05_H9.I$16]" office:value-type="float" office:value="55.19148" calcext:value-type="float">
            <text:p>55,19</text:p>
          </table:table-cell>
          <table:table-cell table:formula="of:=[$UN05_H9.J$16]" office:value-type="float" office:value="90.11045" calcext:value-type="float">
            <text:p>90,11</text:p>
          </table:table-cell>
          <table:table-cell table:formula="of:=[$UN05_H9.K$16]" office:value-type="float" office:value="9.889552" calcext:value-type="float">
            <text:p>9,89</text:p>
          </table:table-cell>
          <table:table-cell table:formula="of:=[$UN05_H9.L$16]" office:value-type="float" office:value="37.239034499" calcext:value-type="float">
            <text:p>37,24</text:p>
          </table:table-cell>
          <table:table-cell table:style-name="ce46" table:formula="of:=[$UN05_H9.M$16]" office:value-type="float" office:value="7.28220237" calcext:value-type="float">
            <text:p>7,3</text:p>
          </table:table-cell>
          <table:table-cell table:style-name="ce46" table:formula="of:=[$UN05_H9.N$16]" office:value-type="float" office:value="0.40766988" calcext:value-type="float">
            <text:p>0,4</text:p>
          </table:table-cell>
          <table:table-cell table:style-name="ce46" table:formula="of:=[$UN05_H9.O$16]" office:value-type="float" office:value="0.38068214" calcext:value-type="float">
            <text:p>0,4</text:p>
          </table:table-cell>
          <table:table-cell table:style-name="ce46" table:formula="of:=[$UN05_H9.P$16]" office:value-type="float" office:value="4.8594080613537" calcext:value-type="float">
            <text:p>4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5_H9_L3</text:p>
          </table:table-cell>
          <table:table-cell table:style-name="ce46" table:formula="of:=[$UN05_H9_L3.E$16]" office:value-type="float" office:value="78339.2" calcext:value-type="float">
            <text:p>78339,2</text:p>
          </table:table-cell>
          <table:table-cell table:style-name="ce46" table:formula="of:=[$UN05_H9_L3.F$16]" office:value-type="float" office:value="31611.43" calcext:value-type="float">
            <text:p>31611,4</text:p>
          </table:table-cell>
          <table:table-cell table:formula="of:=[$UN05_H9_L3.G$16]" office:value-type="float" office:value="92.56385" calcext:value-type="float">
            <text:p>92,56</text:p>
          </table:table-cell>
          <table:table-cell table:formula="of:=[$UN05_H9_L3.H$16]" office:value-type="float" office:value="7.436134" calcext:value-type="float">
            <text:p>7,44</text:p>
          </table:table-cell>
          <table:table-cell table:formula="of:=[$UN05_H9_L3.I$16]" office:value-type="float" office:value="57.62418" calcext:value-type="float">
            <text:p>57,62</text:p>
          </table:table-cell>
          <table:table-cell table:formula="of:=[$UN05_H9_L3.J$16]" office:value-type="float" office:value="89.51485" calcext:value-type="float">
            <text:p>89,51</text:p>
          </table:table-cell>
          <table:table-cell table:formula="of:=[$UN05_H9_L3.K$16]" office:value-type="float" office:value="10.485156" calcext:value-type="float">
            <text:p>10,49</text:p>
          </table:table-cell>
          <table:table-cell table:formula="of:=[$UN05_H9_L3.L$16]" office:value-type="float" office:value="33.6848836925" calcext:value-type="float">
            <text:p>33,68</text:p>
          </table:table-cell>
          <table:table-cell table:style-name="ce46" table:formula="of:=[$UN05_H9_L3.M$16]" office:value-type="float" office:value="7.68031393" calcext:value-type="float">
            <text:p>7,7</text:p>
          </table:table-cell>
          <table:table-cell table:style-name="ce46" table:formula="of:=[$UN05_H9_L3.N$16]" office:value-type="float" office:value="0.47292167" calcext:value-type="float">
            <text:p>0,5</text:p>
          </table:table-cell>
          <table:table-cell table:style-name="ce46" table:formula="of:=[$UN05_H9_L3.O$16]" office:value-type="float" office:value="0.44666054" calcext:value-type="float">
            <text:p>0,4</text:p>
          </table:table-cell>
          <table:table-cell table:style-name="ce46" table:formula="of:=[$UN05_H9_L3.P$16]" office:value-type="float" office:value="5.70162243168171" calcext:value-type="float">
            <text:p>5,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1" table:number-columns-repeated="3"/>
          <table:table-cell table:style-name="ce49" table:number-columns-repeated="6"/>
          <table:table-cell table:style-name="ce41" table:number-columns-repeated="5"/>
          <table:table-cell table:number-columns-repeated="1010"/>
        </table:table-row>
        <table:table-row table:style-name="ro1">
          <table:table-cell table:style-name="ce42"/>
          <table:table-cell table:style-name="ce4" office:value-type="string" calcext:value-type="string" table:number-columns-spanned="12" table:number-rows-spanned="1">
            <text:p>Grupo C</text:p>
          </table:table-cell>
          <table:covered-table-cell table:number-columns-repeated="11" table:style-name="ce4"/>
          <table:table-cell table:style-name="ce41"/>
          <table:table-cell table:number-columns-repeated="1010"/>
        </table:table-row>
        <table:table-row table:style-name="ro1">
          <table:table-cell table:style-name="ce43"/>
          <table:table-cell table:style-name="ce45" office:value-type="string" calcext:value-type="string">
            <text:p>Ejemplos</text:p>
          </table:table-cell>
          <table:table-cell table:style-name="ce45" office:value-type="string" calcext:value-type="string">
            <text:p>Patrones</text:p>
          </table:table-cell>
          <table:table-cell table:style-name="ce45" office:value-type="string" calcext:value-type="string">
            <text:p>Train</text:p>
          </table:table-cell>
          <table:table-cell table:style-name="ce45" office:value-type="string" calcext:value-type="string">
            <text:p>Error</text:p>
          </table:table-cell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TestNC</text:p>
          </table:table-cell>
          <table:table-cell table:style-name="ce45" office:value-type="string" calcext:value-type="string">
            <text:p>Error</text:p>
          </table:table-cell>
          <table:table-cell table:style-name="ce45" office:value-type="string" calcext:value-type="string">
            <text:p>%NC</text:p>
          </table:table-cell>
          <table:table-cell table:style-name="ce47" office:value-type="string" calcext:value-type="string">
            <text:p>T_Train</text:p>
          </table:table-cell>
          <table:table-cell table:style-name="ce47" office:value-type="string" calcext:value-type="string">
            <text:p>T_Test</text:p>
          </table:table-cell>
          <table:table-cell table:style-name="ce47" office:value-type="string" calcext:value-type="string">
            <text:p>T_CPU_Test</text:p>
          </table:table-cell>
          <table:table-cell table:style-name="ce45" office:value-type="string" calcext:value-type="string">
            <text:p>Infer/Example</text:p>
          </table:table-cell>
          <table:table-cell table:style-name="ce42"/>
          <table:table-cell table:style-name="ce48" table:number-columns-repeated="1010"/>
        </table:table-row>
        <table:table-row table:style-name="ro1">
          <table:table-cell office:value-type="string" calcext:value-type="string">
            <text:p>UN04_H2</text:p>
          </table:table-cell>
          <table:table-cell table:style-name="ce46" table:formula="of:=[$UN04_H2.E$27]" office:value-type="float" office:value="260.714285714286" calcext:value-type="float">
            <text:p>260,7</text:p>
          </table:table-cell>
          <table:table-cell table:style-name="ce46" table:formula="of:=[$UN04_H2.F27]" office:value-type="float" office:value="16926.3857142857" calcext:value-type="float">
            <text:p>16926,4</text:p>
          </table:table-cell>
          <table:table-cell table:formula="of:=[$UN04_H2.G27]" office:value-type="float" office:value="99.628" calcext:value-type="float">
            <text:p>99,63</text:p>
          </table:table-cell>
          <table:table-cell table:formula="of:=[$UN04_H2.H27]" office:value-type="float" office:value="0.372000285714286" calcext:value-type="float">
            <text:p>0,37</text:p>
          </table:table-cell>
          <table:table-cell table:formula="of:=[$UN04_H2.I27]" office:value-type="float" office:value="33.6200657142857" calcext:value-type="float">
            <text:p>33,62</text:p>
          </table:table-cell>
          <table:table-cell table:formula="of:=[$UN04_H2.J27]" office:value-type="float" office:value="71.8749" calcext:value-type="float">
            <text:p>71,87</text:p>
          </table:table-cell>
          <table:table-cell table:formula="of:=[$UN04_H2.K27]" office:value-type="float" office:value="28.1251118571429" calcext:value-type="float">
            <text:p>28,13</text:p>
          </table:table-cell>
          <table:table-cell table:formula="of:=[$UN04_H2.L27]" office:value-type="float" office:value="60.7374142857143" calcext:value-type="float">
            <text:p>60,74</text:p>
          </table:table-cell>
          <table:table-cell table:style-name="ce46" table:formula="of:=[$UN04_H2.M27]" office:value-type="float" office:value="0.1121594" calcext:value-type="float">
            <text:p>0,1</text:p>
          </table:table-cell>
          <table:table-cell table:style-name="ce46" table:formula="of:=[$UN04_H2.N27]" office:value-type="float" office:value="0.0132083142857143" calcext:value-type="float">
            <text:p>0,0</text:p>
          </table:table-cell>
          <table:table-cell table:style-name="ce46" table:formula="of:=[$UN04_H2.O27]" office:value-type="float" office:value="0.0130020571428571" calcext:value-type="float">
            <text:p>0,0</text:p>
          </table:table-cell>
          <table:table-cell table:style-name="ce46" table:formula="of:=[$UN04_H2.P27]" office:value-type="float" office:value="49.870904109589" calcext:value-type="float">
            <text:p>49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1_H2</text:p>
          </table:table-cell>
          <table:table-cell table:style-name="ce46" table:formula="of:=[$UN01_H2.E$27]" office:value-type="float" office:value="260.714285714286" calcext:value-type="float">
            <text:p>260,7</text:p>
          </table:table-cell>
          <table:table-cell table:style-name="ce46" table:formula="of:=[$UN01_H2.F$27]" office:value-type="float" office:value="67221.4285714286" calcext:value-type="float">
            <text:p>67221,4</text:p>
          </table:table-cell>
          <table:table-cell table:formula="of:=[$UN01_H2.G$27]" office:value-type="float" office:value="99.4725" calcext:value-type="float">
            <text:p>99,47</text:p>
          </table:table-cell>
          <table:table-cell table:formula="of:=[$UN01_H2.H$27]" office:value-type="float" office:value="0.527513857142857" calcext:value-type="float">
            <text:p>0,53</text:p>
          </table:table-cell>
          <table:table-cell table:formula="of:=[$UN01_H2.I$27]" office:value-type="float" office:value="37.9628657142857" calcext:value-type="float">
            <text:p>37,96</text:p>
          </table:table-cell>
          <table:table-cell table:formula="of:=[$UN01_H2.J$27]" office:value-type="float" office:value="69.1298428571429" calcext:value-type="float">
            <text:p>69,13</text:p>
          </table:table-cell>
          <table:table-cell table:formula="of:=[$UN01_H2.K$27]" office:value-type="float" office:value="30.8701668571429" calcext:value-type="float">
            <text:p>30,87</text:p>
          </table:table-cell>
          <table:table-cell table:formula="of:=[$UN01_H2.L$27]" office:value-type="float" office:value="55.2862528571429" calcext:value-type="float">
            <text:p>55,29</text:p>
          </table:table-cell>
          <table:table-cell table:style-name="ce46" table:formula="of:=[$UN01_H2.M$27]" office:value-type="float" office:value="0.442924014285714" calcext:value-type="float">
            <text:p>0,4</text:p>
          </table:table-cell>
          <table:table-cell table:style-name="ce46" table:formula="of:=[$UN01_H2.N$27]" office:value-type="float" office:value="0.0171450142857143" calcext:value-type="float">
            <text:p>0,0</text:p>
          </table:table-cell>
          <table:table-cell table:style-name="ce46" table:formula="of:=[$UN01_H2.O$27]" office:value-type="float" office:value="0.0168849285714286" calcext:value-type="float">
            <text:p>0,0</text:p>
          </table:table-cell>
          <table:table-cell table:style-name="ce46" table:formula="of:=[$UN01_H2.P$27]" office:value-type="float" office:value="64.7641095890411" calcext:value-type="float">
            <text:p>64,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1_H3</text:p>
          </table:table-cell>
          <table:table-cell table:style-name="ce46" table:formula="of:=[$UN01_H3.E$27]" office:value-type="float" office:value="260.714285714286" calcext:value-type="float">
            <text:p>260,7</text:p>
          </table:table-cell>
          <table:table-cell table:style-name="ce46" table:formula="of:=[$UN01_H3.F$27]" office:value-type="float" office:value="428359.914285714" calcext:value-type="float">
            <text:p>428359,9</text:p>
          </table:table-cell>
          <table:table-cell table:formula="of:=[$UN01_H3.G$27]" office:value-type="float" office:value="99.3984428571429" calcext:value-type="float">
            <text:p>99,40</text:p>
          </table:table-cell>
          <table:table-cell table:formula="of:=[$UN01_H3.H$27]" office:value-type="float" office:value="0.601550142" calcext:value-type="float">
            <text:p>0,60</text:p>
          </table:table-cell>
          <table:table-cell table:formula="of:=[$UN01_H3.I$27]" office:value-type="float" office:value="38.6931928571429" calcext:value-type="float">
            <text:p>38,69</text:p>
          </table:table-cell>
          <table:table-cell table:formula="of:=[$UN01_H3.J$27]" office:value-type="float" office:value="69.5329714285714" calcext:value-type="float">
            <text:p>69,53</text:p>
          </table:table-cell>
          <table:table-cell table:formula="of:=[$UN01_H3.K$27]" office:value-type="float" office:value="30.4670255714286" calcext:value-type="float">
            <text:p>30,47</text:p>
          </table:table-cell>
          <table:table-cell table:formula="of:=[$UN01_H3.L$27]" office:value-type="float" office:value="54.18734" calcext:value-type="float">
            <text:p>54,19</text:p>
          </table:table-cell>
          <table:table-cell table:style-name="ce46" table:formula="of:=[$UN01_H3.M$27]" office:value-type="float" office:value="2.65064242857143" calcext:value-type="float">
            <text:p>2,7</text:p>
          </table:table-cell>
          <table:table-cell table:style-name="ce46" table:formula="of:=[$UN01_H3.N$27]" office:value-type="float" office:value="0.0192272142857143" calcext:value-type="float">
            <text:p>0,0</text:p>
          </table:table-cell>
          <table:table-cell table:style-name="ce46" table:formula="of:=[$UN01_H3.O$27]" office:value-type="float" office:value="0.0189200142857143" calcext:value-type="float">
            <text:p>0,0</text:p>
          </table:table-cell>
          <table:table-cell table:style-name="ce46" table:formula="of:=[$UN01_H3.P$27]" office:value-type="float" office:value="72.5699178082192" calcext:value-type="float">
            <text:p>72,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9_H3</text:p>
          </table:table-cell>
          <table:table-cell table:style-name="ce46" table:formula="of:=[$UN09_H3.E$27]" office:value-type="float" office:value="260.714285714286" calcext:value-type="float">
            <text:p>260,7</text:p>
          </table:table-cell>
          <table:table-cell table:style-name="ce46" table:formula="of:=[$UN09_H3.F$27]" office:value-type="float" office:value="789.328571428571" calcext:value-type="float">
            <text:p>789,3</text:p>
          </table:table-cell>
          <table:table-cell table:formula="of:=[$UN09_H3.G$27]" office:value-type="float" office:value="99.8216" calcext:value-type="float">
            <text:p>99,82</text:p>
          </table:table-cell>
          <table:table-cell table:formula="of:=[$UN09_H3.H$27]" office:value-type="float" office:value="0.1784" calcext:value-type="float">
            <text:p>0,18</text:p>
          </table:table-cell>
          <table:table-cell table:formula="of:=[$UN09_H3.I$27]" office:value-type="float" office:value="25.3680142857143" calcext:value-type="float">
            <text:p>25,37</text:p>
          </table:table-cell>
          <table:table-cell table:formula="of:=[$UN09_H3.J$27]" office:value-type="float" office:value="60.2063" calcext:value-type="float">
            <text:p>60,21</text:p>
          </table:table-cell>
          <table:table-cell table:formula="of:=[$UN09_H3.K$27]" office:value-type="float" office:value="39.7937071428571" calcext:value-type="float">
            <text:p>39,79</text:p>
          </table:table-cell>
          <table:table-cell table:formula="of:=[$UN09_H3.L$27]" office:value-type="float" office:value="71.0022428571429" calcext:value-type="float">
            <text:p>71,00</text:p>
          </table:table-cell>
          <table:table-cell table:style-name="ce46" table:formula="of:=[$UN09_H3.M$27]" office:value-type="float" office:value="0.00956658571428572" calcext:value-type="float">
            <text:p>0,0</text:p>
          </table:table-cell>
          <table:table-cell table:style-name="ce46" table:formula="of:=[$UN09_H3.N$27]" office:value-type="float" office:value="0.0089985" calcext:value-type="float">
            <text:p>0,0</text:p>
          </table:table-cell>
          <table:table-cell table:style-name="ce46" table:formula="of:=[$UN09_H3.O$27]" office:value-type="float" office:value="0.00882978571428571" calcext:value-type="float">
            <text:p>0,0</text:p>
          </table:table-cell>
          <table:table-cell table:style-name="ce46" table:formula="of:=[$UN09_H3.P$27]" office:value-type="float" office:value="33.8676712328767" calcext:value-type="float">
            <text:p>33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9_H4</text:p>
          </table:table-cell>
          <table:table-cell table:style-name="ce46" table:formula="of:=[$UN09_H4.E$27]" office:value-type="float" office:value="260.714285714286" calcext:value-type="float">
            <text:p>260,7</text:p>
          </table:table-cell>
          <table:table-cell table:style-name="ce46" table:formula="of:=[$UN09_H4.F$27]" office:value-type="float" office:value="790.485714285714" calcext:value-type="float">
            <text:p>790,5</text:p>
          </table:table-cell>
          <table:table-cell table:formula="of:=[$UN09_H4.G$27]" office:value-type="float" office:value="99.8216" calcext:value-type="float">
            <text:p>99,82</text:p>
          </table:table-cell>
          <table:table-cell table:formula="of:=[$UN09_H4.H$27]" office:value-type="float" office:value="0.1784" calcext:value-type="float">
            <text:p>0,18</text:p>
          </table:table-cell>
          <table:table-cell table:formula="of:=[$UN09_H4.I$27]" office:value-type="float" office:value="25.3680142857143" calcext:value-type="float">
            <text:p>25,37</text:p>
          </table:table-cell>
          <table:table-cell table:formula="of:=[$UN09_H4.J$27]" office:value-type="float" office:value="60.2063" calcext:value-type="float">
            <text:p>60,21</text:p>
          </table:table-cell>
          <table:table-cell table:formula="of:=[$UN09_H4.K$27]" office:value-type="float" office:value="39.7937071428571" calcext:value-type="float">
            <text:p>39,79</text:p>
          </table:table-cell>
          <table:table-cell table:formula="of:=[$UN09_H4.L$27]" office:value-type="float" office:value="71.0022428571429" calcext:value-type="float">
            <text:p>71,00</text:p>
          </table:table-cell>
          <table:table-cell table:style-name="ce46" table:formula="of:=[$UN09_H4.M$27]" office:value-type="float" office:value="0.0095602" calcext:value-type="float">
            <text:p>0,0</text:p>
          </table:table-cell>
          <table:table-cell table:style-name="ce46" table:formula="of:=[$UN09_H4.N$27]" office:value-type="float" office:value="0.00897171428571429" calcext:value-type="float">
            <text:p>0,0</text:p>
          </table:table-cell>
          <table:table-cell table:style-name="ce46" table:formula="of:=[$UN09_H4.O$27]" office:value-type="float" office:value="0.00880727142857143" calcext:value-type="float">
            <text:p>0,0</text:p>
          </table:table-cell>
          <table:table-cell table:style-name="ce46" table:formula="of:=[$UN09_H4.P$27]" office:value-type="float" office:value="33.7813150684931" calcext:value-type="float">
            <text:p>33,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9_H5</text:p>
          </table:table-cell>
          <table:table-cell table:style-name="ce46" table:formula="of:=[$UN09_H5.E$27]" office:value-type="float" office:value="260.714285714286" calcext:value-type="float">
            <text:p>260,7</text:p>
          </table:table-cell>
          <table:table-cell table:style-name="ce46" table:formula="of:=[$UN09_H5.F$27]" office:value-type="float" office:value="790.485714285714" calcext:value-type="float">
            <text:p>790,5</text:p>
          </table:table-cell>
          <table:table-cell table:formula="of:=[$UN09_H5.G$27]" office:value-type="float" office:value="99.8216" calcext:value-type="float">
            <text:p>99,82</text:p>
          </table:table-cell>
          <table:table-cell table:formula="of:=[$UN09_H5.H$27]" office:value-type="float" office:value="0.1784" calcext:value-type="float">
            <text:p>0,18</text:p>
          </table:table-cell>
          <table:table-cell table:formula="of:=[$UN09_H5.I$27]" office:value-type="float" office:value="25.3680142857143" calcext:value-type="float">
            <text:p>25,37</text:p>
          </table:table-cell>
          <table:table-cell table:formula="of:=[$UN09_H5.J$27]" office:value-type="float" office:value="60.2063" calcext:value-type="float">
            <text:p>60,21</text:p>
          </table:table-cell>
          <table:table-cell table:formula="of:=[$UN09_H5.K$27]" office:value-type="float" office:value="39.7937071428571" calcext:value-type="float">
            <text:p>39,79</text:p>
          </table:table-cell>
          <table:table-cell table:formula="of:=[$UN09_H5.L$27]" office:value-type="float" office:value="71.0022428571429" calcext:value-type="float">
            <text:p>71,00</text:p>
          </table:table-cell>
          <table:table-cell table:style-name="ce46" table:formula="of:=[$UN09_H5.M$27]" office:value-type="float" office:value="0.00937485714285714" calcext:value-type="float">
            <text:p>0,0</text:p>
          </table:table-cell>
          <table:table-cell table:style-name="ce46" table:formula="of:=[$UN09_H5.N$27]" office:value-type="float" office:value="0.00903074285714286" calcext:value-type="float">
            <text:p>0,0</text:p>
          </table:table-cell>
          <table:table-cell table:style-name="ce46" table:formula="of:=[$UN09_H5.O$27]" office:value-type="float" office:value="0.00887061428571429" calcext:value-type="float">
            <text:p>0,0</text:p>
          </table:table-cell>
          <table:table-cell table:style-name="ce46" table:formula="of:=[$UN09_H5.P$27]" office:value-type="float" office:value="34.0242739726027" calcext:value-type="float">
            <text:p>34,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5_H5</text:p>
          </table:table-cell>
          <table:table-cell table:style-name="ce46" table:formula="of:=[$UN05_H5.E$27]" office:value-type="float" office:value="260.714285714286" calcext:value-type="float">
            <text:p>260,7</text:p>
          </table:table-cell>
          <table:table-cell table:style-name="ce46" table:formula="of:=[$UN05_H5.F$27]" office:value-type="float" office:value="45966.1" calcext:value-type="float">
            <text:p>45966,1</text:p>
          </table:table-cell>
          <table:table-cell table:formula="of:=[$UN05_H5.G$27]" office:value-type="float" office:value="99.6988142857143" calcext:value-type="float">
            <text:p>99,70</text:p>
          </table:table-cell>
          <table:table-cell table:formula="of:=[$UN05_H5.H$27]" office:value-type="float" office:value="0.301183925714286" calcext:value-type="float">
            <text:p>0,30</text:p>
          </table:table-cell>
          <table:table-cell table:formula="of:=[$UN05_H5.I$27]" office:value-type="float" office:value="32.4701471428571" calcext:value-type="float">
            <text:p>32,47</text:p>
          </table:table-cell>
          <table:table-cell table:formula="of:=[$UN05_H5.J$27]" office:value-type="float" office:value="75.0395285714286" calcext:value-type="float">
            <text:p>75,04</text:p>
          </table:table-cell>
          <table:table-cell table:formula="of:=[$UN05_H5.K$27]" office:value-type="float" office:value="24.9604571428571" calcext:value-type="float">
            <text:p>24,96</text:p>
          </table:table-cell>
          <table:table-cell table:formula="of:=[$UN05_H5.L$27]" office:value-type="float" office:value="62.7007714285714" calcext:value-type="float">
            <text:p>62,70</text:p>
          </table:table-cell>
          <table:table-cell table:style-name="ce46" table:formula="of:=[$UN05_H5.M$27]" office:value-type="float" office:value="0.272003571428571" calcext:value-type="float">
            <text:p>0,3</text:p>
          </table:table-cell>
          <table:table-cell table:style-name="ce46" table:formula="of:=[$UN05_H5.N$27]" office:value-type="float" office:value="0.0149192714285714" calcext:value-type="float">
            <text:p>0,0</text:p>
          </table:table-cell>
          <table:table-cell table:style-name="ce46" table:formula="of:=[$UN05_H5.O$27]" office:value-type="float" office:value="0.0146806" calcext:value-type="float">
            <text:p>0,0</text:p>
          </table:table-cell>
          <table:table-cell table:style-name="ce46" table:formula="of:=[$UN05_H5.P$27]" office:value-type="float" office:value="56.3091506849315" calcext:value-type="float">
            <text:p>56,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5_H9</text:p>
          </table:table-cell>
          <table:table-cell table:style-name="ce46" table:formula="of:=[$UN05_H9.E$27]" office:value-type="float" office:value="260.714285714286" calcext:value-type="float">
            <text:p>260,7</text:p>
          </table:table-cell>
          <table:table-cell table:style-name="ce46" table:formula="of:=[$UN05_H9.F$27]" office:value-type="float" office:value="52173.0142857143" calcext:value-type="float">
            <text:p>52173,0</text:p>
          </table:table-cell>
          <table:table-cell table:formula="of:=[$UN05_H9.G$27]" office:value-type="float" office:value="99.6988428571429" calcext:value-type="float">
            <text:p>99,70</text:p>
          </table:table-cell>
          <table:table-cell table:formula="of:=[$UN05_H9.H$27]" office:value-type="float" office:value="0.301150592857143" calcext:value-type="float">
            <text:p>0,30</text:p>
          </table:table-cell>
          <table:table-cell table:formula="of:=[$UN05_H9.I$27]" office:value-type="float" office:value="32.4701471428571" calcext:value-type="float">
            <text:p>32,47</text:p>
          </table:table-cell>
          <table:table-cell table:formula="of:=[$UN05_H9.J$27]" office:value-type="float" office:value="75.0395285714286" calcext:value-type="float">
            <text:p>75,04</text:p>
          </table:table-cell>
          <table:table-cell table:formula="of:=[$UN05_H9.K$27]" office:value-type="float" office:value="24.9604571428571" calcext:value-type="float">
            <text:p>24,96</text:p>
          </table:table-cell>
          <table:table-cell table:formula="of:=[$UN05_H9.L$27]" office:value-type="float" office:value="62.7007714285714" calcext:value-type="float">
            <text:p>62,70</text:p>
          </table:table-cell>
          <table:table-cell table:style-name="ce46" table:formula="of:=[$UN05_H9.M$27]" office:value-type="float" office:value="0.298893785714286" calcext:value-type="float">
            <text:p>0,3</text:p>
          </table:table-cell>
          <table:table-cell table:style-name="ce46" table:formula="of:=[$UN05_H9.N$27]" office:value-type="float" office:value="0.0147429" calcext:value-type="float">
            <text:p>0,0</text:p>
          </table:table-cell>
          <table:table-cell table:style-name="ce46" table:formula="of:=[$UN05_H9.O$27]" office:value-type="float" office:value="0.0145238142857143" calcext:value-type="float">
            <text:p>0,0</text:p>
          </table:table-cell>
          <table:table-cell table:style-name="ce46" table:formula="of:=[$UN05_H9.P$27]" office:value-type="float" office:value="55.7077808219178" calcext:value-type="float">
            <text:p>55,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5_H9_L3</text:p>
          </table:table-cell>
          <table:table-cell table:style-name="ce46" table:formula="of:=[$UN05_H9_L3.E$27]" office:value-type="float" office:value="260.714285714286" calcext:value-type="float">
            <text:p>260,7</text:p>
          </table:table-cell>
          <table:table-cell table:style-name="ce46" table:formula="of:=[$UN05_H9_L3.F$27]" office:value-type="float" office:value="113449.857142857" calcext:value-type="float">
            <text:p>113449,9</text:p>
          </table:table-cell>
          <table:table-cell table:formula="of:=[$UN05_H9_L3.G$27]" office:value-type="float" office:value="97.1410142857143" calcext:value-type="float">
            <text:p>97,14</text:p>
          </table:table-cell>
          <table:table-cell table:formula="of:=[$UN05_H9_L3.H$27]" office:value-type="float" office:value="2.8589843" calcext:value-type="float">
            <text:p>2,86</text:p>
          </table:table-cell>
          <table:table-cell table:formula="of:=[$UN05_H9_L3.I$27]" office:value-type="float" office:value="47.4379285714286" calcext:value-type="float">
            <text:p>47,44</text:p>
          </table:table-cell>
          <table:table-cell table:formula="of:=[$UN05_H9_L3.J$27]" office:value-type="float" office:value="79.7792285714286" calcext:value-type="float">
            <text:p>79,78</text:p>
          </table:table-cell>
          <table:table-cell table:formula="of:=[$UN05_H9_L3.K$27]" office:value-type="float" office:value="20.2207728571429" calcext:value-type="float">
            <text:p>20,22</text:p>
          </table:table-cell>
          <table:table-cell table:formula="of:=[$UN05_H9_L3.L$27]" office:value-type="float" office:value="39.2869628571429" calcext:value-type="float">
            <text:p>39,29</text:p>
          </table:table-cell>
          <table:table-cell table:style-name="ce46" table:formula="of:=[$UN05_H9_L3.M$27]" office:value-type="float" office:value="0.584772942857143" calcext:value-type="float">
            <text:p>0,6</text:p>
          </table:table-cell>
          <table:table-cell table:style-name="ce46" table:formula="of:=[$UN05_H9_L3.N$27]" office:value-type="float" office:value="0.0127057" calcext:value-type="float">
            <text:p>0,0</text:p>
          </table:table-cell>
          <table:table-cell table:style-name="ce46" table:formula="of:=[$UN05_H9_L3.O$27]" office:value-type="float" office:value="0.0124829571428571" calcext:value-type="float">
            <text:p>0,0</text:p>
          </table:table-cell>
          <table:table-cell table:style-name="ce46" table:formula="of:=[$UN05_H9_L3.P$27]" office:value-type="float" office:value="47.8798356164384" calcext:value-type="float">
            <text:p>47,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1" table:number-columns-repeated="3"/>
          <table:table-cell table:style-name="ce49" table:number-columns-repeated="6"/>
          <table:table-cell table:style-name="ce41" table:number-columns-repeated="5"/>
          <table:table-cell table:number-columns-repeated="1010"/>
        </table:table-row>
        <table:table-row table:style-name="ro1">
          <table:table-cell table:style-name="ce42"/>
          <table:table-cell table:style-name="ce4" office:value-type="string" calcext:value-type="string" table:number-columns-spanned="12" table:number-rows-spanned="1">
            <text:p>Grupo D</text:p>
          </table:table-cell>
          <table:covered-table-cell table:number-columns-repeated="11" table:style-name="ce4"/>
          <table:table-cell table:style-name="ce41"/>
          <table:table-cell table:number-columns-repeated="1010"/>
        </table:table-row>
        <table:table-row table:style-name="ro1">
          <table:table-cell table:style-name="ce43"/>
          <table:table-cell table:style-name="ce45" office:value-type="string" calcext:value-type="string">
            <text:p>Ejemplos</text:p>
          </table:table-cell>
          <table:table-cell table:style-name="ce45" office:value-type="string" calcext:value-type="string">
            <text:p>Patrones</text:p>
          </table:table-cell>
          <table:table-cell table:style-name="ce45" office:value-type="string" calcext:value-type="string">
            <text:p>Train</text:p>
          </table:table-cell>
          <table:table-cell table:style-name="ce45" office:value-type="string" calcext:value-type="string">
            <text:p>Error</text:p>
          </table:table-cell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TestNC</text:p>
          </table:table-cell>
          <table:table-cell table:style-name="ce45" office:value-type="string" calcext:value-type="string">
            <text:p>Error</text:p>
          </table:table-cell>
          <table:table-cell table:style-name="ce45" office:value-type="string" calcext:value-type="string">
            <text:p>%NC</text:p>
          </table:table-cell>
          <table:table-cell table:style-name="ce47" office:value-type="string" calcext:value-type="string">
            <text:p>T_Train</text:p>
          </table:table-cell>
          <table:table-cell table:style-name="ce47" office:value-type="string" calcext:value-type="string">
            <text:p>T_Test</text:p>
          </table:table-cell>
          <table:table-cell table:style-name="ce47" office:value-type="string" calcext:value-type="string">
            <text:p>T_CPU_Test</text:p>
          </table:table-cell>
          <table:table-cell table:style-name="ce45" office:value-type="string" calcext:value-type="string">
            <text:p>Infer/Example</text:p>
          </table:table-cell>
          <table:table-cell table:style-name="ce42"/>
          <table:table-cell table:style-name="ce48" table:number-columns-repeated="1010"/>
        </table:table-row>
        <table:table-row table:style-name="ro1">
          <table:table-cell office:value-type="string" calcext:value-type="string">
            <text:p>UN04_H2</text:p>
          </table:table-cell>
          <table:table-cell table:style-name="ce46" table:formula="of:=[$UN04_H2.E35]" office:value-type="float" office:value="6080.58333333333" calcext:value-type="float">
            <text:p>6080,6</text:p>
          </table:table-cell>
          <table:table-cell table:style-name="ce46" table:formula="of:=[$UN04_H2.F35]" office:value-type="float" office:value="90952.6666666667" calcext:value-type="float">
            <text:p>90952,7</text:p>
          </table:table-cell>
          <table:table-cell table:formula="of:=[$UN04_H2.G35]" office:value-type="float" office:value="89.2026916666667" calcext:value-type="float">
            <text:p>89,20</text:p>
          </table:table-cell>
          <table:table-cell table:formula="of:=[$UN04_H2.H35]" office:value-type="float" office:value="10.7973086666667" calcext:value-type="float">
            <text:p>10,80</text:p>
          </table:table-cell>
          <table:table-cell table:formula="of:=[$UN04_H2.I35]" office:value-type="float" office:value="77.5269416666667" calcext:value-type="float">
            <text:p>77,53</text:p>
          </table:table-cell>
          <table:table-cell table:formula="of:=[$UN04_H2.J35]" office:value-type="float" office:value="81.0401" calcext:value-type="float">
            <text:p>81,04</text:p>
          </table:table-cell>
          <table:table-cell table:formula="of:=[$UN04_H2.K35]" office:value-type="float" office:value="18.9598960833333" calcext:value-type="float">
            <text:p>18,96</text:p>
          </table:table-cell>
          <table:table-cell table:formula="of:=[$UN04_H2.L35]" office:value-type="float" office:value="4.14387808333333" calcext:value-type="float">
            <text:p>4,14</text:p>
          </table:table-cell>
          <table:table-cell table:style-name="ce46" table:formula="of:=[$UN04_H2.M35]" office:value-type="float" office:value="0.852778516666667" calcext:value-type="float">
            <text:p>0,9</text:p>
          </table:table-cell>
          <table:table-cell table:style-name="ce46" table:formula="of:=[$UN04_H2.N35]" office:value-type="float" office:value="0.112640866666667" calcext:value-type="float">
            <text:p>0,1</text:p>
          </table:table-cell>
          <table:table-cell table:style-name="ce46" table:formula="of:=[$UN04_H2.O35]" office:value-type="float" office:value="0.10868805" calcext:value-type="float">
            <text:p>0,1</text:p>
          </table:table-cell>
          <table:table-cell table:style-name="ce46" table:formula="of:=[$UN04_H2.P35]" office:value-type="float" office:value="17.8746090698535" calcext:value-type="float">
            <text:p>17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1_H2</text:p>
          </table:table-cell>
          <table:table-cell table:style-name="ce46" table:formula="of:=[$UN01_H2.E$35]" office:value-type="float" office:value="6080.58333333333" calcext:value-type="float">
            <text:p>6080,6</text:p>
          </table:table-cell>
          <table:table-cell table:style-name="ce46" table:formula="of:=[$UN01_H2.F$35]" office:value-type="float" office:value="315364.15" calcext:value-type="float">
            <text:p>315364,2</text:p>
          </table:table-cell>
          <table:table-cell table:formula="of:=[$UN01_H2.G$35]" office:value-type="float" office:value="87.4511333333333" calcext:value-type="float">
            <text:p>87,45</text:p>
          </table:table-cell>
          <table:table-cell table:formula="of:=[$UN01_H2.H$35]" office:value-type="float" office:value="12.5488638333333" calcext:value-type="float">
            <text:p>12,55</text:p>
          </table:table-cell>
          <table:table-cell table:formula="of:=[$UN01_H2.I$35]" office:value-type="float" office:value="80.171825" calcext:value-type="float">
            <text:p>80,17</text:p>
          </table:table-cell>
          <table:table-cell table:formula="of:=[$UN01_H2.J$35]" office:value-type="float" office:value="82.0518166666667" calcext:value-type="float">
            <text:p>82,05</text:p>
          </table:table-cell>
          <table:table-cell table:formula="of:=[$UN01_H2.K$35]" office:value-type="float" office:value="17.9481749166667" calcext:value-type="float">
            <text:p>17,95</text:p>
          </table:table-cell>
          <table:table-cell table:formula="of:=[$UN01_H2.L$35]" office:value-type="float" office:value="2.22276066666667" calcext:value-type="float">
            <text:p>2,22</text:p>
          </table:table-cell>
          <table:table-cell table:style-name="ce46" table:formula="of:=[$UN01_H2.M$35]" office:value-type="float" office:value="2.77200568333333" calcext:value-type="float">
            <text:p>2,8</text:p>
          </table:table-cell>
          <table:table-cell table:style-name="ce46" table:formula="of:=[$UN01_H2.N$35]" office:value-type="float" office:value="0.115464283333333" calcext:value-type="float">
            <text:p>0,1</text:p>
          </table:table-cell>
          <table:table-cell table:style-name="ce46" table:formula="of:=[$UN01_H2.O$35]" office:value-type="float" office:value="0.111116625" calcext:value-type="float">
            <text:p>0,1</text:p>
          </table:table-cell>
          <table:table-cell table:style-name="ce46" table:formula="of:=[$UN01_H2.P$35]" office:value-type="float" office:value="18.2740074280154" calcext:value-type="float">
            <text:p>18,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1_H3</text:p>
          </table:table-cell>
          <table:table-cell table:style-name="ce46" table:formula="of:=[$UN01_H3.E$35]" office:value-type="float" office:value="6080.58333333333" calcext:value-type="float">
            <text:p>6080,6</text:p>
          </table:table-cell>
          <table:table-cell table:style-name="ce46" table:formula="of:=[$UN01_H3.F$35]" office:value-type="float" office:value="1294681.11666667" calcext:value-type="float">
            <text:p>1294681,1</text:p>
          </table:table-cell>
          <table:table-cell table:formula="of:=[$UN01_H3.G$35]" office:value-type="float" office:value="86.7682666666667" calcext:value-type="float">
            <text:p>86,77</text:p>
          </table:table-cell>
          <table:table-cell table:formula="of:=[$UN01_H3.H$35]" office:value-type="float" office:value="13.2317324166667" calcext:value-type="float">
            <text:p>13,23</text:p>
          </table:table-cell>
          <table:table-cell table:formula="of:=[$UN01_H3.I$35]" office:value-type="float" office:value="81.6548916666667" calcext:value-type="float">
            <text:p>81,65</text:p>
          </table:table-cell>
          <table:table-cell table:formula="of:=[$UN01_H3.J$35]" office:value-type="float" office:value="82.9279666666667" calcext:value-type="float">
            <text:p>82,93</text:p>
          </table:table-cell>
          <table:table-cell table:formula="of:=[$UN01_H3.K$35]" office:value-type="float" office:value="17.072027" calcext:value-type="float">
            <text:p>17,07</text:p>
          </table:table-cell>
          <table:table-cell table:formula="of:=[$UN01_H3.L$35]" office:value-type="float" office:value="1.50937775" calcext:value-type="float">
            <text:p>1,51</text:p>
          </table:table-cell>
          <table:table-cell table:style-name="ce46" table:formula="of:=[$UN01_H3.M$35]" office:value-type="float" office:value="12.5611270833333" calcext:value-type="float">
            <text:p>12,6</text:p>
          </table:table-cell>
          <table:table-cell table:style-name="ce46" table:formula="of:=[$UN01_H3.N$35]" office:value-type="float" office:value="0.115994041666667" calcext:value-type="float">
            <text:p>0,1</text:p>
          </table:table-cell>
          <table:table-cell table:style-name="ce46" table:formula="of:=[$UN01_H3.O$35]" office:value-type="float" office:value="0.111614841666667" calcext:value-type="float">
            <text:p>0,1</text:p>
          </table:table-cell>
          <table:table-cell table:style-name="ce46" table:formula="of:=[$UN01_H3.P$35]" office:value-type="float" office:value="18.3559430975647" calcext:value-type="float">
            <text:p>18,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9_H3</text:p>
          </table:table-cell>
          <table:table-cell table:style-name="ce46" table:formula="of:=[$UN09_H3.E$35]" office:value-type="float" office:value="6080.58333333333" calcext:value-type="float">
            <text:p>6080,6</text:p>
          </table:table-cell>
          <table:table-cell table:style-name="ce46" table:formula="of:=[$UN09_H3.F$35]" office:value-type="float" office:value="8257.05833333333" calcext:value-type="float">
            <text:p>8257,1</text:p>
          </table:table-cell>
          <table:table-cell table:formula="of:=[$UN09_H3.G$35]" office:value-type="float" office:value="91.9569833333333" calcext:value-type="float">
            <text:p>91,96</text:p>
          </table:table-cell>
          <table:table-cell table:formula="of:=[$UN09_H3.H$35]" office:value-type="float" office:value="8.04300739166667" calcext:value-type="float">
            <text:p>8,04</text:p>
          </table:table-cell>
          <table:table-cell table:formula="of:=[$UN09_H3.I$35]" office:value-type="float" office:value="70.9285" calcext:value-type="float">
            <text:p>70,93</text:p>
          </table:table-cell>
          <table:table-cell table:formula="of:=[$UN09_H3.J$35]" office:value-type="float" office:value="78.8815333333333" calcext:value-type="float">
            <text:p>78,88</text:p>
          </table:table-cell>
          <table:table-cell table:formula="of:=[$UN09_H3.K$35]" office:value-type="float" office:value="21.11846575" calcext:value-type="float">
            <text:p>21,12</text:p>
          </table:table-cell>
          <table:table-cell table:formula="of:=[$UN09_H3.L$35]" office:value-type="float" office:value="9.43730458333333" calcext:value-type="float">
            <text:p>9,44</text:p>
          </table:table-cell>
          <table:table-cell table:style-name="ce46" table:formula="of:=[$UN09_H3.M$35]" office:value-type="float" office:value="0.135704525" calcext:value-type="float">
            <text:p>0,1</text:p>
          </table:table-cell>
          <table:table-cell table:style-name="ce46" table:formula="of:=[$UN09_H3.N$35]" office:value-type="float" office:value="0.10068575" calcext:value-type="float">
            <text:p>0,1</text:p>
          </table:table-cell>
          <table:table-cell table:style-name="ce46" table:formula="of:=[$UN09_H3.O$35]" office:value-type="float" office:value="0.0970381166666667" calcext:value-type="float">
            <text:p>0,1</text:p>
          </table:table-cell>
          <table:table-cell table:style-name="ce46" table:formula="of:=[$UN09_H3.P$35]" office:value-type="float" office:value="15.958685433141" calcext:value-type="float">
            <text:p>16,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9_H4</text:p>
          </table:table-cell>
          <table:table-cell table:style-name="ce46" table:formula="of:=[$UN09_H4.E$35]" office:value-type="float" office:value="6080.58333333333" calcext:value-type="float">
            <text:p>6080,6</text:p>
          </table:table-cell>
          <table:table-cell table:style-name="ce46" table:formula="of:=[$UN09_H4.F$35]" office:value-type="float" office:value="8465.75833333333" calcext:value-type="float">
            <text:p>8465,8</text:p>
          </table:table-cell>
          <table:table-cell table:formula="of:=[$UN09_H4.G$35]" office:value-type="float" office:value="92.0173916666667" calcext:value-type="float">
            <text:p>92,02</text:p>
          </table:table-cell>
          <table:table-cell table:formula="of:=[$UN09_H4.H$35]" office:value-type="float" office:value="7.98260184166667" calcext:value-type="float">
            <text:p>7,98</text:p>
          </table:table-cell>
          <table:table-cell table:formula="of:=[$UN09_H4.I$35]" office:value-type="float" office:value="70.8424" calcext:value-type="float">
            <text:p>70,84</text:p>
          </table:table-cell>
          <table:table-cell table:formula="of:=[$UN09_H4.J$35]" office:value-type="float" office:value="78.791775" calcext:value-type="float">
            <text:p>78,79</text:p>
          </table:table-cell>
          <table:table-cell table:formula="of:=[$UN09_H4.K$35]" office:value-type="float" office:value="21.2082215833333" calcext:value-type="float">
            <text:p>21,21</text:p>
          </table:table-cell>
          <table:table-cell table:formula="of:=[$UN09_H4.L$35]" office:value-type="float" office:value="9.43297958333333" calcext:value-type="float">
            <text:p>9,43</text:p>
          </table:table-cell>
          <table:table-cell table:style-name="ce46" table:formula="of:=[$UN09_H4.M$35]" office:value-type="float" office:value="0.1400563" calcext:value-type="float">
            <text:p>0,1</text:p>
          </table:table-cell>
          <table:table-cell table:style-name="ce46" table:formula="of:=[$UN09_H4.N$35]" office:value-type="float" office:value="0.100254908333333" calcext:value-type="float">
            <text:p>0,1</text:p>
          </table:table-cell>
          <table:table-cell table:style-name="ce46" table:formula="of:=[$UN09_H4.O$35]" office:value-type="float" office:value="0.0964861666666667" calcext:value-type="float">
            <text:p>0,1</text:p>
          </table:table-cell>
          <table:table-cell table:style-name="ce46" table:formula="of:=[$UN09_H4.P$35]" office:value-type="float" office:value="15.8679128921293" calcext:value-type="float">
            <text:p>15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9_H5</text:p>
          </table:table-cell>
          <table:table-cell table:style-name="ce46" table:formula="of:=[$UN09_H5.E$35]" office:value-type="float" office:value="6080.58333333333" calcext:value-type="float">
            <text:p>6080,6</text:p>
          </table:table-cell>
          <table:table-cell table:style-name="ce46" table:formula="of:=[$UN09_H5.F$35]" office:value-type="float" office:value="8494.49166666667" calcext:value-type="float">
            <text:p>8494,5</text:p>
          </table:table-cell>
          <table:table-cell table:formula="of:=[$UN09_H5.G$35]" office:value-type="float" office:value="92.0346166666667" calcext:value-type="float">
            <text:p>92,03</text:p>
          </table:table-cell>
          <table:table-cell table:formula="of:=[$UN09_H5.H$35]" office:value-type="float" office:value="7.965375175" calcext:value-type="float">
            <text:p>7,97</text:p>
          </table:table-cell>
          <table:table-cell table:formula="of:=[$UN09_H5.I$35]" office:value-type="float" office:value="70.8469416666667" calcext:value-type="float">
            <text:p>70,85</text:p>
          </table:table-cell>
          <table:table-cell table:formula="of:=[$UN09_H5.J$35]" office:value-type="float" office:value="78.7950166666667" calcext:value-type="float">
            <text:p>78,80</text:p>
          </table:table-cell>
          <table:table-cell table:formula="of:=[$UN09_H5.K$35]" office:value-type="float" office:value="21.2049790833333" calcext:value-type="float">
            <text:p>21,20</text:p>
          </table:table-cell>
          <table:table-cell table:formula="of:=[$UN09_H5.L$35]" office:value-type="float" office:value="9.43146375" calcext:value-type="float">
            <text:p>9,43</text:p>
          </table:table-cell>
          <table:table-cell table:style-name="ce46" table:formula="of:=[$UN09_H5.M$35]" office:value-type="float" office:value="0.138556458333333" calcext:value-type="float">
            <text:p>0,1</text:p>
          </table:table-cell>
          <table:table-cell table:style-name="ce46" table:formula="of:=[$UN09_H5.N$35]" office:value-type="float" office:value="0.100625991666667" calcext:value-type="float">
            <text:p>0,1</text:p>
          </table:table-cell>
          <table:table-cell table:style-name="ce46" table:formula="of:=[$UN09_H5.O$35]" office:value-type="float" office:value="0.0970019333333333" calcext:value-type="float">
            <text:p>0,1</text:p>
          </table:table-cell>
          <table:table-cell table:style-name="ce46" table:formula="of:=[$UN09_H5.P$35]" office:value-type="float" office:value="15.9527347979224" calcext:value-type="float">
            <text:p>16,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5_H5</text:p>
          </table:table-cell>
          <table:table-cell table:style-name="ce46" table:formula="of:=[$UN05_H5.E$35]" office:value-type="float" office:value="6080.58333333333" calcext:value-type="float">
            <text:p>6080,6</text:p>
          </table:table-cell>
          <table:table-cell table:style-name="ce46" table:formula="of:=[$UN05_H5.F$35]" office:value-type="float" office:value="214945.391666667" calcext:value-type="float">
            <text:p>214945,4</text:p>
          </table:table-cell>
          <table:table-cell table:formula="of:=[$UN05_H5.G$35]" office:value-type="float" office:value="89.99145" calcext:value-type="float">
            <text:p>89,99</text:p>
          </table:table-cell>
          <table:table-cell table:formula="of:=[$UN05_H5.H$35]" office:value-type="float" office:value="10.0085485833333" calcext:value-type="float">
            <text:p>10,01</text:p>
          </table:table-cell>
          <table:table-cell table:formula="of:=[$UN05_H5.I$35]" office:value-type="float" office:value="76.4101" calcext:value-type="float">
            <text:p>76,41</text:p>
          </table:table-cell>
          <table:table-cell table:formula="of:=[$UN05_H5.J$35]" office:value-type="float" office:value="80.2226833333333" calcext:value-type="float">
            <text:p>80,22</text:p>
          </table:table-cell>
          <table:table-cell table:formula="of:=[$UN05_H5.K$35]" office:value-type="float" office:value="19.7773235" calcext:value-type="float">
            <text:p>19,78</text:p>
          </table:table-cell>
          <table:table-cell table:formula="of:=[$UN05_H5.L$35]" office:value-type="float" office:value="4.53106041666667" calcext:value-type="float">
            <text:p>4,53</text:p>
          </table:table-cell>
          <table:table-cell table:style-name="ce46" table:formula="of:=[$UN05_H5.M$35]" office:value-type="float" office:value="1.92683250833333" calcext:value-type="float">
            <text:p>1,9</text:p>
          </table:table-cell>
          <table:table-cell table:style-name="ce46" table:formula="of:=[$UN05_H5.N$35]" office:value-type="float" office:value="0.115002708333333" calcext:value-type="float">
            <text:p>0,1</text:p>
          </table:table-cell>
          <table:table-cell table:style-name="ce46" table:formula="of:=[$UN05_H5.O$35]" office:value-type="float" office:value="0.110767625" calcext:value-type="float">
            <text:p>0,1</text:p>
          </table:table-cell>
          <table:table-cell table:style-name="ce46" table:formula="of:=[$UN05_H5.P$35]" office:value-type="float" office:value="18.216611618951" calcext:value-type="float">
            <text:p>18,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5_H9</text:p>
          </table:table-cell>
          <table:table-cell table:style-name="ce46" table:formula="of:=[$UN05_H9.E$35]" office:value-type="float" office:value="6080.58333333333" calcext:value-type="float">
            <text:p>6080,6</text:p>
          </table:table-cell>
          <table:table-cell table:style-name="ce46" table:formula="of:=[$UN05_H9.F$35]" office:value-type="float" office:value="268186.516666667" calcext:value-type="float">
            <text:p>268186,5</text:p>
          </table:table-cell>
          <table:table-cell table:formula="of:=[$UN05_H9.G$35]" office:value-type="float" office:value="90.3195583333333" calcext:value-type="float">
            <text:p>90,32</text:p>
          </table:table-cell>
          <table:table-cell table:formula="of:=[$UN05_H9.H$35]" office:value-type="float" office:value="9.680449" calcext:value-type="float">
            <text:p>9,68</text:p>
          </table:table-cell>
          <table:table-cell table:formula="of:=[$UN05_H9.I$35]" office:value-type="float" office:value="76.3095833333333" calcext:value-type="float">
            <text:p>76,31</text:p>
          </table:table-cell>
          <table:table-cell table:formula="of:=[$UN05_H9.J$35]" office:value-type="float" office:value="80.1209833333333" calcext:value-type="float">
            <text:p>80,12</text:p>
          </table:table-cell>
          <table:table-cell table:formula="of:=[$UN05_H9.K$35]" office:value-type="float" office:value="19.8790235" calcext:value-type="float">
            <text:p>19,88</text:p>
          </table:table-cell>
          <table:table-cell table:formula="of:=[$UN05_H9.L$35]" office:value-type="float" office:value="4.52954533333333" calcext:value-type="float">
            <text:p>4,53</text:p>
          </table:table-cell>
          <table:table-cell table:style-name="ce46" table:formula="of:=[$UN05_H9.M$35]" office:value-type="float" office:value="2.46056088333333" calcext:value-type="float">
            <text:p>2,5</text:p>
          </table:table-cell>
          <table:table-cell table:style-name="ce46" table:formula="of:=[$UN05_H9.N$35]" office:value-type="float" office:value="0.112834066666667" calcext:value-type="float">
            <text:p>0,1</text:p>
          </table:table-cell>
          <table:table-cell table:style-name="ce46" table:formula="of:=[$UN05_H9.O$35]" office:value-type="float" office:value="0.108803516666667" calcext:value-type="float">
            <text:p>0,1</text:p>
          </table:table-cell>
          <table:table-cell table:style-name="ce46" table:formula="of:=[$UN05_H9.P$35]" office:value-type="float" office:value="17.8935984760234" calcext:value-type="float">
            <text:p>17,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05_H9_L3</text:p>
          </table:table-cell>
          <table:table-cell table:style-name="ce46" table:formula="of:=[$UN05_H9_L3.E$35]" office:value-type="float" office:value="6080.58333333333" calcext:value-type="float">
            <text:p>6080,6</text:p>
          </table:table-cell>
          <table:table-cell table:style-name="ce46" table:formula="of:=[$UN05_H9_L3.F$35]" office:value-type="float" office:value="1153483.59166667" calcext:value-type="float">
            <text:p>1153483,6</text:p>
          </table:table-cell>
          <table:table-cell table:formula="of:=[$UN05_H9_L3.G$35]" office:value-type="float" office:value="77.7115333333333" calcext:value-type="float">
            <text:p>77,71</text:p>
          </table:table-cell>
          <table:table-cell table:formula="of:=[$UN05_H9_L3.H$35]" office:value-type="float" office:value="22.2884675" calcext:value-type="float">
            <text:p>22,29</text:p>
          </table:table-cell>
          <table:table-cell table:formula="of:=[$UN05_H9_L3.I$35]" office:value-type="float" office:value="73.0062" calcext:value-type="float">
            <text:p>73,01</text:p>
          </table:table-cell>
          <table:table-cell table:formula="of:=[$UN05_H9_L3.J$35]" office:value-type="float" office:value="73.0921166666667" calcext:value-type="float">
            <text:p>73,09</text:p>
          </table:table-cell>
          <table:table-cell table:formula="of:=[$UN05_H9_L3.K$35]" office:value-type="float" office:value="26.90788" calcext:value-type="float">
            <text:p>26,91</text:p>
          </table:table-cell>
          <table:table-cell table:formula="of:=[$UN05_H9_L3.L$35]" office:value-type="float" office:value="0.107380866666667" calcext:value-type="float">
            <text:p>0,11</text:p>
          </table:table-cell>
          <table:table-cell table:style-name="ce46" table:formula="of:=[$UN05_H9_L3.M$35]" office:value-type="float" office:value="7.54319431666667" calcext:value-type="float">
            <text:p>7,5</text:p>
          </table:table-cell>
          <table:table-cell table:style-name="ce46" table:formula="of:=[$UN05_H9_L3.N$35]" office:value-type="float" office:value="0.0848853583333333" calcext:value-type="float">
            <text:p>0,1</text:p>
          </table:table-cell>
          <table:table-cell table:style-name="ce46" table:formula="of:=[$UN05_H9_L3.O$35]" office:value-type="float" office:value="0.0811912333333333" calcext:value-type="float">
            <text:p>0,1</text:p>
          </table:table-cell>
          <table:table-cell table:style-name="ce46" table:formula="of:=[$UN05_H9_L3.P$35]" office:value-type="float" office:value="13.3525401894007" calcext:value-type="float">
            <text:p>13,4</text:p>
          </table:table-cell>
          <table:table-cell table:number-columns-repeated="101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_Norm_09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6"/>
        <table:table-column table:style-name="co8" table:default-cell-style-name="ce50"/>
        <table:table-column table:style-name="co9" table:number-columns-repeated="2" table:default-cell-style-name="ce50"/>
        <table:table-column table:style-name="co10" table:default-cell-style-name="ce50"/>
        <table:table-column table:style-name="co8" table:number-columns-repeated="2" table:default-cell-style-name="ce50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ce50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table:style-name="ce51" office:value-type="string" calcext:value-type="string">
            <text:p>Ejemplos</text:p>
          </table:table-cell>
          <table:table-cell table:style-name="ce51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208.738461538462" calcext:value-type="float">
            <text:p>208,7</text:p>
          </table:table-cell>
          <table:table-cell table:style-name="ce53" table:formula="of:=AVERAGE([.G3:.G15])" office:value-type="float" office:value="84.3404846153846" calcext:value-type="float">
            <text:p>84,34</text:p>
          </table:table-cell>
          <table:table-cell table:style-name="ce53" table:formula="of:=AVERAGE([.H3:.H15])" office:value-type="float" office:value="15.6595235384615" calcext:value-type="float">
            <text:p>15,66</text:p>
          </table:table-cell>
          <table:table-cell table:style-name="ce53" table:formula="of:=AVERAGE([.I3:.I15])" office:value-type="float" office:value="69.7160615384616" calcext:value-type="float">
            <text:p>69,72</text:p>
          </table:table-cell>
          <table:table-cell table:style-name="ce53" table:formula="of:=AVERAGE([.J3:.J15])" office:value-type="float" office:value="76.8845615384615" calcext:value-type="float">
            <text:p>76,88</text:p>
          </table:table-cell>
          <table:table-cell table:style-name="ce53" table:formula="of:=AVERAGE([.K3:.K15])" office:value-type="float" office:value="23.1154346153846" calcext:value-type="float">
            <text:p>23,12</text:p>
          </table:table-cell>
          <table:table-cell table:style-name="ce53" table:formula="of:=AVERAGE([.L3:.L15])" office:value-type="float" office:value="8.52633711538462" calcext:value-type="float">
            <text:p>8,53</text:p>
          </table:table-cell>
          <table:table-cell table:style-name="ce55" table:formula="of:=AVERAGE([.M3:.M15])" office:value-type="float" office:value="0.0397653" calcext:value-type="float">
            <text:p>0,03977</text:p>
          </table:table-cell>
          <table:table-cell table:style-name="ce55" table:formula="of:=AVERAGE([.N3:.N15])" office:value-type="float" office:value="0.00898752307692308" calcext:value-type="float">
            <text:p>0,00899</text:p>
          </table:table-cell>
          <table:table-cell table:style-name="ce55" table:formula="of:=AVERAGE([.O3:.O15])" office:value-type="float" office:value="0.00556586923076923" calcext:value-type="float">
            <text:p>0,00557</text:p>
          </table:table-cell>
          <table:table-cell table:style-name="ce53" table:formula="of:=1000000*([.O2]/[.E2])" office:value-type="float" office:value="0.883589981560405" calcext:value-type="float">
            <text:p>0,88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81.5" calcext:value-type="float">
            <text:p>281,5</text:p>
          </table:table-cell>
          <table:table-cell office:value-type="float" office:value="31.2726" calcext:value-type="float">
            <text:p>31,27</text:p>
          </table:table-cell>
          <table:table-cell office:value-type="float" office:value="68.7274" calcext:value-type="float">
            <text:p>68,73</text:p>
          </table:table-cell>
          <table:table-cell office:value-type="float" office:value="18.1121" calcext:value-type="float">
            <text:p>18,11</text:p>
          </table:table-cell>
          <table:table-cell office:value-type="float" office:value="18.1295" calcext:value-type="float">
            <text:p>18,13</text:p>
          </table:table-cell>
          <table:table-cell office:value-type="float" office:value="81.8705" calcext:value-type="float">
            <text:p>81,87</text:p>
          </table:table-cell>
          <table:table-cell office:value-type="float" office:value="0.0958313" calcext:value-type="float">
            <text:p>0,10</text:p>
          </table:table-cell>
          <table:table-cell office:value-type="float" office:value="0.0260765" calcext:value-type="float">
            <text:p>0,02608</text:p>
          </table:table-cell>
          <table:table-cell office:value-type="float" office:value="0.0090381" calcext:value-type="float">
            <text:p>0,00904</text:p>
          </table:table-cell>
          <table:table-cell office:value-type="float" office:value="0.0068271" calcext:value-type="float">
            <text:p>0,00683</text:p>
          </table:table-cell>
          <table:table-cell table:formula="of:=1000000*([.O3]/[.E3])" office:value-type="float" office:value="1.63562529947293" calcext:value-type="float">
            <text:p>1,64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7" calcext:value-type="float">
            <text:p>19,7</text:p>
          </table:table-cell>
          <table:table-cell office:value-type="float" office:value="75.2289" calcext:value-type="float">
            <text:p>75,23</text:p>
          </table:table-cell>
          <table:table-cell office:value-type="float" office:value="24.7711" calcext:value-type="float">
            <text:p>24,77</text:p>
          </table:table-cell>
          <table:table-cell table:number-columns-repeated="2" office:value-type="float" office:value="80.3396" calcext:value-type="float">
            <text:p>80,34</text:p>
          </table:table-cell>
          <table:table-cell office:value-type="float" office:value="19.6604" calcext:value-type="float">
            <text:p>19,66</text:p>
          </table:table-cell>
          <table:table-cell office:value-type="float" office:value="0" calcext:value-type="float">
            <text:p>0,00</text:p>
          </table:table-cell>
          <table:table-cell office:value-type="float" office:value="0.0175352" calcext:value-type="float">
            <text:p>0,01754</text:p>
          </table:table-cell>
          <table:table-cell office:value-type="float" office:value="0.0037111" calcext:value-type="float">
            <text:p>0,00371</text:p>
          </table:table-cell>
          <table:table-cell office:value-type="float" office:value="0.0009253" calcext:value-type="float">
            <text:p>0,00093</text:p>
          </table:table-cell>
          <table:table-cell table:formula="of:=1000000*([.O4]/[.E4])" office:value-type="float" office:value="0.174584905660377" calcext:value-type="float">
            <text:p>0,17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50.9" calcext:value-type="float">
            <text:p>150,9</text:p>
          </table:table-cell>
          <table:table-cell office:value-type="float" office:value="77.0241" calcext:value-type="float">
            <text:p>77,02</text:p>
          </table:table-cell>
          <table:table-cell office:value-type="float" office:value="22.9759" calcext:value-type="float">
            <text:p>22,98</text:p>
          </table:table-cell>
          <table:table-cell office:value-type="float" office:value="60" calcext:value-type="float">
            <text:p>60,00</text:p>
          </table:table-cell>
          <table:table-cell office:value-type="float" office:value="61.791" calcext:value-type="float">
            <text:p>61,79</text:p>
          </table:table-cell>
          <table:table-cell office:value-type="float" office:value="38.209" calcext:value-type="float">
            <text:p>38,21</text:p>
          </table:table-cell>
          <table:table-cell office:value-type="float" office:value="2.89855" calcext:value-type="float">
            <text:p>2,90</text:p>
          </table:table-cell>
          <table:table-cell office:value-type="float" office:value="0.0019447" calcext:value-type="float">
            <text:p>0,00194</text:p>
          </table:table-cell>
          <table:table-cell office:value-type="float" office:value="0.0004441" calcext:value-type="float">
            <text:p>0,00044</text:p>
          </table:table-cell>
          <table:table-cell office:value-type="float" office:value="0.000232" calcext:value-type="float">
            <text:p>0,00023</text:p>
          </table:table-cell>
          <table:table-cell table:formula="of:=1000000*([.O5]/[.E5])" office:value-type="float" office:value="0.672463768115942" calcext:value-type="float">
            <text:p>0,67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306.2" calcext:value-type="float">
            <text:p>306,2</text:p>
          </table:table-cell>
          <table:table-cell office:value-type="float" office:value="99.4634" calcext:value-type="float">
            <text:p>99,46</text:p>
          </table:table-cell>
          <table:table-cell office:value-type="float" office:value="0.536616" calcext:value-type="float">
            <text:p>0,54</text:p>
          </table:table-cell>
          <table:table-cell office:value-type="float" office:value="23.3333" calcext:value-type="float">
            <text:p>23,33</text:p>
          </table:table-cell>
          <table:table-cell office:value-type="float" office:value="88.7324" calcext:value-type="float">
            <text:p>88,73</text:p>
          </table:table-cell>
          <table:table-cell office:value-type="float" office:value="11.2676" calcext:value-type="float">
            <text:p>11,27</text:p>
          </table:table-cell>
          <table:table-cell office:value-type="float" office:value="73.7037" calcext:value-type="float">
            <text:p>73,70</text:p>
          </table:table-cell>
          <table:table-cell office:value-type="float" office:value="0.0020366" calcext:value-type="float">
            <text:p>0,00204</text:p>
          </table:table-cell>
          <table:table-cell office:value-type="float" office:value="0.000479" calcext:value-type="float">
            <text:p>0,00048</text:p>
          </table:table-cell>
          <table:table-cell office:value-type="float" office:value="0.0003237" calcext:value-type="float">
            <text:p>0,00032</text:p>
          </table:table-cell>
          <table:table-cell table:formula="of:=1000000*([.O6]/[.E6])" office:value-type="float" office:value="1.19888888888889" calcext:value-type="float">
            <text:p>1,2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51.7" calcext:value-type="float">
            <text:p>51,7</text:p>
          </table:table-cell>
          <table:table-cell office:value-type="float" office:value="96.5854" calcext:value-type="float">
            <text:p>96,59</text:p>
          </table:table-cell>
          <table:table-cell office:value-type="float" office:value="3.41463" calcext:value-type="float">
            <text:p>3,41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6441" calcext:value-type="float">
            <text:p>0,00064</text:p>
          </table:table-cell>
          <table:table-cell office:value-type="float" office:value="0.0001382" calcext:value-type="float">
            <text:p>0,00014</text:p>
          </table:table-cell>
          <table:table-cell office:value-type="float" office:value="0.0000484" calcext:value-type="float">
            <text:p>0,00005</text:p>
          </table:table-cell>
          <table:table-cell table:formula="of:=1000000*([.O7]/[.E7])" office:value-type="float" office:value="0.322666666666667" calcext:value-type="float">
            <text:p>0,32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273" calcext:value-type="float">
            <text:p>0,00227</text:p>
          </table:table-cell>
          <table:table-cell office:value-type="float" office:value="0.0004829" calcext:value-type="float">
            <text:p>0,00048</text:p>
          </table:table-cell>
          <table:table-cell office:value-type="float" office:value="0.0001918" calcext:value-type="float">
            <text:p>0,00019</text:p>
          </table:table-cell>
          <table:table-cell table:formula="of:=1000000*([.O8]/[.E8])" office:value-type="float" office:value="0.3836" calcext:value-type="float">
            <text:p>0,38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6.9" calcext:value-type="float">
            <text:p>166,9</text:p>
          </table:table-cell>
          <table:table-cell office:value-type="float" office:value="87.4906" calcext:value-type="float">
            <text:p>87,49</text:p>
          </table:table-cell>
          <table:table-cell office:value-type="float" office:value="12.5094" calcext:value-type="float">
            <text:p>12,51</text:p>
          </table:table-cell>
          <table:table-cell office:value-type="float" office:value="75.9036" calcext:value-type="float">
            <text:p>75,90</text:p>
          </table:table-cell>
          <table:table-cell office:value-type="float" office:value="82.6772" calcext:value-type="float">
            <text:p>82,68</text:p>
          </table:table-cell>
          <table:table-cell office:value-type="float" office:value="17.3228" calcext:value-type="float">
            <text:p>17,32</text:p>
          </table:table-cell>
          <table:table-cell office:value-type="float" office:value="8.19277" calcext:value-type="float">
            <text:p>8,19</text:p>
          </table:table-cell>
          <table:table-cell office:value-type="float" office:value="0.0033596" calcext:value-type="float">
            <text:p>0,00336</text:p>
          </table:table-cell>
          <table:table-cell office:value-type="float" office:value="0.0006942" calcext:value-type="float">
            <text:p>0,00069</text:p>
          </table:table-cell>
          <table:table-cell office:value-type="float" office:value="0.00024" calcext:value-type="float">
            <text:p>0,00024</text:p>
          </table:table-cell>
          <table:table-cell table:formula="of:=1000000*([.O9]/[.E9])" office:value-type="float" office:value="0.289156626506024" calcext:value-type="float">
            <text:p>0,29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53.7" calcext:value-type="float">
            <text:p>53,7</text:p>
          </table:table-cell>
          <table:table-cell office:value-type="float" office:value="94.5525" calcext:value-type="float">
            <text:p>94,55</text:p>
          </table:table-cell>
          <table:table-cell office:value-type="float" office:value="5.44747" calcext:value-type="float">
            <text:p>5,45</text:p>
          </table:table-cell>
          <table:table-cell office:value-type="float" office:value="92.5581" calcext:value-type="float">
            <text:p>92,56</text:p>
          </table:table-cell>
          <table:table-cell office:value-type="float" office:value="93.4272" calcext:value-type="float">
            <text:p>93,43</text:p>
          </table:table-cell>
          <table:table-cell office:value-type="float" office:value="6.57277" calcext:value-type="float">
            <text:p>6,57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10764" calcext:value-type="float">
            <text:p>0,00108</text:p>
          </table:table-cell>
          <table:table-cell office:value-type="float" office:value="0.0002301" calcext:value-type="float">
            <text:p>0,00023</text:p>
          </table:table-cell>
          <table:table-cell office:value-type="float" office:value="0.0000935" calcext:value-type="float">
            <text:p>0,00009</text:p>
          </table:table-cell>
          <table:table-cell table:formula="of:=1000000*([.O10]/[.E10])" office:value-type="float" office:value="0.434883720930233" calcext:value-type="float">
            <text:p>0,43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216.4" calcext:value-type="float">
            <text:p>216,4</text:p>
          </table:table-cell>
          <table:table-cell office:value-type="float" office:value="94.0162" calcext:value-type="float">
            <text:p>94,02</text:p>
          </table:table-cell>
          <table:table-cell office:value-type="float" office:value="5.98385" calcext:value-type="float">
            <text:p>5,98</text:p>
          </table:table-cell>
          <table:table-cell office:value-type="float" office:value="94.7734" calcext:value-type="float">
            <text:p>94,77</text:p>
          </table:table-cell>
          <table:table-cell office:value-type="float" office:value="94.9469" calcext:value-type="float">
            <text:p>94,95</text:p>
          </table:table-cell>
          <table:table-cell office:value-type="float" office:value="5.05309" calcext:value-type="float">
            <text:p>5,05</text:p>
          </table:table-cell>
          <table:table-cell office:value-type="float" office:value="0.182749" calcext:value-type="float">
            <text:p>0,18</text:p>
          </table:table-cell>
          <table:table-cell office:value-type="float" office:value="0.0429284" calcext:value-type="float">
            <text:p>0,04293</text:p>
          </table:table-cell>
          <table:table-cell office:value-type="float" office:value="0.0078214" calcext:value-type="float">
            <text:p>0,00782</text:p>
          </table:table-cell>
          <table:table-cell office:value-type="float" office:value="0.0044548" calcext:value-type="float">
            <text:p>0,00445</text:p>
          </table:table-cell>
          <table:table-cell table:formula="of:=1000000*([.O11]/[.E11])" office:value-type="float" office:value="0.814108187134503" calcext:value-type="float">
            <text:p>0,81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58.3" calcext:value-type="float">
            <text:p>258,3</text:p>
          </table:table-cell>
          <table:table-cell office:value-type="float" office:value="82.0322" calcext:value-type="float">
            <text:p>82,03</text:p>
          </table:table-cell>
          <table:table-cell office:value-type="float" office:value="17.9678" calcext:value-type="float">
            <text:p>17,97</text:p>
          </table:table-cell>
          <table:table-cell table:number-columns-repeated="2" office:value-type="float" office:value="81.0141" calcext:value-type="float">
            <text:p>81,01</text:p>
          </table:table-cell>
          <table:table-cell office:value-type="float" office:value="18.9859" calcext:value-type="float">
            <text:p>18,99</text:p>
          </table:table-cell>
          <table:table-cell office:value-type="float" office:value="0" calcext:value-type="float">
            <text:p>0,00</text:p>
          </table:table-cell>
          <table:table-cell office:value-type="float" office:value="0.0262865" calcext:value-type="float">
            <text:p>0,02629</text:p>
          </table:table-cell>
          <table:table-cell office:value-type="float" office:value="0.0054117" calcext:value-type="float">
            <text:p>0,00541</text:p>
          </table:table-cell>
          <table:table-cell office:value-type="float" office:value="0.0024184" calcext:value-type="float">
            <text:p>0,00242</text:p>
          </table:table-cell>
          <table:table-cell table:formula="of:=1000000*([.O12]/[.E12])" office:value-type="float" office:value="0.447520355292376" calcext:value-type="float">
            <text:p>0,45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525.8" calcext:value-type="float">
            <text:p>525,8</text:p>
          </table:table-cell>
          <table:table-cell office:value-type="float" office:value="90.7701" calcext:value-type="float">
            <text:p>90,77</text:p>
          </table:table-cell>
          <table:table-cell office:value-type="float" office:value="9.22992" calcext:value-type="float">
            <text:p>9,23</text:p>
          </table:table-cell>
          <table:table-cell office:value-type="float" office:value="68.75" calcext:value-type="float">
            <text:p>68,75</text:p>
          </table:table-cell>
          <table:table-cell office:value-type="float" office:value="70.7775" calcext:value-type="float">
            <text:p>70,78</text:p>
          </table:table-cell>
          <table:table-cell office:value-type="float" office:value="29.2225" calcext:value-type="float">
            <text:p>29,22</text:p>
          </table:table-cell>
          <table:table-cell office:value-type="float" office:value="2.86458" calcext:value-type="float">
            <text:p>2,86</text:p>
          </table:table-cell>
          <table:table-cell office:value-type="float" office:value="0.0048946" calcext:value-type="float">
            <text:p>0,00489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06467" calcext:value-type="float">
            <text:p>0,00065</text:p>
          </table:table-cell>
          <table:table-cell table:formula="of:=1000000*([.O13]/[.E13])" office:value-type="float" office:value="0.842057291666667" calcext:value-type="float">
            <text:p>0,84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492.5" calcext:value-type="float">
            <text:p>492,5</text:p>
          </table:table-cell>
          <table:table-cell office:value-type="float" office:value="95.9337" calcext:value-type="float">
            <text:p>95,93</text:p>
          </table:table-cell>
          <table:table-cell office:value-type="float" office:value="4.06627" calcext:value-type="float">
            <text:p>4,07</text:p>
          </table:table-cell>
          <table:table-cell office:value-type="float" office:value="60.8225" calcext:value-type="float">
            <text:p>60,82</text:p>
          </table:table-cell>
          <table:table-cell office:value-type="float" office:value="63.8636" calcext:value-type="float">
            <text:p>63,86</text:p>
          </table:table-cell>
          <table:table-cell office:value-type="float" office:value="36.1364" calcext:value-type="float">
            <text:p>36,14</text:p>
          </table:table-cell>
          <table:table-cell office:value-type="float" office:value="4.7619" calcext:value-type="float">
            <text:p>4,76</text:p>
          </table:table-cell>
          <table:table-cell office:value-type="float" office:value="0.0036423" calcext:value-type="float">
            <text:p>0,00364</text:p>
          </table:table-cell>
          <table:table-cell office:value-type="float" office:value="0.0011981" calcext:value-type="float">
            <text:p>0,00120</text:p>
          </table:table-cell>
          <table:table-cell office:value-type="float" office:value="0.000858" calcext:value-type="float">
            <text:p>0,00086</text:p>
          </table:table-cell>
          <table:table-cell table:formula="of:=1000000*([.O14]/[.E14])" office:value-type="float" office:value="1.85714285714286" calcext:value-type="float">
            <text:p>1,86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108.1" calcext:value-type="float">
            <text:p>108,1</text:p>
          </table:table-cell>
          <table:table-cell office:value-type="float" office:value="92.2122" calcext:value-type="float">
            <text:p>92,21</text:p>
          </table:table-cell>
          <table:table-cell office:value-type="float" office:value="7.78785" calcext:value-type="float">
            <text:p>7,79</text:p>
          </table:table-cell>
          <table:table-cell office:value-type="float" office:value="92.3688" calcext:value-type="float">
            <text:p>92,37</text:p>
          </table:table-cell>
          <table:table-cell office:value-type="float" office:value="92.38" calcext:value-type="float">
            <text:p>92,38</text:p>
          </table:table-cell>
          <table:table-cell office:value-type="float" office:value="7.62002" calcext:value-type="float">
            <text:p>7,62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384251" calcext:value-type="float">
            <text:p>0,38425</text:p>
          </table:table-cell>
          <table:table-cell office:value-type="float" office:value="0.0861289" calcext:value-type="float">
            <text:p>0,08613</text:p>
          </table:table-cell>
          <table:table-cell office:value-type="float" office:value="0.0550966" calcext:value-type="float">
            <text:p>0,05510</text:p>
          </table:table-cell>
          <table:table-cell table:formula="of:=1000000*([.O15]/[.E15])" office:value-type="float" office:value="0.949957757892377" calcext:value-type="float">
            <text:p>0,95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21068.41" calcext:value-type="float">
            <text:p>21068,4</text:p>
          </table:table-cell>
          <table:table-cell table:style-name="ce53" table:formula="of:=AVERAGE([.G17:.G26])" office:value-type="float" office:value="94.66768" calcext:value-type="float">
            <text:p>94,67</text:p>
          </table:table-cell>
          <table:table-cell table:style-name="ce53" table:formula="of:=AVERAGE([.H17:.H26])" office:value-type="float" office:value="5.3323107" calcext:value-type="float">
            <text:p>5,33</text:p>
          </table:table-cell>
          <table:table-cell table:style-name="ce53" table:formula="of:=AVERAGE([.I17:.I26])" office:value-type="float" office:value="53.67204" calcext:value-type="float">
            <text:p>53,67</text:p>
          </table:table-cell>
          <table:table-cell table:style-name="ce53" table:formula="of:=AVERAGE([.J17:.J26])" office:value-type="float" office:value="89.81839" calcext:value-type="float">
            <text:p>89,82</text:p>
          </table:table-cell>
          <table:table-cell table:style-name="ce53" table:formula="of:=AVERAGE([.K17:.K26])" office:value-type="float" office:value="10.181607" calcext:value-type="float">
            <text:p>10,18</text:p>
          </table:table-cell>
          <table:table-cell table:style-name="ce53" table:formula="of:=AVERAGE([.L17:.L26])" office:value-type="float" office:value="38.732892443" calcext:value-type="float">
            <text:p>38,73</text:p>
          </table:table-cell>
          <table:table-cell table:style-name="ce55" table:formula="of:=AVERAGE([.M17:.M26])" office:value-type="float" office:value="2.86174508" calcext:value-type="float">
            <text:p>2,86175</text:p>
          </table:table-cell>
          <table:table-cell table:style-name="ce55" table:formula="of:=AVERAGE([.N17:.N26])" office:value-type="float" office:value="0.38747169" calcext:value-type="float">
            <text:p>0,38747</text:p>
          </table:table-cell>
          <table:table-cell table:style-name="ce55" table:formula="of:=AVERAGE([.O17:.O26])" office:value-type="float" office:value="0.3615631" calcext:value-type="float">
            <text:p>0,36156</text:p>
          </table:table-cell>
          <table:table-cell table:style-name="ce53" table:formula="of:=1000000*([.O16]/[.E16])" office:value-type="float" office:value="4.61535348841959" calcext:value-type="float">
            <text:p>4,6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22580.3" calcext:value-type="float">
            <text:p>22580,3</text:p>
          </table:table-cell>
          <table:table-cell office:value-type="float" office:value="90.0441" calcext:value-type="float">
            <text:p>90,04</text:p>
          </table:table-cell>
          <table:table-cell office:value-type="float" office:value="9.9559" calcext:value-type="float">
            <text:p>9,96</text:p>
          </table:table-cell>
          <table:table-cell office:value-type="float" office:value="63.646" calcext:value-type="float">
            <text:p>63,65</text:p>
          </table:table-cell>
          <table:table-cell office:value-type="float" office:value="80.8415" calcext:value-type="float">
            <text:p>80,84</text:p>
          </table:table-cell>
          <table:table-cell office:value-type="float" office:value="19.1585" calcext:value-type="float">
            <text:p>19,16</text:p>
          </table:table-cell>
          <table:table-cell office:value-type="float" office:value="21.2706" calcext:value-type="float">
            <text:p>21,27</text:p>
          </table:table-cell>
          <table:table-cell office:value-type="float" office:value="0.466349" calcext:value-type="float">
            <text:p>0,46635</text:p>
          </table:table-cell>
          <table:table-cell office:value-type="float" office:value="0.0793893" calcext:value-type="float">
            <text:p>0,07939</text:p>
          </table:table-cell>
          <table:table-cell office:value-type="float" office:value="0.0533314" calcext:value-type="float">
            <text:p>0,05333</text:p>
          </table:table-cell>
          <table:table-cell table:formula="of:=1000000*([.O17]/[.E17])" office:value-type="float" office:value="1.17932422272345" calcext:value-type="float">
            <text:p>1,18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555.4" calcext:value-type="float">
            <text:p>555,4</text:p>
          </table:table-cell>
          <table:table-cell office:value-type="float" office:value="97.2474" calcext:value-type="float">
            <text:p>97,25</text:p>
          </table:table-cell>
          <table:table-cell office:value-type="float" office:value="2.75256" calcext:value-type="float">
            <text:p>2,75</text:p>
          </table:table-cell>
          <table:table-cell office:value-type="float" office:value="54.9275" calcext:value-type="float">
            <text:p>54,93</text:p>
          </table:table-cell>
          <table:table-cell office:value-type="float" office:value="81.8575" calcext:value-type="float">
            <text:p>81,86</text:p>
          </table:table-cell>
          <table:table-cell office:value-type="float" office:value="18.1425" calcext:value-type="float">
            <text:p>18,14</text:p>
          </table:table-cell>
          <table:table-cell office:value-type="float" office:value="32.8986" calcext:value-type="float">
            <text:p>32,90</text:p>
          </table:table-cell>
          <table:table-cell office:value-type="float" office:value="0.0052083" calcext:value-type="float">
            <text:p>0,00521</text:p>
          </table:table-cell>
          <table:table-cell office:value-type="float" office:value="0.0012613" calcext:value-type="float">
            <text:p>0,00126</text:p>
          </table:table-cell>
          <table:table-cell office:value-type="float" office:value="0.0008816" calcext:value-type="float">
            <text:p>0,00088</text:p>
          </table:table-cell>
          <table:table-cell table:formula="of:=1000000*([.O18]/[.E18])" office:value-type="float" office:value="1.27768115942029" calcext:value-type="float">
            <text:p>1,28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84.6" calcext:value-type="float">
            <text:p>584,6</text:p>
          </table:table-cell>
          <table:table-cell office:value-type="float" office:value="98.5978" calcext:value-type="float">
            <text:p>98,60</text:p>
          </table:table-cell>
          <table:table-cell office:value-type="float" office:value="1.40223" calcext:value-type="float">
            <text:p>1,40</text:p>
          </table:table-cell>
          <table:table-cell office:value-type="float" office:value="39.2037" calcext:value-type="float">
            <text:p>39,20</text:p>
          </table:table-cell>
          <table:table-cell office:value-type="float" office:value="85.3333" calcext:value-type="float">
            <text:p>85,33</text:p>
          </table:table-cell>
          <table:table-cell office:value-type="float" office:value="14.6667" calcext:value-type="float">
            <text:p>14,67</text:p>
          </table:table-cell>
          <table:table-cell office:value-type="float" office:value="54.0582" calcext:value-type="float">
            <text:p>54,06</text:p>
          </table:table-cell>
          <table:table-cell office:value-type="float" office:value="0.0057626" calcext:value-type="float">
            <text:p>0,00576</text:p>
          </table:table-cell>
          <table:table-cell office:value-type="float" office:value="0.0011838" calcext:value-type="float">
            <text:p>0,00118</text:p>
          </table:table-cell>
          <table:table-cell office:value-type="float" office:value="0.0008254" calcext:value-type="float">
            <text:p>0,00083</text:p>
          </table:table-cell>
          <table:table-cell table:formula="of:=1000000*([.O19]/[.E19])" office:value-type="float" office:value="1.26401225114855" calcext:value-type="float">
            <text:p>1,26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97046.8" calcext:value-type="float">
            <text:p>97046,8</text:p>
          </table:table-cell>
          <table:table-cell office:value-type="float" office:value="99.2737" calcext:value-type="float">
            <text:p>99,27</text:p>
          </table:table-cell>
          <table:table-cell office:value-type="float" office:value="0.726277" calcext:value-type="float">
            <text:p>0,73</text:p>
          </table:table-cell>
          <table:table-cell office:value-type="float" office:value="48.0729" calcext:value-type="float">
            <text:p>48,07</text:p>
          </table:table-cell>
          <table:table-cell office:value-type="float" office:value="96.4361" calcext:value-type="float">
            <text:p>96,44</text:p>
          </table:table-cell>
          <table:table-cell office:value-type="float" office:value="3.56389" calcext:value-type="float">
            <text:p>3,56</text:p>
          </table:table-cell>
          <table:table-cell office:value-type="float" office:value="50.1505" calcext:value-type="float">
            <text:p>50,15</text:p>
          </table:table-cell>
          <table:table-cell office:value-type="float" office:value="4.76596" calcext:value-type="float">
            <text:p>4,76596</text:p>
          </table:table-cell>
          <table:table-cell office:value-type="float" office:value="0.691827" calcext:value-type="float">
            <text:p>0,69183</text:p>
          </table:table-cell>
          <table:table-cell office:value-type="float" office:value="0.622438" calcext:value-type="float">
            <text:p>0,62244</text:p>
          </table:table-cell>
          <table:table-cell table:formula="of:=1000000*([.O20]/[.E20])" office:value-type="float" office:value="4.367342356565" calcext:value-type="float">
            <text:p>4,37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8062.8" calcext:value-type="float">
            <text:p>8062,8</text:p>
          </table:table-cell>
          <table:table-cell office:value-type="float" office:value="98.8157" calcext:value-type="float">
            <text:p>98,82</text:p>
          </table:table-cell>
          <table:table-cell office:value-type="float" office:value="1.18428" calcext:value-type="float">
            <text:p>1,18</text:p>
          </table:table-cell>
          <table:table-cell office:value-type="float" office:value="24.608" calcext:value-type="float">
            <text:p>24,61</text:p>
          </table:table-cell>
          <table:table-cell office:value-type="float" office:value="91.7964" calcext:value-type="float">
            <text:p>91,80</text:p>
          </table:table-cell>
          <table:table-cell office:value-type="float" office:value="8.20357" calcext:value-type="float">
            <text:p>8,20</text:p>
          </table:table-cell>
          <table:table-cell office:value-type="float" office:value="73.1928" calcext:value-type="float">
            <text:p>73,19</text:p>
          </table:table-cell>
          <table:table-cell office:value-type="float" office:value="0.731101" calcext:value-type="float">
            <text:p>0,73110</text:p>
          </table:table-cell>
          <table:table-cell office:value-type="float" office:value="0.0883623" calcext:value-type="float">
            <text:p>0,08836</text:p>
          </table:table-cell>
          <table:table-cell office:value-type="float" office:value="0.0818861" calcext:value-type="float">
            <text:p>0,08189</text:p>
          </table:table-cell>
          <table:table-cell table:formula="of:=1000000*([.O21]/[.E21])" office:value-type="float" office:value="8.33700875585421" calcext:value-type="float">
            <text:p>8,34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34847.6" calcext:value-type="float">
            <text:p>34847,6</text:p>
          </table:table-cell>
          <table:table-cell office:value-type="float" office:value="84.7168" calcext:value-type="float">
            <text:p>84,72</text:p>
          </table:table-cell>
          <table:table-cell office:value-type="float" office:value="15.2832" calcext:value-type="float">
            <text:p>15,28</text:p>
          </table:table-cell>
          <table:table-cell office:value-type="float" office:value="85.9654" calcext:value-type="float">
            <text:p>85,97</text:p>
          </table:table-cell>
          <table:table-cell office:value-type="float" office:value="85.9685" calcext:value-type="float">
            <text:p>85,97</text:p>
          </table:table-cell>
          <table:table-cell office:value-type="float" office:value="14.0315" calcext:value-type="float">
            <text:p>14,03</text:p>
          </table:table-cell>
          <table:table-cell office:value-type="float" office:value="0.00363533" calcext:value-type="float">
            <text:p>0,00</text:p>
          </table:table-cell>
          <table:table-cell office:value-type="float" office:value="20.8642" calcext:value-type="float">
            <text:p>20,86420</text:p>
          </table:table-cell>
          <table:table-cell office:value-type="float" office:value="2.73291" calcext:value-type="float">
            <text:p>2,73291</text:p>
          </table:table-cell>
          <table:table-cell office:value-type="float" office:value="2.63164" calcext:value-type="float">
            <text:p>2,63164</text:p>
          </table:table-cell>
          <table:table-cell table:formula="of:=1000000*([.O22]/[.E22])" office:value-type="float" office:value="5.314930494546" calcext:value-type="float">
            <text:p>5,31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42015.5" calcext:value-type="float">
            <text:p>42015,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5.0332" calcext:value-type="float">
            <text:p>45,0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4.9668" calcext:value-type="float">
            <text:p>54,97</text:p>
          </table:table-cell>
          <table:table-cell office:value-type="float" office:value="1.55373" calcext:value-type="float">
            <text:p>1,55373</text:p>
          </table:table-cell>
          <table:table-cell office:value-type="float" office:value="0.227199" calcext:value-type="float">
            <text:p>0,22720</text:p>
          </table:table-cell>
          <table:table-cell office:value-type="float" office:value="0.186747" calcext:value-type="float">
            <text:p>0,18675</text:p>
          </table:table-cell>
          <table:table-cell table:formula="of:=1000000*([.O23]/[.E23])" office:value-type="float" office:value="3.00608470292806" calcext:value-type="float">
            <text:p>3,01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1023.6" calcext:value-type="float">
            <text:p>1023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15501" calcext:value-type="float">
            <text:p>0,01155</text:p>
          </table:table-cell>
          <table:table-cell office:value-type="float" office:value="0.0018409" calcext:value-type="float">
            <text:p>0,00184</text:p>
          </table:table-cell>
          <table:table-cell office:value-type="float" office:value="0.0012761" calcext:value-type="float">
            <text:p>0,00128</text:p>
          </table:table-cell>
          <table:table-cell table:formula="of:=1000000*([.O24]/[.E24])" office:value-type="float" office:value="1.2761" calcext:value-type="float">
            <text:p>1,28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2725.8" calcext:value-type="float">
            <text:p>2725,8</text:p>
          </table:table-cell>
          <table:table-cell office:value-type="float" office:value="84.0615" calcext:value-type="float">
            <text:p>84,06</text:p>
          </table:table-cell>
          <table:table-cell office:value-type="float" office:value="15.9385" calcext:value-type="float">
            <text:p>15,94</text:p>
          </table:table-cell>
          <table:table-cell office:value-type="float" office:value="82.6498" calcext:value-type="float">
            <text:p>82,65</text:p>
          </table:table-cell>
          <table:table-cell office:value-type="float" office:value="82.7064" calcext:value-type="float">
            <text:p>82,71</text:p>
          </table:table-cell>
          <table:table-cell office:value-type="float" office:value="17.2936" calcext:value-type="float">
            <text:p>17,29</text:p>
          </table:table-cell>
          <table:table-cell office:value-type="float" office:value="0.0683491" calcext:value-type="float">
            <text:p>0,07</text:p>
          </table:table-cell>
          <table:table-cell office:value-type="float" office:value="0.137222" calcext:value-type="float">
            <text:p>0,13722</text:p>
          </table:table-cell>
          <table:table-cell office:value-type="float" office:value="0.0367187" calcext:value-type="float">
            <text:p>0,03672</text:p>
          </table:table-cell>
          <table:table-cell office:value-type="float" office:value="0.0265568" calcext:value-type="float">
            <text:p>0,02656</text:p>
          </table:table-cell>
          <table:table-cell table:formula="of:=1000000*([.O25]/[.E25])" office:value-type="float" office:value="1.39625657202944" calcext:value-type="float">
            <text:p>1,4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1241.7" calcext:value-type="float">
            <text:p>1241,7</text:p>
          </table:table-cell>
          <table:table-cell office:value-type="float" office:value="93.9198" calcext:value-type="float">
            <text:p>93,92</text:p>
          </table:table-cell>
          <table:table-cell office:value-type="float" office:value="6.08016" calcext:value-type="float">
            <text:p>6,08</text:p>
          </table:table-cell>
          <table:table-cell office:value-type="float" office:value="92.0139" calcext:value-type="float">
            <text:p>92,01</text:p>
          </table:table-cell>
          <table:table-cell office:value-type="float" office:value="93.2442" calcext:value-type="float">
            <text:p>93,24</text:p>
          </table:table-cell>
          <table:table-cell office:value-type="float" office:value="6.75581" calcext:value-type="float">
            <text:p>6,76</text:p>
          </table:table-cell>
          <table:table-cell office:value-type="float" office:value="1.31944" calcext:value-type="float">
            <text:p>1,32</text:p>
          </table:table-cell>
          <table:table-cell office:value-type="float" office:value="0.0763678" calcext:value-type="float">
            <text:p>0,07637</text:p>
          </table:table-cell>
          <table:table-cell office:value-type="float" office:value="0.0140246" calcext:value-type="float">
            <text:p>0,01402</text:p>
          </table:table-cell>
          <table:table-cell office:value-type="float" office:value="0.0100486" calcext:value-type="float">
            <text:p>0,01005</text:p>
          </table:table-cell>
          <table:table-cell table:formula="of:=1000000*([.O26]/[.E26])" office:value-type="float" office:value="1.39563888888889" calcext:value-type="float">
            <text:p>1,40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790.485714285714" calcext:value-type="float">
            <text:p>790,5</text:p>
          </table:table-cell>
          <table:table-cell table:style-name="ce53" table:formula="of:=AVERAGE([.G28:.G34])" office:value-type="float" office:value="99.8216" calcext:value-type="float">
            <text:p>99,82</text:p>
          </table:table-cell>
          <table:table-cell table:style-name="ce53" table:formula="of:=AVERAGE([.H28:.H34])" office:value-type="float" office:value="0.1784" calcext:value-type="float">
            <text:p>0,18</text:p>
          </table:table-cell>
          <table:table-cell table:style-name="ce53" table:formula="of:=AVERAGE([.I28:.I34])" office:value-type="float" office:value="25.3680142857143" calcext:value-type="float">
            <text:p>25,37</text:p>
          </table:table-cell>
          <table:table-cell table:style-name="ce53" table:formula="of:=AVERAGE([.J28:.J34])" office:value-type="float" office:value="60.2063" calcext:value-type="float">
            <text:p>60,21</text:p>
          </table:table-cell>
          <table:table-cell table:style-name="ce53" table:formula="of:=AVERAGE([.K28:.K34])" office:value-type="float" office:value="39.7937071428571" calcext:value-type="float">
            <text:p>39,79</text:p>
          </table:table-cell>
          <table:table-cell table:style-name="ce53" table:formula="of:=AVERAGE([.L28:.L34])" office:value-type="float" office:value="71.0022428571429" calcext:value-type="float">
            <text:p>71,00</text:p>
          </table:table-cell>
          <table:table-cell table:style-name="ce55" table:formula="of:=AVERAGE([.M28:.M34])" office:value-type="float" office:value="0.00946398571428571" calcext:value-type="float">
            <text:p>0,00946</text:p>
          </table:table-cell>
          <table:table-cell table:style-name="ce55" table:formula="of:=AVERAGE([.N28:.N34])" office:value-type="float" office:value="0.00905807142857143" calcext:value-type="float">
            <text:p>0,00906</text:p>
          </table:table-cell>
          <table:table-cell table:style-name="ce55" table:formula="of:=AVERAGE([.O28:.O34])" office:value-type="float" office:value="0.0088794" calcext:value-type="float">
            <text:p>0,00888</text:p>
          </table:table-cell>
          <table:table-cell table:style-name="ce53" table:formula="of:=1000000*([.O27]/[.E27])" office:value-type="float" office:value="34.0579726027397" calcext:value-type="float">
            <text:p>34,06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237.5" calcext:value-type="float">
            <text:p>237,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8.3648" calcext:value-type="float">
            <text:p>38,36</text:p>
          </table:table-cell>
          <table:table-cell office:value-type="float" office:value="93.8462" calcext:value-type="float">
            <text:p>93,85</text:p>
          </table:table-cell>
          <table:table-cell office:value-type="float" office:value="6.15385" calcext:value-type="float">
            <text:p>6,15</text:p>
          </table:table-cell>
          <table:table-cell office:value-type="float" office:value="59.1195" calcext:value-type="float">
            <text:p>59,12</text:p>
          </table:table-cell>
          <table:table-cell office:value-type="float" office:value="0.0029711" calcext:value-type="float">
            <text:p>0,00297</text:p>
          </table:table-cell>
          <table:table-cell office:value-type="float" office:value="0.0047319" calcext:value-type="float">
            <text:p>0,00473</text:p>
          </table:table-cell>
          <table:table-cell office:value-type="float" office:value="0.0046331" calcext:value-type="float">
            <text:p>0,00463</text:p>
          </table:table-cell>
          <table:table-cell table:formula="of:=1000000*([.O28]/[.E28])" office:value-type="float" office:value="29.1389937106918" calcext:value-type="float">
            <text:p>29,14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726.8" calcext:value-type="float">
            <text:p>726,8</text:p>
          </table:table-cell>
          <table:table-cell office:value-type="float" office:value="99.8908" calcext:value-type="float">
            <text:p>99,89</text:p>
          </table:table-cell>
          <table:table-cell office:value-type="float" office:value="0.1092" calcext:value-type="float">
            <text:p>0,11</text:p>
          </table:table-cell>
          <table:table-cell office:value-type="float" office:value="21.9178" calcext:value-type="float">
            <text:p>21,92</text:p>
          </table:table-cell>
          <table:table-cell office:value-type="float" office:value="68.9655" calcext:value-type="float">
            <text:p>68,97</text:p>
          </table:table-cell>
          <table:table-cell office:value-type="float" office:value="31.0345" calcext:value-type="float">
            <text:p>31,03</text:p>
          </table:table-cell>
          <table:table-cell office:value-type="float" office:value="68.2192" calcext:value-type="float">
            <text:p>68,22</text:p>
          </table:table-cell>
          <table:table-cell office:value-type="float" office:value="0.0056713" calcext:value-type="float">
            <text:p>0,00567</text:p>
          </table:table-cell>
          <table:table-cell office:value-type="float" office:value="0.012268" calcext:value-type="float">
            <text:p>0,01227</text:p>
          </table:table-cell>
          <table:table-cell office:value-type="float" office:value="0.0120012" calcext:value-type="float">
            <text:p>0,01200</text:p>
          </table:table-cell>
          <table:table-cell table:formula="of:=1000000*([.O29]/[.E29])" office:value-type="float" office:value="32.88" calcext:value-type="float">
            <text:p>32,88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337.8" calcext:value-type="float">
            <text:p>337,8</text:p>
          </table:table-cell>
          <table:table-cell office:value-type="float" office:value="98.8604" calcext:value-type="float">
            <text:p>98,86</text:p>
          </table:table-cell>
          <table:table-cell office:value-type="float" office:value="1.1396" calcext:value-type="float">
            <text:p>1,14</text:p>
          </table:table-cell>
          <table:table-cell office:value-type="float" office:value="18.1818" calcext:value-type="float">
            <text:p>18,18</text:p>
          </table:table-cell>
          <table:table-cell office:value-type="float" office:value="62.7907" calcext:value-type="float">
            <text:p>62,79</text:p>
          </table:table-cell>
          <table:table-cell office:value-type="float" office:value="37.2093" calcext:value-type="float">
            <text:p>37,21</text:p>
          </table:table-cell>
          <table:table-cell office:value-type="float" office:value="71.0438" calcext:value-type="float">
            <text:p>71,04</text:p>
          </table:table-cell>
          <table:table-cell office:value-type="float" office:value="0.0025803" calcext:value-type="float">
            <text:p>0,00258</text:p>
          </table:table-cell>
          <table:table-cell office:value-type="float" office:value="0.0007127" calcext:value-type="float">
            <text:p>0,00071</text:p>
          </table:table-cell>
          <table:table-cell office:value-type="float" office:value="0.0005328" calcext:value-type="float">
            <text:p>0,00053</text:p>
          </table:table-cell>
          <table:table-cell table:formula="of:=1000000*([.O30]/[.E30])" office:value-type="float" office:value="1.79393939393939" calcext:value-type="float">
            <text:p>1,79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1214.2" calcext:value-type="float">
            <text:p>1214,2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6.7521" calcext:value-type="float">
            <text:p>36,75</text:p>
          </table:table-cell>
          <table:table-cell office:value-type="float" office:value="98.4733" calcext:value-type="float">
            <text:p>98,47</text:p>
          </table:table-cell>
          <table:table-cell office:value-type="float" office:value="1.52672" calcext:value-type="float">
            <text:p>1,53</text:p>
          </table:table-cell>
          <table:table-cell office:value-type="float" office:value="62.6781" calcext:value-type="float">
            <text:p>62,68</text:p>
          </table:table-cell>
          <table:table-cell office:value-type="float" office:value="0.0129202" calcext:value-type="float">
            <text:p>0,01292</text:p>
          </table:table-cell>
          <table:table-cell office:value-type="float" office:value="0.012558" calcext:value-type="float">
            <text:p>0,01256</text:p>
          </table:table-cell>
          <table:table-cell office:value-type="float" office:value="0.0122853" calcext:value-type="float">
            <text:p>0,01229</text:p>
          </table:table-cell>
          <table:table-cell table:formula="of:=1000000*([.O31]/[.E31])" office:value-type="float" office:value="35.0008547008547" calcext:value-type="float">
            <text:p>35,0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305" calcext:value-type="float">
            <text:p>1305,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231957" calcext:value-type="float">
            <text:p>0,02320</text:p>
          </table:table-cell>
          <table:table-cell office:value-type="float" office:value="0.0146743" calcext:value-type="float">
            <text:p>0,01467</text:p>
          </table:table-cell>
          <table:table-cell office:value-type="float" office:value="0.0145236" calcext:value-type="float">
            <text:p>0,01452</text:p>
          </table:table-cell>
          <table:table-cell table:formula="of:=1000000*([.O32]/[.E32])" office:value-type="float" office:value="69.825" calcext:value-type="float">
            <text:p>69,8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1436.4" calcext:value-type="float">
            <text:p>1436,4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172395" calcext:value-type="float">
            <text:p>0,01724</text:p>
          </table:table-cell>
          <table:table-cell office:value-type="float" office:value="0.0151067" calcext:value-type="float">
            <text:p>0,01511</text:p>
          </table:table-cell>
          <table:table-cell office:value-type="float" office:value="0.0149306" calcext:value-type="float">
            <text:p>0,01493</text:p>
          </table:table-cell>
          <table:table-cell table:formula="of:=1000000*([.O33]/[.E33])" office:value-type="float" office:value="55.9198501872659" calcext:value-type="float">
            <text:p>55,92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275.7" calcext:value-type="float">
            <text:p>275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62.3596" calcext:value-type="float">
            <text:p>62,36</text:p>
          </table:table-cell>
          <table:table-cell office:value-type="float" office:value="97.3684" calcext:value-type="float">
            <text:p>97,37</text:p>
          </table:table-cell>
          <table:table-cell office:value-type="float" office:value="2.63158" calcext:value-type="float">
            <text:p>2,63</text:p>
          </table:table-cell>
          <table:table-cell office:value-type="float" office:value="35.9551" calcext:value-type="float">
            <text:p>35,96</text:p>
          </table:table-cell>
          <table:table-cell office:value-type="float" office:value="0.0016698" calcext:value-type="float">
            <text:p>0,00167</text:p>
          </table:table-cell>
          <table:table-cell office:value-type="float" office:value="0.0033549" calcext:value-type="float">
            <text:p>0,00335</text:p>
          </table:table-cell>
          <table:table-cell office:value-type="float" office:value="0.0032492" calcext:value-type="float">
            <text:p>0,00325</text:p>
          </table:table-cell>
          <table:table-cell table:formula="of:=1000000*([.O34]/[.E34])" office:value-type="float" office:value="18.2539325842697" calcext:value-type="float">
            <text:p>18,25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8499.69166666667" calcext:value-type="float">
            <text:p>8499,7</text:p>
          </table:table-cell>
          <table:table-cell table:style-name="ce53" table:formula="of:=AVERAGE([.G36:.G47])" office:value-type="float" office:value="92.044125" calcext:value-type="float">
            <text:p>92,04</text:p>
          </table:table-cell>
          <table:table-cell table:style-name="ce53" table:formula="of:=AVERAGE([.H36:.H47])" office:value-type="float" office:value="7.95586434166667" calcext:value-type="float">
            <text:p>7,96</text:p>
          </table:table-cell>
          <table:table-cell table:style-name="ce53" table:formula="of:=AVERAGE([.I36:.I47])" office:value-type="float" office:value="70.8469416666667" calcext:value-type="float">
            <text:p>70,85</text:p>
          </table:table-cell>
          <table:table-cell table:style-name="ce53" table:formula="of:=AVERAGE([.J36:.J47])" office:value-type="float" office:value="78.7950166666667" calcext:value-type="float">
            <text:p>78,80</text:p>
          </table:table-cell>
          <table:table-cell table:style-name="ce53" table:formula="of:=AVERAGE([.K36:.K47])" office:value-type="float" office:value="21.2049790833333" calcext:value-type="float">
            <text:p>21,20</text:p>
          </table:table-cell>
          <table:table-cell table:style-name="ce53" table:formula="of:=AVERAGE([.L36:.L47])" office:value-type="float" office:value="9.43146375" calcext:value-type="float">
            <text:p>9,43</text:p>
          </table:table-cell>
          <table:table-cell table:style-name="ce55" table:formula="of:=AVERAGE([.M36:.M47])" office:value-type="float" office:value="0.134223125" calcext:value-type="float">
            <text:p>0,13422</text:p>
          </table:table-cell>
          <table:table-cell table:style-name="ce55" table:formula="of:=AVERAGE([.N36:.N47])" office:value-type="float" office:value="0.099170075" calcext:value-type="float">
            <text:p>0,09917</text:p>
          </table:table-cell>
          <table:table-cell table:style-name="ce55" table:formula="of:=AVERAGE([.O36:.O47])" office:value-type="float" office:value="0.09550015" calcext:value-type="float">
            <text:p>0,09550</text:p>
          </table:table-cell>
          <table:table-cell table:style-name="ce53" table:formula="of:=1000000*([.O35]/[.E35])" office:value-type="float" office:value="15.7057546562145" calcext:value-type="float">
            <text:p>15,71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295.7" calcext:value-type="float">
            <text:p>1295,7</text:p>
          </table:table-cell>
          <table:table-cell office:value-type="float" office:value="98.2065" calcext:value-type="float">
            <text:p>98,21</text:p>
          </table:table-cell>
          <table:table-cell office:value-type="float" office:value="1.7935" calcext:value-type="float">
            <text:p>1,79</text:p>
          </table:table-cell>
          <table:table-cell office:value-type="float" office:value="54.8463" calcext:value-type="float">
            <text:p>54,85</text:p>
          </table:table-cell>
          <table:table-cell office:value-type="float" office:value="64.5341" calcext:value-type="float">
            <text:p>64,53</text:p>
          </table:table-cell>
          <table:table-cell office:value-type="float" office:value="35.4659" calcext:value-type="float">
            <text:p>35,47</text:p>
          </table:table-cell>
          <table:table-cell office:value-type="float" office:value="15.0118" calcext:value-type="float">
            <text:p>15,01</text:p>
          </table:table-cell>
          <table:table-cell office:value-type="float" office:value="0.0115333" calcext:value-type="float">
            <text:p>0,01153</text:p>
          </table:table-cell>
          <table:table-cell office:value-type="float" office:value="0.0176862" calcext:value-type="float">
            <text:p>0,01769</text:p>
          </table:table-cell>
          <table:table-cell office:value-type="float" office:value="0.0172026" calcext:value-type="float">
            <text:p>0,01720</text:p>
          </table:table-cell>
          <table:table-cell table:formula="of:=1000000*([.O36]/[.E36])" office:value-type="float" office:value="20.3340425531915" calcext:value-type="float">
            <text:p>20,33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990.1" calcext:value-type="float">
            <text:p>990,1</text:p>
          </table:table-cell>
          <table:table-cell office:value-type="float" office:value="98.6986" calcext:value-type="float">
            <text:p>98,70</text:p>
          </table:table-cell>
          <table:table-cell office:value-type="float" office:value="1.30137" calcext:value-type="float">
            <text:p>1,30</text:p>
          </table:table-cell>
          <table:table-cell office:value-type="float" office:value="93.7374" calcext:value-type="float">
            <text:p>93,74</text:p>
          </table:table-cell>
          <table:table-cell office:value-type="float" office:value="94.0223" calcext:value-type="float">
            <text:p>94,02</text:p>
          </table:table-cell>
          <table:table-cell office:value-type="float" office:value="5.97771" calcext:value-type="float">
            <text:p>5,98</text:p>
          </table:table-cell>
          <table:table-cell office:value-type="float" office:value="0.30303" calcext:value-type="float">
            <text:p>0,30</text:p>
          </table:table-cell>
          <table:table-cell office:value-type="float" office:value="0.0087875" calcext:value-type="float">
            <text:p>0,00879</text:p>
          </table:table-cell>
          <table:table-cell office:value-type="float" office:value="0.0025543" calcext:value-type="float">
            <text:p>0,00255</text:p>
          </table:table-cell>
          <table:table-cell office:value-type="float" office:value="0.0020234" calcext:value-type="float">
            <text:p>0,00202</text:p>
          </table:table-cell>
          <table:table-cell table:formula="of:=1000000*([.O37]/[.E37])" office:value-type="float" office:value="2.04383838383838" calcext:value-type="float">
            <text:p>2,0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626.4" calcext:value-type="float">
            <text:p>1626,4</text:p>
          </table:table-cell>
          <table:table-cell office:value-type="float" office:value="96.7888" calcext:value-type="float">
            <text:p>96,79</text:p>
          </table:table-cell>
          <table:table-cell office:value-type="float" office:value="3.2112" calcext:value-type="float">
            <text:p>3,21</text:p>
          </table:table-cell>
          <table:table-cell office:value-type="float" office:value="90.2597" calcext:value-type="float">
            <text:p>90,26</text:p>
          </table:table-cell>
          <table:table-cell office:value-type="float" office:value="93.0388" calcext:value-type="float">
            <text:p>93,04</text:p>
          </table:table-cell>
          <table:table-cell office:value-type="float" office:value="6.96118" calcext:value-type="float">
            <text:p>6,96</text:p>
          </table:table-cell>
          <table:table-cell office:value-type="float" office:value="2.98701" calcext:value-type="float">
            <text:p>2,99</text:p>
          </table:table-cell>
          <table:table-cell office:value-type="float" office:value="0.030842" calcext:value-type="float">
            <text:p>0,03084</text:p>
          </table:table-cell>
          <table:table-cell office:value-type="float" office:value="0.0162731" calcext:value-type="float">
            <text:p>0,01627</text:p>
          </table:table-cell>
          <table:table-cell office:value-type="float" office:value="0.0149771" calcext:value-type="float">
            <text:p>0,01498</text:p>
          </table:table-cell>
          <table:table-cell table:formula="of:=1000000*([.O38]/[.E38])" office:value-type="float" office:value="6.48359307359307" calcext:value-type="float">
            <text:p>6,48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1326.8" calcext:value-type="float">
            <text:p>1326,8</text:p>
          </table:table-cell>
          <table:table-cell office:value-type="float" office:value="82.2353" calcext:value-type="float">
            <text:p>82,24</text:p>
          </table:table-cell>
          <table:table-cell office:value-type="float" office:value="17.7647" calcext:value-type="float">
            <text:p>17,76</text:p>
          </table:table-cell>
          <table:table-cell office:value-type="float" office:value="56.5353" calcext:value-type="float">
            <text:p>56,54</text:p>
          </table:table-cell>
          <table:table-cell office:value-type="float" office:value="57.3604" calcext:value-type="float">
            <text:p>57,36</text:p>
          </table:table-cell>
          <table:table-cell office:value-type="float" office:value="42.6396" calcext:value-type="float">
            <text:p>42,64</text:p>
          </table:table-cell>
          <table:table-cell office:value-type="float" office:value="1.4384" calcext:value-type="float">
            <text:p>1,44</text:p>
          </table:table-cell>
          <table:table-cell office:value-type="float" office:value="0.0156234" calcext:value-type="float">
            <text:p>0,01562</text:p>
          </table:table-cell>
          <table:table-cell office:value-type="float" office:value="0.0059292" calcext:value-type="float">
            <text:p>0,00593</text:p>
          </table:table-cell>
          <table:table-cell office:value-type="float" office:value="0.0049788" calcext:value-type="float">
            <text:p>0,00498</text:p>
          </table:table-cell>
          <table:table-cell table:formula="of:=1000000*([.O39]/[.E39])" office:value-type="float" office:value="3.11369606003752" calcext:value-type="float">
            <text:p>3,11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672.5" calcext:value-type="float">
            <text:p>1672,5</text:p>
          </table:table-cell>
          <table:table-cell office:value-type="float" office:value="67.2464" calcext:value-type="float">
            <text:p>67,25</text:p>
          </table:table-cell>
          <table:table-cell office:value-type="float" office:value="32.7536" calcext:value-type="float">
            <text:p>32,75</text:p>
          </table:table-cell>
          <table:table-cell office:value-type="float" office:value="50.6533" calcext:value-type="float">
            <text:p>50,65</text:p>
          </table:table-cell>
          <table:table-cell office:value-type="float" office:value="50.757" calcext:value-type="float">
            <text:p>50,76</text:p>
          </table:table-cell>
          <table:table-cell office:value-type="float" office:value="49.243" calcext:value-type="float">
            <text:p>49,24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0399963" calcext:value-type="float">
            <text:p>0,04000</text:p>
          </table:table-cell>
          <table:table-cell office:value-type="float" office:value="0.0151629" calcext:value-type="float">
            <text:p>0,01516</text:p>
          </table:table-cell>
          <table:table-cell office:value-type="float" office:value="0.0124831" calcext:value-type="float">
            <text:p>0,01248</text:p>
          </table:table-cell>
          <table:table-cell table:formula="of:=1000000*([.O40]/[.E40])" office:value-type="float" office:value="2.54861167823601" calcext:value-type="float">
            <text:p>2,55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2051.4" calcext:value-type="float">
            <text:p>2051,4</text:p>
          </table:table-cell>
          <table:table-cell office:value-type="float" office:value="89.6356" calcext:value-type="float">
            <text:p>89,64</text:p>
          </table:table-cell>
          <table:table-cell office:value-type="float" office:value="10.3644" calcext:value-type="float">
            <text:p>10,36</text:p>
          </table:table-cell>
          <table:table-cell office:value-type="float" office:value="82.8149" calcext:value-type="float">
            <text:p>82,81</text:p>
          </table:table-cell>
          <table:table-cell office:value-type="float" office:value="86.898" calcext:value-type="float">
            <text:p>86,90</text:p>
          </table:table-cell>
          <table:table-cell office:value-type="float" office:value="13.102" calcext:value-type="float">
            <text:p>13,10</text:p>
          </table:table-cell>
          <table:table-cell office:value-type="float" office:value="4.69872" calcext:value-type="float">
            <text:p>4,70</text:p>
          </table:table-cell>
          <table:table-cell office:value-type="float" office:value="0.198342" calcext:value-type="float">
            <text:p>0,19834</text:p>
          </table:table-cell>
          <table:table-cell office:value-type="float" office:value="0.0474064" calcext:value-type="float">
            <text:p>0,04741</text:p>
          </table:table-cell>
          <table:table-cell office:value-type="float" office:value="0.0444871" calcext:value-type="float">
            <text:p>0,04449</text:p>
          </table:table-cell>
          <table:table-cell table:formula="of:=1000000*([.O41]/[.E41])" office:value-type="float" office:value="9.67742005655863" calcext:value-type="float">
            <text:p>9,68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14312.8" calcext:value-type="float">
            <text:p>14312,8</text:p>
          </table:table-cell>
          <table:table-cell office:value-type="float" office:value="99.8358" calcext:value-type="float">
            <text:p>99,84</text:p>
          </table:table-cell>
          <table:table-cell office:value-type="float" office:value="0.164196" calcext:value-type="float">
            <text:p>0,16</text:p>
          </table:table-cell>
          <table:table-cell office:value-type="float" office:value="95.0146" calcext:value-type="float">
            <text:p>95,01</text:p>
          </table:table-cell>
          <table:table-cell office:value-type="float" office:value="99.014" calcext:value-type="float">
            <text:p>99,01</text:p>
          </table:table-cell>
          <table:table-cell office:value-type="float" office:value="0.985969" calcext:value-type="float">
            <text:p>0,99</text:p>
          </table:table-cell>
          <table:table-cell office:value-type="float" office:value="4.0393" calcext:value-type="float">
            <text:p>4,04</text:p>
          </table:table-cell>
          <table:table-cell office:value-type="float" office:value="0.139237" calcext:value-type="float">
            <text:p>0,13924</text:p>
          </table:table-cell>
          <table:table-cell office:value-type="float" office:value="0.0646928" calcext:value-type="float">
            <text:p>0,06469</text:p>
          </table:table-cell>
          <table:table-cell office:value-type="float" office:value="0.0585297" calcext:value-type="float">
            <text:p>0,05853</text:p>
          </table:table-cell>
          <table:table-cell table:formula="of:=1000000*([.O42]/[.E42])" office:value-type="float" office:value="5.32475436681223" calcext:value-type="float">
            <text:p>5,32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467.4" calcext:value-type="float">
            <text:p>10467,4</text:p>
          </table:table-cell>
          <table:table-cell office:value-type="float" office:value="99.1562" calcext:value-type="float">
            <text:p>99,16</text:p>
          </table:table-cell>
          <table:table-cell office:value-type="float" office:value="0.843754" calcext:value-type="float">
            <text:p>0,84</text:p>
          </table:table-cell>
          <table:table-cell office:value-type="float" office:value="56.6757" calcext:value-type="float">
            <text:p>56,68</text:p>
          </table:table-cell>
          <table:table-cell office:value-type="float" office:value="78.4952" calcext:value-type="float">
            <text:p>78,50</text:p>
          </table:table-cell>
          <table:table-cell office:value-type="float" office:value="21.5048" calcext:value-type="float">
            <text:p>21,50</text:p>
          </table:table-cell>
          <table:table-cell office:value-type="float" office:value="27.7973" calcext:value-type="float">
            <text:p>27,80</text:p>
          </table:table-cell>
          <table:table-cell office:value-type="float" office:value="0.113815" calcext:value-type="float">
            <text:p>0,11382</text:p>
          </table:table-cell>
          <table:table-cell office:value-type="float" office:value="0.171981" calcext:value-type="float">
            <text:p>0,17198</text:p>
          </table:table-cell>
          <table:table-cell office:value-type="float" office:value="0.167667" calcext:value-type="float">
            <text:p>0,16767</text:p>
          </table:table-cell>
          <table:table-cell table:formula="of:=1000000*([.O43]/[.E43])" office:value-type="float" office:value="22.6577027027027" calcext:value-type="float">
            <text:p>22,66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5525.2" calcext:value-type="float">
            <text:p>15525,2</text:p>
          </table:table-cell>
          <table:table-cell office:value-type="float" office:value="99.9897" calcext:value-type="float">
            <text:p>99,99</text:p>
          </table:table-cell>
          <table:table-cell office:value-type="float" office:value="0.0102821" calcext:value-type="float">
            <text:p>0,01</text:p>
          </table:table-cell>
          <table:table-cell office:value-type="float" office:value="43.1892" calcext:value-type="float">
            <text:p>43,19</text:p>
          </table:table-cell>
          <table:table-cell office:value-type="float" office:value="91.3143" calcext:value-type="float">
            <text:p>91,31</text:p>
          </table:table-cell>
          <table:table-cell office:value-type="float" office:value="8.68571" calcext:value-type="float">
            <text:p>8,69</text:p>
          </table:table-cell>
          <table:table-cell office:value-type="float" office:value="52.7027" calcext:value-type="float">
            <text:p>52,70</text:p>
          </table:table-cell>
          <table:table-cell office:value-type="float" office:value="0.121304" calcext:value-type="float">
            <text:p>0,12130</text:p>
          </table:table-cell>
          <table:table-cell office:value-type="float" office:value="0.268054" calcext:value-type="float">
            <text:p>0,26805</text:p>
          </table:table-cell>
          <table:table-cell office:value-type="float" office:value="0.263201" calcext:value-type="float">
            <text:p>0,26320</text:p>
          </table:table-cell>
          <table:table-cell table:formula="of:=1000000*([.O44]/[.E44])" office:value-type="float" office:value="35.5677027027027" calcext:value-type="float">
            <text:p>35,57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9914.2" calcext:value-type="float">
            <text:p>19914,2</text:p>
          </table:table-cell>
          <table:table-cell office:value-type="float" office:value="85.0287" calcext:value-type="float">
            <text:p>85,03</text:p>
          </table:table-cell>
          <table:table-cell office:value-type="float" office:value="14.9713" calcext:value-type="float">
            <text:p>14,97</text:p>
          </table:table-cell>
          <table:table-cell office:value-type="float" office:value="58.6169" calcext:value-type="float">
            <text:p>58,62</text:p>
          </table:table-cell>
          <table:table-cell office:value-type="float" office:value="58.6808" calcext:value-type="float">
            <text:p>58,68</text:p>
          </table:table-cell>
          <table:table-cell office:value-type="float" office:value="41.3192" calcext:value-type="float">
            <text:p>41,32</text:p>
          </table:table-cell>
          <table:table-cell office:value-type="float" office:value="0.10878" calcext:value-type="float">
            <text:p>0,11</text:p>
          </table:table-cell>
          <table:table-cell office:value-type="float" office:value="0.337875" calcext:value-type="float">
            <text:p>0,33788</text:p>
          </table:table-cell>
          <table:table-cell office:value-type="float" office:value="0.212621" calcext:value-type="float">
            <text:p>0,21262</text:p>
          </table:table-cell>
          <table:table-cell office:value-type="float" office:value="0.20835" calcext:value-type="float">
            <text:p>0,20835</text:p>
          </table:table-cell>
          <table:table-cell table:formula="of:=1000000*([.O45]/[.E45])" office:value-type="float" office:value="32.3776223776224" calcext:value-type="float">
            <text:p>32,38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25226.9" calcext:value-type="float">
            <text:p>25226,9</text:p>
          </table:table-cell>
          <table:table-cell office:value-type="float" office:value="98.5451" calcext:value-type="float">
            <text:p>98,55</text:p>
          </table:table-cell>
          <table:table-cell office:value-type="float" office:value="1.45487" calcext:value-type="float">
            <text:p>1,45</text:p>
          </table:table-cell>
          <table:table-cell office:value-type="float" office:value="90.4" calcext:value-type="float">
            <text:p>90,40</text:p>
          </table:table-cell>
          <table:table-cell office:value-type="float" office:value="93.8113" calcext:value-type="float">
            <text:p>93,81</text:p>
          </table:table-cell>
          <table:table-cell office:value-type="float" office:value="6.18868" calcext:value-type="float">
            <text:p>6,19</text:p>
          </table:table-cell>
          <table:table-cell office:value-type="float" office:value="3.63636" calcext:value-type="float">
            <text:p>3,64</text:p>
          </table:table-cell>
          <table:table-cell office:value-type="float" office:value="0.368173" calcext:value-type="float">
            <text:p>0,36817</text:p>
          </table:table-cell>
          <table:table-cell office:value-type="float" office:value="0.208741" calcext:value-type="float">
            <text:p>0,20874</text:p>
          </table:table-cell>
          <table:table-cell office:value-type="float" office:value="0.205002" calcext:value-type="float">
            <text:p>0,20500</text:p>
          </table:table-cell>
          <table:table-cell table:formula="of:=1000000*([.O46]/[.E46])" office:value-type="float" office:value="37.2730909090909" calcext:value-type="float">
            <text:p>37,27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586.9" calcext:value-type="float">
            <text:p>7586,9</text:p>
          </table:table-cell>
          <table:table-cell office:value-type="float" office:value="89.1628" calcext:value-type="float">
            <text:p>89,16</text:p>
          </table:table-cell>
          <table:table-cell office:value-type="float" office:value="10.8372" calcext:value-type="float">
            <text:p>10,84</text:p>
          </table:table-cell>
          <table:table-cell office:value-type="float" office:value="77.42" calcext:value-type="float">
            <text:p>77,42</text:p>
          </table:table-cell>
          <table:table-cell office:value-type="float" office:value="77.614" calcext:value-type="float">
            <text:p>77,61</text:p>
          </table:table-cell>
          <table:table-cell office:value-type="float" office:value="22.386" calcext:value-type="float">
            <text:p>22,39</text:p>
          </table:table-cell>
          <table:table-cell office:value-type="float" office:value="0.25" calcext:value-type="float">
            <text:p>0,25</text:p>
          </table:table-cell>
          <table:table-cell office:value-type="float" office:value="0.225149" calcext:value-type="float">
            <text:p>0,22515</text:p>
          </table:table-cell>
          <table:table-cell office:value-type="float" office:value="0.158939" calcext:value-type="float">
            <text:p>0,15894</text:p>
          </table:table-cell>
          <table:table-cell office:value-type="float" office:value="0.1471" calcext:value-type="float">
            <text:p>0,14710</text:p>
          </table:table-cell>
          <table:table-cell table:formula="of:=1000000*([.O47]/[.E47])" office:value-type="float" office:value="7.355" calcext:value-type="float">
            <text:p>7,36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_Norm_08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6"/>
        <table:table-column table:style-name="co15" table:default-cell-style-name="ce46"/>
        <table:table-column table:style-name="co8" table:default-cell-style-name="ce50"/>
        <table:table-column table:style-name="co9" table:number-columns-repeated="2" table:default-cell-style-name="ce50"/>
        <table:table-column table:style-name="co10" table:default-cell-style-name="ce50"/>
        <table:table-column table:style-name="co8" table:number-columns-repeated="2" table:default-cell-style-name="ce50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Default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table:style-name="ce57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260.330769230769" calcext:value-type="float">
            <text:p>260,3</text:p>
          </table:table-cell>
          <table:table-cell table:style-name="ce53" table:formula="of:=AVERAGE([.G3:.G15])" office:value-type="float" office:value="83.8750230769231" calcext:value-type="float">
            <text:p>83,88</text:p>
          </table:table-cell>
          <table:table-cell table:style-name="ce53" table:formula="of:=AVERAGE([.H3:.H15])" office:value-type="float" office:value="16.12497" calcext:value-type="float">
            <text:p>16,12</text:p>
          </table:table-cell>
          <table:table-cell table:style-name="ce53" table:formula="of:=AVERAGE([.I3:.I15])" office:value-type="float" office:value="69.9169538461539" calcext:value-type="float">
            <text:p>69,92</text:p>
          </table:table-cell>
          <table:table-cell table:style-name="ce53" table:formula="of:=AVERAGE([.J3:.J15])" office:value-type="float" office:value="76.9802384615385" calcext:value-type="float">
            <text:p>76,98</text:p>
          </table:table-cell>
          <table:table-cell table:style-name="ce53" table:formula="of:=AVERAGE([.K3:.K15])" office:value-type="float" office:value="23.0197638461538" calcext:value-type="float">
            <text:p>23,02</text:p>
          </table:table-cell>
          <table:table-cell table:style-name="ce53" table:formula="of:=AVERAGE([.L3:.L15])" office:value-type="float" office:value="8.36907459230769" calcext:value-type="float">
            <text:p>8,37</text:p>
          </table:table-cell>
          <table:table-cell table:style-name="ce55" table:formula="of:=AVERAGE([.M3:.M15])" office:value-type="float" office:value="0.0439904538461539" calcext:value-type="float">
            <text:p>0,04399</text:p>
          </table:table-cell>
          <table:table-cell table:style-name="ce55" table:formula="of:=AVERAGE([.N3:.N15])" office:value-type="float" office:value="0.00907682307692308" calcext:value-type="float">
            <text:p>0,00908</text:p>
          </table:table-cell>
          <table:table-cell table:style-name="ce55" table:formula="of:=AVERAGE([.O3:.O15])" office:value-type="float" office:value="0.00571246153846154" calcext:value-type="float">
            <text:p>0,00571</text:p>
          </table:table-cell>
          <table:table-cell table:style-name="ce53" table:formula="of:=1000000*([.O2]/[.E2])" office:value-type="float" office:value="0.906861727460343" calcext:value-type="float">
            <text:p>0,91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,0</text:p>
          </table:table-cell>
          <table:table-cell office:value-type="float" office:value="359.4" calcext:value-type="float">
            <text:p>359,4</text:p>
          </table:table-cell>
          <table:table-cell office:value-type="float" office:value="30.5411" calcext:value-type="float">
            <text:p>30,54</text:p>
          </table:table-cell>
          <table:table-cell office:value-type="float" office:value="69.4589" calcext:value-type="float">
            <text:p>69,46</text:p>
          </table:table-cell>
          <table:table-cell office:value-type="float" office:value="18.3038" calcext:value-type="float">
            <text:p>18,30</text:p>
          </table:table-cell>
          <table:table-cell office:value-type="float" office:value="18.317" calcext:value-type="float">
            <text:p>18,32</text:p>
          </table:table-cell>
          <table:table-cell office:value-type="float" office:value="81.683" calcext:value-type="float">
            <text:p>81,68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0287175" calcext:value-type="float">
            <text:p>0,02872</text:p>
          </table:table-cell>
          <table:table-cell office:value-type="float" office:value="0.0091685" calcext:value-type="float">
            <text:p>0,00917</text:p>
          </table:table-cell>
          <table:table-cell office:value-type="float" office:value="0.006897" calcext:value-type="float">
            <text:p>0,00690</text:p>
          </table:table-cell>
          <table:table-cell table:style-name="ce50" table:formula="of:=1000000*([.O3]/[.E3])" office:value-type="float" office:value="1.65237182558697" calcext:value-type="float">
            <text:p>1,65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,0</text:p>
          </table:table-cell>
          <table:table-cell office:value-type="float" office:value="19.8" calcext:value-type="float">
            <text:p>19,8</text:p>
          </table:table-cell>
          <table:table-cell office:value-type="float" office:value="72.8546" calcext:value-type="float">
            <text:p>72,85</text:p>
          </table:table-cell>
          <table:table-cell office:value-type="float" office:value="27.1454" calcext:value-type="float">
            <text:p>27,15</text:p>
          </table:table-cell>
          <table:table-cell table:number-columns-repeated="2" office:value-type="float" office:value="80.5094" calcext:value-type="float">
            <text:p>80,51</text:p>
          </table:table-cell>
          <table:table-cell office:value-type="float" office:value="19.4906" calcext:value-type="float">
            <text:p>19,49</text:p>
          </table:table-cell>
          <table:table-cell office:value-type="float" office:value="0" calcext:value-type="float">
            <text:p>0,00</text:p>
          </table:table-cell>
          <table:table-cell office:value-type="float" office:value="0.0168457" calcext:value-type="float">
            <text:p>0,01685</text:p>
          </table:table-cell>
          <table:table-cell office:value-type="float" office:value="0.0036235" calcext:value-type="float">
            <text:p>0,00362</text:p>
          </table:table-cell>
          <table:table-cell office:value-type="float" office:value="0.0008998" calcext:value-type="float">
            <text:p>0,00090</text:p>
          </table:table-cell>
          <table:table-cell table:style-name="ce50" table:formula="of:=1000000*([.O4]/[.E4])" office:value-type="float" office:value="0.16977358490566" calcext:value-type="float">
            <text:p>0,17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,0</text:p>
          </table:table-cell>
          <table:table-cell office:value-type="float" office:value="169.7" calcext:value-type="float">
            <text:p>169,7</text:p>
          </table:table-cell>
          <table:table-cell office:value-type="float" office:value="75.9717" calcext:value-type="float">
            <text:p>75,97</text:p>
          </table:table-cell>
          <table:table-cell office:value-type="float" office:value="24.0283" calcext:value-type="float">
            <text:p>24,03</text:p>
          </table:table-cell>
          <table:table-cell office:value-type="float" office:value="60.5797" calcext:value-type="float">
            <text:p>60,58</text:p>
          </table:table-cell>
          <table:table-cell office:value-type="float" office:value="62.3881" calcext:value-type="float">
            <text:p>62,39</text:p>
          </table:table-cell>
          <table:table-cell office:value-type="float" office:value="37.6119" calcext:value-type="float">
            <text:p>37,61</text:p>
          </table:table-cell>
          <table:table-cell office:value-type="float" office:value="2.89855" calcext:value-type="float">
            <text:p>2,90</text:p>
          </table:table-cell>
          <table:table-cell office:value-type="float" office:value="0.0017762" calcext:value-type="float">
            <text:p>0,00178</text:p>
          </table:table-cell>
          <table:table-cell office:value-type="float" office:value="0.0003999" calcext:value-type="float">
            <text:p>0,00040</text:p>
          </table:table-cell>
          <table:table-cell office:value-type="float" office:value="0.0002124" calcext:value-type="float">
            <text:p>0,00021</text:p>
          </table:table-cell>
          <table:table-cell table:style-name="ce50" table:formula="of:=1000000*([.O5]/[.E5])" office:value-type="float" office:value="0.615652173913044" calcext:value-type="float">
            <text:p>0,62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,0</text:p>
          </table:table-cell>
          <table:table-cell office:value-type="float" office:value="352.6" calcext:value-type="float">
            <text:p>352,6</text:p>
          </table:table-cell>
          <table:table-cell office:value-type="float" office:value="98.8618" calcext:value-type="float">
            <text:p>98,86</text:p>
          </table:table-cell>
          <table:table-cell office:value-type="float" office:value="1.13821" calcext:value-type="float">
            <text:p>1,14</text:p>
          </table:table-cell>
          <table:table-cell office:value-type="float" office:value="24.0741" calcext:value-type="float">
            <text:p>24,07</text:p>
          </table:table-cell>
          <table:table-cell office:value-type="float" office:value="89.0411" calcext:value-type="float">
            <text:p>89,04</text:p>
          </table:table-cell>
          <table:table-cell office:value-type="float" office:value="10.9589" calcext:value-type="float">
            <text:p>10,96</text:p>
          </table:table-cell>
          <table:table-cell office:value-type="float" office:value="72.963" calcext:value-type="float">
            <text:p>72,96</text:p>
          </table:table-cell>
          <table:table-cell office:value-type="float" office:value="0.0022395" calcext:value-type="float">
            <text:p>0,00224</text:p>
          </table:table-cell>
          <table:table-cell office:value-type="float" office:value="0.0004755" calcext:value-type="float">
            <text:p>0,00048</text:p>
          </table:table-cell>
          <table:table-cell office:value-type="float" office:value="0.0003216" calcext:value-type="float">
            <text:p>0,00032</text:p>
          </table:table-cell>
          <table:table-cell table:style-name="ce50" table:formula="of:=1000000*([.O6]/[.E6])" office:value-type="float" office:value="1.19111111111111" calcext:value-type="float">
            <text:p>1,19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,0</text:p>
          </table:table-cell>
          <table:table-cell office:value-type="float" office:value="55.5" calcext:value-type="float">
            <text:p>55,5</text:p>
          </table:table-cell>
          <table:table-cell office:value-type="float" office:value="96.861" calcext:value-type="float">
            <text:p>96,86</text:p>
          </table:table-cell>
          <table:table-cell office:value-type="float" office:value="3.13901" calcext:value-type="float">
            <text:p>3,14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7004" calcext:value-type="float">
            <text:p>0,00070</text:p>
          </table:table-cell>
          <table:table-cell office:value-type="float" office:value="0.0001302" calcext:value-type="float">
            <text:p>0,00013</text:p>
          </table:table-cell>
          <table:table-cell office:value-type="float" office:value="0.0000481" calcext:value-type="float">
            <text:p>0,00005</text:p>
          </table:table-cell>
          <table:table-cell table:style-name="ce50" table:formula="of:=1000000*([.O7]/[.E7])" office:value-type="float" office:value="0.320666666666667" calcext:value-type="float">
            <text:p>0,32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,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4098" calcext:value-type="float">
            <text:p>0,00241</text:p>
          </table:table-cell>
          <table:table-cell office:value-type="float" office:value="0.0004665" calcext:value-type="float">
            <text:p>0,00047</text:p>
          </table:table-cell>
          <table:table-cell office:value-type="float" office:value="0.0001934" calcext:value-type="float">
            <text:p>0,00019</text:p>
          </table:table-cell>
          <table:table-cell table:style-name="ce50" table:formula="of:=1000000*([.O8]/[.E8])" office:value-type="float" office:value="0.3868" calcext:value-type="float">
            <text:p>0,39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,0</text:p>
          </table:table-cell>
          <table:table-cell office:value-type="float" office:value="169.2" calcext:value-type="float">
            <text:p>169,2</text:p>
          </table:table-cell>
          <table:table-cell office:value-type="float" office:value="87.2845" calcext:value-type="float">
            <text:p>87,28</text:p>
          </table:table-cell>
          <table:table-cell office:value-type="float" office:value="12.7155" calcext:value-type="float">
            <text:p>12,72</text:p>
          </table:table-cell>
          <table:table-cell office:value-type="float" office:value="75.5422" calcext:value-type="float">
            <text:p>75,54</text:p>
          </table:table-cell>
          <table:table-cell office:value-type="float" office:value="81.8538" calcext:value-type="float">
            <text:p>81,85</text:p>
          </table:table-cell>
          <table:table-cell office:value-type="float" office:value="18.1462" calcext:value-type="float">
            <text:p>18,15</text:p>
          </table:table-cell>
          <table:table-cell office:value-type="float" office:value="7.71084" calcext:value-type="float">
            <text:p>7,71</text:p>
          </table:table-cell>
          <table:table-cell office:value-type="float" office:value="0.0033647" calcext:value-type="float">
            <text:p>0,00336</text:p>
          </table:table-cell>
          <table:table-cell office:value-type="float" office:value="0.0007005" calcext:value-type="float">
            <text:p>0,00070</text:p>
          </table:table-cell>
          <table:table-cell office:value-type="float" office:value="0.0002427" calcext:value-type="float">
            <text:p>0,00024</text:p>
          </table:table-cell>
          <table:table-cell table:style-name="ce50" table:formula="of:=1000000*([.O9]/[.E9])" office:value-type="float" office:value="0.292409638554217" calcext:value-type="float">
            <text:p>0,29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,0</text:p>
          </table:table-cell>
          <table:table-cell office:value-type="float" office:value="59.5" calcext:value-type="float">
            <text:p>59,5</text:p>
          </table:table-cell>
          <table:table-cell office:value-type="float" office:value="94.7368" calcext:value-type="float">
            <text:p>94,74</text:p>
          </table:table-cell>
          <table:table-cell office:value-type="float" office:value="5.26316" calcext:value-type="float">
            <text:p>5,26</text:p>
          </table:table-cell>
          <table:table-cell office:value-type="float" office:value="91.1628" calcext:value-type="float">
            <text:p>91,16</text:p>
          </table:table-cell>
          <table:table-cell office:value-type="float" office:value="92.0188" calcext:value-type="float">
            <text:p>92,02</text:p>
          </table:table-cell>
          <table:table-cell office:value-type="float" office:value="7.98122" calcext:value-type="float">
            <text:p>7,98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11036" calcext:value-type="float">
            <text:p>0,00110</text:p>
          </table:table-cell>
          <table:table-cell office:value-type="float" office:value="0.000227" calcext:value-type="float">
            <text:p>0,00023</text:p>
          </table:table-cell>
          <table:table-cell office:value-type="float" office:value="0.0000933" calcext:value-type="float">
            <text:p>0,00009</text:p>
          </table:table-cell>
          <table:table-cell table:style-name="ce50" table:formula="of:=1000000*([.O10]/[.E10])" office:value-type="float" office:value="0.433953488372093" calcext:value-type="float">
            <text:p>0,43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,0</text:p>
          </table:table-cell>
          <table:table-cell office:value-type="float" office:value="261.8" calcext:value-type="float">
            <text:p>261,8</text:p>
          </table:table-cell>
          <table:table-cell office:value-type="float" office:value="94.141" calcext:value-type="float">
            <text:p>94,14</text:p>
          </table:table-cell>
          <table:table-cell office:value-type="float" office:value="5.85897" calcext:value-type="float">
            <text:p>5,86</text:p>
          </table:table-cell>
          <table:table-cell office:value-type="float" office:value="94.9013" calcext:value-type="float">
            <text:p>94,90</text:p>
          </table:table-cell>
          <table:table-cell office:value-type="float" office:value="95.0577" calcext:value-type="float">
            <text:p>95,06</text:p>
          </table:table-cell>
          <table:table-cell office:value-type="float" office:value="4.94234" calcext:value-type="float">
            <text:p>4,94</text:p>
          </table:table-cell>
          <table:table-cell office:value-type="float" office:value="0.164474" calcext:value-type="float">
            <text:p>0,16</text:p>
          </table:table-cell>
          <table:table-cell office:value-type="float" office:value="0.0365036" calcext:value-type="float">
            <text:p>0,03650</text:p>
          </table:table-cell>
          <table:table-cell office:value-type="float" office:value="0.0066587" calcext:value-type="float">
            <text:p>0,00666</text:p>
          </table:table-cell>
          <table:table-cell office:value-type="float" office:value="0.0037077" calcext:value-type="float">
            <text:p>0,00371</text:p>
          </table:table-cell>
          <table:table-cell table:style-name="ce50" table:formula="of:=1000000*([.O11]/[.E11])" office:value-type="float" office:value="0.677576754385965" calcext:value-type="float">
            <text:p>0,68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,0</text:p>
          </table:table-cell>
          <table:table-cell office:value-type="float" office:value="291.1" calcext:value-type="float">
            <text:p>291,1</text:p>
          </table:table-cell>
          <table:table-cell office:value-type="float" office:value="81.335" calcext:value-type="float">
            <text:p>81,34</text:p>
          </table:table-cell>
          <table:table-cell office:value-type="float" office:value="18.665" calcext:value-type="float">
            <text:p>18,67</text:p>
          </table:table-cell>
          <table:table-cell table:number-columns-repeated="2" office:value-type="float" office:value="80.903" calcext:value-type="float">
            <text:p>80,90</text:p>
          </table:table-cell>
          <table:table-cell office:value-type="float" office:value="19.097" calcext:value-type="float">
            <text:p>19,10</text:p>
          </table:table-cell>
          <table:table-cell office:value-type="float" office:value="0" calcext:value-type="float">
            <text:p>0,00</text:p>
          </table:table-cell>
          <table:table-cell office:value-type="float" office:value="0.0260751" calcext:value-type="float">
            <text:p>0,02608</text:p>
          </table:table-cell>
          <table:table-cell office:value-type="float" office:value="0.0050915" calcext:value-type="float">
            <text:p>0,00509</text:p>
          </table:table-cell>
          <table:table-cell office:value-type="float" office:value="0.0022329" calcext:value-type="float">
            <text:p>0,00223</text:p>
          </table:table-cell>
          <table:table-cell table:style-name="ce50" table:formula="of:=1000000*([.O12]/[.E12])" office:value-type="float" office:value="0.41319393042191" calcext:value-type="float">
            <text:p>0,41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,0</text:p>
          </table:table-cell>
          <table:table-cell office:value-type="float" office:value="704.6" calcext:value-type="float">
            <text:p>704,6</text:p>
          </table:table-cell>
          <table:table-cell office:value-type="float" office:value="90.1177" calcext:value-type="float">
            <text:p>90,12</text:p>
          </table:table-cell>
          <table:table-cell office:value-type="float" office:value="9.88227" calcext:value-type="float">
            <text:p>9,88</text:p>
          </table:table-cell>
          <table:table-cell office:value-type="float" office:value="69.2708" calcext:value-type="float">
            <text:p>69,27</text:p>
          </table:table-cell>
          <table:table-cell office:value-type="float" office:value="71.2182" calcext:value-type="float">
            <text:p>71,22</text:p>
          </table:table-cell>
          <table:table-cell office:value-type="float" office:value="28.7818" calcext:value-type="float">
            <text:p>28,78</text:p>
          </table:table-cell>
          <table:table-cell office:value-type="float" office:value="2.73438" calcext:value-type="float">
            <text:p>2,73</text:p>
          </table:table-cell>
          <table:table-cell office:value-type="float" office:value="0.0051331" calcext:value-type="float">
            <text:p>0,00513</text:p>
          </table:table-cell>
          <table:table-cell office:value-type="float" office:value="0.0010789" calcext:value-type="float">
            <text:p>0,00108</text:p>
          </table:table-cell>
          <table:table-cell office:value-type="float" office:value="0.0006434" calcext:value-type="float">
            <text:p>0,00064</text:p>
          </table:table-cell>
          <table:table-cell table:style-name="ce50" table:formula="of:=1000000*([.O13]/[.E13])" office:value-type="float" office:value="0.837760416666667" calcext:value-type="float">
            <text:p>0,84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,0</text:p>
          </table:table-cell>
          <table:table-cell office:value-type="float" office:value="676.7" calcext:value-type="float">
            <text:p>676,7</text:p>
          </table:table-cell>
          <table:table-cell office:value-type="float" office:value="95.4786" calcext:value-type="float">
            <text:p>95,48</text:p>
          </table:table-cell>
          <table:table-cell office:value-type="float" office:value="4.5214" calcext:value-type="float">
            <text:p>4,52</text:p>
          </table:table-cell>
          <table:table-cell office:value-type="float" office:value="62.1212" calcext:value-type="float">
            <text:p>62,12</text:p>
          </table:table-cell>
          <table:table-cell office:value-type="float" office:value="64.7856" calcext:value-type="float">
            <text:p>64,79</text:p>
          </table:table-cell>
          <table:table-cell office:value-type="float" office:value="35.2144" calcext:value-type="float">
            <text:p>35,21</text:p>
          </table:table-cell>
          <table:table-cell office:value-type="float" office:value="4.11255" calcext:value-type="float">
            <text:p>4,11</text:p>
          </table:table-cell>
          <table:table-cell office:value-type="float" office:value="0.0048017" calcext:value-type="float">
            <text:p>0,00480</text:p>
          </table:table-cell>
          <table:table-cell office:value-type="float" office:value="0.0011464" calcext:value-type="float">
            <text:p>0,00115</text:p>
          </table:table-cell>
          <table:table-cell office:value-type="float" office:value="0.0008089" calcext:value-type="float">
            <text:p>0,00081</text:p>
          </table:table-cell>
          <table:table-cell table:style-name="ce50" table:formula="of:=1000000*([.O14]/[.E14])" office:value-type="float" office:value="1.7508658008658" calcext:value-type="float">
            <text:p>1,75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,0</text:p>
          </table:table-cell>
          <table:table-cell office:value-type="float" office:value="182.5" calcext:value-type="float">
            <text:p>182,5</text:p>
          </table:table-cell>
          <table:table-cell office:value-type="float" office:value="92.3471" calcext:value-type="float">
            <text:p>92,35</text:p>
          </table:table-cell>
          <table:table-cell office:value-type="float" office:value="7.65289" calcext:value-type="float">
            <text:p>7,65</text:p>
          </table:table-cell>
          <table:table-cell office:value-type="float" office:value="93.2188" calcext:value-type="float">
            <text:p>93,22</text:p>
          </table:table-cell>
          <table:table-cell office:value-type="float" office:value="93.2301" calcext:value-type="float">
            <text:p>93,23</text:p>
          </table:table-cell>
          <table:table-cell office:value-type="float" office:value="6.7699" calcext:value-type="float">
            <text:p>6,77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442205" calcext:value-type="float">
            <text:p>0,44221</text:p>
          </table:table-cell>
          <table:table-cell office:value-type="float" office:value="0.0888316" calcext:value-type="float">
            <text:p>0,08883</text:p>
          </table:table-cell>
          <table:table-cell office:value-type="float" office:value="0.0579608" calcext:value-type="float">
            <text:p>0,05796</text:p>
          </table:table-cell>
          <table:table-cell table:style-name="ce50" table:formula="of:=1000000*([.O15]/[.E15])" office:value-type="float" office:value="0.99934136795462" calcext:value-type="float">
            <text:p>1,00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24801.23" calcext:value-type="float">
            <text:p>24801,2</text:p>
          </table:table-cell>
          <table:table-cell table:style-name="ce53" table:formula="of:=AVERAGE([.G17:.G26])" office:value-type="float" office:value="94.44728" calcext:value-type="float">
            <text:p>94,45</text:p>
          </table:table-cell>
          <table:table-cell table:style-name="ce53" table:formula="of:=AVERAGE([.H17:.H26])" office:value-type="float" office:value="5.5527211" calcext:value-type="float">
            <text:p>5,55</text:p>
          </table:table-cell>
          <table:table-cell table:style-name="ce53" table:formula="of:=AVERAGE([.I17:.I26])" office:value-type="float" office:value="54.14878" calcext:value-type="float">
            <text:p>54,15</text:p>
          </table:table-cell>
          <table:table-cell table:style-name="ce53" table:formula="of:=AVERAGE([.J17:.J26])" office:value-type="float" office:value="89.86424" calcext:value-type="float">
            <text:p>89,86</text:p>
          </table:table-cell>
          <table:table-cell table:style-name="ce53" table:formula="of:=AVERAGE([.K17:.K26])" office:value-type="float" office:value="10.135755" calcext:value-type="float">
            <text:p>10,14</text:p>
          </table:table-cell>
          <table:table-cell table:style-name="ce53" table:formula="of:=AVERAGE([.L17:.L26])" office:value-type="float" office:value="38.23859253" calcext:value-type="float">
            <text:p>38,24</text:p>
          </table:table-cell>
          <table:table-cell table:style-name="ce55" table:formula="of:=AVERAGE([.M17:.M26])" office:value-type="float" office:value="3.49240263" calcext:value-type="float">
            <text:p>3,49240</text:p>
          </table:table-cell>
          <table:table-cell table:style-name="ce55" table:formula="of:=AVERAGE([.N17:.N26])" office:value-type="float" office:value="0.38967741" calcext:value-type="float">
            <text:p>0,38968</text:p>
          </table:table-cell>
          <table:table-cell table:style-name="ce55" table:formula="of:=AVERAGE([.O17:.O26])" office:value-type="float" office:value="0.36428185" calcext:value-type="float">
            <text:p>0,36428</text:p>
          </table:table-cell>
          <table:table-cell table:style-name="ce53" table:formula="of:=1000000*([.O16]/[.E16])" office:value-type="float" office:value="4.65005833605653" calcext:value-type="float">
            <text:p>4,6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,0</text:p>
          </table:table-cell>
          <table:table-cell office:value-type="float" office:value="27421.3" calcext:value-type="float">
            <text:p>27421,3</text:p>
          </table:table-cell>
          <table:table-cell office:value-type="float" office:value="89.9804" calcext:value-type="float">
            <text:p>89,98</text:p>
          </table:table-cell>
          <table:table-cell office:value-type="float" office:value="10.0196" calcext:value-type="float">
            <text:p>10,02</text:p>
          </table:table-cell>
          <table:table-cell office:value-type="float" office:value="63.9689" calcext:value-type="float">
            <text:p>63,97</text:p>
          </table:table-cell>
          <table:table-cell office:value-type="float" office:value="80.9469" calcext:value-type="float">
            <text:p>80,95</text:p>
          </table:table-cell>
          <table:table-cell office:value-type="float" office:value="19.0531" calcext:value-type="float">
            <text:p>19,05</text:p>
          </table:table-cell>
          <table:table-cell office:value-type="float" office:value="20.9743" calcext:value-type="float">
            <text:p>20,97</text:p>
          </table:table-cell>
          <table:table-cell office:value-type="float" office:value="0.507465" calcext:value-type="float">
            <text:p>0,50747</text:p>
          </table:table-cell>
          <table:table-cell office:value-type="float" office:value="0.0838479" calcext:value-type="float">
            <text:p>0,08385</text:p>
          </table:table-cell>
          <table:table-cell office:value-type="float" office:value="0.0577854" calcext:value-type="float">
            <text:p>0,05779</text:p>
          </table:table-cell>
          <table:table-cell table:style-name="ce50" table:formula="of:=1000000*([.O17]/[.E17])" office:value-type="float" office:value="1.27781610720446" calcext:value-type="float">
            <text:p>1,28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,0</text:p>
          </table:table-cell>
          <table:table-cell office:value-type="float" office:value="683.5" calcext:value-type="float">
            <text:p>683,5</text:p>
          </table:table-cell>
          <table:table-cell office:value-type="float" office:value="96.6379" calcext:value-type="float">
            <text:p>96,64</text:p>
          </table:table-cell>
          <table:table-cell office:value-type="float" office:value="3.36212" calcext:value-type="float">
            <text:p>3,36</text:p>
          </table:table-cell>
          <table:table-cell office:value-type="float" office:value="56.9565" calcext:value-type="float">
            <text:p>56,96</text:p>
          </table:table-cell>
          <table:table-cell office:value-type="float" office:value="80.8642" calcext:value-type="float">
            <text:p>80,86</text:p>
          </table:table-cell>
          <table:table-cell office:value-type="float" office:value="19.1358" calcext:value-type="float">
            <text:p>19,14</text:p>
          </table:table-cell>
          <table:table-cell office:value-type="float" office:value="29.5652" calcext:value-type="float">
            <text:p>29,57</text:p>
          </table:table-cell>
          <table:table-cell office:value-type="float" office:value="0.0055401" calcext:value-type="float">
            <text:p>0,00554</text:p>
          </table:table-cell>
          <table:table-cell office:value-type="float" office:value="0.0011745" calcext:value-type="float">
            <text:p>0,00117</text:p>
          </table:table-cell>
          <table:table-cell office:value-type="float" office:value="0.0008126" calcext:value-type="float">
            <text:p>0,00081</text:p>
          </table:table-cell>
          <table:table-cell table:style-name="ce50" table:formula="of:=1000000*([.O18]/[.E18])" office:value-type="float" office:value="1.17768115942029" calcext:value-type="float">
            <text:p>1,18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,0</text:p>
          </table:table-cell>
          <table:table-cell office:value-type="float" office:value="637.9" calcext:value-type="float">
            <text:p>637,9</text:p>
          </table:table-cell>
          <table:table-cell office:value-type="float" office:value="98.488" calcext:value-type="float">
            <text:p>98,49</text:p>
          </table:table-cell>
          <table:table-cell office:value-type="float" office:value="1.512" calcext:value-type="float">
            <text:p>1,51</text:p>
          </table:table-cell>
          <table:table-cell office:value-type="float" office:value="39.9694" calcext:value-type="float">
            <text:p>39,97</text:p>
          </table:table-cell>
          <table:table-cell office:value-type="float" office:value="85.5738" calcext:value-type="float">
            <text:p>85,57</text:p>
          </table:table-cell>
          <table:table-cell office:value-type="float" office:value="14.4262" calcext:value-type="float">
            <text:p>14,43</text:p>
          </table:table-cell>
          <table:table-cell office:value-type="float" office:value="53.2925" calcext:value-type="float">
            <text:p>53,29</text:p>
          </table:table-cell>
          <table:table-cell office:value-type="float" office:value="0.0057934" calcext:value-type="float">
            <text:p>0,00579</text:p>
          </table:table-cell>
          <table:table-cell office:value-type="float" office:value="0.0012134" calcext:value-type="float">
            <text:p>0,00121</text:p>
          </table:table-cell>
          <table:table-cell office:value-type="float" office:value="0.000837" calcext:value-type="float">
            <text:p>0,00084</text:p>
          </table:table-cell>
          <table:table-cell table:style-name="ce50" table:formula="of:=1000000*([.O19]/[.E19])" office:value-type="float" office:value="1.28177641653905" calcext:value-type="float">
            <text:p>1,28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,0</text:p>
          </table:table-cell>
          <table:table-cell office:value-type="float" office:value="114476" calcext:value-type="float">
            <text:p>114476,0</text:p>
          </table:table-cell>
          <table:table-cell office:value-type="float" office:value="99.245" calcext:value-type="float">
            <text:p>99,25</text:p>
          </table:table-cell>
          <table:table-cell office:value-type="float" office:value="0.755021" calcext:value-type="float">
            <text:p>0,76</text:p>
          </table:table-cell>
          <table:table-cell office:value-type="float" office:value="48.2455" calcext:value-type="float">
            <text:p>48,25</text:p>
          </table:table-cell>
          <table:table-cell office:value-type="float" office:value="96.4024" calcext:value-type="float">
            <text:p>96,40</text:p>
          </table:table-cell>
          <table:table-cell office:value-type="float" office:value="3.59757" calcext:value-type="float">
            <text:p>3,60</text:p>
          </table:table-cell>
          <table:table-cell office:value-type="float" office:value="49.954" calcext:value-type="float">
            <text:p>49,95</text:p>
          </table:table-cell>
          <table:table-cell office:value-type="float" office:value="5.00522" calcext:value-type="float">
            <text:p>5,00522</text:p>
          </table:table-cell>
          <table:table-cell office:value-type="float" office:value="0.686784" calcext:value-type="float">
            <text:p>0,68678</text:p>
          </table:table-cell>
          <table:table-cell office:value-type="float" office:value="0.61888" calcext:value-type="float">
            <text:p>0,61888</text:p>
          </table:table-cell>
          <table:table-cell table:style-name="ce50" table:formula="of:=1000000*([.O20]/[.E20])" office:value-type="float" office:value="4.34237761452698" calcext:value-type="float">
            <text:p>4,34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,0</text:p>
          </table:table-cell>
          <table:table-cell office:value-type="float" office:value="8062.8" calcext:value-type="float">
            <text:p>8062,8</text:p>
          </table:table-cell>
          <table:table-cell office:value-type="float" office:value="98.8157" calcext:value-type="float">
            <text:p>98,82</text:p>
          </table:table-cell>
          <table:table-cell office:value-type="float" office:value="1.18428" calcext:value-type="float">
            <text:p>1,18</text:p>
          </table:table-cell>
          <table:table-cell office:value-type="float" office:value="24.608" calcext:value-type="float">
            <text:p>24,61</text:p>
          </table:table-cell>
          <table:table-cell office:value-type="float" office:value="91.7964" calcext:value-type="float">
            <text:p>91,80</text:p>
          </table:table-cell>
          <table:table-cell office:value-type="float" office:value="8.20357" calcext:value-type="float">
            <text:p>8,20</text:p>
          </table:table-cell>
          <table:table-cell office:value-type="float" office:value="73.1928" calcext:value-type="float">
            <text:p>73,19</text:p>
          </table:table-cell>
          <table:table-cell office:value-type="float" office:value="0.74169" calcext:value-type="float">
            <text:p>0,74169</text:p>
          </table:table-cell>
          <table:table-cell office:value-type="float" office:value="0.0900759" calcext:value-type="float">
            <text:p>0,09008</text:p>
          </table:table-cell>
          <table:table-cell office:value-type="float" office:value="0.0834433" calcext:value-type="float">
            <text:p>0,08344</text:p>
          </table:table-cell>
          <table:table-cell table:style-name="ce50" table:formula="of:=1000000*([.O21]/[.E21])" office:value-type="float" office:value="8.49555080431684" calcext:value-type="float">
            <text:p>8,5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,0</text:p>
          </table:table-cell>
          <table:table-cell office:value-type="float" office:value="46330.7" calcext:value-type="float">
            <text:p>46330,7</text:p>
          </table:table-cell>
          <table:table-cell office:value-type="float" office:value="84.1304" calcext:value-type="float">
            <text:p>84,13</text:p>
          </table:table-cell>
          <table:table-cell office:value-type="float" office:value="15.8696" calcext:value-type="float">
            <text:p>15,87</text:p>
          </table:table-cell>
          <table:table-cell office:value-type="float" office:value="86.4291" calcext:value-type="float">
            <text:p>86,43</text:p>
          </table:table-cell>
          <table:table-cell office:value-type="float" office:value="86.4319" calcext:value-type="float">
            <text:p>86,43</text:p>
          </table:table-cell>
          <table:table-cell office:value-type="float" office:value="13.5681" calcext:value-type="float">
            <text:p>13,57</text:p>
          </table:table-cell>
          <table:table-cell office:value-type="float" office:value="0.0032314" calcext:value-type="float">
            <text:p>0,00</text:p>
          </table:table-cell>
          <table:table-cell office:value-type="float" office:value="26.7855" calcext:value-type="float">
            <text:p>26,78550</text:p>
          </table:table-cell>
          <table:table-cell office:value-type="float" office:value="2.76583" calcext:value-type="float">
            <text:p>2,76583</text:p>
          </table:table-cell>
          <table:table-cell office:value-type="float" office:value="2.66724" calcext:value-type="float">
            <text:p>2,66724</text:p>
          </table:table-cell>
          <table:table-cell table:style-name="ce50" table:formula="of:=1000000*([.O22]/[.E22])" office:value-type="float" office:value="5.38682920622611" calcext:value-type="float">
            <text:p>5,39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,0</text:p>
          </table:table-cell>
          <table:table-cell office:value-type="float" office:value="43751.2" calcext:value-type="float">
            <text:p>43751,2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5.2345" calcext:value-type="float">
            <text:p>45,2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4.7655" calcext:value-type="float">
            <text:p>54,77</text:p>
          </table:table-cell>
          <table:table-cell office:value-type="float" office:value="1.62329" calcext:value-type="float">
            <text:p>1,62329</text:p>
          </table:table-cell>
          <table:table-cell office:value-type="float" office:value="0.215699" calcext:value-type="float">
            <text:p>0,21570</text:p>
          </table:table-cell>
          <table:table-cell office:value-type="float" office:value="0.176532" calcext:value-type="float">
            <text:p>0,17653</text:p>
          </table:table-cell>
          <table:table-cell table:style-name="ce50" table:formula="of:=1000000*([.O23]/[.E23])" office:value-type="float" office:value="2.84165284999115" calcext:value-type="float">
            <text:p>2,84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,0</text:p>
          </table:table-cell>
          <table:table-cell office:value-type="float" office:value="1319.8" calcext:value-type="float">
            <text:p>1319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41221" calcext:value-type="float">
            <text:p>0,01412</text:p>
          </table:table-cell>
          <table:table-cell office:value-type="float" office:value="0.0019593" calcext:value-type="float">
            <text:p>0,00196</text:p>
          </table:table-cell>
          <table:table-cell office:value-type="float" office:value="0.0013636" calcext:value-type="float">
            <text:p>0,00136</text:p>
          </table:table-cell>
          <table:table-cell table:style-name="ce50" table:formula="of:=1000000*([.O24]/[.E24])" office:value-type="float" office:value="1.3636" calcext:value-type="float">
            <text:p>1,36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,0</text:p>
          </table:table-cell>
          <table:table-cell office:value-type="float" office:value="3695.6" calcext:value-type="float">
            <text:p>3695,6</text:p>
          </table:table-cell>
          <table:table-cell office:value-type="float" office:value="83.5552" calcext:value-type="float">
            <text:p>83,56</text:p>
          </table:table-cell>
          <table:table-cell office:value-type="float" office:value="16.4448" calcext:value-type="float">
            <text:p>16,44</text:p>
          </table:table-cell>
          <table:table-cell office:value-type="float" office:value="83.1703" calcext:value-type="float">
            <text:p>83,17</text:p>
          </table:table-cell>
          <table:table-cell office:value-type="float" office:value="83.2185" calcext:value-type="float">
            <text:p>83,22</text:p>
          </table:table-cell>
          <table:table-cell office:value-type="float" office:value="16.7815" calcext:value-type="float">
            <text:p>16,78</text:p>
          </table:table-cell>
          <table:table-cell office:value-type="float" office:value="0.0578339" calcext:value-type="float">
            <text:p>0,06</text:p>
          </table:table-cell>
          <table:table-cell office:value-type="float" office:value="0.149444" calcext:value-type="float">
            <text:p>0,14944</text:p>
          </table:table-cell>
          <table:table-cell office:value-type="float" office:value="0.0361785" calcext:value-type="float">
            <text:p>0,03618</text:p>
          </table:table-cell>
          <table:table-cell office:value-type="float" office:value="0.0260481" calcext:value-type="float">
            <text:p>0,02605</text:p>
          </table:table-cell>
          <table:table-cell table:style-name="ce50" table:formula="of:=1000000*([.O25]/[.E25])" office:value-type="float" office:value="1.36951104100946" calcext:value-type="float">
            <text:p>1,37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,0</text:p>
          </table:table-cell>
          <table:table-cell office:value-type="float" office:value="1633.5" calcext:value-type="float">
            <text:p>1633,5</text:p>
          </table:table-cell>
          <table:table-cell office:value-type="float" office:value="93.6202" calcext:value-type="float">
            <text:p>93,62</text:p>
          </table:table-cell>
          <table:table-cell office:value-type="float" office:value="6.37979" calcext:value-type="float">
            <text:p>6,38</text:p>
          </table:table-cell>
          <table:table-cell office:value-type="float" office:value="92.3056" calcext:value-type="float">
            <text:p>92,31</text:p>
          </table:table-cell>
          <table:table-cell office:value-type="float" office:value="93.4083" calcext:value-type="float">
            <text:p>93,41</text:p>
          </table:table-cell>
          <table:table-cell office:value-type="float" office:value="6.59171" calcext:value-type="float">
            <text:p>6,59</text:p>
          </table:table-cell>
          <table:table-cell office:value-type="float" office:value="1.18056" calcext:value-type="float">
            <text:p>1,18</text:p>
          </table:table-cell>
          <table:table-cell office:value-type="float" office:value="0.0859617" calcext:value-type="float">
            <text:p>0,08596</text:p>
          </table:table-cell>
          <table:table-cell office:value-type="float" office:value="0.0140116" calcext:value-type="float">
            <text:p>0,01401</text:p>
          </table:table-cell>
          <table:table-cell office:value-type="float" office:value="0.0098765" calcext:value-type="float">
            <text:p>0,00988</text:p>
          </table:table-cell>
          <table:table-cell table:style-name="ce50" table:formula="of:=1000000*([.O26]/[.E26])" office:value-type="float" office:value="1.37173611111111" calcext:value-type="float">
            <text:p>1,37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2205.35714285714" calcext:value-type="float">
            <text:p>2205,4</text:p>
          </table:table-cell>
          <table:table-cell table:style-name="ce53" table:formula="of:=AVERAGE([.G28:.G34])" office:value-type="float" office:value="99.7035142857143" calcext:value-type="float">
            <text:p>99,70</text:p>
          </table:table-cell>
          <table:table-cell table:style-name="ce53" table:formula="of:=AVERAGE([.H28:.H34])" office:value-type="float" office:value="0.296480428571429" calcext:value-type="float">
            <text:p>0,30</text:p>
          </table:table-cell>
          <table:table-cell table:style-name="ce53" table:formula="of:=AVERAGE([.I28:.I34])" office:value-type="float" office:value="27.8116142857143" calcext:value-type="float">
            <text:p>27,81</text:p>
          </table:table-cell>
          <table:table-cell table:style-name="ce53" table:formula="of:=AVERAGE([.J28:.J34])" office:value-type="float" office:value="60.7689285714286" calcext:value-type="float">
            <text:p>60,77</text:p>
          </table:table-cell>
          <table:table-cell table:style-name="ce53" table:formula="of:=AVERAGE([.K28:.K34])" office:value-type="float" office:value="39.2310767142857" calcext:value-type="float">
            <text:p>39,23</text:p>
          </table:table-cell>
          <table:table-cell table:style-name="ce53" table:formula="of:=AVERAGE([.L28:.L34])" office:value-type="float" office:value="68.4709714285714" calcext:value-type="float">
            <text:p>68,47</text:p>
          </table:table-cell>
          <table:table-cell table:style-name="ce55" table:formula="of:=AVERAGE([.M28:.M34])" office:value-type="float" office:value="0.0181372" calcext:value-type="float">
            <text:p>0,01814</text:p>
          </table:table-cell>
          <table:table-cell table:style-name="ce55" table:formula="of:=AVERAGE([.N28:.N34])" office:value-type="float" office:value="0.00885764285714286" calcext:value-type="float">
            <text:p>0,00886</text:p>
          </table:table-cell>
          <table:table-cell table:style-name="ce55" table:formula="of:=AVERAGE([.O28:.O34])" office:value-type="float" office:value="0.0086897" calcext:value-type="float">
            <text:p>0,00869</text:p>
          </table:table-cell>
          <table:table-cell table:style-name="ce53" table:formula="of:=1000000*([.O27]/[.E27])" office:value-type="float" office:value="33.3303561643836" calcext:value-type="float">
            <text:p>33,33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,0</text:p>
          </table:table-cell>
          <table:table-cell office:value-type="float" office:value="431.5" calcext:value-type="float">
            <text:p>431,5</text:p>
          </table:table-cell>
          <table:table-cell office:value-type="float" office:value="99.6842" calcext:value-type="float">
            <text:p>99,68</text:p>
          </table:table-cell>
          <table:table-cell office:value-type="float" office:value="0.315769" calcext:value-type="float">
            <text:p>0,32</text:p>
          </table:table-cell>
          <table:table-cell office:value-type="float" office:value="38.9937" calcext:value-type="float">
            <text:p>38,99</text:p>
          </table:table-cell>
          <table:table-cell office:value-type="float" office:value="93.9394" calcext:value-type="float">
            <text:p>93,94</text:p>
          </table:table-cell>
          <table:table-cell office:value-type="float" office:value="6.06061" calcext:value-type="float">
            <text:p>6,06</text:p>
          </table:table-cell>
          <table:table-cell office:value-type="float" office:value="58.4906" calcext:value-type="float">
            <text:p>58,49</text:p>
          </table:table-cell>
          <table:table-cell office:value-type="float" office:value="0.0037614" calcext:value-type="float">
            <text:p>0,00376</text:p>
          </table:table-cell>
          <table:table-cell office:value-type="float" office:value="0.0047232" calcext:value-type="float">
            <text:p>0,00472</text:p>
          </table:table-cell>
          <table:table-cell office:value-type="float" office:value="0.0046261" calcext:value-type="float">
            <text:p>0,00463</text:p>
          </table:table-cell>
          <table:table-cell table:style-name="ce50" table:formula="of:=1000000*([.O28]/[.E28])" office:value-type="float" office:value="29.0949685534591" calcext:value-type="float">
            <text:p>29,09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,0</text:p>
          </table:table-cell>
          <table:table-cell office:value-type="float" office:value="1152.6" calcext:value-type="float">
            <text:p>1152,6</text:p>
          </table:table-cell>
          <table:table-cell office:value-type="float" office:value="99.8628" calcext:value-type="float">
            <text:p>99,86</text:p>
          </table:table-cell>
          <table:table-cell office:value-type="float" office:value="0.137174" calcext:value-type="float">
            <text:p>0,14</text:p>
          </table:table-cell>
          <table:table-cell office:value-type="float" office:value="26.8493" calcext:value-type="float">
            <text:p>26,85</text:p>
          </table:table-cell>
          <table:table-cell office:value-type="float" office:value="73.1343" calcext:value-type="float">
            <text:p>73,13</text:p>
          </table:table-cell>
          <table:table-cell office:value-type="float" office:value="26.8657" calcext:value-type="float">
            <text:p>26,87</text:p>
          </table:table-cell>
          <table:table-cell office:value-type="float" office:value="63.2877" calcext:value-type="float">
            <text:p>63,29</text:p>
          </table:table-cell>
          <table:table-cell office:value-type="float" office:value="0.0060893" calcext:value-type="float">
            <text:p>0,00609</text:p>
          </table:table-cell>
          <table:table-cell office:value-type="float" office:value="0.0114608" calcext:value-type="float">
            <text:p>0,01146</text:p>
          </table:table-cell>
          <table:table-cell office:value-type="float" office:value="0.0112396" calcext:value-type="float">
            <text:p>0,01124</text:p>
          </table:table-cell>
          <table:table-cell table:style-name="ce50" table:formula="of:=1000000*([.O29]/[.E29])" office:value-type="float" office:value="30.7934246575342" calcext:value-type="float">
            <text:p>30,79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,0</text:p>
          </table:table-cell>
          <table:table-cell office:value-type="float" office:value="387.6" calcext:value-type="float">
            <text:p>387,6</text:p>
          </table:table-cell>
          <table:table-cell office:value-type="float" office:value="98.3776" calcext:value-type="float">
            <text:p>98,38</text:p>
          </table:table-cell>
          <table:table-cell office:value-type="float" office:value="1.62242" calcext:value-type="float">
            <text:p>1,62</text:p>
          </table:table-cell>
          <table:table-cell office:value-type="float" office:value="18.1818" calcext:value-type="float">
            <text:p>18,18</text:p>
          </table:table-cell>
          <table:table-cell office:value-type="float" office:value="62.069" calcext:value-type="float">
            <text:p>62,07</text:p>
          </table:table-cell>
          <table:table-cell office:value-type="float" office:value="37.931" calcext:value-type="float">
            <text:p>37,93</text:p>
          </table:table-cell>
          <table:table-cell office:value-type="float" office:value="70.7071" calcext:value-type="float">
            <text:p>70,71</text:p>
          </table:table-cell>
          <table:table-cell office:value-type="float" office:value="0.0025699" calcext:value-type="float">
            <text:p>0,00257</text:p>
          </table:table-cell>
          <table:table-cell office:value-type="float" office:value="0.0006991" calcext:value-type="float">
            <text:p>0,00070</text:p>
          </table:table-cell>
          <table:table-cell office:value-type="float" office:value="0.0005283" calcext:value-type="float">
            <text:p>0,00053</text:p>
          </table:table-cell>
          <table:table-cell table:style-name="ce50" table:formula="of:=1000000*([.O30]/[.E30])" office:value-type="float" office:value="1.77878787878788" calcext:value-type="float">
            <text:p>1,7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,0</text:p>
          </table:table-cell>
          <table:table-cell office:value-type="float" office:value="2630.9" calcext:value-type="float">
            <text:p>2630,9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8.7464" calcext:value-type="float">
            <text:p>38,75</text:p>
          </table:table-cell>
          <table:table-cell office:value-type="float" office:value="99.2701" calcext:value-type="float">
            <text:p>99,27</text:p>
          </table:table-cell>
          <table:table-cell office:value-type="float" office:value="0.729927" calcext:value-type="float">
            <text:p>0,73</text:p>
          </table:table-cell>
          <table:table-cell office:value-type="float" office:value="60.9687" calcext:value-type="float">
            <text:p>60,97</text:p>
          </table:table-cell>
          <table:table-cell office:value-type="float" office:value="0.0176662" calcext:value-type="float">
            <text:p>0,01767</text:p>
          </table:table-cell>
          <table:table-cell office:value-type="float" office:value="0.0114051" calcext:value-type="float">
            <text:p>0,01141</text:p>
          </table:table-cell>
          <table:table-cell office:value-type="float" office:value="0.01116" calcext:value-type="float">
            <text:p>0,01116</text:p>
          </table:table-cell>
          <table:table-cell table:style-name="ce50" table:formula="of:=1000000*([.O31]/[.E31])" office:value-type="float" office:value="31.7948717948718" calcext:value-type="float">
            <text:p>31,79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,0</text:p>
          </table:table-cell>
          <table:table-cell office:value-type="float" office:value="5718.6" calcext:value-type="float">
            <text:p>5718,6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608404" calcext:value-type="float">
            <text:p>0,06084</text:p>
          </table:table-cell>
          <table:table-cell office:value-type="float" office:value="0.0146452" calcext:value-type="float">
            <text:p>0,01465</text:p>
          </table:table-cell>
          <table:table-cell office:value-type="float" office:value="0.0145031" calcext:value-type="float">
            <text:p>0,01450</text:p>
          </table:table-cell>
          <table:table-cell table:style-name="ce50" table:formula="of:=1000000*([.O32]/[.E32])" office:value-type="float" office:value="69.7264423076923" calcext:value-type="float">
            <text:p>69,7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,0</text:p>
          </table:table-cell>
          <table:table-cell office:value-type="float" office:value="4639.5" calcext:value-type="float">
            <text:p>4639,5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339208" calcext:value-type="float">
            <text:p>0,03392</text:p>
          </table:table-cell>
          <table:table-cell office:value-type="float" office:value="0.0162027" calcext:value-type="float">
            <text:p>0,01620</text:p>
          </table:table-cell>
          <table:table-cell office:value-type="float" office:value="0.0160127" calcext:value-type="float">
            <text:p>0,01601</text:p>
          </table:table-cell>
          <table:table-cell table:style-name="ce50" table:formula="of:=1000000*([.O33]/[.E33])" office:value-type="float" office:value="59.97265917603" calcext:value-type="float">
            <text:p>59,9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,0</text:p>
          </table:table-cell>
          <table:table-cell office:value-type="float" office:value="476.8" calcext:value-type="float">
            <text:p>476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1.9101" calcext:value-type="float">
            <text:p>71,91</text:p>
          </table:table-cell>
          <table:table-cell office:value-type="float" office:value="96.9697" calcext:value-type="float">
            <text:p>96,97</text:p>
          </table:table-cell>
          <table:table-cell office:value-type="float" office:value="3.0303" calcext:value-type="float">
            <text:p>3,03</text:p>
          </table:table-cell>
          <table:table-cell office:value-type="float" office:value="25.8427" calcext:value-type="float">
            <text:p>25,84</text:p>
          </table:table-cell>
          <table:table-cell office:value-type="float" office:value="0.0021124" calcext:value-type="float">
            <text:p>0,00211</text:p>
          </table:table-cell>
          <table:table-cell office:value-type="float" office:value="0.0028674" calcext:value-type="float">
            <text:p>0,00287</text:p>
          </table:table-cell>
          <table:table-cell office:value-type="float" office:value="0.0027581" calcext:value-type="float">
            <text:p>0,00276</text:p>
          </table:table-cell>
          <table:table-cell/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21601.325" calcext:value-type="float">
            <text:p>21601,3</text:p>
          </table:table-cell>
          <table:table-cell table:style-name="ce53" table:formula="of:=AVERAGE([.G36:.G47])" office:value-type="float" office:value="92.03495" calcext:value-type="float">
            <text:p>92,03</text:p>
          </table:table-cell>
          <table:table-cell table:style-name="ce53" table:formula="of:=AVERAGE([.H36:.H47])" office:value-type="float" office:value="7.96504916666667" calcext:value-type="float">
            <text:p>7,97</text:p>
          </table:table-cell>
          <table:table-cell table:style-name="ce53" table:formula="of:=AVERAGE([.I36:.I47])" office:value-type="float" office:value="72.095625" calcext:value-type="float">
            <text:p>72,10</text:p>
          </table:table-cell>
          <table:table-cell table:style-name="ce53" table:formula="of:=AVERAGE([.J36:.J47])" office:value-type="float" office:value="78.8015083333333" calcext:value-type="float">
            <text:p>78,80</text:p>
          </table:table-cell>
          <table:table-cell table:style-name="ce53" table:formula="of:=AVERAGE([.K36:.K47])" office:value-type="float" office:value="21.1984933333333" calcext:value-type="float">
            <text:p>21,20</text:p>
          </table:table-cell>
          <table:table-cell table:style-name="ce53" table:formula="of:=AVERAGE([.L36:.L47])" office:value-type="float" office:value="7.97566625833333" calcext:value-type="float">
            <text:p>7,98</text:p>
          </table:table-cell>
          <table:table-cell table:style-name="ce55" table:formula="of:=AVERAGE([.M36:.M47])" office:value-type="float" office:value="0.228558791666667" calcext:value-type="float">
            <text:p>0,22856</text:p>
          </table:table-cell>
          <table:table-cell table:style-name="ce55" table:formula="of:=AVERAGE([.N36:.N47])" office:value-type="float" office:value="0.102634683333333" calcext:value-type="float">
            <text:p>0,10263</text:p>
          </table:table-cell>
          <table:table-cell table:style-name="ce55" table:formula="of:=AVERAGE([.O36:.O47])" office:value-type="float" office:value="0.0988784083333333" calcext:value-type="float">
            <text:p>0,09888</text:p>
          </table:table-cell>
          <table:table-cell table:style-name="ce53" table:formula="of:=1000000*([.O35]/[.E35])" office:value-type="float" office:value="16.2613359463867" calcext:value-type="float">
            <text:p>16,26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,0</text:p>
          </table:table-cell>
          <table:table-cell office:value-type="float" office:value="2793.8" calcext:value-type="float">
            <text:p>2793,8</text:p>
          </table:table-cell>
          <table:table-cell office:value-type="float" office:value="97.5918" calcext:value-type="float">
            <text:p>97,59</text:p>
          </table:table-cell>
          <table:table-cell office:value-type="float" office:value="2.40822" calcext:value-type="float">
            <text:p>2,41</text:p>
          </table:table-cell>
          <table:table-cell office:value-type="float" office:value="55.9102" calcext:value-type="float">
            <text:p>55,91</text:p>
          </table:table-cell>
          <table:table-cell office:value-type="float" office:value="63.2353" calcext:value-type="float">
            <text:p>63,24</text:p>
          </table:table-cell>
          <table:table-cell office:value-type="float" office:value="36.7647" calcext:value-type="float">
            <text:p>36,76</text:p>
          </table:table-cell>
          <table:table-cell office:value-type="float" office:value="11.5839" calcext:value-type="float">
            <text:p>11,58</text:p>
          </table:table-cell>
          <table:table-cell office:value-type="float" office:value="0.0164434" calcext:value-type="float">
            <text:p>0,01644</text:p>
          </table:table-cell>
          <table:table-cell office:value-type="float" office:value="0.0165356" calcext:value-type="float">
            <text:p>0,01654</text:p>
          </table:table-cell>
          <table:table-cell office:value-type="float" office:value="0.0160179" calcext:value-type="float">
            <text:p>0,01602</text:p>
          </table:table-cell>
          <table:table-cell table:style-name="ce50" table:formula="of:=1000000*([.O36]/[.E36])" office:value-type="float" office:value="18.9336879432624" calcext:value-type="float">
            <text:p>18,93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,0</text:p>
          </table:table-cell>
          <table:table-cell office:value-type="float" office:value="1453.1" calcext:value-type="float">
            <text:p>1453,1</text:p>
          </table:table-cell>
          <table:table-cell office:value-type="float" office:value="98.0254" calcext:value-type="float">
            <text:p>98,03</text:p>
          </table:table-cell>
          <table:table-cell office:value-type="float" office:value="1.97461" calcext:value-type="float">
            <text:p>1,97</text:p>
          </table:table-cell>
          <table:table-cell office:value-type="float" office:value="93.1313" calcext:value-type="float">
            <text:p>93,13</text:p>
          </table:table-cell>
          <table:table-cell office:value-type="float" office:value="93.4144" calcext:value-type="float">
            <text:p>93,41</text:p>
          </table:table-cell>
          <table:table-cell office:value-type="float" office:value="6.58561" calcext:value-type="float">
            <text:p>6,59</text:p>
          </table:table-cell>
          <table:table-cell office:value-type="float" office:value="0.30303" calcext:value-type="float">
            <text:p>0,30</text:p>
          </table:table-cell>
          <table:table-cell office:value-type="float" office:value="0.0104873" calcext:value-type="float">
            <text:p>0,01049</text:p>
          </table:table-cell>
          <table:table-cell office:value-type="float" office:value="0.0026545" calcext:value-type="float">
            <text:p>0,00265</text:p>
          </table:table-cell>
          <table:table-cell office:value-type="float" office:value="0.0020906" calcext:value-type="float">
            <text:p>0,00209</text:p>
          </table:table-cell>
          <table:table-cell table:style-name="ce50" table:formula="of:=1000000*([.O37]/[.E37])" office:value-type="float" office:value="2.11171717171717" calcext:value-type="float">
            <text:p>2,1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,0</text:p>
          </table:table-cell>
          <table:table-cell office:value-type="float" office:value="2705.5" calcext:value-type="float">
            <text:p>2705,5</text:p>
          </table:table-cell>
          <table:table-cell office:value-type="float" office:value="97.068" calcext:value-type="float">
            <text:p>97,07</text:p>
          </table:table-cell>
          <table:table-cell office:value-type="float" office:value="2.93197" calcext:value-type="float">
            <text:p>2,93</text:p>
          </table:table-cell>
          <table:table-cell office:value-type="float" office:value="90.5628" calcext:value-type="float">
            <text:p>90,56</text:p>
          </table:table-cell>
          <table:table-cell office:value-type="float" office:value="92.9778" calcext:value-type="float">
            <text:p>92,98</text:p>
          </table:table-cell>
          <table:table-cell office:value-type="float" office:value="7.02222" calcext:value-type="float">
            <text:p>7,02</text:p>
          </table:table-cell>
          <table:table-cell office:value-type="float" office:value="2.5974" calcext:value-type="float">
            <text:p>2,60</text:p>
          </table:table-cell>
          <table:table-cell office:value-type="float" office:value="0.034927" calcext:value-type="float">
            <text:p>0,03493</text:p>
          </table:table-cell>
          <table:table-cell office:value-type="float" office:value="0.0159097" calcext:value-type="float">
            <text:p>0,01591</text:p>
          </table:table-cell>
          <table:table-cell office:value-type="float" office:value="0.0146123" calcext:value-type="float">
            <text:p>0,01461</text:p>
          </table:table-cell>
          <table:table-cell table:style-name="ce50" table:formula="of:=1000000*([.O38]/[.E38])" office:value-type="float" office:value="6.325670995671" calcext:value-type="float">
            <text:p>6,33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,0</text:p>
          </table:table-cell>
          <table:table-cell office:value-type="float" office:value="2038.6" calcext:value-type="float">
            <text:p>2038,6</text:p>
          </table:table-cell>
          <table:table-cell office:value-type="float" office:value="80.2663" calcext:value-type="float">
            <text:p>80,27</text:p>
          </table:table-cell>
          <table:table-cell office:value-type="float" office:value="19.7337" calcext:value-type="float">
            <text:p>19,73</text:p>
          </table:table-cell>
          <table:table-cell office:value-type="float" office:value="56.9731" calcext:value-type="float">
            <text:p>56,97</text:p>
          </table:table-cell>
          <table:table-cell office:value-type="float" office:value="57.7679" calcext:value-type="float">
            <text:p>57,77</text:p>
          </table:table-cell>
          <table:table-cell office:value-type="float" office:value="42.2321" calcext:value-type="float">
            <text:p>42,23</text:p>
          </table:table-cell>
          <table:table-cell office:value-type="float" office:value="1.37586" calcext:value-type="float">
            <text:p>1,38</text:p>
          </table:table-cell>
          <table:table-cell office:value-type="float" office:value="0.0165282" calcext:value-type="float">
            <text:p>0,01653</text:p>
          </table:table-cell>
          <table:table-cell office:value-type="float" office:value="0.0057735" calcext:value-type="float">
            <text:p>0,00577</text:p>
          </table:table-cell>
          <table:table-cell office:value-type="float" office:value="0.0048324" calcext:value-type="float">
            <text:p>0,00483</text:p>
          </table:table-cell>
          <table:table-cell table:style-name="ce50" table:formula="of:=1000000*([.O39]/[.E39])" office:value-type="float" office:value="3.02213883677298" calcext:value-type="float">
            <text:p>3,02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,0</text:p>
          </table:table-cell>
          <table:table-cell office:value-type="float" office:value="2430.5" calcext:value-type="float">
            <text:p>2430,5</text:p>
          </table:table-cell>
          <table:table-cell office:value-type="float" office:value="65.0803" calcext:value-type="float">
            <text:p>65,08</text:p>
          </table:table-cell>
          <table:table-cell office:value-type="float" office:value="34.9197" calcext:value-type="float">
            <text:p>34,92</text:p>
          </table:table-cell>
          <table:table-cell office:value-type="float" office:value="51.5721" calcext:value-type="float">
            <text:p>51,57</text:p>
          </table:table-cell>
          <table:table-cell office:value-type="float" office:value="51.6776" calcext:value-type="float">
            <text:p>51,68</text:p>
          </table:table-cell>
          <table:table-cell office:value-type="float" office:value="48.3224" calcext:value-type="float">
            <text:p>48,32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0501646" calcext:value-type="float">
            <text:p>0,05016</text:p>
          </table:table-cell>
          <table:table-cell office:value-type="float" office:value="0.0166507" calcext:value-type="float">
            <text:p>0,01665</text:p>
          </table:table-cell>
          <table:table-cell office:value-type="float" office:value="0.013947" calcext:value-type="float">
            <text:p>0,01395</text:p>
          </table:table-cell>
          <table:table-cell table:style-name="ce50" table:formula="of:=1000000*([.O40]/[.E40])" office:value-type="float" office:value="2.84748877092691" calcext:value-type="float">
            <text:p>2,85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,0</text:p>
          </table:table-cell>
          <table:table-cell office:value-type="float" office:value="2972.2" calcext:value-type="float">
            <text:p>2972,2</text:p>
          </table:table-cell>
          <table:table-cell office:value-type="float" office:value="90.4212" calcext:value-type="float">
            <text:p>90,42</text:p>
          </table:table-cell>
          <table:table-cell office:value-type="float" office:value="9.5788" calcext:value-type="float">
            <text:p>9,58</text:p>
          </table:table-cell>
          <table:table-cell office:value-type="float" office:value="83.2282" calcext:value-type="float">
            <text:p>83,23</text:p>
          </table:table-cell>
          <table:table-cell office:value-type="float" office:value="86.9348" calcext:value-type="float">
            <text:p>86,93</text:p>
          </table:table-cell>
          <table:table-cell office:value-type="float" office:value="13.0652" calcext:value-type="float">
            <text:p>13,07</text:p>
          </table:table-cell>
          <table:table-cell office:value-type="float" office:value="4.26365" calcext:value-type="float">
            <text:p>4,26</text:p>
          </table:table-cell>
          <table:table-cell office:value-type="float" office:value="0.229325" calcext:value-type="float">
            <text:p>0,22933</text:p>
          </table:table-cell>
          <table:table-cell office:value-type="float" office:value="0.0460614" calcext:value-type="float">
            <text:p>0,04606</text:p>
          </table:table-cell>
          <table:table-cell office:value-type="float" office:value="0.0430132" calcext:value-type="float">
            <text:p>0,04301</text:p>
          </table:table-cell>
          <table:table-cell table:style-name="ce50" table:formula="of:=1000000*([.O41]/[.E41])" office:value-type="float" office:value="9.35679791168153" calcext:value-type="float">
            <text:p>9,36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,0</text:p>
          </table:table-cell>
          <table:table-cell office:value-type="float" office:value="17302.5" calcext:value-type="float">
            <text:p>17302,5</text:p>
          </table:table-cell>
          <table:table-cell office:value-type="float" office:value="99.824" calcext:value-type="float">
            <text:p>99,82</text:p>
          </table:table-cell>
          <table:table-cell office:value-type="float" office:value="0.176002" calcext:value-type="float">
            <text:p>0,18</text:p>
          </table:table-cell>
          <table:table-cell office:value-type="float" office:value="95.06" calcext:value-type="float">
            <text:p>95,06</text:p>
          </table:table-cell>
          <table:table-cell office:value-type="float" office:value="98.9582" calcext:value-type="float">
            <text:p>98,96</text:p>
          </table:table-cell>
          <table:table-cell office:value-type="float" office:value="1.04177" calcext:value-type="float">
            <text:p>1,04</text:p>
          </table:table-cell>
          <table:table-cell office:value-type="float" office:value="3.93923" calcext:value-type="float">
            <text:p>3,94</text:p>
          </table:table-cell>
          <table:table-cell office:value-type="float" office:value="0.150147" calcext:value-type="float">
            <text:p>0,15015</text:p>
          </table:table-cell>
          <table:table-cell office:value-type="float" office:value="0.0654758" calcext:value-type="float">
            <text:p>0,06548</text:p>
          </table:table-cell>
          <table:table-cell office:value-type="float" office:value="0.0590425" calcext:value-type="float">
            <text:p>0,05904</text:p>
          </table:table-cell>
          <table:table-cell table:style-name="ce50" table:formula="of:=1000000*([.O42]/[.E42])" office:value-type="float" office:value="5.37140647743814" calcext:value-type="float">
            <text:p>5,37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19221.6" calcext:value-type="float">
            <text:p>19221,6</text:p>
          </table:table-cell>
          <table:table-cell office:value-type="float" office:value="99.0812" calcext:value-type="float">
            <text:p>99,08</text:p>
          </table:table-cell>
          <table:table-cell office:value-type="float" office:value="0.918797" calcext:value-type="float">
            <text:p>0,92</text:p>
          </table:table-cell>
          <table:table-cell office:value-type="float" office:value="58.2162" calcext:value-type="float">
            <text:p>58,22</text:p>
          </table:table-cell>
          <table:table-cell office:value-type="float" office:value="77.6636" calcext:value-type="float">
            <text:p>77,66</text:p>
          </table:table-cell>
          <table:table-cell office:value-type="float" office:value="22.3364" calcext:value-type="float">
            <text:p>22,34</text:p>
          </table:table-cell>
          <table:table-cell office:value-type="float" office:value="25.0405" calcext:value-type="float">
            <text:p>25,04</text:p>
          </table:table-cell>
          <table:table-cell office:value-type="float" office:value="0.138893" calcext:value-type="float">
            <text:p>0,13889</text:p>
          </table:table-cell>
          <table:table-cell office:value-type="float" office:value="0.173617" calcext:value-type="float">
            <text:p>0,17362</text:p>
          </table:table-cell>
          <table:table-cell office:value-type="float" office:value="0.169139" calcext:value-type="float">
            <text:p>0,16914</text:p>
          </table:table-cell>
          <table:table-cell table:style-name="ce50" table:formula="of:=1000000*([.O43]/[.E43])" office:value-type="float" office:value="22.8566216216216" calcext:value-type="float">
            <text:p>22,86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31447" calcext:value-type="float">
            <text:p>31447,0</text:p>
          </table:table-cell>
          <table:table-cell office:value-type="float" office:value="99.9642" calcext:value-type="float">
            <text:p>99,96</text:p>
          </table:table-cell>
          <table:table-cell office:value-type="float" office:value="0.035781" calcext:value-type="float">
            <text:p>0,04</text:p>
          </table:table-cell>
          <table:table-cell office:value-type="float" office:value="51.5135" calcext:value-type="float">
            <text:p>51,51</text:p>
          </table:table-cell>
          <table:table-cell office:value-type="float" office:value="91.5246" calcext:value-type="float">
            <text:p>91,52</text:p>
          </table:table-cell>
          <table:table-cell office:value-type="float" office:value="8.47539" calcext:value-type="float">
            <text:p>8,48</text:p>
          </table:table-cell>
          <table:table-cell office:value-type="float" office:value="43.7162" calcext:value-type="float">
            <text:p>43,72</text:p>
          </table:table-cell>
          <table:table-cell office:value-type="float" office:value="0.165749" calcext:value-type="float">
            <text:p>0,16575</text:p>
          </table:table-cell>
          <table:table-cell office:value-type="float" office:value="0.293736" calcext:value-type="float">
            <text:p>0,29374</text:p>
          </table:table-cell>
          <table:table-cell office:value-type="float" office:value="0.288612" calcext:value-type="float">
            <text:p>0,28861</text:p>
          </table:table-cell>
          <table:table-cell table:style-name="ce50" table:formula="of:=1000000*([.O44]/[.E44])" office:value-type="float" office:value="39.0016216216216" calcext:value-type="float">
            <text:p>39,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,0</text:p>
          </table:table-cell>
          <table:table-cell office:value-type="float" office:value="74960.2" calcext:value-type="float">
            <text:p>74960,2</text:p>
          </table:table-cell>
          <table:table-cell office:value-type="float" office:value="88.1453" calcext:value-type="float">
            <text:p>88,15</text:p>
          </table:table-cell>
          <table:table-cell office:value-type="float" office:value="11.8547" calcext:value-type="float">
            <text:p>11,85</text:p>
          </table:table-cell>
          <table:table-cell office:value-type="float" office:value="57.6224" calcext:value-type="float">
            <text:p>57,62</text:p>
          </table:table-cell>
          <table:table-cell office:value-type="float" office:value="57.6672" calcext:value-type="float">
            <text:p>57,67</text:p>
          </table:table-cell>
          <table:table-cell office:value-type="float" office:value="42.3328" calcext:value-type="float">
            <text:p>42,33</text:p>
          </table:table-cell>
          <table:table-cell office:value-type="float" office:value="0.0777001" calcext:value-type="float">
            <text:p>0,08</text:p>
          </table:table-cell>
          <table:table-cell office:value-type="float" office:value="0.758672" calcext:value-type="float">
            <text:p>0,75867</text:p>
          </table:table-cell>
          <table:table-cell office:value-type="float" office:value="0.23225" calcext:value-type="float">
            <text:p>0,23225</text:p>
          </table:table-cell>
          <table:table-cell office:value-type="float" office:value="0.227813" calcext:value-type="float">
            <text:p>0,22781</text:p>
          </table:table-cell>
          <table:table-cell table:style-name="ce50" table:formula="of:=1000000*([.O45]/[.E45])" office:value-type="float" office:value="35.4021756021756" calcext:value-type="float">
            <text:p>35,4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,0</text:p>
          </table:table-cell>
          <table:table-cell office:value-type="float" office:value="86201.1" calcext:value-type="float">
            <text:p>86201,1</text:p>
          </table:table-cell>
          <table:table-cell office:value-type="float" office:value="98.5134" calcext:value-type="float">
            <text:p>98,51</text:p>
          </table:table-cell>
          <table:table-cell office:value-type="float" office:value="1.48659" calcext:value-type="float">
            <text:p>1,49</text:p>
          </table:table-cell>
          <table:table-cell office:value-type="float" office:value="92.2727" calcext:value-type="float">
            <text:p>92,27</text:p>
          </table:table-cell>
          <table:table-cell office:value-type="float" office:value="94.577" calcext:value-type="float">
            <text:p>94,58</text:p>
          </table:table-cell>
          <table:table-cell office:value-type="float" office:value="5.42303" calcext:value-type="float">
            <text:p>5,42</text:p>
          </table:table-cell>
          <table:table-cell office:value-type="float" office:value="2.43636" calcext:value-type="float">
            <text:p>2,44</text:p>
          </table:table-cell>
          <table:table-cell office:value-type="float" office:value="0.890062" calcext:value-type="float">
            <text:p>0,89006</text:p>
          </table:table-cell>
          <table:table-cell office:value-type="float" office:value="0.206981" calcext:value-type="float">
            <text:p>0,20698</text:p>
          </table:table-cell>
          <table:table-cell office:value-type="float" office:value="0.203173" calcext:value-type="float">
            <text:p>0,20317</text:p>
          </table:table-cell>
          <table:table-cell table:style-name="ce50" table:formula="of:=1000000*([.O46]/[.E46])" office:value-type="float" office:value="36.9405454545454" calcext:value-type="float">
            <text:p>36,9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,0</text:p>
          </table:table-cell>
          <table:table-cell office:value-type="float" office:value="15689.8" calcext:value-type="float">
            <text:p>15689,8</text:p>
          </table:table-cell>
          <table:table-cell office:value-type="float" office:value="90.4383" calcext:value-type="float">
            <text:p>90,44</text:p>
          </table:table-cell>
          <table:table-cell office:value-type="float" office:value="9.56172" calcext:value-type="float">
            <text:p>9,56</text:p>
          </table:table-cell>
          <table:table-cell office:value-type="float" office:value="79.085" calcext:value-type="float">
            <text:p>79,09</text:p>
          </table:table-cell>
          <table:table-cell office:value-type="float" office:value="79.2197" calcext:value-type="float">
            <text:p>79,22</text:p>
          </table:table-cell>
          <table:table-cell office:value-type="float" office:value="20.7803" calcext:value-type="float">
            <text:p>20,78</text:p>
          </table:table-cell>
          <table:table-cell office:value-type="float" office:value="0.17" calcext:value-type="float">
            <text:p>0,17</text:p>
          </table:table-cell>
          <table:table-cell office:value-type="float" office:value="0.281307" calcext:value-type="float">
            <text:p>0,28131</text:p>
          </table:table-cell>
          <table:table-cell office:value-type="float" office:value="0.155971" calcext:value-type="float">
            <text:p>0,15597</text:p>
          </table:table-cell>
          <table:table-cell office:value-type="float" office:value="0.144248" calcext:value-type="float">
            <text:p>0,14425</text:p>
          </table:table-cell>
          <table:table-cell table:style-name="ce50" table:formula="of:=1000000*([.O47]/[.E47])" office:value-type="float" office:value="7.2124" calcext:value-type="float">
            <text:p>7,21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_Norm_07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6"/>
        <table:table-column table:style-name="co16" table:default-cell-style-name="ce46"/>
        <table:table-column table:style-name="co8" table:default-cell-style-name="ce50"/>
        <table:table-column table:style-name="co9" table:number-columns-repeated="2" table:default-cell-style-name="ce50"/>
        <table:table-column table:style-name="co10" table:default-cell-style-name="ce50"/>
        <table:table-column table:style-name="co8" table:number-columns-repeated="2" table:default-cell-style-name="ce50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Default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table:style-name="ce57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324.138461538461" calcext:value-type="float">
            <text:p>324,1</text:p>
          </table:table-cell>
          <table:table-cell table:style-name="ce53" table:formula="of:=AVERAGE([.G3:.G15])" office:value-type="float" office:value="83.2492692307692" calcext:value-type="float">
            <text:p>83,25</text:p>
          </table:table-cell>
          <table:table-cell table:style-name="ce53" table:formula="of:=AVERAGE([.H3:.H15])" office:value-type="float" office:value="16.7507234615385" calcext:value-type="float">
            <text:p>16,75</text:p>
          </table:table-cell>
          <table:table-cell table:style-name="ce53" table:formula="of:=AVERAGE([.I3:.I15])" office:value-type="float" office:value="70.2500538461539" calcext:value-type="float">
            <text:p>70,25</text:p>
          </table:table-cell>
          <table:table-cell table:style-name="ce53" table:formula="of:=AVERAGE([.J3:.J15])" office:value-type="float" office:value="77.1778153846154" calcext:value-type="float">
            <text:p>77,18</text:p>
          </table:table-cell>
          <table:table-cell table:style-name="ce53" table:formula="of:=AVERAGE([.K3:.K15])" office:value-type="float" office:value="22.8221830769231" calcext:value-type="float">
            <text:p>22,82</text:p>
          </table:table-cell>
          <table:table-cell table:style-name="ce53" table:formula="of:=AVERAGE([.L3:.L15])" office:value-type="float" office:value="8.16156503846154" calcext:value-type="float">
            <text:p>8,16</text:p>
          </table:table-cell>
          <table:table-cell table:style-name="ce55" table:formula="of:=AVERAGE([.M3:.M15])" office:value-type="float" office:value="0.0485882461538462" calcext:value-type="float">
            <text:p>0,04859</text:p>
          </table:table-cell>
          <table:table-cell table:style-name="ce55" table:formula="of:=AVERAGE([.N3:.N15])" office:value-type="float" office:value="0.0092346" calcext:value-type="float">
            <text:p>0,00923</text:p>
          </table:table-cell>
          <table:table-cell table:style-name="ce55" table:formula="of:=AVERAGE([.O3:.O15])" office:value-type="float" office:value="0.00581623076923077" calcext:value-type="float">
            <text:p>0,00582</text:p>
          </table:table-cell>
          <table:table-cell table:style-name="ce53" table:formula="of:=1000000*([.O2]/[.E2])" office:value-type="float" office:value="0.923335246492203" calcext:value-type="float">
            <text:p>0,92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,0</text:p>
          </table:table-cell>
          <table:table-cell office:value-type="float" office:value="444.4" calcext:value-type="float">
            <text:p>444,4</text:p>
          </table:table-cell>
          <table:table-cell office:value-type="float" office:value="30.1325" calcext:value-type="float">
            <text:p>30,13</text:p>
          </table:table-cell>
          <table:table-cell office:value-type="float" office:value="69.8675" calcext:value-type="float">
            <text:p>69,87</text:p>
          </table:table-cell>
          <table:table-cell office:value-type="float" office:value="19.0225" calcext:value-type="float">
            <text:p>19,02</text:p>
          </table:table-cell>
          <table:table-cell office:value-type="float" office:value="19.0362" calcext:value-type="float">
            <text:p>19,04</text:p>
          </table:table-cell>
          <table:table-cell office:value-type="float" office:value="80.9638" calcext:value-type="float">
            <text:p>80,96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0307289" calcext:value-type="float">
            <text:p>0,03073</text:p>
          </table:table-cell>
          <table:table-cell office:value-type="float" office:value="0.0106147" calcext:value-type="float">
            <text:p>0,01061</text:p>
          </table:table-cell>
          <table:table-cell office:value-type="float" office:value="0.0083042" calcext:value-type="float">
            <text:p>0,00830</text:p>
          </table:table-cell>
          <table:table-cell table:style-name="ce50" table:formula="of:=1000000*([.O3]/[.E3])" office:value-type="float" office:value="1.98950646861524" calcext:value-type="float">
            <text:p>1,99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,0</text:p>
          </table:table-cell>
          <table:table-cell office:value-type="float" office:value="20.7" calcext:value-type="float">
            <text:p>20,7</text:p>
          </table:table-cell>
          <table:table-cell office:value-type="float" office:value="70.8067" calcext:value-type="float">
            <text:p>70,81</text:p>
          </table:table-cell>
          <table:table-cell office:value-type="float" office:value="29.1933" calcext:value-type="float">
            <text:p>29,19</text:p>
          </table:table-cell>
          <table:table-cell table:number-columns-repeated="2" office:value-type="float" office:value="80.6415" calcext:value-type="float">
            <text:p>80,64</text:p>
          </table:table-cell>
          <table:table-cell office:value-type="float" office:value="19.3585" calcext:value-type="float">
            <text:p>19,36</text:p>
          </table:table-cell>
          <table:table-cell office:value-type="float" office:value="0" calcext:value-type="float">
            <text:p>0,00</text:p>
          </table:table-cell>
          <table:table-cell office:value-type="float" office:value="0.0175773" calcext:value-type="float">
            <text:p>0,01758</text:p>
          </table:table-cell>
          <table:table-cell office:value-type="float" office:value="0.0038158" calcext:value-type="float">
            <text:p>0,00382</text:p>
          </table:table-cell>
          <table:table-cell office:value-type="float" office:value="0.0009539" calcext:value-type="float">
            <text:p>0,00095</text:p>
          </table:table-cell>
          <table:table-cell table:style-name="ce50" table:formula="of:=1000000*([.O4]/[.E4])" office:value-type="float" office:value="0.179981132075472" calcext:value-type="float">
            <text:p>0,18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,0</text:p>
          </table:table-cell>
          <table:table-cell office:value-type="float" office:value="199" calcext:value-type="float">
            <text:p>199,0</text:p>
          </table:table-cell>
          <table:table-cell office:value-type="float" office:value="73.137" calcext:value-type="float">
            <text:p>73,14</text:p>
          </table:table-cell>
          <table:table-cell office:value-type="float" office:value="26.863" calcext:value-type="float">
            <text:p>26,86</text:p>
          </table:table-cell>
          <table:table-cell office:value-type="float" office:value="62.6087" calcext:value-type="float">
            <text:p>62,61</text:p>
          </table:table-cell>
          <table:table-cell office:value-type="float" office:value="64.2857" calcext:value-type="float">
            <text:p>64,29</text:p>
          </table:table-cell>
          <table:table-cell office:value-type="float" office:value="35.7143" calcext:value-type="float">
            <text:p>35,71</text:p>
          </table:table-cell>
          <table:table-cell office:value-type="float" office:value="2.6087" calcext:value-type="float">
            <text:p>2,61</text:p>
          </table:table-cell>
          <table:table-cell office:value-type="float" office:value="0.0018897" calcext:value-type="float">
            <text:p>0,00189</text:p>
          </table:table-cell>
          <table:table-cell office:value-type="float" office:value="0.0004173" calcext:value-type="float">
            <text:p>0,00042</text:p>
          </table:table-cell>
          <table:table-cell office:value-type="float" office:value="0.0002149" calcext:value-type="float">
            <text:p>0,00021</text:p>
          </table:table-cell>
          <table:table-cell table:style-name="ce50" table:formula="of:=1000000*([.O5]/[.E5])" office:value-type="float" office:value="0.622898550724638" calcext:value-type="float">
            <text:p>0,62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,0</text:p>
          </table:table-cell>
          <table:table-cell office:value-type="float" office:value="454.4" calcext:value-type="float">
            <text:p>454,4</text:p>
          </table:table-cell>
          <table:table-cell office:value-type="float" office:value="99.1094" calcext:value-type="float">
            <text:p>99,11</text:p>
          </table:table-cell>
          <table:table-cell office:value-type="float" office:value="0.890585" calcext:value-type="float">
            <text:p>0,89</text:p>
          </table:table-cell>
          <table:table-cell office:value-type="float" office:value="25.5556" calcext:value-type="float">
            <text:p>25,56</text:p>
          </table:table-cell>
          <table:table-cell office:value-type="float" office:value="89.6104" calcext:value-type="float">
            <text:p>89,61</text:p>
          </table:table-cell>
          <table:table-cell office:value-type="float" office:value="10.3896" calcext:value-type="float">
            <text:p>10,39</text:p>
          </table:table-cell>
          <table:table-cell office:value-type="float" office:value="71.4815" calcext:value-type="float">
            <text:p>71,48</text:p>
          </table:table-cell>
          <table:table-cell office:value-type="float" office:value="0.0023881" calcext:value-type="float">
            <text:p>0,00239</text:p>
          </table:table-cell>
          <table:table-cell office:value-type="float" office:value="0.0004972" calcext:value-type="float">
            <text:p>0,00050</text:p>
          </table:table-cell>
          <table:table-cell office:value-type="float" office:value="0.0003362" calcext:value-type="float">
            <text:p>0,00034</text:p>
          </table:table-cell>
          <table:table-cell table:style-name="ce50" table:formula="of:=1000000*([.O6]/[.E6])" office:value-type="float" office:value="1.24518518518519" calcext:value-type="float">
            <text:p>1,2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,0</text:p>
          </table:table-cell>
          <table:table-cell office:value-type="float" office:value="60.5" calcext:value-type="float">
            <text:p>60,5</text:p>
          </table:table-cell>
          <table:table-cell office:value-type="float" office:value="96.8992" calcext:value-type="float">
            <text:p>96,90</text:p>
          </table:table-cell>
          <table:table-cell office:value-type="float" office:value="3.10078" calcext:value-type="float">
            <text:p>3,10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6285" calcext:value-type="float">
            <text:p>0,00063</text:p>
          </table:table-cell>
          <table:table-cell office:value-type="float" office:value="0.0001268" calcext:value-type="float">
            <text:p>0,00013</text:p>
          </table:table-cell>
          <table:table-cell office:value-type="float" office:value="0.0000418" calcext:value-type="float">
            <text:p>0,00004</text:p>
          </table:table-cell>
          <table:table-cell table:style-name="ce50" table:formula="of:=1000000*([.O7]/[.E7])" office:value-type="float" office:value="0.278666666666667" calcext:value-type="float">
            <text:p>0,28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,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04469" calcext:value-type="float">
            <text:p>0,00045</text:p>
          </table:table-cell>
          <table:table-cell office:value-type="float" office:value="0.000179" calcext:value-type="float">
            <text:p>0,00018</text:p>
          </table:table-cell>
          <table:table-cell table:style-name="ce50" table:formula="of:=1000000*([.O8]/[.E8])" office:value-type="float" office:value="0.358" calcext:value-type="float">
            <text:p>0,36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,0</text:p>
          </table:table-cell>
          <table:table-cell office:value-type="float" office:value="175" calcext:value-type="float">
            <text:p>175,0</text:p>
          </table:table-cell>
          <table:table-cell office:value-type="float" office:value="87.0484" calcext:value-type="float">
            <text:p>87,05</text:p>
          </table:table-cell>
          <table:table-cell office:value-type="float" office:value="12.9516" calcext:value-type="float">
            <text:p>12,95</text:p>
          </table:table-cell>
          <table:table-cell office:value-type="float" office:value="75.5422" calcext:value-type="float">
            <text:p>75,54</text:p>
          </table:table-cell>
          <table:table-cell office:value-type="float" office:value="81.5345" calcext:value-type="float">
            <text:p>81,53</text:p>
          </table:table-cell>
          <table:table-cell office:value-type="float" office:value="18.4655" calcext:value-type="float">
            <text:p>18,47</text:p>
          </table:table-cell>
          <table:table-cell office:value-type="float" office:value="7.3494" calcext:value-type="float">
            <text:p>7,35</text:p>
          </table:table-cell>
          <table:table-cell office:value-type="float" office:value="0.0052724" calcext:value-type="float">
            <text:p>0,00527</text:p>
          </table:table-cell>
          <table:table-cell office:value-type="float" office:value="0.0009642" calcext:value-type="float">
            <text:p>0,00096</text:p>
          </table:table-cell>
          <table:table-cell office:value-type="float" office:value="0.0003598" calcext:value-type="float">
            <text:p>0,00036</text:p>
          </table:table-cell>
          <table:table-cell table:style-name="ce50" table:formula="of:=1000000*([.O9]/[.E9])" office:value-type="float" office:value="0.433493975903614" calcext:value-type="float">
            <text:p>0,43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,0</text:p>
          </table:table-cell>
          <table:table-cell office:value-type="float" office:value="73.9" calcext:value-type="float">
            <text:p>73,9</text:p>
          </table:table-cell>
          <table:table-cell office:value-type="float" office:value="94.9026" calcext:value-type="float">
            <text:p>94,90</text:p>
          </table:table-cell>
          <table:table-cell office:value-type="float" office:value="5.09737" calcext:value-type="float">
            <text:p>5,10</text:p>
          </table:table-cell>
          <table:table-cell office:value-type="float" office:value="92.5581" calcext:value-type="float">
            <text:p>92,56</text:p>
          </table:table-cell>
          <table:table-cell office:value-type="float" office:value="93.4272" calcext:value-type="float">
            <text:p>93,43</text:p>
          </table:table-cell>
          <table:table-cell office:value-type="float" office:value="6.57277" calcext:value-type="float">
            <text:p>6,57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11338" calcext:value-type="float">
            <text:p>0,00113</text:p>
          </table:table-cell>
          <table:table-cell office:value-type="float" office:value="0.0002241" calcext:value-type="float">
            <text:p>0,00022</text:p>
          </table:table-cell>
          <table:table-cell office:value-type="float" office:value="0.0000905" calcext:value-type="float">
            <text:p>0,00009</text:p>
          </table:table-cell>
          <table:table-cell table:style-name="ce50" table:formula="of:=1000000*([.O10]/[.E10])" office:value-type="float" office:value="0.42093023255814" calcext:value-type="float">
            <text:p>0,42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,0</text:p>
          </table:table-cell>
          <table:table-cell office:value-type="float" office:value="316.4" calcext:value-type="float">
            <text:p>316,4</text:p>
          </table:table-cell>
          <table:table-cell office:value-type="float" office:value="94.2683" calcext:value-type="float">
            <text:p>94,27</text:p>
          </table:table-cell>
          <table:table-cell office:value-type="float" office:value="5.73168" calcext:value-type="float">
            <text:p>5,73</text:p>
          </table:table-cell>
          <table:table-cell office:value-type="float" office:value="94.9013" calcext:value-type="float">
            <text:p>94,90</text:p>
          </table:table-cell>
          <table:table-cell office:value-type="float" office:value="95.0577" calcext:value-type="float">
            <text:p>95,06</text:p>
          </table:table-cell>
          <table:table-cell office:value-type="float" office:value="4.94234" calcext:value-type="float">
            <text:p>4,94</text:p>
          </table:table-cell>
          <table:table-cell office:value-type="float" office:value="0.164474" calcext:value-type="float">
            <text:p>0,16</text:p>
          </table:table-cell>
          <table:table-cell office:value-type="float" office:value="0.0401198" calcext:value-type="float">
            <text:p>0,04012</text:p>
          </table:table-cell>
          <table:table-cell office:value-type="float" office:value="0.0068194" calcext:value-type="float">
            <text:p>0,00682</text:p>
          </table:table-cell>
          <table:table-cell office:value-type="float" office:value="0.0037716" calcext:value-type="float">
            <text:p>0,00377</text:p>
          </table:table-cell>
          <table:table-cell table:style-name="ce50" table:formula="of:=1000000*([.O11]/[.E11])" office:value-type="float" office:value="0.689254385964912" calcext:value-type="float">
            <text:p>0,69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,0</text:p>
          </table:table-cell>
          <table:table-cell office:value-type="float" office:value="319.5" calcext:value-type="float">
            <text:p>319,5</text:p>
          </table:table-cell>
          <table:table-cell office:value-type="float" office:value="80.8514" calcext:value-type="float">
            <text:p>80,85</text:p>
          </table:table-cell>
          <table:table-cell office:value-type="float" office:value="19.1486" calcext:value-type="float">
            <text:p>19,15</text:p>
          </table:table-cell>
          <table:table-cell table:number-columns-repeated="2" office:value-type="float" office:value="80.607" calcext:value-type="float">
            <text:p>80,61</text:p>
          </table:table-cell>
          <table:table-cell office:value-type="float" office:value="19.393" calcext:value-type="float">
            <text:p>19,39</text:p>
          </table:table-cell>
          <table:table-cell office:value-type="float" office:value="0" calcext:value-type="float">
            <text:p>0,00</text:p>
          </table:table-cell>
          <table:table-cell office:value-type="float" office:value="0.0274903" calcext:value-type="float">
            <text:p>0,02749</text:p>
          </table:table-cell>
          <table:table-cell office:value-type="float" office:value="0.0051947" calcext:value-type="float">
            <text:p>0,00519</text:p>
          </table:table-cell>
          <table:table-cell office:value-type="float" office:value="0.0023024" calcext:value-type="float">
            <text:p>0,00230</text:p>
          </table:table-cell>
          <table:table-cell table:style-name="ce50" table:formula="of:=1000000*([.O12]/[.E12])" office:value-type="float" office:value="0.426054774241303" calcext:value-type="float">
            <text:p>0,43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,0</text:p>
          </table:table-cell>
          <table:table-cell office:value-type="float" office:value="914.5" calcext:value-type="float">
            <text:p>914,5</text:p>
          </table:table-cell>
          <table:table-cell office:value-type="float" office:value="88.4081" calcext:value-type="float">
            <text:p>88,41</text:p>
          </table:table-cell>
          <table:table-cell office:value-type="float" office:value="11.5919" calcext:value-type="float">
            <text:p>11,59</text:p>
          </table:table-cell>
          <table:table-cell office:value-type="float" office:value="68.3594" calcext:value-type="float">
            <text:p>68,36</text:p>
          </table:table-cell>
          <table:table-cell office:value-type="float" office:value="70.1872" calcext:value-type="float">
            <text:p>70,19</text:p>
          </table:table-cell>
          <table:table-cell office:value-type="float" office:value="29.8128" calcext:value-type="float">
            <text:p>29,81</text:p>
          </table:table-cell>
          <table:table-cell office:value-type="float" office:value="2.60417" calcext:value-type="float">
            <text:p>2,60</text:p>
          </table:table-cell>
          <table:table-cell office:value-type="float" office:value="0.0063852" calcext:value-type="float">
            <text:p>0,00639</text:p>
          </table:table-cell>
          <table:table-cell office:value-type="float" office:value="0.001238" calcext:value-type="float">
            <text:p>0,00124</text:p>
          </table:table-cell>
          <table:table-cell office:value-type="float" office:value="0.0007658" calcext:value-type="float">
            <text:p>0,00077</text:p>
          </table:table-cell>
          <table:table-cell table:style-name="ce50" table:formula="of:=1000000*([.O13]/[.E13])" office:value-type="float" office:value="0.997135416666667" calcext:value-type="float">
            <text:p>1,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,0</text:p>
          </table:table-cell>
          <table:table-cell office:value-type="float" office:value="890.9" calcext:value-type="float">
            <text:p>890,9</text:p>
          </table:table-cell>
          <table:table-cell office:value-type="float" office:value="94.4046" calcext:value-type="float">
            <text:p>94,40</text:p>
          </table:table-cell>
          <table:table-cell office:value-type="float" office:value="5.5954" calcext:value-type="float">
            <text:p>5,60</text:p>
          </table:table-cell>
          <table:table-cell office:value-type="float" office:value="62.1212" calcext:value-type="float">
            <text:p>62,12</text:p>
          </table:table-cell>
          <table:table-cell office:value-type="float" office:value="64.4944" calcext:value-type="float">
            <text:p>64,49</text:p>
          </table:table-cell>
          <table:table-cell office:value-type="float" office:value="35.5056" calcext:value-type="float">
            <text:p>35,51</text:p>
          </table:table-cell>
          <table:table-cell office:value-type="float" office:value="3.67965" calcext:value-type="float">
            <text:p>3,68</text:p>
          </table:table-cell>
          <table:table-cell office:value-type="float" office:value="0.0040512" calcext:value-type="float">
            <text:p>0,00405</text:p>
          </table:table-cell>
          <table:table-cell office:value-type="float" office:value="0.0008886" calcext:value-type="float">
            <text:p>0,00089</text:p>
          </table:table-cell>
          <table:table-cell office:value-type="float" office:value="0.0006068" calcext:value-type="float">
            <text:p>0,00061</text:p>
          </table:table-cell>
          <table:table-cell table:style-name="ce50" table:formula="of:=1000000*([.O14]/[.E14])" office:value-type="float" office:value="1.31341991341991" calcext:value-type="float">
            <text:p>1,3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,0</text:p>
          </table:table-cell>
          <table:table-cell office:value-type="float" office:value="262.7" calcext:value-type="float">
            <text:p>262,7</text:p>
          </table:table-cell>
          <table:table-cell office:value-type="float" office:value="92.4279" calcext:value-type="float">
            <text:p>92,43</text:p>
          </table:table-cell>
          <table:table-cell office:value-type="float" office:value="7.57209" calcext:value-type="float">
            <text:p>7,57</text:p>
          </table:table-cell>
          <table:table-cell office:value-type="float" office:value="92.9999" calcext:value-type="float">
            <text:p>93,00</text:p>
          </table:table-cell>
          <table:table-cell office:value-type="float" office:value="93.0095" calcext:value-type="float">
            <text:p>93,01</text:p>
          </table:table-cell>
          <table:table-cell office:value-type="float" office:value="6.9905" calcext:value-type="float">
            <text:p>6,99</text:p>
          </table:table-cell>
          <table:table-cell office:value-type="float" office:value="0.010345" calcext:value-type="float">
            <text:p>0,01</text:p>
          </table:table-cell>
          <table:table-cell office:value-type="float" office:value="0.491532" calcext:value-type="float">
            <text:p>0,49153</text:p>
          </table:table-cell>
          <table:table-cell office:value-type="float" office:value="0.0888021" calcext:value-type="float">
            <text:p>0,08880</text:p>
          </table:table-cell>
          <table:table-cell office:value-type="float" office:value="0.0576841" calcext:value-type="float">
            <text:p>0,05768</text:p>
          </table:table-cell>
          <table:table-cell table:style-name="ce50" table:formula="of:=1000000*([.O15]/[.E15])" office:value-type="float" office:value="0.994570596044759" calcext:value-type="float">
            <text:p>0,99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30259.78" calcext:value-type="float">
            <text:p>30259,8</text:p>
          </table:table-cell>
          <table:table-cell table:style-name="ce53" table:formula="of:=AVERAGE([.G17:.G26])" office:value-type="float" office:value="94.28137" calcext:value-type="float">
            <text:p>94,28</text:p>
          </table:table-cell>
          <table:table-cell table:style-name="ce53" table:formula="of:=AVERAGE([.H17:.H26])" office:value-type="float" office:value="5.7186377" calcext:value-type="float">
            <text:p>5,72</text:p>
          </table:table-cell>
          <table:table-cell table:style-name="ce53" table:formula="of:=AVERAGE([.I17:.I26])" office:value-type="float" office:value="54.59917" calcext:value-type="float">
            <text:p>54,60</text:p>
          </table:table-cell>
          <table:table-cell table:style-name="ce53" table:formula="of:=AVERAGE([.J17:.J26])" office:value-type="float" office:value="89.92678" calcext:value-type="float">
            <text:p>89,93</text:p>
          </table:table-cell>
          <table:table-cell table:style-name="ce53" table:formula="of:=AVERAGE([.K17:.K26])" office:value-type="float" office:value="10.07322" calcext:value-type="float">
            <text:p>10,07</text:p>
          </table:table-cell>
          <table:table-cell table:style-name="ce53" table:formula="of:=AVERAGE([.L17:.L26])" office:value-type="float" office:value="37.79006876" calcext:value-type="float">
            <text:p>37,79</text:p>
          </table:table-cell>
          <table:table-cell table:style-name="ce55" table:formula="of:=AVERAGE([.M17:.M26])" office:value-type="float" office:value="4.29141239" calcext:value-type="float">
            <text:p>4,29141</text:p>
          </table:table-cell>
          <table:table-cell table:style-name="ce55" table:formula="of:=AVERAGE([.N17:.N26])" office:value-type="float" office:value="0.39118399" calcext:value-type="float">
            <text:p>0,39118</text:p>
          </table:table-cell>
          <table:table-cell table:style-name="ce55" table:formula="of:=AVERAGE([.O17:.O26])" office:value-type="float" office:value="0.36563511" calcext:value-type="float">
            <text:p>0,36564</text:p>
          </table:table-cell>
          <table:table-cell table:style-name="ce53" table:formula="of:=1000000*([.O16]/[.E16])" office:value-type="float" office:value="4.66733270189126" calcext:value-type="float">
            <text:p>4,67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,0</text:p>
          </table:table-cell>
          <table:table-cell office:value-type="float" office:value="30996.9" calcext:value-type="float">
            <text:p>30996,9</text:p>
          </table:table-cell>
          <table:table-cell office:value-type="float" office:value="89.8406" calcext:value-type="float">
            <text:p>89,84</text:p>
          </table:table-cell>
          <table:table-cell office:value-type="float" office:value="10.1594" calcext:value-type="float">
            <text:p>10,16</text:p>
          </table:table-cell>
          <table:table-cell office:value-type="float" office:value="64.2143" calcext:value-type="float">
            <text:p>64,21</text:p>
          </table:table-cell>
          <table:table-cell office:value-type="float" office:value="80.9969" calcext:value-type="float">
            <text:p>81,00</text:p>
          </table:table-cell>
          <table:table-cell office:value-type="float" office:value="19.0031" calcext:value-type="float">
            <text:p>19,00</text:p>
          </table:table-cell>
          <table:table-cell office:value-type="float" office:value="20.72" calcext:value-type="float">
            <text:p>20,72</text:p>
          </table:table-cell>
          <table:table-cell office:value-type="float" office:value="0.529266" calcext:value-type="float">
            <text:p>0,52927</text:p>
          </table:table-cell>
          <table:table-cell office:value-type="float" office:value="0.0895821" calcext:value-type="float">
            <text:p>0,08958</text:p>
          </table:table-cell>
          <table:table-cell office:value-type="float" office:value="0.0613186" calcext:value-type="float">
            <text:p>0,06132</text:p>
          </table:table-cell>
          <table:table-cell table:style-name="ce50" table:formula="of:=1000000*([.O17]/[.E17])" office:value-type="float" office:value="1.35594622086595" calcext:value-type="float">
            <text:p>1,36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,0</text:p>
          </table:table-cell>
          <table:table-cell office:value-type="float" office:value="776.9" calcext:value-type="float">
            <text:p>776,9</text:p>
          </table:table-cell>
          <table:table-cell office:value-type="float" office:value="96.2897" calcext:value-type="float">
            <text:p>96,29</text:p>
          </table:table-cell>
          <table:table-cell office:value-type="float" office:value="3.71028" calcext:value-type="float">
            <text:p>3,71</text:p>
          </table:table-cell>
          <table:table-cell office:value-type="float" office:value="57.8261" calcext:value-type="float">
            <text:p>57,83</text:p>
          </table:table-cell>
          <table:table-cell office:value-type="float" office:value="80.6061" calcext:value-type="float">
            <text:p>80,61</text:p>
          </table:table-cell>
          <table:table-cell office:value-type="float" office:value="19.3939" calcext:value-type="float">
            <text:p>19,39</text:p>
          </table:table-cell>
          <table:table-cell office:value-type="float" office:value="28.2609" calcext:value-type="float">
            <text:p>28,26</text:p>
          </table:table-cell>
          <table:table-cell office:value-type="float" office:value="0.0064386" calcext:value-type="float">
            <text:p>0,00644</text:p>
          </table:table-cell>
          <table:table-cell office:value-type="float" office:value="0.0012098" calcext:value-type="float">
            <text:p>0,00121</text:p>
          </table:table-cell>
          <table:table-cell office:value-type="float" office:value="0.0008278" calcext:value-type="float">
            <text:p>0,00083</text:p>
          </table:table-cell>
          <table:table-cell table:style-name="ce50" table:formula="of:=1000000*([.O18]/[.E18])" office:value-type="float" office:value="1.19971014492754" calcext:value-type="float">
            <text:p>1,2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,0</text:p>
          </table:table-cell>
          <table:table-cell office:value-type="float" office:value="721.6" calcext:value-type="float">
            <text:p>721,6</text:p>
          </table:table-cell>
          <table:table-cell office:value-type="float" office:value="98.3045" calcext:value-type="float">
            <text:p>98,30</text:p>
          </table:table-cell>
          <table:table-cell office:value-type="float" office:value="1.69553" calcext:value-type="float">
            <text:p>1,70</text:p>
          </table:table-cell>
          <table:table-cell office:value-type="float" office:value="42.1133" calcext:value-type="float">
            <text:p>42,11</text:p>
          </table:table-cell>
          <table:table-cell office:value-type="float" office:value="85.6698" calcext:value-type="float">
            <text:p>85,67</text:p>
          </table:table-cell>
          <table:table-cell office:value-type="float" office:value="14.3302" calcext:value-type="float">
            <text:p>14,33</text:p>
          </table:table-cell>
          <table:table-cell office:value-type="float" office:value="50.8423" calcext:value-type="float">
            <text:p>50,84</text:p>
          </table:table-cell>
          <table:table-cell office:value-type="float" office:value="0.0071668" calcext:value-type="float">
            <text:p>0,00717</text:p>
          </table:table-cell>
          <table:table-cell office:value-type="float" office:value="0.0013347" calcext:value-type="float">
            <text:p>0,00133</text:p>
          </table:table-cell>
          <table:table-cell office:value-type="float" office:value="0.0009281" calcext:value-type="float">
            <text:p>0,00093</text:p>
          </table:table-cell>
          <table:table-cell table:style-name="ce50" table:formula="of:=1000000*([.O19]/[.E19])" office:value-type="float" office:value="1.42128637059724" calcext:value-type="float">
            <text:p>1,42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,0</text:p>
          </table:table-cell>
          <table:table-cell office:value-type="float" office:value="146323" calcext:value-type="float">
            <text:p>146323,0</text:p>
          </table:table-cell>
          <table:table-cell office:value-type="float" office:value="99.1853" calcext:value-type="float">
            <text:p>99,19</text:p>
          </table:table-cell>
          <table:table-cell office:value-type="float" office:value="0.814737" calcext:value-type="float">
            <text:p>0,81</text:p>
          </table:table-cell>
          <table:table-cell office:value-type="float" office:value="48.3423" calcext:value-type="float">
            <text:p>48,34</text:p>
          </table:table-cell>
          <table:table-cell office:value-type="float" office:value="96.3218" calcext:value-type="float">
            <text:p>96,32</text:p>
          </table:table-cell>
          <table:table-cell office:value-type="float" office:value="3.67823" calcext:value-type="float">
            <text:p>3,68</text:p>
          </table:table-cell>
          <table:table-cell office:value-type="float" office:value="49.8116" calcext:value-type="float">
            <text:p>49,81</text:p>
          </table:table-cell>
          <table:table-cell office:value-type="float" office:value="5.48925" calcext:value-type="float">
            <text:p>5,48925</text:p>
          </table:table-cell>
          <table:table-cell office:value-type="float" office:value="0.688291" calcext:value-type="float">
            <text:p>0,68829</text:p>
          </table:table-cell>
          <table:table-cell office:value-type="float" office:value="0.620443" calcext:value-type="float">
            <text:p>0,62044</text:p>
          </table:table-cell>
          <table:table-cell table:style-name="ce50" table:formula="of:=1000000*([.O20]/[.E20])" office:value-type="float" office:value="4.35334441941889" calcext:value-type="float">
            <text:p>4,35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,0</text:p>
          </table:table-cell>
          <table:table-cell office:value-type="float" office:value="8062.8" calcext:value-type="float">
            <text:p>8062,8</text:p>
          </table:table-cell>
          <table:table-cell office:value-type="float" office:value="98.8157" calcext:value-type="float">
            <text:p>98,82</text:p>
          </table:table-cell>
          <table:table-cell office:value-type="float" office:value="1.18428" calcext:value-type="float">
            <text:p>1,18</text:p>
          </table:table-cell>
          <table:table-cell office:value-type="float" office:value="24.608" calcext:value-type="float">
            <text:p>24,61</text:p>
          </table:table-cell>
          <table:table-cell office:value-type="float" office:value="91.7964" calcext:value-type="float">
            <text:p>91,80</text:p>
          </table:table-cell>
          <table:table-cell office:value-type="float" office:value="8.20357" calcext:value-type="float">
            <text:p>8,20</text:p>
          </table:table-cell>
          <table:table-cell office:value-type="float" office:value="73.1928" calcext:value-type="float">
            <text:p>73,19</text:p>
          </table:table-cell>
          <table:table-cell office:value-type="float" office:value="0.738597" calcext:value-type="float">
            <text:p>0,73860</text:p>
          </table:table-cell>
          <table:table-cell office:value-type="float" office:value="0.0898521" calcext:value-type="float">
            <text:p>0,08985</text:p>
          </table:table-cell>
          <table:table-cell office:value-type="float" office:value="0.0831808" calcext:value-type="float">
            <text:p>0,08318</text:p>
          </table:table-cell>
          <table:table-cell table:style-name="ce50" table:formula="of:=1000000*([.O21]/[.E21])" office:value-type="float" office:value="8.46882508654042" calcext:value-type="float">
            <text:p>8,47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,0</text:p>
          </table:table-cell>
          <table:table-cell office:value-type="float" office:value="59711.3" calcext:value-type="float">
            <text:p>59711,3</text:p>
          </table:table-cell>
          <table:table-cell office:value-type="float" office:value="83.5313" calcext:value-type="float">
            <text:p>83,53</text:p>
          </table:table-cell>
          <table:table-cell office:value-type="float" office:value="16.4687" calcext:value-type="float">
            <text:p>16,47</text:p>
          </table:table-cell>
          <table:table-cell office:value-type="float" office:value="86.7464" calcext:value-type="float">
            <text:p>86,75</text:p>
          </table:table-cell>
          <table:table-cell office:value-type="float" office:value="86.7492" calcext:value-type="float">
            <text:p>86,75</text:p>
          </table:table-cell>
          <table:table-cell office:value-type="float" office:value="13.2508" calcext:value-type="float">
            <text:p>13,25</text:p>
          </table:table-cell>
          <table:table-cell office:value-type="float" office:value="0.0032314" calcext:value-type="float">
            <text:p>0,00</text:p>
          </table:table-cell>
          <table:table-cell office:value-type="float" office:value="34.2582" calcext:value-type="float">
            <text:p>34,25820</text:p>
          </table:table-cell>
          <table:table-cell office:value-type="float" office:value="2.76964" calcext:value-type="float">
            <text:p>2,76964</text:p>
          </table:table-cell>
          <table:table-cell office:value-type="float" office:value="2.67229" calcext:value-type="float">
            <text:p>2,67229</text:p>
          </table:table-cell>
          <table:table-cell table:style-name="ce50" table:formula="of:=1000000*([.O22]/[.E22])" office:value-type="float" office:value="5.39702832122567" calcext:value-type="float">
            <text:p>5,4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,0</text:p>
          </table:table-cell>
          <table:table-cell office:value-type="float" office:value="47303.8" calcext:value-type="float">
            <text:p>47303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5.5355" calcext:value-type="float">
            <text:p>45,5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4.4645" calcext:value-type="float">
            <text:p>54,46</text:p>
          </table:table-cell>
          <table:table-cell office:value-type="float" office:value="1.61712" calcext:value-type="float">
            <text:p>1,61712</text:p>
          </table:table-cell>
          <table:table-cell office:value-type="float" office:value="0.21883" calcext:value-type="float">
            <text:p>0,21883</text:p>
          </table:table-cell>
          <table:table-cell office:value-type="float" office:value="0.179152" calcext:value-type="float">
            <text:p>0,17915</text:p>
          </table:table-cell>
          <table:table-cell table:style-name="ce50" table:formula="of:=1000000*([.O23]/[.E23])" office:value-type="float" office:value="2.88382724594756" calcext:value-type="float">
            <text:p>2,88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,0</text:p>
          </table:table-cell>
          <table:table-cell office:value-type="float" office:value="1602.5" calcext:value-type="float">
            <text:p>1602,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39125" calcext:value-type="float">
            <text:p>0,01391</text:p>
          </table:table-cell>
          <table:table-cell office:value-type="float" office:value="0.001925" calcext:value-type="float">
            <text:p>0,00193</text:p>
          </table:table-cell>
          <table:table-cell office:value-type="float" office:value="0.0013364" calcext:value-type="float">
            <text:p>0,00134</text:p>
          </table:table-cell>
          <table:table-cell table:style-name="ce50" table:formula="of:=1000000*([.O24]/[.E24])" office:value-type="float" office:value="1.3364" calcext:value-type="float">
            <text:p>1,34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,0</text:p>
          </table:table-cell>
          <table:table-cell office:value-type="float" office:value="4989" calcext:value-type="float">
            <text:p>4989,0</text:p>
          </table:table-cell>
          <table:table-cell office:value-type="float" office:value="83.3094" calcext:value-type="float">
            <text:p>83,31</text:p>
          </table:table-cell>
          <table:table-cell office:value-type="float" office:value="16.6906" calcext:value-type="float">
            <text:p>16,69</text:p>
          </table:table-cell>
          <table:table-cell office:value-type="float" office:value="83.5752" calcext:value-type="float">
            <text:p>83,58</text:p>
          </table:table-cell>
          <table:table-cell office:value-type="float" office:value="83.6191" calcext:value-type="float">
            <text:p>83,62</text:p>
          </table:table-cell>
          <table:table-cell office:value-type="float" office:value="16.3809" calcext:value-type="float">
            <text:p>16,38</text:p>
          </table:table-cell>
          <table:table-cell office:value-type="float" office:value="0.0525762" calcext:value-type="float">
            <text:p>0,05</text:p>
          </table:table-cell>
          <table:table-cell office:value-type="float" office:value="0.160789" calcext:value-type="float">
            <text:p>0,16079</text:p>
          </table:table-cell>
          <table:table-cell office:value-type="float" office:value="0.0378656" calcext:value-type="float">
            <text:p>0,03787</text:p>
          </table:table-cell>
          <table:table-cell office:value-type="float" office:value="0.0275008" calcext:value-type="float">
            <text:p>0,02750</text:p>
          </table:table-cell>
          <table:table-cell table:style-name="ce50" table:formula="of:=1000000*([.O25]/[.E25])" office:value-type="float" office:value="1.44588853838065" calcext:value-type="float">
            <text:p>1,45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,0</text:p>
          </table:table-cell>
          <table:table-cell office:value-type="float" office:value="2110" calcext:value-type="float">
            <text:p>2110,0</text:p>
          </table:table-cell>
          <table:table-cell office:value-type="float" office:value="93.5372" calcext:value-type="float">
            <text:p>93,54</text:p>
          </table:table-cell>
          <table:table-cell office:value-type="float" office:value="6.46285" calcext:value-type="float">
            <text:p>6,46</text:p>
          </table:table-cell>
          <table:table-cell office:value-type="float" office:value="92.4306" calcext:value-type="float">
            <text:p>92,43</text:p>
          </table:table-cell>
          <table:table-cell office:value-type="float" office:value="93.5085" calcext:value-type="float">
            <text:p>93,51</text:p>
          </table:table-cell>
          <table:table-cell office:value-type="float" office:value="6.4915" calcext:value-type="float">
            <text:p>6,49</text:p>
          </table:table-cell>
          <table:table-cell office:value-type="float" office:value="1.15278" calcext:value-type="float">
            <text:p>1,15</text:p>
          </table:table-cell>
          <table:table-cell office:value-type="float" office:value="0.093384" calcext:value-type="float">
            <text:p>0,09338</text:p>
          </table:table-cell>
          <table:table-cell office:value-type="float" office:value="0.0133096" calcext:value-type="float">
            <text:p>0,01331</text:p>
          </table:table-cell>
          <table:table-cell office:value-type="float" office:value="0.0093736" calcext:value-type="float">
            <text:p>0,00937</text:p>
          </table:table-cell>
          <table:table-cell table:style-name="ce50" table:formula="of:=1000000*([.O26]/[.E26])" office:value-type="float" office:value="1.30188888888889" calcext:value-type="float">
            <text:p>1,30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6260.62857142857" calcext:value-type="float">
            <text:p>6260,6</text:p>
          </table:table-cell>
          <table:table-cell table:style-name="ce53" table:formula="of:=AVERAGE([.G28:.G34])" office:value-type="float" office:value="99.6195285714286" calcext:value-type="float">
            <text:p>99,62</text:p>
          </table:table-cell>
          <table:table-cell table:style-name="ce53" table:formula="of:=AVERAGE([.H28:.H34])" office:value-type="float" office:value="0.380472285714286" calcext:value-type="float">
            <text:p>0,38</text:p>
          </table:table-cell>
          <table:table-cell table:style-name="ce53" table:formula="of:=AVERAGE([.I28:.I34])" office:value-type="float" office:value="29.2339805714286" calcext:value-type="float">
            <text:p>29,23</text:p>
          </table:table-cell>
          <table:table-cell table:style-name="ce53" table:formula="of:=AVERAGE([.J28:.J34])" office:value-type="float" office:value="75.1863142857143" calcext:value-type="float">
            <text:p>75,19</text:p>
          </table:table-cell>
          <table:table-cell table:style-name="ce53" table:formula="of:=AVERAGE([.K28:.K34])" office:value-type="float" office:value="24.8136851428571" calcext:value-type="float">
            <text:p>24,81</text:p>
          </table:table-cell>
          <table:table-cell table:style-name="ce53" table:formula="of:=AVERAGE([.L28:.L34])" office:value-type="float" office:value="66.8830714285714" calcext:value-type="float">
            <text:p>66,88</text:p>
          </table:table-cell>
          <table:table-cell table:style-name="ce55" table:formula="of:=AVERAGE([.M28:.M34])" office:value-type="float" office:value="0.0425081857142857" calcext:value-type="float">
            <text:p>0,04251</text:p>
          </table:table-cell>
          <table:table-cell table:style-name="ce55" table:formula="of:=AVERAGE([.N28:.N34])" office:value-type="float" office:value="0.00985444285714286" calcext:value-type="float">
            <text:p>0,00985</text:p>
          </table:table-cell>
          <table:table-cell table:style-name="ce55" table:formula="of:=AVERAGE([.O28:.O34])" office:value-type="float" office:value="0.00966705714285714" calcext:value-type="float">
            <text:p>0,00967</text:p>
          </table:table-cell>
          <table:table-cell table:style-name="ce53" table:formula="of:=1000000*([.O27]/[.E27])" office:value-type="float" office:value="37.0791232876712" calcext:value-type="float">
            <text:p>37,08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,0</text:p>
          </table:table-cell>
          <table:table-cell office:value-type="float" office:value="797.4" calcext:value-type="float">
            <text:p>797,4</text:p>
          </table:table-cell>
          <table:table-cell office:value-type="float" office:value="99.1146" calcext:value-type="float">
            <text:p>99,11</text:p>
          </table:table-cell>
          <table:table-cell office:value-type="float" office:value="0.885434" calcext:value-type="float">
            <text:p>0,89</text:p>
          </table:table-cell>
          <table:table-cell office:value-type="float" office:value="38.9937" calcext:value-type="float">
            <text:p>38,99</text:p>
          </table:table-cell>
          <table:table-cell office:value-type="float" office:value="93.9394" calcext:value-type="float">
            <text:p>93,94</text:p>
          </table:table-cell>
          <table:table-cell office:value-type="float" office:value="6.06061" calcext:value-type="float">
            <text:p>6,06</text:p>
          </table:table-cell>
          <table:table-cell office:value-type="float" office:value="58.4906" calcext:value-type="float">
            <text:p>58,49</text:p>
          </table:table-cell>
          <table:table-cell office:value-type="float" office:value="0.0050024" calcext:value-type="float">
            <text:p>0,00500</text:p>
          </table:table-cell>
          <table:table-cell office:value-type="float" office:value="0.0047756" calcext:value-type="float">
            <text:p>0,00478</text:p>
          </table:table-cell>
          <table:table-cell office:value-type="float" office:value="0.0046704" calcext:value-type="float">
            <text:p>0,00467</text:p>
          </table:table-cell>
          <table:table-cell table:style-name="ce50" table:formula="of:=1000000*([.O28]/[.E28])" office:value-type="float" office:value="29.3735849056604" calcext:value-type="float">
            <text:p>29,37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,0</text:p>
          </table:table-cell>
          <table:table-cell office:value-type="float" office:value="1758.4" calcext:value-type="float">
            <text:p>1758,4</text:p>
          </table:table-cell>
          <table:table-cell office:value-type="float" office:value="99.8149" calcext:value-type="float">
            <text:p>99,81</text:p>
          </table:table-cell>
          <table:table-cell office:value-type="float" office:value="0.185092" calcext:value-type="float">
            <text:p>0,19</text:p>
          </table:table-cell>
          <table:table-cell office:value-type="float" office:value="28.7671" calcext:value-type="float">
            <text:p>28,77</text:p>
          </table:table-cell>
          <table:table-cell office:value-type="float" office:value="72.9167" calcext:value-type="float">
            <text:p>72,92</text:p>
          </table:table-cell>
          <table:table-cell office:value-type="float" office:value="27.0833" calcext:value-type="float">
            <text:p>27,08</text:p>
          </table:table-cell>
          <table:table-cell office:value-type="float" office:value="60.5479" calcext:value-type="float">
            <text:p>60,55</text:p>
          </table:table-cell>
          <table:table-cell office:value-type="float" office:value="0.009494" calcext:value-type="float">
            <text:p>0,00949</text:p>
          </table:table-cell>
          <table:table-cell office:value-type="float" office:value="0.0118773" calcext:value-type="float">
            <text:p>0,01188</text:p>
          </table:table-cell>
          <table:table-cell office:value-type="float" office:value="0.0116074" calcext:value-type="float">
            <text:p>0,01161</text:p>
          </table:table-cell>
          <table:table-cell table:style-name="ce50" table:formula="of:=1000000*([.O29]/[.E29])" office:value-type="float" office:value="31.801095890411" calcext:value-type="float">
            <text:p>31,8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,0</text:p>
          </table:table-cell>
          <table:table-cell office:value-type="float" office:value="499.4" calcext:value-type="float">
            <text:p>499,4</text:p>
          </table:table-cell>
          <table:table-cell office:value-type="float" office:value="98.4072" calcext:value-type="float">
            <text:p>98,41</text:p>
          </table:table-cell>
          <table:table-cell office:value-type="float" office:value="1.59278" calcext:value-type="float">
            <text:p>1,59</text:p>
          </table:table-cell>
          <table:table-cell office:value-type="float" office:value="19.5286" calcext:value-type="float">
            <text:p>19,53</text:p>
          </table:table-cell>
          <table:table-cell office:value-type="float" office:value="63.0435" calcext:value-type="float">
            <text:p>63,04</text:p>
          </table:table-cell>
          <table:table-cell office:value-type="float" office:value="36.9565" calcext:value-type="float">
            <text:p>36,96</text:p>
          </table:table-cell>
          <table:table-cell office:value-type="float" office:value="69.0236" calcext:value-type="float">
            <text:p>69,02</text:p>
          </table:table-cell>
          <table:table-cell office:value-type="float" office:value="0.0028831" calcext:value-type="float">
            <text:p>0,00288</text:p>
          </table:table-cell>
          <table:table-cell office:value-type="float" office:value="0.0007015" calcext:value-type="float">
            <text:p>0,00070</text:p>
          </table:table-cell>
          <table:table-cell office:value-type="float" office:value="0.0005281" calcext:value-type="float">
            <text:p>0,00053</text:p>
          </table:table-cell>
          <table:table-cell table:style-name="ce50" table:formula="of:=1000000*([.O30]/[.E30])" office:value-type="float" office:value="1.77811447811448" calcext:value-type="float">
            <text:p>1,7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,0</text:p>
          </table:table-cell>
          <table:table-cell office:value-type="float" office:value="5074.3" calcext:value-type="float">
            <text:p>5074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1.8803" calcext:value-type="float">
            <text:p>41,88</text:p>
          </table:table-cell>
          <table:table-cell office:value-type="float" office:value="99.3243" calcext:value-type="float">
            <text:p>99,32</text:p>
          </table:table-cell>
          <table:table-cell office:value-type="float" office:value="0.675676" calcext:value-type="float">
            <text:p>0,68</text:p>
          </table:table-cell>
          <table:table-cell office:value-type="float" office:value="57.8348" calcext:value-type="float">
            <text:p>57,83</text:p>
          </table:table-cell>
          <table:table-cell office:value-type="float" office:value="0.0243726" calcext:value-type="float">
            <text:p>0,02437</text:p>
          </table:table-cell>
          <table:table-cell office:value-type="float" office:value="0.011196" calcext:value-type="float">
            <text:p>0,01120</text:p>
          </table:table-cell>
          <table:table-cell office:value-type="float" office:value="0.0109845" calcext:value-type="float">
            <text:p>0,01098</text:p>
          </table:table-cell>
          <table:table-cell table:style-name="ce50" table:formula="of:=1000000*([.O31]/[.E31])" office:value-type="float" office:value="31.2948717948718" calcext:value-type="float">
            <text:p>31,29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,0</text:p>
          </table:table-cell>
          <table:table-cell office:value-type="float" office:value="21196.8" calcext:value-type="float">
            <text:p>21196,8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174171" calcext:value-type="float">
            <text:p>0,17417</text:p>
          </table:table-cell>
          <table:table-cell office:value-type="float" office:value="0.0210557" calcext:value-type="float">
            <text:p>0,02106</text:p>
          </table:table-cell>
          <table:table-cell office:value-type="float" office:value="0.0208329" calcext:value-type="float">
            <text:p>0,02083</text:p>
          </table:table-cell>
          <table:table-cell table:style-name="ce50" table:formula="of:=1000000*([.O32]/[.E32])" office:value-type="float" office:value="100.158173076923" calcext:value-type="float">
            <text:p>100,1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,0</text:p>
          </table:table-cell>
          <table:table-cell office:value-type="float" office:value="13709.7" calcext:value-type="float">
            <text:p>13709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749064" calcext:value-type="float">
            <text:p>0,7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2509" calcext:value-type="float">
            <text:p>99,25</text:p>
          </table:table-cell>
          <table:table-cell office:value-type="float" office:value="0.0790735" calcext:value-type="float">
            <text:p>0,07907</text:p>
          </table:table-cell>
          <table:table-cell office:value-type="float" office:value="0.0166298" calcext:value-type="float">
            <text:p>0,01663</text:p>
          </table:table-cell>
          <table:table-cell office:value-type="float" office:value="0.0164066" calcext:value-type="float">
            <text:p>0,01641</text:p>
          </table:table-cell>
          <table:table-cell table:style-name="ce50" table:formula="of:=1000000*([.O33]/[.E33])" office:value-type="float" office:value="61.4479400749064" calcext:value-type="float">
            <text:p>61,45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,0</text:p>
          </table:table-cell>
          <table:table-cell office:value-type="float" office:value="788.4" calcext:value-type="float">
            <text:p>788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4.7191" calcext:value-type="float">
            <text:p>74,72</text:p>
          </table:table-cell>
          <table:table-cell office:value-type="float" office:value="97.0803" calcext:value-type="float">
            <text:p>97,08</text:p>
          </table:table-cell>
          <table:table-cell office:value-type="float" office:value="2.91971" calcext:value-type="float">
            <text:p>2,92</text:p>
          </table:table-cell>
          <table:table-cell office:value-type="float" office:value="23.0337" calcext:value-type="float">
            <text:p>23,03</text:p>
          </table:table-cell>
          <table:table-cell office:value-type="float" office:value="0.0025607" calcext:value-type="float">
            <text:p>0,00256</text:p>
          </table:table-cell>
          <table:table-cell office:value-type="float" office:value="0.0027452" calcext:value-type="float">
            <text:p>0,00275</text:p>
          </table:table-cell>
          <table:table-cell office:value-type="float" office:value="0.0026395" calcext:value-type="float">
            <text:p>0,00264</text:p>
          </table:table-cell>
          <table:table-cell table:style-name="ce50" table:formula="of:=1000000*([.O34]/[.E34])" office:value-type="float" office:value="14.8286516853933" calcext:value-type="float">
            <text:p>14,83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51882.4333333333" calcext:value-type="float">
            <text:p>51882,4</text:p>
          </table:table-cell>
          <table:table-cell table:style-name="ce53" table:formula="of:=AVERAGE([.G36:.G47])" office:value-type="float" office:value="91.6092416666667" calcext:value-type="float">
            <text:p>91,61</text:p>
          </table:table-cell>
          <table:table-cell table:style-name="ce53" table:formula="of:=AVERAGE([.H36:.H47])" office:value-type="float" office:value="8.39075995" calcext:value-type="float">
            <text:p>8,39</text:p>
          </table:table-cell>
          <table:table-cell table:style-name="ce53" table:formula="of:=AVERAGE([.I36:.I47])" office:value-type="float" office:value="73.257275" calcext:value-type="float">
            <text:p>73,26</text:p>
          </table:table-cell>
          <table:table-cell table:style-name="ce53" table:formula="of:=AVERAGE([.J36:.J47])" office:value-type="float" office:value="78.8404833333333" calcext:value-type="float">
            <text:p>78,84</text:p>
          </table:table-cell>
          <table:table-cell table:style-name="ce53" table:formula="of:=AVERAGE([.K36:.K47])" office:value-type="float" office:value="21.1595158333333" calcext:value-type="float">
            <text:p>21,16</text:p>
          </table:table-cell>
          <table:table-cell table:style-name="ce53" table:formula="of:=AVERAGE([.L36:.L47])" office:value-type="float" office:value="6.6346365" calcext:value-type="float">
            <text:p>6,63</text:p>
          </table:table-cell>
          <table:table-cell table:style-name="ce55" table:formula="of:=AVERAGE([.M36:.M47])" office:value-type="float" office:value="0.467256925" calcext:value-type="float">
            <text:p>0,46726</text:p>
          </table:table-cell>
          <table:table-cell table:style-name="ce55" table:formula="of:=AVERAGE([.N36:.N47])" office:value-type="float" office:value="0.109679633333333" calcext:value-type="float">
            <text:p>0,10968</text:p>
          </table:table-cell>
          <table:table-cell table:style-name="ce55" table:formula="of:=AVERAGE([.O36:.O47])" office:value-type="float" office:value="0.105702491666667" calcext:value-type="float">
            <text:p>0,10570</text:p>
          </table:table-cell>
          <table:table-cell table:style-name="ce53" table:formula="of:=1000000*([.O35]/[.E35])" office:value-type="float" office:value="17.3836103992216" calcext:value-type="float">
            <text:p>17,38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,0</text:p>
          </table:table-cell>
          <table:table-cell office:value-type="float" office:value="5047.5" calcext:value-type="float">
            <text:p>5047,5</text:p>
          </table:table-cell>
          <table:table-cell office:value-type="float" office:value="97.208" calcext:value-type="float">
            <text:p>97,21</text:p>
          </table:table-cell>
          <table:table-cell office:value-type="float" office:value="2.79202" calcext:value-type="float">
            <text:p>2,79</text:p>
          </table:table-cell>
          <table:table-cell office:value-type="float" office:value="57.0922" calcext:value-type="float">
            <text:p>57,09</text:p>
          </table:table-cell>
          <table:table-cell office:value-type="float" office:value="62.5648" calcext:value-type="float">
            <text:p>62,56</text:p>
          </table:table-cell>
          <table:table-cell office:value-type="float" office:value="37.4352" calcext:value-type="float">
            <text:p>37,44</text:p>
          </table:table-cell>
          <table:table-cell office:value-type="float" office:value="8.74704" calcext:value-type="float">
            <text:p>8,75</text:p>
          </table:table-cell>
          <table:table-cell office:value-type="float" office:value="0.0223062" calcext:value-type="float">
            <text:p>0,02231</text:p>
          </table:table-cell>
          <table:table-cell office:value-type="float" office:value="0.0156667" calcext:value-type="float">
            <text:p>0,01567</text:p>
          </table:table-cell>
          <table:table-cell office:value-type="float" office:value="0.015135" calcext:value-type="float">
            <text:p>0,01514</text:p>
          </table:table-cell>
          <table:table-cell table:style-name="ce50" table:formula="of:=1000000*([.O36]/[.E36])" office:value-type="float" office:value="17.8900709219858" calcext:value-type="float">
            <text:p>17,89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,0</text:p>
          </table:table-cell>
          <table:table-cell office:value-type="float" office:value="2285.1" calcext:value-type="float">
            <text:p>2285,1</text:p>
          </table:table-cell>
          <table:table-cell office:value-type="float" office:value="97.3605" calcext:value-type="float">
            <text:p>97,36</text:p>
          </table:table-cell>
          <table:table-cell office:value-type="float" office:value="2.63952" calcext:value-type="float">
            <text:p>2,64</text:p>
          </table:table-cell>
          <table:table-cell office:value-type="float" office:value="93.2323" calcext:value-type="float">
            <text:p>93,23</text:p>
          </table:table-cell>
          <table:table-cell office:value-type="float" office:value="93.5157" calcext:value-type="float">
            <text:p>93,52</text:p>
          </table:table-cell>
          <table:table-cell office:value-type="float" office:value="6.4843" calcext:value-type="float">
            <text:p>6,48</text:p>
          </table:table-cell>
          <table:table-cell office:value-type="float" office:value="0.30303" calcext:value-type="float">
            <text:p>0,30</text:p>
          </table:table-cell>
          <table:table-cell office:value-type="float" office:value="0.013214" calcext:value-type="float">
            <text:p>0,01321</text:p>
          </table:table-cell>
          <table:table-cell office:value-type="float" office:value="0.0025088" calcext:value-type="float">
            <text:p>0,00251</text:p>
          </table:table-cell>
          <table:table-cell office:value-type="float" office:value="0.0019529" calcext:value-type="float">
            <text:p>0,00195</text:p>
          </table:table-cell>
          <table:table-cell table:style-name="ce50" table:formula="of:=1000000*([.O37]/[.E37])" office:value-type="float" office:value="1.97262626262626" calcext:value-type="float">
            <text:p>1,97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,0</text:p>
          </table:table-cell>
          <table:table-cell office:value-type="float" office:value="4250.4" calcext:value-type="float">
            <text:p>4250,4</text:p>
          </table:table-cell>
          <table:table-cell office:value-type="float" office:value="96.9535" calcext:value-type="float">
            <text:p>96,95</text:p>
          </table:table-cell>
          <table:table-cell office:value-type="float" office:value="3.04654" calcext:value-type="float">
            <text:p>3,05</text:p>
          </table:table-cell>
          <table:table-cell office:value-type="float" office:value="90.5628" calcext:value-type="float">
            <text:p>90,56</text:p>
          </table:table-cell>
          <table:table-cell office:value-type="float" office:value="92.6894" calcext:value-type="float">
            <text:p>92,69</text:p>
          </table:table-cell>
          <table:table-cell office:value-type="float" office:value="7.31059" calcext:value-type="float">
            <text:p>7,31</text:p>
          </table:table-cell>
          <table:table-cell office:value-type="float" office:value="2.29437" calcext:value-type="float">
            <text:p>2,29</text:p>
          </table:table-cell>
          <table:table-cell office:value-type="float" office:value="0.0439467" calcext:value-type="float">
            <text:p>0,04395</text:p>
          </table:table-cell>
          <table:table-cell office:value-type="float" office:value="0.0167011" calcext:value-type="float">
            <text:p>0,01670</text:p>
          </table:table-cell>
          <table:table-cell office:value-type="float" office:value="0.0153075" calcext:value-type="float">
            <text:p>0,01531</text:p>
          </table:table-cell>
          <table:table-cell table:style-name="ce50" table:formula="of:=1000000*([.O38]/[.E38])" office:value-type="float" office:value="6.62662337662338" calcext:value-type="float">
            <text:p>6,63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,0</text:p>
          </table:table-cell>
          <table:table-cell office:value-type="float" office:value="2901.1" calcext:value-type="float">
            <text:p>2901,1</text:p>
          </table:table-cell>
          <table:table-cell office:value-type="float" office:value="78.0013" calcext:value-type="float">
            <text:p>78,00</text:p>
          </table:table-cell>
          <table:table-cell office:value-type="float" office:value="21.9987" calcext:value-type="float">
            <text:p>22,00</text:p>
          </table:table-cell>
          <table:table-cell office:value-type="float" office:value="57.536" calcext:value-type="float">
            <text:p>57,54</text:p>
          </table:table-cell>
          <table:table-cell office:value-type="float" office:value="58.1542" calcext:value-type="float">
            <text:p>58,15</text:p>
          </table:table-cell>
          <table:table-cell office:value-type="float" office:value="41.8458" calcext:value-type="float">
            <text:p>41,85</text:p>
          </table:table-cell>
          <table:table-cell office:value-type="float" office:value="1.06316" calcext:value-type="float">
            <text:p>1,06</text:p>
          </table:table-cell>
          <table:table-cell office:value-type="float" office:value="0.0207669" calcext:value-type="float">
            <text:p>0,02077</text:p>
          </table:table-cell>
          <table:table-cell office:value-type="float" office:value="0.0058481" calcext:value-type="float">
            <text:p>0,00585</text:p>
          </table:table-cell>
          <table:table-cell office:value-type="float" office:value="0.0049041" calcext:value-type="float">
            <text:p>0,00490</text:p>
          </table:table-cell>
          <table:table-cell table:style-name="ce50" table:formula="of:=1000000*([.O39]/[.E39])" office:value-type="float" office:value="3.06697936210131" calcext:value-type="float">
            <text:p>3,07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,0</text:p>
          </table:table-cell>
          <table:table-cell office:value-type="float" office:value="3352.5" calcext:value-type="float">
            <text:p>3352,5</text:p>
          </table:table-cell>
          <table:table-cell office:value-type="float" office:value="63.4537" calcext:value-type="float">
            <text:p>63,45</text:p>
          </table:table-cell>
          <table:table-cell office:value-type="float" office:value="36.5463" calcext:value-type="float">
            <text:p>36,55</text:p>
          </table:table-cell>
          <table:table-cell office:value-type="float" office:value="51.225" calcext:value-type="float">
            <text:p>51,23</text:p>
          </table:table-cell>
          <table:table-cell office:value-type="float" office:value="51.3193" calcext:value-type="float">
            <text:p>51,32</text:p>
          </table:table-cell>
          <table:table-cell office:value-type="float" office:value="48.6807" calcext:value-type="float">
            <text:p>48,68</text:p>
          </table:table-cell>
          <table:table-cell office:value-type="float" office:value="0.183748" calcext:value-type="float">
            <text:p>0,18</text:p>
          </table:table-cell>
          <table:table-cell office:value-type="float" office:value="0.0548503" calcext:value-type="float">
            <text:p>0,05485</text:p>
          </table:table-cell>
          <table:table-cell office:value-type="float" office:value="0.0193432" calcext:value-type="float">
            <text:p>0,01934</text:p>
          </table:table-cell>
          <table:table-cell office:value-type="float" office:value="0.0164436" calcext:value-type="float">
            <text:p>0,01644</text:p>
          </table:table-cell>
          <table:table-cell table:style-name="ce50" table:formula="of:=1000000*([.O40]/[.E40])" office:value-type="float" office:value="3.35720702327481" calcext:value-type="float">
            <text:p>3,36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,0</text:p>
          </table:table-cell>
          <table:table-cell office:value-type="float" office:value="4300.5" calcext:value-type="float">
            <text:p>4300,5</text:p>
          </table:table-cell>
          <table:table-cell office:value-type="float" office:value="90.6985" calcext:value-type="float">
            <text:p>90,70</text:p>
          </table:table-cell>
          <table:table-cell office:value-type="float" office:value="9.3015" calcext:value-type="float">
            <text:p>9,30</text:p>
          </table:table-cell>
          <table:table-cell office:value-type="float" office:value="83.9678" calcext:value-type="float">
            <text:p>83,97</text:p>
          </table:table-cell>
          <table:table-cell office:value-type="float" office:value="87.3501" calcext:value-type="float">
            <text:p>87,35</text:p>
          </table:table-cell>
          <table:table-cell office:value-type="float" office:value="12.6499" calcext:value-type="float">
            <text:p>12,65</text:p>
          </table:table-cell>
          <table:table-cell office:value-type="float" office:value="3.87209" calcext:value-type="float">
            <text:p>3,87</text:p>
          </table:table-cell>
          <table:table-cell office:value-type="float" office:value="0.272509" calcext:value-type="float">
            <text:p>0,27251</text:p>
          </table:table-cell>
          <table:table-cell office:value-type="float" office:value="0.0464104" calcext:value-type="float">
            <text:p>0,04641</text:p>
          </table:table-cell>
          <table:table-cell office:value-type="float" office:value="0.0434528" calcext:value-type="float">
            <text:p>0,04345</text:p>
          </table:table-cell>
          <table:table-cell table:style-name="ce50" table:formula="of:=1000000*([.O41]/[.E41])" office:value-type="float" office:value="9.45242549488797" calcext:value-type="float">
            <text:p>9,45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,0</text:p>
          </table:table-cell>
          <table:table-cell office:value-type="float" office:value="29316.2" calcext:value-type="float">
            <text:p>29316,2</text:p>
          </table:table-cell>
          <table:table-cell office:value-type="float" office:value="99.7406" calcext:value-type="float">
            <text:p>99,74</text:p>
          </table:table-cell>
          <table:table-cell office:value-type="float" office:value="0.259408" calcext:value-type="float">
            <text:p>0,26</text:p>
          </table:table-cell>
          <table:table-cell office:value-type="float" office:value="95.7878" calcext:value-type="float">
            <text:p>95,79</text:p>
          </table:table-cell>
          <table:table-cell office:value-type="float" office:value="98.9661" calcext:value-type="float">
            <text:p>98,97</text:p>
          </table:table-cell>
          <table:table-cell office:value-type="float" office:value="1.03393" calcext:value-type="float">
            <text:p>1,03</text:p>
          </table:table-cell>
          <table:table-cell office:value-type="float" office:value="3.21143" calcext:value-type="float">
            <text:p>3,21</text:p>
          </table:table-cell>
          <table:table-cell office:value-type="float" office:value="0.198955" calcext:value-type="float">
            <text:p>0,19896</text:p>
          </table:table-cell>
          <table:table-cell office:value-type="float" office:value="0.0742923" calcext:value-type="float">
            <text:p>0,07429</text:p>
          </table:table-cell>
          <table:table-cell office:value-type="float" office:value="0.066845" calcext:value-type="float">
            <text:p>0,06685</text:p>
          </table:table-cell>
          <table:table-cell table:style-name="ce50" table:formula="of:=1000000*([.O42]/[.E42])" office:value-type="float" office:value="6.08124090247453" calcext:value-type="float">
            <text:p>6,08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33810.9" calcext:value-type="float">
            <text:p>33810,9</text:p>
          </table:table-cell>
          <table:table-cell office:value-type="float" office:value="98.836" calcext:value-type="float">
            <text:p>98,84</text:p>
          </table:table-cell>
          <table:table-cell office:value-type="float" office:value="1.16401" calcext:value-type="float">
            <text:p>1,16</text:p>
          </table:table-cell>
          <table:table-cell office:value-type="float" office:value="60.2838" calcext:value-type="float">
            <text:p>60,28</text:p>
          </table:table-cell>
          <table:table-cell office:value-type="float" office:value="77.6636" calcext:value-type="float">
            <text:p>77,66</text:p>
          </table:table-cell>
          <table:table-cell office:value-type="float" office:value="22.3364" calcext:value-type="float">
            <text:p>22,34</text:p>
          </table:table-cell>
          <table:table-cell office:value-type="float" office:value="22.3784" calcext:value-type="float">
            <text:p>22,38</text:p>
          </table:table-cell>
          <table:table-cell office:value-type="float" office:value="0.197172" calcext:value-type="float">
            <text:p>0,19717</text:p>
          </table:table-cell>
          <table:table-cell office:value-type="float" office:value="0.19987" calcext:value-type="float">
            <text:p>0,19987</text:p>
          </table:table-cell>
          <table:table-cell office:value-type="float" office:value="0.194686" calcext:value-type="float">
            <text:p>0,19469</text:p>
          </table:table-cell>
          <table:table-cell table:style-name="ce50" table:formula="of:=1000000*([.O43]/[.E43])" office:value-type="float" office:value="26.3089189189189" calcext:value-type="float">
            <text:p>26,31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58863.5" calcext:value-type="float">
            <text:p>58863,5</text:p>
          </table:table-cell>
          <table:table-cell office:value-type="float" office:value="99.9375" calcext:value-type="float">
            <text:p>99,94</text:p>
          </table:table-cell>
          <table:table-cell office:value-type="float" office:value="0.0624514" calcext:value-type="float">
            <text:p>0,06</text:p>
          </table:table-cell>
          <table:table-cell office:value-type="float" office:value="58.973" calcext:value-type="float">
            <text:p>58,97</text:p>
          </table:table-cell>
          <table:table-cell office:value-type="float" office:value="91.6614" calcext:value-type="float">
            <text:p>91,66</text:p>
          </table:table-cell>
          <table:table-cell office:value-type="float" office:value="8.33858" calcext:value-type="float">
            <text:p>8,34</text:p>
          </table:table-cell>
          <table:table-cell office:value-type="float" office:value="35.6622" calcext:value-type="float">
            <text:p>35,66</text:p>
          </table:table-cell>
          <table:table-cell office:value-type="float" office:value="0.248434" calcext:value-type="float">
            <text:p>0,24843</text:p>
          </table:table-cell>
          <table:table-cell office:value-type="float" office:value="0.332235" calcext:value-type="float">
            <text:p>0,33224</text:p>
          </table:table-cell>
          <table:table-cell office:value-type="float" office:value="0.32632" calcext:value-type="float">
            <text:p>0,32632</text:p>
          </table:table-cell>
          <table:table-cell table:style-name="ce50" table:formula="of:=1000000*([.O44]/[.E44])" office:value-type="float" office:value="44.0972972972973" calcext:value-type="float">
            <text:p>44,1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,0</text:p>
          </table:table-cell>
          <table:table-cell office:value-type="float" office:value="207870" calcext:value-type="float">
            <text:p>207870,0</text:p>
          </table:table-cell>
          <table:table-cell office:value-type="float" office:value="88.0372" calcext:value-type="float">
            <text:p>88,04</text:p>
          </table:table-cell>
          <table:table-cell office:value-type="float" office:value="11.9628" calcext:value-type="float">
            <text:p>11,96</text:p>
          </table:table-cell>
          <table:table-cell office:value-type="float" office:value="57.3893" calcext:value-type="float">
            <text:p>57,39</text:p>
          </table:table-cell>
          <table:table-cell office:value-type="float" office:value="57.4071" calcext:value-type="float">
            <text:p>57,41</text:p>
          </table:table-cell>
          <table:table-cell office:value-type="float" office:value="42.5929" calcext:value-type="float">
            <text:p>42,59</text:p>
          </table:table-cell>
          <table:table-cell office:value-type="float" office:value="0.03108" calcext:value-type="float">
            <text:p>0,03</text:p>
          </table:table-cell>
          <table:table-cell office:value-type="float" office:value="1.97065" calcext:value-type="float">
            <text:p>1,97065</text:p>
          </table:table-cell>
          <table:table-cell office:value-type="float" office:value="0.241862" calcext:value-type="float">
            <text:p>0,24186</text:p>
          </table:table-cell>
          <table:table-cell office:value-type="float" office:value="0.237462" calcext:value-type="float">
            <text:p>0,23746</text:p>
          </table:table-cell>
          <table:table-cell table:style-name="ce50" table:formula="of:=1000000*([.O45]/[.E45])" office:value-type="float" office:value="36.9016317016317" calcext:value-type="float">
            <text:p>36,9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,0</text:p>
          </table:table-cell>
          <table:table-cell office:value-type="float" office:value="249270" calcext:value-type="float">
            <text:p>249270,0</text:p>
          </table:table-cell>
          <table:table-cell office:value-type="float" office:value="98.5853" calcext:value-type="float">
            <text:p>98,59</text:p>
          </table:table-cell>
          <table:table-cell office:value-type="float" office:value="1.41466" calcext:value-type="float">
            <text:p>1,41</text:p>
          </table:table-cell>
          <table:table-cell office:value-type="float" office:value="93.7273" calcext:value-type="float">
            <text:p>93,73</text:p>
          </table:table-cell>
          <table:table-cell office:value-type="float" office:value="95.357" calcext:value-type="float">
            <text:p>95,36</text:p>
          </table:table-cell>
          <table:table-cell office:value-type="float" office:value="4.64299" calcext:value-type="float">
            <text:p>4,64</text:p>
          </table:table-cell>
          <table:table-cell office:value-type="float" office:value="1.70909" calcext:value-type="float">
            <text:p>1,71</text:p>
          </table:table-cell>
          <table:table-cell office:value-type="float" office:value="2.22993" calcext:value-type="float">
            <text:p>2,22993</text:p>
          </table:table-cell>
          <table:table-cell office:value-type="float" office:value="0.201804" calcext:value-type="float">
            <text:p>0,20180</text:p>
          </table:table-cell>
          <table:table-cell office:value-type="float" office:value="0.198034" calcext:value-type="float">
            <text:p>0,19803</text:p>
          </table:table-cell>
          <table:table-cell table:style-name="ce50" table:formula="of:=1000000*([.O46]/[.E46])" office:value-type="float" office:value="36.0061818181818" calcext:value-type="float">
            <text:p>36,01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,0</text:p>
          </table:table-cell>
          <table:table-cell office:value-type="float" office:value="21321.5" calcext:value-type="float">
            <text:p>21321,5</text:p>
          </table:table-cell>
          <table:table-cell office:value-type="float" office:value="90.4988" calcext:value-type="float">
            <text:p>90,50</text:p>
          </table:table-cell>
          <table:table-cell office:value-type="float" office:value="9.50121" calcext:value-type="float">
            <text:p>9,50</text:p>
          </table:table-cell>
          <table:table-cell office:value-type="float" office:value="79.31" calcext:value-type="float">
            <text:p>79,31</text:p>
          </table:table-cell>
          <table:table-cell office:value-type="float" office:value="79.4371" calcext:value-type="float">
            <text:p>79,44</text:p>
          </table:table-cell>
          <table:table-cell office:value-type="float" office:value="20.5629" calcext:value-type="float">
            <text:p>20,56</text:p>
          </table:table-cell>
          <table:table-cell office:value-type="float" office:value="0.16" calcext:value-type="float">
            <text:p>0,16</text:p>
          </table:table-cell>
          <table:table-cell office:value-type="float" office:value="0.334349" calcext:value-type="float">
            <text:p>0,33435</text:p>
          </table:table-cell>
          <table:table-cell office:value-type="float" office:value="0.159614" calcext:value-type="float">
            <text:p>0,15961</text:p>
          </table:table-cell>
          <table:table-cell office:value-type="float" office:value="0.147887" calcext:value-type="float">
            <text:p>0,14789</text:p>
          </table:table-cell>
          <table:table-cell table:style-name="ce50" table:formula="of:=1000000*([.O47]/[.E47])" office:value-type="float" office:value="7.39435" calcext:value-type="float">
            <text:p>7,39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_Norm_0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ce46"/>
        <table:table-column table:style-name="co8" table:default-cell-style-name="ce50"/>
        <table:table-column table:style-name="co9" table:number-columns-repeated="2" table:default-cell-style-name="ce50"/>
        <table:table-column table:style-name="co10" table:default-cell-style-name="ce50"/>
        <table:table-column table:style-name="co8" table:number-columns-repeated="2" table:default-cell-style-name="ce50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Default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400.1" calcext:value-type="float">
            <text:p>400,1</text:p>
          </table:table-cell>
          <table:table-cell table:style-name="ce53" table:formula="of:=AVERAGE([.G3:.G15])" office:value-type="float" office:value="82.6966" calcext:value-type="float">
            <text:p>82,70</text:p>
          </table:table-cell>
          <table:table-cell table:style-name="ce53" table:formula="of:=AVERAGE([.H3:.H15])" office:value-type="float" office:value="17.3033998461538" calcext:value-type="float">
            <text:p>17,30</text:p>
          </table:table-cell>
          <table:table-cell table:style-name="ce53" table:formula="of:=AVERAGE([.I3:.I15])" office:value-type="float" office:value="70.2770615384615" calcext:value-type="float">
            <text:p>70,28</text:p>
          </table:table-cell>
          <table:table-cell table:style-name="ce53" table:formula="of:=AVERAGE([.J3:.J15])" office:value-type="float" office:value="77.0804538461538" calcext:value-type="float">
            <text:p>77,08</text:p>
          </table:table-cell>
          <table:table-cell table:style-name="ce53" table:formula="of:=AVERAGE([.K3:.K15])" office:value-type="float" office:value="22.9195453846154" calcext:value-type="float">
            <text:p>22,92</text:p>
          </table:table-cell>
          <table:table-cell table:style-name="ce53" table:formula="of:=AVERAGE([.L3:.L15])" office:value-type="float" office:value="7.9748785" calcext:value-type="float">
            <text:p>7,97</text:p>
          </table:table-cell>
          <table:table-cell table:style-name="ce55" table:formula="of:=AVERAGE([.M3:.M15])" office:value-type="float" office:value="0.0536590615384615" calcext:value-type="float">
            <text:p>0,05366</text:p>
          </table:table-cell>
          <table:table-cell table:style-name="ce55" table:formula="of:=AVERAGE([.N3:.N15])" office:value-type="float" office:value="0.00960283846153846" calcext:value-type="float">
            <text:p>0,00960</text:p>
          </table:table-cell>
          <table:table-cell table:style-name="ce55" table:formula="of:=AVERAGE([.O3:.O15])" office:value-type="float" office:value="0.00617403076923077" calcext:value-type="float">
            <text:p>0,00617</text:p>
          </table:table-cell>
          <table:table-cell table:style-name="ce53" table:formula="of:=1000000*([.O2]/[.E2])" office:value-type="float" office:value="0.98013652627337" calcext:value-type="float">
            <text:p>0,98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570.6" calcext:value-type="float">
            <text:p>570,6</text:p>
          </table:table-cell>
          <table:table-cell office:value-type="float" office:value="29.5424" calcext:value-type="float">
            <text:p>29,54</text:p>
          </table:table-cell>
          <table:table-cell office:value-type="float" office:value="70.4576" calcext:value-type="float">
            <text:p>70,46</text:p>
          </table:table-cell>
          <table:table-cell office:value-type="float" office:value="17.4413" calcext:value-type="float">
            <text:p>17,44</text:p>
          </table:table-cell>
          <table:table-cell office:value-type="float" office:value="17.4538" calcext:value-type="float">
            <text:p>17,45</text:p>
          </table:table-cell>
          <table:table-cell office:value-type="float" office:value="82.5462" calcext:value-type="float">
            <text:p>82,55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0387319" calcext:value-type="float">
            <text:p>0,03873</text:p>
          </table:table-cell>
          <table:table-cell office:value-type="float" office:value="0.0118768" calcext:value-type="float">
            <text:p>0,01188</text:p>
          </table:table-cell>
          <table:table-cell office:value-type="float" office:value="0.0095488" calcext:value-type="float">
            <text:p>0,00955</text:p>
          </table:table-cell>
          <table:table-cell table:style-name="ce50" table:formula="of:=1000000*([.O3]/[.E3])" office:value-type="float" office:value="2.28768567321514" calcext:value-type="float">
            <text:p>2,29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0.8" calcext:value-type="float">
            <text:p>20,8</text:p>
          </table:table-cell>
          <table:table-cell office:value-type="float" office:value="68.7458" calcext:value-type="float">
            <text:p>68,75</text:p>
          </table:table-cell>
          <table:table-cell office:value-type="float" office:value="31.2542" calcext:value-type="float">
            <text:p>31,25</text:p>
          </table:table-cell>
          <table:table-cell table:number-columns-repeated="2" office:value-type="float" office:value="80.5849" calcext:value-type="float">
            <text:p>80,58</text:p>
          </table:table-cell>
          <table:table-cell office:value-type="float" office:value="19.4151" calcext:value-type="float">
            <text:p>19,42</text:p>
          </table:table-cell>
          <table:table-cell office:value-type="float" office:value="0" calcext:value-type="float">
            <text:p>0,00</text:p>
          </table:table-cell>
          <table:table-cell office:value-type="float" office:value="0.017561" calcext:value-type="float">
            <text:p>0,01756</text:p>
          </table:table-cell>
          <table:table-cell office:value-type="float" office:value="0.003877" calcext:value-type="float">
            <text:p>0,00388</text:p>
          </table:table-cell>
          <table:table-cell office:value-type="float" office:value="0.0010096" calcext:value-type="float">
            <text:p>0,00101</text:p>
          </table:table-cell>
          <table:table-cell table:style-name="ce50" table:formula="of:=1000000*([.O4]/[.E4])" office:value-type="float" office:value="0.190490566037736" calcext:value-type="float">
            <text:p>0,19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254.2" calcext:value-type="float">
            <text:p>254,2</text:p>
          </table:table-cell>
          <table:table-cell office:value-type="float" office:value="71.859" calcext:value-type="float">
            <text:p>71,86</text:p>
          </table:table-cell>
          <table:table-cell office:value-type="float" office:value="28.141" calcext:value-type="float">
            <text:p>28,14</text:p>
          </table:table-cell>
          <table:table-cell office:value-type="float" office:value="61.7391" calcext:value-type="float">
            <text:p>61,74</text:p>
          </table:table-cell>
          <table:table-cell office:value-type="float" office:value="63.0178" calcext:value-type="float">
            <text:p>63,02</text:p>
          </table:table-cell>
          <table:table-cell office:value-type="float" office:value="36.9822" calcext:value-type="float">
            <text:p>36,98</text:p>
          </table:table-cell>
          <table:table-cell office:value-type="float" office:value="2.02899" calcext:value-type="float">
            <text:p>2,03</text:p>
          </table:table-cell>
          <table:table-cell office:value-type="float" office:value="0.0022461" calcext:value-type="float">
            <text:p>0,00225</text:p>
          </table:table-cell>
          <table:table-cell office:value-type="float" office:value="0.0004444" calcext:value-type="float">
            <text:p>0,00044</text:p>
          </table:table-cell>
          <table:table-cell office:value-type="float" office:value="0.0002332" calcext:value-type="float">
            <text:p>0,00023</text:p>
          </table:table-cell>
          <table:table-cell table:style-name="ce50" table:formula="of:=1000000*([.O5]/[.E5])" office:value-type="float" office:value="0.675942028985507" calcext:value-type="float">
            <text:p>0,68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530.4" calcext:value-type="float">
            <text:p>530,4</text:p>
          </table:table-cell>
          <table:table-cell office:value-type="float" office:value="99.2412" calcext:value-type="float">
            <text:p>99,24</text:p>
          </table:table-cell>
          <table:table-cell office:value-type="float" office:value="0.758808" calcext:value-type="float">
            <text:p>0,76</text:p>
          </table:table-cell>
          <table:table-cell office:value-type="float" office:value="26.6667" calcext:value-type="float">
            <text:p>26,67</text:p>
          </table:table-cell>
          <table:table-cell office:value-type="float" office:value="90" calcext:value-type="float">
            <text:p>90,00</text:p>
          </table:table-cell>
          <table:table-cell office:value-type="float" office:value="10" calcext:value-type="float">
            <text:p>10,00</text:p>
          </table:table-cell>
          <table:table-cell office:value-type="float" office:value="70.3704" calcext:value-type="float">
            <text:p>70,37</text:p>
          </table:table-cell>
          <table:table-cell office:value-type="float" office:value="0.0024495" calcext:value-type="float">
            <text:p>0,00245</text:p>
          </table:table-cell>
          <table:table-cell office:value-type="float" office:value="0.0004596" calcext:value-type="float">
            <text:p>0,00046</text:p>
          </table:table-cell>
          <table:table-cell office:value-type="float" office:value="0.0003093" calcext:value-type="float">
            <text:p>0,00031</text:p>
          </table:table-cell>
          <table:table-cell table:style-name="ce50" table:formula="of:=1000000*([.O6]/[.E6])" office:value-type="float" office:value="1.14555555555556" calcext:value-type="float">
            <text:p>1,1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61.7" calcext:value-type="float">
            <text:p>61,7</text:p>
          </table:table-cell>
          <table:table-cell office:value-type="float" office:value="97.1223" calcext:value-type="float">
            <text:p>97,12</text:p>
          </table:table-cell>
          <table:table-cell office:value-type="float" office:value="2.8777" calcext:value-type="float">
            <text:p>2,88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6398" calcext:value-type="float">
            <text:p>0,00064</text:p>
          </table:table-cell>
          <table:table-cell office:value-type="float" office:value="0.0001275" calcext:value-type="float">
            <text:p>0,00013</text:p>
          </table:table-cell>
          <table:table-cell office:value-type="float" office:value="0.0000471" calcext:value-type="float">
            <text:p>0,00005</text:p>
          </table:table-cell>
          <table:table-cell table:style-name="ce50" table:formula="of:=1000000*([.O7]/[.E7])" office:value-type="float" office:value="0.314" calcext:value-type="float">
            <text:p>0,31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2177" calcext:value-type="float">
            <text:p>0,00222</text:p>
          </table:table-cell>
          <table:table-cell office:value-type="float" office:value="0.0004311" calcext:value-type="float">
            <text:p>0,00043</text:p>
          </table:table-cell>
          <table:table-cell office:value-type="float" office:value="0.0001696" calcext:value-type="float">
            <text:p>0,00017</text:p>
          </table:table-cell>
          <table:table-cell table:style-name="ce50" table:formula="of:=1000000*([.O8]/[.E8])" office:value-type="float" office:value="0.3392" calcext:value-type="float">
            <text:p>0,34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84.2" calcext:value-type="float">
            <text:p>184,2</text:p>
          </table:table-cell>
          <table:table-cell office:value-type="float" office:value="86.7465" calcext:value-type="float">
            <text:p>86,75</text:p>
          </table:table-cell>
          <table:table-cell office:value-type="float" office:value="13.2535" calcext:value-type="float">
            <text:p>13,25</text:p>
          </table:table-cell>
          <table:table-cell office:value-type="float" office:value="75.6627" calcext:value-type="float">
            <text:p>75,66</text:p>
          </table:table-cell>
          <table:table-cell office:value-type="float" office:value="81.4527" calcext:value-type="float">
            <text:p>81,45</text:p>
          </table:table-cell>
          <table:table-cell office:value-type="float" office:value="18.5473" calcext:value-type="float">
            <text:p>18,55</text:p>
          </table:table-cell>
          <table:table-cell office:value-type="float" office:value="7.10843" calcext:value-type="float">
            <text:p>7,11</text:p>
          </table:table-cell>
          <table:table-cell office:value-type="float" office:value="0.003885" calcext:value-type="float">
            <text:p>0,00389</text:p>
          </table:table-cell>
          <table:table-cell office:value-type="float" office:value="0.0007278" calcext:value-type="float">
            <text:p>0,00073</text:p>
          </table:table-cell>
          <table:table-cell office:value-type="float" office:value="0.0002722" calcext:value-type="float">
            <text:p>0,00027</text:p>
          </table:table-cell>
          <table:table-cell table:style-name="ce50" table:formula="of:=1000000*([.O9]/[.E9])" office:value-type="float" office:value="0.327951807228916" calcext:value-type="float">
            <text:p>0,33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85.4" calcext:value-type="float">
            <text:p>85,4</text:p>
          </table:table-cell>
          <table:table-cell office:value-type="float" office:value="94.3534" calcext:value-type="float">
            <text:p>94,35</text:p>
          </table:table-cell>
          <table:table-cell office:value-type="float" office:value="5.64663" calcext:value-type="float">
            <text:p>5,65</text:p>
          </table:table-cell>
          <table:table-cell office:value-type="float" office:value="93.0233" calcext:value-type="float">
            <text:p>93,02</text:p>
          </table:table-cell>
          <table:table-cell office:value-type="float" office:value="93.8967" calcext:value-type="float">
            <text:p>93,90</text:p>
          </table:table-cell>
          <table:table-cell office:value-type="float" office:value="6.10329" calcext:value-type="float">
            <text:p>6,10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1217" calcext:value-type="float">
            <text:p>0,00122</text:p>
          </table:table-cell>
          <table:table-cell office:value-type="float" office:value="0.000213" calcext:value-type="float">
            <text:p>0,00021</text:p>
          </table:table-cell>
          <table:table-cell office:value-type="float" office:value="0.0000908" calcext:value-type="float">
            <text:p>0,00009</text:p>
          </table:table-cell>
          <table:table-cell table:style-name="ce50" table:formula="of:=1000000*([.O10]/[.E10])" office:value-type="float" office:value="0.422325581395349" calcext:value-type="float">
            <text:p>0,42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400.6" calcext:value-type="float">
            <text:p>400,6</text:p>
          </table:table-cell>
          <table:table-cell office:value-type="float" office:value="94.4391" calcext:value-type="float">
            <text:p>94,44</text:p>
          </table:table-cell>
          <table:table-cell office:value-type="float" office:value="5.56094" calcext:value-type="float">
            <text:p>5,56</text:p>
          </table:table-cell>
          <table:table-cell office:value-type="float" office:value="95.0658" calcext:value-type="float">
            <text:p>95,07</text:p>
          </table:table-cell>
          <table:table-cell office:value-type="float" office:value="95.205" calcext:value-type="float">
            <text:p>95,21</text:p>
          </table:table-cell>
          <table:table-cell office:value-type="float" office:value="4.79502" calcext:value-type="float">
            <text:p>4,80</text:p>
          </table:table-cell>
          <table:table-cell office:value-type="float" office:value="0.146199" calcext:value-type="float">
            <text:p>0,15</text:p>
          </table:table-cell>
          <table:table-cell office:value-type="float" office:value="0.0401993" calcext:value-type="float">
            <text:p>0,04020</text:p>
          </table:table-cell>
          <table:table-cell office:value-type="float" office:value="0.0069476" calcext:value-type="float">
            <text:p>0,00695</text:p>
          </table:table-cell>
          <table:table-cell office:value-type="float" office:value="0.0039134" calcext:value-type="float">
            <text:p>0,00391</text:p>
          </table:table-cell>
          <table:table-cell table:style-name="ce50" table:formula="of:=1000000*([.O11]/[.E11])" office:value-type="float" office:value="0.715168128654971" calcext:value-type="float">
            <text:p>0,72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361.5" calcext:value-type="float">
            <text:p>361,5</text:p>
          </table:table-cell>
          <table:table-cell office:value-type="float" office:value="80.6513" calcext:value-type="float">
            <text:p>80,65</text:p>
          </table:table-cell>
          <table:table-cell office:value-type="float" office:value="19.3487" calcext:value-type="float">
            <text:p>19,35</text:p>
          </table:table-cell>
          <table:table-cell table:number-columns-repeated="2" office:value-type="float" office:value="80.7735" calcext:value-type="float">
            <text:p>80,77</text:p>
          </table:table-cell>
          <table:table-cell office:value-type="float" office:value="19.2265" calcext:value-type="float">
            <text:p>19,23</text:p>
          </table:table-cell>
          <table:table-cell office:value-type="float" office:value="0" calcext:value-type="float">
            <text:p>0,00</text:p>
          </table:table-cell>
          <table:table-cell office:value-type="float" office:value="0.0284849" calcext:value-type="float">
            <text:p>0,02848</text:p>
          </table:table-cell>
          <table:table-cell office:value-type="float" office:value="0.00524" calcext:value-type="float">
            <text:p>0,00524</text:p>
          </table:table-cell>
          <table:table-cell office:value-type="float" office:value="0.0022928" calcext:value-type="float">
            <text:p>0,00229</text:p>
          </table:table-cell>
          <table:table-cell table:style-name="ce50" table:formula="of:=1000000*([.O12]/[.E12])" office:value-type="float" office:value="0.424278312361214" calcext:value-type="float">
            <text:p>0,42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116.3" calcext:value-type="float">
            <text:p>1116,3</text:p>
          </table:table-cell>
          <table:table-cell office:value-type="float" office:value="87.3777" calcext:value-type="float">
            <text:p>87,38</text:p>
          </table:table-cell>
          <table:table-cell office:value-type="float" office:value="12.6223" calcext:value-type="float">
            <text:p>12,62</text:p>
          </table:table-cell>
          <table:table-cell office:value-type="float" office:value="68.8802" calcext:value-type="float">
            <text:p>68,88</text:p>
          </table:table-cell>
          <table:table-cell office:value-type="float" office:value="70.5333" calcext:value-type="float">
            <text:p>70,53</text:p>
          </table:table-cell>
          <table:table-cell office:value-type="float" office:value="29.4667" calcext:value-type="float">
            <text:p>29,47</text:p>
          </table:table-cell>
          <table:table-cell office:value-type="float" office:value="2.34375" calcext:value-type="float">
            <text:p>2,34</text:p>
          </table:table-cell>
          <table:table-cell office:value-type="float" office:value="0.0057639" calcext:value-type="float">
            <text:p>0,00576</text:p>
          </table:table-cell>
          <table:table-cell office:value-type="float" office:value="0.0009789" calcext:value-type="float">
            <text:p>0,00098</text:p>
          </table:table-cell>
          <table:table-cell office:value-type="float" office:value="0.0005809" calcext:value-type="float">
            <text:p>0,00058</text:p>
          </table:table-cell>
          <table:table-cell table:style-name="ce50" table:formula="of:=1000000*([.O13]/[.E13])" office:value-type="float" office:value="0.756380208333333" calcext:value-type="float">
            <text:p>0,76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187.6" calcext:value-type="float">
            <text:p>1187,6</text:p>
          </table:table-cell>
          <table:table-cell office:value-type="float" office:value="93.1887" calcext:value-type="float">
            <text:p>93,19</text:p>
          </table:table-cell>
          <table:table-cell office:value-type="float" office:value="6.81126" calcext:value-type="float">
            <text:p>6,81</text:p>
          </table:table-cell>
          <table:table-cell office:value-type="float" office:value="63.2035" calcext:value-type="float">
            <text:p>63,20</text:p>
          </table:table-cell>
          <table:table-cell office:value-type="float" office:value="65.4709" calcext:value-type="float">
            <text:p>65,47</text:p>
          </table:table-cell>
          <table:table-cell office:value-type="float" office:value="34.5291" calcext:value-type="float">
            <text:p>34,53</text:p>
          </table:table-cell>
          <table:table-cell office:value-type="float" office:value="3.4632" calcext:value-type="float">
            <text:p>3,46</text:p>
          </table:table-cell>
          <table:table-cell office:value-type="float" office:value="0.0041147" calcext:value-type="float">
            <text:p>0,00411</text:p>
          </table:table-cell>
          <table:table-cell office:value-type="float" office:value="0.0007665" calcext:value-type="float">
            <text:p>0,00077</text:p>
          </table:table-cell>
          <table:table-cell office:value-type="float" office:value="0.0005118" calcext:value-type="float">
            <text:p>0,00051</text:p>
          </table:table-cell>
          <table:table-cell table:style-name="ce50" table:formula="of:=1000000*([.O14]/[.E14])" office:value-type="float" office:value="1.10779220779221" calcext:value-type="float">
            <text:p>1,1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346.1" calcext:value-type="float">
            <text:p>346,1</text:p>
          </table:table-cell>
          <table:table-cell office:value-type="float" office:value="91.944" calcext:value-type="float">
            <text:p>91,94</text:p>
          </table:table-cell>
          <table:table-cell office:value-type="float" office:value="8.05596" calcext:value-type="float">
            <text:p>8,06</text:p>
          </table:table-cell>
          <table:table-cell office:value-type="float" office:value="92.2275" calcext:value-type="float">
            <text:p>92,23</text:p>
          </table:table-cell>
          <table:table-cell office:value-type="float" office:value="92.237" calcext:value-type="float">
            <text:p>92,24</text:p>
          </table:table-cell>
          <table:table-cell office:value-type="float" office:value="7.76301" calcext:value-type="float">
            <text:p>7,76</text:p>
          </table:table-cell>
          <table:table-cell office:value-type="float" office:value="0.010345" calcext:value-type="float">
            <text:p>0,01</text:p>
          </table:table-cell>
          <table:table-cell office:value-type="float" office:value="0.550057" calcext:value-type="float">
            <text:p>0,55006</text:p>
          </table:table-cell>
          <table:table-cell office:value-type="float" office:value="0.0927467" calcext:value-type="float">
            <text:p>0,09275</text:p>
          </table:table-cell>
          <table:table-cell office:value-type="float" office:value="0.0612829" calcext:value-type="float">
            <text:p>0,06128</text:p>
          </table:table-cell>
          <table:table-cell table:style-name="ce50" table:formula="of:=1000000*([.O15]/[.E15])" office:value-type="float" office:value="1.05661994172313" calcext:value-type="float">
            <text:p>1,06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38024.78" calcext:value-type="float">
            <text:p>38024,8</text:p>
          </table:table-cell>
          <table:table-cell table:style-name="ce53" table:formula="of:=AVERAGE([.G17:.G26])" office:value-type="float" office:value="94.17441" calcext:value-type="float">
            <text:p>94,17</text:p>
          </table:table-cell>
          <table:table-cell table:style-name="ce53" table:formula="of:=AVERAGE([.H17:.H26])" office:value-type="float" office:value="5.8255953" calcext:value-type="float">
            <text:p>5,83</text:p>
          </table:table-cell>
          <table:table-cell table:style-name="ce53" table:formula="of:=AVERAGE([.I17:.I26])" office:value-type="float" office:value="54.87458" calcext:value-type="float">
            <text:p>54,87</text:p>
          </table:table-cell>
          <table:table-cell table:style-name="ce53" table:formula="of:=AVERAGE([.J17:.J26])" office:value-type="float" office:value="89.96287" calcext:value-type="float">
            <text:p>89,96</text:p>
          </table:table-cell>
          <table:table-cell table:style-name="ce53" table:formula="of:=AVERAGE([.K17:.K26])" office:value-type="float" office:value="10.037122" calcext:value-type="float">
            <text:p>10,04</text:p>
          </table:table-cell>
          <table:table-cell table:style-name="ce53" table:formula="of:=AVERAGE([.L17:.L26])" office:value-type="float" office:value="37.494973695" calcext:value-type="float">
            <text:p>37,49</text:p>
          </table:table-cell>
          <table:table-cell table:style-name="ce55" table:formula="of:=AVERAGE([.M17:.M26])" office:value-type="float" office:value="5.51588724" calcext:value-type="float">
            <text:p>5,51589</text:p>
          </table:table-cell>
          <table:table-cell table:style-name="ce55" table:formula="of:=AVERAGE([.N17:.N26])" office:value-type="float" office:value="0.40496945" calcext:value-type="float">
            <text:p>0,40497</text:p>
          </table:table-cell>
          <table:table-cell table:style-name="ce55" table:formula="of:=AVERAGE([.O17:.O26])" office:value-type="float" office:value="0.37889528" calcext:value-type="float">
            <text:p>0,37890</text:p>
          </table:table-cell>
          <table:table-cell table:style-name="ce53" table:formula="of:=1000000*([.O16]/[.E16])" office:value-type="float" office:value="4.83659879089906" calcext:value-type="float">
            <text:p>4,8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52060.1" calcext:value-type="float">
            <text:p>52060,1</text:p>
          </table:table-cell>
          <table:table-cell office:value-type="float" office:value="89.6237" calcext:value-type="float">
            <text:p>89,62</text:p>
          </table:table-cell>
          <table:table-cell office:value-type="float" office:value="10.3763" calcext:value-type="float">
            <text:p>10,38</text:p>
          </table:table-cell>
          <table:table-cell office:value-type="float" office:value="65.4659" calcext:value-type="float">
            <text:p>65,47</text:p>
          </table:table-cell>
          <table:table-cell office:value-type="float" office:value="81.2989" calcext:value-type="float">
            <text:p>81,30</text:p>
          </table:table-cell>
          <table:table-cell office:value-type="float" office:value="18.7011" calcext:value-type="float">
            <text:p>18,70</text:p>
          </table:table-cell>
          <table:table-cell office:value-type="float" office:value="19.475" calcext:value-type="float">
            <text:p>19,48</text:p>
          </table:table-cell>
          <table:table-cell office:value-type="float" office:value="0.630854" calcext:value-type="float">
            <text:p>0,63085</text:p>
          </table:table-cell>
          <table:table-cell office:value-type="float" office:value="0.0961187" calcext:value-type="float">
            <text:p>0,09612</text:p>
          </table:table-cell>
          <table:table-cell office:value-type="float" office:value="0.0658768" calcext:value-type="float">
            <text:p>0,06588</text:p>
          </table:table-cell>
          <table:table-cell table:style-name="ce50" table:formula="of:=1000000*([.O17]/[.E17])" office:value-type="float" office:value="1.45674229357392" calcext:value-type="float">
            <text:p>1,46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932.2" calcext:value-type="float">
            <text:p>932,2</text:p>
          </table:table-cell>
          <table:table-cell office:value-type="float" office:value="96.4702" calcext:value-type="float">
            <text:p>96,47</text:p>
          </table:table-cell>
          <table:table-cell office:value-type="float" office:value="3.5298" calcext:value-type="float">
            <text:p>3,53</text:p>
          </table:table-cell>
          <table:table-cell office:value-type="float" office:value="58.2609" calcext:value-type="float">
            <text:p>58,26</text:p>
          </table:table-cell>
          <table:table-cell office:value-type="float" office:value="80.5611" calcext:value-type="float">
            <text:p>80,56</text:p>
          </table:table-cell>
          <table:table-cell office:value-type="float" office:value="19.4389" calcext:value-type="float">
            <text:p>19,44</text:p>
          </table:table-cell>
          <table:table-cell office:value-type="float" office:value="27.6812" calcext:value-type="float">
            <text:p>27,68</text:p>
          </table:table-cell>
          <table:table-cell office:value-type="float" office:value="0.0065623" calcext:value-type="float">
            <text:p>0,00656</text:p>
          </table:table-cell>
          <table:table-cell office:value-type="float" office:value="0.0012171" calcext:value-type="float">
            <text:p>0,00122</text:p>
          </table:table-cell>
          <table:table-cell office:value-type="float" office:value="0.0008273" calcext:value-type="float">
            <text:p>0,00083</text:p>
          </table:table-cell>
          <table:table-cell table:style-name="ce50" table:formula="of:=1000000*([.O18]/[.E18])" office:value-type="float" office:value="1.19898550724638" calcext:value-type="float">
            <text:p>1,2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833.5" calcext:value-type="float">
            <text:p>833,5</text:p>
          </table:table-cell>
          <table:table-cell office:value-type="float" office:value="98.337" calcext:value-type="float">
            <text:p>98,34</text:p>
          </table:table-cell>
          <table:table-cell office:value-type="float" office:value="1.66303" calcext:value-type="float">
            <text:p>1,66</text:p>
          </table:table-cell>
          <table:table-cell office:value-type="float" office:value="42.7259" calcext:value-type="float">
            <text:p>42,73</text:p>
          </table:table-cell>
          <table:table-cell office:value-type="float" office:value="85.8462" calcext:value-type="float">
            <text:p>85,85</text:p>
          </table:table-cell>
          <table:table-cell office:value-type="float" office:value="14.1538" calcext:value-type="float">
            <text:p>14,15</text:p>
          </table:table-cell>
          <table:table-cell office:value-type="float" office:value="50.2297" calcext:value-type="float">
            <text:p>50,23</text:p>
          </table:table-cell>
          <table:table-cell office:value-type="float" office:value="0.0059157" calcext:value-type="float">
            <text:p>0,00592</text:p>
          </table:table-cell>
          <table:table-cell office:value-type="float" office:value="0.0011667" calcext:value-type="float">
            <text:p>0,00117</text:p>
          </table:table-cell>
          <table:table-cell office:value-type="float" office:value="0.0008043" calcext:value-type="float">
            <text:p>0,00080</text:p>
          </table:table-cell>
          <table:table-cell table:style-name="ce50" table:formula="of:=1000000*([.O19]/[.E19])" office:value-type="float" office:value="1.23169984686064" calcext:value-type="float">
            <text:p>1,23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79221" calcext:value-type="float">
            <text:p>179221,0</text:p>
          </table:table-cell>
          <table:table-cell office:value-type="float" office:value="99.1046" calcext:value-type="float">
            <text:p>99,10</text:p>
          </table:table-cell>
          <table:table-cell office:value-type="float" office:value="0.895433" calcext:value-type="float">
            <text:p>0,90</text:p>
          </table:table-cell>
          <table:table-cell office:value-type="float" office:value="48.5304" calcext:value-type="float">
            <text:p>48,53</text:p>
          </table:table-cell>
          <table:table-cell office:value-type="float" office:value="96.2644" calcext:value-type="float">
            <text:p>96,26</text:p>
          </table:table-cell>
          <table:table-cell office:value-type="float" office:value="3.73556" calcext:value-type="float">
            <text:p>3,74</text:p>
          </table:table-cell>
          <table:table-cell office:value-type="float" office:value="49.5864" calcext:value-type="float">
            <text:p>49,59</text:p>
          </table:table-cell>
          <table:table-cell office:value-type="float" office:value="5.88838" calcext:value-type="float">
            <text:p>5,88838</text:p>
          </table:table-cell>
          <table:table-cell office:value-type="float" office:value="0.704564" calcext:value-type="float">
            <text:p>0,70456</text:p>
          </table:table-cell>
          <table:table-cell office:value-type="float" office:value="0.636524" calcext:value-type="float">
            <text:p>0,63652</text:p>
          </table:table-cell>
          <table:table-cell table:style-name="ce50" table:formula="of:=1000000*([.O20]/[.E20])" office:value-type="float" office:value="4.4661769142793" calcext:value-type="float">
            <text:p>4,47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8829.4" calcext:value-type="float">
            <text:p>8829,4</text:p>
          </table:table-cell>
          <table:table-cell office:value-type="float" office:value="98.8347" calcext:value-type="float">
            <text:p>98,83</text:p>
          </table:table-cell>
          <table:table-cell office:value-type="float" office:value="1.16526" calcext:value-type="float">
            <text:p>1,17</text:p>
          </table:table-cell>
          <table:table-cell office:value-type="float" office:value="24.608" calcext:value-type="float">
            <text:p>24,61</text:p>
          </table:table-cell>
          <table:table-cell office:value-type="float" office:value="91.7964" calcext:value-type="float">
            <text:p>91,80</text:p>
          </table:table-cell>
          <table:table-cell office:value-type="float" office:value="8.20357" calcext:value-type="float">
            <text:p>8,20</text:p>
          </table:table-cell>
          <table:table-cell office:value-type="float" office:value="73.1928" calcext:value-type="float">
            <text:p>73,19</text:p>
          </table:table-cell>
          <table:table-cell office:value-type="float" office:value="0.779642" calcext:value-type="float">
            <text:p>0,77964</text:p>
          </table:table-cell>
          <table:table-cell office:value-type="float" office:value="0.0897063" calcext:value-type="float">
            <text:p>0,08971</text:p>
          </table:table-cell>
          <table:table-cell office:value-type="float" office:value="0.0831762" calcext:value-type="float">
            <text:p>0,08318</text:p>
          </table:table-cell>
          <table:table-cell table:style-name="ce50" table:formula="of:=1000000*([.O21]/[.E21])" office:value-type="float" office:value="8.46835675015272" calcext:value-type="float">
            <text:p>8,47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76656.5" calcext:value-type="float">
            <text:p>76656,5</text:p>
          </table:table-cell>
          <table:table-cell office:value-type="float" office:value="82.9714" calcext:value-type="float">
            <text:p>82,97</text:p>
          </table:table-cell>
          <table:table-cell office:value-type="float" office:value="17.0286" calcext:value-type="float">
            <text:p>17,03</text:p>
          </table:table-cell>
          <table:table-cell office:value-type="float" office:value="86.9264" calcext:value-type="float">
            <text:p>86,93</text:p>
          </table:table-cell>
          <table:table-cell office:value-type="float" office:value="86.9285" calcext:value-type="float">
            <text:p>86,93</text:p>
          </table:table-cell>
          <table:table-cell office:value-type="float" office:value="13.0715" calcext:value-type="float">
            <text:p>13,07</text:p>
          </table:table-cell>
          <table:table-cell office:value-type="float" office:value="0.00242355" calcext:value-type="float">
            <text:p>0,00</text:p>
          </table:table-cell>
          <table:table-cell office:value-type="float" office:value="45.8575" calcext:value-type="float">
            <text:p>45,85750</text:p>
          </table:table-cell>
          <table:table-cell office:value-type="float" office:value="2.88177" calcext:value-type="float">
            <text:p>2,88177</text:p>
          </table:table-cell>
          <table:table-cell office:value-type="float" office:value="2.78202" calcext:value-type="float">
            <text:p>2,78202</text:p>
          </table:table-cell>
          <table:table-cell table:style-name="ce50" table:formula="of:=1000000*([.O22]/[.E22])" office:value-type="float" office:value="5.61864196259247" calcext:value-type="float">
            <text:p>5,62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50686" calcext:value-type="float">
            <text:p>50686,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5.7657" calcext:value-type="float">
            <text:p>45,7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4.2343" calcext:value-type="float">
            <text:p>54,23</text:p>
          </table:table-cell>
          <table:table-cell office:value-type="float" office:value="1.69427" calcext:value-type="float">
            <text:p>1,69427</text:p>
          </table:table-cell>
          <table:table-cell office:value-type="float" office:value="0.223262" calcext:value-type="float">
            <text:p>0,22326</text:p>
          </table:table-cell>
          <table:table-cell office:value-type="float" office:value="0.182603" calcext:value-type="float">
            <text:p>0,18260</text:p>
          </table:table-cell>
          <table:table-cell table:style-name="ce50" table:formula="of:=1000000*([.O23]/[.E23])" office:value-type="float" office:value="2.93937833008709" calcext:value-type="float">
            <text:p>2,94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1743.8" calcext:value-type="float">
            <text:p>1743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49075" calcext:value-type="float">
            <text:p>0,01491</text:p>
          </table:table-cell>
          <table:table-cell office:value-type="float" office:value="0.0020155" calcext:value-type="float">
            <text:p>0,00202</text:p>
          </table:table-cell>
          <table:table-cell office:value-type="float" office:value="0.0014278" calcext:value-type="float">
            <text:p>0,00143</text:p>
          </table:table-cell>
          <table:table-cell table:style-name="ce50" table:formula="of:=1000000*([.O24]/[.E24])" office:value-type="float" office:value="1.4278" calcext:value-type="float">
            <text:p>1,43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6742.1" calcext:value-type="float">
            <text:p>6742,1</text:p>
          </table:table-cell>
          <table:table-cell office:value-type="float" office:value="83.1826" calcext:value-type="float">
            <text:p>83,18</text:p>
          </table:table-cell>
          <table:table-cell office:value-type="float" office:value="16.8174" calcext:value-type="float">
            <text:p>16,82</text:p>
          </table:table-cell>
          <table:table-cell office:value-type="float" office:value="83.307" calcext:value-type="float">
            <text:p>83,31</text:p>
          </table:table-cell>
          <table:table-cell office:value-type="float" office:value="83.3377" calcext:value-type="float">
            <text:p>83,34</text:p>
          </table:table-cell>
          <table:table-cell office:value-type="float" office:value="16.6623" calcext:value-type="float">
            <text:p>16,66</text:p>
          </table:table-cell>
          <table:table-cell office:value-type="float" office:value="0.0368034" calcext:value-type="float">
            <text:p>0,04</text:p>
          </table:table-cell>
          <table:table-cell office:value-type="float" office:value="0.184035" calcext:value-type="float">
            <text:p>0,18404</text:p>
          </table:table-cell>
          <table:table-cell office:value-type="float" office:value="0.0366499" calcext:value-type="float">
            <text:p>0,03665</text:p>
          </table:table-cell>
          <table:table-cell office:value-type="float" office:value="0.0265309" calcext:value-type="float">
            <text:p>0,02653</text:p>
          </table:table-cell>
          <table:table-cell table:style-name="ce50" table:formula="of:=1000000*([.O25]/[.E25])" office:value-type="float" office:value="1.39489484752892" calcext:value-type="float">
            <text:p>1,39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543.2" calcext:value-type="float">
            <text:p>2543,2</text:p>
          </table:table-cell>
          <table:table-cell office:value-type="float" office:value="93.2199" calcext:value-type="float">
            <text:p>93,22</text:p>
          </table:table-cell>
          <table:table-cell office:value-type="float" office:value="6.78013" calcext:value-type="float">
            <text:p>6,78</text:p>
          </table:table-cell>
          <table:table-cell office:value-type="float" office:value="92.5556" calcext:value-type="float">
            <text:p>92,56</text:p>
          </table:table-cell>
          <table:table-cell office:value-type="float" office:value="93.5955" calcext:value-type="float">
            <text:p>93,60</text:p>
          </table:table-cell>
          <table:table-cell office:value-type="float" office:value="6.40449" calcext:value-type="float">
            <text:p>6,40</text:p>
          </table:table-cell>
          <table:table-cell office:value-type="float" office:value="1.11111" calcext:value-type="float">
            <text:p>1,11</text:p>
          </table:table-cell>
          <table:table-cell office:value-type="float" office:value="0.0968059" calcext:value-type="float">
            <text:p>0,09681</text:p>
          </table:table-cell>
          <table:table-cell office:value-type="float" office:value="0.0132243" calcext:value-type="float">
            <text:p>0,01322</text:p>
          </table:table-cell>
          <table:table-cell office:value-type="float" office:value="0.0091625" calcext:value-type="float">
            <text:p>0,00916</text:p>
          </table:table-cell>
          <table:table-cell table:style-name="ce50" table:formula="of:=1000000*([.O26]/[.E26])" office:value-type="float" office:value="1.27256944444444" calcext:value-type="float">
            <text:p>1,27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17619.8285714286" calcext:value-type="float">
            <text:p>17619,8</text:p>
          </table:table-cell>
          <table:table-cell table:style-name="ce53" table:formula="of:=AVERAGE([.G28:.G34])" office:value-type="float" office:value="99.6364" calcext:value-type="float">
            <text:p>99,64</text:p>
          </table:table-cell>
          <table:table-cell table:style-name="ce53" table:formula="of:=AVERAGE([.H28:.H34])" office:value-type="float" office:value="0.363599845714286" calcext:value-type="float">
            <text:p>0,36</text:p>
          </table:table-cell>
          <table:table-cell table:style-name="ce53" table:formula="of:=AVERAGE([.I28:.I34])" office:value-type="float" office:value="30.25039" calcext:value-type="float">
            <text:p>30,25</text:p>
          </table:table-cell>
          <table:table-cell table:style-name="ce53" table:formula="of:=AVERAGE([.J28:.J34])" office:value-type="float" office:value="75.0937285714286" calcext:value-type="float">
            <text:p>75,09</text:p>
          </table:table-cell>
          <table:table-cell table:style-name="ce53" table:formula="of:=AVERAGE([.K28:.K34])" office:value-type="float" office:value="24.9062708571429" calcext:value-type="float">
            <text:p>24,91</text:p>
          </table:table-cell>
          <table:table-cell table:style-name="ce53" table:formula="of:=AVERAGE([.L28:.L34])" office:value-type="float" office:value="65.5495857142857" calcext:value-type="float">
            <text:p>65,55</text:p>
          </table:table-cell>
          <table:table-cell table:style-name="ce55" table:formula="of:=AVERAGE([.M28:.M34])" office:value-type="float" office:value="0.126508871428571" calcext:value-type="float">
            <text:p>0,12651</text:p>
          </table:table-cell>
          <table:table-cell table:style-name="ce55" table:formula="of:=AVERAGE([.N28:.N34])" office:value-type="float" office:value="0.0126041857142857" calcext:value-type="float">
            <text:p>0,01260</text:p>
          </table:table-cell>
          <table:table-cell table:style-name="ce55" table:formula="of:=AVERAGE([.O28:.O34])" office:value-type="float" office:value="0.0123802142857143" calcext:value-type="float">
            <text:p>0,01238</text:p>
          </table:table-cell>
          <table:table-cell table:style-name="ce53" table:formula="of:=1000000*([.O27]/[.E27])" office:value-type="float" office:value="47.4857534246575" calcext:value-type="float">
            <text:p>47,49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12.8" calcext:value-type="float">
            <text:p>1212,8</text:p>
          </table:table-cell>
          <table:table-cell office:value-type="float" office:value="98.9599" calcext:value-type="float">
            <text:p>98,96</text:p>
          </table:table-cell>
          <table:table-cell office:value-type="float" office:value="1.04013" calcext:value-type="float">
            <text:p>1,04</text:p>
          </table:table-cell>
          <table:table-cell office:value-type="float" office:value="39.6226" calcext:value-type="float">
            <text:p>39,62</text:p>
          </table:table-cell>
          <table:table-cell office:value-type="float" office:value="94.0299" calcext:value-type="float">
            <text:p>94,03</text:p>
          </table:table-cell>
          <table:table-cell office:value-type="float" office:value="5.97015" calcext:value-type="float">
            <text:p>5,97</text:p>
          </table:table-cell>
          <table:table-cell office:value-type="float" office:value="57.8616" calcext:value-type="float">
            <text:p>57,86</text:p>
          </table:table-cell>
          <table:table-cell office:value-type="float" office:value="0.005903" calcext:value-type="float">
            <text:p>0,00590</text:p>
          </table:table-cell>
          <table:table-cell office:value-type="float" office:value="0.0048762" calcext:value-type="float">
            <text:p>0,00488</text:p>
          </table:table-cell>
          <table:table-cell office:value-type="float" office:value="0.0047614" calcext:value-type="float">
            <text:p>0,00476</text:p>
          </table:table-cell>
          <table:table-cell table:style-name="ce50" table:formula="of:=1000000*([.O28]/[.E28])" office:value-type="float" office:value="29.9459119496855" calcext:value-type="float">
            <text:p>29,95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2625.3" calcext:value-type="float">
            <text:p>2625,3</text:p>
          </table:table-cell>
          <table:table-cell office:value-type="float" office:value="99.8496" calcext:value-type="float">
            <text:p>99,85</text:p>
          </table:table-cell>
          <table:table-cell office:value-type="float" office:value="0.150404" calcext:value-type="float">
            <text:p>0,15</text:p>
          </table:table-cell>
          <table:table-cell office:value-type="float" office:value="30.6849" calcext:value-type="float">
            <text:p>30,68</text:p>
          </table:table-cell>
          <table:table-cell office:value-type="float" office:value="72.2581" calcext:value-type="float">
            <text:p>72,26</text:p>
          </table:table-cell>
          <table:table-cell office:value-type="float" office:value="27.7419" calcext:value-type="float">
            <text:p>27,74</text:p>
          </table:table-cell>
          <table:table-cell office:value-type="float" office:value="57.5342" calcext:value-type="float">
            <text:p>57,53</text:p>
          </table:table-cell>
          <table:table-cell office:value-type="float" office:value="0.0108083" calcext:value-type="float">
            <text:p>0,01081</text:p>
          </table:table-cell>
          <table:table-cell office:value-type="float" office:value="0.0113559" calcext:value-type="float">
            <text:p>0,01136</text:p>
          </table:table-cell>
          <table:table-cell office:value-type="float" office:value="0.0110864" calcext:value-type="float">
            <text:p>0,01109</text:p>
          </table:table-cell>
          <table:table-cell table:style-name="ce50" table:formula="of:=1000000*([.O29]/[.E29])" office:value-type="float" office:value="30.373698630137" calcext:value-type="float">
            <text:p>30,37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588.2" calcext:value-type="float">
            <text:p>588,2</text:p>
          </table:table-cell>
          <table:table-cell office:value-type="float" office:value="98.6537" calcext:value-type="float">
            <text:p>98,65</text:p>
          </table:table-cell>
          <table:table-cell office:value-type="float" office:value="1.34631" calcext:value-type="float">
            <text:p>1,35</text:p>
          </table:table-cell>
          <table:table-cell office:value-type="float" office:value="20.5387" calcext:value-type="float">
            <text:p>20,54</text:p>
          </table:table-cell>
          <table:table-cell office:value-type="float" office:value="64.2105" calcext:value-type="float">
            <text:p>64,21</text:p>
          </table:table-cell>
          <table:table-cell office:value-type="float" office:value="35.7895" calcext:value-type="float">
            <text:p>35,79</text:p>
          </table:table-cell>
          <table:table-cell office:value-type="float" office:value="68.0135" calcext:value-type="float">
            <text:p>68,01</text:p>
          </table:table-cell>
          <table:table-cell office:value-type="float" office:value="0.0031167" calcext:value-type="float">
            <text:p>0,00312</text:p>
          </table:table-cell>
          <table:table-cell office:value-type="float" office:value="0.0006858" calcext:value-type="float">
            <text:p>0,00069</text:p>
          </table:table-cell>
          <table:table-cell office:value-type="float" office:value="0.0005178" calcext:value-type="float">
            <text:p>0,00052</text:p>
          </table:table-cell>
          <table:table-cell table:style-name="ce50" table:formula="of:=1000000*([.O30]/[.E30])" office:value-type="float" office:value="1.74343434343434" calcext:value-type="float">
            <text:p>1,74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10524.6" calcext:value-type="float">
            <text:p>10524,6</text:p>
          </table:table-cell>
          <table:table-cell office:value-type="float" office:value="99.9916" calcext:value-type="float">
            <text:p>99,99</text:p>
          </table:table-cell>
          <table:table-cell office:value-type="float" office:value="0.00835492" calcext:value-type="float">
            <text:p>0,01</text:p>
          </table:table-cell>
          <table:table-cell office:value-type="float" office:value="41.8803" calcext:value-type="float">
            <text:p>41,88</text:p>
          </table:table-cell>
          <table:table-cell office:value-type="float" office:value="99.3243" calcext:value-type="float">
            <text:p>99,32</text:p>
          </table:table-cell>
          <table:table-cell office:value-type="float" office:value="0.675676" calcext:value-type="float">
            <text:p>0,68</text:p>
          </table:table-cell>
          <table:table-cell office:value-type="float" office:value="57.8348" calcext:value-type="float">
            <text:p>57,83</text:p>
          </table:table-cell>
          <table:table-cell office:value-type="float" office:value="0.0420606" calcext:value-type="float">
            <text:p>0,04206</text:p>
          </table:table-cell>
          <table:table-cell office:value-type="float" office:value="0.0118885" calcext:value-type="float">
            <text:p>0,01189</text:p>
          </table:table-cell>
          <table:table-cell office:value-type="float" office:value="0.0116328" calcext:value-type="float">
            <text:p>0,01163</text:p>
          </table:table-cell>
          <table:table-cell table:style-name="ce50" table:formula="of:=1000000*([.O31]/[.E31])" office:value-type="float" office:value="33.1418803418803" calcext:value-type="float">
            <text:p>33,14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70611.3" calcext:value-type="float">
            <text:p>70611,3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590258" calcext:value-type="float">
            <text:p>0,59026</text:p>
          </table:table-cell>
          <table:table-cell office:value-type="float" office:value="0.0290123" calcext:value-type="float">
            <text:p>0,02901</text:p>
          </table:table-cell>
          <table:table-cell office:value-type="float" office:value="0.0287203" calcext:value-type="float">
            <text:p>0,02872</text:p>
          </table:table-cell>
          <table:table-cell table:style-name="ce50" table:formula="of:=1000000*([.O32]/[.E32])" office:value-type="float" office:value="138.078365384615" calcext:value-type="float">
            <text:p>138,08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36532" calcext:value-type="float">
            <text:p>36532,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.49813" calcext:value-type="float">
            <text:p>1,5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8.5019" calcext:value-type="float">
            <text:p>98,50</text:p>
          </table:table-cell>
          <table:table-cell office:value-type="float" office:value="0.229552" calcext:value-type="float">
            <text:p>0,22955</text:p>
          </table:table-cell>
          <table:table-cell office:value-type="float" office:value="0.0274615" calcext:value-type="float">
            <text:p>0,02746</text:p>
          </table:table-cell>
          <table:table-cell office:value-type="float" office:value="0.0271268" calcext:value-type="float">
            <text:p>0,02713</text:p>
          </table:table-cell>
          <table:table-cell table:style-name="ce50" table:formula="of:=1000000*([.O33]/[.E33])" office:value-type="float" office:value="101.598501872659" calcext:value-type="float">
            <text:p>101,6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244.6" calcext:value-type="float">
            <text:p>1244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7.5281" calcext:value-type="float">
            <text:p>77,53</text:p>
          </table:table-cell>
          <table:table-cell office:value-type="float" office:value="95.8333" calcext:value-type="float">
            <text:p>95,83</text:p>
          </table:table-cell>
          <table:table-cell office:value-type="float" office:value="4.16667" calcext:value-type="float">
            <text:p>4,17</text:p>
          </table:table-cell>
          <table:table-cell office:value-type="float" office:value="19.1011" calcext:value-type="float">
            <text:p>19,10</text:p>
          </table:table-cell>
          <table:table-cell office:value-type="float" office:value="0.0038635" calcext:value-type="float">
            <text:p>0,00386</text:p>
          </table:table-cell>
          <table:table-cell office:value-type="float" office:value="0.0029491" calcext:value-type="float">
            <text:p>0,00295</text:p>
          </table:table-cell>
          <table:table-cell office:value-type="float" office:value="0.002816" calcext:value-type="float">
            <text:p>0,00282</text:p>
          </table:table-cell>
          <table:table-cell table:style-name="ce50" table:formula="of:=1000000*([.O34]/[.E34])" office:value-type="float" office:value="15.8202247191011" calcext:value-type="float">
            <text:p>15,82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118102.016666667" calcext:value-type="float">
            <text:p>118102,0</text:p>
          </table:table-cell>
          <table:table-cell table:style-name="ce53" table:formula="of:=AVERAGE([.G36:.G47])" office:value-type="float" office:value="90.937025" calcext:value-type="float">
            <text:p>90,94</text:p>
          </table:table-cell>
          <table:table-cell table:style-name="ce53" table:formula="of:=AVERAGE([.H36:.H47])" office:value-type="float" office:value="9.062984425" calcext:value-type="float">
            <text:p>9,06</text:p>
          </table:table-cell>
          <table:table-cell table:style-name="ce53" table:formula="of:=AVERAGE([.I36:.I47])" office:value-type="float" office:value="74.7261083333333" calcext:value-type="float">
            <text:p>74,73</text:p>
          </table:table-cell>
          <table:table-cell table:style-name="ce53" table:formula="of:=AVERAGE([.J36:.J47])" office:value-type="float" office:value="79.3599083333333" calcext:value-type="float">
            <text:p>79,36</text:p>
          </table:table-cell>
          <table:table-cell table:style-name="ce53" table:formula="of:=AVERAGE([.K36:.K47])" office:value-type="float" office:value="20.6400846666667" calcext:value-type="float">
            <text:p>20,64</text:p>
          </table:table-cell>
          <table:table-cell table:style-name="ce53" table:formula="of:=AVERAGE([.L36:.L47])" office:value-type="float" office:value="5.50916933333333" calcext:value-type="float">
            <text:p>5,51</text:p>
          </table:table-cell>
          <table:table-cell table:style-name="ce55" table:formula="of:=AVERAGE([.M36:.M47])" office:value-type="float" office:value="1.03642953333333" calcext:value-type="float">
            <text:p>1,03643</text:p>
          </table:table-cell>
          <table:table-cell table:style-name="ce55" table:formula="of:=AVERAGE([.N36:.N47])" office:value-type="float" office:value="0.115345958333333" calcext:value-type="float">
            <text:p>0,11535</text:p>
          </table:table-cell>
          <table:table-cell table:style-name="ce55" table:formula="of:=AVERAGE([.O36:.O47])" office:value-type="float" office:value="0.111177366666667" calcext:value-type="float">
            <text:p>0,11118</text:p>
          </table:table-cell>
          <table:table-cell table:style-name="ce53" table:formula="of:=1000000*([.O35]/[.E35])" office:value-type="float" office:value="18.2839968752998" calcext:value-type="float">
            <text:p>18,28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8917.4" calcext:value-type="float">
            <text:p>8917,4</text:p>
          </table:table-cell>
          <table:table-cell office:value-type="float" office:value="96.4878" calcext:value-type="float">
            <text:p>96,49</text:p>
          </table:table-cell>
          <table:table-cell office:value-type="float" office:value="3.51225" calcext:value-type="float">
            <text:p>3,51</text:p>
          </table:table-cell>
          <table:table-cell office:value-type="float" office:value="57.8014" calcext:value-type="float">
            <text:p>57,80</text:p>
          </table:table-cell>
          <table:table-cell office:value-type="float" office:value="61.8987" calcext:value-type="float">
            <text:p>61,90</text:p>
          </table:table-cell>
          <table:table-cell office:value-type="float" office:value="38.1013" calcext:value-type="float">
            <text:p>38,10</text:p>
          </table:table-cell>
          <table:table-cell office:value-type="float" office:value="6.61939" calcext:value-type="float">
            <text:p>6,62</text:p>
          </table:table-cell>
          <table:table-cell office:value-type="float" office:value="0.0360697" calcext:value-type="float">
            <text:p>0,03607</text:p>
          </table:table-cell>
          <table:table-cell office:value-type="float" office:value="0.0197347" calcext:value-type="float">
            <text:p>0,01973</text:p>
          </table:table-cell>
          <table:table-cell office:value-type="float" office:value="0.0191357" calcext:value-type="float">
            <text:p>0,01914</text:p>
          </table:table-cell>
          <table:table-cell table:style-name="ce50" table:formula="of:=1000000*([.O36]/[.E36])" office:value-type="float" office:value="22.6190307328605" calcext:value-type="float">
            <text:p>22,62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3271.6" calcext:value-type="float">
            <text:p>3271,6</text:p>
          </table:table-cell>
          <table:table-cell office:value-type="float" office:value="96.9377" calcext:value-type="float">
            <text:p>96,94</text:p>
          </table:table-cell>
          <table:table-cell office:value-type="float" office:value="3.06232" calcext:value-type="float">
            <text:p>3,06</text:p>
          </table:table-cell>
          <table:table-cell office:value-type="float" office:value="93.6364" calcext:value-type="float">
            <text:p>93,64</text:p>
          </table:table-cell>
          <table:table-cell office:value-type="float" office:value="93.8259" calcext:value-type="float">
            <text:p>93,83</text:p>
          </table:table-cell>
          <table:table-cell office:value-type="float" office:value="6.17409" calcext:value-type="float">
            <text:p>6,17</text:p>
          </table:table-cell>
          <table:table-cell office:value-type="float" office:value="0.20202" calcext:value-type="float">
            <text:p>0,20</text:p>
          </table:table-cell>
          <table:table-cell office:value-type="float" office:value="0.0189972" calcext:value-type="float">
            <text:p>0,01900</text:p>
          </table:table-cell>
          <table:table-cell office:value-type="float" office:value="0.0026505" calcext:value-type="float">
            <text:p>0,00265</text:p>
          </table:table-cell>
          <table:table-cell office:value-type="float" office:value="0.0020478" calcext:value-type="float">
            <text:p>0,00205</text:p>
          </table:table-cell>
          <table:table-cell table:style-name="ce50" table:formula="of:=1000000*([.O37]/[.E37])" office:value-type="float" office:value="2.06848484848485" calcext:value-type="float">
            <text:p>2,07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6992.3" calcext:value-type="float">
            <text:p>6992,3</text:p>
          </table:table-cell>
          <table:table-cell office:value-type="float" office:value="96.709" calcext:value-type="float">
            <text:p>96,71</text:p>
          </table:table-cell>
          <table:table-cell office:value-type="float" office:value="3.29104" calcext:value-type="float">
            <text:p>3,29</text:p>
          </table:table-cell>
          <table:table-cell office:value-type="float" office:value="91.3853" calcext:value-type="float">
            <text:p>91,39</text:p>
          </table:table-cell>
          <table:table-cell office:value-type="float" office:value="93.242" calcext:value-type="float">
            <text:p>93,24</text:p>
          </table:table-cell>
          <table:table-cell office:value-type="float" office:value="6.75795" calcext:value-type="float">
            <text:p>6,76</text:p>
          </table:table-cell>
          <table:table-cell office:value-type="float" office:value="1.99134" calcext:value-type="float">
            <text:p>1,99</text:p>
          </table:table-cell>
          <table:table-cell office:value-type="float" office:value="0.0635148" calcext:value-type="float">
            <text:p>0,06351</text:p>
          </table:table-cell>
          <table:table-cell office:value-type="float" office:value="0.019471" calcext:value-type="float">
            <text:p>0,01947</text:p>
          </table:table-cell>
          <table:table-cell office:value-type="float" office:value="0.0179486" calcext:value-type="float">
            <text:p>0,01795</text:p>
          </table:table-cell>
          <table:table-cell table:style-name="ce50" table:formula="of:=1000000*([.O38]/[.E38])" office:value-type="float" office:value="7.76995670995671" calcext:value-type="float">
            <text:p>7,77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4164.4" calcext:value-type="float">
            <text:p>4164,4</text:p>
          </table:table-cell>
          <table:table-cell office:value-type="float" office:value="75.8972" calcext:value-type="float">
            <text:p>75,90</text:p>
          </table:table-cell>
          <table:table-cell office:value-type="float" office:value="24.1028" calcext:value-type="float">
            <text:p>24,10</text:p>
          </table:table-cell>
          <table:table-cell office:value-type="float" office:value="57.8487" calcext:value-type="float">
            <text:p>57,85</text:p>
          </table:table-cell>
          <table:table-cell office:value-type="float" office:value="58.4334" calcext:value-type="float">
            <text:p>58,43</text:p>
          </table:table-cell>
          <table:table-cell office:value-type="float" office:value="41.5666" calcext:value-type="float">
            <text:p>41,57</text:p>
          </table:table-cell>
          <table:table-cell office:value-type="float" office:value="1.00063" calcext:value-type="float">
            <text:p>1,00</text:p>
          </table:table-cell>
          <table:table-cell office:value-type="float" office:value="0.0286398" calcext:value-type="float">
            <text:p>0,02864</text:p>
          </table:table-cell>
          <table:table-cell office:value-type="float" office:value="0.0072546" calcext:value-type="float">
            <text:p>0,00725</text:p>
          </table:table-cell>
          <table:table-cell office:value-type="float" office:value="0.0062178" calcext:value-type="float">
            <text:p>0,00622</text:p>
          </table:table-cell>
          <table:table-cell table:style-name="ce50" table:formula="of:=1000000*([.O39]/[.E39])" office:value-type="float" office:value="3.88855534709193" calcext:value-type="float">
            <text:p>3,89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4506.8" calcext:value-type="float">
            <text:p>4506,8</text:p>
          </table:table-cell>
          <table:table-cell office:value-type="float" office:value="61.7058" calcext:value-type="float">
            <text:p>61,71</text:p>
          </table:table-cell>
          <table:table-cell office:value-type="float" office:value="38.2942" calcext:value-type="float">
            <text:p>38,29</text:p>
          </table:table-cell>
          <table:table-cell office:value-type="float" office:value="51.3883" calcext:value-type="float">
            <text:p>51,39</text:p>
          </table:table-cell>
          <table:table-cell office:value-type="float" office:value="51.4724" calcext:value-type="float">
            <text:p>51,47</text:p>
          </table:table-cell>
          <table:table-cell office:value-type="float" office:value="48.5276" calcext:value-type="float">
            <text:p>48,53</text:p>
          </table:table-cell>
          <table:table-cell office:value-type="float" office:value="0.163332" calcext:value-type="float">
            <text:p>0,16</text:p>
          </table:table-cell>
          <table:table-cell office:value-type="float" office:value="0.0746669" calcext:value-type="float">
            <text:p>0,07467</text:p>
          </table:table-cell>
          <table:table-cell office:value-type="float" office:value="0.0222548" calcext:value-type="float">
            <text:p>0,02225</text:p>
          </table:table-cell>
          <table:table-cell office:value-type="float" office:value="0.0192242" calcext:value-type="float">
            <text:p>0,01922</text:p>
          </table:table-cell>
          <table:table-cell table:style-name="ce50" table:formula="of:=1000000*([.O40]/[.E40])" office:value-type="float" office:value="3.92490812576562" calcext:value-type="float">
            <text:p>3,92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6246.8" calcext:value-type="float">
            <text:p>6246,8</text:p>
          </table:table-cell>
          <table:table-cell office:value-type="float" office:value="91.398" calcext:value-type="float">
            <text:p>91,40</text:p>
          </table:table-cell>
          <table:table-cell office:value-type="float" office:value="8.60198" calcext:value-type="float">
            <text:p>8,60</text:p>
          </table:table-cell>
          <table:table-cell office:value-type="float" office:value="84.5334" calcext:value-type="float">
            <text:p>84,53</text:p>
          </table:table-cell>
          <table:table-cell office:value-type="float" office:value="87.5817" calcext:value-type="float">
            <text:p>87,58</text:p>
          </table:table-cell>
          <table:table-cell office:value-type="float" office:value="12.4183" calcext:value-type="float">
            <text:p>12,42</text:p>
          </table:table-cell>
          <table:table-cell office:value-type="float" office:value="3.48053" calcext:value-type="float">
            <text:p>3,48</text:p>
          </table:table-cell>
          <table:table-cell office:value-type="float" office:value="0.386824" calcext:value-type="float">
            <text:p>0,38682</text:p>
          </table:table-cell>
          <table:table-cell office:value-type="float" office:value="0.0527483" calcext:value-type="float">
            <text:p>0,05275</text:p>
          </table:table-cell>
          <table:table-cell office:value-type="float" office:value="0.0493332" calcext:value-type="float">
            <text:p>0,04933</text:p>
          </table:table-cell>
          <table:table-cell table:style-name="ce50" table:formula="of:=1000000*([.O41]/[.E41])" office:value-type="float" office:value="10.7316075701544" calcext:value-type="float">
            <text:p>10,73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44836.4" calcext:value-type="float">
            <text:p>44836,4</text:p>
          </table:table-cell>
          <table:table-cell office:value-type="float" office:value="99.7423" calcext:value-type="float">
            <text:p>99,74</text:p>
          </table:table-cell>
          <table:table-cell office:value-type="float" office:value="0.257701" calcext:value-type="float">
            <text:p>0,26</text:p>
          </table:table-cell>
          <table:table-cell office:value-type="float" office:value="96.4065" calcext:value-type="float">
            <text:p>96,41</text:p>
          </table:table-cell>
          <table:table-cell office:value-type="float" office:value="99.0837" calcext:value-type="float">
            <text:p>99,08</text:p>
          </table:table-cell>
          <table:table-cell office:value-type="float" office:value="0.916316" calcext:value-type="float">
            <text:p>0,92</text:p>
          </table:table-cell>
          <table:table-cell office:value-type="float" office:value="2.70197" calcext:value-type="float">
            <text:p>2,70</text:p>
          </table:table-cell>
          <table:table-cell office:value-type="float" office:value="0.296104" calcext:value-type="float">
            <text:p>0,29610</text:p>
          </table:table-cell>
          <table:table-cell office:value-type="float" office:value="0.0748036" calcext:value-type="float">
            <text:p>0,07480</text:p>
          </table:table-cell>
          <table:table-cell office:value-type="float" office:value="0.0674721" calcext:value-type="float">
            <text:p>0,06747</text:p>
          </table:table-cell>
          <table:table-cell table:style-name="ce50" table:formula="of:=1000000*([.O42]/[.E42])" office:value-type="float" office:value="6.13829148471616" calcext:value-type="float">
            <text:p>6,14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8222.2" calcext:value-type="float">
            <text:p>58222,2</text:p>
          </table:table-cell>
          <table:table-cell office:value-type="float" office:value="98.6044" calcext:value-type="float">
            <text:p>98,60</text:p>
          </table:table-cell>
          <table:table-cell office:value-type="float" office:value="1.39565" calcext:value-type="float">
            <text:p>1,40</text:p>
          </table:table-cell>
          <table:table-cell office:value-type="float" office:value="62.1081" calcext:value-type="float">
            <text:p>62,11</text:p>
          </table:table-cell>
          <table:table-cell office:value-type="float" office:value="77.5565" calcext:value-type="float">
            <text:p>77,56</text:p>
          </table:table-cell>
          <table:table-cell office:value-type="float" office:value="22.4435" calcext:value-type="float">
            <text:p>22,44</text:p>
          </table:table-cell>
          <table:table-cell office:value-type="float" office:value="19.9189" calcext:value-type="float">
            <text:p>19,92</text:p>
          </table:table-cell>
          <table:table-cell office:value-type="float" office:value="0.297614" calcext:value-type="float">
            <text:p>0,29761</text:p>
          </table:table-cell>
          <table:table-cell office:value-type="float" office:value="0.224157" calcext:value-type="float">
            <text:p>0,22416</text:p>
          </table:table-cell>
          <table:table-cell office:value-type="float" office:value="0.218438" calcext:value-type="float">
            <text:p>0,21844</text:p>
          </table:table-cell>
          <table:table-cell table:style-name="ce50" table:formula="of:=1000000*([.O43]/[.E43])" office:value-type="float" office:value="29.5186486486486" calcext:value-type="float">
            <text:p>29,52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8269" calcext:value-type="float">
            <text:p>108269,0</text:p>
          </table:table-cell>
          <table:table-cell office:value-type="float" office:value="99.9062" calcext:value-type="float">
            <text:p>99,91</text:p>
          </table:table-cell>
          <table:table-cell office:value-type="float" office:value="0.0938221" calcext:value-type="float">
            <text:p>0,09</text:p>
          </table:table-cell>
          <table:table-cell office:value-type="float" office:value="65.4459" calcext:value-type="float">
            <text:p>65,45</text:p>
          </table:table-cell>
          <table:table-cell office:value-type="float" office:value="91.8452" calcext:value-type="float">
            <text:p>91,85</text:p>
          </table:table-cell>
          <table:table-cell office:value-type="float" office:value="8.15475" calcext:value-type="float">
            <text:p>8,15</text:p>
          </table:table-cell>
          <table:table-cell office:value-type="float" office:value="28.7432" calcext:value-type="float">
            <text:p>28,74</text:p>
          </table:table-cell>
          <table:table-cell office:value-type="float" office:value="0.399111" calcext:value-type="float">
            <text:p>0,39911</text:p>
          </table:table-cell>
          <table:table-cell office:value-type="float" office:value="0.331488" calcext:value-type="float">
            <text:p>0,33149</text:p>
          </table:table-cell>
          <table:table-cell office:value-type="float" office:value="0.325533" calcext:value-type="float">
            <text:p>0,32553</text:p>
          </table:table-cell>
          <table:table-cell table:style-name="ce50" table:formula="of:=1000000*([.O44]/[.E44])" office:value-type="float" office:value="43.990945945946" calcext:value-type="float">
            <text:p>43,99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441432" calcext:value-type="float">
            <text:p>441432,0</text:p>
          </table:table-cell>
          <table:table-cell office:value-type="float" office:value="88.4491" calcext:value-type="float">
            <text:p>88,45</text:p>
          </table:table-cell>
          <table:table-cell office:value-type="float" office:value="11.5509" calcext:value-type="float">
            <text:p>11,55</text:p>
          </table:table-cell>
          <table:table-cell office:value-type="float" office:value="59.627" calcext:value-type="float">
            <text:p>59,63</text:p>
          </table:table-cell>
          <table:table-cell office:value-type="float" office:value="59.6363" calcext:value-type="float">
            <text:p>59,64</text:p>
          </table:table-cell>
          <table:table-cell office:value-type="float" office:value="40.3637" calcext:value-type="float">
            <text:p>40,36</text:p>
          </table:table-cell>
          <table:table-cell office:value-type="float" office:value="0.01554" calcext:value-type="float">
            <text:p>0,02</text:p>
          </table:table-cell>
          <table:table-cell office:value-type="float" office:value="4.57475" calcext:value-type="float">
            <text:p>4,57475</text:p>
          </table:table-cell>
          <table:table-cell office:value-type="float" office:value="0.251904" calcext:value-type="float">
            <text:p>0,25190</text:p>
          </table:table-cell>
          <table:table-cell office:value-type="float" office:value="0.247648" calcext:value-type="float">
            <text:p>0,24765</text:p>
          </table:table-cell>
          <table:table-cell table:style-name="ce50" table:formula="of:=1000000*([.O45]/[.E45])" office:value-type="float" office:value="38.4845376845377" calcext:value-type="float">
            <text:p>38,48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686311" calcext:value-type="float">
            <text:p>686311,0</text:p>
          </table:table-cell>
          <table:table-cell office:value-type="float" office:value="98.5987" calcext:value-type="float">
            <text:p>98,60</text:p>
          </table:table-cell>
          <table:table-cell office:value-type="float" office:value="1.40125" calcext:value-type="float">
            <text:p>1,40</text:p>
          </table:table-cell>
          <table:table-cell office:value-type="float" office:value="94.5273" calcext:value-type="float">
            <text:p>94,53</text:p>
          </table:table-cell>
          <table:table-cell office:value-type="float" office:value="95.693" calcext:value-type="float">
            <text:p>95,69</text:p>
          </table:table-cell>
          <table:table-cell office:value-type="float" office:value="4.30701" calcext:value-type="float">
            <text:p>4,31</text:p>
          </table:table-cell>
          <table:table-cell office:value-type="float" office:value="1.21818" calcext:value-type="float">
            <text:p>1,22</text:p>
          </table:table-cell>
          <table:table-cell office:value-type="float" office:value="5.72615" calcext:value-type="float">
            <text:p>5,72615</text:p>
          </table:table-cell>
          <table:table-cell office:value-type="float" office:value="0.215293" calcext:value-type="float">
            <text:p>0,21529</text:p>
          </table:table-cell>
          <table:table-cell office:value-type="float" office:value="0.211451" calcext:value-type="float">
            <text:p>0,21145</text:p>
          </table:table-cell>
          <table:table-cell table:style-name="ce50" table:formula="of:=1000000*([.O46]/[.E46])" office:value-type="float" office:value="38.4456363636364" calcext:value-type="float">
            <text:p>38,45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44054.3" calcext:value-type="float">
            <text:p>44054,3</text:p>
          </table:table-cell>
          <table:table-cell office:value-type="float" office:value="86.8081" calcext:value-type="float">
            <text:p>86,81</text:p>
          </table:table-cell>
          <table:table-cell office:value-type="float" office:value="13.1919" calcext:value-type="float">
            <text:p>13,19</text:p>
          </table:table-cell>
          <table:table-cell office:value-type="float" office:value="82.005" calcext:value-type="float">
            <text:p>82,01</text:p>
          </table:table-cell>
          <table:table-cell office:value-type="float" office:value="82.0501" calcext:value-type="float">
            <text:p>82,05</text:p>
          </table:table-cell>
          <table:table-cell office:value-type="float" office:value="17.9499" calcext:value-type="float">
            <text:p>17,95</text:p>
          </table:table-cell>
          <table:table-cell office:value-type="float" office:value="0.055" calcext:value-type="float">
            <text:p>0,06</text:p>
          </table:table-cell>
          <table:table-cell office:value-type="float" office:value="0.534713" calcext:value-type="float">
            <text:p>0,53471</text:p>
          </table:table-cell>
          <table:table-cell office:value-type="float" office:value="0.162392" calcext:value-type="float">
            <text:p>0,16239</text:p>
          </table:table-cell>
          <table:table-cell office:value-type="float" office:value="0.149679" calcext:value-type="float">
            <text:p>0,14968</text:p>
          </table:table-cell>
          <table:table-cell table:style-name="ce50" table:formula="of:=1000000*([.O47]/[.E47])" office:value-type="float" office:value="7.48395" calcext:value-type="float">
            <text:p>7,48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_Norm_0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ce46"/>
        <table:table-column table:style-name="co8" table:default-cell-style-name="ce50"/>
        <table:table-column table:style-name="co9" table:number-columns-repeated="2" table:default-cell-style-name="ce50"/>
        <table:table-column table:style-name="co10" table:default-cell-style-name="ce50"/>
        <table:table-column table:style-name="co8" table:number-columns-repeated="2" table:default-cell-style-name="ce50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Default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501.538461538462" calcext:value-type="float">
            <text:p>501,5</text:p>
          </table:table-cell>
          <table:table-cell table:style-name="ce53" table:formula="of:=AVERAGE([.G3:.G15])" office:value-type="float" office:value="81.9216076923077" calcext:value-type="float">
            <text:p>81,92</text:p>
          </table:table-cell>
          <table:table-cell table:style-name="ce53" table:formula="of:=AVERAGE([.H3:.H15])" office:value-type="float" office:value="18.0783903846154" calcext:value-type="float">
            <text:p>18,08</text:p>
          </table:table-cell>
          <table:table-cell table:style-name="ce53" table:formula="of:=AVERAGE([.I3:.I15])" office:value-type="float" office:value="69.9648615384615" calcext:value-type="float">
            <text:p>69,96</text:p>
          </table:table-cell>
          <table:table-cell table:style-name="ce53" table:formula="of:=AVERAGE([.J3:.J15])" office:value-type="float" office:value="76.7209615384615" calcext:value-type="float">
            <text:p>76,72</text:p>
          </table:table-cell>
          <table:table-cell table:style-name="ce53" table:formula="of:=AVERAGE([.K3:.K15])" office:value-type="float" office:value="23.2790384615385" calcext:value-type="float">
            <text:p>23,28</text:p>
          </table:table-cell>
          <table:table-cell table:style-name="ce53" table:formula="of:=AVERAGE([.L3:.L15])" office:value-type="float" office:value="7.83082702615385" calcext:value-type="float">
            <text:p>7,83</text:p>
          </table:table-cell>
          <table:table-cell table:style-name="ce55" table:formula="of:=AVERAGE([.M3:.M15])" office:value-type="float" office:value="0.0621486692307692" calcext:value-type="float">
            <text:p>0,06215</text:p>
          </table:table-cell>
          <table:table-cell table:style-name="ce55" table:formula="of:=AVERAGE([.N3:.N15])" office:value-type="float" office:value="0.0103716384615385" calcext:value-type="float">
            <text:p>0,01037</text:p>
          </table:table-cell>
          <table:table-cell table:style-name="ce55" table:formula="of:=AVERAGE([.O3:.O15])" office:value-type="float" office:value="0.00688636153846154" calcext:value-type="float">
            <text:p>0,00689</text:p>
          </table:table-cell>
          <table:table-cell table:style-name="ce53" table:formula="of:=1000000*([.O2]/[.E2])" office:value-type="float" office:value="1.09322009061046" calcext:value-type="float">
            <text:p>1,09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740.7" calcext:value-type="float">
            <text:p>740,7</text:p>
          </table:table-cell>
          <table:table-cell office:value-type="float" office:value="29.2861" calcext:value-type="float">
            <text:p>29,29</text:p>
          </table:table-cell>
          <table:table-cell office:value-type="float" office:value="70.7139" calcext:value-type="float">
            <text:p>70,71</text:p>
          </table:table-cell>
          <table:table-cell office:value-type="float" office:value="18.5673" calcext:value-type="float">
            <text:p>18,57</text:p>
          </table:table-cell>
          <table:table-cell office:value-type="float" office:value="18.5807" calcext:value-type="float">
            <text:p>18,58</text:p>
          </table:table-cell>
          <table:table-cell office:value-type="float" office:value="81.4193" calcext:value-type="float">
            <text:p>81,42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0396221" calcext:value-type="float">
            <text:p>0,03962</text:p>
          </table:table-cell>
          <table:table-cell office:value-type="float" office:value="0.0134035" calcext:value-type="float">
            <text:p>0,01340</text:p>
          </table:table-cell>
          <table:table-cell office:value-type="float" office:value="0.0111068" calcext:value-type="float">
            <text:p>0,01111</text:p>
          </table:table-cell>
          <table:table-cell table:style-name="ce50" table:formula="of:=1000000*([.O3]/[.E3])" office:value-type="float" office:value="2.66094873023479" calcext:value-type="float">
            <text:p>2,66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0.8" calcext:value-type="float">
            <text:p>20,8</text:p>
          </table:table-cell>
          <table:table-cell office:value-type="float" office:value="67.8084" calcext:value-type="float">
            <text:p>67,81</text:p>
          </table:table-cell>
          <table:table-cell office:value-type="float" office:value="32.1916" calcext:value-type="float">
            <text:p>32,19</text:p>
          </table:table-cell>
          <table:table-cell table:number-columns-repeated="2" office:value-type="float" office:value="80.8491" calcext:value-type="float">
            <text:p>80,85</text:p>
          </table:table-cell>
          <table:table-cell office:value-type="float" office:value="19.1509" calcext:value-type="float">
            <text:p>19,15</text:p>
          </table:table-cell>
          <table:table-cell office:value-type="float" office:value="0" calcext:value-type="float">
            <text:p>0,00</text:p>
          </table:table-cell>
          <table:table-cell office:value-type="float" office:value="0.0179722" calcext:value-type="float">
            <text:p>0,01797</text:p>
          </table:table-cell>
          <table:table-cell office:value-type="float" office:value="0.003923" calcext:value-type="float">
            <text:p>0,00392</text:p>
          </table:table-cell>
          <table:table-cell office:value-type="float" office:value="0.0010042" calcext:value-type="float">
            <text:p>0,00100</text:p>
          </table:table-cell>
          <table:table-cell table:style-name="ce50" table:formula="of:=1000000*([.O4]/[.E4])" office:value-type="float" office:value="0.189471698113208" calcext:value-type="float">
            <text:p>0,19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312.5" calcext:value-type="float">
            <text:p>312,5</text:p>
          </table:table-cell>
          <table:table-cell office:value-type="float" office:value="69.7146" calcext:value-type="float">
            <text:p>69,71</text:p>
          </table:table-cell>
          <table:table-cell office:value-type="float" office:value="30.2854" calcext:value-type="float">
            <text:p>30,29</text:p>
          </table:table-cell>
          <table:table-cell office:value-type="float" office:value="58.2609" calcext:value-type="float">
            <text:p>58,26</text:p>
          </table:table-cell>
          <table:table-cell office:value-type="float" office:value="59.4675" calcext:value-type="float">
            <text:p>59,47</text:p>
          </table:table-cell>
          <table:table-cell office:value-type="float" office:value="40.5325" calcext:value-type="float">
            <text:p>40,53</text:p>
          </table:table-cell>
          <table:table-cell office:value-type="float" office:value="2.02899" calcext:value-type="float">
            <text:p>2,03</text:p>
          </table:table-cell>
          <table:table-cell office:value-type="float" office:value="0.0022844" calcext:value-type="float">
            <text:p>0,00228</text:p>
          </table:table-cell>
          <table:table-cell office:value-type="float" office:value="0.000396" calcext:value-type="float">
            <text:p>0,00040</text:p>
          </table:table-cell>
          <table:table-cell office:value-type="float" office:value="0.0002117" calcext:value-type="float">
            <text:p>0,00021</text:p>
          </table:table-cell>
          <table:table-cell table:style-name="ce50" table:formula="of:=1000000*([.O5]/[.E5])" office:value-type="float" office:value="0.613623188405797" calcext:value-type="float">
            <text:p>0,61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694.6" calcext:value-type="float">
            <text:p>694,6</text:p>
          </table:table-cell>
          <table:table-cell office:value-type="float" office:value="99.315" calcext:value-type="float">
            <text:p>99,32</text:p>
          </table:table-cell>
          <table:table-cell office:value-type="float" office:value="0.685025" calcext:value-type="float">
            <text:p>0,69</text:p>
          </table:table-cell>
          <table:table-cell office:value-type="float" office:value="28.5185" calcext:value-type="float">
            <text:p>28,52</text:p>
          </table:table-cell>
          <table:table-cell office:value-type="float" office:value="91.6667" calcext:value-type="float">
            <text:p>91,67</text:p>
          </table:table-cell>
          <table:table-cell office:value-type="float" office:value="8.33333" calcext:value-type="float">
            <text:p>8,33</text:p>
          </table:table-cell>
          <table:table-cell office:value-type="float" office:value="68.8889" calcext:value-type="float">
            <text:p>68,89</text:p>
          </table:table-cell>
          <table:table-cell office:value-type="float" office:value="0.0028855" calcext:value-type="float">
            <text:p>0,00289</text:p>
          </table:table-cell>
          <table:table-cell office:value-type="float" office:value="0.0004825" calcext:value-type="float">
            <text:p>0,00048</text:p>
          </table:table-cell>
          <table:table-cell office:value-type="float" office:value="0.00033" calcext:value-type="float">
            <text:p>0,00033</text:p>
          </table:table-cell>
          <table:table-cell table:style-name="ce50" table:formula="of:=1000000*([.O6]/[.E6])" office:value-type="float" office:value="1.22222222222222" calcext:value-type="float">
            <text:p>1,22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78.1" calcext:value-type="float">
            <text:p>78,1</text:p>
          </table:table-cell>
          <table:table-cell office:value-type="float" office:value="95.2798" calcext:value-type="float">
            <text:p>95,28</text:p>
          </table:table-cell>
          <table:table-cell office:value-type="float" office:value="4.72023" calcext:value-type="float">
            <text:p>4,72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7248" calcext:value-type="float">
            <text:p>0,00072</text:p>
          </table:table-cell>
          <table:table-cell office:value-type="float" office:value="0.0001255" calcext:value-type="float">
            <text:p>0,00013</text:p>
          </table:table-cell>
          <table:table-cell office:value-type="float" office:value="0.0000443" calcext:value-type="float">
            <text:p>0,00004</text:p>
          </table:table-cell>
          <table:table-cell table:style-name="ce50" table:formula="of:=1000000*([.O7]/[.E7])" office:value-type="float" office:value="0.295333333333333" calcext:value-type="float">
            <text:p>0,3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39309" calcext:value-type="float">
            <text:p>0,00393</text:p>
          </table:table-cell>
          <table:table-cell office:value-type="float" office:value="0.0007711" calcext:value-type="float">
            <text:p>0,00077</text:p>
          </table:table-cell>
          <table:table-cell office:value-type="float" office:value="0.0003448" calcext:value-type="float">
            <text:p>0,00034</text:p>
          </table:table-cell>
          <table:table-cell table:style-name="ce50" table:formula="of:=1000000*([.O8]/[.E8])" office:value-type="float" office:value="0.6896" calcext:value-type="float">
            <text:p>0,69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91" calcext:value-type="float">
            <text:p>191,0</text:p>
          </table:table-cell>
          <table:table-cell office:value-type="float" office:value="86.6706" calcext:value-type="float">
            <text:p>86,67</text:p>
          </table:table-cell>
          <table:table-cell office:value-type="float" office:value="13.3294" calcext:value-type="float">
            <text:p>13,33</text:p>
          </table:table-cell>
          <table:table-cell office:value-type="float" office:value="75.9036" calcext:value-type="float">
            <text:p>75,90</text:p>
          </table:table-cell>
          <table:table-cell office:value-type="float" office:value="81.5006" calcext:value-type="float">
            <text:p>81,50</text:p>
          </table:table-cell>
          <table:table-cell office:value-type="float" office:value="18.4994" calcext:value-type="float">
            <text:p>18,50</text:p>
          </table:table-cell>
          <table:table-cell office:value-type="float" office:value="6.86747" calcext:value-type="float">
            <text:p>6,87</text:p>
          </table:table-cell>
          <table:table-cell office:value-type="float" office:value="0.0036449" calcext:value-type="float">
            <text:p>0,00364</text:p>
          </table:table-cell>
          <table:table-cell office:value-type="float" office:value="0.0007227" calcext:value-type="float">
            <text:p>0,00072</text:p>
          </table:table-cell>
          <table:table-cell office:value-type="float" office:value="0.0002582" calcext:value-type="float">
            <text:p>0,00026</text:p>
          </table:table-cell>
          <table:table-cell table:style-name="ce50" table:formula="of:=1000000*([.O9]/[.E9])" office:value-type="float" office:value="0.311084337349398" calcext:value-type="float">
            <text:p>0,31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01.3" calcext:value-type="float">
            <text:p>101,3</text:p>
          </table:table-cell>
          <table:table-cell office:value-type="float" office:value="93.4045" calcext:value-type="float">
            <text:p>93,40</text:p>
          </table:table-cell>
          <table:table-cell office:value-type="float" office:value="6.59547" calcext:value-type="float">
            <text:p>6,60</text:p>
          </table:table-cell>
          <table:table-cell office:value-type="float" office:value="91.6279" calcext:value-type="float">
            <text:p>91,63</text:p>
          </table:table-cell>
          <table:table-cell office:value-type="float" office:value="92.4883" calcext:value-type="float">
            <text:p>92,49</text:p>
          </table:table-cell>
          <table:table-cell office:value-type="float" office:value="7.51174" calcext:value-type="float">
            <text:p>7,51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20888" calcext:value-type="float">
            <text:p>0,00209</text:p>
          </table:table-cell>
          <table:table-cell office:value-type="float" office:value="0.000343" calcext:value-type="float">
            <text:p>0,00034</text:p>
          </table:table-cell>
          <table:table-cell office:value-type="float" office:value="0.0001515" calcext:value-type="float">
            <text:p>0,00015</text:p>
          </table:table-cell>
          <table:table-cell table:style-name="ce50" table:formula="of:=1000000*([.O10]/[.E10])" office:value-type="float" office:value="0.704651162790698" calcext:value-type="float">
            <text:p>0,7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520.1" calcext:value-type="float">
            <text:p>520,1</text:p>
          </table:table-cell>
          <table:table-cell office:value-type="float" office:value="94.4494" calcext:value-type="float">
            <text:p>94,45</text:p>
          </table:table-cell>
          <table:table-cell office:value-type="float" office:value="5.55061" calcext:value-type="float">
            <text:p>5,55</text:p>
          </table:table-cell>
          <table:table-cell office:value-type="float" office:value="95.1937" calcext:value-type="float">
            <text:p>95,19</text:p>
          </table:table-cell>
          <table:table-cell office:value-type="float" office:value="95.3156" calcext:value-type="float">
            <text:p>95,32</text:p>
          </table:table-cell>
          <table:table-cell office:value-type="float" office:value="4.68435" calcext:value-type="float">
            <text:p>4,68</text:p>
          </table:table-cell>
          <table:table-cell office:value-type="float" office:value="0.127924" calcext:value-type="float">
            <text:p>0,13</text:p>
          </table:table-cell>
          <table:table-cell office:value-type="float" office:value="0.0449882" calcext:value-type="float">
            <text:p>0,04499</text:p>
          </table:table-cell>
          <table:table-cell office:value-type="float" office:value="0.0070379" calcext:value-type="float">
            <text:p>0,00704</text:p>
          </table:table-cell>
          <table:table-cell office:value-type="float" office:value="0.0039344" calcext:value-type="float">
            <text:p>0,00393</text:p>
          </table:table-cell>
          <table:table-cell table:style-name="ce50" table:formula="of:=1000000*([.O11]/[.E11])" office:value-type="float" office:value="0.719005847953216" calcext:value-type="float">
            <text:p>0,72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407.1" calcext:value-type="float">
            <text:p>407,1</text:p>
          </table:table-cell>
          <table:table-cell office:value-type="float" office:value="80.7785" calcext:value-type="float">
            <text:p>80,78</text:p>
          </table:table-cell>
          <table:table-cell office:value-type="float" office:value="19.2215" calcext:value-type="float">
            <text:p>19,22</text:p>
          </table:table-cell>
          <table:table-cell table:number-columns-repeated="2" office:value-type="float" office:value="81.0696" calcext:value-type="float">
            <text:p>81,07</text:p>
          </table:table-cell>
          <table:table-cell office:value-type="float" office:value="18.9304" calcext:value-type="float">
            <text:p>18,93</text:p>
          </table:table-cell>
          <table:table-cell office:value-type="float" office:value="0" calcext:value-type="float">
            <text:p>0,00</text:p>
          </table:table-cell>
          <table:table-cell office:value-type="float" office:value="0.0288974" calcext:value-type="float">
            <text:p>0,02890</text:p>
          </table:table-cell>
          <table:table-cell office:value-type="float" office:value="0.0052633" calcext:value-type="float">
            <text:p>0,00526</text:p>
          </table:table-cell>
          <table:table-cell office:value-type="float" office:value="0.0024303" calcext:value-type="float">
            <text:p>0,00243</text:p>
          </table:table-cell>
          <table:table-cell table:style-name="ce50" table:formula="of:=1000000*([.O12]/[.E12])" office:value-type="float" office:value="0.449722427831236" calcext:value-type="float">
            <text:p>0,45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411.8" calcext:value-type="float">
            <text:p>1411,8</text:p>
          </table:table-cell>
          <table:table-cell office:value-type="float" office:value="86.0492" calcext:value-type="float">
            <text:p>86,05</text:p>
          </table:table-cell>
          <table:table-cell office:value-type="float" office:value="13.9508" calcext:value-type="float">
            <text:p>13,95</text:p>
          </table:table-cell>
          <table:table-cell office:value-type="float" office:value="69.5312" calcext:value-type="float">
            <text:p>69,53</text:p>
          </table:table-cell>
          <table:table-cell office:value-type="float" office:value="71.1052" calcext:value-type="float">
            <text:p>71,11</text:p>
          </table:table-cell>
          <table:table-cell office:value-type="float" office:value="28.8948" calcext:value-type="float">
            <text:p>28,89</text:p>
          </table:table-cell>
          <table:table-cell office:value-type="float" office:value="2.21354" calcext:value-type="float">
            <text:p>2,21</text:p>
          </table:table-cell>
          <table:table-cell office:value-type="float" office:value="0.0067399" calcext:value-type="float">
            <text:p>0,00674</text:p>
          </table:table-cell>
          <table:table-cell office:value-type="float" office:value="0.0010393" calcext:value-type="float">
            <text:p>0,00104</text:p>
          </table:table-cell>
          <table:table-cell office:value-type="float" office:value="0.0006293" calcext:value-type="float">
            <text:p>0,00063</text:p>
          </table:table-cell>
          <table:table-cell table:style-name="ce50" table:formula="of:=1000000*([.O13]/[.E13])" office:value-type="float" office:value="0.819401041666667" calcext:value-type="float">
            <text:p>0,82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518.6" calcext:value-type="float">
            <text:p>1518,6</text:p>
          </table:table-cell>
          <table:table-cell office:value-type="float" office:value="91.1573" calcext:value-type="float">
            <text:p>91,16</text:p>
          </table:table-cell>
          <table:table-cell office:value-type="float" office:value="8.84267" calcext:value-type="float">
            <text:p>8,84</text:p>
          </table:table-cell>
          <table:table-cell office:value-type="float" office:value="61.6883" calcext:value-type="float">
            <text:p>61,69</text:p>
          </table:table-cell>
          <table:table-cell office:value-type="float" office:value="63.9013" calcext:value-type="float">
            <text:p>63,90</text:p>
          </table:table-cell>
          <table:table-cell office:value-type="float" office:value="36.0987" calcext:value-type="float">
            <text:p>36,10</text:p>
          </table:table-cell>
          <table:table-cell office:value-type="float" office:value="3.4632" calcext:value-type="float">
            <text:p>3,46</text:p>
          </table:table-cell>
          <table:table-cell office:value-type="float" office:value="0.0048676" calcext:value-type="float">
            <text:p>0,00487</text:p>
          </table:table-cell>
          <table:table-cell office:value-type="float" office:value="0.0007885" calcext:value-type="float">
            <text:p>0,00079</text:p>
          </table:table-cell>
          <table:table-cell office:value-type="float" office:value="0.0005237" calcext:value-type="float">
            <text:p>0,00052</text:p>
          </table:table-cell>
          <table:table-cell table:style-name="ce50" table:formula="of:=1000000*([.O14]/[.E14])" office:value-type="float" office:value="1.13354978354978" calcext:value-type="float">
            <text:p>1,13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441.5" calcext:value-type="float">
            <text:p>441,5</text:p>
          </table:table-cell>
          <table:table-cell office:value-type="float" office:value="91.2231" calcext:value-type="float">
            <text:p>91,22</text:p>
          </table:table-cell>
          <table:table-cell office:value-type="float" office:value="8.77687" calcext:value-type="float">
            <text:p>8,78</text:p>
          </table:table-cell>
          <table:table-cell office:value-type="float" office:value="89.9998" calcext:value-type="float">
            <text:p>90,00</text:p>
          </table:table-cell>
          <table:table-cell office:value-type="float" office:value="90.0076" calcext:value-type="float">
            <text:p>90,01</text:p>
          </table:table-cell>
          <table:table-cell office:value-type="float" office:value="9.99241" calcext:value-type="float">
            <text:p>9,99</text:p>
          </table:table-cell>
          <table:table-cell office:value-type="float" office:value="0.00862084" calcext:value-type="float">
            <text:p>0,01</text:p>
          </table:table-cell>
          <table:table-cell office:value-type="float" office:value="0.649286" calcext:value-type="float">
            <text:p>0,64929</text:p>
          </table:table-cell>
          <table:table-cell office:value-type="float" office:value="0.100535" calcext:value-type="float">
            <text:p>0,10054</text:p>
          </table:table-cell>
          <table:table-cell office:value-type="float" office:value="0.0685535" calcext:value-type="float">
            <text:p>0,06855</text:p>
          </table:table-cell>
          <table:table-cell table:style-name="ce50" table:formula="of:=1000000*([.O15]/[.E15])" office:value-type="float" office:value="1.18197727547027" calcext:value-type="float">
            <text:p>1,18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46748.71" calcext:value-type="float">
            <text:p>46748,7</text:p>
          </table:table-cell>
          <table:table-cell table:style-name="ce53" table:formula="of:=AVERAGE([.G17:.G26])" office:value-type="float" office:value="94.00425" calcext:value-type="float">
            <text:p>94,00</text:p>
          </table:table-cell>
          <table:table-cell table:style-name="ce53" table:formula="of:=AVERAGE([.H17:.H26])" office:value-type="float" office:value="5.9957478" calcext:value-type="float">
            <text:p>6,00</text:p>
          </table:table-cell>
          <table:table-cell table:style-name="ce53" table:formula="of:=AVERAGE([.I17:.I26])" office:value-type="float" office:value="55.19148" calcext:value-type="float">
            <text:p>55,19</text:p>
          </table:table-cell>
          <table:table-cell table:style-name="ce53" table:formula="of:=AVERAGE([.J17:.J26])" office:value-type="float" office:value="90.11045" calcext:value-type="float">
            <text:p>90,11</text:p>
          </table:table-cell>
          <table:table-cell table:style-name="ce53" table:formula="of:=AVERAGE([.K17:.K26])" office:value-type="float" office:value="9.889552" calcext:value-type="float">
            <text:p>9,89</text:p>
          </table:table-cell>
          <table:table-cell table:style-name="ce53" table:formula="of:=AVERAGE([.L17:.L26])" office:value-type="float" office:value="37.239034499" calcext:value-type="float">
            <text:p>37,24</text:p>
          </table:table-cell>
          <table:table-cell table:style-name="ce55" table:formula="of:=AVERAGE([.M17:.M26])" office:value-type="float" office:value="7.2545392" calcext:value-type="float">
            <text:p>7,25454</text:p>
          </table:table-cell>
          <table:table-cell table:style-name="ce55" table:formula="of:=AVERAGE([.N17:.N26])" office:value-type="float" office:value="0.41236092" calcext:value-type="float">
            <text:p>0,41236</text:p>
          </table:table-cell>
          <table:table-cell table:style-name="ce55" table:formula="of:=AVERAGE([.O17:.O26])" office:value-type="float" office:value="0.38631333" calcext:value-type="float">
            <text:p>0,38631</text:p>
          </table:table-cell>
          <table:table-cell table:style-name="ce53" table:formula="of:=1000000*([.O16]/[.E16])" office:value-type="float" office:value="4.9312902097545" calcext:value-type="float">
            <text:p>4,93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61529.7" calcext:value-type="float">
            <text:p>61529,7</text:p>
          </table:table-cell>
          <table:table-cell office:value-type="float" office:value="89.5597" calcext:value-type="float">
            <text:p>89,56</text:p>
          </table:table-cell>
          <table:table-cell office:value-type="float" office:value="10.4403" calcext:value-type="float">
            <text:p>10,44</text:p>
          </table:table-cell>
          <table:table-cell office:value-type="float" office:value="65.7799" calcext:value-type="float">
            <text:p>65,78</text:p>
          </table:table-cell>
          <table:table-cell office:value-type="float" office:value="81.4674" calcext:value-type="float">
            <text:p>81,47</text:p>
          </table:table-cell>
          <table:table-cell office:value-type="float" office:value="18.5326" calcext:value-type="float">
            <text:p>18,53</text:p>
          </table:table-cell>
          <table:table-cell office:value-type="float" office:value="19.2561" calcext:value-type="float">
            <text:p>19,26</text:p>
          </table:table-cell>
          <table:table-cell office:value-type="float" office:value="0.673894" calcext:value-type="float">
            <text:p>0,67389</text:p>
          </table:table-cell>
          <table:table-cell office:value-type="float" office:value="0.100153" calcext:value-type="float">
            <text:p>0,10015</text:p>
          </table:table-cell>
          <table:table-cell office:value-type="float" office:value="0.070034" calcext:value-type="float">
            <text:p>0,07003</text:p>
          </table:table-cell>
          <table:table-cell table:style-name="ce50" table:formula="of:=1000000*([.O17]/[.E17])" office:value-type="float" office:value="1.5486710008403" calcext:value-type="float">
            <text:p>1,55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085.5" calcext:value-type="float">
            <text:p>1085,5</text:p>
          </table:table-cell>
          <table:table-cell office:value-type="float" office:value="96.365" calcext:value-type="float">
            <text:p>96,37</text:p>
          </table:table-cell>
          <table:table-cell office:value-type="float" office:value="3.63499" calcext:value-type="float">
            <text:p>3,63</text:p>
          </table:table-cell>
          <table:table-cell office:value-type="float" office:value="59.7101" calcext:value-type="float">
            <text:p>59,71</text:p>
          </table:table-cell>
          <table:table-cell office:value-type="float" office:value="81.4229" calcext:value-type="float">
            <text:p>81,42</text:p>
          </table:table-cell>
          <table:table-cell office:value-type="float" office:value="18.5771" calcext:value-type="float">
            <text:p>18,58</text:p>
          </table:table-cell>
          <table:table-cell office:value-type="float" office:value="26.6667" calcext:value-type="float">
            <text:p>26,67</text:p>
          </table:table-cell>
          <table:table-cell office:value-type="float" office:value="0.0073192" calcext:value-type="float">
            <text:p>0,00732</text:p>
          </table:table-cell>
          <table:table-cell office:value-type="float" office:value="0.0013745" calcext:value-type="float">
            <text:p>0,00137</text:p>
          </table:table-cell>
          <table:table-cell office:value-type="float" office:value="0.0009542" calcext:value-type="float">
            <text:p>0,00095</text:p>
          </table:table-cell>
          <table:table-cell table:style-name="ce50" table:formula="of:=1000000*([.O18]/[.E18])" office:value-type="float" office:value="1.38289855072464" calcext:value-type="float">
            <text:p>1,38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971.1" calcext:value-type="float">
            <text:p>971,1</text:p>
          </table:table-cell>
          <table:table-cell office:value-type="float" office:value="98.3369" calcext:value-type="float">
            <text:p>98,34</text:p>
          </table:table-cell>
          <table:table-cell office:value-type="float" office:value="1.66313" calcext:value-type="float">
            <text:p>1,66</text:p>
          </table:table-cell>
          <table:table-cell office:value-type="float" office:value="43.6447" calcext:value-type="float">
            <text:p>43,64</text:p>
          </table:table-cell>
          <table:table-cell office:value-type="float" office:value="86.3636" calcext:value-type="float">
            <text:p>86,36</text:p>
          </table:table-cell>
          <table:table-cell office:value-type="float" office:value="13.6364" calcext:value-type="float">
            <text:p>13,64</text:p>
          </table:table-cell>
          <table:table-cell office:value-type="float" office:value="49.464" calcext:value-type="float">
            <text:p>49,46</text:p>
          </table:table-cell>
          <table:table-cell office:value-type="float" office:value="0.0069264" calcext:value-type="float">
            <text:p>0,00693</text:p>
          </table:table-cell>
          <table:table-cell office:value-type="float" office:value="0.0012779" calcext:value-type="float">
            <text:p>0,00128</text:p>
          </table:table-cell>
          <table:table-cell office:value-type="float" office:value="0.0008966" calcext:value-type="float">
            <text:p>0,00090</text:p>
          </table:table-cell>
          <table:table-cell table:style-name="ce50" table:formula="of:=1000000*([.O19]/[.E19])" office:value-type="float" office:value="1.37304747320061" calcext:value-type="float">
            <text:p>1,37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224140" calcext:value-type="float">
            <text:p>224140,0</text:p>
          </table:table-cell>
          <table:table-cell office:value-type="float" office:value="99.0144" calcext:value-type="float">
            <text:p>99,01</text:p>
          </table:table-cell>
          <table:table-cell office:value-type="float" office:value="0.985568" calcext:value-type="float">
            <text:p>0,99</text:p>
          </table:table-cell>
          <table:table-cell office:value-type="float" office:value="48.6335" calcext:value-type="float">
            <text:p>48,63</text:p>
          </table:table-cell>
          <table:table-cell office:value-type="float" office:value="96.2373" calcext:value-type="float">
            <text:p>96,24</text:p>
          </table:table-cell>
          <table:table-cell office:value-type="float" office:value="3.76269" calcext:value-type="float">
            <text:p>3,76</text:p>
          </table:table-cell>
          <table:table-cell office:value-type="float" office:value="49.465" calcext:value-type="float">
            <text:p>49,47</text:p>
          </table:table-cell>
          <table:table-cell office:value-type="float" office:value="6.56564" calcext:value-type="float">
            <text:p>6,56564</text:p>
          </table:table-cell>
          <table:table-cell office:value-type="float" office:value="0.717628" calcext:value-type="float">
            <text:p>0,71763</text:p>
          </table:table-cell>
          <table:table-cell office:value-type="float" office:value="0.64808" calcext:value-type="float">
            <text:p>0,64808</text:p>
          </table:table-cell>
          <table:table-cell table:style-name="ce50" table:formula="of:=1000000*([.O20]/[.E20])" office:value-type="float" office:value="4.54725970207899" calcext:value-type="float">
            <text:p>4,55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12745.8" calcext:value-type="float">
            <text:p>12745,8</text:p>
          </table:table-cell>
          <table:table-cell office:value-type="float" office:value="98.574" calcext:value-type="float">
            <text:p>98,57</text:p>
          </table:table-cell>
          <table:table-cell office:value-type="float" office:value="1.42603" calcext:value-type="float">
            <text:p>1,43</text:p>
          </table:table-cell>
          <table:table-cell office:value-type="float" office:value="24.6386" calcext:value-type="float">
            <text:p>24,64</text:p>
          </table:table-cell>
          <table:table-cell office:value-type="float" office:value="91.8058" calcext:value-type="float">
            <text:p>91,81</text:p>
          </table:table-cell>
          <table:table-cell office:value-type="float" office:value="8.19423" calcext:value-type="float">
            <text:p>8,19</text:p>
          </table:table-cell>
          <table:table-cell office:value-type="float" office:value="73.1623" calcext:value-type="float">
            <text:p>73,16</text:p>
          </table:table-cell>
          <table:table-cell office:value-type="float" office:value="0.810557" calcext:value-type="float">
            <text:p>0,81056</text:p>
          </table:table-cell>
          <table:table-cell office:value-type="float" office:value="0.0878985" calcext:value-type="float">
            <text:p>0,08790</text:p>
          </table:table-cell>
          <table:table-cell office:value-type="float" office:value="0.0817385" calcext:value-type="float">
            <text:p>0,08174</text:p>
          </table:table-cell>
          <table:table-cell table:style-name="ce50" table:formula="of:=1000000*([.O21]/[.E21])" office:value-type="float" office:value="8.32198126654449" calcext:value-type="float">
            <text:p>8,32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96623.6" calcext:value-type="float">
            <text:p>96623,6</text:p>
          </table:table-cell>
          <table:table-cell office:value-type="float" office:value="82.3878" calcext:value-type="float">
            <text:p>82,39</text:p>
          </table:table-cell>
          <table:table-cell office:value-type="float" office:value="17.6122" calcext:value-type="float">
            <text:p>17,61</text:p>
          </table:table-cell>
          <table:table-cell office:value-type="float" office:value="86.9504" calcext:value-type="float">
            <text:p>86,95</text:p>
          </table:table-cell>
          <table:table-cell office:value-type="float" office:value="86.9523" calcext:value-type="float">
            <text:p>86,95</text:p>
          </table:table-cell>
          <table:table-cell office:value-type="float" office:value="13.0477" calcext:value-type="float">
            <text:p>13,05</text:p>
          </table:table-cell>
          <table:table-cell office:value-type="float" office:value="0.00222159" calcext:value-type="float">
            <text:p>0,00</text:p>
          </table:table-cell>
          <table:table-cell office:value-type="float" office:value="62.3159" calcext:value-type="float">
            <text:p>62,31590</text:p>
          </table:table-cell>
          <table:table-cell office:value-type="float" office:value="2.91771" calcext:value-type="float">
            <text:p>2,91771</text:p>
          </table:table-cell>
          <table:table-cell office:value-type="float" office:value="2.82085" calcext:value-type="float">
            <text:p>2,82085</text:p>
          </table:table-cell>
          <table:table-cell table:style-name="ce50" table:formula="of:=1000000*([.O22]/[.E22])" office:value-type="float" office:value="5.69706406861884" calcext:value-type="float">
            <text:p>5,7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56134.3" calcext:value-type="float">
            <text:p>56134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6.16" calcext:value-type="float">
            <text:p>46,1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3.84" calcext:value-type="float">
            <text:p>53,84</text:p>
          </table:table-cell>
          <table:table-cell office:value-type="float" office:value="1.7749" calcext:value-type="float">
            <text:p>1,77490</text:p>
          </table:table-cell>
          <table:table-cell office:value-type="float" office:value="0.233946" calcext:value-type="float">
            <text:p>0,23395</text:p>
          </table:table-cell>
          <table:table-cell office:value-type="float" office:value="0.193576" calcext:value-type="float">
            <text:p>0,19358</text:p>
          </table:table-cell>
          <table:table-cell table:style-name="ce50" table:formula="of:=1000000*([.O23]/[.E23])" office:value-type="float" office:value="3.11601178307551" calcext:value-type="float">
            <text:p>3,12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2139" calcext:value-type="float">
            <text:p>2139,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86394" calcext:value-type="float">
            <text:p>0,01864</text:p>
          </table:table-cell>
          <table:table-cell office:value-type="float" office:value="0.0022008" calcext:value-type="float">
            <text:p>0,00220</text:p>
          </table:table-cell>
          <table:table-cell office:value-type="float" office:value="0.0015552" calcext:value-type="float">
            <text:p>0,00156</text:p>
          </table:table-cell>
          <table:table-cell table:style-name="ce50" table:formula="of:=1000000*([.O24]/[.E24])" office:value-type="float" office:value="1.5552" calcext:value-type="float">
            <text:p>1,56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9128" calcext:value-type="float">
            <text:p>9128,0</text:p>
          </table:table-cell>
          <table:table-cell office:value-type="float" office:value="83.0911" calcext:value-type="float">
            <text:p>83,09</text:p>
          </table:table-cell>
          <table:table-cell office:value-type="float" office:value="16.9089" calcext:value-type="float">
            <text:p>16,91</text:p>
          </table:table-cell>
          <table:table-cell office:value-type="float" office:value="83.2282" calcext:value-type="float">
            <text:p>83,23</text:p>
          </table:table-cell>
          <table:table-cell office:value-type="float" office:value="83.2588" calcext:value-type="float">
            <text:p>83,26</text:p>
          </table:table-cell>
          <table:table-cell office:value-type="float" office:value="16.7412" calcext:value-type="float">
            <text:p>16,74</text:p>
          </table:table-cell>
          <table:table-cell office:value-type="float" office:value="0.0368034" calcext:value-type="float">
            <text:p>0,04</text:p>
          </table:table-cell>
          <table:table-cell office:value-type="float" office:value="0.255175" calcext:value-type="float">
            <text:p>0,25518</text:p>
          </table:table-cell>
          <table:table-cell office:value-type="float" office:value="0.045292" calcext:value-type="float">
            <text:p>0,04529</text:p>
          </table:table-cell>
          <table:table-cell office:value-type="float" office:value="0.0337996" calcext:value-type="float">
            <text:p>0,03380</text:p>
          </table:table-cell>
          <table:table-cell table:style-name="ce50" table:formula="of:=1000000*([.O25]/[.E25])" office:value-type="float" office:value="1.77705573080967" calcext:value-type="float">
            <text:p>1,78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990.1" calcext:value-type="float">
            <text:p>2990,1</text:p>
          </table:table-cell>
          <table:table-cell office:value-type="float" office:value="92.7136" calcext:value-type="float">
            <text:p>92,71</text:p>
          </table:table-cell>
          <table:table-cell office:value-type="float" office:value="7.28636" calcext:value-type="float">
            <text:p>7,29</text:p>
          </table:table-cell>
          <table:table-cell office:value-type="float" office:value="92.5694" calcext:value-type="float">
            <text:p>92,57</text:p>
          </table:table-cell>
          <table:table-cell office:value-type="float" office:value="93.5964" calcext:value-type="float">
            <text:p>93,60</text:p>
          </table:table-cell>
          <table:table-cell office:value-type="float" office:value="6.4036" calcext:value-type="float">
            <text:p>6,40</text:p>
          </table:table-cell>
          <table:table-cell office:value-type="float" office:value="1.09722" calcext:value-type="float">
            <text:p>1,10</text:p>
          </table:table-cell>
          <table:table-cell office:value-type="float" office:value="0.116441" calcext:value-type="float">
            <text:p>0,11644</text:p>
          </table:table-cell>
          <table:table-cell office:value-type="float" office:value="0.0161285" calcext:value-type="float">
            <text:p>0,01613</text:p>
          </table:table-cell>
          <table:table-cell office:value-type="float" office:value="0.0116492" calcext:value-type="float">
            <text:p>0,01165</text:p>
          </table:table-cell>
          <table:table-cell table:style-name="ce50" table:formula="of:=1000000*([.O26]/[.E26])" office:value-type="float" office:value="1.61794444444444" calcext:value-type="float">
            <text:p>1,62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52173.8714285714" calcext:value-type="float">
            <text:p>52173,9</text:p>
          </table:table-cell>
          <table:table-cell table:style-name="ce53" table:formula="of:=AVERAGE([.G28:.G34])" office:value-type="float" office:value="99.6988428571429" calcext:value-type="float">
            <text:p>99,70</text:p>
          </table:table-cell>
          <table:table-cell table:style-name="ce53" table:formula="of:=AVERAGE([.H28:.H34])" office:value-type="float" office:value="0.301150592857143" calcext:value-type="float">
            <text:p>0,30</text:p>
          </table:table-cell>
          <table:table-cell table:style-name="ce53" table:formula="of:=AVERAGE([.I28:.I34])" office:value-type="float" office:value="32.4701471428571" calcext:value-type="float">
            <text:p>32,47</text:p>
          </table:table-cell>
          <table:table-cell table:style-name="ce53" table:formula="of:=AVERAGE([.J28:.J34])" office:value-type="float" office:value="75.0395285714286" calcext:value-type="float">
            <text:p>75,04</text:p>
          </table:table-cell>
          <table:table-cell table:style-name="ce53" table:formula="of:=AVERAGE([.K28:.K34])" office:value-type="float" office:value="24.9604571428571" calcext:value-type="float">
            <text:p>24,96</text:p>
          </table:table-cell>
          <table:table-cell table:style-name="ce53" table:formula="of:=AVERAGE([.L28:.L34])" office:value-type="float" office:value="62.7007714285714" calcext:value-type="float">
            <text:p>62,70</text:p>
          </table:table-cell>
          <table:table-cell table:style-name="ce55" table:formula="of:=AVERAGE([.M28:.M34])" office:value-type="float" office:value="0.312841242857143" calcext:value-type="float">
            <text:p>0,31284</text:p>
          </table:table-cell>
          <table:table-cell table:style-name="ce55" table:formula="of:=AVERAGE([.N28:.N34])" office:value-type="float" office:value="0.0151053285714286" calcext:value-type="float">
            <text:p>0,01511</text:p>
          </table:table-cell>
          <table:table-cell table:style-name="ce55" table:formula="of:=AVERAGE([.O28:.O34])" office:value-type="float" office:value="0.0148507857142857" calcext:value-type="float">
            <text:p>0,01485</text:p>
          </table:table-cell>
          <table:table-cell table:style-name="ce53" table:formula="of:=1000000*([.O27]/[.E27])" office:value-type="float" office:value="56.9619178082192" calcext:value-type="float">
            <text:p>56,96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994.3" calcext:value-type="float">
            <text:p>1994,3</text:p>
          </table:table-cell>
          <table:table-cell office:value-type="float" office:value="99.3087" calcext:value-type="float">
            <text:p>99,31</text:p>
          </table:table-cell>
          <table:table-cell office:value-type="float" office:value="0.691283" calcext:value-type="float">
            <text:p>0,69</text:p>
          </table:table-cell>
          <table:table-cell office:value-type="float" office:value="41.5094" calcext:value-type="float">
            <text:p>41,51</text:p>
          </table:table-cell>
          <table:table-cell office:value-type="float" office:value="92.9577" calcext:value-type="float">
            <text:p>92,96</text:p>
          </table:table-cell>
          <table:table-cell office:value-type="float" office:value="7.04225" calcext:value-type="float">
            <text:p>7,04</text:p>
          </table:table-cell>
          <table:table-cell office:value-type="float" office:value="55.3459" calcext:value-type="float">
            <text:p>55,35</text:p>
          </table:table-cell>
          <table:table-cell office:value-type="float" office:value="0.0090779" calcext:value-type="float">
            <text:p>0,00908</text:p>
          </table:table-cell>
          <table:table-cell office:value-type="float" office:value="0.0049399" calcext:value-type="float">
            <text:p>0,00494</text:p>
          </table:table-cell>
          <table:table-cell office:value-type="float" office:value="0.004817" calcext:value-type="float">
            <text:p>0,00482</text:p>
          </table:table-cell>
          <table:table-cell table:style-name="ce50" table:formula="of:=1000000*([.O28]/[.E28])" office:value-type="float" office:value="30.2955974842767" calcext:value-type="float">
            <text:p>30,3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4578.3" calcext:value-type="float">
            <text:p>4578,3</text:p>
          </table:table-cell>
          <table:table-cell office:value-type="float" office:value="99.8429" calcext:value-type="float">
            <text:p>99,84</text:p>
          </table:table-cell>
          <table:table-cell office:value-type="float" office:value="0.15707" calcext:value-type="float">
            <text:p>0,16</text:p>
          </table:table-cell>
          <table:table-cell office:value-type="float" office:value="33.9726" calcext:value-type="float">
            <text:p>33,97</text:p>
          </table:table-cell>
          <table:table-cell office:value-type="float" office:value="71.2644" calcext:value-type="float">
            <text:p>71,26</text:p>
          </table:table-cell>
          <table:table-cell office:value-type="float" office:value="28.7356" calcext:value-type="float">
            <text:p>28,74</text:p>
          </table:table-cell>
          <table:table-cell office:value-type="float" office:value="52.3288" calcext:value-type="float">
            <text:p>52,33</text:p>
          </table:table-cell>
          <table:table-cell office:value-type="float" office:value="0.0143762" calcext:value-type="float">
            <text:p>0,01438</text:p>
          </table:table-cell>
          <table:table-cell office:value-type="float" office:value="0.0120125" calcext:value-type="float">
            <text:p>0,01201</text:p>
          </table:table-cell>
          <table:table-cell office:value-type="float" office:value="0.0117486" calcext:value-type="float">
            <text:p>0,01175</text:p>
          </table:table-cell>
          <table:table-cell table:style-name="ce50" table:formula="of:=1000000*([.O29]/[.E29])" office:value-type="float" office:value="32.1879452054795" calcext:value-type="float">
            <text:p>32,19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998.9" calcext:value-type="float">
            <text:p>998,9</text:p>
          </table:table-cell>
          <table:table-cell office:value-type="float" office:value="98.7475" calcext:value-type="float">
            <text:p>98,75</text:p>
          </table:table-cell>
          <table:table-cell office:value-type="float" office:value="1.25249" calcext:value-type="float">
            <text:p>1,25</text:p>
          </table:table-cell>
          <table:table-cell office:value-type="float" office:value="25.2525" calcext:value-type="float">
            <text:p>25,25</text:p>
          </table:table-cell>
          <table:table-cell office:value-type="float" office:value="66.9643" calcext:value-type="float">
            <text:p>66,96</text:p>
          </table:table-cell>
          <table:table-cell office:value-type="float" office:value="33.0357" calcext:value-type="float">
            <text:p>33,04</text:p>
          </table:table-cell>
          <table:table-cell office:value-type="float" office:value="62.2896" calcext:value-type="float">
            <text:p>62,29</text:p>
          </table:table-cell>
          <table:table-cell office:value-type="float" office:value="0.0047697" calcext:value-type="float">
            <text:p>0,00477</text:p>
          </table:table-cell>
          <table:table-cell office:value-type="float" office:value="0.0008911" calcext:value-type="float">
            <text:p>0,00089</text:p>
          </table:table-cell>
          <table:table-cell office:value-type="float" office:value="0.000682" calcext:value-type="float">
            <text:p>0,00068</text:p>
          </table:table-cell>
          <table:table-cell table:style-name="ce50" table:formula="of:=1000000*([.O30]/[.E30])" office:value-type="float" office:value="2.2962962962963" calcext:value-type="float">
            <text:p>2,3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2929.6" calcext:value-type="float">
            <text:p>22929,6</text:p>
          </table:table-cell>
          <table:table-cell office:value-type="float" office:value="99.9928" calcext:value-type="float">
            <text:p>99,99</text:p>
          </table:table-cell>
          <table:table-cell office:value-type="float" office:value="0.00721115" calcext:value-type="float">
            <text:p>0,01</text:p>
          </table:table-cell>
          <table:table-cell office:value-type="float" office:value="44.1595" calcext:value-type="float">
            <text:p>44,16</text:p>
          </table:table-cell>
          <table:table-cell office:value-type="float" office:value="98.7261" calcext:value-type="float">
            <text:p>98,73</text:p>
          </table:table-cell>
          <table:table-cell office:value-type="float" office:value="1.27389" calcext:value-type="float">
            <text:p>1,27</text:p>
          </table:table-cell>
          <table:table-cell office:value-type="float" office:value="55.2707" calcext:value-type="float">
            <text:p>55,27</text:p>
          </table:table-cell>
          <table:table-cell office:value-type="float" office:value="0.0850616" calcext:value-type="float">
            <text:p>0,08506</text:p>
          </table:table-cell>
          <table:table-cell office:value-type="float" office:value="0.0159385" calcext:value-type="float">
            <text:p>0,01594</text:p>
          </table:table-cell>
          <table:table-cell office:value-type="float" office:value="0.0156195" calcext:value-type="float">
            <text:p>0,01562</text:p>
          </table:table-cell>
          <table:table-cell table:style-name="ce50" table:formula="of:=1000000*([.O31]/[.E31])" office:value-type="float" office:value="44.5" calcext:value-type="float">
            <text:p>44,5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234064" calcext:value-type="float">
            <text:p>234064,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.57672" calcext:value-type="float">
            <text:p>1,57672</text:p>
          </table:table-cell>
          <table:table-cell office:value-type="float" office:value="0.03383" calcext:value-type="float">
            <text:p>0,03383</text:p>
          </table:table-cell>
          <table:table-cell office:value-type="float" office:value="0.0334919" calcext:value-type="float">
            <text:p>0,03349</text:p>
          </table:table-cell>
          <table:table-cell table:style-name="ce50" table:formula="of:=1000000*([.O32]/[.E32])" office:value-type="float" office:value="161.01875" calcext:value-type="float">
            <text:p>161,02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98722.3" calcext:value-type="float">
            <text:p>98722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.49813" calcext:value-type="float">
            <text:p>1,5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8.5019" calcext:value-type="float">
            <text:p>98,50</text:p>
          </table:table-cell>
          <table:table-cell office:value-type="float" office:value="0.494764" calcext:value-type="float">
            <text:p>0,49476</text:p>
          </table:table-cell>
          <table:table-cell office:value-type="float" office:value="0.0354081" calcext:value-type="float">
            <text:p>0,03541</text:p>
          </table:table-cell>
          <table:table-cell office:value-type="float" office:value="0.035002" calcext:value-type="float">
            <text:p>0,03500</text:p>
          </table:table-cell>
          <table:table-cell table:style-name="ce50" table:formula="of:=1000000*([.O33]/[.E33])" office:value-type="float" office:value="131.093632958802" calcext:value-type="float">
            <text:p>131,09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929.7" calcext:value-type="float">
            <text:p>1929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80.8989" calcext:value-type="float">
            <text:p>80,90</text:p>
          </table:table-cell>
          <table:table-cell office:value-type="float" office:value="95.3642" calcext:value-type="float">
            <text:p>95,36</text:p>
          </table:table-cell>
          <table:table-cell office:value-type="float" office:value="4.63576" calcext:value-type="float">
            <text:p>4,64</text:p>
          </table:table-cell>
          <table:table-cell office:value-type="float" office:value="15.1685" calcext:value-type="float">
            <text:p>15,17</text:p>
          </table:table-cell>
          <table:table-cell office:value-type="float" office:value="0.0051193" calcext:value-type="float">
            <text:p>0,00512</text:p>
          </table:table-cell>
          <table:table-cell office:value-type="float" office:value="0.0027172" calcext:value-type="float">
            <text:p>0,00272</text:p>
          </table:table-cell>
          <table:table-cell office:value-type="float" office:value="0.0025945" calcext:value-type="float">
            <text:p>0,00259</text:p>
          </table:table-cell>
          <table:table-cell table:style-name="ce50" table:formula="of:=1000000*([.O34]/[.E34])" office:value-type="float" office:value="14.5758426966292" calcext:value-type="float">
            <text:p>14,58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268602.516666667" calcext:value-type="float">
            <text:p>268602,5</text:p>
          </table:table-cell>
          <table:table-cell table:style-name="ce53" table:formula="of:=AVERAGE([.G36:.G47])" office:value-type="float" office:value="90.3355666666667" calcext:value-type="float">
            <text:p>90,34</text:p>
          </table:table-cell>
          <table:table-cell table:style-name="ce53" table:formula="of:=AVERAGE([.H36:.H47])" office:value-type="float" office:value="9.66443983333333" calcext:value-type="float">
            <text:p>9,66</text:p>
          </table:table-cell>
          <table:table-cell table:style-name="ce53" table:formula="of:=AVERAGE([.I36:.I47])" office:value-type="float" office:value="76.3067666666667" calcext:value-type="float">
            <text:p>76,31</text:p>
          </table:table-cell>
          <table:table-cell table:style-name="ce53" table:formula="of:=AVERAGE([.J36:.J47])" office:value-type="float" office:value="80.1181583333333" calcext:value-type="float">
            <text:p>80,12</text:p>
          </table:table-cell>
          <table:table-cell table:style-name="ce53" table:formula="of:=AVERAGE([.K36:.K47])" office:value-type="float" office:value="19.8818535" calcext:value-type="float">
            <text:p>19,88</text:p>
          </table:table-cell>
          <table:table-cell table:style-name="ce53" table:formula="of:=AVERAGE([.L36:.L47])" office:value-type="float" office:value="4.52954533333333" calcext:value-type="float">
            <text:p>4,53</text:p>
          </table:table-cell>
          <table:table-cell table:style-name="ce55" table:formula="of:=AVERAGE([.M36:.M47])" office:value-type="float" office:value="2.505889525" calcext:value-type="float">
            <text:p>2,50589</text:p>
          </table:table-cell>
          <table:table-cell table:style-name="ce55" table:formula="of:=AVERAGE([.N36:.N47])" office:value-type="float" office:value="0.11700035" calcext:value-type="float">
            <text:p>0,11700</text:p>
          </table:table-cell>
          <table:table-cell table:style-name="ce55" table:formula="of:=AVERAGE([.O36:.O47])" office:value-type="float" office:value="0.112960866666667" calcext:value-type="float">
            <text:p>0,11296</text:p>
          </table:table-cell>
          <table:table-cell table:style-name="ce53" table:formula="of:=1000000*([.O35]/[.E35])" office:value-type="float" office:value="18.5773075499884" calcext:value-type="float">
            <text:p>18,58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6426.9" calcext:value-type="float">
            <text:p>16426,9</text:p>
          </table:table-cell>
          <table:table-cell office:value-type="float" office:value="95.7337" calcext:value-type="float">
            <text:p>95,73</text:p>
          </table:table-cell>
          <table:table-cell office:value-type="float" office:value="4.26628" calcext:value-type="float">
            <text:p>4,27</text:p>
          </table:table-cell>
          <table:table-cell office:value-type="float" office:value="60.8747" calcext:value-type="float">
            <text:p>60,87</text:p>
          </table:table-cell>
          <table:table-cell office:value-type="float" office:value="64.2946" calcext:value-type="float">
            <text:p>64,29</text:p>
          </table:table-cell>
          <table:table-cell office:value-type="float" office:value="35.7054" calcext:value-type="float">
            <text:p>35,71</text:p>
          </table:table-cell>
          <table:table-cell office:value-type="float" office:value="5.31915" calcext:value-type="float">
            <text:p>5,32</text:p>
          </table:table-cell>
          <table:table-cell office:value-type="float" office:value="0.0516116" calcext:value-type="float">
            <text:p>0,05161</text:p>
          </table:table-cell>
          <table:table-cell office:value-type="float" office:value="0.0159302" calcext:value-type="float">
            <text:p>0,01593</text:p>
          </table:table-cell>
          <table:table-cell office:value-type="float" office:value="0.0153868" calcext:value-type="float">
            <text:p>0,01539</text:p>
          </table:table-cell>
          <table:table-cell table:style-name="ce50" table:formula="of:=1000000*([.O36]/[.E36])" office:value-type="float" office:value="18.187706855792" calcext:value-type="float">
            <text:p>18,19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700.9" calcext:value-type="float">
            <text:p>4700,9</text:p>
          </table:table-cell>
          <table:table-cell office:value-type="float" office:value="96.3107" calcext:value-type="float">
            <text:p>96,31</text:p>
          </table:table-cell>
          <table:table-cell office:value-type="float" office:value="3.68933" calcext:value-type="float">
            <text:p>3,69</text:p>
          </table:table-cell>
          <table:table-cell office:value-type="float" office:value="93.9394" calcext:value-type="float">
            <text:p>93,94</text:p>
          </table:table-cell>
          <table:table-cell office:value-type="float" office:value="94.1296" calcext:value-type="float">
            <text:p>94,13</text:p>
          </table:table-cell>
          <table:table-cell office:value-type="float" office:value="5.87045" calcext:value-type="float">
            <text:p>5,87</text:p>
          </table:table-cell>
          <table:table-cell office:value-type="float" office:value="0.20202" calcext:value-type="float">
            <text:p>0,20</text:p>
          </table:table-cell>
          <table:table-cell office:value-type="float" office:value="0.0200797" calcext:value-type="float">
            <text:p>0,02008</text:p>
          </table:table-cell>
          <table:table-cell office:value-type="float" office:value="0.0023532" calcext:value-type="float">
            <text:p>0,00235</text:p>
          </table:table-cell>
          <table:table-cell office:value-type="float" office:value="0.0018431" calcext:value-type="float">
            <text:p>0,00184</text:p>
          </table:table-cell>
          <table:table-cell table:style-name="ce50" table:formula="of:=1000000*([.O37]/[.E37])" office:value-type="float" office:value="1.86171717171717" calcext:value-type="float">
            <text:p>1,8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1456.6" calcext:value-type="float">
            <text:p>11456,6</text:p>
          </table:table-cell>
          <table:table-cell office:value-type="float" office:value="96.216" calcext:value-type="float">
            <text:p>96,22</text:p>
          </table:table-cell>
          <table:table-cell office:value-type="float" office:value="3.78405" calcext:value-type="float">
            <text:p>3,78</text:p>
          </table:table-cell>
          <table:table-cell office:value-type="float" office:value="92.2944" calcext:value-type="float">
            <text:p>92,29</text:p>
          </table:table-cell>
          <table:table-cell office:value-type="float" office:value="93.7555" calcext:value-type="float">
            <text:p>93,76</text:p>
          </table:table-cell>
          <table:table-cell office:value-type="float" office:value="6.2445" calcext:value-type="float">
            <text:p>6,24</text:p>
          </table:table-cell>
          <table:table-cell office:value-type="float" office:value="1.55844" calcext:value-type="float">
            <text:p>1,56</text:p>
          </table:table-cell>
          <table:table-cell office:value-type="float" office:value="0.080764" calcext:value-type="float">
            <text:p>0,08076</text:p>
          </table:table-cell>
          <table:table-cell office:value-type="float" office:value="0.0165803" calcext:value-type="float">
            <text:p>0,01658</text:p>
          </table:table-cell>
          <table:table-cell office:value-type="float" office:value="0.015158" calcext:value-type="float">
            <text:p>0,01516</text:p>
          </table:table-cell>
          <table:table-cell table:style-name="ce50" table:formula="of:=1000000*([.O38]/[.E38])" office:value-type="float" office:value="6.56190476190476" calcext:value-type="float">
            <text:p>6,56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5861.8" calcext:value-type="float">
            <text:p>5861,8</text:p>
          </table:table-cell>
          <table:table-cell office:value-type="float" office:value="74.021" calcext:value-type="float">
            <text:p>74,02</text:p>
          </table:table-cell>
          <table:table-cell office:value-type="float" office:value="25.979" calcext:value-type="float">
            <text:p>25,98</text:p>
          </table:table-cell>
          <table:table-cell office:value-type="float" office:value="58.5991" calcext:value-type="float">
            <text:p>58,60</text:p>
          </table:table-cell>
          <table:table-cell office:value-type="float" office:value="59.1167" calcext:value-type="float">
            <text:p>59,12</text:p>
          </table:table-cell>
          <table:table-cell office:value-type="float" office:value="40.8833" calcext:value-type="float">
            <text:p>40,88</text:p>
          </table:table-cell>
          <table:table-cell office:value-type="float" office:value="0.875547" calcext:value-type="float">
            <text:p>0,88</text:p>
          </table:table-cell>
          <table:table-cell office:value-type="float" office:value="0.036499" calcext:value-type="float">
            <text:p>0,03650</text:p>
          </table:table-cell>
          <table:table-cell office:value-type="float" office:value="0.0061251" calcext:value-type="float">
            <text:p>0,00613</text:p>
          </table:table-cell>
          <table:table-cell office:value-type="float" office:value="0.005237" calcext:value-type="float">
            <text:p>0,00524</text:p>
          </table:table-cell>
          <table:table-cell table:style-name="ce50" table:formula="of:=1000000*([.O39]/[.E39])" office:value-type="float" office:value="3.27517198248906" calcext:value-type="float">
            <text:p>3,28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6167.1" calcext:value-type="float">
            <text:p>6167,1</text:p>
          </table:table-cell>
          <table:table-cell office:value-type="float" office:value="60.2907" calcext:value-type="float">
            <text:p>60,29</text:p>
          </table:table-cell>
          <table:table-cell office:value-type="float" office:value="39.7093" calcext:value-type="float">
            <text:p>39,71</text:p>
          </table:table-cell>
          <table:table-cell office:value-type="float" office:value="51.4904" calcext:value-type="float">
            <text:p>51,49</text:p>
          </table:table-cell>
          <table:table-cell office:value-type="float" office:value="51.5746" calcext:value-type="float">
            <text:p>51,57</text:p>
          </table:table-cell>
          <table:table-cell office:value-type="float" office:value="48.4254" calcext:value-type="float">
            <text:p>48,43</text:p>
          </table:table-cell>
          <table:table-cell office:value-type="float" office:value="0.163332" calcext:value-type="float">
            <text:p>0,16</text:p>
          </table:table-cell>
          <table:table-cell office:value-type="float" office:value="0.089433" calcext:value-type="float">
            <text:p>0,08943</text:p>
          </table:table-cell>
          <table:table-cell office:value-type="float" office:value="0.0231278" calcext:value-type="float">
            <text:p>0,02313</text:p>
          </table:table-cell>
          <table:table-cell office:value-type="float" office:value="0.0203761" calcext:value-type="float">
            <text:p>0,02038</text:p>
          </table:table-cell>
          <table:table-cell table:style-name="ce50" table:formula="of:=1000000*([.O40]/[.E40])" office:value-type="float" office:value="4.16008574928542" calcext:value-type="float">
            <text:p>4,16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9188.6" calcext:value-type="float">
            <text:p>9188,6</text:p>
          </table:table-cell>
          <table:table-cell office:value-type="float" office:value="92.0286" calcext:value-type="float">
            <text:p>92,03</text:p>
          </table:table-cell>
          <table:table-cell office:value-type="float" office:value="7.97139" calcext:value-type="float">
            <text:p>7,97</text:p>
          </table:table-cell>
          <table:table-cell office:value-type="float" office:value="85.1425" calcext:value-type="float">
            <text:p>85,14</text:p>
          </table:table-cell>
          <table:table-cell office:value-type="float" office:value="87.8366" calcext:value-type="float">
            <text:p>87,84</text:p>
          </table:table-cell>
          <table:table-cell office:value-type="float" office:value="12.1634" calcext:value-type="float">
            <text:p>12,16</text:p>
          </table:table-cell>
          <table:table-cell office:value-type="float" office:value="3.06722" calcext:value-type="float">
            <text:p>3,07</text:p>
          </table:table-cell>
          <table:table-cell office:value-type="float" office:value="0.431755" calcext:value-type="float">
            <text:p>0,43176</text:p>
          </table:table-cell>
          <table:table-cell office:value-type="float" office:value="0.04678" calcext:value-type="float">
            <text:p>0,04678</text:p>
          </table:table-cell>
          <table:table-cell office:value-type="float" office:value="0.0438395" calcext:value-type="float">
            <text:p>0,04384</text:p>
          </table:table-cell>
          <table:table-cell table:style-name="ce50" table:formula="of:=1000000*([.O41]/[.E41])" office:value-type="float" office:value="9.53654557319991" calcext:value-type="float">
            <text:p>9,54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64270.3" calcext:value-type="float">
            <text:p>64270,3</text:p>
          </table:table-cell>
          <table:table-cell office:value-type="float" office:value="99.7209" calcext:value-type="float">
            <text:p>99,72</text:p>
          </table:table-cell>
          <table:table-cell office:value-type="float" office:value="0.279053" calcext:value-type="float">
            <text:p>0,28</text:p>
          </table:table-cell>
          <table:table-cell office:value-type="float" office:value="96.8977" calcext:value-type="float">
            <text:p>96,90</text:p>
          </table:table-cell>
          <table:table-cell office:value-type="float" office:value="99.1529" calcext:value-type="float">
            <text:p>99,15</text:p>
          </table:table-cell>
          <table:table-cell office:value-type="float" office:value="0.847142" calcext:value-type="float">
            <text:p>0,85</text:p>
          </table:table-cell>
          <table:table-cell office:value-type="float" office:value="2.27438" calcext:value-type="float">
            <text:p>2,27</text:p>
          </table:table-cell>
          <table:table-cell office:value-type="float" office:value="0.365824" calcext:value-type="float">
            <text:p>0,36582</text:p>
          </table:table-cell>
          <table:table-cell office:value-type="float" office:value="0.0751866" calcext:value-type="float">
            <text:p>0,07519</text:p>
          </table:table-cell>
          <table:table-cell office:value-type="float" office:value="0.0672759" calcext:value-type="float">
            <text:p>0,06728</text:p>
          </table:table-cell>
          <table:table-cell table:style-name="ce50" table:formula="of:=1000000*([.O42]/[.E42])" office:value-type="float" office:value="6.12044213973799" calcext:value-type="float">
            <text:p>6,12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0945" calcext:value-type="float">
            <text:p>100945,0</text:p>
          </table:table-cell>
          <table:table-cell office:value-type="float" office:value="98.3606" calcext:value-type="float">
            <text:p>98,36</text:p>
          </table:table-cell>
          <table:table-cell office:value-type="float" office:value="1.63942" calcext:value-type="float">
            <text:p>1,64</text:p>
          </table:table-cell>
          <table:table-cell office:value-type="float" office:value="63.973" calcext:value-type="float">
            <text:p>63,97</text:p>
          </table:table-cell>
          <table:table-cell office:value-type="float" office:value="77.5049" calcext:value-type="float">
            <text:p>77,50</text:p>
          </table:table-cell>
          <table:table-cell office:value-type="float" office:value="22.4951" calcext:value-type="float">
            <text:p>22,50</text:p>
          </table:table-cell>
          <table:table-cell office:value-type="float" office:value="17.4595" calcext:value-type="float">
            <text:p>17,46</text:p>
          </table:table-cell>
          <table:table-cell office:value-type="float" office:value="0.439972" calcext:value-type="float">
            <text:p>0,43997</text:p>
          </table:table-cell>
          <table:table-cell office:value-type="float" office:value="0.219828" calcext:value-type="float">
            <text:p>0,21983</text:p>
          </table:table-cell>
          <table:table-cell office:value-type="float" office:value="0.214578" calcext:value-type="float">
            <text:p>0,21458</text:p>
          </table:table-cell>
          <table:table-cell table:style-name="ce50" table:formula="of:=1000000*([.O43]/[.E43])" office:value-type="float" office:value="28.997027027027" calcext:value-type="float">
            <text:p>29,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99570" calcext:value-type="float">
            <text:p>199570,0</text:p>
          </table:table-cell>
          <table:table-cell office:value-type="float" office:value="99.8545" calcext:value-type="float">
            <text:p>99,85</text:p>
          </table:table-cell>
          <table:table-cell office:value-type="float" office:value="0.145525" calcext:value-type="float">
            <text:p>0,15</text:p>
          </table:table-cell>
          <table:table-cell office:value-type="float" office:value="71.2838" calcext:value-type="float">
            <text:p>71,28</text:p>
          </table:table-cell>
          <table:table-cell office:value-type="float" office:value="91.931" calcext:value-type="float">
            <text:p>91,93</text:p>
          </table:table-cell>
          <table:table-cell office:value-type="float" office:value="8.06901" calcext:value-type="float">
            <text:p>8,07</text:p>
          </table:table-cell>
          <table:table-cell office:value-type="float" office:value="22.4595" calcext:value-type="float">
            <text:p>22,46</text:p>
          </table:table-cell>
          <table:table-cell office:value-type="float" office:value="0.659916" calcext:value-type="float">
            <text:p>0,65992</text:p>
          </table:table-cell>
          <table:table-cell office:value-type="float" office:value="0.327665" calcext:value-type="float">
            <text:p>0,32767</text:p>
          </table:table-cell>
          <table:table-cell office:value-type="float" office:value="0.321857" calcext:value-type="float">
            <text:p>0,32186</text:p>
          </table:table-cell>
          <table:table-cell table:style-name="ce50" table:formula="of:=1000000*([.O44]/[.E44])" office:value-type="float" office:value="43.4941891891892" calcext:value-type="float">
            <text:p>43,49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791769" calcext:value-type="float">
            <text:p>791769,0</text:p>
          </table:table-cell>
          <table:table-cell office:value-type="float" office:value="87.5726" calcext:value-type="float">
            <text:p>87,57</text:p>
          </table:table-cell>
          <table:table-cell office:value-type="float" office:value="12.4274" calcext:value-type="float">
            <text:p>12,43</text:p>
          </table:table-cell>
          <table:table-cell table:number-columns-repeated="2" office:value-type="float" office:value="62.3776" calcext:value-type="float">
            <text:p>62,38</text:p>
          </table:table-cell>
          <table:table-cell office:value-type="float" office:value="37.6224" calcext:value-type="float">
            <text:p>37,62</text:p>
          </table:table-cell>
          <table:table-cell office:value-type="float" office:value="0" calcext:value-type="float">
            <text:p>0,00</text:p>
          </table:table-cell>
          <table:table-cell office:value-type="float" office:value="10.8585" calcext:value-type="float">
            <text:p>10,85850</text:p>
          </table:table-cell>
          <table:table-cell office:value-type="float" office:value="0.281598" calcext:value-type="float">
            <text:p>0,28160</text:p>
          </table:table-cell>
          <table:table-cell office:value-type="float" office:value="0.277148" calcext:value-type="float">
            <text:p>0,27715</text:p>
          </table:table-cell>
          <table:table-cell table:style-name="ce50" table:formula="of:=1000000*([.O45]/[.E45])" office:value-type="float" office:value="43.0688422688423" calcext:value-type="float">
            <text:p>43,07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1927060" calcext:value-type="float">
            <text:p>1927060,0</text:p>
          </table:table-cell>
          <table:table-cell office:value-type="float" office:value="98.612" calcext:value-type="float">
            <text:p>98,61</text:p>
          </table:table-cell>
          <table:table-cell office:value-type="float" office:value="1.38803" calcext:value-type="float">
            <text:p>1,39</text:p>
          </table:table-cell>
          <table:table-cell office:value-type="float" office:value="95.3636" calcext:value-type="float">
            <text:p>95,36</text:p>
          </table:table-cell>
          <table:table-cell office:value-type="float" office:value="96.2739" calcext:value-type="float">
            <text:p>96,27</text:p>
          </table:table-cell>
          <table:table-cell office:value-type="float" office:value="3.72614" calcext:value-type="float">
            <text:p>3,73</text:p>
          </table:table-cell>
          <table:table-cell office:value-type="float" office:value="0.945455" calcext:value-type="float">
            <text:p>0,95</text:p>
          </table:table-cell>
          <table:table-cell office:value-type="float" office:value="16.1488" calcext:value-type="float">
            <text:p>16,14880</text:p>
          </table:table-cell>
          <table:table-cell office:value-type="float" office:value="0.215994" calcext:value-type="float">
            <text:p>0,21599</text:p>
          </table:table-cell>
          <table:table-cell office:value-type="float" office:value="0.212158" calcext:value-type="float">
            <text:p>0,21216</text:p>
          </table:table-cell>
          <table:table-cell table:style-name="ce50" table:formula="of:=1000000*([.O46]/[.E46])" office:value-type="float" office:value="38.5741818181818" calcext:value-type="float">
            <text:p>38,57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85814" calcext:value-type="float">
            <text:p>85814,0</text:p>
          </table:table-cell>
          <table:table-cell office:value-type="float" office:value="85.3055" calcext:value-type="float">
            <text:p>85,31</text:p>
          </table:table-cell>
          <table:table-cell office:value-type="float" office:value="14.6945" calcext:value-type="float">
            <text:p>14,69</text:p>
          </table:table-cell>
          <table:table-cell office:value-type="float" office:value="83.445" calcext:value-type="float">
            <text:p>83,45</text:p>
          </table:table-cell>
          <table:table-cell office:value-type="float" office:value="83.47" calcext:value-type="float">
            <text:p>83,47</text:p>
          </table:table-cell>
          <table:table-cell office:value-type="float" office:value="16.53" calcext:value-type="float">
            <text:p>16,53</text:p>
          </table:table-cell>
          <table:table-cell office:value-type="float" office:value="0.03" calcext:value-type="float">
            <text:p>0,03</text:p>
          </table:table-cell>
          <table:table-cell office:value-type="float" office:value="0.88752" calcext:value-type="float">
            <text:p>0,88752</text:p>
          </table:table-cell>
          <table:table-cell office:value-type="float" office:value="0.172836" calcext:value-type="float">
            <text:p>0,17284</text:p>
          </table:table-cell>
          <table:table-cell office:value-type="float" office:value="0.160673" calcext:value-type="float">
            <text:p>0,16067</text:p>
          </table:table-cell>
          <table:table-cell table:style-name="ce50" table:formula="of:=1000000*([.O47]/[.E47])" office:value-type="float" office:value="8.03365" calcext:value-type="float">
            <text:p>8,03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_Norm_0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ce46"/>
        <table:table-column table:style-name="co8" table:default-cell-style-name="ce50"/>
        <table:table-column table:style-name="co9" table:number-columns-repeated="2" table:default-cell-style-name="ce50"/>
        <table:table-column table:style-name="co10" table:default-cell-style-name="ce50"/>
        <table:table-column table:style-name="co8" table:number-columns-repeated="2" table:default-cell-style-name="ce50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Default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625.976923076923" calcext:value-type="float">
            <text:p>626,0</text:p>
          </table:table-cell>
          <table:table-cell table:style-name="ce53" table:formula="of:=AVERAGE([.G3:.G15])" office:value-type="float" office:value="81.4735" calcext:value-type="float">
            <text:p>81,47</text:p>
          </table:table-cell>
          <table:table-cell table:style-name="ce53" table:formula="of:=AVERAGE([.H3:.H15])" office:value-type="float" office:value="18.526498" calcext:value-type="float">
            <text:p>18,53</text:p>
          </table:table-cell>
          <table:table-cell table:style-name="ce53" table:formula="of:=AVERAGE([.I3:.I15])" office:value-type="float" office:value="69.8756538461538" calcext:value-type="float">
            <text:p>69,88</text:p>
          </table:table-cell>
          <table:table-cell table:style-name="ce53" table:formula="of:=AVERAGE([.J3:.J15])" office:value-type="float" office:value="76.4414461538462" calcext:value-type="float">
            <text:p>76,44</text:p>
          </table:table-cell>
          <table:table-cell table:style-name="ce53" table:formula="of:=AVERAGE([.K3:.K15])" office:value-type="float" office:value="23.5585561538462" calcext:value-type="float">
            <text:p>23,56</text:p>
          </table:table-cell>
          <table:table-cell table:style-name="ce53" table:formula="of:=AVERAGE([.L3:.L15])" office:value-type="float" office:value="7.73434858769231" calcext:value-type="float">
            <text:p>7,73</text:p>
          </table:table-cell>
          <table:table-cell table:style-name="ce55" table:formula="of:=AVERAGE([.M3:.M15])" office:value-type="float" office:value="0.0715614923076923" calcext:value-type="float">
            <text:p>0,07156</text:p>
          </table:table-cell>
          <table:table-cell table:style-name="ce55" table:formula="of:=AVERAGE([.N3:.N15])" office:value-type="float" office:value="0.0113385692307692" calcext:value-type="float">
            <text:p>0,01134</text:p>
          </table:table-cell>
          <table:table-cell table:style-name="ce55" table:formula="of:=AVERAGE([.O3:.O15])" office:value-type="float" office:value="0.00773551538461538" calcext:value-type="float">
            <text:p>0,00774</text:p>
          </table:table-cell>
          <table:table-cell table:style-name="ce53" table:formula="of:=1000000*([.O2]/[.E2])" office:value-type="float" office:value="1.22802452099794" calcext:value-type="float">
            <text:p>1,23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949.3" calcext:value-type="float">
            <text:p>949,3</text:p>
          </table:table-cell>
          <table:table-cell office:value-type="float" office:value="29.0514" calcext:value-type="float">
            <text:p>29,05</text:p>
          </table:table-cell>
          <table:table-cell office:value-type="float" office:value="70.9486" calcext:value-type="float">
            <text:p>70,95</text:p>
          </table:table-cell>
          <table:table-cell office:value-type="float" office:value="17.4173" calcext:value-type="float">
            <text:p>17,42</text:p>
          </table:table-cell>
          <table:table-cell office:value-type="float" office:value="17.4299" calcext:value-type="float">
            <text:p>17,43</text:p>
          </table:table-cell>
          <table:table-cell office:value-type="float" office:value="82.5701" calcext:value-type="float">
            <text:p>82,57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0475857" calcext:value-type="float">
            <text:p>0,04759</text:p>
          </table:table-cell>
          <table:table-cell office:value-type="float" office:value="0.0163257" calcext:value-type="float">
            <text:p>0,01633</text:p>
          </table:table-cell>
          <table:table-cell office:value-type="float" office:value="0.0140278" calcext:value-type="float">
            <text:p>0,01403</text:p>
          </table:table-cell>
          <table:table-cell table:style-name="ce50" table:formula="of:=1000000*([.O3]/[.E3])" office:value-type="float" office:value="3.36075706756109" calcext:value-type="float">
            <text:p>3,36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1.8" calcext:value-type="float">
            <text:p>21,8</text:p>
          </table:table-cell>
          <table:table-cell office:value-type="float" office:value="65.9242" calcext:value-type="float">
            <text:p>65,92</text:p>
          </table:table-cell>
          <table:table-cell office:value-type="float" office:value="34.0758" calcext:value-type="float">
            <text:p>34,08</text:p>
          </table:table-cell>
          <table:table-cell table:number-columns-repeated="2" office:value-type="float" office:value="80.9434" calcext:value-type="float">
            <text:p>80,94</text:p>
          </table:table-cell>
          <table:table-cell office:value-type="float" office:value="19.0566" calcext:value-type="float">
            <text:p>19,06</text:p>
          </table:table-cell>
          <table:table-cell office:value-type="float" office:value="0" calcext:value-type="float">
            <text:p>0,00</text:p>
          </table:table-cell>
          <table:table-cell office:value-type="float" office:value="0.017548" calcext:value-type="float">
            <text:p>0,01755</text:p>
          </table:table-cell>
          <table:table-cell office:value-type="float" office:value="0.0037455" calcext:value-type="float">
            <text:p>0,00375</text:p>
          </table:table-cell>
          <table:table-cell office:value-type="float" office:value="0.0009503" calcext:value-type="float">
            <text:p>0,00095</text:p>
          </table:table-cell>
          <table:table-cell table:style-name="ce50" table:formula="of:=1000000*([.O4]/[.E4])" office:value-type="float" office:value="0.179301886792453" calcext:value-type="float">
            <text:p>0,18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369.9" calcext:value-type="float">
            <text:p>369,9</text:p>
          </table:table-cell>
          <table:table-cell office:value-type="float" office:value="69.3164" calcext:value-type="float">
            <text:p>69,32</text:p>
          </table:table-cell>
          <table:table-cell office:value-type="float" office:value="30.6836" calcext:value-type="float">
            <text:p>30,68</text:p>
          </table:table-cell>
          <table:table-cell office:value-type="float" office:value="58.2609" calcext:value-type="float">
            <text:p>58,26</text:p>
          </table:table-cell>
          <table:table-cell office:value-type="float" office:value="59.4675" calcext:value-type="float">
            <text:p>59,47</text:p>
          </table:table-cell>
          <table:table-cell office:value-type="float" office:value="40.5325" calcext:value-type="float">
            <text:p>40,53</text:p>
          </table:table-cell>
          <table:table-cell office:value-type="float" office:value="2.02899" calcext:value-type="float">
            <text:p>2,03</text:p>
          </table:table-cell>
          <table:table-cell office:value-type="float" office:value="0.0028651" calcext:value-type="float">
            <text:p>0,00287</text:p>
          </table:table-cell>
          <table:table-cell office:value-type="float" office:value="0.0004603" calcext:value-type="float">
            <text:p>0,00046</text:p>
          </table:table-cell>
          <table:table-cell office:value-type="float" office:value="0.0002542" calcext:value-type="float">
            <text:p>0,00025</text:p>
          </table:table-cell>
          <table:table-cell table:style-name="ce50" table:formula="of:=1000000*([.O5]/[.E5])" office:value-type="float" office:value="0.736811594202899" calcext:value-type="float">
            <text:p>0,74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847.5" calcext:value-type="float">
            <text:p>847,5</text:p>
          </table:table-cell>
          <table:table-cell office:value-type="float" office:value="99.2473" calcext:value-type="float">
            <text:p>99,25</text:p>
          </table:table-cell>
          <table:table-cell office:value-type="float" office:value="0.752724" calcext:value-type="float">
            <text:p>0,75</text:p>
          </table:table-cell>
          <table:table-cell office:value-type="float" office:value="28.5185" calcext:value-type="float">
            <text:p>28,52</text:p>
          </table:table-cell>
          <table:table-cell office:value-type="float" office:value="89.5349" calcext:value-type="float">
            <text:p>89,53</text:p>
          </table:table-cell>
          <table:table-cell office:value-type="float" office:value="10.4651" calcext:value-type="float">
            <text:p>10,47</text:p>
          </table:table-cell>
          <table:table-cell office:value-type="float" office:value="68.1481" calcext:value-type="float">
            <text:p>68,15</text:p>
          </table:table-cell>
          <table:table-cell office:value-type="float" office:value="0.0030273" calcext:value-type="float">
            <text:p>0,00303</text:p>
          </table:table-cell>
          <table:table-cell office:value-type="float" office:value="0.0004747" calcext:value-type="float">
            <text:p>0,00047</text:p>
          </table:table-cell>
          <table:table-cell office:value-type="float" office:value="0.0003262" calcext:value-type="float">
            <text:p>0,00033</text:p>
          </table:table-cell>
          <table:table-cell table:style-name="ce50" table:formula="of:=1000000*([.O6]/[.E6])" office:value-type="float" office:value="1.20814814814815" calcext:value-type="float">
            <text:p>1,21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93.4" calcext:value-type="float">
            <text:p>93,4</text:p>
          </table:table-cell>
          <table:table-cell office:value-type="float" office:value="95.5854" calcext:value-type="float">
            <text:p>95,59</text:p>
          </table:table-cell>
          <table:table-cell office:value-type="float" office:value="4.41459" calcext:value-type="float">
            <text:p>4,41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813" calcext:value-type="float">
            <text:p>0,00081</text:p>
          </table:table-cell>
          <table:table-cell office:value-type="float" office:value="0.0001297" calcext:value-type="float">
            <text:p>0,00013</text:p>
          </table:table-cell>
          <table:table-cell office:value-type="float" office:value="0.0000456" calcext:value-type="float">
            <text:p>0,00005</text:p>
          </table:table-cell>
          <table:table-cell table:style-name="ce50" table:formula="of:=1000000*([.O7]/[.E7])" office:value-type="float" office:value="0.304" calcext:value-type="float">
            <text:p>0,3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3105" calcext:value-type="float">
            <text:p>0,00231</text:p>
          </table:table-cell>
          <table:table-cell office:value-type="float" office:value="0.0004625" calcext:value-type="float">
            <text:p>0,00046</text:p>
          </table:table-cell>
          <table:table-cell office:value-type="float" office:value="0.0001815" calcext:value-type="float">
            <text:p>0,00018</text:p>
          </table:table-cell>
          <table:table-cell table:style-name="ce50" table:formula="of:=1000000*([.O8]/[.E8])" office:value-type="float" office:value="0.363" calcext:value-type="float">
            <text:p>0,36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94.8" calcext:value-type="float">
            <text:p>194,8</text:p>
          </table:table-cell>
          <table:table-cell office:value-type="float" office:value="86.879" calcext:value-type="float">
            <text:p>86,88</text:p>
          </table:table-cell>
          <table:table-cell office:value-type="float" office:value="13.121" calcext:value-type="float">
            <text:p>13,12</text:p>
          </table:table-cell>
          <table:table-cell office:value-type="float" office:value="75.9036" calcext:value-type="float">
            <text:p>75,90</text:p>
          </table:table-cell>
          <table:table-cell office:value-type="float" office:value="81.5006" calcext:value-type="float">
            <text:p>81,50</text:p>
          </table:table-cell>
          <table:table-cell office:value-type="float" office:value="18.4994" calcext:value-type="float">
            <text:p>18,50</text:p>
          </table:table-cell>
          <table:table-cell office:value-type="float" office:value="6.86747" calcext:value-type="float">
            <text:p>6,87</text:p>
          </table:table-cell>
          <table:table-cell office:value-type="float" office:value="0.0034141" calcext:value-type="float">
            <text:p>0,00341</text:p>
          </table:table-cell>
          <table:table-cell office:value-type="float" office:value="0.0006792" calcext:value-type="float">
            <text:p>0,00068</text:p>
          </table:table-cell>
          <table:table-cell office:value-type="float" office:value="0.0002365" calcext:value-type="float">
            <text:p>0,00024</text:p>
          </table:table-cell>
          <table:table-cell table:style-name="ce50" table:formula="of:=1000000*([.O9]/[.E9])" office:value-type="float" office:value="0.284939759036145" calcext:value-type="float">
            <text:p>0,28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17.1" calcext:value-type="float">
            <text:p>117,1</text:p>
          </table:table-cell>
          <table:table-cell office:value-type="float" office:value="93.3122" calcext:value-type="float">
            <text:p>93,31</text:p>
          </table:table-cell>
          <table:table-cell office:value-type="float" office:value="6.6878" calcext:value-type="float">
            <text:p>6,69</text:p>
          </table:table-cell>
          <table:table-cell office:value-type="float" office:value="91.1628" calcext:value-type="float">
            <text:p>91,16</text:p>
          </table:table-cell>
          <table:table-cell office:value-type="float" office:value="92.0188" calcext:value-type="float">
            <text:p>92,02</text:p>
          </table:table-cell>
          <table:table-cell office:value-type="float" office:value="7.98122" calcext:value-type="float">
            <text:p>7,98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13449" calcext:value-type="float">
            <text:p>0,00134</text:p>
          </table:table-cell>
          <table:table-cell office:value-type="float" office:value="0.0001973" calcext:value-type="float">
            <text:p>0,00020</text:p>
          </table:table-cell>
          <table:table-cell office:value-type="float" office:value="0.0000802" calcext:value-type="float">
            <text:p>0,00008</text:p>
          </table:table-cell>
          <table:table-cell table:style-name="ce50" table:formula="of:=1000000*([.O10]/[.E10])" office:value-type="float" office:value="0.373023255813953" calcext:value-type="float">
            <text:p>0,37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651.6" calcext:value-type="float">
            <text:p>651,6</text:p>
          </table:table-cell>
          <table:table-cell office:value-type="float" office:value="94.5263" calcext:value-type="float">
            <text:p>94,53</text:p>
          </table:table-cell>
          <table:table-cell office:value-type="float" office:value="5.47366" calcext:value-type="float">
            <text:p>5,47</text:p>
          </table:table-cell>
          <table:table-cell office:value-type="float" office:value="95.011" calcext:value-type="float">
            <text:p>95,01</text:p>
          </table:table-cell>
          <table:table-cell office:value-type="float" office:value="95.0979" calcext:value-type="float">
            <text:p>95,10</text:p>
          </table:table-cell>
          <table:table-cell office:value-type="float" office:value="4.90214" calcext:value-type="float">
            <text:p>4,90</text:p>
          </table:table-cell>
          <table:table-cell office:value-type="float" office:value="0.0913743" calcext:value-type="float">
            <text:p>0,09</text:p>
          </table:table-cell>
          <table:table-cell office:value-type="float" office:value="0.0467081" calcext:value-type="float">
            <text:p>0,04671</text:p>
          </table:table-cell>
          <table:table-cell office:value-type="float" office:value="0.0068722" calcext:value-type="float">
            <text:p>0,00687</text:p>
          </table:table-cell>
          <table:table-cell office:value-type="float" office:value="0.0038001" calcext:value-type="float">
            <text:p>0,00380</text:p>
          </table:table-cell>
          <table:table-cell table:style-name="ce50" table:formula="of:=1000000*([.O11]/[.E11])" office:value-type="float" office:value="0.694462719298246" calcext:value-type="float">
            <text:p>0,69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451.1" calcext:value-type="float">
            <text:p>451,1</text:p>
          </table:table-cell>
          <table:table-cell office:value-type="float" office:value="80.4084" calcext:value-type="float">
            <text:p>80,41</text:p>
          </table:table-cell>
          <table:table-cell office:value-type="float" office:value="19.5916" calcext:value-type="float">
            <text:p>19,59</text:p>
          </table:table-cell>
          <table:table-cell table:number-columns-repeated="2" office:value-type="float" office:value="80.755" calcext:value-type="float">
            <text:p>80,76</text:p>
          </table:table-cell>
          <table:table-cell office:value-type="float" office:value="19.245" calcext:value-type="float">
            <text:p>19,25</text:p>
          </table:table-cell>
          <table:table-cell office:value-type="float" office:value="0" calcext:value-type="float">
            <text:p>0,00</text:p>
          </table:table-cell>
          <table:table-cell office:value-type="float" office:value="0.0355155" calcext:value-type="float">
            <text:p>0,03552</text:p>
          </table:table-cell>
          <table:table-cell office:value-type="float" office:value="0.0054146" calcext:value-type="float">
            <text:p>0,00541</text:p>
          </table:table-cell>
          <table:table-cell office:value-type="float" office:value="0.0024902" calcext:value-type="float">
            <text:p>0,00249</text:p>
          </table:table-cell>
          <table:table-cell table:style-name="ce50" table:formula="of:=1000000*([.O12]/[.E12])" office:value-type="float" office:value="0.46080680977054" calcext:value-type="float">
            <text:p>0,46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775.9" calcext:value-type="float">
            <text:p>1775,9</text:p>
          </table:table-cell>
          <table:table-cell office:value-type="float" office:value="85.1647" calcext:value-type="float">
            <text:p>85,16</text:p>
          </table:table-cell>
          <table:table-cell office:value-type="float" office:value="14.8353" calcext:value-type="float">
            <text:p>14,84</text:p>
          </table:table-cell>
          <table:table-cell office:value-type="float" office:value="72.1354" calcext:value-type="float">
            <text:p>72,14</text:p>
          </table:table-cell>
          <table:table-cell office:value-type="float" office:value="73.5724" calcext:value-type="float">
            <text:p>73,57</text:p>
          </table:table-cell>
          <table:table-cell office:value-type="float" office:value="26.4276" calcext:value-type="float">
            <text:p>26,43</text:p>
          </table:table-cell>
          <table:table-cell office:value-type="float" office:value="1.95312" calcext:value-type="float">
            <text:p>1,95</text:p>
          </table:table-cell>
          <table:table-cell office:value-type="float" office:value="0.0082141" calcext:value-type="float">
            <text:p>0,00821</text:p>
          </table:table-cell>
          <table:table-cell office:value-type="float" office:value="0.0010925" calcext:value-type="float">
            <text:p>0,00109</text:p>
          </table:table-cell>
          <table:table-cell office:value-type="float" office:value="0.0006595" calcext:value-type="float">
            <text:p>0,00066</text:p>
          </table:table-cell>
          <table:table-cell table:style-name="ce50" table:formula="of:=1000000*([.O13]/[.E13])" office:value-type="float" office:value="0.858723958333333" calcext:value-type="float">
            <text:p>0,86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998.2" calcext:value-type="float">
            <text:p>1998,2</text:p>
          </table:table-cell>
          <table:table-cell office:value-type="float" office:value="90.1787" calcext:value-type="float">
            <text:p>90,18</text:p>
          </table:table-cell>
          <table:table-cell office:value-type="float" office:value="9.8213" calcext:value-type="float">
            <text:p>9,82</text:p>
          </table:table-cell>
          <table:table-cell office:value-type="float" office:value="61.039" calcext:value-type="float">
            <text:p>61,04</text:p>
          </table:table-cell>
          <table:table-cell office:value-type="float" office:value="63.0872" calcext:value-type="float">
            <text:p>63,09</text:p>
          </table:table-cell>
          <table:table-cell office:value-type="float" office:value="36.9128" calcext:value-type="float">
            <text:p>36,91</text:p>
          </table:table-cell>
          <table:table-cell office:value-type="float" office:value="3.24675" calcext:value-type="float">
            <text:p>3,25</text:p>
          </table:table-cell>
          <table:table-cell office:value-type="float" office:value="0.0056211" calcext:value-type="float">
            <text:p>0,00562</text:p>
          </table:table-cell>
          <table:table-cell office:value-type="float" office:value="0.0007572" calcext:value-type="float">
            <text:p>0,00076</text:p>
          </table:table-cell>
          <table:table-cell office:value-type="float" office:value="0.0004916" calcext:value-type="float">
            <text:p>0,00049</text:p>
          </table:table-cell>
          <table:table-cell table:style-name="ce50" table:formula="of:=1000000*([.O14]/[.E14])" office:value-type="float" office:value="1.06406926406926" calcext:value-type="float">
            <text:p>1,06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585.2" calcext:value-type="float">
            <text:p>585,2</text:p>
          </table:table-cell>
          <table:table-cell office:value-type="float" office:value="89.7171" calcext:value-type="float">
            <text:p>89,72</text:p>
          </table:table-cell>
          <table:table-cell office:value-type="float" office:value="10.2829" calcext:value-type="float">
            <text:p>10,28</text:p>
          </table:table-cell>
          <table:table-cell office:value-type="float" office:value="88.9033" calcext:value-type="float">
            <text:p>88,90</text:p>
          </table:table-cell>
          <table:table-cell office:value-type="float" office:value="88.9109" calcext:value-type="float">
            <text:p>88,91</text:p>
          </table:table-cell>
          <table:table-cell office:value-type="float" office:value="11.0891" calcext:value-type="float">
            <text:p>11,09</text:p>
          </table:table-cell>
          <table:table-cell office:value-type="float" office:value="0.00862084" calcext:value-type="float">
            <text:p>0,01</text:p>
          </table:table-cell>
          <table:table-cell office:value-type="float" office:value="0.755332" calcext:value-type="float">
            <text:p>0,75533</text:p>
          </table:table-cell>
          <table:table-cell office:value-type="float" office:value="0.11079" calcext:value-type="float">
            <text:p>0,11079</text:p>
          </table:table-cell>
          <table:table-cell office:value-type="float" office:value="0.077018" calcext:value-type="float">
            <text:p>0,07702</text:p>
          </table:table-cell>
          <table:table-cell table:style-name="ce50" table:formula="of:=1000000*([.O15]/[.E15])" office:value-type="float" office:value="1.32791944688702" calcext:value-type="float">
            <text:p>1,33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57532.8" calcext:value-type="float">
            <text:p>57532,8</text:p>
          </table:table-cell>
          <table:table-cell table:style-name="ce53" table:formula="of:=AVERAGE([.G17:.G26])" office:value-type="float" office:value="93.85212" calcext:value-type="float">
            <text:p>93,85</text:p>
          </table:table-cell>
          <table:table-cell table:style-name="ce53" table:formula="of:=AVERAGE([.H17:.H26])" office:value-type="float" office:value="6.147885" calcext:value-type="float">
            <text:p>6,15</text:p>
          </table:table-cell>
          <table:table-cell table:style-name="ce53" table:formula="of:=AVERAGE([.I17:.I26])" office:value-type="float" office:value="55.47952" calcext:value-type="float">
            <text:p>55,48</text:p>
          </table:table-cell>
          <table:table-cell table:style-name="ce53" table:formula="of:=AVERAGE([.J17:.J26])" office:value-type="float" office:value="90.06885" calcext:value-type="float">
            <text:p>90,07</text:p>
          </table:table-cell>
          <table:table-cell table:style-name="ce53" table:formula="of:=AVERAGE([.K17:.K26])" office:value-type="float" office:value="9.93115" calcext:value-type="float">
            <text:p>9,93</text:p>
          </table:table-cell>
          <table:table-cell table:style-name="ce53" table:formula="of:=AVERAGE([.L17:.L26])" office:value-type="float" office:value="36.856765303" calcext:value-type="float">
            <text:p>36,86</text:p>
          </table:table-cell>
          <table:table-cell table:style-name="ce55" table:formula="of:=AVERAGE([.M17:.M26])" office:value-type="float" office:value="9.82815972" calcext:value-type="float">
            <text:p>9,82816</text:p>
          </table:table-cell>
          <table:table-cell table:style-name="ce55" table:formula="of:=AVERAGE([.N17:.N26])" office:value-type="float" office:value="0.42460251" calcext:value-type="float">
            <text:p>0,42460</text:p>
          </table:table-cell>
          <table:table-cell table:style-name="ce55" table:formula="of:=AVERAGE([.O17:.O26])" office:value-type="float" office:value="0.39796895" calcext:value-type="float">
            <text:p>0,39797</text:p>
          </table:table-cell>
          <table:table-cell table:style-name="ce53" table:formula="of:=1000000*([.O16]/[.E16])" office:value-type="float" office:value="5.08007421571831" calcext:value-type="float">
            <text:p>5,0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73414.5" calcext:value-type="float">
            <text:p>73414,5</text:p>
          </table:table-cell>
          <table:table-cell office:value-type="float" office:value="89.4063" calcext:value-type="float">
            <text:p>89,41</text:p>
          </table:table-cell>
          <table:table-cell office:value-type="float" office:value="10.5937" calcext:value-type="float">
            <text:p>10,59</text:p>
          </table:table-cell>
          <table:table-cell office:value-type="float" office:value="66.1094" calcext:value-type="float">
            <text:p>66,11</text:p>
          </table:table-cell>
          <table:table-cell office:value-type="float" office:value="81.634" calcext:value-type="float">
            <text:p>81,63</text:p>
          </table:table-cell>
          <table:table-cell office:value-type="float" office:value="18.366" calcext:value-type="float">
            <text:p>18,37</text:p>
          </table:table-cell>
          <table:table-cell office:value-type="float" office:value="19.0173" calcext:value-type="float">
            <text:p>19,02</text:p>
          </table:table-cell>
          <table:table-cell office:value-type="float" office:value="0.748647" calcext:value-type="float">
            <text:p>0,74865</text:p>
          </table:table-cell>
          <table:table-cell office:value-type="float" office:value="0.0980743" calcext:value-type="float">
            <text:p>0,09807</text:p>
          </table:table-cell>
          <table:table-cell office:value-type="float" office:value="0.0682827" calcext:value-type="float">
            <text:p>0,06828</text:p>
          </table:table-cell>
          <table:table-cell table:style-name="ce50" table:formula="of:=1000000*([.O17]/[.E17])" office:value-type="float" office:value="1.50994427491044" calcext:value-type="float">
            <text:p>1,51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304.8" calcext:value-type="float">
            <text:p>1304,8</text:p>
          </table:table-cell>
          <table:table-cell office:value-type="float" office:value="96.214" calcext:value-type="float">
            <text:p>96,21</text:p>
          </table:table-cell>
          <table:table-cell office:value-type="float" office:value="3.78597" calcext:value-type="float">
            <text:p>3,79</text:p>
          </table:table-cell>
          <table:table-cell office:value-type="float" office:value="61.1594" calcext:value-type="float">
            <text:p>61,16</text:p>
          </table:table-cell>
          <table:table-cell office:value-type="float" office:value="81.6248" calcext:value-type="float">
            <text:p>81,62</text:p>
          </table:table-cell>
          <table:table-cell office:value-type="float" office:value="18.3752" calcext:value-type="float">
            <text:p>18,38</text:p>
          </table:table-cell>
          <table:table-cell office:value-type="float" office:value="25.0725" calcext:value-type="float">
            <text:p>25,07</text:p>
          </table:table-cell>
          <table:table-cell office:value-type="float" office:value="0.0080877" calcext:value-type="float">
            <text:p>0,00809</text:p>
          </table:table-cell>
          <table:table-cell office:value-type="float" office:value="0.0013148" calcext:value-type="float">
            <text:p>0,00131</text:p>
          </table:table-cell>
          <table:table-cell office:value-type="float" office:value="0.0008853" calcext:value-type="float">
            <text:p>0,00089</text:p>
          </table:table-cell>
          <table:table-cell table:style-name="ce50" table:formula="of:=1000000*([.O18]/[.E18])" office:value-type="float" office:value="1.28304347826087" calcext:value-type="float">
            <text:p>1,28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119.4" calcext:value-type="float">
            <text:p>1119,4</text:p>
          </table:table-cell>
          <table:table-cell office:value-type="float" office:value="98.3163" calcext:value-type="float">
            <text:p>98,32</text:p>
          </table:table-cell>
          <table:table-cell office:value-type="float" office:value="1.68373" calcext:value-type="float">
            <text:p>1,68</text:p>
          </table:table-cell>
          <table:table-cell office:value-type="float" office:value="44.8698" calcext:value-type="float">
            <text:p>44,87</text:p>
          </table:table-cell>
          <table:table-cell office:value-type="float" office:value="86.1765" calcext:value-type="float">
            <text:p>86,18</text:p>
          </table:table-cell>
          <table:table-cell office:value-type="float" office:value="13.8235" calcext:value-type="float">
            <text:p>13,82</text:p>
          </table:table-cell>
          <table:table-cell office:value-type="float" office:value="47.9326" calcext:value-type="float">
            <text:p>47,93</text:p>
          </table:table-cell>
          <table:table-cell office:value-type="float" office:value="0.0070658" calcext:value-type="float">
            <text:p>0,00707</text:p>
          </table:table-cell>
          <table:table-cell office:value-type="float" office:value="0.0012611" calcext:value-type="float">
            <text:p>0,00126</text:p>
          </table:table-cell>
          <table:table-cell office:value-type="float" office:value="0.0008758" calcext:value-type="float">
            <text:p>0,00088</text:p>
          </table:table-cell>
          <table:table-cell table:style-name="ce50" table:formula="of:=1000000*([.O19]/[.E19])" office:value-type="float" office:value="1.34119448698316" calcext:value-type="float">
            <text:p>1,34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282922" calcext:value-type="float">
            <text:p>282922,0</text:p>
          </table:table-cell>
          <table:table-cell office:value-type="float" office:value="98.9413" calcext:value-type="float">
            <text:p>98,94</text:p>
          </table:table-cell>
          <table:table-cell office:value-type="float" office:value="1.05873" calcext:value-type="float">
            <text:p>1,06</text:p>
          </table:table-cell>
          <table:table-cell office:value-type="float" office:value="48.7746" calcext:value-type="float">
            <text:p>48,77</text:p>
          </table:table-cell>
          <table:table-cell office:value-type="float" office:value="96.1918" calcext:value-type="float">
            <text:p>96,19</text:p>
          </table:table-cell>
          <table:table-cell office:value-type="float" office:value="3.80815" calcext:value-type="float">
            <text:p>3,81</text:p>
          </table:table-cell>
          <table:table-cell office:value-type="float" office:value="49.2945" calcext:value-type="float">
            <text:p>49,29</text:p>
          </table:table-cell>
          <table:table-cell office:value-type="float" office:value="7.33547" calcext:value-type="float">
            <text:p>7,33547</text:p>
          </table:table-cell>
          <table:table-cell office:value-type="float" office:value="0.729623" calcext:value-type="float">
            <text:p>0,72962</text:p>
          </table:table-cell>
          <table:table-cell office:value-type="float" office:value="0.659384" calcext:value-type="float">
            <text:p>0,65938</text:p>
          </table:table-cell>
          <table:table-cell table:style-name="ce50" table:formula="of:=1000000*([.O20]/[.E20])" office:value-type="float" office:value="4.62657432939707" calcext:value-type="float">
            <text:p>4,63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14198.3" calcext:value-type="float">
            <text:p>14198,3</text:p>
          </table:table-cell>
          <table:table-cell office:value-type="float" office:value="98.5726" calcext:value-type="float">
            <text:p>98,57</text:p>
          </table:table-cell>
          <table:table-cell office:value-type="float" office:value="1.42741" calcext:value-type="float">
            <text:p>1,43</text:p>
          </table:table-cell>
          <table:table-cell office:value-type="float" office:value="24.6386" calcext:value-type="float">
            <text:p>24,64</text:p>
          </table:table-cell>
          <table:table-cell office:value-type="float" office:value="91.8058" calcext:value-type="float">
            <text:p>91,81</text:p>
          </table:table-cell>
          <table:table-cell office:value-type="float" office:value="8.19423" calcext:value-type="float">
            <text:p>8,19</text:p>
          </table:table-cell>
          <table:table-cell office:value-type="float" office:value="73.1623" calcext:value-type="float">
            <text:p>73,16</text:p>
          </table:table-cell>
          <table:table-cell office:value-type="float" office:value="0.899336" calcext:value-type="float">
            <text:p>0,89934</text:p>
          </table:table-cell>
          <table:table-cell office:value-type="float" office:value="0.0921892" calcext:value-type="float">
            <text:p>0,09219</text:p>
          </table:table-cell>
          <table:table-cell office:value-type="float" office:value="0.0856446" calcext:value-type="float">
            <text:p>0,08564</text:p>
          </table:table-cell>
          <table:table-cell table:style-name="ce50" table:formula="of:=1000000*([.O21]/[.E21])" office:value-type="float" office:value="8.71967012828345" calcext:value-type="float">
            <text:p>8,72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22740" calcext:value-type="float">
            <text:p>122740,0</text:p>
          </table:table-cell>
          <table:table-cell office:value-type="float" office:value="81.6812" calcext:value-type="float">
            <text:p>81,68</text:p>
          </table:table-cell>
          <table:table-cell office:value-type="float" office:value="18.3188" calcext:value-type="float">
            <text:p>18,32</text:p>
          </table:table-cell>
          <table:table-cell office:value-type="float" office:value="86.708" calcext:value-type="float">
            <text:p>86,71</text:p>
          </table:table-cell>
          <table:table-cell office:value-type="float" office:value="86.7098" calcext:value-type="float">
            <text:p>86,71</text:p>
          </table:table-cell>
          <table:table-cell office:value-type="float" office:value="13.2902" calcext:value-type="float">
            <text:p>13,29</text:p>
          </table:table-cell>
          <table:table-cell office:value-type="float" office:value="0.00201963" calcext:value-type="float">
            <text:p>0,00</text:p>
          </table:table-cell>
          <table:table-cell office:value-type="float" office:value="87.1144" calcext:value-type="float">
            <text:p>87,11440</text:p>
          </table:table-cell>
          <table:table-cell office:value-type="float" office:value="3.0351" calcext:value-type="float">
            <text:p>3,03510</text:p>
          </table:table-cell>
          <table:table-cell office:value-type="float" office:value="2.933" calcext:value-type="float">
            <text:p>2,93300</text:p>
          </table:table-cell>
          <table:table-cell table:style-name="ce50" table:formula="of:=1000000*([.O22]/[.E22])" office:value-type="float" office:value="5.9235652066785" calcext:value-type="float">
            <text:p>5,92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61107.4" calcext:value-type="float">
            <text:p>61107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6.4337" calcext:value-type="float">
            <text:p>46,4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3.5663" calcext:value-type="float">
            <text:p>53,57</text:p>
          </table:table-cell>
          <table:table-cell office:value-type="float" office:value="1.75076" calcext:value-type="float">
            <text:p>1,75076</text:p>
          </table:table-cell>
          <table:table-cell office:value-type="float" office:value="0.229893" calcext:value-type="float">
            <text:p>0,22989</text:p>
          </table:table-cell>
          <table:table-cell office:value-type="float" office:value="0.188574" calcext:value-type="float">
            <text:p>0,18857</text:p>
          </table:table-cell>
          <table:table-cell table:style-name="ce50" table:formula="of:=1000000*([.O23]/[.E23])" office:value-type="float" office:value="3.0354941004137" calcext:value-type="float">
            <text:p>3,04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2412.8" calcext:value-type="float">
            <text:p>2412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64357" calcext:value-type="float">
            <text:p>0,01644</text:p>
          </table:table-cell>
          <table:table-cell office:value-type="float" office:value="0.0019312" calcext:value-type="float">
            <text:p>0,00193</text:p>
          </table:table-cell>
          <table:table-cell office:value-type="float" office:value="0.0013617" calcext:value-type="float">
            <text:p>0,00136</text:p>
          </table:table-cell>
          <table:table-cell table:style-name="ce50" table:formula="of:=1000000*([.O24]/[.E24])" office:value-type="float" office:value="1.3617" calcext:value-type="float">
            <text:p>1,36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2597.6" calcext:value-type="float">
            <text:p>12597,6</text:p>
          </table:table-cell>
          <table:table-cell office:value-type="float" office:value="82.8191" calcext:value-type="float">
            <text:p>82,82</text:p>
          </table:table-cell>
          <table:table-cell office:value-type="float" office:value="17.1809" calcext:value-type="float">
            <text:p>17,18</text:p>
          </table:table-cell>
          <table:table-cell office:value-type="float" office:value="82.96" calcext:value-type="float">
            <text:p>82,96</text:p>
          </table:table-cell>
          <table:table-cell office:value-type="float" office:value="82.9906" calcext:value-type="float">
            <text:p>82,99</text:p>
          </table:table-cell>
          <table:table-cell office:value-type="float" office:value="17.0094" calcext:value-type="float">
            <text:p>17,01</text:p>
          </table:table-cell>
          <table:table-cell office:value-type="float" office:value="0.0368034" calcext:value-type="float">
            <text:p>0,04</text:p>
          </table:table-cell>
          <table:table-cell office:value-type="float" office:value="0.280607" calcext:value-type="float">
            <text:p>0,28061</text:p>
          </table:table-cell>
          <table:table-cell office:value-type="float" office:value="0.0414647" calcext:value-type="float">
            <text:p>0,04146</text:p>
          </table:table-cell>
          <table:table-cell office:value-type="float" office:value="0.0308278" calcext:value-type="float">
            <text:p>0,03083</text:p>
          </table:table-cell>
          <table:table-cell table:style-name="ce50" table:formula="of:=1000000*([.O25]/[.E25])" office:value-type="float" office:value="1.62080967402734" calcext:value-type="float">
            <text:p>1,62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3511.2" calcext:value-type="float">
            <text:p>3511,2</text:p>
          </table:table-cell>
          <table:table-cell office:value-type="float" office:value="92.5704" calcext:value-type="float">
            <text:p>92,57</text:p>
          </table:table-cell>
          <table:table-cell office:value-type="float" office:value="7.42961" calcext:value-type="float">
            <text:p>7,43</text:p>
          </table:table-cell>
          <table:table-cell office:value-type="float" office:value="92.5417" calcext:value-type="float">
            <text:p>92,54</text:p>
          </table:table-cell>
          <table:table-cell office:value-type="float" office:value="93.5552" calcext:value-type="float">
            <text:p>93,56</text:p>
          </table:table-cell>
          <table:table-cell office:value-type="float" office:value="6.44482" calcext:value-type="float">
            <text:p>6,44</text:p>
          </table:table-cell>
          <table:table-cell office:value-type="float" office:value="1.08333" calcext:value-type="float">
            <text:p>1,08</text:p>
          </table:table-cell>
          <table:table-cell office:value-type="float" office:value="0.120788" calcext:value-type="float">
            <text:p>0,12079</text:p>
          </table:table-cell>
          <table:table-cell office:value-type="float" office:value="0.0151738" calcext:value-type="float">
            <text:p>0,01517</text:p>
          </table:table-cell>
          <table:table-cell office:value-type="float" office:value="0.0108536" calcext:value-type="float">
            <text:p>0,01085</text:p>
          </table:table-cell>
          <table:table-cell table:style-name="ce50" table:formula="of:=1000000*([.O26]/[.E26])" office:value-type="float" office:value="1.50744444444444" calcext:value-type="float">
            <text:p>1,51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2" calcext:value-type="float">
            <text:p>262,0</text:p>
          </table:table-cell>
          <table:table-cell table:style-name="ce52" table:formula="of:=AVERAGE([.F28:.F34])" office:value-type="float" office:value="378214.557142857" calcext:value-type="float">
            <text:p>378214,6</text:p>
          </table:table-cell>
          <table:table-cell table:style-name="ce53" table:formula="of:=AVERAGE([.G28:.G34])" office:value-type="float" office:value="99.6276428571429" calcext:value-type="float">
            <text:p>99,63</text:p>
          </table:table-cell>
          <table:table-cell table:style-name="ce53" table:formula="of:=AVERAGE([.H28:.H34])" office:value-type="float" office:value="0.372359837142857" calcext:value-type="float">
            <text:p>0,37</text:p>
          </table:table-cell>
          <table:table-cell table:style-name="ce53" table:formula="of:=AVERAGE([.I28:.I34])" office:value-type="float" office:value="30.6808371428571" calcext:value-type="float">
            <text:p>30,68</text:p>
          </table:table-cell>
          <table:table-cell table:style-name="ce53" table:formula="of:=AVERAGE([.J28:.J34])" office:value-type="float" office:value="70.1917428571429" calcext:value-type="float">
            <text:p>70,19</text:p>
          </table:table-cell>
          <table:table-cell table:style-name="ce53" table:formula="of:=AVERAGE([.K28:.K34])" office:value-type="float" office:value="29.8082642857143" calcext:value-type="float">
            <text:p>29,81</text:p>
          </table:table-cell>
          <table:table-cell table:style-name="ce53" table:formula="of:=AVERAGE([.L28:.L34])" office:value-type="float" office:value="63.5033285714286" calcext:value-type="float">
            <text:p>63,50</text:p>
          </table:table-cell>
          <table:table-cell table:style-name="ce55" table:formula="of:=AVERAGE([.M28:.M34])" office:value-type="float" office:value="3.44720948571429" calcext:value-type="float">
            <text:p>3,44721</text:p>
          </table:table-cell>
          <table:table-cell table:style-name="ce55" table:formula="of:=AVERAGE([.N28:.N34])" office:value-type="float" office:value="0.0215297142857143" calcext:value-type="float">
            <text:p>0,02153</text:p>
          </table:table-cell>
          <table:table-cell table:style-name="ce55" table:formula="of:=AVERAGE([.O28:.O34])" office:value-type="float" office:value="0.0212610571428571" calcext:value-type="float">
            <text:p>0,02126</text:p>
          </table:table-cell>
          <table:table-cell table:style-name="ce53" table:formula="of:=1000000*([.O27]/[.E27])" office:value-type="float" office:value="81.1490730643402" calcext:value-type="float">
            <text:p>81,15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3302.2" calcext:value-type="float">
            <text:p>3302,2</text:p>
          </table:table-cell>
          <table:table-cell office:value-type="float" office:value="99.3591" calcext:value-type="float">
            <text:p>99,36</text:p>
          </table:table-cell>
          <table:table-cell office:value-type="float" office:value="0.640928" calcext:value-type="float">
            <text:p>0,64</text:p>
          </table:table-cell>
          <table:table-cell office:value-type="float" office:value="41.5094" calcext:value-type="float">
            <text:p>41,51</text:p>
          </table:table-cell>
          <table:table-cell office:value-type="float" office:value="90.411" calcext:value-type="float">
            <text:p>90,41</text:p>
          </table:table-cell>
          <table:table-cell office:value-type="float" office:value="9.58904" calcext:value-type="float">
            <text:p>9,59</text:p>
          </table:table-cell>
          <table:table-cell office:value-type="float" office:value="54.0881" calcext:value-type="float">
            <text:p>54,09</text:p>
          </table:table-cell>
          <table:table-cell office:value-type="float" office:value="0.0135875" calcext:value-type="float">
            <text:p>0,01359</text:p>
          </table:table-cell>
          <table:table-cell office:value-type="float" office:value="0.0050685" calcext:value-type="float">
            <text:p>0,00507</text:p>
          </table:table-cell>
          <table:table-cell office:value-type="float" office:value="0.0049403" calcext:value-type="float">
            <text:p>0,00494</text:p>
          </table:table-cell>
          <table:table-cell table:style-name="ce50" table:formula="of:=1000000*([.O28]/[.E28])" office:value-type="float" office:value="31.0710691823899" calcext:value-type="float">
            <text:p>31,07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8705.4" calcext:value-type="float">
            <text:p>8705,4</text:p>
          </table:table-cell>
          <table:table-cell office:value-type="float" office:value="99.6395" calcext:value-type="float">
            <text:p>99,64</text:p>
          </table:table-cell>
          <table:table-cell office:value-type="float" office:value="0.360494" calcext:value-type="float">
            <text:p>0,36</text:p>
          </table:table-cell>
          <table:table-cell office:value-type="float" office:value="40.8219" calcext:value-type="float">
            <text:p>40,82</text:p>
          </table:table-cell>
          <table:table-cell office:value-type="float" office:value="70.283" calcext:value-type="float">
            <text:p>70,28</text:p>
          </table:table-cell>
          <table:table-cell office:value-type="float" office:value="29.717" calcext:value-type="float">
            <text:p>29,72</text:p>
          </table:table-cell>
          <table:table-cell office:value-type="float" office:value="41.9178" calcext:value-type="float">
            <text:p>41,92</text:p>
          </table:table-cell>
          <table:table-cell office:value-type="float" office:value="0.0238085" calcext:value-type="float">
            <text:p>0,02381</text:p>
          </table:table-cell>
          <table:table-cell office:value-type="float" office:value="0.0109023" calcext:value-type="float">
            <text:p>0,01090</text:p>
          </table:table-cell>
          <table:table-cell office:value-type="float" office:value="0.0106446" calcext:value-type="float">
            <text:p>0,01064</text:p>
          </table:table-cell>
          <table:table-cell table:style-name="ce50" table:formula="of:=1000000*([.O29]/[.E29])" office:value-type="float" office:value="29.1632876712329" calcext:value-type="float">
            <text:p>29,16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259.8" calcext:value-type="float">
            <text:p>1259,8</text:p>
          </table:table-cell>
          <table:table-cell office:value-type="float" office:value="98.3977" calcext:value-type="float">
            <text:p>98,40</text:p>
          </table:table-cell>
          <table:table-cell office:value-type="float" office:value="1.60228" calcext:value-type="float">
            <text:p>1,60</text:p>
          </table:table-cell>
          <table:table-cell office:value-type="float" office:value="24.9158" calcext:value-type="float">
            <text:p>24,92</text:p>
          </table:table-cell>
          <table:table-cell office:value-type="float" office:value="64.3478" calcext:value-type="float">
            <text:p>64,35</text:p>
          </table:table-cell>
          <table:table-cell office:value-type="float" office:value="35.6522" calcext:value-type="float">
            <text:p>35,65</text:p>
          </table:table-cell>
          <table:table-cell office:value-type="float" office:value="61.2795" calcext:value-type="float">
            <text:p>61,28</text:p>
          </table:table-cell>
          <table:table-cell office:value-type="float" office:value="0.0045357" calcext:value-type="float">
            <text:p>0,00454</text:p>
          </table:table-cell>
          <table:table-cell office:value-type="float" office:value="0.0007243" calcext:value-type="float">
            <text:p>0,00072</text:p>
          </table:table-cell>
          <table:table-cell office:value-type="float" office:value="0.0005454" calcext:value-type="float">
            <text:p>0,00055</text:p>
          </table:table-cell>
          <table:table-cell table:style-name="ce50" table:formula="of:=1000000*([.O30]/[.E30])" office:value-type="float" office:value="1.83636363636364" calcext:value-type="float">
            <text:p>1,84</text:p>
          </table:table-cell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1524160" calcext:value-type="float">
            <text:p>1524160,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5" calcext:value-type="float">
            <text:p>22,5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7.5" calcext:value-type="float">
            <text:p>77,50</text:p>
          </table:table-cell>
          <table:table-cell office:value-type="float" office:value="17.6544" calcext:value-type="float">
            <text:p>17,65440</text:p>
          </table:table-cell>
          <table:table-cell office:value-type="float" office:value="0.05747" calcext:value-type="float">
            <text:p>0,05747</text:p>
          </table:table-cell>
          <table:table-cell office:value-type="float" office:value="0.0570159" calcext:value-type="float">
            <text:p>0,05702</text:p>
          </table:table-cell>
          <table:table-cell table:style-name="ce50" table:formula="of:=1000000*([.O31]/[.E31])" office:value-type="float" office:value="158.3775" calcext:value-type="float">
            <text:p>158,38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823061" calcext:value-type="float">
            <text:p>823061,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5.11371" calcext:value-type="float">
            <text:p>5,11371</text:p>
          </table:table-cell>
          <table:table-cell office:value-type="float" office:value="0.0356005" calcext:value-type="float">
            <text:p>0,03560</text:p>
          </table:table-cell>
          <table:table-cell office:value-type="float" office:value="0.0352779" calcext:value-type="float">
            <text:p>0,03528</text:p>
          </table:table-cell>
          <table:table-cell table:style-name="ce50" table:formula="of:=1000000*([.O32]/[.E32])" office:value-type="float" office:value="169.605288461538" calcext:value-type="float">
            <text:p>169,61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283984" calcext:value-type="float">
            <text:p>283984,0</text:p>
          </table:table-cell>
          <table:table-cell office:value-type="float" office:value="99.9972" calcext:value-type="float">
            <text:p>100,00</text:p>
          </table:table-cell>
          <table:table-cell office:value-type="float" office:value="0.00281686" calcext:value-type="float">
            <text:p>0,00</text:p>
          </table:table-cell>
          <table:table-cell office:value-type="float" office:value="1.87266" calcext:value-type="float">
            <text:p>1,87</text:p>
          </table:table-cell>
          <table:table-cell office:value-type="float" office:value="71.4286" calcext:value-type="float">
            <text:p>71,43</text:p>
          </table:table-cell>
          <table:table-cell office:value-type="float" office:value="28.5714" calcext:value-type="float">
            <text:p>28,57</text:p>
          </table:table-cell>
          <table:table-cell office:value-type="float" office:value="97.3783" calcext:value-type="float">
            <text:p>97,38</text:p>
          </table:table-cell>
          <table:table-cell office:value-type="float" office:value="1.31254" calcext:value-type="float">
            <text:p>1,31254</text:p>
          </table:table-cell>
          <table:table-cell office:value-type="float" office:value="0.0384164" calcext:value-type="float">
            <text:p>0,03842</text:p>
          </table:table-cell>
          <table:table-cell office:value-type="float" office:value="0.038011" calcext:value-type="float">
            <text:p>0,03801</text:p>
          </table:table-cell>
          <table:table-cell table:style-name="ce50" table:formula="of:=1000000*([.O33]/[.E33])" office:value-type="float" office:value="142.36329588015" calcext:value-type="float">
            <text:p>142,36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3029.5" calcext:value-type="float">
            <text:p>3029,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83.1461" calcext:value-type="float">
            <text:p>83,15</text:p>
          </table:table-cell>
          <table:table-cell office:value-type="float" office:value="94.8718" calcext:value-type="float">
            <text:p>94,87</text:p>
          </table:table-cell>
          <table:table-cell office:value-type="float" office:value="5.12821" calcext:value-type="float">
            <text:p>5,13</text:p>
          </table:table-cell>
          <table:table-cell office:value-type="float" office:value="12.3596" calcext:value-type="float">
            <text:p>12,36</text:p>
          </table:table-cell>
          <table:table-cell office:value-type="float" office:value="0.0078847" calcext:value-type="float">
            <text:p>0,00788</text:p>
          </table:table-cell>
          <table:table-cell office:value-type="float" office:value="0.002526" calcext:value-type="float">
            <text:p>0,00253</text:p>
          </table:table-cell>
          <table:table-cell office:value-type="float" office:value="0.0023923" calcext:value-type="float">
            <text:p>0,00239</text:p>
          </table:table-cell>
          <table:table-cell table:style-name="ce50" table:formula="of:=1000000*([.O34]/[.E34])" office:value-type="float" office:value="13.4398876404494" calcext:value-type="float">
            <text:p>13,44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684943.8" calcext:value-type="float">
            <text:p>684943,8</text:p>
          </table:table-cell>
          <table:table-cell table:style-name="ce53" table:formula="of:=AVERAGE([.G36:.G47])" office:value-type="float" office:value="89.7061333333333" calcext:value-type="float">
            <text:p>89,71</text:p>
          </table:table-cell>
          <table:table-cell table:style-name="ce53" table:formula="of:=AVERAGE([.H36:.H47])" office:value-type="float" office:value="10.2938694166667" calcext:value-type="float">
            <text:p>10,29</text:p>
          </table:table-cell>
          <table:table-cell table:style-name="ce53" table:formula="of:=AVERAGE([.I36:.I47])" office:value-type="float" office:value="77.686025" calcext:value-type="float">
            <text:p>77,69</text:p>
          </table:table-cell>
          <table:table-cell table:style-name="ce53" table:formula="of:=AVERAGE([.J36:.J47])" office:value-type="float" office:value="80.6682416666667" calcext:value-type="float">
            <text:p>80,67</text:p>
          </table:table-cell>
          <table:table-cell table:style-name="ce53" table:formula="of:=AVERAGE([.K36:.K47])" office:value-type="float" office:value="19.3317619166667" calcext:value-type="float">
            <text:p>19,33</text:p>
          </table:table-cell>
          <table:table-cell table:style-name="ce53" table:formula="of:=AVERAGE([.L36:.L47])" office:value-type="float" office:value="3.54301441666667" calcext:value-type="float">
            <text:p>3,54</text:p>
          </table:table-cell>
          <table:table-cell table:style-name="ce55" table:formula="of:=AVERAGE([.M36:.M47])" office:value-type="float" office:value="6.37370154166667" calcext:value-type="float">
            <text:p>6,37370</text:p>
          </table:table-cell>
          <table:table-cell table:style-name="ce55" table:formula="of:=AVERAGE([.N36:.N47])" office:value-type="float" office:value="0.121735183333333" calcext:value-type="float">
            <text:p>0,12174</text:p>
          </table:table-cell>
          <table:table-cell table:style-name="ce55" table:formula="of:=AVERAGE([.O36:.O47])" office:value-type="float" office:value="0.117642883333333" calcext:value-type="float">
            <text:p>0,11764</text:p>
          </table:table-cell>
          <table:table-cell table:style-name="ce53" table:formula="of:=1000000*([.O35]/[.E35])" office:value-type="float" office:value="19.3473022051064" calcext:value-type="float">
            <text:p>19,3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30766.9" calcext:value-type="float">
            <text:p>30766,9</text:p>
          </table:table-cell>
          <table:table-cell office:value-type="float" office:value="95.1697" calcext:value-type="float">
            <text:p>95,17</text:p>
          </table:table-cell>
          <table:table-cell office:value-type="float" office:value="4.83026" calcext:value-type="float">
            <text:p>4,83</text:p>
          </table:table-cell>
          <table:table-cell office:value-type="float" office:value="61.3475" calcext:value-type="float">
            <text:p>61,35</text:p>
          </table:table-cell>
          <table:table-cell office:value-type="float" office:value="63.681" calcext:value-type="float">
            <text:p>63,68</text:p>
          </table:table-cell>
          <table:table-cell office:value-type="float" office:value="36.319" calcext:value-type="float">
            <text:p>36,32</text:p>
          </table:table-cell>
          <table:table-cell office:value-type="float" office:value="3.6643" calcext:value-type="float">
            <text:p>3,66</text:p>
          </table:table-cell>
          <table:table-cell office:value-type="float" office:value="0.091446" calcext:value-type="float">
            <text:p>0,09145</text:p>
          </table:table-cell>
          <table:table-cell office:value-type="float" office:value="0.0202197" calcext:value-type="float">
            <text:p>0,02022</text:p>
          </table:table-cell>
          <table:table-cell office:value-type="float" office:value="0.0195148" calcext:value-type="float">
            <text:p>0,01951</text:p>
          </table:table-cell>
          <table:table-cell table:style-name="ce50" table:formula="of:=1000000*([.O36]/[.E36])" office:value-type="float" office:value="23.0671394799054" calcext:value-type="float">
            <text:p>23,07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861.9" calcext:value-type="float">
            <text:p>6861,9</text:p>
          </table:table-cell>
          <table:table-cell office:value-type="float" office:value="95.6126" calcext:value-type="float">
            <text:p>95,61</text:p>
          </table:table-cell>
          <table:table-cell office:value-type="float" office:value="4.38743" calcext:value-type="float">
            <text:p>4,39</text:p>
          </table:table-cell>
          <table:table-cell office:value-type="float" office:value="95.3535" calcext:value-type="float">
            <text:p>95,35</text:p>
          </table:table-cell>
          <table:table-cell office:value-type="float" office:value="95.5466" calcext:value-type="float">
            <text:p>95,55</text:p>
          </table:table-cell>
          <table:table-cell office:value-type="float" office:value="4.45344" calcext:value-type="float">
            <text:p>4,45</text:p>
          </table:table-cell>
          <table:table-cell office:value-type="float" office:value="0.20202" calcext:value-type="float">
            <text:p>0,20</text:p>
          </table:table-cell>
          <table:table-cell office:value-type="float" office:value="0.028296" calcext:value-type="float">
            <text:p>0,02830</text:p>
          </table:table-cell>
          <table:table-cell office:value-type="float" office:value="0.0025179" calcext:value-type="float">
            <text:p>0,00252</text:p>
          </table:table-cell>
          <table:table-cell office:value-type="float" office:value="0.0019562" calcext:value-type="float">
            <text:p>0,00196</text:p>
          </table:table-cell>
          <table:table-cell table:style-name="ce50" table:formula="of:=1000000*([.O37]/[.E37])" office:value-type="float" office:value="1.9759595959596" calcext:value-type="float">
            <text:p>1,9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9261.9" calcext:value-type="float">
            <text:p>19261,9</text:p>
          </table:table-cell>
          <table:table-cell office:value-type="float" office:value="95.8033" calcext:value-type="float">
            <text:p>95,80</text:p>
          </table:table-cell>
          <table:table-cell office:value-type="float" office:value="4.19672" calcext:value-type="float">
            <text:p>4,20</text:p>
          </table:table-cell>
          <table:table-cell office:value-type="float" office:value="92.5541" calcext:value-type="float">
            <text:p>92,55</text:p>
          </table:table-cell>
          <table:table-cell office:value-type="float" office:value="93.8955" calcext:value-type="float">
            <text:p>93,90</text:p>
          </table:table-cell>
          <table:table-cell office:value-type="float" office:value="6.10452" calcext:value-type="float">
            <text:p>6,10</text:p>
          </table:table-cell>
          <table:table-cell office:value-type="float" office:value="1.42857" calcext:value-type="float">
            <text:p>1,43</text:p>
          </table:table-cell>
          <table:table-cell office:value-type="float" office:value="0.108901" calcext:value-type="float">
            <text:p>0,10890</text:p>
          </table:table-cell>
          <table:table-cell office:value-type="float" office:value="0.016677" calcext:value-type="float">
            <text:p>0,01668</text:p>
          </table:table-cell>
          <table:table-cell office:value-type="float" office:value="0.0153847" calcext:value-type="float">
            <text:p>0,01538</text:p>
          </table:table-cell>
          <table:table-cell table:style-name="ce50" table:formula="of:=1000000*([.O38]/[.E38])" office:value-type="float" office:value="6.66004329004329" calcext:value-type="float">
            <text:p>6,66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8406.1" calcext:value-type="float">
            <text:p>8406,1</text:p>
          </table:table-cell>
          <table:table-cell office:value-type="float" office:value="72.3834" calcext:value-type="float">
            <text:p>72,38</text:p>
          </table:table-cell>
          <table:table-cell office:value-type="float" office:value="27.6166" calcext:value-type="float">
            <text:p>27,62</text:p>
          </table:table-cell>
          <table:table-cell office:value-type="float" office:value="59.4747" calcext:value-type="float">
            <text:p>59,47</text:p>
          </table:table-cell>
          <table:table-cell office:value-type="float" office:value="59.7737" calcext:value-type="float">
            <text:p>59,77</text:p>
          </table:table-cell>
          <table:table-cell office:value-type="float" office:value="40.2263" calcext:value-type="float">
            <text:p>40,23</text:p>
          </table:table-cell>
          <table:table-cell office:value-type="float" office:value="0.500313" calcext:value-type="float">
            <text:p>0,50</text:p>
          </table:table-cell>
          <table:table-cell office:value-type="float" office:value="0.0459255" calcext:value-type="float">
            <text:p>0,04593</text:p>
          </table:table-cell>
          <table:table-cell office:value-type="float" office:value="0.0063343" calcext:value-type="float">
            <text:p>0,00633</text:p>
          </table:table-cell>
          <table:table-cell office:value-type="float" office:value="0.0054736" calcext:value-type="float">
            <text:p>0,00547</text:p>
          </table:table-cell>
          <table:table-cell table:style-name="ce50" table:formula="of:=1000000*([.O39]/[.E39])" office:value-type="float" office:value="3.42313946216385" calcext:value-type="float">
            <text:p>3,42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8457.1" calcext:value-type="float">
            <text:p>8457,1</text:p>
          </table:table-cell>
          <table:table-cell office:value-type="float" office:value="58.7068" calcext:value-type="float">
            <text:p>58,71</text:p>
          </table:table-cell>
          <table:table-cell office:value-type="float" office:value="41.2932" calcext:value-type="float">
            <text:p>41,29</text:p>
          </table:table-cell>
          <table:table-cell office:value-type="float" office:value="51.8171" calcext:value-type="float">
            <text:p>51,82</text:p>
          </table:table-cell>
          <table:table-cell office:value-type="float" office:value="51.8912" calcext:value-type="float">
            <text:p>51,89</text:p>
          </table:table-cell>
          <table:table-cell office:value-type="float" office:value="48.1088" calcext:value-type="float">
            <text:p>48,11</text:p>
          </table:table-cell>
          <table:table-cell office:value-type="float" office:value="0.142915" calcext:value-type="float">
            <text:p>0,14</text:p>
          </table:table-cell>
          <table:table-cell office:value-type="float" office:value="0.116097" calcext:value-type="float">
            <text:p>0,11610</text:p>
          </table:table-cell>
          <table:table-cell office:value-type="float" office:value="0.0260129" calcext:value-type="float">
            <text:p>0,02601</text:p>
          </table:table-cell>
          <table:table-cell office:value-type="float" office:value="0.0232936" calcext:value-type="float">
            <text:p>0,02329</text:p>
          </table:table-cell>
          <table:table-cell table:style-name="ce50" table:formula="of:=1000000*([.O40]/[.E40])" office:value-type="float" office:value="4.75573703552471" calcext:value-type="float">
            <text:p>4,76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4256.3" calcext:value-type="float">
            <text:p>14256,3</text:p>
          </table:table-cell>
          <table:table-cell office:value-type="float" office:value="92.8194" calcext:value-type="float">
            <text:p>92,82</text:p>
          </table:table-cell>
          <table:table-cell office:value-type="float" office:value="7.18057" calcext:value-type="float">
            <text:p>7,18</text:p>
          </table:table-cell>
          <table:table-cell office:value-type="float" office:value="85.7081" calcext:value-type="float">
            <text:p>85,71</text:p>
          </table:table-cell>
          <table:table-cell office:value-type="float" office:value="88.1235" calcext:value-type="float">
            <text:p>88,12</text:p>
          </table:table-cell>
          <table:table-cell office:value-type="float" office:value="11.8765" calcext:value-type="float">
            <text:p>11,88</text:p>
          </table:table-cell>
          <table:table-cell office:value-type="float" office:value="2.74092" calcext:value-type="float">
            <text:p>2,74</text:p>
          </table:table-cell>
          <table:table-cell office:value-type="float" office:value="0.555377" calcext:value-type="float">
            <text:p>0,55538</text:p>
          </table:table-cell>
          <table:table-cell office:value-type="float" office:value="0.043957" calcext:value-type="float">
            <text:p>0,04396</text:p>
          </table:table-cell>
          <table:table-cell office:value-type="float" office:value="0.0411922" calcext:value-type="float">
            <text:p>0,04119</text:p>
          </table:table-cell>
          <table:table-cell table:style-name="ce50" table:formula="of:=1000000*([.O41]/[.E41])" office:value-type="float" office:value="8.96067000217533" calcext:value-type="float">
            <text:p>8,96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97752.4" calcext:value-type="float">
            <text:p>97752,4</text:p>
          </table:table-cell>
          <table:table-cell office:value-type="float" office:value="99.6842" calcext:value-type="float">
            <text:p>99,68</text:p>
          </table:table-cell>
          <table:table-cell office:value-type="float" office:value="0.315832" calcext:value-type="float">
            <text:p>0,32</text:p>
          </table:table-cell>
          <table:table-cell office:value-type="float" office:value="97.2434" calcext:value-type="float">
            <text:p>97,24</text:p>
          </table:table-cell>
          <table:table-cell office:value-type="float" office:value="99.1466" calcext:value-type="float">
            <text:p>99,15</text:p>
          </table:table-cell>
          <table:table-cell office:value-type="float" office:value="0.853353" calcext:value-type="float">
            <text:p>0,85</text:p>
          </table:table-cell>
          <table:table-cell office:value-type="float" office:value="1.91958" calcext:value-type="float">
            <text:p>1,92</text:p>
          </table:table-cell>
          <table:table-cell office:value-type="float" office:value="0.500388" calcext:value-type="float">
            <text:p>0,50039</text:p>
          </table:table-cell>
          <table:table-cell office:value-type="float" office:value="0.0718724" calcext:value-type="float">
            <text:p>0,07187</text:p>
          </table:table-cell>
          <table:table-cell office:value-type="float" office:value="0.0636865" calcext:value-type="float">
            <text:p>0,06369</text:p>
          </table:table-cell>
          <table:table-cell table:style-name="ce50" table:formula="of:=1000000*([.O42]/[.E42])" office:value-type="float" office:value="5.79389556040757" calcext:value-type="float">
            <text:p>5,79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81175" calcext:value-type="float">
            <text:p>181175,0</text:p>
          </table:table-cell>
          <table:table-cell office:value-type="float" office:value="97.986" calcext:value-type="float">
            <text:p>97,99</text:p>
          </table:table-cell>
          <table:table-cell office:value-type="float" office:value="2.01405" calcext:value-type="float">
            <text:p>2,01</text:p>
          </table:table-cell>
          <table:table-cell office:value-type="float" office:value="66.1892" calcext:value-type="float">
            <text:p>66,19</text:p>
          </table:table-cell>
          <table:table-cell office:value-type="float" office:value="77.3531" calcext:value-type="float">
            <text:p>77,35</text:p>
          </table:table-cell>
          <table:table-cell office:value-type="float" office:value="22.6469" calcext:value-type="float">
            <text:p>22,65</text:p>
          </table:table-cell>
          <table:table-cell office:value-type="float" office:value="14.4324" calcext:value-type="float">
            <text:p>14,43</text:p>
          </table:table-cell>
          <table:table-cell office:value-type="float" office:value="0.674558" calcext:value-type="float">
            <text:p>0,67456</text:p>
          </table:table-cell>
          <table:table-cell office:value-type="float" office:value="0.241805" calcext:value-type="float">
            <text:p>0,24181</text:p>
          </table:table-cell>
          <table:table-cell office:value-type="float" office:value="0.236407" calcext:value-type="float">
            <text:p>0,23641</text:p>
          </table:table-cell>
          <table:table-cell table:style-name="ce50" table:formula="of:=1000000*([.O43]/[.E43])" office:value-type="float" office:value="31.9468918918919" calcext:value-type="float">
            <text:p>31,95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379091" calcext:value-type="float">
            <text:p>379091,0</text:p>
          </table:table-cell>
          <table:table-cell office:value-type="float" office:value="99.7895" calcext:value-type="float">
            <text:p>99,79</text:p>
          </table:table-cell>
          <table:table-cell office:value-type="float" office:value="0.210521" calcext:value-type="float">
            <text:p>0,21</text:p>
          </table:table-cell>
          <table:table-cell office:value-type="float" office:value="76.3243" calcext:value-type="float">
            <text:p>76,32</text:p>
          </table:table-cell>
          <table:table-cell office:value-type="float" office:value="91.6586" calcext:value-type="float">
            <text:p>91,66</text:p>
          </table:table-cell>
          <table:table-cell office:value-type="float" office:value="8.34145" calcext:value-type="float">
            <text:p>8,34</text:p>
          </table:table-cell>
          <table:table-cell office:value-type="float" office:value="16.7297" calcext:value-type="float">
            <text:p>16,73</text:p>
          </table:table-cell>
          <table:table-cell office:value-type="float" office:value="1.12344" calcext:value-type="float">
            <text:p>1,12344</text:p>
          </table:table-cell>
          <table:table-cell office:value-type="float" office:value="0.32157" calcext:value-type="float">
            <text:p>0,32157</text:p>
          </table:table-cell>
          <table:table-cell office:value-type="float" office:value="0.315702" calcext:value-type="float">
            <text:p>0,31570</text:p>
          </table:table-cell>
          <table:table-cell table:style-name="ce50" table:formula="of:=1000000*([.O44]/[.E44])" office:value-type="float" office:value="42.6624324324324" calcext:value-type="float">
            <text:p>42,66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467820" calcext:value-type="float">
            <text:p>1467820,0</text:p>
          </table:table-cell>
          <table:table-cell office:value-type="float" office:value="86.3618" calcext:value-type="float">
            <text:p>86,36</text:p>
          </table:table-cell>
          <table:table-cell office:value-type="float" office:value="13.6382" calcext:value-type="float">
            <text:p>13,64</text:p>
          </table:table-cell>
          <table:table-cell table:number-columns-repeated="2" office:value-type="float" office:value="65.9363" calcext:value-type="float">
            <text:p>65,94</text:p>
          </table:table-cell>
          <table:table-cell office:value-type="float" office:value="34.0637" calcext:value-type="float">
            <text:p>34,06</text:p>
          </table:table-cell>
          <table:table-cell office:value-type="float" office:value="0" calcext:value-type="float">
            <text:p>0,00</text:p>
          </table:table-cell>
          <table:table-cell office:value-type="float" office:value="24.6376" calcext:value-type="float">
            <text:p>24,63760</text:p>
          </table:table-cell>
          <table:table-cell office:value-type="float" office:value="0.309138" calcext:value-type="float">
            <text:p>0,30914</text:p>
          </table:table-cell>
          <table:table-cell office:value-type="float" office:value="0.30447" calcext:value-type="float">
            <text:p>0,30447</text:p>
          </table:table-cell>
          <table:table-cell table:style-name="ce50" table:formula="of:=1000000*([.O45]/[.E45])" office:value-type="float" office:value="47.3146853146853" calcext:value-type="float">
            <text:p>47,31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5875120" calcext:value-type="float">
            <text:p>5875120,0</text:p>
          </table:table-cell>
          <table:table-cell office:value-type="float" office:value="98.6785" calcext:value-type="float">
            <text:p>98,68</text:p>
          </table:table-cell>
          <table:table-cell office:value-type="float" office:value="1.32145" calcext:value-type="float">
            <text:p>1,32</text:p>
          </table:table-cell>
          <table:table-cell office:value-type="float" office:value="95.9091" calcext:value-type="float">
            <text:p>95,91</text:p>
          </table:table-cell>
          <table:table-cell office:value-type="float" office:value="96.6294" calcext:value-type="float">
            <text:p>96,63</text:p>
          </table:table-cell>
          <table:table-cell office:value-type="float" office:value="3.37058" calcext:value-type="float">
            <text:p>3,37</text:p>
          </table:table-cell>
          <table:table-cell office:value-type="float" office:value="0.745455" calcext:value-type="float">
            <text:p>0,75</text:p>
          </table:table-cell>
          <table:table-cell office:value-type="float" office:value="47.3781" calcext:value-type="float">
            <text:p>47,37810</text:p>
          </table:table-cell>
          <table:table-cell office:value-type="float" office:value="0.223026" calcext:value-type="float">
            <text:p>0,22303</text:p>
          </table:table-cell>
          <table:table-cell office:value-type="float" office:value="0.219251" calcext:value-type="float">
            <text:p>0,21925</text:p>
          </table:table-cell>
          <table:table-cell table:style-name="ce50" table:formula="of:=1000000*([.O46]/[.E46])" office:value-type="float" office:value="39.8638181818182" calcext:value-type="float">
            <text:p>39,86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130357" calcext:value-type="float">
            <text:p>130357,0</text:p>
          </table:table-cell>
          <table:table-cell office:value-type="float" office:value="83.4784" calcext:value-type="float">
            <text:p>83,48</text:p>
          </table:table-cell>
          <table:table-cell office:value-type="float" office:value="16.5216" calcext:value-type="float">
            <text:p>16,52</text:p>
          </table:table-cell>
          <table:table-cell office:value-type="float" office:value="84.375" calcext:value-type="float">
            <text:p>84,38</text:p>
          </table:table-cell>
          <table:table-cell office:value-type="float" office:value="84.3834" calcext:value-type="float">
            <text:p>84,38</text:p>
          </table:table-cell>
          <table:table-cell office:value-type="float" office:value="15.6166" calcext:value-type="float">
            <text:p>15,62</text:p>
          </table:table-cell>
          <table:table-cell office:value-type="float" office:value="0.01" calcext:value-type="float">
            <text:p>0,01</text:p>
          </table:table-cell>
          <table:table-cell office:value-type="float" office:value="1.22429" calcext:value-type="float">
            <text:p>1,22429</text:p>
          </table:table-cell>
          <table:table-cell office:value-type="float" office:value="0.177692" calcext:value-type="float">
            <text:p>0,17769</text:p>
          </table:table-cell>
          <table:table-cell office:value-type="float" office:value="0.165383" calcext:value-type="float">
            <text:p>0,16538</text:p>
          </table:table-cell>
          <table:table-cell table:style-name="ce50" table:formula="of:=1000000*([.O47]/[.E47])" office:value-type="float" office:value="8.26915" calcext:value-type="float">
            <text:p>8,27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_Norm_03" table:style-name="ta1">
        <table:table-column table:style-name="co17" table:default-cell-style-name="Default"/>
        <table:table-column table:style-name="co1" table:number-columns-repeated="14" table:default-cell-style-name="Default"/>
        <table:table-column table:style-name="co1" table:default-cell-style-name="ce50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821.223076923077" calcext:value-type="float">
            <text:p>821,2</text:p>
          </table:table-cell>
          <table:table-cell table:style-name="ce53" table:formula="of:=AVERAGE([.G3:.G15])" office:value-type="float" office:value="81.3239461538462" calcext:value-type="float">
            <text:p>81,32</text:p>
          </table:table-cell>
          <table:table-cell table:style-name="ce53" table:formula="of:=AVERAGE([.H3:.H15])" office:value-type="float" office:value="18.3066888461538" calcext:value-type="float">
            <text:p>18,31</text:p>
          </table:table-cell>
          <table:table-cell table:style-name="ce53" table:formula="of:=AVERAGE([.I3:.I15])" office:value-type="float" office:value="70.0475307692308" calcext:value-type="float">
            <text:p>70,05</text:p>
          </table:table-cell>
          <table:table-cell table:style-name="ce53" table:formula="of:=AVERAGE([.J3:.J15])" office:value-type="float" office:value="76.1861076923077" calcext:value-type="float">
            <text:p>76,19</text:p>
          </table:table-cell>
          <table:table-cell table:style-name="ce53" table:formula="of:=AVERAGE([.K3:.K15])" office:value-type="float" office:value="23.8138938461538" calcext:value-type="float">
            <text:p>23,81</text:p>
          </table:table-cell>
          <table:table-cell table:style-name="ce53" table:formula="of:=AVERAGE([.L3:.L15])" office:value-type="float" office:value="7.35326595923077" calcext:value-type="float">
            <text:p>7,35</text:p>
          </table:table-cell>
          <table:table-cell table:style-name="ce55" table:formula="of:=AVERAGE([.M3:.M15])" office:value-type="float" office:value="0.102018492307692" calcext:value-type="float">
            <text:p>0,10202</text:p>
          </table:table-cell>
          <table:table-cell table:style-name="ce55" table:formula="of:=AVERAGE([.N3:.N15])" office:value-type="float" office:value="0.0139051692307692" calcext:value-type="float">
            <text:p>0,01391</text:p>
          </table:table-cell>
          <table:table-cell table:style-name="ce55" table:formula="of:=AVERAGE([.O3:.O15])" office:value-type="float" office:value="0.0094996" calcext:value-type="float">
            <text:p>0,00950</text:p>
          </table:table-cell>
          <table:table-cell table:style-name="ce53" table:formula="of:=1000000*([.O2]/[.E2])" office:value-type="float" office:value="1.5080755657048" calcext:value-type="float">
            <text:p>1,51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210.1" calcext:value-type="float">
            <text:p>1210,1</text:p>
          </table:table-cell>
          <table:table-cell office:value-type="float" office:value="28.241" calcext:value-type="float">
            <text:p>28,241</text:p>
          </table:table-cell>
          <table:table-cell office:value-type="float" office:value="71.7583" calcext:value-type="float">
            <text:p>71,7583</text:p>
          </table:table-cell>
          <table:table-cell office:value-type="float" office:value="19.909" calcext:value-type="float">
            <text:p>19,909</text:p>
          </table:table-cell>
          <table:table-cell office:value-type="float" office:value="19.9233" calcext:value-type="float">
            <text:p>19,9233</text:p>
          </table:table-cell>
          <table:table-cell office:value-type="float" office:value="80.0767" calcext:value-type="float">
            <text:p>80,0767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246931" calcext:value-type="float">
            <text:p>0,246931</text:p>
          </table:table-cell>
          <table:table-cell office:value-type="float" office:value="0.028476" calcext:value-type="float">
            <text:p>0,028476</text:p>
          </table:table-cell>
          <table:table-cell office:value-type="float" office:value="0.0251028" calcext:value-type="float">
            <text:p>0,0251028</text:p>
          </table:table-cell>
          <table:table-cell table:formula="of:=1000000*([.O3]/[.E3])" office:value-type="float" office:value="6.01408720651653" calcext:value-type="float">
            <text:p>6,01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1.8" calcext:value-type="float">
            <text:p>21,8</text:p>
          </table:table-cell>
          <table:table-cell office:value-type="float" office:value="69.604" calcext:value-type="float">
            <text:p>69,604</text:p>
          </table:table-cell>
          <table:table-cell office:value-type="float" office:value="30.396" calcext:value-type="float">
            <text:p>30,396</text:p>
          </table:table-cell>
          <table:table-cell table:number-columns-repeated="2" office:value-type="float" office:value="81.0755" calcext:value-type="float">
            <text:p>81,0755</text:p>
          </table:table-cell>
          <table:table-cell office:value-type="float" office:value="18.9245" calcext:value-type="float">
            <text:p>18,9245</text:p>
          </table:table-cell>
          <table:table-cell office:value-type="float" office:value="0" calcext:value-type="float">
            <text:p>0</text:p>
          </table:table-cell>
          <table:table-cell office:value-type="float" office:value="0.044143" calcext:value-type="float">
            <text:p>0,044143</text:p>
          </table:table-cell>
          <table:table-cell office:value-type="float" office:value="0.0048556" calcext:value-type="float">
            <text:p>0,0048556</text:p>
          </table:table-cell>
          <table:table-cell office:value-type="float" office:value="0.0013187" calcext:value-type="float">
            <text:p>0,0013187</text:p>
          </table:table-cell>
          <table:table-cell table:formula="of:=1000000*([.O4]/[.E4])" office:value-type="float" office:value="0.248811320754717" calcext:value-type="float">
            <text:p>0,25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457" calcext:value-type="float">
            <text:p>457</text:p>
          </table:table-cell>
          <table:table-cell office:value-type="float" office:value="69.8051" calcext:value-type="float">
            <text:p>69,8051</text:p>
          </table:table-cell>
          <table:table-cell office:value-type="float" office:value="30.1949" calcext:value-type="float">
            <text:p>30,1949</text:p>
          </table:table-cell>
          <table:table-cell office:value-type="float" office:value="59.1304" calcext:value-type="float">
            <text:p>59,1304</text:p>
          </table:table-cell>
          <table:table-cell office:value-type="float" office:value="60.177" calcext:value-type="float">
            <text:p>60,177</text:p>
          </table:table-cell>
          <table:table-cell office:value-type="float" office:value="39.823" calcext:value-type="float">
            <text:p>39,823</text:p>
          </table:table-cell>
          <table:table-cell office:value-type="float" office:value="1.73913" calcext:value-type="float">
            <text:p>1,73913</text:p>
          </table:table-cell>
          <table:table-cell office:value-type="float" office:value="0.0046996" calcext:value-type="float">
            <text:p>0,0046996</text:p>
          </table:table-cell>
          <table:table-cell office:value-type="float" office:value="0.0005534" calcext:value-type="float">
            <text:p>0,0005534</text:p>
          </table:table-cell>
          <table:table-cell office:value-type="float" office:value="0.0003056" calcext:value-type="float">
            <text:p>0,0003056</text:p>
          </table:table-cell>
          <table:table-cell table:formula="of:=1000000*([.O5]/[.E5])" office:value-type="float" office:value="0.885797101449275" calcext:value-type="float">
            <text:p>0,89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1116.2" calcext:value-type="float">
            <text:p>1116,2</text:p>
          </table:table-cell>
          <table:table-cell office:value-type="float" office:value="99.3948" calcext:value-type="float">
            <text:p>99,3948</text:p>
          </table:table-cell>
          <table:table-cell office:value-type="float" office:value="0.605165" calcext:value-type="float">
            <text:p>0,605165</text:p>
          </table:table-cell>
          <table:table-cell office:value-type="float" office:value="31.1111" calcext:value-type="float">
            <text:p>31,1111</text:p>
          </table:table-cell>
          <table:table-cell office:value-type="float" office:value="87.5" calcext:value-type="float">
            <text:p>87,5</text:p>
          </table:table-cell>
          <table:table-cell office:value-type="float" office:value="12.5" calcext:value-type="float">
            <text:p>12,5</text:p>
          </table:table-cell>
          <table:table-cell office:value-type="float" office:value="64.4444" calcext:value-type="float">
            <text:p>64,4444</text:p>
          </table:table-cell>
          <table:table-cell office:value-type="float" office:value="0.0039345" calcext:value-type="float">
            <text:p>0,0039345</text:p>
          </table:table-cell>
          <table:table-cell office:value-type="float" office:value="0.0006547" calcext:value-type="float">
            <text:p>0,0006547</text:p>
          </table:table-cell>
          <table:table-cell office:value-type="float" office:value="0.0004354" calcext:value-type="float">
            <text:p>0,0004354</text:p>
          </table:table-cell>
          <table:table-cell table:formula="of:=1000000*([.O6]/[.E6])" office:value-type="float" office:value="1.61259259259259" calcext:value-type="float">
            <text:p>1,61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01.1" calcext:value-type="float">
            <text:p>101,1</text:p>
          </table:table-cell>
          <table:table-cell office:value-type="float" office:value="95.7521" calcext:value-type="float">
            <text:p>95,7521</text:p>
          </table:table-cell>
          <table:table-cell office:value-type="float" office:value="4.24792" calcext:value-type="float">
            <text:p>4,24792</text:p>
          </table:table-cell>
          <table:table-cell table:number-columns-repeated="2" office:value-type="float" office:value="95.3333" calcext:value-type="float">
            <text:p>95,3333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0" calcext:value-type="float">
            <text:p>0</text:p>
          </table:table-cell>
          <table:table-cell office:value-type="float" office:value="0.001318" calcext:value-type="float">
            <text:p>0,001318</text:p>
          </table:table-cell>
          <table:table-cell office:value-type="float" office:value="0.0001659" calcext:value-type="float">
            <text:p>0,0001659</text:p>
          </table:table-cell>
          <table:table-cell table:style-name="ce58" office:value-type="float" office:value="0.0000621" calcext:value-type="float">
            <text:p>6,21E-05</text:p>
          </table:table-cell>
          <table:table-cell table:formula="of:=1000000*([.O7]/[.E7])" office:value-type="float" office:value="0.414" calcext:value-type="float">
            <text:p>0,41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7.2" calcext:value-type="float">
            <text:p>77,2</text:p>
          </table:table-cell>
          <table:table-cell office:value-type="float" office:value="18.008" calcext:value-type="float">
            <text:p>18,008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60709" calcext:value-type="float">
            <text:p>0,0060709</text:p>
          </table:table-cell>
          <table:table-cell office:value-type="float" office:value="0.0006593" calcext:value-type="float">
            <text:p>0,0006593</text:p>
          </table:table-cell>
          <table:table-cell office:value-type="float" office:value="0.0002713" calcext:value-type="float">
            <text:p>0,0002713</text:p>
          </table:table-cell>
          <table:table-cell table:formula="of:=1000000*([.O8]/[.E8])" office:value-type="float" office:value="0.5426" calcext:value-type="float">
            <text:p>0,54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05.1" calcext:value-type="float">
            <text:p>205,1</text:p>
          </table:table-cell>
          <table:table-cell office:value-type="float" office:value="86.7262" calcext:value-type="float">
            <text:p>86,7262</text:p>
          </table:table-cell>
          <table:table-cell office:value-type="float" office:value="13.2647" calcext:value-type="float">
            <text:p>13,2647</text:p>
          </table:table-cell>
          <table:table-cell office:value-type="float" office:value="75.9036" calcext:value-type="float">
            <text:p>75,9036</text:p>
          </table:table-cell>
          <table:table-cell office:value-type="float" office:value="81.0811" calcext:value-type="float">
            <text:p>81,0811</text:p>
          </table:table-cell>
          <table:table-cell office:value-type="float" office:value="18.9189" calcext:value-type="float">
            <text:p>18,9189</text:p>
          </table:table-cell>
          <table:table-cell office:value-type="float" office:value="6.38554" calcext:value-type="float">
            <text:p>6,38554</text:p>
          </table:table-cell>
          <table:table-cell office:value-type="float" office:value="0.0085739" calcext:value-type="float">
            <text:p>0,0085739</text:p>
          </table:table-cell>
          <table:table-cell office:value-type="float" office:value="0.0009136" calcext:value-type="float">
            <text:p>0,0009136</text:p>
          </table:table-cell>
          <table:table-cell office:value-type="float" office:value="0.0003298" calcext:value-type="float">
            <text:p>0,0003298</text:p>
          </table:table-cell>
          <table:table-cell table:formula="of:=1000000*([.O9]/[.E9])" office:value-type="float" office:value="0.397349397590361" calcext:value-type="float">
            <text:p>0,4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34.3" calcext:value-type="float">
            <text:p>134,3</text:p>
          </table:table-cell>
          <table:table-cell office:value-type="float" office:value="93.4641" calcext:value-type="float">
            <text:p>93,4641</text:p>
          </table:table-cell>
          <table:table-cell office:value-type="float" office:value="6.53595" calcext:value-type="float">
            <text:p>6,53595</text:p>
          </table:table-cell>
          <table:table-cell office:value-type="float" office:value="91.1628" calcext:value-type="float">
            <text:p>91,1628</text:p>
          </table:table-cell>
          <table:table-cell office:value-type="float" office:value="92.0188" calcext:value-type="float">
            <text:p>92,0188</text:p>
          </table:table-cell>
          <table:table-cell office:value-type="float" office:value="7.98122" calcext:value-type="float">
            <text:p>7,98122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21928" calcext:value-type="float">
            <text:p>0,0021928</text:p>
          </table:table-cell>
          <table:table-cell office:value-type="float" office:value="0.0002586" calcext:value-type="float">
            <text:p>0,0002586</text:p>
          </table:table-cell>
          <table:table-cell office:value-type="float" office:value="0.0001066" calcext:value-type="float">
            <text:p>0,0001066</text:p>
          </table:table-cell>
          <table:table-cell table:formula="of:=1000000*([.O10]/[.E10])" office:value-type="float" office:value="0.495813953488372" calcext:value-type="float">
            <text:p>0,5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880.7" calcext:value-type="float">
            <text:p>880,7</text:p>
          </table:table-cell>
          <table:table-cell office:value-type="float" office:value="94.7096" calcext:value-type="float">
            <text:p>94,7096</text:p>
          </table:table-cell>
          <table:table-cell office:value-type="float" office:value="5.29042" calcext:value-type="float">
            <text:p>5,29042</text:p>
          </table:table-cell>
          <table:table-cell office:value-type="float" office:value="94.9927" calcext:value-type="float">
            <text:p>94,9927</text:p>
          </table:table-cell>
          <table:table-cell office:value-type="float" office:value="95.0796" calcext:value-type="float">
            <text:p>95,0796</text:p>
          </table:table-cell>
          <table:table-cell office:value-type="float" office:value="4.92043" calcext:value-type="float">
            <text:p>4,92043</text:p>
          </table:table-cell>
          <table:table-cell office:value-type="float" office:value="0.0913743" calcext:value-type="float">
            <text:p>0,0913743</text:p>
          </table:table-cell>
          <table:table-cell office:value-type="float" office:value="0.0793591" calcext:value-type="float">
            <text:p>0,0793591</text:p>
          </table:table-cell>
          <table:table-cell office:value-type="float" office:value="0.0094269" calcext:value-type="float">
            <text:p>0,0094269</text:p>
          </table:table-cell>
          <table:table-cell office:value-type="float" office:value="0.0054263" calcext:value-type="float">
            <text:p>0,0054263</text:p>
          </table:table-cell>
          <table:table-cell table:formula="of:=1000000*([.O11]/[.E11])" office:value-type="float" office:value="0.991648391812866" calcext:value-type="float">
            <text:p>0,99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510.1" calcext:value-type="float">
            <text:p>510,1</text:p>
          </table:table-cell>
          <table:table-cell office:value-type="float" office:value="79.502" calcext:value-type="float">
            <text:p>79,502</text:p>
          </table:table-cell>
          <table:table-cell office:value-type="float" office:value="20.498" calcext:value-type="float">
            <text:p>20,498</text:p>
          </table:table-cell>
          <table:table-cell table:number-columns-repeated="2" office:value-type="float" office:value="80.3109" calcext:value-type="float">
            <text:p>80,3109</text:p>
          </table:table-cell>
          <table:table-cell office:value-type="float" office:value="19.6891" calcext:value-type="float">
            <text:p>19,6891</text:p>
          </table:table-cell>
          <table:table-cell office:value-type="float" office:value="0" calcext:value-type="float">
            <text:p>0</text:p>
          </table:table-cell>
          <table:table-cell office:value-type="float" office:value="0.0671182" calcext:value-type="float">
            <text:p>0,0671182</text:p>
          </table:table-cell>
          <table:table-cell office:value-type="float" office:value="0.0073887" calcext:value-type="float">
            <text:p>0,0073887</text:p>
          </table:table-cell>
          <table:table-cell office:value-type="float" office:value="0.0035877" calcext:value-type="float">
            <text:p>0,0035877</text:p>
          </table:table-cell>
          <table:table-cell table:formula="of:=1000000*([.O12]/[.E12])" office:value-type="float" office:value="0.663897113249445" calcext:value-type="float">
            <text:p>0,66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2352.1" calcext:value-type="float">
            <text:p>2352,1</text:p>
          </table:table-cell>
          <table:table-cell office:value-type="float" office:value="84.3396" calcext:value-type="float">
            <text:p>84,3396</text:p>
          </table:table-cell>
          <table:table-cell office:value-type="float" office:value="15.6604" calcext:value-type="float">
            <text:p>15,6604</text:p>
          </table:table-cell>
          <table:table-cell office:value-type="float" office:value="71.875" calcext:value-type="float">
            <text:p>71,875</text:p>
          </table:table-cell>
          <table:table-cell office:value-type="float" office:value="73.1126" calcext:value-type="float">
            <text:p>73,1126</text:p>
          </table:table-cell>
          <table:table-cell office:value-type="float" office:value="26.8874" calcext:value-type="float">
            <text:p>26,8874</text:p>
          </table:table-cell>
          <table:table-cell office:value-type="float" office:value="1.69271" calcext:value-type="float">
            <text:p>1,69271</text:p>
          </table:table-cell>
          <table:table-cell office:value-type="float" office:value="0.0116896" calcext:value-type="float">
            <text:p>0,0116896</text:p>
          </table:table-cell>
          <table:table-cell office:value-type="float" office:value="0.0013054" calcext:value-type="float">
            <text:p>0,0013054</text:p>
          </table:table-cell>
          <table:table-cell office:value-type="float" office:value="0.0007853" calcext:value-type="float">
            <text:p>0,0007853</text:p>
          </table:table-cell>
          <table:table-cell table:formula="of:=1000000*([.O13]/[.E13])" office:value-type="float" office:value="1.02252604166667" calcext:value-type="float">
            <text:p>1,02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2759.4" calcext:value-type="float">
            <text:p>2759,4</text:p>
          </table:table-cell>
          <table:table-cell office:value-type="float" office:value="89.4811" calcext:value-type="float">
            <text:p>89,4811</text:p>
          </table:table-cell>
          <table:table-cell office:value-type="float" office:value="10.5189" calcext:value-type="float">
            <text:p>10,5189</text:p>
          </table:table-cell>
          <table:table-cell office:value-type="float" office:value="60.8225" calcext:value-type="float">
            <text:p>60,8225</text:p>
          </table:table-cell>
          <table:table-cell office:value-type="float" office:value="62.7232" calcext:value-type="float">
            <text:p>62,7232</text:p>
          </table:table-cell>
          <table:table-cell office:value-type="float" office:value="37.2768" calcext:value-type="float">
            <text:p>37,2768</text:p>
          </table:table-cell>
          <table:table-cell office:value-type="float" office:value="3.0303" calcext:value-type="float">
            <text:p>3,0303</text:p>
          </table:table-cell>
          <table:table-cell office:value-type="float" office:value="0.0076888" calcext:value-type="float">
            <text:p>0,0076888</text:p>
          </table:table-cell>
          <table:table-cell office:value-type="float" office:value="0.0010561" calcext:value-type="float">
            <text:p>0,0010561</text:p>
          </table:table-cell>
          <table:table-cell office:value-type="float" office:value="0.0006958" calcext:value-type="float">
            <text:p>0,0006958</text:p>
          </table:table-cell>
          <table:table-cell table:formula="of:=1000000*([.O14]/[.E14])" office:value-type="float" office:value="1.50606060606061" calcext:value-type="float">
            <text:p>1,5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846.1" calcext:value-type="float">
            <text:p>846,1</text:p>
          </table:table-cell>
          <table:table-cell office:value-type="float" office:value="88.9917" calcext:value-type="float">
            <text:p>88,9917</text:p>
          </table:table-cell>
          <table:table-cell office:value-type="float" office:value="11.0083" calcext:value-type="float">
            <text:p>11,0083</text:p>
          </table:table-cell>
          <table:table-cell office:value-type="float" office:value="85.9911" calcext:value-type="float">
            <text:p>85,9911</text:p>
          </table:table-cell>
          <table:table-cell office:value-type="float" office:value="85.9971" calcext:value-type="float">
            <text:p>85,9971</text:p>
          </table:table-cell>
          <table:table-cell office:value-type="float" office:value="14.0029" calcext:value-type="float">
            <text:p>14,0029</text:p>
          </table:table-cell>
          <table:table-cell office:value-type="float" office:value="0.00689667" calcext:value-type="float">
            <text:p>0,00689667</text:p>
          </table:table-cell>
          <table:table-cell office:value-type="float" office:value="0.842521" calcext:value-type="float">
            <text:p>0,842521</text:p>
          </table:table-cell>
          <table:table-cell office:value-type="float" office:value="0.125053" calcext:value-type="float">
            <text:p>0,125053</text:p>
          </table:table-cell>
          <table:table-cell office:value-type="float" office:value="0.0850674" calcext:value-type="float">
            <text:p>0,0850674</text:p>
          </table:table-cell>
          <table:table-cell table:formula="of:=1000000*([.O15]/[.E15])" office:value-type="float" office:value="1.46670459835514" calcext:value-type="float">
            <text:p>1,47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72730.05" calcext:value-type="float">
            <text:p>72730,1</text:p>
          </table:table-cell>
          <table:table-cell table:style-name="ce53" table:formula="of:=AVERAGE([.G17:.G26])" office:value-type="float" office:value="93.8043" calcext:value-type="float">
            <text:p>93,80</text:p>
          </table:table-cell>
          <table:table-cell table:style-name="ce53" table:formula="of:=AVERAGE([.H17:.H26])" office:value-type="float" office:value="6.148282" calcext:value-type="float">
            <text:p>6,15</text:p>
          </table:table-cell>
          <table:table-cell table:style-name="ce53" table:formula="of:=AVERAGE([.I17:.I26])" office:value-type="float" office:value="55.65823" calcext:value-type="float">
            <text:p>55,66</text:p>
          </table:table-cell>
          <table:table-cell table:style-name="ce53" table:formula="of:=AVERAGE([.J17:.J26])" office:value-type="float" office:value="90.04089" calcext:value-type="float">
            <text:p>90,04</text:p>
          </table:table-cell>
          <table:table-cell table:style-name="ce53" table:formula="of:=AVERAGE([.K17:.K26])" office:value-type="float" office:value="9.95912" calcext:value-type="float">
            <text:p>9,96</text:p>
          </table:table-cell>
          <table:table-cell table:style-name="ce53" table:formula="of:=AVERAGE([.L17:.L26])" office:value-type="float" office:value="36.617166773" calcext:value-type="float">
            <text:p>36,62</text:p>
          </table:table-cell>
          <table:table-cell table:style-name="ce55" table:formula="of:=AVERAGE([.M17:.M26])" office:value-type="float" office:value="3.77081647" calcext:value-type="float">
            <text:p>3,77082</text:p>
          </table:table-cell>
          <table:table-cell table:style-name="ce55" table:formula="of:=AVERAGE([.N17:.N26])" office:value-type="float" office:value="0.53631191" calcext:value-type="float">
            <text:p>0,53631</text:p>
          </table:table-cell>
          <table:table-cell table:style-name="ce55" table:formula="of:=AVERAGE([.O17:.O26])" office:value-type="float" office:value="0.50040126" calcext:value-type="float">
            <text:p>0,50040</text:p>
          </table:table-cell>
          <table:table-cell table:style-name="ce53" table:formula="of:=1000000*([.O16]/[.E16])" office:value-type="float" office:value="6.38762279931375" calcext:value-type="float">
            <text:p>6,39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87239.5" calcext:value-type="float">
            <text:p>87239,5</text:p>
          </table:table-cell>
          <table:table-cell office:value-type="float" office:value="89.4997" calcext:value-type="float">
            <text:p>89,4997</text:p>
          </table:table-cell>
          <table:table-cell office:value-type="float" office:value="10.4992" calcext:value-type="float">
            <text:p>10,4992</text:p>
          </table:table-cell>
          <table:table-cell office:value-type="float" office:value="66.5163" calcext:value-type="float">
            <text:p>66,5163</text:p>
          </table:table-cell>
          <table:table-cell office:value-type="float" office:value="81.8659" calcext:value-type="float">
            <text:p>81,8659</text:p>
          </table:table-cell>
          <table:table-cell office:value-type="float" office:value="18.1341" calcext:value-type="float">
            <text:p>18,1341</text:p>
          </table:table-cell>
          <table:table-cell office:value-type="float" office:value="18.7497" calcext:value-type="float">
            <text:p>18,7497</text:p>
          </table:table-cell>
          <table:table-cell office:value-type="float" office:value="0.684885" calcext:value-type="float">
            <text:p>0,684885</text:p>
          </table:table-cell>
          <table:table-cell office:value-type="float" office:value="0.125708" calcext:value-type="float">
            <text:p>0,125708</text:p>
          </table:table-cell>
          <table:table-cell office:value-type="float" office:value="0.0877963" calcext:value-type="float">
            <text:p>0,0877963</text:p>
          </table:table-cell>
          <table:table-cell table:formula="of:=1000000*([.O17]/[.E17])" office:value-type="float" office:value="1.94145106364159" calcext:value-type="float">
            <text:p>1,94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575.3" calcext:value-type="float">
            <text:p>1575,3</text:p>
          </table:table-cell>
          <table:table-cell office:value-type="float" office:value="96.3949" calcext:value-type="float">
            <text:p>96,3949</text:p>
          </table:table-cell>
          <table:table-cell office:value-type="float" office:value="3.60514" calcext:value-type="float">
            <text:p>3,60514</text:p>
          </table:table-cell>
          <table:table-cell office:value-type="float" office:value="61.7391" calcext:value-type="float">
            <text:p>61,7391</text:p>
          </table:table-cell>
          <table:table-cell office:value-type="float" office:value="81.6092" calcext:value-type="float">
            <text:p>81,6092</text:p>
          </table:table-cell>
          <table:table-cell office:value-type="float" office:value="18.3908" calcext:value-type="float">
            <text:p>18,3908</text:p>
          </table:table-cell>
          <table:table-cell office:value-type="float" office:value="24.3478" calcext:value-type="float">
            <text:p>24,3478</text:p>
          </table:table-cell>
          <table:table-cell office:value-type="float" office:value="0.0116921" calcext:value-type="float">
            <text:p>0,0116921</text:p>
          </table:table-cell>
          <table:table-cell office:value-type="float" office:value="0.0017498" calcext:value-type="float">
            <text:p>0,0017498</text:p>
          </table:table-cell>
          <table:table-cell office:value-type="float" office:value="0.0011881" calcext:value-type="float">
            <text:p>0,0011881</text:p>
          </table:table-cell>
          <table:table-cell table:formula="of:=1000000*([.O18]/[.E18])" office:value-type="float" office:value="1.72188405797101" calcext:value-type="float">
            <text:p>1,72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342.6" calcext:value-type="float">
            <text:p>1342,6</text:p>
          </table:table-cell>
          <table:table-cell office:value-type="float" office:value="98.2825" calcext:value-type="float">
            <text:p>98,2825</text:p>
          </table:table-cell>
          <table:table-cell office:value-type="float" office:value="1.7175" calcext:value-type="float">
            <text:p>1,7175</text:p>
          </table:table-cell>
          <table:table-cell office:value-type="float" office:value="45.6355" calcext:value-type="float">
            <text:p>45,6355</text:p>
          </table:table-cell>
          <table:table-cell office:value-type="float" office:value="86.1272" calcext:value-type="float">
            <text:p>86,1272</text:p>
          </table:table-cell>
          <table:table-cell office:value-type="float" office:value="13.8728" calcext:value-type="float">
            <text:p>13,8728</text:p>
          </table:table-cell>
          <table:table-cell office:value-type="float" office:value="47.0138" calcext:value-type="float">
            <text:p>47,0138</text:p>
          </table:table-cell>
          <table:table-cell office:value-type="float" office:value="0.0104139" calcext:value-type="float">
            <text:p>0,0104139</text:p>
          </table:table-cell>
          <table:table-cell office:value-type="float" office:value="0.0016707" calcext:value-type="float">
            <text:p>0,0016707</text:p>
          </table:table-cell>
          <table:table-cell office:value-type="float" office:value="0.0011538" calcext:value-type="float">
            <text:p>0,0011538</text:p>
          </table:table-cell>
          <table:table-cell table:formula="of:=1000000*([.O19]/[.E19])" office:value-type="float" office:value="1.76692189892802" calcext:value-type="float">
            <text:p>1,77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365861" calcext:value-type="float">
            <text:p>365861</text:p>
          </table:table-cell>
          <table:table-cell office:value-type="float" office:value="98.9691" calcext:value-type="float">
            <text:p>98,9691</text:p>
          </table:table-cell>
          <table:table-cell office:value-type="float" office:value="1.03011" calcext:value-type="float">
            <text:p>1,03011</text:p>
          </table:table-cell>
          <table:table-cell office:value-type="float" office:value="48.891" calcext:value-type="float">
            <text:p>48,891</text:p>
          </table:table-cell>
          <table:table-cell office:value-type="float" office:value="96.182" calcext:value-type="float">
            <text:p>96,182</text:p>
          </table:table-cell>
          <table:table-cell office:value-type="float" office:value="3.81802" calcext:value-type="float">
            <text:p>3,81802</text:p>
          </table:table-cell>
          <table:table-cell office:value-type="float" office:value="49.1682" calcext:value-type="float">
            <text:p>49,1682</text:p>
          </table:table-cell>
          <table:table-cell office:value-type="float" office:value="5.16877" calcext:value-type="float">
            <text:p>5,16877</text:p>
          </table:table-cell>
          <table:table-cell office:value-type="float" office:value="1.12118" calcext:value-type="float">
            <text:p>1,12118</text:p>
          </table:table-cell>
          <table:table-cell office:value-type="float" office:value="1.018" calcext:value-type="float">
            <text:p>1,018</text:p>
          </table:table-cell>
          <table:table-cell table:formula="of:=1000000*([.O20]/[.E20])" office:value-type="float" office:value="7.14280702492966" calcext:value-type="float">
            <text:p>7,14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14548.1" calcext:value-type="float">
            <text:p>14548,1</text:p>
          </table:table-cell>
          <table:table-cell office:value-type="float" office:value="98.4149" calcext:value-type="float">
            <text:p>98,4149</text:p>
          </table:table-cell>
          <table:table-cell office:value-type="float" office:value="1.11275" calcext:value-type="float">
            <text:p>1,11275</text:p>
          </table:table-cell>
          <table:table-cell office:value-type="float" office:value="24.6386" calcext:value-type="float">
            <text:p>24,6386</text:p>
          </table:table-cell>
          <table:table-cell office:value-type="float" office:value="91.8058" calcext:value-type="float">
            <text:p>91,8058</text:p>
          </table:table-cell>
          <table:table-cell office:value-type="float" office:value="8.19423" calcext:value-type="float">
            <text:p>8,19423</text:p>
          </table:table-cell>
          <table:table-cell office:value-type="float" office:value="73.1623" calcext:value-type="float">
            <text:p>73,1623</text:p>
          </table:table-cell>
          <table:table-cell office:value-type="float" office:value="0.932576" calcext:value-type="float">
            <text:p>0,932576</text:p>
          </table:table-cell>
          <table:table-cell office:value-type="float" office:value="0.122716" calcext:value-type="float">
            <text:p>0,122716</text:p>
          </table:table-cell>
          <table:table-cell office:value-type="float" office:value="0.113064" calcext:value-type="float">
            <text:p>0,113064</text:p>
          </table:table-cell>
          <table:table-cell table:formula="of:=1000000*([.O21]/[.E21])" office:value-type="float" office:value="11.5113011606597" calcext:value-type="float">
            <text:p>11,51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62665" calcext:value-type="float">
            <text:p>162665</text:p>
          </table:table-cell>
          <table:table-cell office:value-type="float" office:value="81.2264" calcext:value-type="float">
            <text:p>81,2264</text:p>
          </table:table-cell>
          <table:table-cell office:value-type="float" office:value="18.7736" calcext:value-type="float">
            <text:p>18,7736</text:p>
          </table:table-cell>
          <table:table-cell office:value-type="float" office:value="86.2974" calcext:value-type="float">
            <text:p>86,2974</text:p>
          </table:table-cell>
          <table:table-cell office:value-type="float" office:value="86.2992" calcext:value-type="float">
            <text:p>86,2992</text:p>
          </table:table-cell>
          <table:table-cell office:value-type="float" office:value="13.7008" calcext:value-type="float">
            <text:p>13,7008</text:p>
          </table:table-cell>
          <table:table-cell office:value-type="float" office:value="0.00201963" calcext:value-type="float">
            <text:p>0,00201963</text:p>
          </table:table-cell>
          <table:table-cell office:value-type="float" office:value="28.3622" calcext:value-type="float">
            <text:p>28,3622</text:p>
          </table:table-cell>
          <table:table-cell office:value-type="float" office:value="3.59291" calcext:value-type="float">
            <text:p>3,59291</text:p>
          </table:table-cell>
          <table:table-cell office:value-type="float" office:value="3.45487" calcext:value-type="float">
            <text:p>3,45487</text:p>
          </table:table-cell>
          <table:table-cell table:formula="of:=1000000*([.O22]/[.E22])" office:value-type="float" office:value="6.97754780961383" calcext:value-type="float">
            <text:p>6,98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69085.2" calcext:value-type="float">
            <text:p>69085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754" calcext:value-type="float">
            <text:p>46,75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246" calcext:value-type="float">
            <text:p>53,246</text:p>
          </table:table-cell>
          <table:table-cell office:value-type="float" office:value="1.96154" calcext:value-type="float">
            <text:p>1,96154</text:p>
          </table:table-cell>
          <table:table-cell office:value-type="float" office:value="0.32848" calcext:value-type="float">
            <text:p>0,32848</text:p>
          </table:table-cell>
          <table:table-cell office:value-type="float" office:value="0.277561" calcext:value-type="float">
            <text:p>0,277561</text:p>
          </table:table-cell>
          <table:table-cell table:formula="of:=1000000*([.O23]/[.E23])" office:value-type="float" office:value="4.46792653284613" calcext:value-type="float">
            <text:p>4,47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2936.6" calcext:value-type="float">
            <text:p>2936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88197" calcext:value-type="float">
            <text:p>0,0188197</text:p>
          </table:table-cell>
          <table:table-cell office:value-type="float" office:value="0.0025083" calcext:value-type="float">
            <text:p>0,0025083</text:p>
          </table:table-cell>
          <table:table-cell office:value-type="float" office:value="0.0017829" calcext:value-type="float">
            <text:p>0,0017829</text:p>
          </table:table-cell>
          <table:table-cell table:formula="of:=1000000*([.O24]/[.E24])" office:value-type="float" office:value="1.7829" calcext:value-type="float">
            <text:p>1,78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7792.2" calcext:value-type="float">
            <text:p>17792,2</text:p>
          </table:table-cell>
          <table:table-cell office:value-type="float" office:value="82.5161" calcext:value-type="float">
            <text:p>82,5161</text:p>
          </table:table-cell>
          <table:table-cell office:value-type="float" office:value="17.4839" calcext:value-type="float">
            <text:p>17,4839</text:p>
          </table:table-cell>
          <table:table-cell office:value-type="float" office:value="82.9548" calcext:value-type="float">
            <text:p>82,9548</text:p>
          </table:table-cell>
          <table:table-cell office:value-type="float" office:value="82.9766" calcext:value-type="float">
            <text:p>82,9766</text:p>
          </table:table-cell>
          <table:table-cell office:value-type="float" office:value="17.0234" calcext:value-type="float">
            <text:p>17,0234</text:p>
          </table:table-cell>
          <table:table-cell office:value-type="float" office:value="0.0262881" calcext:value-type="float">
            <text:p>0,0262881</text:p>
          </table:table-cell>
          <table:table-cell office:value-type="float" office:value="0.40169" calcext:value-type="float">
            <text:p>0,40169</text:p>
          </table:table-cell>
          <table:table-cell office:value-type="float" office:value="0.0479345" calcext:value-type="float">
            <text:p>0,0479345</text:p>
          </table:table-cell>
          <table:table-cell office:value-type="float" office:value="0.0357651" calcext:value-type="float">
            <text:p>0,0357651</text:p>
          </table:table-cell>
          <table:table-cell table:formula="of:=1000000*([.O25]/[.E25])" office:value-type="float" office:value="1.88039432176656" calcext:value-type="float">
            <text:p>1,88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4255" calcext:value-type="float">
            <text:p>4255</text:p>
          </table:table-cell>
          <table:table-cell office:value-type="float" office:value="92.7394" calcext:value-type="float">
            <text:p>92,7394</text:p>
          </table:table-cell>
          <table:table-cell office:value-type="float" office:value="7.26062" calcext:value-type="float">
            <text:p>7,26062</text:p>
          </table:table-cell>
          <table:table-cell office:value-type="float" office:value="92.5556" calcext:value-type="float">
            <text:p>92,5556</text:p>
          </table:table-cell>
          <table:table-cell office:value-type="float" office:value="93.543" calcext:value-type="float">
            <text:p>93,543</text:p>
          </table:table-cell>
          <table:table-cell office:value-type="float" office:value="6.45705" calcext:value-type="float">
            <text:p>6,45705</text:p>
          </table:table-cell>
          <table:table-cell office:value-type="float" office:value="1.05556" calcext:value-type="float">
            <text:p>1,05556</text:p>
          </table:table-cell>
          <table:table-cell office:value-type="float" office:value="0.155578" calcext:value-type="float">
            <text:p>0,155578</text:p>
          </table:table-cell>
          <table:table-cell office:value-type="float" office:value="0.0182618" calcext:value-type="float">
            <text:p>0,0182618</text:p>
          </table:table-cell>
          <table:table-cell office:value-type="float" office:value="0.0128314" calcext:value-type="float">
            <text:p>0,0128314</text:p>
          </table:table-cell>
          <table:table-cell table:formula="of:=1000000*([.O26]/[.E26])" office:value-type="float" office:value="1.78213888888889" calcext:value-type="float">
            <text:p>1,78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633458.057142857" calcext:value-type="float">
            <text:p>633458,1</text:p>
          </table:table-cell>
          <table:table-cell table:style-name="ce53" table:formula="of:=AVERAGE([.G28:.G34])" office:value-type="float" office:value="99.5789428571429" calcext:value-type="float">
            <text:p>99,58</text:p>
          </table:table-cell>
          <table:table-cell table:style-name="ce53" table:formula="of:=AVERAGE([.H28:.H34])" office:value-type="float" office:value="0.421061308571429" calcext:value-type="float">
            <text:p>0,42</text:p>
          </table:table-cell>
          <table:table-cell table:style-name="ce53" table:formula="of:=AVERAGE([.I28:.I34])" office:value-type="float" office:value="35.9304698571429" calcext:value-type="float">
            <text:p>35,93</text:p>
          </table:table-cell>
          <table:table-cell table:style-name="ce53" table:formula="of:=AVERAGE([.J28:.J34])" office:value-type="float" office:value="82.7953857142857" calcext:value-type="float">
            <text:p>82,80</text:p>
          </table:table-cell>
          <table:table-cell table:style-name="ce53" table:formula="of:=AVERAGE([.K28:.K34])" office:value-type="float" office:value="17.2046164285714" calcext:value-type="float">
            <text:p>17,20</text:p>
          </table:table-cell>
          <table:table-cell table:style-name="ce53" table:formula="of:=AVERAGE([.L28:.L34])" office:value-type="float" office:value="57.9373142857143" calcext:value-type="float">
            <text:p>57,94</text:p>
          </table:table-cell>
          <table:table-cell table:style-name="ce55" table:formula="of:=AVERAGE([.M28:.M34])" office:value-type="float" office:value="0.0522813714285714" calcext:value-type="float">
            <text:p>0,05228</text:p>
          </table:table-cell>
          <table:table-cell table:style-name="ce55" table:formula="of:=AVERAGE([.N28:.N34])" office:value-type="float" office:value="0.0188842285714286" calcext:value-type="float">
            <text:p>0,01888</text:p>
          </table:table-cell>
          <table:table-cell table:style-name="ce55" table:formula="of:=AVERAGE([.O28:.O34])" office:value-type="float" office:value="0.0184951571428571" calcext:value-type="float">
            <text:p>0,01850</text:p>
          </table:table-cell>
          <table:table-cell table:style-name="ce53" table:formula="of:=1000000*([.O27]/[.E27])" office:value-type="float" office:value="70.9403287671233" calcext:value-type="float">
            <text:p>70,94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6014" calcext:value-type="float">
            <text:p>6014</text:p>
          </table:table-cell>
          <table:table-cell office:value-type="float" office:value="99.3132" calcext:value-type="float">
            <text:p>99,3132</text:p>
          </table:table-cell>
          <table:table-cell office:value-type="float" office:value="0.686849" calcext:value-type="float">
            <text:p>0,686849</text:p>
          </table:table-cell>
          <table:table-cell office:value-type="float" office:value="42.1384" calcext:value-type="float">
            <text:p>42,1384</text:p>
          </table:table-cell>
          <table:table-cell office:value-type="float" office:value="90.5405" calcext:value-type="float">
            <text:p>90,5405</text:p>
          </table:table-cell>
          <table:table-cell office:value-type="float" office:value="9.45946" calcext:value-type="float">
            <text:p>9,45946</text:p>
          </table:table-cell>
          <table:table-cell office:value-type="float" office:value="53.4591" calcext:value-type="float">
            <text:p>53,4591</text:p>
          </table:table-cell>
          <table:table-cell office:value-type="float" office:value="0.0144624" calcext:value-type="float">
            <text:p>0,0144624</text:p>
          </table:table-cell>
          <table:table-cell office:value-type="float" office:value="0.006192" calcext:value-type="float">
            <text:p>0,006192</text:p>
          </table:table-cell>
          <table:table-cell office:value-type="float" office:value="0.0060166" calcext:value-type="float">
            <text:p>0,0060166</text:p>
          </table:table-cell>
          <table:table-cell table:formula="of:=1000000*([.O28]/[.E28])" office:value-type="float" office:value="37.840251572327" calcext:value-type="float">
            <text:p>37,84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16184.2" calcext:value-type="float">
            <text:p>16184,2</text:p>
          </table:table-cell>
          <table:table-cell office:value-type="float" office:value="99.485" calcext:value-type="float">
            <text:p>99,485</text:p>
          </table:table-cell>
          <table:table-cell office:value-type="float" office:value="0.514967" calcext:value-type="float">
            <text:p>0,514967</text:p>
          </table:table-cell>
          <table:table-cell office:value-type="float" office:value="44.1096" calcext:value-type="float">
            <text:p>44,1096</text:p>
          </table:table-cell>
          <table:table-cell office:value-type="float" office:value="70.3057" calcext:value-type="float">
            <text:p>70,3057</text:p>
          </table:table-cell>
          <table:table-cell office:value-type="float" office:value="29.6943" calcext:value-type="float">
            <text:p>29,6943</text:p>
          </table:table-cell>
          <table:table-cell office:value-type="float" office:value="37.2603" calcext:value-type="float">
            <text:p>37,2603</text:p>
          </table:table-cell>
          <table:table-cell office:value-type="float" office:value="0.029261" calcext:value-type="float">
            <text:p>0,029261</text:p>
          </table:table-cell>
          <table:table-cell office:value-type="float" office:value="0.0137746" calcext:value-type="float">
            <text:p>0,0137746</text:p>
          </table:table-cell>
          <table:table-cell office:value-type="float" office:value="0.0133721" calcext:value-type="float">
            <text:p>0,0133721</text:p>
          </table:table-cell>
          <table:table-cell table:formula="of:=1000000*([.O29]/[.E29])" office:value-type="float" office:value="36.6358904109589" calcext:value-type="float">
            <text:p>36,64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722.4" calcext:value-type="float">
            <text:p>1722,4</text:p>
          </table:table-cell>
          <table:table-cell office:value-type="float" office:value="98.2884" calcext:value-type="float">
            <text:p>98,2884</text:p>
          </table:table-cell>
          <table:table-cell office:value-type="float" office:value="1.7116" calcext:value-type="float">
            <text:p>1,7116</text:p>
          </table:table-cell>
          <table:table-cell office:value-type="float" office:value="26.936" calcext:value-type="float">
            <text:p>26,936</text:p>
          </table:table-cell>
          <table:table-cell office:value-type="float" office:value="63.4921" calcext:value-type="float">
            <text:p>63,4921</text:p>
          </table:table-cell>
          <table:table-cell office:value-type="float" office:value="36.5079" calcext:value-type="float">
            <text:p>36,5079</text:p>
          </table:table-cell>
          <table:table-cell office:value-type="float" office:value="57.5758" calcext:value-type="float">
            <text:p>57,5758</text:p>
          </table:table-cell>
          <table:table-cell office:value-type="float" office:value="0.005907" calcext:value-type="float">
            <text:p>0,005907</text:p>
          </table:table-cell>
          <table:table-cell office:value-type="float" office:value="0.0010343" calcext:value-type="float">
            <text:p>0,0010343</text:p>
          </table:table-cell>
          <table:table-cell office:value-type="float" office:value="0.0007915" calcext:value-type="float">
            <text:p>0,0007915</text:p>
          </table:table-cell>
          <table:table-cell table:formula="of:=1000000*([.O30]/[.E30])" office:value-type="float" office:value="2.66498316498316" calcext:value-type="float">
            <text:p>2,66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128045" calcext:value-type="float">
            <text:p>128045</text:p>
          </table:table-cell>
          <table:table-cell office:value-type="float" office:value="99.9886" calcext:value-type="float">
            <text:p>99,9886</text:p>
          </table:table-cell>
          <table:table-cell office:value-type="float" office:value="0.0114016" calcext:value-type="float">
            <text:p>0,0114016</text:p>
          </table:table-cell>
          <table:table-cell office:value-type="float" office:value="48.1481" calcext:value-type="float">
            <text:p>48,1481</text:p>
          </table:table-cell>
          <table:table-cell office:value-type="float" office:value="99.4118" calcext:value-type="float">
            <text:p>99,4118</text:p>
          </table:table-cell>
          <table:table-cell office:value-type="float" office:value="0.588235" calcext:value-type="float">
            <text:p>0,588235</text:p>
          </table:table-cell>
          <table:table-cell office:value-type="float" office:value="51.567" calcext:value-type="float">
            <text:p>51,567</text:p>
          </table:table-cell>
          <table:table-cell office:value-type="float" office:value="0.0817591" calcext:value-type="float">
            <text:p>0,0817591</text:p>
          </table:table-cell>
          <table:table-cell office:value-type="float" office:value="0.0234966" calcext:value-type="float">
            <text:p>0,0234966</text:p>
          </table:table-cell>
          <table:table-cell office:value-type="float" office:value="0.0229292" calcext:value-type="float">
            <text:p>0,0229292</text:p>
          </table:table-cell>
          <table:table-cell table:formula="of:=1000000*([.O31]/[.E31])" office:value-type="float" office:value="65.3253561253561" calcext:value-type="float">
            <text:p>65,33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table:style-name="ce58" office:value-type="float" office:value="3352190" calcext:value-type="float">
            <text:p>3,35E+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480769" calcext:value-type="float">
            <text:p>0,4807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5192" calcext:value-type="float">
            <text:p>99,5192</text:p>
          </table:table-cell>
          <table:table-cell office:value-type="float" office:value="0.118721" calcext:value-type="float">
            <text:p>0,118721</text:p>
          </table:table-cell>
          <table:table-cell office:value-type="float" office:value="0.0416749" calcext:value-type="float">
            <text:p>0,0416749</text:p>
          </table:table-cell>
          <table:table-cell office:value-type="float" office:value="0.0411635" calcext:value-type="float">
            <text:p>0,0411635</text:p>
          </table:table-cell>
          <table:table-cell table:formula="of:=1000000*([.O32]/[.E32])" office:value-type="float" office:value="197.901442307692" calcext:value-type="float">
            <text:p>197,90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924922" calcext:value-type="float">
            <text:p>924922</text:p>
          </table:table-cell>
          <table:table-cell office:value-type="float" office:value="99.9937" calcext:value-type="float">
            <text:p>99,9937</text:p>
          </table:table-cell>
          <table:table-cell office:value-type="float" office:value="0.00631166" calcext:value-type="float">
            <text:p>0,00631166</text:p>
          </table:table-cell>
          <table:table-cell office:value-type="float" office:value="2.62172" calcext:value-type="float">
            <text:p>2,62172</text:p>
          </table:table-cell>
          <table:table-cell office:value-type="float" office:value="58.3333" calcext:value-type="float">
            <text:p>58,3333</text:p>
          </table:table-cell>
          <table:table-cell office:value-type="float" office:value="41.6667" calcext:value-type="float">
            <text:p>41,6667</text:p>
          </table:table-cell>
          <table:table-cell office:value-type="float" office:value="95.5056" calcext:value-type="float">
            <text:p>95,5056</text:p>
          </table:table-cell>
          <table:table-cell office:value-type="float" office:value="0.108294" calcext:value-type="float">
            <text:p>0,108294</text:p>
          </table:table-cell>
          <table:table-cell office:value-type="float" office:value="0.0428337" calcext:value-type="float">
            <text:p>0,0428337</text:p>
          </table:table-cell>
          <table:table-cell office:value-type="float" office:value="0.0422051" calcext:value-type="float">
            <text:p>0,0422051</text:p>
          </table:table-cell>
          <table:table-cell table:formula="of:=1000000*([.O33]/[.E33])" office:value-type="float" office:value="158.071535580524" calcext:value-type="float">
            <text:p>158,0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5128.8" calcext:value-type="float">
            <text:p>5128,8</text:p>
          </table:table-cell>
          <table:table-cell office:value-type="float" office:value="99.9837" calcext:value-type="float">
            <text:p>99,9837</text:p>
          </table:table-cell>
          <table:table-cell office:value-type="float" office:value="0.0162999" calcext:value-type="float">
            <text:p>0,0162999</text:p>
          </table:table-cell>
          <table:table-cell office:value-type="float" office:value="87.0787" calcext:value-type="float">
            <text:p>87,0787</text:p>
          </table:table-cell>
          <table:table-cell office:value-type="float" office:value="97.4843" calcext:value-type="float">
            <text:p>97,4843</text:p>
          </table:table-cell>
          <table:table-cell office:value-type="float" office:value="2.51572" calcext:value-type="float">
            <text:p>2,51572</text:p>
          </table:table-cell>
          <table:table-cell office:value-type="float" office:value="10.6742" calcext:value-type="float">
            <text:p>10,6742</text:p>
          </table:table-cell>
          <table:table-cell office:value-type="float" office:value="0.0075651" calcext:value-type="float">
            <text:p>0,0075651</text:p>
          </table:table-cell>
          <table:table-cell office:value-type="float" office:value="0.0031835" calcext:value-type="float">
            <text:p>0,0031835</text:p>
          </table:table-cell>
          <table:table-cell office:value-type="float" office:value="0.0029881" calcext:value-type="float">
            <text:p>0,0029881</text:p>
          </table:table-cell>
          <table:table-cell table:formula="of:=1000000*([.O34]/[.E34])" office:value-type="float" office:value="16.7870786516854" calcext:value-type="float">
            <text:p>16,79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2186528.11666667" calcext:value-type="float">
            <text:p>2186528,1</text:p>
          </table:table-cell>
          <table:table-cell table:style-name="ce53" table:formula="of:=AVERAGE([.G36:.G47])" office:value-type="float" office:value="89.02445" calcext:value-type="float">
            <text:p>89,02</text:p>
          </table:table-cell>
          <table:table-cell table:style-name="ce53" table:formula="of:=AVERAGE([.H36:.H47])" office:value-type="float" office:value="10.9755464166667" calcext:value-type="float">
            <text:p>10,98</text:p>
          </table:table-cell>
          <table:table-cell table:style-name="ce53" table:formula="of:=AVERAGE([.I36:.I47])" office:value-type="float" office:value="79.030125" calcext:value-type="float">
            <text:p>79,03</text:p>
          </table:table-cell>
          <table:table-cell table:style-name="ce53" table:formula="of:=AVERAGE([.J36:.J47])" office:value-type="float" office:value="81.3145" calcext:value-type="float">
            <text:p>81,31</text:p>
          </table:table-cell>
          <table:table-cell table:style-name="ce53" table:formula="of:=AVERAGE([.K36:.K47])" office:value-type="float" office:value="18.6854974166667" calcext:value-type="float">
            <text:p>18,69</text:p>
          </table:table-cell>
          <table:table-cell table:style-name="ce53" table:formula="of:=AVERAGE([.L36:.L47])" office:value-type="float" office:value="2.70453025" calcext:value-type="float">
            <text:p>2,70</text:p>
          </table:table-cell>
          <table:table-cell table:style-name="ce55" table:formula="of:=AVERAGE([.M36:.M47])" office:value-type="float" office:value="0.973547683333333" calcext:value-type="float">
            <text:p>0,97355</text:p>
          </table:table-cell>
          <table:table-cell table:style-name="ce55" table:formula="of:=AVERAGE([.N36:.N47])" office:value-type="float" office:value="0.1405005" calcext:value-type="float">
            <text:p>0,14050</text:p>
          </table:table-cell>
          <table:table-cell table:style-name="ce55" table:formula="of:=AVERAGE([.O36:.O47])" office:value-type="float" office:value="0.134465966666667" calcext:value-type="float">
            <text:p>0,13447</text:p>
          </table:table-cell>
          <table:table-cell table:style-name="ce53" table:formula="of:=1000000*([.O35]/[.E35])" office:value-type="float" office:value="22.1139912563214" calcext:value-type="float">
            <text:p>22,11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62541.4" calcext:value-type="float">
            <text:p>62541,4</text:p>
          </table:table-cell>
          <table:table-cell office:value-type="float" office:value="94.2878" calcext:value-type="float">
            <text:p>94,2878</text:p>
          </table:table-cell>
          <table:table-cell office:value-type="float" office:value="5.71215" calcext:value-type="float">
            <text:p>5,71215</text:p>
          </table:table-cell>
          <table:table-cell office:value-type="float" office:value="63.4752" calcext:value-type="float">
            <text:p>63,4752</text:p>
          </table:table-cell>
          <table:table-cell office:value-type="float" office:value="65.1699" calcext:value-type="float">
            <text:p>65,1699</text:p>
          </table:table-cell>
          <table:table-cell office:value-type="float" office:value="34.8301" calcext:value-type="float">
            <text:p>34,8301</text:p>
          </table:table-cell>
          <table:table-cell office:value-type="float" office:value="2.60047" calcext:value-type="float">
            <text:p>2,60047</text:p>
          </table:table-cell>
          <table:table-cell office:value-type="float" office:value="0.136048" calcext:value-type="float">
            <text:p>0,136048</text:p>
          </table:table-cell>
          <table:table-cell office:value-type="float" office:value="0.0232412" calcext:value-type="float">
            <text:p>0,0232412</text:p>
          </table:table-cell>
          <table:table-cell office:value-type="float" office:value="0.0221966" calcext:value-type="float">
            <text:p>0,0221966</text:p>
          </table:table-cell>
          <table:table-cell table:formula="of:=1000000*([.O36]/[.E36])" office:value-type="float" office:value="26.2371158392435" calcext:value-type="float">
            <text:p>26,24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10743.1" calcext:value-type="float">
            <text:p>10743,1</text:p>
          </table:table-cell>
          <table:table-cell office:value-type="float" office:value="94.5628" calcext:value-type="float">
            <text:p>94,5628</text:p>
          </table:table-cell>
          <table:table-cell office:value-type="float" office:value="5.43718" calcext:value-type="float">
            <text:p>5,43718</text:p>
          </table:table-cell>
          <table:table-cell office:value-type="float" office:value="94.8485" calcext:value-type="float">
            <text:p>94,8485</text:p>
          </table:table-cell>
          <table:table-cell office:value-type="float" office:value="95.0405" calcext:value-type="float">
            <text:p>95,0405</text:p>
          </table:table-cell>
          <table:table-cell office:value-type="float" office:value="4.95951" calcext:value-type="float">
            <text:p>4,95951</text:p>
          </table:table-cell>
          <table:table-cell office:value-type="float" office:value="0.20202" calcext:value-type="float">
            <text:p>0,20202</text:p>
          </table:table-cell>
          <table:table-cell office:value-type="float" office:value="0.0316252" calcext:value-type="float">
            <text:p>0,0316252</text:p>
          </table:table-cell>
          <table:table-cell office:value-type="float" office:value="0.0040606" calcext:value-type="float">
            <text:p>0,0040606</text:p>
          </table:table-cell>
          <table:table-cell office:value-type="float" office:value="0.0031048" calcext:value-type="float">
            <text:p>0,0031048</text:p>
          </table:table-cell>
          <table:table-cell table:formula="of:=1000000*([.O37]/[.E37])" office:value-type="float" office:value="3.13616161616162" calcext:value-type="float">
            <text:p>3,1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33640.2" calcext:value-type="float">
            <text:p>33640,2</text:p>
          </table:table-cell>
          <table:table-cell office:value-type="float" office:value="95.5152" calcext:value-type="float">
            <text:p>95,5152</text:p>
          </table:table-cell>
          <table:table-cell office:value-type="float" office:value="4.4848" calcext:value-type="float">
            <text:p>4,4848</text:p>
          </table:table-cell>
          <table:table-cell office:value-type="float" office:value="92.381" calcext:value-type="float">
            <text:p>92,381</text:p>
          </table:table-cell>
          <table:table-cell office:value-type="float" office:value="93.6376" calcext:value-type="float">
            <text:p>93,6376</text:p>
          </table:table-cell>
          <table:table-cell office:value-type="float" office:value="6.36244" calcext:value-type="float">
            <text:p>6,36244</text:p>
          </table:table-cell>
          <table:table-cell office:value-type="float" office:value="1.34199" calcext:value-type="float">
            <text:p>1,34199</text:p>
          </table:table-cell>
          <table:table-cell office:value-type="float" office:value="0.177237" calcext:value-type="float">
            <text:p>0,177237</text:p>
          </table:table-cell>
          <table:table-cell office:value-type="float" office:value="0.0276223" calcext:value-type="float">
            <text:p>0,0276223</text:p>
          </table:table-cell>
          <table:table-cell office:value-type="float" office:value="0.0250057" calcext:value-type="float">
            <text:p>0,0250057</text:p>
          </table:table-cell>
          <table:table-cell table:formula="of:=1000000*([.O38]/[.E38])" office:value-type="float" office:value="10.8249783549784" calcext:value-type="float">
            <text:p>10,82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12362.5" calcext:value-type="float">
            <text:p>12362,5</text:p>
          </table:table-cell>
          <table:table-cell office:value-type="float" office:value="70.812" calcext:value-type="float">
            <text:p>70,812</text:p>
          </table:table-cell>
          <table:table-cell office:value-type="float" office:value="29.188" calcext:value-type="float">
            <text:p>29,188</text:p>
          </table:table-cell>
          <table:table-cell office:value-type="float" office:value="59.7248" calcext:value-type="float">
            <text:p>59,7248</text:p>
          </table:table-cell>
          <table:table-cell office:value-type="float" office:value="60.0251" calcext:value-type="float">
            <text:p>60,0251</text:p>
          </table:table-cell>
          <table:table-cell office:value-type="float" office:value="39.9749" calcext:value-type="float">
            <text:p>39,9749</text:p>
          </table:table-cell>
          <table:table-cell office:value-type="float" office:value="0.500313" calcext:value-type="float">
            <text:p>0,500313</text:p>
          </table:table-cell>
          <table:table-cell office:value-type="float" office:value="0.086697" calcext:value-type="float">
            <text:p>0,086697</text:p>
          </table:table-cell>
          <table:table-cell office:value-type="float" office:value="0.010232" calcext:value-type="float">
            <text:p>0,010232</text:p>
          </table:table-cell>
          <table:table-cell office:value-type="float" office:value="0.0087554" calcext:value-type="float">
            <text:p>0,0087554</text:p>
          </table:table-cell>
          <table:table-cell table:formula="of:=1000000*([.O39]/[.E39])" office:value-type="float" office:value="5.47554721701063" calcext:value-type="float">
            <text:p>5,48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1943.2" calcext:value-type="float">
            <text:p>11943,2</text:p>
          </table:table-cell>
          <table:table-cell office:value-type="float" office:value="57.6262" calcext:value-type="float">
            <text:p>57,6262</text:p>
          </table:table-cell>
          <table:table-cell office:value-type="float" office:value="42.3738" calcext:value-type="float">
            <text:p>42,3738</text:p>
          </table:table-cell>
          <table:table-cell office:value-type="float" office:value="52.6541" calcext:value-type="float">
            <text:p>52,6541</text:p>
          </table:table-cell>
          <table:table-cell office:value-type="float" office:value="52.7295" calcext:value-type="float">
            <text:p>52,7295</text:p>
          </table:table-cell>
          <table:table-cell office:value-type="float" office:value="47.2705" calcext:value-type="float">
            <text:p>47,2705</text:p>
          </table:table-cell>
          <table:table-cell office:value-type="float" office:value="0.142915" calcext:value-type="float">
            <text:p>0,142915</text:p>
          </table:table-cell>
          <table:table-cell office:value-type="float" office:value="0.36059" calcext:value-type="float">
            <text:p>0,36059</text:p>
          </table:table-cell>
          <table:table-cell office:value-type="float" office:value="0.0437839" calcext:value-type="float">
            <text:p>0,0437839</text:p>
          </table:table-cell>
          <table:table-cell office:value-type="float" office:value="0.0395384" calcext:value-type="float">
            <text:p>0,0395384</text:p>
          </table:table-cell>
          <table:table-cell table:formula="of:=1000000*([.O40]/[.E40])" office:value-type="float" office:value="8.07235606369947" calcext:value-type="float">
            <text:p>8,07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24340" calcext:value-type="float">
            <text:p>24340</text:p>
          </table:table-cell>
          <table:table-cell office:value-type="float" office:value="93.7406" calcext:value-type="float">
            <text:p>93,7406</text:p>
          </table:table-cell>
          <table:table-cell office:value-type="float" office:value="6.25944" calcext:value-type="float">
            <text:p>6,25944</text:p>
          </table:table-cell>
          <table:table-cell office:value-type="float" office:value="86.1431" calcext:value-type="float">
            <text:p>86,1431</text:p>
          </table:table-cell>
          <table:table-cell office:value-type="float" office:value="88.4521" calcext:value-type="float">
            <text:p>88,4521</text:p>
          </table:table-cell>
          <table:table-cell office:value-type="float" office:value="11.5479" calcext:value-type="float">
            <text:p>11,5479</text:p>
          </table:table-cell>
          <table:table-cell office:value-type="float" office:value="2.6104" calcext:value-type="float">
            <text:p>2,6104</text:p>
          </table:table-cell>
          <table:table-cell office:value-type="float" office:value="0.432536" calcext:value-type="float">
            <text:p>0,432536</text:p>
          </table:table-cell>
          <table:table-cell office:value-type="float" office:value="0.0591511" calcext:value-type="float">
            <text:p>0,0591511</text:p>
          </table:table-cell>
          <table:table-cell office:value-type="float" office:value="0.0545226" calcext:value-type="float">
            <text:p>0,0545226</text:p>
          </table:table-cell>
          <table:table-cell table:formula="of:=1000000*([.O41]/[.E41])" office:value-type="float" office:value="11.8604742223189" calcext:value-type="float">
            <text:p>11,86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149967" calcext:value-type="float">
            <text:p>149967</text:p>
          </table:table-cell>
          <table:table-cell office:value-type="float" office:value="99.6281" calcext:value-type="float">
            <text:p>99,6281</text:p>
          </table:table-cell>
          <table:table-cell office:value-type="float" office:value="0.371934" calcext:value-type="float">
            <text:p>0,371934</text:p>
          </table:table-cell>
          <table:table-cell office:value-type="float" office:value="97.7984" calcext:value-type="float">
            <text:p>97,7984</text:p>
          </table:table-cell>
          <table:table-cell office:value-type="float" office:value="99.2613" calcext:value-type="float">
            <text:p>99,2613</text:p>
          </table:table-cell>
          <table:table-cell office:value-type="float" office:value="0.738689" calcext:value-type="float">
            <text:p>0,738689</text:p>
          </table:table-cell>
          <table:table-cell office:value-type="float" office:value="1.4738" calcext:value-type="float">
            <text:p>1,4738</text:p>
          </table:table-cell>
          <table:table-cell office:value-type="float" office:value="0.373459" calcext:value-type="float">
            <text:p>0,373459</text:p>
          </table:table-cell>
          <table:table-cell office:value-type="float" office:value="0.0779169" calcext:value-type="float">
            <text:p>0,0779169</text:p>
          </table:table-cell>
          <table:table-cell office:value-type="float" office:value="0.0675351" calcext:value-type="float">
            <text:p>0,0675351</text:p>
          </table:table-cell>
          <table:table-cell table:formula="of:=1000000*([.O42]/[.E42])" office:value-type="float" office:value="6.14402292576419" calcext:value-type="float">
            <text:p>6,14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348142" calcext:value-type="float">
            <text:p>348142</text:p>
          </table:table-cell>
          <table:table-cell office:value-type="float" office:value="97.5915" calcext:value-type="float">
            <text:p>97,5915</text:p>
          </table:table-cell>
          <table:table-cell office:value-type="float" office:value="2.4085" calcext:value-type="float">
            <text:p>2,4085</text:p>
          </table:table-cell>
          <table:table-cell office:value-type="float" office:value="69.3108" calcext:value-type="float">
            <text:p>69,3108</text:p>
          </table:table-cell>
          <table:table-cell office:value-type="float" office:value="78.3412" calcext:value-type="float">
            <text:p>78,3412</text:p>
          </table:table-cell>
          <table:table-cell office:value-type="float" office:value="21.6588" calcext:value-type="float">
            <text:p>21,6588</text:p>
          </table:table-cell>
          <table:table-cell office:value-type="float" office:value="11.527" calcext:value-type="float">
            <text:p>11,527</text:p>
          </table:table-cell>
          <table:table-cell office:value-type="float" office:value="1.11543" calcext:value-type="float">
            <text:p>1,11543</text:p>
          </table:table-cell>
          <table:table-cell office:value-type="float" office:value="0.253912" calcext:value-type="float">
            <text:p>0,253912</text:p>
          </table:table-cell>
          <table:table-cell office:value-type="float" office:value="0.245776" calcext:value-type="float">
            <text:p>0,245776</text:p>
          </table:table-cell>
          <table:table-cell table:formula="of:=1000000*([.O43]/[.E43])" office:value-type="float" office:value="33.212972972973" calcext:value-type="float">
            <text:p>33,21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766372" calcext:value-type="float">
            <text:p>766372</text:p>
          </table:table-cell>
          <table:table-cell office:value-type="float" office:value="99.7047" calcext:value-type="float">
            <text:p>99,7047</text:p>
          </table:table-cell>
          <table:table-cell office:value-type="float" office:value="0.295263" calcext:value-type="float">
            <text:p>0,295263</text:p>
          </table:table-cell>
          <table:table-cell office:value-type="float" office:value="81.2162" calcext:value-type="float">
            <text:p>81,2162</text:p>
          </table:table-cell>
          <table:table-cell office:value-type="float" office:value="91.7697" calcext:value-type="float">
            <text:p>91,7697</text:p>
          </table:table-cell>
          <table:table-cell office:value-type="float" office:value="8.23026" calcext:value-type="float">
            <text:p>8,23026</text:p>
          </table:table-cell>
          <table:table-cell office:value-type="float" office:value="11.5" calcext:value-type="float">
            <text:p>11,5</text:p>
          </table:table-cell>
          <table:table-cell office:value-type="float" office:value="1.46892" calcext:value-type="float">
            <text:p>1,46892</text:p>
          </table:table-cell>
          <table:table-cell office:value-type="float" office:value="0.348642" calcext:value-type="float">
            <text:p>0,348642</text:p>
          </table:table-cell>
          <table:table-cell office:value-type="float" office:value="0.339962" calcext:value-type="float">
            <text:p>0,339962</text:p>
          </table:table-cell>
          <table:table-cell table:formula="of:=1000000*([.O44]/[.E44])" office:value-type="float" office:value="45.9408108108108" calcext:value-type="float">
            <text:p>45,94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table:style-name="ce58" office:value-type="float" office:value="3411630" calcext:value-type="float">
            <text:p>3,41E+06</text:p>
          </table:table-cell>
          <table:table-cell office:value-type="float" office:value="84.3245" calcext:value-type="float">
            <text:p>84,3245</text:p>
          </table:table-cell>
          <table:table-cell office:value-type="float" office:value="15.6755" calcext:value-type="float">
            <text:p>15,6755</text:p>
          </table:table-cell>
          <table:table-cell table:number-columns-repeated="2" office:value-type="float" office:value="68.8267" calcext:value-type="float">
            <text:p>68,8267</text:p>
          </table:table-cell>
          <table:table-cell office:value-type="float" office:value="31.1733" calcext:value-type="float">
            <text:p>31,1733</text:p>
          </table:table-cell>
          <table:table-cell office:value-type="float" office:value="0" calcext:value-type="float">
            <text:p>0</text:p>
          </table:table-cell>
          <table:table-cell office:value-type="float" office:value="3.32945" calcext:value-type="float">
            <text:p>3,32945</text:p>
          </table:table-cell>
          <table:table-cell office:value-type="float" office:value="0.378516" calcext:value-type="float">
            <text:p>0,378516</text:p>
          </table:table-cell>
          <table:table-cell office:value-type="float" office:value="0.370816" calcext:value-type="float">
            <text:p>0,370816</text:p>
          </table:table-cell>
          <table:table-cell table:formula="of:=1000000*([.O45]/[.E45])" office:value-type="float" office:value="57.624864024864" calcext:value-type="float">
            <text:p>57,62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table:style-name="ce58" office:value-type="float" office:value="21196100" calcext:value-type="float">
            <text:p>2,12E+07</text:p>
          </table:table-cell>
          <table:table-cell office:value-type="float" office:value="98.7688" calcext:value-type="float">
            <text:p>98,7688</text:p>
          </table:table-cell>
          <table:table-cell office:value-type="float" office:value="1.23119" calcext:value-type="float">
            <text:p>1,23119</text:p>
          </table:table-cell>
          <table:table-cell office:value-type="float" office:value="96.4727" calcext:value-type="float">
            <text:p>96,4727</text:p>
          </table:table-cell>
          <table:table-cell office:value-type="float" office:value="97.0018" calcext:value-type="float">
            <text:p>97,0018</text:p>
          </table:table-cell>
          <table:table-cell office:value-type="float" office:value="2.99817" calcext:value-type="float">
            <text:p>2,99817</text:p>
          </table:table-cell>
          <table:table-cell office:value-type="float" office:value="0.545455" calcext:value-type="float">
            <text:p>0,545455</text:p>
          </table:table-cell>
          <table:table-cell office:value-type="float" office:value="2.17027" calcext:value-type="float">
            <text:p>2,17027</text:p>
          </table:table-cell>
          <table:table-cell office:value-type="float" office:value="0.226789" calcext:value-type="float">
            <text:p>0,226789</text:p>
          </table:table-cell>
          <table:table-cell office:value-type="float" office:value="0.221425" calcext:value-type="float">
            <text:p>0,221425</text:p>
          </table:table-cell>
          <table:table-cell table:formula="of:=1000000*([.O46]/[.E46])" office:value-type="float" office:value="40.2590909090909" calcext:value-type="float">
            <text:p>40,26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210556" calcext:value-type="float">
            <text:p>210556</text:p>
          </table:table-cell>
          <table:table-cell office:value-type="float" office:value="81.7312" calcext:value-type="float">
            <text:p>81,7312</text:p>
          </table:table-cell>
          <table:table-cell office:value-type="float" office:value="18.2688" calcext:value-type="float">
            <text:p>18,2688</text:p>
          </table:table-cell>
          <table:table-cell office:value-type="float" office:value="85.51" calcext:value-type="float">
            <text:p>85,51</text:p>
          </table:table-cell>
          <table:table-cell office:value-type="float" office:value="85.5186" calcext:value-type="float">
            <text:p>85,5186</text:p>
          </table:table-cell>
          <table:table-cell office:value-type="float" office:value="14.4814" calcext:value-type="float">
            <text:p>14,4814</text:p>
          </table:table-cell>
          <table:table-cell office:value-type="float" office:value="0.01" calcext:value-type="float">
            <text:p>0,01</text:p>
          </table:table-cell>
          <table:table-cell office:value-type="float" office:value="2.00031" calcext:value-type="float">
            <text:p>2,00031</text:p>
          </table:table-cell>
          <table:table-cell office:value-type="float" office:value="0.232139" calcext:value-type="float">
            <text:p>0,232139</text:p>
          </table:table-cell>
          <table:table-cell office:value-type="float" office:value="0.214954" calcext:value-type="float">
            <text:p>0,214954</text:p>
          </table:table-cell>
          <table:table-cell table:formula="of:=1000000*([.O47]/[.E47])" office:value-type="float" office:value="10.7477" calcext:value-type="float">
            <text:p>10,75</text:p>
          </table:table-cell>
        </table:table-row>
      </table:table>
      <table:table table:name="UN04_H2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4" table:default-cell-style-name="ce50"/>
        <table:table-row table:style-name="ro1">
          <table:table-cell office:value-type="string" calcext:value-type="string">
            <text:p>AddRedundancyThresholdNorm04&amp;AddRedundancyDHamming2</text:p>
          </table:table-cell>
          <table:table-cell table:number-columns-repeated="3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582.823076923077" calcext:value-type="float">
            <text:p>582,8</text:p>
          </table:table-cell>
          <table:table-cell table:style-name="ce53" table:formula="of:=AVERAGE([.G3:.G15])" office:value-type="float" office:value="81.5132307692308" calcext:value-type="float">
            <text:p>81,51</text:p>
          </table:table-cell>
          <table:table-cell table:style-name="ce53" table:formula="of:=AVERAGE([.H3:.H15])" office:value-type="float" office:value="18.4867663846154" calcext:value-type="float">
            <text:p>18,49</text:p>
          </table:table-cell>
          <table:table-cell table:style-name="ce53" table:formula="of:=AVERAGE([.I3:.I15])" office:value-type="float" office:value="69.9221153846154" calcext:value-type="float">
            <text:p>69,92</text:p>
          </table:table-cell>
          <table:table-cell table:style-name="ce53" table:formula="of:=AVERAGE([.J3:.J15])" office:value-type="float" office:value="76.4866846153846" calcext:value-type="float">
            <text:p>76,49</text:p>
          </table:table-cell>
          <table:table-cell table:style-name="ce53" table:formula="of:=AVERAGE([.K3:.K15])" office:value-type="float" office:value="23.5133184615385" calcext:value-type="float">
            <text:p>23,51</text:p>
          </table:table-cell>
          <table:table-cell table:style-name="ce53" table:formula="of:=AVERAGE([.L3:.L15])" office:value-type="float" office:value="7.73263830769231" calcext:value-type="float">
            <text:p>7,73</text:p>
          </table:table-cell>
          <table:table-cell table:style-name="ce55" table:formula="of:=AVERAGE([.M3:.M15])" office:value-type="float" office:value="0.0660540384615385" calcext:value-type="float">
            <text:p>0,06605</text:p>
          </table:table-cell>
          <table:table-cell table:style-name="ce55" table:formula="of:=AVERAGE([.N3:.N15])" office:value-type="float" office:value="0.0102116" calcext:value-type="float">
            <text:p>0,01021</text:p>
          </table:table-cell>
          <table:table-cell table:style-name="ce55" table:formula="of:=AVERAGE([.O3:.O15])" office:value-type="float" office:value="0.00680399230769231" calcext:value-type="float">
            <text:p>0,00680</text:p>
          </table:table-cell>
          <table:table-cell table:style-name="ce53" table:formula="of:=1000000*([.O2]/[.E2])" office:value-type="float" office:value="1.08014385326479" calcext:value-type="float">
            <text:p>1,08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862.9" calcext:value-type="float">
            <text:p>862,9</text:p>
          </table:table-cell>
          <table:table-cell office:value-type="float" office:value="29.325" calcext:value-type="float">
            <text:p>29,325</text:p>
          </table:table-cell>
          <table:table-cell office:value-type="float" office:value="70.675" calcext:value-type="float">
            <text:p>70,675</text:p>
          </table:table-cell>
          <table:table-cell office:value-type="float" office:value="16.3632" calcext:value-type="float">
            <text:p>16,3632</text:p>
          </table:table-cell>
          <table:table-cell office:value-type="float" office:value="16.371" calcext:value-type="float">
            <text:p>16,371</text:p>
          </table:table-cell>
          <table:table-cell office:value-type="float" office:value="83.629" calcext:value-type="float">
            <text:p>83,629</text:p>
          </table:table-cell>
          <table:table-cell office:value-type="float" office:value="0.0479157" calcext:value-type="float">
            <text:p>0,0479157</text:p>
          </table:table-cell>
          <table:table-cell office:value-type="float" office:value="0.0496775" calcext:value-type="float">
            <text:p>0,0496775</text:p>
          </table:table-cell>
          <table:table-cell office:value-type="float" office:value="0.0156663" calcext:value-type="float">
            <text:p>0,0156663</text:p>
          </table:table-cell>
          <table:table-cell office:value-type="float" office:value="0.0132237" calcext:value-type="float">
            <text:p>0,0132237</text:p>
          </table:table-cell>
          <table:table-cell table:formula="of:=1000000*([.O3]/[.E3])" office:value-type="float" office:value="3.16811212266411" calcext:value-type="float">
            <text:p>3,17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1.8" calcext:value-type="float">
            <text:p>21,8</text:p>
          </table:table-cell>
          <table:table-cell office:value-type="float" office:value="65.9242" calcext:value-type="float">
            <text:p>65,9242</text:p>
          </table:table-cell>
          <table:table-cell office:value-type="float" office:value="34.0758" calcext:value-type="float">
            <text:p>34,0758</text:p>
          </table:table-cell>
          <table:table-cell table:number-columns-repeated="2" office:value-type="float" office:value="80.9434" calcext:value-type="float">
            <text:p>80,9434</text:p>
          </table:table-cell>
          <table:table-cell office:value-type="float" office:value="19.0566" calcext:value-type="float">
            <text:p>19,0566</text:p>
          </table:table-cell>
          <table:table-cell office:value-type="float" office:value="0" calcext:value-type="float">
            <text:p>0</text:p>
          </table:table-cell>
          <table:table-cell office:value-type="float" office:value="0.0187807" calcext:value-type="float">
            <text:p>0,0187807</text:p>
          </table:table-cell>
          <table:table-cell office:value-type="float" office:value="0.0038185" calcext:value-type="float">
            <text:p>0,0038185</text:p>
          </table:table-cell>
          <table:table-cell office:value-type="float" office:value="0.0010074" calcext:value-type="float">
            <text:p>0,0010074</text:p>
          </table:table-cell>
          <table:table-cell table:formula="of:=1000000*([.O4]/[.E4])" office:value-type="float" office:value="0.190075471698113" calcext:value-type="float">
            <text:p>0,19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350.4" calcext:value-type="float">
            <text:p>350,4</text:p>
          </table:table-cell>
          <table:table-cell office:value-type="float" office:value="69.4629" calcext:value-type="float">
            <text:p>69,4629</text:p>
          </table:table-cell>
          <table:table-cell office:value-type="float" office:value="30.5371" calcext:value-type="float">
            <text:p>30,5371</text:p>
          </table:table-cell>
          <table:table-cell office:value-type="float" office:value="58.2609" calcext:value-type="float">
            <text:p>58,2609</text:p>
          </table:table-cell>
          <table:table-cell office:value-type="float" office:value="59.4675" calcext:value-type="float">
            <text:p>59,4675</text:p>
          </table:table-cell>
          <table:table-cell office:value-type="float" office:value="40.5325" calcext:value-type="float">
            <text:p>40,5325</text:p>
          </table:table-cell>
          <table:table-cell office:value-type="float" office:value="2.02899" calcext:value-type="float">
            <text:p>2,02899</text:p>
          </table:table-cell>
          <table:table-cell office:value-type="float" office:value="0.0024767" calcext:value-type="float">
            <text:p>0,0024767</text:p>
          </table:table-cell>
          <table:table-cell office:value-type="float" office:value="0.0003938" calcext:value-type="float">
            <text:p>0,0003938</text:p>
          </table:table-cell>
          <table:table-cell office:value-type="float" office:value="0.0002098" calcext:value-type="float">
            <text:p>0,0002098</text:p>
          </table:table-cell>
          <table:table-cell table:formula="of:=1000000*([.O5]/[.E5])" office:value-type="float" office:value="0.608115942028986" calcext:value-type="float">
            <text:p>0,61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838.5" calcext:value-type="float">
            <text:p>838,5</text:p>
          </table:table-cell>
          <table:table-cell office:value-type="float" office:value="99.2396" calcext:value-type="float">
            <text:p>99,2396</text:p>
          </table:table-cell>
          <table:table-cell office:value-type="float" office:value="0.760413" calcext:value-type="float">
            <text:p>0,760413</text:p>
          </table:table-cell>
          <table:table-cell office:value-type="float" office:value="28.5185" calcext:value-type="float">
            <text:p>28,5185</text:p>
          </table:table-cell>
          <table:table-cell office:value-type="float" office:value="89.5349" calcext:value-type="float">
            <text:p>89,5349</text:p>
          </table:table-cell>
          <table:table-cell office:value-type="float" office:value="10.4651" calcext:value-type="float">
            <text:p>10,4651</text:p>
          </table:table-cell>
          <table:table-cell office:value-type="float" office:value="68.1481" calcext:value-type="float">
            <text:p>68,1481</text:p>
          </table:table-cell>
          <table:table-cell office:value-type="float" office:value="0.0032734" calcext:value-type="float">
            <text:p>0,0032734</text:p>
          </table:table-cell>
          <table:table-cell office:value-type="float" office:value="0.0004964" calcext:value-type="float">
            <text:p>0,0004964</text:p>
          </table:table-cell>
          <table:table-cell office:value-type="float" office:value="0.0003382" calcext:value-type="float">
            <text:p>0,0003382</text:p>
          </table:table-cell>
          <table:table-cell table:formula="of:=1000000*([.O6]/[.E6])" office:value-type="float" office:value="1.25259259259259" calcext:value-type="float">
            <text:p>1,2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93.3" calcext:value-type="float">
            <text:p>93,3</text:p>
          </table:table-cell>
          <table:table-cell office:value-type="float" office:value="95.5598" calcext:value-type="float">
            <text:p>95,5598</text:p>
          </table:table-cell>
          <table:table-cell office:value-type="float" office:value="4.44015" calcext:value-type="float">
            <text:p>4,44015</text:p>
          </table:table-cell>
          <table:table-cell table:number-columns-repeated="2" office:value-type="float" office:value="95.3333" calcext:value-type="float">
            <text:p>95,3333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0" calcext:value-type="float">
            <text:p>0</text:p>
          </table:table-cell>
          <table:table-cell office:value-type="float" office:value="0.0007607" calcext:value-type="float">
            <text:p>0,0007607</text:p>
          </table:table-cell>
          <table:table-cell office:value-type="float" office:value="0.000126" calcext:value-type="float">
            <text:p>0,000126</text:p>
          </table:table-cell>
          <table:table-cell table:style-name="ce58" office:value-type="float" office:value="0.0000454" calcext:value-type="float">
            <text:p>4,54E-05</text:p>
          </table:table-cell>
          <table:table-cell table:formula="of:=1000000*([.O7]/[.E7])" office:value-type="float" office:value="0.302666666666667" calcext:value-type="float">
            <text:p>0,3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44</text:p>
          </table:table-cell>
          <table:table-cell office:value-type="float" office:value="20.1556" calcext:value-type="float">
            <text:p>20,1556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23019" calcext:value-type="float">
            <text:p>0,0023019</text:p>
          </table:table-cell>
          <table:table-cell office:value-type="float" office:value="0.0004356" calcext:value-type="float">
            <text:p>0,0004356</text:p>
          </table:table-cell>
          <table:table-cell office:value-type="float" office:value="0.0001763" calcext:value-type="float">
            <text:p>0,0001763</text:p>
          </table:table-cell>
          <table:table-cell table:formula="of:=1000000*([.O8]/[.E8])" office:value-type="float" office:value="0.3526" calcext:value-type="float">
            <text:p>0,35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94.8" calcext:value-type="float">
            <text:p>194,8</text:p>
          </table:table-cell>
          <table:table-cell office:value-type="float" office:value="86.879" calcext:value-type="float">
            <text:p>86,879</text:p>
          </table:table-cell>
          <table:table-cell office:value-type="float" office:value="13.121" calcext:value-type="float">
            <text:p>13,121</text:p>
          </table:table-cell>
          <table:table-cell office:value-type="float" office:value="75.9036" calcext:value-type="float">
            <text:p>75,9036</text:p>
          </table:table-cell>
          <table:table-cell office:value-type="float" office:value="81.5006" calcext:value-type="float">
            <text:p>81,5006</text:p>
          </table:table-cell>
          <table:table-cell office:value-type="float" office:value="18.4994" calcext:value-type="float">
            <text:p>18,4994</text:p>
          </table:table-cell>
          <table:table-cell office:value-type="float" office:value="6.86747" calcext:value-type="float">
            <text:p>6,86747</text:p>
          </table:table-cell>
          <table:table-cell office:value-type="float" office:value="0.0036148" calcext:value-type="float">
            <text:p>0,0036148</text:p>
          </table:table-cell>
          <table:table-cell office:value-type="float" office:value="0.0006595" calcext:value-type="float">
            <text:p>0,0006595</text:p>
          </table:table-cell>
          <table:table-cell office:value-type="float" office:value="0.000231" calcext:value-type="float">
            <text:p>0,000231</text:p>
          </table:table-cell>
          <table:table-cell table:formula="of:=1000000*([.O9]/[.E9])" office:value-type="float" office:value="0.278313253012048" calcext:value-type="float">
            <text:p>0,28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15.2" calcext:value-type="float">
            <text:p>115,2</text:p>
          </table:table-cell>
          <table:table-cell office:value-type="float" office:value="93.3761" calcext:value-type="float">
            <text:p>93,3761</text:p>
          </table:table-cell>
          <table:table-cell office:value-type="float" office:value="6.62393" calcext:value-type="float">
            <text:p>6,62393</text:p>
          </table:table-cell>
          <table:table-cell office:value-type="float" office:value="91.1628" calcext:value-type="float">
            <text:p>91,1628</text:p>
          </table:table-cell>
          <table:table-cell office:value-type="float" office:value="92.0188" calcext:value-type="float">
            <text:p>92,0188</text:p>
          </table:table-cell>
          <table:table-cell office:value-type="float" office:value="7.98122" calcext:value-type="float">
            <text:p>7,98122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3835" calcext:value-type="float">
            <text:p>0,0013835</text:p>
          </table:table-cell>
          <table:table-cell office:value-type="float" office:value="0.0002186" calcext:value-type="float">
            <text:p>0,0002186</text:p>
          </table:table-cell>
          <table:table-cell table:style-name="ce58" office:value-type="float" office:value="0.0000898" calcext:value-type="float">
            <text:p>8,98E-05</text:p>
          </table:table-cell>
          <table:table-cell table:formula="of:=1000000*([.O10]/[.E10])" office:value-type="float" office:value="0.417674418604651" calcext:value-type="float">
            <text:p>0,42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589.4" calcext:value-type="float">
            <text:p>589,4</text:p>
          </table:table-cell>
          <table:table-cell office:value-type="float" office:value="94.5986" calcext:value-type="float">
            <text:p>94,5986</text:p>
          </table:table-cell>
          <table:table-cell office:value-type="float" office:value="5.40139" calcext:value-type="float">
            <text:p>5,40139</text:p>
          </table:table-cell>
          <table:table-cell office:value-type="float" office:value="94.9927" calcext:value-type="float">
            <text:p>94,9927</text:p>
          </table:table-cell>
          <table:table-cell office:value-type="float" office:value="95.0796" calcext:value-type="float">
            <text:p>95,0796</text:p>
          </table:table-cell>
          <table:table-cell office:value-type="float" office:value="4.92043" calcext:value-type="float">
            <text:p>4,92043</text:p>
          </table:table-cell>
          <table:table-cell office:value-type="float" office:value="0.0913743" calcext:value-type="float">
            <text:p>0,0913743</text:p>
          </table:table-cell>
          <table:table-cell office:value-type="float" office:value="0.0464091" calcext:value-type="float">
            <text:p>0,0464091</text:p>
          </table:table-cell>
          <table:table-cell office:value-type="float" office:value="0.0066019" calcext:value-type="float">
            <text:p>0,0066019</text:p>
          </table:table-cell>
          <table:table-cell office:value-type="float" office:value="0.003652" calcext:value-type="float">
            <text:p>0,003652</text:p>
          </table:table-cell>
          <table:table-cell table:formula="of:=1000000*([.O11]/[.E11])" office:value-type="float" office:value="0.667397660818713" calcext:value-type="float">
            <text:p>0,67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440.8" calcext:value-type="float">
            <text:p>440,8</text:p>
          </table:table-cell>
          <table:table-cell office:value-type="float" office:value="80.3898" calcext:value-type="float">
            <text:p>80,3898</text:p>
          </table:table-cell>
          <table:table-cell office:value-type="float" office:value="19.6102" calcext:value-type="float">
            <text:p>19,6102</text:p>
          </table:table-cell>
          <table:table-cell table:number-columns-repeated="2" office:value-type="float" office:value="80.829" calcext:value-type="float">
            <text:p>80,829</text:p>
          </table:table-cell>
          <table:table-cell office:value-type="float" office:value="19.171" calcext:value-type="float">
            <text:p>19,171</text:p>
          </table:table-cell>
          <table:table-cell office:value-type="float" office:value="0" calcext:value-type="float">
            <text:p>0</text:p>
          </table:table-cell>
          <table:table-cell office:value-type="float" office:value="0.0312902" calcext:value-type="float">
            <text:p>0,0312902</text:p>
          </table:table-cell>
          <table:table-cell office:value-type="float" office:value="0.0051895" calcext:value-type="float">
            <text:p>0,0051895</text:p>
          </table:table-cell>
          <table:table-cell office:value-type="float" office:value="0.0023868" calcext:value-type="float">
            <text:p>0,0023868</text:p>
          </table:table-cell>
          <table:table-cell table:formula="of:=1000000*([.O12]/[.E12])" office:value-type="float" office:value="0.441672834937084" calcext:value-type="float">
            <text:p>0,44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671.2" calcext:value-type="float">
            <text:p>1671,2</text:p>
          </table:table-cell>
          <table:table-cell office:value-type="float" office:value="85.315" calcext:value-type="float">
            <text:p>85,315</text:p>
          </table:table-cell>
          <table:table-cell office:value-type="float" office:value="14.685" calcext:value-type="float">
            <text:p>14,685</text:p>
          </table:table-cell>
          <table:table-cell office:value-type="float" office:value="71.4844" calcext:value-type="float">
            <text:p>71,4844</text:p>
          </table:table-cell>
          <table:table-cell office:value-type="float" office:value="72.9084" calcext:value-type="float">
            <text:p>72,9084</text:p>
          </table:table-cell>
          <table:table-cell office:value-type="float" office:value="27.0916" calcext:value-type="float">
            <text:p>27,0916</text:p>
          </table:table-cell>
          <table:table-cell office:value-type="float" office:value="1.95312" calcext:value-type="float">
            <text:p>1,95312</text:p>
          </table:table-cell>
          <table:table-cell office:value-type="float" office:value="0.0075838" calcext:value-type="float">
            <text:p>0,0075838</text:p>
          </table:table-cell>
          <table:table-cell office:value-type="float" office:value="0.0010168" calcext:value-type="float">
            <text:p>0,0010168</text:p>
          </table:table-cell>
          <table:table-cell office:value-type="float" office:value="0.0006025" calcext:value-type="float">
            <text:p>0,0006025</text:p>
          </table:table-cell>
          <table:table-cell table:formula="of:=1000000*([.O13]/[.E13])" office:value-type="float" office:value="0.784505208333333" calcext:value-type="float">
            <text:p>0,78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813.2" calcext:value-type="float">
            <text:p>1813,2</text:p>
          </table:table-cell>
          <table:table-cell office:value-type="float" office:value="90.8371" calcext:value-type="float">
            <text:p>90,8371</text:p>
          </table:table-cell>
          <table:table-cell office:value-type="float" office:value="9.16288" calcext:value-type="float">
            <text:p>9,16288</text:p>
          </table:table-cell>
          <table:table-cell office:value-type="float" office:value="61.039" calcext:value-type="float">
            <text:p>61,039</text:p>
          </table:table-cell>
          <table:table-cell office:value-type="float" office:value="63.0872" calcext:value-type="float">
            <text:p>63,0872</text:p>
          </table:table-cell>
          <table:table-cell office:value-type="float" office:value="36.9128" calcext:value-type="float">
            <text:p>36,9128</text:p>
          </table:table-cell>
          <table:table-cell office:value-type="float" office:value="3.24675" calcext:value-type="float">
            <text:p>3,24675</text:p>
          </table:table-cell>
          <table:table-cell office:value-type="float" office:value="0.0076502" calcext:value-type="float">
            <text:p>0,0076502</text:p>
          </table:table-cell>
          <table:table-cell office:value-type="float" office:value="0.0010319" calcext:value-type="float">
            <text:p>0,0010319</text:p>
          </table:table-cell>
          <table:table-cell office:value-type="float" office:value="0.0007087" calcext:value-type="float">
            <text:p>0,0007087</text:p>
          </table:table-cell>
          <table:table-cell table:formula="of:=1000000*([.O14]/[.E14])" office:value-type="float" office:value="1.53398268398268" calcext:value-type="float">
            <text:p>1,53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503.3" calcext:value-type="float">
            <text:p>503,3</text:p>
          </table:table-cell>
          <table:table-cell office:value-type="float" office:value="88.9205" calcext:value-type="float">
            <text:p>88,9205</text:p>
          </table:table-cell>
          <table:table-cell office:value-type="float" office:value="11.0795" calcext:value-type="float">
            <text:p>11,0795</text:p>
          </table:table-cell>
          <table:table-cell office:value-type="float" office:value="91.1567" calcext:value-type="float">
            <text:p>91,1567</text:p>
          </table:table-cell>
          <table:table-cell office:value-type="float" office:value="91.1662" calcext:value-type="float">
            <text:p>91,1662</text:p>
          </table:table-cell>
          <table:table-cell office:value-type="float" office:value="8.83382" calcext:value-type="float">
            <text:p>8,83382</text:p>
          </table:table-cell>
          <table:table-cell office:value-type="float" office:value="0.010345" calcext:value-type="float">
            <text:p>0,010345</text:p>
          </table:table-cell>
          <table:table-cell office:value-type="float" office:value="0.6835" calcext:value-type="float">
            <text:p>0,6835</text:p>
          </table:table-cell>
          <table:table-cell office:value-type="float" office:value="0.097096" calcext:value-type="float">
            <text:p>0,097096</text:p>
          </table:table-cell>
          <table:table-cell office:value-type="float" office:value="0.0657803" calcext:value-type="float">
            <text:p>0,0657803</text:p>
          </table:table-cell>
          <table:table-cell table:formula="of:=1000000*([.O15]/[.E15])" office:value-type="float" office:value="1.13416265797686" calcext:value-type="float">
            <text:p>1,13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55253.39" calcext:value-type="float">
            <text:p>55253,4</text:p>
          </table:table-cell>
          <table:table-cell table:style-name="ce53" table:formula="of:=AVERAGE([.G17:.G26])" office:value-type="float" office:value="93.8963" calcext:value-type="float">
            <text:p>93,90</text:p>
          </table:table-cell>
          <table:table-cell table:style-name="ce53" table:formula="of:=AVERAGE([.H17:.H26])" office:value-type="float" office:value="6.103696" calcext:value-type="float">
            <text:p>6,10</text:p>
          </table:table-cell>
          <table:table-cell table:style-name="ce53" table:formula="of:=AVERAGE([.I17:.I26])" office:value-type="float" office:value="55.52933" calcext:value-type="float">
            <text:p>55,53</text:p>
          </table:table-cell>
          <table:table-cell table:style-name="ce53" table:formula="of:=AVERAGE([.J17:.J26])" office:value-type="float" office:value="90.11906" calcext:value-type="float">
            <text:p>90,12</text:p>
          </table:table-cell>
          <table:table-cell table:style-name="ce53" table:formula="of:=AVERAGE([.K17:.K26])" office:value-type="float" office:value="9.88094" calcext:value-type="float">
            <text:p>9,88</text:p>
          </table:table-cell>
          <table:table-cell table:style-name="ce53" table:formula="of:=AVERAGE([.L17:.L26])" office:value-type="float" office:value="36.856765303" calcext:value-type="float">
            <text:p>36,86</text:p>
          </table:table-cell>
          <table:table-cell table:style-name="ce55" table:formula="of:=AVERAGE([.M17:.M26])" office:value-type="float" office:value="8.35076972" calcext:value-type="float">
            <text:p>8,35077</text:p>
          </table:table-cell>
          <table:table-cell table:style-name="ce55" table:formula="of:=AVERAGE([.N17:.N26])" office:value-type="float" office:value="0.40320118" calcext:value-type="float">
            <text:p>0,40320</text:p>
          </table:table-cell>
          <table:table-cell table:style-name="ce55" table:formula="of:=AVERAGE([.O17:.O26])" office:value-type="float" office:value="0.37749604" calcext:value-type="float">
            <text:p>0,37750</text:p>
          </table:table-cell>
          <table:table-cell table:style-name="ce53" table:formula="of:=1000000*([.O16]/[.E16])" office:value-type="float" office:value="4.8187374902986" calcext:value-type="float">
            <text:p>4,8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table:style-name="ce46" office:value-type="float" office:value="73414.5" calcext:value-type="float">
            <text:p>73414,5</text:p>
          </table:table-cell>
          <table:table-cell table:style-name="ce50" office:value-type="float" office:value="89.4063" calcext:value-type="float">
            <text:p>89,41</text:p>
          </table:table-cell>
          <table:table-cell table:style-name="ce50" office:value-type="float" office:value="10.5937" calcext:value-type="float">
            <text:p>10,59</text:p>
          </table:table-cell>
          <table:table-cell table:style-name="ce50" office:value-type="float" office:value="66.1094" calcext:value-type="float">
            <text:p>66,11</text:p>
          </table:table-cell>
          <table:table-cell table:style-name="ce50" office:value-type="float" office:value="81.634" calcext:value-type="float">
            <text:p>81,63</text:p>
          </table:table-cell>
          <table:table-cell table:style-name="ce50" office:value-type="float" office:value="18.366" calcext:value-type="float">
            <text:p>18,37</text:p>
          </table:table-cell>
          <table:table-cell table:style-name="ce50" office:value-type="float" office:value="19.0173" calcext:value-type="float">
            <text:p>19,02</text:p>
          </table:table-cell>
          <table:table-cell table:style-name="ce56" office:value-type="float" office:value="0.748647" calcext:value-type="float">
            <text:p>0,74865</text:p>
          </table:table-cell>
          <table:table-cell table:style-name="ce56" office:value-type="float" office:value="0.0980743" calcext:value-type="float">
            <text:p>0,09807</text:p>
          </table:table-cell>
          <table:table-cell table:style-name="ce56" office:value-type="float" office:value="0.0682827" calcext:value-type="float">
            <text:p>0,06828</text:p>
          </table:table-cell>
          <table:table-cell table:formula="of:=1000000*([.O17]/[.E17])" office:value-type="float" office:value="1.50994427491044" calcext:value-type="float">
            <text:p>1,51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291.2" calcext:value-type="float">
            <text:p>1291,2</text:p>
          </table:table-cell>
          <table:table-cell office:value-type="float" office:value="96.1791" calcext:value-type="float">
            <text:p>96,1791</text:p>
          </table:table-cell>
          <table:table-cell office:value-type="float" office:value="3.82086" calcext:value-type="float">
            <text:p>3,82086</text:p>
          </table:table-cell>
          <table:table-cell office:value-type="float" office:value="61.1594" calcext:value-type="float">
            <text:p>61,1594</text:p>
          </table:table-cell>
          <table:table-cell office:value-type="float" office:value="81.6248" calcext:value-type="float">
            <text:p>81,6248</text:p>
          </table:table-cell>
          <table:table-cell office:value-type="float" office:value="18.3752" calcext:value-type="float">
            <text:p>18,3752</text:p>
          </table:table-cell>
          <table:table-cell office:value-type="float" office:value="25.0725" calcext:value-type="float">
            <text:p>25,0725</text:p>
          </table:table-cell>
          <table:table-cell office:value-type="float" office:value="0.0082712" calcext:value-type="float">
            <text:p>0,0082712</text:p>
          </table:table-cell>
          <table:table-cell office:value-type="float" office:value="0.0013779" calcext:value-type="float">
            <text:p>0,0013779</text:p>
          </table:table-cell>
          <table:table-cell office:value-type="float" office:value="0.0009445" calcext:value-type="float">
            <text:p>0,0009445</text:p>
          </table:table-cell>
          <table:table-cell table:formula="of:=1000000*([.O18]/[.E18])" office:value-type="float" office:value="1.36884057971015" calcext:value-type="float">
            <text:p>1,37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114.9" calcext:value-type="float">
            <text:p>1114,9</text:p>
          </table:table-cell>
          <table:table-cell office:value-type="float" office:value="98.3105" calcext:value-type="float">
            <text:p>98,3105</text:p>
          </table:table-cell>
          <table:table-cell office:value-type="float" office:value="1.6895" calcext:value-type="float">
            <text:p>1,6895</text:p>
          </table:table-cell>
          <table:table-cell office:value-type="float" office:value="44.8698" calcext:value-type="float">
            <text:p>44,8698</text:p>
          </table:table-cell>
          <table:table-cell office:value-type="float" office:value="86.1765" calcext:value-type="float">
            <text:p>86,1765</text:p>
          </table:table-cell>
          <table:table-cell office:value-type="float" office:value="13.8235" calcext:value-type="float">
            <text:p>13,8235</text:p>
          </table:table-cell>
          <table:table-cell office:value-type="float" office:value="47.9326" calcext:value-type="float">
            <text:p>47,9326</text:p>
          </table:table-cell>
          <table:table-cell office:value-type="float" office:value="0.006551" calcext:value-type="float">
            <text:p>0,006551</text:p>
          </table:table-cell>
          <table:table-cell office:value-type="float" office:value="0.0011505" calcext:value-type="float">
            <text:p>0,0011505</text:p>
          </table:table-cell>
          <table:table-cell office:value-type="float" office:value="0.0008006" calcext:value-type="float">
            <text:p>0,0008006</text:p>
          </table:table-cell>
          <table:table-cell table:formula="of:=1000000*([.O19]/[.E19])" office:value-type="float" office:value="1.2260336906585" calcext:value-type="float">
            <text:p>1,23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275784" calcext:value-type="float">
            <text:p>275784</text:p>
          </table:table-cell>
          <table:table-cell office:value-type="float" office:value="98.9516" calcext:value-type="float">
            <text:p>98,9516</text:p>
          </table:table-cell>
          <table:table-cell office:value-type="float" office:value="1.0484" calcext:value-type="float">
            <text:p>1,0484</text:p>
          </table:table-cell>
          <table:table-cell office:value-type="float" office:value="48.7788" calcext:value-type="float">
            <text:p>48,7788</text:p>
          </table:table-cell>
          <table:table-cell office:value-type="float" office:value="96.2001" calcext:value-type="float">
            <text:p>96,2001</text:p>
          </table:table-cell>
          <table:table-cell office:value-type="float" office:value="3.79985" calcext:value-type="float">
            <text:p>3,79985</text:p>
          </table:table-cell>
          <table:table-cell office:value-type="float" office:value="49.2945" calcext:value-type="float">
            <text:p>49,2945</text:p>
          </table:table-cell>
          <table:table-cell office:value-type="float" office:value="7.22105" calcext:value-type="float">
            <text:p>7,22105</text:p>
          </table:table-cell>
          <table:table-cell office:value-type="float" office:value="0.701111" calcext:value-type="float">
            <text:p>0,701111</text:p>
          </table:table-cell>
          <table:table-cell office:value-type="float" office:value="0.632512" calcext:value-type="float">
            <text:p>0,632512</text:p>
          </table:table-cell>
          <table:table-cell table:formula="of:=1000000*([.O20]/[.E20])" office:value-type="float" office:value="4.43802667677044" calcext:value-type="float">
            <text:p>4,44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14198.3" calcext:value-type="float">
            <text:p>14198,3</text:p>
          </table:table-cell>
          <table:table-cell office:value-type="float" office:value="98.5726" calcext:value-type="float">
            <text:p>98,5726</text:p>
          </table:table-cell>
          <table:table-cell office:value-type="float" office:value="1.42741" calcext:value-type="float">
            <text:p>1,42741</text:p>
          </table:table-cell>
          <table:table-cell office:value-type="float" office:value="24.6386" calcext:value-type="float">
            <text:p>24,6386</text:p>
          </table:table-cell>
          <table:table-cell office:value-type="float" office:value="91.8058" calcext:value-type="float">
            <text:p>91,8058</text:p>
          </table:table-cell>
          <table:table-cell office:value-type="float" office:value="8.19423" calcext:value-type="float">
            <text:p>8,19423</text:p>
          </table:table-cell>
          <table:table-cell office:value-type="float" office:value="73.1623" calcext:value-type="float">
            <text:p>73,1623</text:p>
          </table:table-cell>
          <table:table-cell office:value-type="float" office:value="0.900513" calcext:value-type="float">
            <text:p>0,900513</text:p>
          </table:table-cell>
          <table:table-cell office:value-type="float" office:value="0.0904655" calcext:value-type="float">
            <text:p>0,0904655</text:p>
          </table:table-cell>
          <table:table-cell office:value-type="float" office:value="0.0837655" calcext:value-type="float">
            <text:p>0,0837655</text:p>
          </table:table-cell>
          <table:table-cell table:formula="of:=1000000*([.O21]/[.E21])" office:value-type="float" office:value="8.52835471390756" calcext:value-type="float">
            <text:p>8,53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09342" calcext:value-type="float">
            <text:p>109342</text:p>
          </table:table-cell>
          <table:table-cell office:value-type="float" office:value="81.9841" calcext:value-type="float">
            <text:p>81,9841</text:p>
          </table:table-cell>
          <table:table-cell office:value-type="float" office:value="18.0159" calcext:value-type="float">
            <text:p>18,0159</text:p>
          </table:table-cell>
          <table:table-cell office:value-type="float" office:value="87.0021" calcext:value-type="float">
            <text:p>87,0021</text:p>
          </table:table-cell>
          <table:table-cell office:value-type="float" office:value="87.0038" calcext:value-type="float">
            <text:p>87,0038</text:p>
          </table:table-cell>
          <table:table-cell office:value-type="float" office:value="12.9962" calcext:value-type="float">
            <text:p>12,9962</text:p>
          </table:table-cell>
          <table:table-cell office:value-type="float" office:value="0.00201963" calcext:value-type="float">
            <text:p>0,00201963</text:p>
          </table:table-cell>
          <table:table-cell office:value-type="float" office:value="72.4888" calcext:value-type="float">
            <text:p>72,4888</text:p>
          </table:table-cell>
          <table:table-cell office:value-type="float" office:value="2.86063" calcext:value-type="float">
            <text:p>2,86063</text:p>
          </table:table-cell>
          <table:table-cell office:value-type="float" office:value="2.7651" calcext:value-type="float">
            <text:p>2,7651</text:p>
          </table:table-cell>
          <table:table-cell table:formula="of:=1000000*([.O22]/[.E22])" office:value-type="float" office:value="5.5844698782771" calcext:value-type="float">
            <text:p>5,58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61049.6" calcext:value-type="float">
            <text:p>61049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4337" calcext:value-type="float">
            <text:p>46,43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5663" calcext:value-type="float">
            <text:p>53,5663</text:p>
          </table:table-cell>
          <table:table-cell office:value-type="float" office:value="1.75582" calcext:value-type="float">
            <text:p>1,75582</text:p>
          </table:table-cell>
          <table:table-cell office:value-type="float" office:value="0.225692" calcext:value-type="float">
            <text:p>0,225692</text:p>
          </table:table-cell>
          <table:table-cell office:value-type="float" office:value="0.184767" calcext:value-type="float">
            <text:p>0,184767</text:p>
          </table:table-cell>
          <table:table-cell table:formula="of:=1000000*([.O23]/[.E23])" office:value-type="float" office:value="2.97421244949536" calcext:value-type="float">
            <text:p>2,97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2400.2" calcext:value-type="float">
            <text:p>2400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6582" calcext:value-type="float">
            <text:p>0,016582</text:p>
          </table:table-cell>
          <table:table-cell office:value-type="float" office:value="0.0020808" calcext:value-type="float">
            <text:p>0,0020808</text:p>
          </table:table-cell>
          <table:table-cell office:value-type="float" office:value="0.0014639" calcext:value-type="float">
            <text:p>0,0014639</text:p>
          </table:table-cell>
          <table:table-cell table:formula="of:=1000000*([.O24]/[.E24])" office:value-type="float" office:value="1.4639" calcext:value-type="float">
            <text:p>1,46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0620" calcext:value-type="float">
            <text:p>10620</text:p>
          </table:table-cell>
          <table:table-cell office:value-type="float" office:value="82.6997" calcext:value-type="float">
            <text:p>82,6997</text:p>
          </table:table-cell>
          <table:table-cell office:value-type="float" office:value="17.3003" calcext:value-type="float">
            <text:p>17,3003</text:p>
          </table:table-cell>
          <table:table-cell office:value-type="float" office:value="83.1598" calcext:value-type="float">
            <text:p>83,1598</text:p>
          </table:table-cell>
          <table:table-cell office:value-type="float" office:value="83.1904" calcext:value-type="float">
            <text:p>83,1904</text:p>
          </table:table-cell>
          <table:table-cell office:value-type="float" office:value="16.8096" calcext:value-type="float">
            <text:p>16,8096</text:p>
          </table:table-cell>
          <table:table-cell office:value-type="float" office:value="0.0368034" calcext:value-type="float">
            <text:p>0,0368034</text:p>
          </table:table-cell>
          <table:table-cell office:value-type="float" office:value="0.248754" calcext:value-type="float">
            <text:p>0,248754</text:p>
          </table:table-cell>
          <table:table-cell office:value-type="float" office:value="0.0366918" calcext:value-type="float">
            <text:p>0,0366918</text:p>
          </table:table-cell>
          <table:table-cell office:value-type="float" office:value="0.0268663" calcext:value-type="float">
            <text:p>0,0268663</text:p>
          </table:table-cell>
          <table:table-cell table:formula="of:=1000000*([.O25]/[.E25])" office:value-type="float" office:value="1.41252891692955" calcext:value-type="float">
            <text:p>1,4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3319.2" calcext:value-type="float">
            <text:p>3319,2</text:p>
          </table:table-cell>
          <table:table-cell office:value-type="float" office:value="92.8591" calcext:value-type="float">
            <text:p>92,8591</text:p>
          </table:table-cell>
          <table:table-cell office:value-type="float" office:value="7.14089" calcext:value-type="float">
            <text:p>7,14089</text:p>
          </table:table-cell>
          <table:table-cell office:value-type="float" office:value="92.5417" calcext:value-type="float">
            <text:p>92,5417</text:p>
          </table:table-cell>
          <table:table-cell office:value-type="float" office:value="93.5552" calcext:value-type="float">
            <text:p>93,5552</text:p>
          </table:table-cell>
          <table:table-cell office:value-type="float" office:value="6.44482" calcext:value-type="float">
            <text:p>6,44482</text:p>
          </table:table-cell>
          <table:table-cell office:value-type="float" office:value="1.08333" calcext:value-type="float">
            <text:p>1,08333</text:p>
          </table:table-cell>
          <table:table-cell office:value-type="float" office:value="0.112709" calcext:value-type="float">
            <text:p>0,112709</text:p>
          </table:table-cell>
          <table:table-cell office:value-type="float" office:value="0.014738" calcext:value-type="float">
            <text:p>0,014738</text:p>
          </table:table-cell>
          <table:table-cell office:value-type="float" office:value="0.0104579" calcext:value-type="float">
            <text:p>0,0104579</text:p>
          </table:table-cell>
          <table:table-cell table:formula="of:=1000000*([.O26]/[.E26])" office:value-type="float" office:value="1.45248611111111" calcext:value-type="float">
            <text:p>1,45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16926.3857142857" calcext:value-type="float">
            <text:p>16926,4</text:p>
          </table:table-cell>
          <table:table-cell table:style-name="ce53" table:formula="of:=AVERAGE([.G28:.G34])" office:value-type="float" office:value="99.628" calcext:value-type="float">
            <text:p>99,63</text:p>
          </table:table-cell>
          <table:table-cell table:style-name="ce53" table:formula="of:=AVERAGE([.H28:.H34])" office:value-type="float" office:value="0.372000285714286" calcext:value-type="float">
            <text:p>0,37</text:p>
          </table:table-cell>
          <table:table-cell table:style-name="ce53" table:formula="of:=AVERAGE([.I28:.I34])" office:value-type="float" office:value="33.6200657142857" calcext:value-type="float">
            <text:p>33,62</text:p>
          </table:table-cell>
          <table:table-cell table:style-name="ce53" table:formula="of:=AVERAGE([.J28:.J34])" office:value-type="float" office:value="71.8749" calcext:value-type="float">
            <text:p>71,87</text:p>
          </table:table-cell>
          <table:table-cell table:style-name="ce53" table:formula="of:=AVERAGE([.K28:.K34])" office:value-type="float" office:value="28.1251118571429" calcext:value-type="float">
            <text:p>28,13</text:p>
          </table:table-cell>
          <table:table-cell table:style-name="ce53" table:formula="of:=AVERAGE([.L28:.L34])" office:value-type="float" office:value="60.7374142857143" calcext:value-type="float">
            <text:p>60,74</text:p>
          </table:table-cell>
          <table:table-cell table:style-name="ce55" table:formula="of:=AVERAGE([.M28:.M34])" office:value-type="float" office:value="0.1121594" calcext:value-type="float">
            <text:p>0,11216</text:p>
          </table:table-cell>
          <table:table-cell table:style-name="ce55" table:formula="of:=AVERAGE([.N28:.N34])" office:value-type="float" office:value="0.0132083142857143" calcext:value-type="float">
            <text:p>0,01321</text:p>
          </table:table-cell>
          <table:table-cell table:style-name="ce55" table:formula="of:=AVERAGE([.O28:.O34])" office:value-type="float" office:value="0.0130020571428571" calcext:value-type="float">
            <text:p>0,01300</text:p>
          </table:table-cell>
          <table:table-cell table:style-name="ce53" table:formula="of:=1000000*([.O27]/[.E27])" office:value-type="float" office:value="49.870904109589" calcext:value-type="float">
            <text:p>49,87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2433.1" calcext:value-type="float">
            <text:p>2433,1</text:p>
          </table:table-cell>
          <table:table-cell office:value-type="float" office:value="99.4059" calcext:value-type="float">
            <text:p>99,4059</text:p>
          </table:table-cell>
          <table:table-cell office:value-type="float" office:value="0.594121" calcext:value-type="float">
            <text:p>0,594121</text:p>
          </table:table-cell>
          <table:table-cell office:value-type="float" office:value="41.5094" calcext:value-type="float">
            <text:p>41,5094</text:p>
          </table:table-cell>
          <table:table-cell office:value-type="float" office:value="90.411" calcext:value-type="float">
            <text:p>90,411</text:p>
          </table:table-cell>
          <table:table-cell office:value-type="float" office:value="9.58904" calcext:value-type="float">
            <text:p>9,58904</text:p>
          </table:table-cell>
          <table:table-cell office:value-type="float" office:value="54.0881" calcext:value-type="float">
            <text:p>54,0881</text:p>
          </table:table-cell>
          <table:table-cell office:value-type="float" office:value="0.0098205" calcext:value-type="float">
            <text:p>0,0098205</text:p>
          </table:table-cell>
          <table:table-cell office:value-type="float" office:value="0.0046973" calcext:value-type="float">
            <text:p>0,0046973</text:p>
          </table:table-cell>
          <table:table-cell office:value-type="float" office:value="0.0045923" calcext:value-type="float">
            <text:p>0,0045923</text:p>
          </table:table-cell>
          <table:table-cell table:formula="of:=1000000*([.O28]/[.E28])" office:value-type="float" office:value="28.8823899371069" calcext:value-type="float">
            <text:p>28,88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7253.5" calcext:value-type="float">
            <text:p>7253,5</text:p>
          </table:table-cell>
          <table:table-cell office:value-type="float" office:value="99.6354" calcext:value-type="float">
            <text:p>99,6354</text:p>
          </table:table-cell>
          <table:table-cell office:value-type="float" office:value="0.364564" calcext:value-type="float">
            <text:p>0,364564</text:p>
          </table:table-cell>
          <table:table-cell office:value-type="float" office:value="39.4521" calcext:value-type="float">
            <text:p>39,4521</text:p>
          </table:table-cell>
          <table:table-cell office:value-type="float" office:value="69.5652" calcext:value-type="float">
            <text:p>69,5652</text:p>
          </table:table-cell>
          <table:table-cell office:value-type="float" office:value="30.4348" calcext:value-type="float">
            <text:p>30,4348</text:p>
          </table:table-cell>
          <table:table-cell office:value-type="float" office:value="43.2877" calcext:value-type="float">
            <text:p>43,2877</text:p>
          </table:table-cell>
          <table:table-cell office:value-type="float" office:value="0.0196939" calcext:value-type="float">
            <text:p>0,0196939</text:p>
          </table:table-cell>
          <table:table-cell office:value-type="float" office:value="0.0103138" calcext:value-type="float">
            <text:p>0,0103138</text:p>
          </table:table-cell>
          <table:table-cell office:value-type="float" office:value="0.0100988" calcext:value-type="float">
            <text:p>0,0100988</text:p>
          </table:table-cell>
          <table:table-cell table:formula="of:=1000000*([.O29]/[.E29])" office:value-type="float" office:value="27.6679452054795" calcext:value-type="float">
            <text:p>27,67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237.3" calcext:value-type="float">
            <text:p>1237,3</text:p>
          </table:table-cell>
          <table:table-cell office:value-type="float" office:value="98.3703" calcext:value-type="float">
            <text:p>98,3703</text:p>
          </table:table-cell>
          <table:table-cell office:value-type="float" office:value="1.62973" calcext:value-type="float">
            <text:p>1,62973</text:p>
          </table:table-cell>
          <table:table-cell office:value-type="float" office:value="24.9158" calcext:value-type="float">
            <text:p>24,9158</text:p>
          </table:table-cell>
          <table:table-cell office:value-type="float" office:value="64.3478" calcext:value-type="float">
            <text:p>64,3478</text:p>
          </table:table-cell>
          <table:table-cell office:value-type="float" office:value="35.6522" calcext:value-type="float">
            <text:p>35,6522</text:p>
          </table:table-cell>
          <table:table-cell office:value-type="float" office:value="61.2795" calcext:value-type="float">
            <text:p>61,2795</text:p>
          </table:table-cell>
          <table:table-cell office:value-type="float" office:value="0.0042636" calcext:value-type="float">
            <text:p>0,0042636</text:p>
          </table:table-cell>
          <table:table-cell office:value-type="float" office:value="0.0006861" calcext:value-type="float">
            <text:p>0,0006861</text:p>
          </table:table-cell>
          <table:table-cell office:value-type="float" office:value="0.0005234" calcext:value-type="float">
            <text:p>0,0005234</text:p>
          </table:table-cell>
          <table:table-cell table:formula="of:=1000000*([.O30]/[.E30])" office:value-type="float" office:value="1.76228956228956" calcext:value-type="float">
            <text:p>1,76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16196.1" calcext:value-type="float">
            <text:p>16196,1</text:p>
          </table:table-cell>
          <table:table-cell office:value-type="float" office:value="99.9844" calcext:value-type="float">
            <text:p>99,9844</text:p>
          </table:table-cell>
          <table:table-cell office:value-type="float" office:value="0.015587" calcext:value-type="float">
            <text:p>0,015587</text:p>
          </table:table-cell>
          <table:table-cell office:value-type="float" office:value="44.4444" calcext:value-type="float">
            <text:p>44,4444</text:p>
          </table:table-cell>
          <table:table-cell office:value-type="float" office:value="99.3631" calcext:value-type="float">
            <text:p>99,3631</text:p>
          </table:table-cell>
          <table:table-cell office:value-type="float" office:value="0.636943" calcext:value-type="float">
            <text:p>0,636943</text:p>
          </table:table-cell>
          <table:table-cell office:value-type="float" office:value="55.2707" calcext:value-type="float">
            <text:p>55,2707</text:p>
          </table:table-cell>
          <table:table-cell office:value-type="float" office:value="0.0638746" calcext:value-type="float">
            <text:p>0,0638746</text:p>
          </table:table-cell>
          <table:table-cell office:value-type="float" office:value="0.0114329" calcext:value-type="float">
            <text:p>0,0114329</text:p>
          </table:table-cell>
          <table:table-cell office:value-type="float" office:value="0.0111973" calcext:value-type="float">
            <text:p>0,0111973</text:p>
          </table:table-cell>
          <table:table-cell table:formula="of:=1000000*([.O31]/[.E31])" office:value-type="float" office:value="31.9011396011396" calcext:value-type="float">
            <text:p>31,9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43816.5" calcext:value-type="float">
            <text:p>43816,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414748" calcext:value-type="float">
            <text:p>0,414748</text:p>
          </table:table-cell>
          <table:table-cell office:value-type="float" office:value="0.0308401" calcext:value-type="float">
            <text:p>0,0308401</text:p>
          </table:table-cell>
          <table:table-cell office:value-type="float" office:value="0.0305589" calcext:value-type="float">
            <text:p>0,0305589</text:p>
          </table:table-cell>
          <table:table-cell table:formula="of:=1000000*([.O32]/[.E32])" office:value-type="float" office:value="146.917788461538" calcext:value-type="float">
            <text:p>146,92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45419.4" calcext:value-type="float">
            <text:p>45419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87266" calcext:value-type="float">
            <text:p>1,87266</text:p>
          </table:table-cell>
          <table:table-cell office:value-type="float" office:value="83.3333" calcext:value-type="float">
            <text:p>83,3333</text:p>
          </table:table-cell>
          <table:table-cell office:value-type="float" office:value="16.6667" calcext:value-type="float">
            <text:p>16,6667</text:p>
          </table:table-cell>
          <table:table-cell office:value-type="float" office:value="97.7528" calcext:value-type="float">
            <text:p>97,7528</text:p>
          </table:table-cell>
          <table:table-cell office:value-type="float" office:value="0.267483" calcext:value-type="float">
            <text:p>0,267483</text:p>
          </table:table-cell>
          <table:table-cell office:value-type="float" office:value="0.0319936" calcext:value-type="float">
            <text:p>0,0319936</text:p>
          </table:table-cell>
          <table:table-cell office:value-type="float" office:value="0.0316577" calcext:value-type="float">
            <text:p>0,0316577</text:p>
          </table:table-cell>
          <table:table-cell table:formula="of:=1000000*([.O33]/[.E33])" office:value-type="float" office:value="118.568164794008" calcext:value-type="float">
            <text:p>118,5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2128.8" calcext:value-type="float">
            <text:p>2128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1461" calcext:value-type="float">
            <text:p>83,1461</text:p>
          </table:table-cell>
          <table:table-cell office:value-type="float" office:value="96.1039" calcext:value-type="float">
            <text:p>96,1039</text:p>
          </table:table-cell>
          <table:table-cell office:value-type="float" office:value="3.8961" calcext:value-type="float">
            <text:p>3,8961</text:p>
          </table:table-cell>
          <table:table-cell office:value-type="float" office:value="13.4831" calcext:value-type="float">
            <text:p>13,4831</text:p>
          </table:table-cell>
          <table:table-cell office:value-type="float" office:value="0.0052322" calcext:value-type="float">
            <text:p>0,0052322</text:p>
          </table:table-cell>
          <table:table-cell office:value-type="float" office:value="0.0024944" calcext:value-type="float">
            <text:p>0,0024944</text:p>
          </table:table-cell>
          <table:table-cell office:value-type="float" office:value="0.002386" calcext:value-type="float">
            <text:p>0,002386</text:p>
          </table:table-cell>
          <table:table-cell table:formula="of:=1000000*([.O34]/[.E34])" office:value-type="float" office:value="13.4044943820225" calcext:value-type="float">
            <text:p>13,40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90952.6666666667" calcext:value-type="float">
            <text:p>90952,7</text:p>
          </table:table-cell>
          <table:table-cell table:style-name="ce53" table:formula="of:=AVERAGE([.G36:.G47])" office:value-type="float" office:value="89.2026916666667" calcext:value-type="float">
            <text:p>89,20</text:p>
          </table:table-cell>
          <table:table-cell table:style-name="ce53" table:formula="of:=AVERAGE([.H36:.H47])" office:value-type="float" office:value="10.7973086666667" calcext:value-type="float">
            <text:p>10,80</text:p>
          </table:table-cell>
          <table:table-cell table:style-name="ce53" table:formula="of:=AVERAGE([.I36:.I47])" office:value-type="float" office:value="77.5269416666667" calcext:value-type="float">
            <text:p>77,53</text:p>
          </table:table-cell>
          <table:table-cell table:style-name="ce53" table:formula="of:=AVERAGE([.J36:.J47])" office:value-type="float" office:value="81.0401" calcext:value-type="float">
            <text:p>81,04</text:p>
          </table:table-cell>
          <table:table-cell table:style-name="ce53" table:formula="of:=AVERAGE([.K36:.K47])" office:value-type="float" office:value="18.9598960833333" calcext:value-type="float">
            <text:p>18,96</text:p>
          </table:table-cell>
          <table:table-cell table:style-name="ce53" table:formula="of:=AVERAGE([.L36:.L47])" office:value-type="float" office:value="4.14387808333333" calcext:value-type="float">
            <text:p>4,14</text:p>
          </table:table-cell>
          <table:table-cell table:style-name="ce55" table:formula="of:=AVERAGE([.M36:.M47])" office:value-type="float" office:value="0.852778516666667" calcext:value-type="float">
            <text:p>0,85278</text:p>
          </table:table-cell>
          <table:table-cell table:style-name="ce55" table:formula="of:=AVERAGE([.N36:.N47])" office:value-type="float" office:value="0.112640866666667" calcext:value-type="float">
            <text:p>0,11264</text:p>
          </table:table-cell>
          <table:table-cell table:style-name="ce55" table:formula="of:=AVERAGE([.O36:.O47])" office:value-type="float" office:value="0.10868805" calcext:value-type="float">
            <text:p>0,10869</text:p>
          </table:table-cell>
          <table:table-cell table:style-name="ce53" table:formula="of:=1000000*([.O35]/[.E35])" office:value-type="float" office:value="17.8746090698535" calcext:value-type="float">
            <text:p>17,87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8166.3" calcext:value-type="float">
            <text:p>18166,3</text:p>
          </table:table-cell>
          <table:table-cell office:value-type="float" office:value="95.5505" calcext:value-type="float">
            <text:p>95,5505</text:p>
          </table:table-cell>
          <table:table-cell office:value-type="float" office:value="4.44945" calcext:value-type="float">
            <text:p>4,44945</text:p>
          </table:table-cell>
          <table:table-cell office:value-type="float" office:value="62.766" calcext:value-type="float">
            <text:p>62,766</text:p>
          </table:table-cell>
          <table:table-cell office:value-type="float" office:value="65.4747" calcext:value-type="float">
            <text:p>65,4747</text:p>
          </table:table-cell>
          <table:table-cell office:value-type="float" office:value="34.5253" calcext:value-type="float">
            <text:p>34,5253</text:p>
          </table:table-cell>
          <table:table-cell office:value-type="float" office:value="4.13712" calcext:value-type="float">
            <text:p>4,13712</text:p>
          </table:table-cell>
          <table:table-cell office:value-type="float" office:value="0.0569221" calcext:value-type="float">
            <text:p>0,0569221</text:p>
          </table:table-cell>
          <table:table-cell office:value-type="float" office:value="0.0140352" calcext:value-type="float">
            <text:p>0,0140352</text:p>
          </table:table-cell>
          <table:table-cell office:value-type="float" office:value="0.0135617" calcext:value-type="float">
            <text:p>0,0135617</text:p>
          </table:table-cell>
          <table:table-cell table:formula="of:=1000000*([.O36]/[.E36])" office:value-type="float" office:value="16.030378250591" calcext:value-type="float">
            <text:p>16,03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5556.6" calcext:value-type="float">
            <text:p>5556,6</text:p>
          </table:table-cell>
          <table:table-cell office:value-type="float" office:value="95.9136" calcext:value-type="float">
            <text:p>95,9136</text:p>
          </table:table-cell>
          <table:table-cell office:value-type="float" office:value="4.08637" calcext:value-type="float">
            <text:p>4,08637</text:p>
          </table:table-cell>
          <table:table-cell office:value-type="float" office:value="95.6566" calcext:value-type="float">
            <text:p>95,6566</text:p>
          </table:table-cell>
          <table:table-cell office:value-type="float" office:value="95.8502" calcext:value-type="float">
            <text:p>95,8502</text:p>
          </table:table-cell>
          <table:table-cell office:value-type="float" office:value="4.1498" calcext:value-type="float">
            <text:p>4,1498</text:p>
          </table:table-cell>
          <table:table-cell office:value-type="float" office:value="0.20202" calcext:value-type="float">
            <text:p>0,20202</text:p>
          </table:table-cell>
          <table:table-cell office:value-type="float" office:value="0.0227934" calcext:value-type="float">
            <text:p>0,0227934</text:p>
          </table:table-cell>
          <table:table-cell office:value-type="float" office:value="0.0023409" calcext:value-type="float">
            <text:p>0,0023409</text:p>
          </table:table-cell>
          <table:table-cell office:value-type="float" office:value="0.0018105" calcext:value-type="float">
            <text:p>0,0018105</text:p>
          </table:table-cell>
          <table:table-cell table:formula="of:=1000000*([.O37]/[.E37])" office:value-type="float" office:value="1.82878787878788" calcext:value-type="float">
            <text:p>1,83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2726.3" calcext:value-type="float">
            <text:p>12726,3</text:p>
          </table:table-cell>
          <table:table-cell office:value-type="float" office:value="96.2604" calcext:value-type="float">
            <text:p>96,2604</text:p>
          </table:table-cell>
          <table:table-cell office:value-type="float" office:value="3.73962" calcext:value-type="float">
            <text:p>3,73962</text:p>
          </table:table-cell>
          <table:table-cell office:value-type="float" office:value="92.2944" calcext:value-type="float">
            <text:p>92,294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6.32689" calcext:value-type="float">
            <text:p>6,32689</text:p>
          </table:table-cell>
          <table:table-cell office:value-type="float" office:value="1.47186" calcext:value-type="float">
            <text:p>1,47186</text:p>
          </table:table-cell>
          <table:table-cell office:value-type="float" office:value="0.0913906" calcext:value-type="float">
            <text:p>0,0913906</text:p>
          </table:table-cell>
          <table:table-cell office:value-type="float" office:value="0.0166119" calcext:value-type="float">
            <text:p>0,0166119</text:p>
          </table:table-cell>
          <table:table-cell office:value-type="float" office:value="0.0152502" calcext:value-type="float">
            <text:p>0,0152502</text:p>
          </table:table-cell>
          <table:table-cell table:formula="of:=1000000*([.O38]/[.E38])" office:value-type="float" office:value="6.60181818181818" calcext:value-type="float">
            <text:p>6,6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6440.2" calcext:value-type="float">
            <text:p>6440,2</text:p>
          </table:table-cell>
          <table:table-cell office:value-type="float" office:value="73.1474" calcext:value-type="float">
            <text:p>73,1474</text:p>
          </table:table-cell>
          <table:table-cell office:value-type="float" office:value="26.8526" calcext:value-type="float">
            <text:p>26,8526</text:p>
          </table:table-cell>
          <table:table-cell office:value-type="float" office:value="58.9744" calcext:value-type="float">
            <text:p>58,9744</text:p>
          </table:table-cell>
          <table:table-cell office:value-type="float" office:value="59.3082" calcext:value-type="float">
            <text:p>59,3082</text:p>
          </table:table-cell>
          <table:table-cell office:value-type="float" office:value="40.6918" calcext:value-type="float">
            <text:p>40,6918</text:p>
          </table:table-cell>
          <table:table-cell office:value-type="float" office:value="0.562852" calcext:value-type="float">
            <text:p>0,562852</text:p>
          </table:table-cell>
          <table:table-cell office:value-type="float" office:value="0.0373135" calcext:value-type="float">
            <text:p>0,0373135</text:p>
          </table:table-cell>
          <table:table-cell office:value-type="float" office:value="0.0057526" calcext:value-type="float">
            <text:p>0,0057526</text:p>
          </table:table-cell>
          <table:table-cell office:value-type="float" office:value="0.0049179" calcext:value-type="float">
            <text:p>0,0049179</text:p>
          </table:table-cell>
          <table:table-cell table:formula="of:=1000000*([.O39]/[.E39])" office:value-type="float" office:value="3.07560975609756" calcext:value-type="float">
            <text:p>3,08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6807" calcext:value-type="float">
            <text:p>6807</text:p>
          </table:table-cell>
          <table:table-cell office:value-type="float" office:value="59.4385" calcext:value-type="float">
            <text:p>59,4385</text:p>
          </table:table-cell>
          <table:table-cell office:value-type="float" office:value="40.5615" calcext:value-type="float">
            <text:p>40,5615</text:p>
          </table:table-cell>
          <table:table-cell office:value-type="float" office:value="52.3275" calcext:value-type="float">
            <text:p>52,3275</text:p>
          </table:table-cell>
          <table:table-cell office:value-type="float" office:value="52.4024" calcext:value-type="float">
            <text:p>52,4024</text:p>
          </table:table-cell>
          <table:table-cell office:value-type="float" office:value="47.5976" calcext:value-type="float">
            <text:p>47,5976</text:p>
          </table:table-cell>
          <table:table-cell office:value-type="float" office:value="0.142915" calcext:value-type="float">
            <text:p>0,142915</text:p>
          </table:table-cell>
          <table:table-cell office:value-type="float" office:value="0.0956996" calcext:value-type="float">
            <text:p>0,0956996</text:p>
          </table:table-cell>
          <table:table-cell office:value-type="float" office:value="0.0222785" calcext:value-type="float">
            <text:p>0,0222785</text:p>
          </table:table-cell>
          <table:table-cell office:value-type="float" office:value="0.019709" calcext:value-type="float">
            <text:p>0,019709</text:p>
          </table:table-cell>
          <table:table-cell table:formula="of:=1000000*([.O40]/[.E40])" office:value-type="float" office:value="4.02388730093916" calcext:value-type="float">
            <text:p>4,02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0507.8" calcext:value-type="float">
            <text:p>10507,8</text:p>
          </table:table-cell>
          <table:table-cell office:value-type="float" office:value="91.2558" calcext:value-type="float">
            <text:p>91,2558</text:p>
          </table:table-cell>
          <table:table-cell office:value-type="float" office:value="8.74422" calcext:value-type="float">
            <text:p>8,74422</text:p>
          </table:table-cell>
          <table:table-cell office:value-type="float" office:value="85.7081" calcext:value-type="float">
            <text:p>85,7081</text:p>
          </table:table-cell>
          <table:table-cell office:value-type="float" office:value="88.2221" calcext:value-type="float">
            <text:p>88,2221</text:p>
          </table:table-cell>
          <table:table-cell office:value-type="float" office:value="11.7779" calcext:value-type="float">
            <text:p>11,7779</text:p>
          </table:table-cell>
          <table:table-cell office:value-type="float" office:value="2.84968" calcext:value-type="float">
            <text:p>2,84968</text:p>
          </table:table-cell>
          <table:table-cell office:value-type="float" office:value="0.458678" calcext:value-type="float">
            <text:p>0,458678</text:p>
          </table:table-cell>
          <table:table-cell office:value-type="float" office:value="0.0438459" calcext:value-type="float">
            <text:p>0,0438459</text:p>
          </table:table-cell>
          <table:table-cell office:value-type="float" office:value="0.0410145" calcext:value-type="float">
            <text:p>0,0410145</text:p>
          </table:table-cell>
          <table:table-cell table:formula="of:=1000000*([.O41]/[.E41])" office:value-type="float" office:value="8.92201435718947" calcext:value-type="float">
            <text:p>8,92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2211.8" calcext:value-type="float">
            <text:p>72211,8</text:p>
          </table:table-cell>
          <table:table-cell office:value-type="float" office:value="99.6745" calcext:value-type="float">
            <text:p>99,6745</text:p>
          </table:table-cell>
          <table:table-cell office:value-type="float" office:value="0.325544" calcext:value-type="float">
            <text:p>0,325544</text:p>
          </table:table-cell>
          <table:table-cell office:value-type="float" office:value="97.1525" calcext:value-type="float">
            <text:p>97,1525</text:p>
          </table:table-cell>
          <table:table-cell office:value-type="float" office:value="99.1735" calcext:value-type="float">
            <text:p>99,1735</text:p>
          </table:table-cell>
          <table:table-cell office:value-type="float" office:value="0.826523" calcext:value-type="float">
            <text:p>0,826523</text:p>
          </table:table-cell>
          <table:table-cell office:value-type="float" office:value="2.03785" calcext:value-type="float">
            <text:p>2,03785</text:p>
          </table:table-cell>
          <table:table-cell office:value-type="float" office:value="0.390839" calcext:value-type="float">
            <text:p>0,390839</text:p>
          </table:table-cell>
          <table:table-cell office:value-type="float" office:value="0.0719514" calcext:value-type="float">
            <text:p>0,0719514</text:p>
          </table:table-cell>
          <table:table-cell office:value-type="float" office:value="0.0640668" calcext:value-type="float">
            <text:p>0,0640668</text:p>
          </table:table-cell>
          <table:table-cell table:formula="of:=1000000*([.O42]/[.E42])" office:value-type="float" office:value="5.82849344978166" calcext:value-type="float">
            <text:p>5,83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1449" calcext:value-type="float">
            <text:p>101449</text:p>
          </table:table-cell>
          <table:table-cell office:value-type="float" office:value="98.1762" calcext:value-type="float">
            <text:p>98,1762</text:p>
          </table:table-cell>
          <table:table-cell office:value-type="float" office:value="1.82381" calcext:value-type="float">
            <text:p>1,82381</text:p>
          </table:table-cell>
          <table:table-cell office:value-type="float" office:value="64.8649" calcext:value-type="float">
            <text:p>64,8649</text:p>
          </table:table-cell>
          <table:table-cell office:value-type="float" office:value="77.357" calcext:value-type="float">
            <text:p>77,357</text:p>
          </table:table-cell>
          <table:table-cell office:value-type="float" office:value="22.643" calcext:value-type="float">
            <text:p>22,643</text:p>
          </table:table-cell>
          <table:table-cell office:value-type="float" office:value="16.1486" calcext:value-type="float">
            <text:p>16,1486</text:p>
          </table:table-cell>
          <table:table-cell office:value-type="float" office:value="0.450412" calcext:value-type="float">
            <text:p>0,450412</text:p>
          </table:table-cell>
          <table:table-cell office:value-type="float" office:value="0.204421" calcext:value-type="float">
            <text:p>0,204421</text:p>
          </table:table-cell>
          <table:table-cell office:value-type="float" office:value="0.199423" calcext:value-type="float">
            <text:p>0,199423</text:p>
          </table:table-cell>
          <table:table-cell table:formula="of:=1000000*([.O43]/[.E43])" office:value-type="float" office:value="26.9490540540541" calcext:value-type="float">
            <text:p>26,95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85795" calcext:value-type="float">
            <text:p>185795</text:p>
          </table:table-cell>
          <table:table-cell office:value-type="float" office:value="99.8339" calcext:value-type="float">
            <text:p>99,8339</text:p>
          </table:table-cell>
          <table:table-cell office:value-type="float" office:value="0.1661" calcext:value-type="float">
            <text:p>0,1661</text:p>
          </table:table-cell>
          <table:table-cell office:value-type="float" office:value="72.6892" calcext:value-type="float">
            <text:p>72,6892</text:p>
          </table:table-cell>
          <table:table-cell office:value-type="float" office:value="92.0116" calcext:value-type="float">
            <text:p>92,0116</text:p>
          </table:table-cell>
          <table:table-cell office:value-type="float" office:value="7.98837" calcext:value-type="float">
            <text:p>7,98837</text:p>
          </table:table-cell>
          <table:table-cell office:value-type="float" office:value="21" calcext:value-type="float">
            <text:p>21</text:p>
          </table:table-cell>
          <table:table-cell office:value-type="float" office:value="0.650284" calcext:value-type="float">
            <text:p>0,650284</text:p>
          </table:table-cell>
          <table:table-cell office:value-type="float" office:value="0.344684" calcext:value-type="float">
            <text:p>0,344684</text:p>
          </table:table-cell>
          <table:table-cell office:value-type="float" office:value="0.338536" calcext:value-type="float">
            <text:p>0,338536</text:p>
          </table:table-cell>
          <table:table-cell table:formula="of:=1000000*([.O44]/[.E44])" office:value-type="float" office:value="45.7481081081081" calcext:value-type="float">
            <text:p>45,75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58968" calcext:value-type="float">
            <text:p>158968</text:p>
          </table:table-cell>
          <table:table-cell office:value-type="float" office:value="81.5009" calcext:value-type="float">
            <text:p>81,5009</text:p>
          </table:table-cell>
          <table:table-cell office:value-type="float" office:value="18.4991" calcext:value-type="float">
            <text:p>18,4991</text:p>
          </table:table-cell>
          <table:table-cell table:number-columns-repeated="2" office:value-type="float" office:value="69.3706" calcext:value-type="float">
            <text:p>69,3706</text:p>
          </table:table-cell>
          <table:table-cell office:value-type="float" office:value="30.6294" calcext:value-type="float">
            <text:p>30,6294</text:p>
          </table:table-cell>
          <table:table-cell office:value-type="float" office:value="0" calcext:value-type="float">
            <text:p>0</text:p>
          </table:table-cell>
          <table:table-cell office:value-type="float" office:value="2.44703" calcext:value-type="float">
            <text:p>2,44703</text:p>
          </table:table-cell>
          <table:table-cell office:value-type="float" office:value="0.242408" calcext:value-type="float">
            <text:p>0,242408</text:p>
          </table:table-cell>
          <table:table-cell office:value-type="float" office:value="0.238337" calcext:value-type="float">
            <text:p>0,238337</text:p>
          </table:table-cell>
          <table:table-cell table:formula="of:=1000000*([.O45]/[.E45])" office:value-type="float" office:value="37.0376068376068" calcext:value-type="float">
            <text:p>37,04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405622" calcext:value-type="float">
            <text:p>405622</text:p>
          </table:table-cell>
          <table:table-cell office:value-type="float" office:value="97.6382" calcext:value-type="float">
            <text:p>97,6382</text:p>
          </table:table-cell>
          <table:table-cell office:value-type="float" office:value="2.36179" calcext:value-type="float">
            <text:p>2,36179</text:p>
          </table:table-cell>
          <table:table-cell office:value-type="float" office:value="94.3091" calcext:value-type="float">
            <text:p>94,3091</text:p>
          </table:table-cell>
          <table:table-cell office:value-type="float" office:value="95.4194" calcext:value-type="float">
            <text:p>95,4194</text:p>
          </table:table-cell>
          <table:table-cell office:value-type="float" office:value="4.58057" calcext:value-type="float">
            <text:p>4,58057</text:p>
          </table:table-cell>
          <table:table-cell office:value-type="float" office:value="1.16364" calcext:value-type="float">
            <text:p>1,16364</text:p>
          </table:table-cell>
          <table:table-cell office:value-type="float" office:value="4.44059" calcext:value-type="float">
            <text:p>4,44059</text:p>
          </table:table-cell>
          <table:table-cell office:value-type="float" office:value="0.208575" calcext:value-type="float">
            <text:p>0,208575</text:p>
          </table:table-cell>
          <table:table-cell office:value-type="float" office:value="0.205098" calcext:value-type="float">
            <text:p>0,205098</text:p>
          </table:table-cell>
          <table:table-cell table:formula="of:=1000000*([.O46]/[.E46])" office:value-type="float" office:value="37.2905454545455" calcext:value-type="float">
            <text:p>37,29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107182" calcext:value-type="float">
            <text:p>107182</text:p>
          </table:table-cell>
          <table:table-cell office:value-type="float" office:value="82.0424" calcext:value-type="float">
            <text:p>82,0424</text:p>
          </table:table-cell>
          <table:table-cell office:value-type="float" office:value="17.9576" calcext:value-type="float">
            <text:p>17,9576</text:p>
          </table:table-cell>
          <table:table-cell office:value-type="float" office:value="84.21" calcext:value-type="float">
            <text:p>84,21</text:p>
          </table:table-cell>
          <table:table-cell office:value-type="float" office:value="84.2184" calcext:value-type="float">
            <text:p>84,2184</text:p>
          </table:table-cell>
          <table:table-cell office:value-type="float" office:value="15.7816" calcext:value-type="float">
            <text:p>15,7816</text:p>
          </table:table-cell>
          <table:table-cell office:value-type="float" office:value="0.01" calcext:value-type="float">
            <text:p>0,01</text:p>
          </table:table-cell>
          <table:table-cell office:value-type="float" office:value="1.09139" calcext:value-type="float">
            <text:p>1,09139</text:p>
          </table:table-cell>
          <table:table-cell office:value-type="float" office:value="0.174786" calcext:value-type="float">
            <text:p>0,174786</text:p>
          </table:table-cell>
          <table:table-cell office:value-type="float" office:value="0.162532" calcext:value-type="float">
            <text:p>0,162532</text:p>
          </table:table-cell>
          <table:table-cell table:formula="of:=1000000*([.O47]/[.E47])" office:value-type="float" office:value="8.1266" calcext:value-type="float">
            <text:p>8,13</text:p>
          </table:table-cell>
        </table:table-row>
      </table:table>
      <table:table table:name="UN01_H2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4" table:default-cell-style-name="ce50"/>
        <table:table-row table:style-name="ro1">
          <table:table-cell office:value-type="string" calcext:value-type="string">
            <text:p>AddRedundancyThresholdNorm01&amp;AddRedundancyDHamming2</text:p>
          </table:table-cell>
          <table:table-cell table:number-columns-repeated="3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1196.44615384615" calcext:value-type="float">
            <text:p>1196,4</text:p>
          </table:table-cell>
          <table:table-cell table:style-name="ce53" table:formula="of:=AVERAGE([.G3:.G15])" office:value-type="float" office:value="79.4116769230769" calcext:value-type="float">
            <text:p>79,41</text:p>
          </table:table-cell>
          <table:table-cell table:style-name="ce53" table:formula="of:=AVERAGE([.H3:.H15])" office:value-type="float" office:value="20.5883187692308" calcext:value-type="float">
            <text:p>20,59</text:p>
          </table:table-cell>
          <table:table-cell table:style-name="ce53" table:formula="of:=AVERAGE([.I3:.I15])" office:value-type="float" office:value="70.3716769230769" calcext:value-type="float">
            <text:p>70,37</text:p>
          </table:table-cell>
          <table:table-cell table:style-name="ce53" table:formula="of:=AVERAGE([.J3:.J15])" office:value-type="float" office:value="76.1618076923077" calcext:value-type="float">
            <text:p>76,16</text:p>
          </table:table-cell>
          <table:table-cell table:style-name="ce53" table:formula="of:=AVERAGE([.K3:.K15])" office:value-type="float" office:value="23.8381915384615" calcext:value-type="float">
            <text:p>23,84</text:p>
          </table:table-cell>
          <table:table-cell table:style-name="ce53" table:formula="of:=AVERAGE([.L3:.L15])" office:value-type="float" office:value="6.83901621307692" calcext:value-type="float">
            <text:p>6,84</text:p>
          </table:table-cell>
          <table:table-cell table:style-name="ce55" table:formula="of:=AVERAGE([.M3:.M15])" office:value-type="float" office:value="0.100985615384615" calcext:value-type="float">
            <text:p>0,10099</text:p>
          </table:table-cell>
          <table:table-cell table:style-name="ce55" table:formula="of:=AVERAGE([.N3:.N15])" office:value-type="float" office:value="0.0108288230769231" calcext:value-type="float">
            <text:p>0,01083</text:p>
          </table:table-cell>
          <table:table-cell table:style-name="ce55" table:formula="of:=AVERAGE([.O3:.O15])" office:value-type="float" office:value="0.00746615384615385" calcext:value-type="float">
            <text:p>0,00747</text:p>
          </table:table-cell>
          <table:table-cell table:style-name="ce53" table:formula="of:=1000000*([.O2]/[.E2])" office:value-type="float" office:value="1.18526297793354" calcext:value-type="float">
            <text:p>1,19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612" calcext:value-type="float">
            <text:p>1612</text:p>
          </table:table-cell>
          <table:table-cell office:value-type="float" office:value="28.1166" calcext:value-type="float">
            <text:p>28,1166</text:p>
          </table:table-cell>
          <table:table-cell office:value-type="float" office:value="71.8834" calcext:value-type="float">
            <text:p>71,8834</text:p>
          </table:table-cell>
          <table:table-cell office:value-type="float" office:value="17.5132" calcext:value-type="float">
            <text:p>17,5132</text:p>
          </table:table-cell>
          <table:table-cell office:value-type="float" office:value="17.5216" calcext:value-type="float">
            <text:p>17,5216</text:p>
          </table:table-cell>
          <table:table-cell office:value-type="float" office:value="82.4784" calcext:value-type="float">
            <text:p>82,4784</text:p>
          </table:table-cell>
          <table:table-cell office:value-type="float" office:value="0.0479157" calcext:value-type="float">
            <text:p>0,0479157</text:p>
          </table:table-cell>
          <table:table-cell office:value-type="float" office:value="0.0695687" calcext:value-type="float">
            <text:p>0,0695687</text:p>
          </table:table-cell>
          <table:table-cell office:value-type="float" office:value="0.021377" calcext:value-type="float">
            <text:p>0,021377</text:p>
          </table:table-cell>
          <table:table-cell office:value-type="float" office:value="0.0190795" calcext:value-type="float">
            <text:p>0,0190795</text:p>
          </table:table-cell>
          <table:table-cell table:formula="of:=1000000*([.O3]/[.E3])" office:value-type="float" office:value="4.57103497843795" calcext:value-type="float">
            <text:p>4,57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3" calcext:value-type="float">
            <text:p>23</text:p>
          </table:table-cell>
          <table:table-cell office:value-type="float" office:value="59.9127" calcext:value-type="float">
            <text:p>59,9127</text:p>
          </table:table-cell>
          <table:table-cell office:value-type="float" office:value="40.0873" calcext:value-type="float">
            <text:p>40,0873</text:p>
          </table:table-cell>
          <table:table-cell table:number-columns-repeated="2" office:value-type="float" office:value="80.434" calcext:value-type="float">
            <text:p>80,434</text:p>
          </table:table-cell>
          <table:table-cell office:value-type="float" office:value="19.566" calcext:value-type="float">
            <text:p>19,566</text:p>
          </table:table-cell>
          <table:table-cell office:value-type="float" office:value="0" calcext:value-type="float">
            <text:p>0</text:p>
          </table:table-cell>
          <table:table-cell office:value-type="float" office:value="0.0166783" calcext:value-type="float">
            <text:p>0,0166783</text:p>
          </table:table-cell>
          <table:table-cell office:value-type="float" office:value="0.0035369" calcext:value-type="float">
            <text:p>0,0035369</text:p>
          </table:table-cell>
          <table:table-cell office:value-type="float" office:value="0.0008583" calcext:value-type="float">
            <text:p>0,0008583</text:p>
          </table:table-cell>
          <table:table-cell table:formula="of:=1000000*([.O4]/[.E4])" office:value-type="float" office:value="0.161943396226415" calcext:value-type="float">
            <text:p>0,16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674.8" calcext:value-type="float">
            <text:p>674,8</text:p>
          </table:table-cell>
          <table:table-cell office:value-type="float" office:value="66.0073" calcext:value-type="float">
            <text:p>66,0073</text:p>
          </table:table-cell>
          <table:table-cell office:value-type="float" office:value="33.9927" calcext:value-type="float">
            <text:p>33,9927</text:p>
          </table:table-cell>
          <table:table-cell office:value-type="float" office:value="62.029" calcext:value-type="float">
            <text:p>62,029</text:p>
          </table:table-cell>
          <table:table-cell office:value-type="float" office:value="62.5731" calcext:value-type="float">
            <text:p>62,5731</text:p>
          </table:table-cell>
          <table:table-cell office:value-type="float" office:value="37.4269" calcext:value-type="float">
            <text:p>37,4269</text:p>
          </table:table-cell>
          <table:table-cell office:value-type="float" office:value="0.869565" calcext:value-type="float">
            <text:p>0,869565</text:p>
          </table:table-cell>
          <table:table-cell office:value-type="float" office:value="0.0040022" calcext:value-type="float">
            <text:p>0,0040022</text:p>
          </table:table-cell>
          <table:table-cell office:value-type="float" office:value="0.0004421" calcext:value-type="float">
            <text:p>0,0004421</text:p>
          </table:table-cell>
          <table:table-cell office:value-type="float" office:value="0.0002476" calcext:value-type="float">
            <text:p>0,0002476</text:p>
          </table:table-cell>
          <table:table-cell table:formula="of:=1000000*([.O5]/[.E5])" office:value-type="float" office:value="0.71768115942029" calcext:value-type="float">
            <text:p>0,72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1959.5" calcext:value-type="float">
            <text:p>1959,5</text:p>
          </table:table-cell>
          <table:table-cell office:value-type="float" office:value="99.3478" calcext:value-type="float">
            <text:p>99,3478</text:p>
          </table:table-cell>
          <table:table-cell office:value-type="float" office:value="0.652184" calcext:value-type="float">
            <text:p>0,652184</text:p>
          </table:table-cell>
          <table:table-cell office:value-type="float" office:value="34.0741" calcext:value-type="float">
            <text:p>34,0741</text:p>
          </table:table-cell>
          <table:table-cell office:value-type="float" office:value="88.4615" calcext:value-type="float">
            <text:p>88,4615</text:p>
          </table:table-cell>
          <table:table-cell office:value-type="float" office:value="11.5385" calcext:value-type="float">
            <text:p>11,5385</text:p>
          </table:table-cell>
          <table:table-cell office:value-type="float" office:value="61.4815" calcext:value-type="float">
            <text:p>61,4815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04875" calcext:value-type="float">
            <text:p>0,0004875</text:p>
          </table:table-cell>
          <table:table-cell office:value-type="float" office:value="0.0003264" calcext:value-type="float">
            <text:p>0,0003264</text:p>
          </table:table-cell>
          <table:table-cell table:formula="of:=1000000*([.O6]/[.E6])" office:value-type="float" office:value="1.20888888888889" calcext:value-type="float">
            <text:p>1,21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42.5" calcext:value-type="float">
            <text:p>142,5</text:p>
          </table:table-cell>
          <table:table-cell office:value-type="float" office:value="91.7112" calcext:value-type="float">
            <text:p>91,7112</text:p>
          </table:table-cell>
          <table:table-cell office:value-type="float" office:value="8.28877" calcext:value-type="float">
            <text:p>8,28877</text:p>
          </table:table-cell>
          <table:table-cell table:number-columns-repeated="2" office:value-type="float" office:value="95.3333" calcext:value-type="float">
            <text:p>95,3333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0" calcext:value-type="float">
            <text:p>0</text:p>
          </table:table-cell>
          <table:table-cell office:value-type="float" office:value="0.0009552" calcext:value-type="float">
            <text:p>0,0009552</text:p>
          </table:table-cell>
          <table:table-cell office:value-type="float" office:value="0.0001218" calcext:value-type="float">
            <text:p>0,0001218</text:p>
          </table:table-cell>
          <table:table-cell table:style-name="ce58" office:value-type="float" office:value="0.0000436" calcext:value-type="float">
            <text:p>4,36E-05</text:p>
          </table:table-cell>
          <table:table-cell table:formula="of:=1000000*([.O7]/[.E7])" office:value-type="float" office:value="0.290666666666667" calcext:value-type="float">
            <text:p>0,29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44</text:p>
          </table:table-cell>
          <table:table-cell office:value-type="float" office:value="20.1556" calcext:value-type="float">
            <text:p>20,1556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28825" calcext:value-type="float">
            <text:p>0,0028825</text:p>
          </table:table-cell>
          <table:table-cell office:value-type="float" office:value="0.000513" calcext:value-type="float">
            <text:p>0,000513</text:p>
          </table:table-cell>
          <table:table-cell office:value-type="float" office:value="0.0002136" calcext:value-type="float">
            <text:p>0,0002136</text:p>
          </table:table-cell>
          <table:table-cell table:formula="of:=1000000*([.O8]/[.E8])" office:value-type="float" office:value="0.4272" calcext:value-type="float">
            <text:p>0,43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24.7" calcext:value-type="float">
            <text:p>224,7</text:p>
          </table:table-cell>
          <table:table-cell office:value-type="float" office:value="86.3034" calcext:value-type="float">
            <text:p>86,3034</text:p>
          </table:table-cell>
          <table:table-cell office:value-type="float" office:value="13.6966" calcext:value-type="float">
            <text:p>13,6966</text:p>
          </table:table-cell>
          <table:table-cell office:value-type="float" office:value="76.6265" calcext:value-type="float">
            <text:p>76,6265</text:p>
          </table:table-cell>
          <table:table-cell office:value-type="float" office:value="81.4341" calcext:value-type="float">
            <text:p>81,4341</text:p>
          </table:table-cell>
          <table:table-cell office:value-type="float" office:value="18.5659" calcext:value-type="float">
            <text:p>18,5659</text:p>
          </table:table-cell>
          <table:table-cell office:value-type="float" office:value="5.90361" calcext:value-type="float">
            <text:p>5,90361</text:p>
          </table:table-cell>
          <table:table-cell office:value-type="float" office:value="0.0036033" calcext:value-type="float">
            <text:p>0,0036033</text:p>
          </table:table-cell>
          <table:table-cell office:value-type="float" office:value="0.0006555" calcext:value-type="float">
            <text:p>0,0006555</text:p>
          </table:table-cell>
          <table:table-cell office:value-type="float" office:value="0.000224" calcext:value-type="float">
            <text:p>0,000224</text:p>
          </table:table-cell>
          <table:table-cell table:formula="of:=1000000*([.O9]/[.E9])" office:value-type="float" office:value="0.269879518072289" calcext:value-type="float">
            <text:p>0,27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float" office:value="92.5581" calcext:value-type="float">
            <text:p>92,5581</text:p>
          </table:table-cell>
          <table:table-cell office:value-type="float" office:value="7.44186" calcext:value-type="float">
            <text:p>7,44186</text:p>
          </table:table-cell>
          <table:table-cell office:value-type="float" office:value="91.1628" calcext:value-type="float">
            <text:p>91,1628</text:p>
          </table:table-cell>
          <table:table-cell office:value-type="float" office:value="91.5888" calcext:value-type="float">
            <text:p>91,5888</text:p>
          </table:table-cell>
          <table:table-cell office:value-type="float" office:value="8.41121" calcext:value-type="float">
            <text:p>8,41121</text:p>
          </table:table-cell>
          <table:table-cell office:value-type="float" office:value="0.465116" calcext:value-type="float">
            <text:p>0,465116</text:p>
          </table:table-cell>
          <table:table-cell office:value-type="float" office:value="0.0016029" calcext:value-type="float">
            <text:p>0,0016029</text:p>
          </table:table-cell>
          <table:table-cell office:value-type="float" office:value="0.0001876" calcext:value-type="float">
            <text:p>0,0001876</text:p>
          </table:table-cell>
          <table:table-cell table:style-name="ce58" office:value-type="float" office:value="0.0000732" calcext:value-type="float">
            <text:p>7,32E-05</text:p>
          </table:table-cell>
          <table:table-cell table:formula="of:=1000000*([.O10]/[.E10])" office:value-type="float" office:value="0.34046511627907" calcext:value-type="float">
            <text:p>0,34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440.8" calcext:value-type="float">
            <text:p>1440,8</text:p>
          </table:table-cell>
          <table:table-cell office:value-type="float" office:value="94.9543" calcext:value-type="float">
            <text:p>94,9543</text:p>
          </table:table-cell>
          <table:table-cell office:value-type="float" office:value="5.04573" calcext:value-type="float">
            <text:p>5,04573</text:p>
          </table:table-cell>
          <table:table-cell office:value-type="float" office:value="94.5175" calcext:value-type="float">
            <text:p>94,5175</text:p>
          </table:table-cell>
          <table:table-cell office:value-type="float" office:value="94.5867" calcext:value-type="float">
            <text:p>94,5867</text:p>
          </table:table-cell>
          <table:table-cell office:value-type="float" office:value="5.41331" calcext:value-type="float">
            <text:p>5,41331</text:p>
          </table:table-cell>
          <table:table-cell office:value-type="float" office:value="0.0730994" calcext:value-type="float">
            <text:p>0,0730994</text:p>
          </table:table-cell>
          <table:table-cell office:value-type="float" office:value="0.0620167" calcext:value-type="float">
            <text:p>0,0620167</text:p>
          </table:table-cell>
          <table:table-cell office:value-type="float" office:value="0.0062989" calcext:value-type="float">
            <text:p>0,0062989</text:p>
          </table:table-cell>
          <table:table-cell office:value-type="float" office:value="0.0033988" calcext:value-type="float">
            <text:p>0,0033988</text:p>
          </table:table-cell>
          <table:table-cell table:formula="of:=1000000*([.O11]/[.E11])" office:value-type="float" office:value="0.621125730994152" calcext:value-type="float">
            <text:p>0,62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644" calcext:value-type="float">
            <text:p>644</text:p>
          </table:table-cell>
          <table:table-cell office:value-type="float" office:value="77.9328" calcext:value-type="float">
            <text:p>77,9328</text:p>
          </table:table-cell>
          <table:table-cell office:value-type="float" office:value="22.0672" calcext:value-type="float">
            <text:p>22,0672</text:p>
          </table:table-cell>
          <table:table-cell table:number-columns-repeated="2" office:value-type="float" office:value="79.8113" calcext:value-type="float">
            <text:p>79,8113</text:p>
          </table:table-cell>
          <table:table-cell office:value-type="float" office:value="20.1887" calcext:value-type="float">
            <text:p>20,1887</text:p>
          </table:table-cell>
          <table:table-cell office:value-type="float" office:value="0" calcext:value-type="float">
            <text:p>0</text:p>
          </table:table-cell>
          <table:table-cell office:value-type="float" office:value="0.0441541" calcext:value-type="float">
            <text:p>0,0441541</text:p>
          </table:table-cell>
          <table:table-cell office:value-type="float" office:value="0.0053947" calcext:value-type="float">
            <text:p>0,0053947</text:p>
          </table:table-cell>
          <table:table-cell office:value-type="float" office:value="0.0025031" calcext:value-type="float">
            <text:p>0,0025031</text:p>
          </table:table-cell>
          <table:table-cell table:formula="of:=1000000*([.O12]/[.E12])" office:value-type="float" office:value="0.46319393042191" calcext:value-type="float">
            <text:p>0,46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3384.5" calcext:value-type="float">
            <text:p>3384,5</text:p>
          </table:table-cell>
          <table:table-cell office:value-type="float" office:value="82.2416" calcext:value-type="float">
            <text:p>82,2416</text:p>
          </table:table-cell>
          <table:table-cell office:value-type="float" office:value="17.7584" calcext:value-type="float">
            <text:p>17,7584</text:p>
          </table:table-cell>
          <table:table-cell office:value-type="float" office:value="70.7031" calcext:value-type="float">
            <text:p>70,7031</text:p>
          </table:table-cell>
          <table:table-cell office:value-type="float" office:value="71.3535" calcext:value-type="float">
            <text:p>71,3535</text:p>
          </table:table-cell>
          <table:table-cell office:value-type="float" office:value="28.6465" calcext:value-type="float">
            <text:p>28,6465</text:p>
          </table:table-cell>
          <table:table-cell office:value-type="float" office:value="0.911458" calcext:value-type="float">
            <text:p>0,911458</text:p>
          </table:table-cell>
          <table:table-cell office:value-type="float" office:value="0.0124847" calcext:value-type="float">
            <text:p>0,0124847</text:p>
          </table:table-cell>
          <table:table-cell office:value-type="float" office:value="0.0009548" calcext:value-type="float">
            <text:p>0,0009548</text:p>
          </table:table-cell>
          <table:table-cell office:value-type="float" office:value="0.000572" calcext:value-type="float">
            <text:p>0,000572</text:p>
          </table:table-cell>
          <table:table-cell table:formula="of:=1000000*([.O13]/[.E13])" office:value-type="float" office:value="0.744791666666667" calcext:value-type="float">
            <text:p>0,74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4168.5" calcext:value-type="float">
            <text:p>4168,5</text:p>
          </table:table-cell>
          <table:table-cell office:value-type="float" office:value="86.7977" calcext:value-type="float">
            <text:p>86,7977</text:p>
          </table:table-cell>
          <table:table-cell office:value-type="float" office:value="13.2023" calcext:value-type="float">
            <text:p>13,2023</text:p>
          </table:table-cell>
          <table:table-cell office:value-type="float" office:value="64.7186" calcext:value-type="float">
            <text:p>64,7186</text:p>
          </table:table-cell>
          <table:table-cell office:value-type="float" office:value="66.0044" calcext:value-type="float">
            <text:p>66,0044</text:p>
          </table:table-cell>
          <table:table-cell office:value-type="float" office:value="33.9956" calcext:value-type="float">
            <text:p>33,9956</text:p>
          </table:table-cell>
          <table:table-cell office:value-type="float" office:value="1.94805" calcext:value-type="float">
            <text:p>1,94805</text:p>
          </table:table-cell>
          <table:table-cell office:value-type="float" office:value="0.0127344" calcext:value-type="float">
            <text:p>0,0127344</text:p>
          </table:table-cell>
          <table:table-cell office:value-type="float" office:value="0.0010599" calcext:value-type="float">
            <text:p>0,0010599</text:p>
          </table:table-cell>
          <table:table-cell office:value-type="float" office:value="0.0007234" calcext:value-type="float">
            <text:p>0,0007234</text:p>
          </table:table-cell>
          <table:table-cell table:formula="of:=1000000*([.O14]/[.E14])" office:value-type="float" office:value="1.56580086580087" calcext:value-type="float">
            <text:p>1,57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1001.6" calcext:value-type="float">
            <text:p>1001,6</text:p>
          </table:table-cell>
          <table:table-cell office:value-type="float" office:value="86.6239" calcext:value-type="float">
            <text:p>86,6239</text:p>
          </table:table-cell>
          <table:table-cell office:value-type="float" office:value="13.3761" calcext:value-type="float">
            <text:p>13,3761</text:p>
          </table:table-cell>
          <table:table-cell office:value-type="float" office:value="84.9084" calcext:value-type="float">
            <text:p>84,9084</text:p>
          </table:table-cell>
          <table:table-cell office:value-type="float" office:value="84.9142" calcext:value-type="float">
            <text:p>84,9142</text:p>
          </table:table-cell>
          <table:table-cell office:value-type="float" office:value="15.0858" calcext:value-type="float">
            <text:p>15,0858</text:p>
          </table:table-cell>
          <table:table-cell office:value-type="float" office:value="0.00689667" calcext:value-type="float">
            <text:p>0,00689667</text:p>
          </table:table-cell>
          <table:table-cell office:value-type="float" office:value="1.07696" calcext:value-type="float">
            <text:p>1,07696</text:p>
          </table:table-cell>
          <table:table-cell office:value-type="float" office:value="0.099745" calcext:value-type="float">
            <text:p>0,099745</text:p>
          </table:table-cell>
          <table:table-cell office:value-type="float" office:value="0.0687965" calcext:value-type="float">
            <text:p>0,0687965</text:p>
          </table:table-cell>
          <table:table-cell table:formula="of:=1000000*([.O15]/[.E15])" office:value-type="float" office:value="1.18616700287936" calcext:value-type="float">
            <text:p>1,19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113676.76" calcext:value-type="float">
            <text:p>113676,8</text:p>
          </table:table-cell>
          <table:table-cell table:style-name="ce53" table:formula="of:=AVERAGE([.G17:.G26])" office:value-type="float" office:value="93.23627" calcext:value-type="float">
            <text:p>93,24</text:p>
          </table:table-cell>
          <table:table-cell table:style-name="ce53" table:formula="of:=AVERAGE([.H17:.H26])" office:value-type="float" office:value="6.763722" calcext:value-type="float">
            <text:p>6,76</text:p>
          </table:table-cell>
          <table:table-cell table:style-name="ce53" table:formula="of:=AVERAGE([.I17:.I26])" office:value-type="float" office:value="56.40569" calcext:value-type="float">
            <text:p>56,41</text:p>
          </table:table-cell>
          <table:table-cell table:style-name="ce53" table:formula="of:=AVERAGE([.J17:.J26])" office:value-type="float" office:value="90.10758" calcext:value-type="float">
            <text:p>90,11</text:p>
          </table:table-cell>
          <table:table-cell table:style-name="ce53" table:formula="of:=AVERAGE([.K17:.K26])" office:value-type="float" office:value="9.892417" calcext:value-type="float">
            <text:p>9,89</text:p>
          </table:table-cell>
          <table:table-cell table:style-name="ce53" table:formula="of:=AVERAGE([.L17:.L26])" office:value-type="float" office:value="35.762219056" calcext:value-type="float">
            <text:p>35,76</text:p>
          </table:table-cell>
          <table:table-cell table:style-name="ce55" table:formula="of:=AVERAGE([.M17:.M26])" office:value-type="float" office:value="20.73385099" calcext:value-type="float">
            <text:p>20,73385</text:p>
          </table:table-cell>
          <table:table-cell table:style-name="ce55" table:formula="of:=AVERAGE([.N17:.N26])" office:value-type="float" office:value="0.42450061" calcext:value-type="float">
            <text:p>0,42450</text:p>
          </table:table-cell>
          <table:table-cell table:style-name="ce55" table:formula="of:=AVERAGE([.O17:.O26])" office:value-type="float" office:value="0.39800838" calcext:value-type="float">
            <text:p>0,39801</text:p>
          </table:table-cell>
          <table:table-cell table:style-name="ce53" table:formula="of:=1000000*([.O16]/[.E16])" office:value-type="float" office:value="5.08057753972468" calcext:value-type="float">
            <text:p>5,0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32223" calcext:value-type="float">
            <text:p>132223</text:p>
          </table:table-cell>
          <table:table-cell office:value-type="float" office:value="88.8195" calcext:value-type="float">
            <text:p>88,8195</text:p>
          </table:table-cell>
          <table:table-cell office:value-type="float" office:value="11.1805" calcext:value-type="float">
            <text:p>11,1805</text:p>
          </table:table-cell>
          <table:table-cell office:value-type="float" office:value="66.9077" calcext:value-type="float">
            <text:p>66,9077</text:p>
          </table:table-cell>
          <table:table-cell office:value-type="float" office:value="81.7801" calcext:value-type="float">
            <text:p>81,7801</text:p>
          </table:table-cell>
          <table:table-cell office:value-type="float" office:value="18.2199" calcext:value-type="float">
            <text:p>18,2199</text:p>
          </table:table-cell>
          <table:table-cell office:value-type="float" office:value="18.1858" calcext:value-type="float">
            <text:p>18,1858</text:p>
          </table:table-cell>
          <table:table-cell office:value-type="float" office:value="1.12363" calcext:value-type="float">
            <text:p>1,12363</text:p>
          </table:table-cell>
          <table:table-cell office:value-type="float" office:value="0.108471" calcext:value-type="float">
            <text:p>0,108471</text:p>
          </table:table-cell>
          <table:table-cell office:value-type="float" office:value="0.0766666" calcext:value-type="float">
            <text:p>0,0766666</text:p>
          </table:table-cell>
          <table:table-cell table:formula="of:=1000000*([.O17]/[.E17])" office:value-type="float" office:value="1.6953385520322" calcext:value-type="float">
            <text:p>1,7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2560.3" calcext:value-type="float">
            <text:p>2560,3</text:p>
          </table:table-cell>
          <table:table-cell office:value-type="float" office:value="95.2538" calcext:value-type="float">
            <text:p>95,2538</text:p>
          </table:table-cell>
          <table:table-cell office:value-type="float" office:value="4.74619" calcext:value-type="float">
            <text:p>4,74619</text:p>
          </table:table-cell>
          <table:table-cell office:value-type="float" office:value="65.2174" calcext:value-type="float">
            <text:p>65,2174</text:p>
          </table:table-cell>
          <table:table-cell office:value-type="float" office:value="82.7206" calcext:value-type="float">
            <text:p>82,7206</text:p>
          </table:table-cell>
          <table:table-cell office:value-type="float" office:value="17.2794" calcext:value-type="float">
            <text:p>17,2794</text:p>
          </table:table-cell>
          <table:table-cell office:value-type="float" office:value="21.1594" calcext:value-type="float">
            <text:p>21,1594</text:p>
          </table:table-cell>
          <table:table-cell office:value-type="float" office:value="0.0134831" calcext:value-type="float">
            <text:p>0,0134831</text:p>
          </table:table-cell>
          <table:table-cell office:value-type="float" office:value="0.0014857" calcext:value-type="float">
            <text:p>0,0014857</text:p>
          </table:table-cell>
          <table:table-cell office:value-type="float" office:value="0.0010311" calcext:value-type="float">
            <text:p>0,0010311</text:p>
          </table:table-cell>
          <table:table-cell table:formula="of:=1000000*([.O18]/[.E18])" office:value-type="float" office:value="1.49434782608696" calcext:value-type="float">
            <text:p>1,49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2159.2" calcext:value-type="float">
            <text:p>2159,2</text:p>
          </table:table-cell>
          <table:table-cell office:value-type="float" office:value="97.2033" calcext:value-type="float">
            <text:p>97,2033</text:p>
          </table:table-cell>
          <table:table-cell office:value-type="float" office:value="2.79667" calcext:value-type="float">
            <text:p>2,79667</text:p>
          </table:table-cell>
          <table:table-cell office:value-type="float" office:value="49.1577" calcext:value-type="float">
            <text:p>49,1577</text:p>
          </table:table-cell>
          <table:table-cell office:value-type="float" office:value="86.7568" calcext:value-type="float">
            <text:p>86,7568</text:p>
          </table:table-cell>
          <table:table-cell office:value-type="float" office:value="13.2432" calcext:value-type="float">
            <text:p>13,2432</text:p>
          </table:table-cell>
          <table:table-cell office:value-type="float" office:value="43.3384" calcext:value-type="float">
            <text:p>43,3384</text:p>
          </table:table-cell>
          <table:table-cell office:value-type="float" office:value="0.0089554" calcext:value-type="float">
            <text:p>0,0089554</text:p>
          </table:table-cell>
          <table:table-cell office:value-type="float" office:value="0.0011566" calcext:value-type="float">
            <text:p>0,0011566</text:p>
          </table:table-cell>
          <table:table-cell office:value-type="float" office:value="0.0007911" calcext:value-type="float">
            <text:p>0,0007911</text:p>
          </table:table-cell>
          <table:table-cell table:formula="of:=1000000*([.O19]/[.E19])" office:value-type="float" office:value="1.2114854517611" calcext:value-type="float">
            <text:p>1,21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579614" calcext:value-type="float">
            <text:p>579614</text:p>
          </table:table-cell>
          <table:table-cell office:value-type="float" office:value="98.7937" calcext:value-type="float">
            <text:p>98,7937</text:p>
          </table:table-cell>
          <table:table-cell office:value-type="float" office:value="1.20628" calcext:value-type="float">
            <text:p>1,20628</text:p>
          </table:table-cell>
          <table:table-cell office:value-type="float" office:value="49.1247" calcext:value-type="float">
            <text:p>49,1247</text:p>
          </table:table-cell>
          <table:table-cell office:value-type="float" office:value="96.2616" calcext:value-type="float">
            <text:p>96,2616</text:p>
          </table:table-cell>
          <table:table-cell office:value-type="float" office:value="3.73838" calcext:value-type="float">
            <text:p>3,73838</text:p>
          </table:table-cell>
          <table:table-cell office:value-type="float" office:value="48.9675" calcext:value-type="float">
            <text:p>48,9675</text:p>
          </table:table-cell>
          <table:table-cell office:value-type="float" office:value="10.8533" calcext:value-type="float">
            <text:p>10,8533</text:p>
          </table:table-cell>
          <table:table-cell office:value-type="float" office:value="0.70534" calcext:value-type="float">
            <text:p>0,70534</text:p>
          </table:table-cell>
          <table:table-cell office:value-type="float" office:value="0.637295" calcext:value-type="float">
            <text:p>0,637295</text:p>
          </table:table-cell>
          <table:table-cell table:formula="of:=1000000*([.O20]/[.E20])" office:value-type="float" office:value="4.47158664337185" calcext:value-type="float">
            <text:p>4,47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20404.1" calcext:value-type="float">
            <text:p>20404,1</text:p>
          </table:table-cell>
          <table:table-cell office:value-type="float" office:value="98.5255" calcext:value-type="float">
            <text:p>98,5255</text:p>
          </table:table-cell>
          <table:table-cell office:value-type="float" office:value="1.4745" calcext:value-type="float">
            <text:p>1,4745</text:p>
          </table:table-cell>
          <table:table-cell office:value-type="float" office:value="24.6386" calcext:value-type="float">
            <text:p>24,6386</text:p>
          </table:table-cell>
          <table:table-cell office:value-type="float" office:value="91.8058" calcext:value-type="float">
            <text:p>91,8058</text:p>
          </table:table-cell>
          <table:table-cell office:value-type="float" office:value="8.19423" calcext:value-type="float">
            <text:p>8,19423</text:p>
          </table:table-cell>
          <table:table-cell office:value-type="float" office:value="73.1623" calcext:value-type="float">
            <text:p>73,1623</text:p>
          </table:table-cell>
          <table:table-cell office:value-type="float" office:value="1.07075" calcext:value-type="float">
            <text:p>1,07075</text:p>
          </table:table-cell>
          <table:table-cell office:value-type="float" office:value="0.0929649" calcext:value-type="float">
            <text:p>0,0929649</text:p>
          </table:table-cell>
          <table:table-cell office:value-type="float" office:value="0.0859248" calcext:value-type="float">
            <text:p>0,0859248</text:p>
          </table:table-cell>
          <table:table-cell table:formula="of:=1000000*([.O21]/[.E21])" office:value-type="float" office:value="8.74819792302993" calcext:value-type="float">
            <text:p>8,75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62694" calcext:value-type="float">
            <text:p>262694</text:p>
          </table:table-cell>
          <table:table-cell office:value-type="float" office:value="80.1136" calcext:value-type="float">
            <text:p>80,1136</text:p>
          </table:table-cell>
          <table:table-cell office:value-type="float" office:value="19.8864" calcext:value-type="float">
            <text:p>19,8864</text:p>
          </table:table-cell>
          <table:table-cell office:value-type="float" office:value="85.9571" calcext:value-type="float">
            <text:p>85,9571</text:p>
          </table:table-cell>
          <table:table-cell office:value-type="float" office:value="85.9587" calcext:value-type="float">
            <text:p>85,9587</text:p>
          </table:table-cell>
          <table:table-cell office:value-type="float" office:value="14.0413" calcext:value-type="float">
            <text:p>14,0413</text:p>
          </table:table-cell>
          <table:table-cell office:value-type="float" office:value="0.00181766" calcext:value-type="float">
            <text:p>0,00181766</text:p>
          </table:table-cell>
          <table:table-cell office:value-type="float" office:value="191.379" calcext:value-type="float">
            <text:p>191,379</text:p>
          </table:table-cell>
          <table:table-cell office:value-type="float" office:value="3.05611" calcext:value-type="float">
            <text:p>3,05611</text:p>
          </table:table-cell>
          <table:table-cell office:value-type="float" office:value="2.95508" calcext:value-type="float">
            <text:p>2,95508</text:p>
          </table:table-cell>
          <table:table-cell table:formula="of:=1000000*([.O22]/[.E22])" office:value-type="float" office:value="5.96815856493403" calcext:value-type="float">
            <text:p>5,97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01601" calcext:value-type="float">
            <text:p>1016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6088" calcext:value-type="float">
            <text:p>47,60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3912" calcext:value-type="float">
            <text:p>52,3912</text:p>
          </table:table-cell>
          <table:table-cell office:value-type="float" office:value="2.12112" calcext:value-type="float">
            <text:p>2,12112</text:p>
          </table:table-cell>
          <table:table-cell office:value-type="float" office:value="0.217451" calcext:value-type="float">
            <text:p>0,217451</text:p>
          </table:table-cell>
          <table:table-cell office:value-type="float" office:value="0.176966" calcext:value-type="float">
            <text:p>0,176966</text:p>
          </table:table-cell>
          <table:table-cell table:formula="of:=1000000*([.O23]/[.E23])" office:value-type="float" office:value="2.84863899039003" calcext:value-type="float">
            <text:p>2,85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4787.8" calcext:value-type="float">
            <text:p>4787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235604" calcext:value-type="float">
            <text:p>0,0235604</text:p>
          </table:table-cell>
          <table:table-cell office:value-type="float" office:value="0.0019324" calcext:value-type="float">
            <text:p>0,0019324</text:p>
          </table:table-cell>
          <table:table-cell office:value-type="float" office:value="0.0013585" calcext:value-type="float">
            <text:p>0,0013585</text:p>
          </table:table-cell>
          <table:table-cell table:formula="of:=1000000*([.O24]/[.E24])" office:value-type="float" office:value="1.3585" calcext:value-type="float">
            <text:p>1,36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24962" calcext:value-type="float">
            <text:p>24962</text:p>
          </table:table-cell>
          <table:table-cell office:value-type="float" office:value="80.6072" calcext:value-type="float">
            <text:p>80,6072</text:p>
          </table:table-cell>
          <table:table-cell office:value-type="float" office:value="19.3928" calcext:value-type="float">
            <text:p>19,3928</text:p>
          </table:table-cell>
          <table:table-cell office:value-type="float" office:value="82.3449" calcext:value-type="float">
            <text:p>82,3449</text:p>
          </table:table-cell>
          <table:table-cell office:value-type="float" office:value="82.3579" calcext:value-type="float">
            <text:p>82,3579</text:p>
          </table:table-cell>
          <table:table-cell office:value-type="float" office:value="17.6421" calcext:value-type="float">
            <text:p>17,6421</text:p>
          </table:table-cell>
          <table:table-cell office:value-type="float" office:value="0.0157729" calcext:value-type="float">
            <text:p>0,0157729</text:p>
          </table:table-cell>
          <table:table-cell office:value-type="float" office:value="0.604837" calcext:value-type="float">
            <text:p>0,604837</text:p>
          </table:table-cell>
          <table:table-cell office:value-type="float" office:value="0.0470984" calcext:value-type="float">
            <text:p>0,0470984</text:p>
          </table:table-cell>
          <table:table-cell office:value-type="float" office:value="0.0359053" calcext:value-type="float">
            <text:p>0,0359053</text:p>
          </table:table-cell>
          <table:table-cell table:formula="of:=1000000*([.O25]/[.E25])" office:value-type="float" office:value="1.88776550998948" calcext:value-type="float">
            <text:p>1,89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5762.2" calcext:value-type="float">
            <text:p>5762,2</text:p>
          </table:table-cell>
          <table:table-cell office:value-type="float" office:value="93.0461" calcext:value-type="float">
            <text:p>93,0461</text:p>
          </table:table-cell>
          <table:table-cell office:value-type="float" office:value="6.95388" calcext:value-type="float">
            <text:p>6,95388</text:p>
          </table:table-cell>
          <table:table-cell office:value-type="float" office:value="92.5" calcext:value-type="float">
            <text:p>92,5</text:p>
          </table:table-cell>
          <table:table-cell office:value-type="float" office:value="93.4343" calcext:value-type="float">
            <text:p>93,4343</text:p>
          </table:table-cell>
          <table:table-cell office:value-type="float" office:value="6.56566" calcext:value-type="float">
            <text:p>6,56566</text:p>
          </table:table-cell>
          <table:table-cell office:value-type="float" office:value="1" calcext:value-type="float">
            <text:p>1</text:p>
          </table:table-cell>
          <table:table-cell office:value-type="float" office:value="0.139874" calcext:value-type="float">
            <text:p>0,139874</text:p>
          </table:table-cell>
          <table:table-cell office:value-type="float" office:value="0.0129961" calcext:value-type="float">
            <text:p>0,0129961</text:p>
          </table:table-cell>
          <table:table-cell office:value-type="float" office:value="0.0090654" calcext:value-type="float">
            <text:p>0,0090654</text:p>
          </table:table-cell>
          <table:table-cell table:formula="of:=1000000*([.O26]/[.E26])" office:value-type="float" office:value="1.25908333333333" calcext:value-type="float">
            <text:p>1,26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67221.4285714286" calcext:value-type="float">
            <text:p>67221,4</text:p>
          </table:table-cell>
          <table:table-cell table:style-name="ce53" table:formula="of:=AVERAGE([.G28:.G34])" office:value-type="float" office:value="99.4725" calcext:value-type="float">
            <text:p>99,47</text:p>
          </table:table-cell>
          <table:table-cell table:style-name="ce53" table:formula="of:=AVERAGE([.H28:.H34])" office:value-type="float" office:value="0.527513857142857" calcext:value-type="float">
            <text:p>0,53</text:p>
          </table:table-cell>
          <table:table-cell table:style-name="ce53" table:formula="of:=AVERAGE([.I28:.I34])" office:value-type="float" office:value="37.9628657142857" calcext:value-type="float">
            <text:p>37,96</text:p>
          </table:table-cell>
          <table:table-cell table:style-name="ce53" table:formula="of:=AVERAGE([.J28:.J34])" office:value-type="float" office:value="69.1298428571429" calcext:value-type="float">
            <text:p>69,13</text:p>
          </table:table-cell>
          <table:table-cell table:style-name="ce53" table:formula="of:=AVERAGE([.K28:.K34])" office:value-type="float" office:value="30.8701668571429" calcext:value-type="float">
            <text:p>30,87</text:p>
          </table:table-cell>
          <table:table-cell table:style-name="ce53" table:formula="of:=AVERAGE([.L28:.L34])" office:value-type="float" office:value="55.2862528571429" calcext:value-type="float">
            <text:p>55,29</text:p>
          </table:table-cell>
          <table:table-cell table:style-name="ce55" table:formula="of:=AVERAGE([.M28:.M34])" office:value-type="float" office:value="0.442924014285714" calcext:value-type="float">
            <text:p>0,44292</text:p>
          </table:table-cell>
          <table:table-cell table:style-name="ce55" table:formula="of:=AVERAGE([.N28:.N34])" office:value-type="float" office:value="0.0171450142857143" calcext:value-type="float">
            <text:p>0,01715</text:p>
          </table:table-cell>
          <table:table-cell table:style-name="ce55" table:formula="of:=AVERAGE([.O28:.O34])" office:value-type="float" office:value="0.0168849285714286" calcext:value-type="float">
            <text:p>0,01688</text:p>
          </table:table-cell>
          <table:table-cell table:style-name="ce53" table:formula="of:=1000000*([.O27]/[.E27])" office:value-type="float" office:value="64.7641095890411" calcext:value-type="float">
            <text:p>64,76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8881.5" calcext:value-type="float">
            <text:p>8881,5</text:p>
          </table:table-cell>
          <table:table-cell office:value-type="float" office:value="99.542" calcext:value-type="float">
            <text:p>99,542</text:p>
          </table:table-cell>
          <table:table-cell office:value-type="float" office:value="0.458005" calcext:value-type="float">
            <text:p>0,458005</text:p>
          </table:table-cell>
          <table:table-cell office:value-type="float" office:value="44.0252" calcext:value-type="float">
            <text:p>44,0252</text:p>
          </table:table-cell>
          <table:table-cell office:value-type="float" office:value="88.6076" calcext:value-type="float">
            <text:p>88,6076</text:p>
          </table:table-cell>
          <table:table-cell office:value-type="float" office:value="11.3924" calcext:value-type="float">
            <text:p>11,3924</text:p>
          </table:table-cell>
          <table:table-cell office:value-type="float" office:value="50.3145" calcext:value-type="float">
            <text:p>50,3145</text:p>
          </table:table-cell>
          <table:table-cell office:value-type="float" office:value="0.029682" calcext:value-type="float">
            <text:p>0,029682</text:p>
          </table:table-cell>
          <table:table-cell office:value-type="float" office:value="0.0047577" calcext:value-type="float">
            <text:p>0,0047577</text:p>
          </table:table-cell>
          <table:table-cell office:value-type="float" office:value="0.0046517" calcext:value-type="float">
            <text:p>0,0046517</text:p>
          </table:table-cell>
          <table:table-cell table:formula="of:=1000000*([.O28]/[.E28])" office:value-type="float" office:value="29.2559748427673" calcext:value-type="float">
            <text:p>29,26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29241.9" calcext:value-type="float">
            <text:p>29241,9</text:p>
          </table:table-cell>
          <table:table-cell office:value-type="float" office:value="98.9832" calcext:value-type="float">
            <text:p>98,9832</text:p>
          </table:table-cell>
          <table:table-cell office:value-type="float" office:value="1.01684" calcext:value-type="float">
            <text:p>1,01684</text:p>
          </table:table-cell>
          <table:table-cell office:value-type="float" office:value="49.0411" calcext:value-type="float">
            <text:p>49,0411</text:p>
          </table:table-cell>
          <table:table-cell office:value-type="float" office:value="68.0608" calcext:value-type="float">
            <text:p>68,0608</text:p>
          </table:table-cell>
          <table:table-cell office:value-type="float" office:value="31.9392" calcext:value-type="float">
            <text:p>31,9392</text:p>
          </table:table-cell>
          <table:table-cell office:value-type="float" office:value="27.9452" calcext:value-type="float">
            <text:p>27,9452</text:p>
          </table:table-cell>
          <table:table-cell office:value-type="float" office:value="0.0691854" calcext:value-type="float">
            <text:p>0,0691854</text:p>
          </table:table-cell>
          <table:table-cell office:value-type="float" office:value="0.0119322" calcext:value-type="float">
            <text:p>0,0119322</text:p>
          </table:table-cell>
          <table:table-cell office:value-type="float" office:value="0.0116313" calcext:value-type="float">
            <text:p>0,0116313</text:p>
          </table:table-cell>
          <table:table-cell table:formula="of:=1000000*([.O29]/[.E29])" office:value-type="float" office:value="31.8665753424658" calcext:value-type="float">
            <text:p>31,87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3046.7" calcext:value-type="float">
            <text:p>3046,7</text:p>
          </table:table-cell>
          <table:table-cell office:value-type="float" office:value="97.8887" calcext:value-type="float">
            <text:p>97,8887</text:p>
          </table:table-cell>
          <table:table-cell office:value-type="float" office:value="2.11132" calcext:value-type="float">
            <text:p>2,11132</text:p>
          </table:table-cell>
          <table:table-cell office:value-type="float" office:value="31.6498" calcext:value-type="float">
            <text:p>31,6498</text:p>
          </table:table-cell>
          <table:table-cell office:value-type="float" office:value="67.1429" calcext:value-type="float">
            <text:p>67,1429</text:p>
          </table:table-cell>
          <table:table-cell office:value-type="float" office:value="32.8571" calcext:value-type="float">
            <text:p>32,8571</text:p>
          </table:table-cell>
          <table:table-cell office:value-type="float" office:value="52.862" calcext:value-type="float">
            <text:p>52,862</text:p>
          </table:table-cell>
          <table:table-cell office:value-type="float" office:value="0.0077124" calcext:value-type="float">
            <text:p>0,0077124</text:p>
          </table:table-cell>
          <table:table-cell office:value-type="float" office:value="0.0006833" calcext:value-type="float">
            <text:p>0,0006833</text:p>
          </table:table-cell>
          <table:table-cell office:value-type="float" office:value="0.0005174" calcext:value-type="float">
            <text:p>0,0005174</text:p>
          </table:table-cell>
          <table:table-cell table:formula="of:=1000000*([.O30]/[.E30])" office:value-type="float" office:value="1.74208754208754" calcext:value-type="float">
            <text:p>1,74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61301.6" calcext:value-type="float">
            <text:p>61301,6</text:p>
          </table:table-cell>
          <table:table-cell office:value-type="float" office:value="99.9707" calcext:value-type="float">
            <text:p>99,9707</text:p>
          </table:table-cell>
          <table:table-cell office:value-type="float" office:value="0.0293169" calcext:value-type="float">
            <text:p>0,0293169</text:p>
          </table:table-cell>
          <table:table-cell office:value-type="float" office:value="47.5783" calcext:value-type="float">
            <text:p>47,5783</text:p>
          </table:table-cell>
          <table:table-cell office:value-type="float" office:value="99.4048" calcext:value-type="float">
            <text:p>99,4048</text:p>
          </table:table-cell>
          <table:table-cell office:value-type="float" office:value="0.595238" calcext:value-type="float">
            <text:p>0,595238</text:p>
          </table:table-cell>
          <table:table-cell office:value-type="float" office:value="52.1368" calcext:value-type="float">
            <text:p>52,1368</text:p>
          </table:table-cell>
          <table:table-cell office:value-type="float" office:value="0.256053" calcext:value-type="float">
            <text:p>0,256053</text:p>
          </table:table-cell>
          <table:table-cell office:value-type="float" office:value="0.0246113" calcext:value-type="float">
            <text:p>0,0246113</text:p>
          </table:table-cell>
          <table:table-cell office:value-type="float" office:value="0.0241682" calcext:value-type="float">
            <text:p>0,0241682</text:p>
          </table:table-cell>
          <table:table-cell table:formula="of:=1000000*([.O31]/[.E31])" office:value-type="float" office:value="68.8552706552707" calcext:value-type="float">
            <text:p>68,86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76502" calcext:value-type="float">
            <text:p>1765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64856" calcext:value-type="float">
            <text:p>1,64856</text:p>
          </table:table-cell>
          <table:table-cell office:value-type="float" office:value="0.0366632" calcext:value-type="float">
            <text:p>0,0366632</text:p>
          </table:table-cell>
          <table:table-cell office:value-type="float" office:value="0.0363632" calcext:value-type="float">
            <text:p>0,0363632</text:p>
          </table:table-cell>
          <table:table-cell table:formula="of:=1000000*([.O32]/[.E32])" office:value-type="float" office:value="174.823076923077" calcext:value-type="float">
            <text:p>174,82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184402" calcext:value-type="float">
            <text:p>1844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87266" calcext:value-type="float">
            <text:p>1,87266</text:p>
          </table:table-cell>
          <table:table-cell office:value-type="float" office:value="62.5" calcext:value-type="float">
            <text:p>62,5</text:p>
          </table:table-cell>
          <table:table-cell office:value-type="float" office:value="37.5" calcext:value-type="float">
            <text:p>37,5</text:p>
          </table:table-cell>
          <table:table-cell office:value-type="float" office:value="97.0037" calcext:value-type="float">
            <text:p>97,0037</text:p>
          </table:table-cell>
          <table:table-cell office:value-type="float" office:value="1.07526" calcext:value-type="float">
            <text:p>1,07526</text:p>
          </table:table-cell>
          <table:table-cell office:value-type="float" office:value="0.0396103" calcext:value-type="float">
            <text:p>0,0396103</text:p>
          </table:table-cell>
          <table:table-cell office:value-type="float" office:value="0.0392145" calcext:value-type="float">
            <text:p>0,0392145</text:p>
          </table:table-cell>
          <table:table-cell table:formula="of:=1000000*([.O33]/[.E33])" office:value-type="float" office:value="146.870786516854" calcext:value-type="float">
            <text:p>146,8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7174.3" calcext:value-type="float">
            <text:p>7174,3</text:p>
          </table:table-cell>
          <table:table-cell office:value-type="float" office:value="99.9229" calcext:value-type="float">
            <text:p>99,9229</text:p>
          </table:table-cell>
          <table:table-cell office:value-type="float" office:value="0.0771151" calcext:value-type="float">
            <text:p>0,0771151</text:p>
          </table:table-cell>
          <table:table-cell office:value-type="float" office:value="91.573" calcext:value-type="float">
            <text:p>91,573</text:p>
          </table:table-cell>
          <table:table-cell office:value-type="float" office:value="98.1928" calcext:value-type="float">
            <text:p>98,1928</text:p>
          </table:table-cell>
          <table:table-cell office:value-type="float" office:value="1.80723" calcext:value-type="float">
            <text:p>1,80723</text:p>
          </table:table-cell>
          <table:table-cell office:value-type="float" office:value="6.74157" calcext:value-type="float">
            <text:p>6,74157</text:p>
          </table:table-cell>
          <table:table-cell office:value-type="float" office:value="0.0140153" calcext:value-type="float">
            <text:p>0,0140153</text:p>
          </table:table-cell>
          <table:table-cell office:value-type="float" office:value="0.0017571" calcext:value-type="float">
            <text:p>0,0017571</text:p>
          </table:table-cell>
          <table:table-cell office:value-type="float" office:value="0.0016482" calcext:value-type="float">
            <text:p>0,0016482</text:p>
          </table:table-cell>
          <table:table-cell table:formula="of:=1000000*([.O34]/[.E34])" office:value-type="float" office:value="9.25955056179775" calcext:value-type="float">
            <text:p>9,26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315364.15" calcext:value-type="float">
            <text:p>315364,2</text:p>
          </table:table-cell>
          <table:table-cell table:style-name="ce53" table:formula="of:=AVERAGE([.G36:.G47])" office:value-type="float" office:value="87.4511333333333" calcext:value-type="float">
            <text:p>87,45</text:p>
          </table:table-cell>
          <table:table-cell table:style-name="ce53" table:formula="of:=AVERAGE([.H36:.H47])" office:value-type="float" office:value="12.5488638333333" calcext:value-type="float">
            <text:p>12,55</text:p>
          </table:table-cell>
          <table:table-cell table:style-name="ce53" table:formula="of:=AVERAGE([.I36:.I47])" office:value-type="float" office:value="80.171825" calcext:value-type="float">
            <text:p>80,17</text:p>
          </table:table-cell>
          <table:table-cell table:style-name="ce53" table:formula="of:=AVERAGE([.J36:.J47])" office:value-type="float" office:value="82.0518166666667" calcext:value-type="float">
            <text:p>82,05</text:p>
          </table:table-cell>
          <table:table-cell table:style-name="ce53" table:formula="of:=AVERAGE([.K36:.K47])" office:value-type="float" office:value="17.9481749166667" calcext:value-type="float">
            <text:p>17,95</text:p>
          </table:table-cell>
          <table:table-cell table:style-name="ce53" table:formula="of:=AVERAGE([.L36:.L47])" office:value-type="float" office:value="2.22276066666667" calcext:value-type="float">
            <text:p>2,22</text:p>
          </table:table-cell>
          <table:table-cell table:style-name="ce55" table:formula="of:=AVERAGE([.M36:.M47])" office:value-type="float" office:value="2.77200568333333" calcext:value-type="float">
            <text:p>2,77201</text:p>
          </table:table-cell>
          <table:table-cell table:style-name="ce55" table:formula="of:=AVERAGE([.N36:.N47])" office:value-type="float" office:value="0.115464283333333" calcext:value-type="float">
            <text:p>0,11546</text:p>
          </table:table-cell>
          <table:table-cell table:style-name="ce55" table:formula="of:=AVERAGE([.O36:.O47])" office:value-type="float" office:value="0.111116625" calcext:value-type="float">
            <text:p>0,11112</text:p>
          </table:table-cell>
          <table:table-cell table:style-name="ce53" table:formula="of:=1000000*([.O35]/[.E35])" office:value-type="float" office:value="18.2740074280154" calcext:value-type="float">
            <text:p>18,27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59170" calcext:value-type="float">
            <text:p>59170</text:p>
          </table:table-cell>
          <table:table-cell office:value-type="float" office:value="93.8483" calcext:value-type="float">
            <text:p>93,8483</text:p>
          </table:table-cell>
          <table:table-cell office:value-type="float" office:value="6.15167" calcext:value-type="float">
            <text:p>6,15167</text:p>
          </table:table-cell>
          <table:table-cell office:value-type="float" office:value="66.9031" calcext:value-type="float">
            <text:p>66,9031</text:p>
          </table:table-cell>
          <table:table-cell office:value-type="float" office:value="68.1928" calcext:value-type="float">
            <text:p>68,1928</text:p>
          </table:table-cell>
          <table:table-cell office:value-type="float" office:value="31.8072" calcext:value-type="float">
            <text:p>31,8072</text:p>
          </table:table-cell>
          <table:table-cell office:value-type="float" office:value="1.89125" calcext:value-type="float">
            <text:p>1,89125</text:p>
          </table:table-cell>
          <table:table-cell office:value-type="float" office:value="0.189572" calcext:value-type="float">
            <text:p>0,189572</text:p>
          </table:table-cell>
          <table:table-cell office:value-type="float" office:value="0.0236064" calcext:value-type="float">
            <text:p>0,0236064</text:p>
          </table:table-cell>
          <table:table-cell office:value-type="float" office:value="0.0227057" calcext:value-type="float">
            <text:p>0,0227057</text:p>
          </table:table-cell>
          <table:table-cell table:formula="of:=1000000*([.O36]/[.E36])" office:value-type="float" office:value="26.8388888888889" calcext:value-type="float">
            <text:p>26,84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16479.4" calcext:value-type="float">
            <text:p>16479,4</text:p>
          </table:table-cell>
          <table:table-cell office:value-type="float" office:value="92.7858" calcext:value-type="float">
            <text:p>92,7858</text:p>
          </table:table-cell>
          <table:table-cell office:value-type="float" office:value="7.21416" calcext:value-type="float">
            <text:p>7,21416</text:p>
          </table:table-cell>
          <table:table-cell table:number-columns-repeated="2" office:value-type="float" office:value="95.4545" calcext:value-type="float">
            <text:p>95,4545</text:p>
          </table:table-cell>
          <table:table-cell office:value-type="float" office:value="4.54545" calcext:value-type="float">
            <text:p>4,54545</text:p>
          </table:table-cell>
          <table:table-cell office:value-type="float" office:value="0" calcext:value-type="float">
            <text:p>0</text:p>
          </table:table-cell>
          <table:table-cell office:value-type="float" office:value="0.0585778" calcext:value-type="float">
            <text:p>0,0585778</text:p>
          </table:table-cell>
          <table:table-cell office:value-type="float" office:value="0.0025769" calcext:value-type="float">
            <text:p>0,0025769</text:p>
          </table:table-cell>
          <table:table-cell office:value-type="float" office:value="0.0020013" calcext:value-type="float">
            <text:p>0,0020013</text:p>
          </table:table-cell>
          <table:table-cell table:formula="of:=1000000*([.O37]/[.E37])" office:value-type="float" office:value="2.02151515151515" calcext:value-type="float">
            <text:p>2,0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37707.2" calcext:value-type="float">
            <text:p>37707,2</text:p>
          </table:table-cell>
          <table:table-cell office:value-type="float" office:value="95.2225" calcext:value-type="float">
            <text:p>95,2225</text:p>
          </table:table-cell>
          <table:table-cell office:value-type="float" office:value="4.77752" calcext:value-type="float">
            <text:p>4,77752</text:p>
          </table:table-cell>
          <table:table-cell office:value-type="float" office:value="91.7316" calcext:value-type="float">
            <text:p>91,7316</text:p>
          </table:table-cell>
          <table:table-cell office:value-type="float" office:value="92.8571" calcext:value-type="float">
            <text:p>92,8571</text:p>
          </table:table-cell>
          <table:table-cell office:value-type="float" office:value="7.14286" calcext:value-type="float">
            <text:p>7,14286</text:p>
          </table:table-cell>
          <table:table-cell office:value-type="float" office:value="1.21212" calcext:value-type="float">
            <text:p>1,21212</text:p>
          </table:table-cell>
          <table:table-cell office:value-type="float" office:value="0.225621" calcext:value-type="float">
            <text:p>0,225621</text:p>
          </table:table-cell>
          <table:table-cell office:value-type="float" office:value="0.0249947" calcext:value-type="float">
            <text:p>0,0249947</text:p>
          </table:table-cell>
          <table:table-cell office:value-type="float" office:value="0.0229899" calcext:value-type="float">
            <text:p>0,0229899</text:p>
          </table:table-cell>
          <table:table-cell table:formula="of:=1000000*([.O38]/[.E38])" office:value-type="float" office:value="9.95233766233766" calcext:value-type="float">
            <text:p>9,95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14480.9" calcext:value-type="float">
            <text:p>14480,9</text:p>
          </table:table-cell>
          <table:table-cell office:value-type="float" office:value="68.3314" calcext:value-type="float">
            <text:p>68,3314</text:p>
          </table:table-cell>
          <table:table-cell office:value-type="float" office:value="31.6686" calcext:value-type="float">
            <text:p>31,6686</text:p>
          </table:table-cell>
          <table:table-cell office:value-type="float" office:value="60.7255" calcext:value-type="float">
            <text:p>60,7255</text:p>
          </table:table-cell>
          <table:table-cell office:value-type="float" office:value="61.0692" calcext:value-type="float">
            <text:p>61,0692</text:p>
          </table:table-cell>
          <table:table-cell office:value-type="float" office:value="38.9308" calcext:value-type="float">
            <text:p>38,9308</text:p>
          </table:table-cell>
          <table:table-cell office:value-type="float" office:value="0.562852" calcext:value-type="float">
            <text:p>0,562852</text:p>
          </table:table-cell>
          <table:table-cell office:value-type="float" office:value="0.0789304" calcext:value-type="float">
            <text:p>0,0789304</text:p>
          </table:table-cell>
          <table:table-cell office:value-type="float" office:value="0.0068989" calcext:value-type="float">
            <text:p>0,0068989</text:p>
          </table:table-cell>
          <table:table-cell office:value-type="float" office:value="0.0060113" calcext:value-type="float">
            <text:p>0,0060113</text:p>
          </table:table-cell>
          <table:table-cell table:formula="of:=1000000*([.O39]/[.E39])" office:value-type="float" office:value="3.75941213258286" calcext:value-type="float">
            <text:p>3,76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4990.4" calcext:value-type="float">
            <text:p>14990,4</text:p>
          </table:table-cell>
          <table:table-cell office:value-type="float" office:value="56.243" calcext:value-type="float">
            <text:p>56,243</text:p>
          </table:table-cell>
          <table:table-cell office:value-type="float" office:value="43.757" calcext:value-type="float">
            <text:p>43,757</text:p>
          </table:table-cell>
          <table:table-cell office:value-type="float" office:value="53.4708" calcext:value-type="float">
            <text:p>53,4708</text:p>
          </table:table-cell>
          <table:table-cell office:value-type="float" office:value="53.5473" calcext:value-type="float">
            <text:p>53,5473</text:p>
          </table:table-cell>
          <table:table-cell office:value-type="float" office:value="46.4527" calcext:value-type="float">
            <text:p>46,4527</text:p>
          </table:table-cell>
          <table:table-cell office:value-type="float" office:value="0.142915" calcext:value-type="float">
            <text:p>0,142915</text:p>
          </table:table-cell>
          <table:table-cell office:value-type="float" office:value="0.217607" calcext:value-type="float">
            <text:p>0,217607</text:p>
          </table:table-cell>
          <table:table-cell office:value-type="float" office:value="0.0319346" calcext:value-type="float">
            <text:p>0,0319346</text:p>
          </table:table-cell>
          <table:table-cell office:value-type="float" office:value="0.0291627" calcext:value-type="float">
            <text:p>0,0291627</text:p>
          </table:table-cell>
          <table:table-cell table:formula="of:=1000000*([.O40]/[.E40])" office:value-type="float" office:value="5.95400163331972" calcext:value-type="float">
            <text:p>5,95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37219.9" calcext:value-type="float">
            <text:p>37219,9</text:p>
          </table:table-cell>
          <table:table-cell office:value-type="float" office:value="91.9876" calcext:value-type="float">
            <text:p>91,9876</text:p>
          </table:table-cell>
          <table:table-cell office:value-type="float" office:value="8.01238" calcext:value-type="float">
            <text:p>8,01238</text:p>
          </table:table-cell>
          <table:table-cell office:value-type="float" office:value="86.7305" calcext:value-type="float">
            <text:p>86,7305</text:p>
          </table:table-cell>
          <table:table-cell office:value-type="float" office:value="88.6394" calcext:value-type="float">
            <text:p>88,6394</text:p>
          </table:table-cell>
          <table:table-cell office:value-type="float" office:value="11.3606" calcext:value-type="float">
            <text:p>11,3606</text:p>
          </table:table-cell>
          <table:table-cell office:value-type="float" office:value="2.15358" calcext:value-type="float">
            <text:p>2,15358</text:p>
          </table:table-cell>
          <table:table-cell office:value-type="float" office:value="1.25189" calcext:value-type="float">
            <text:p>1,25189</text:p>
          </table:table-cell>
          <table:table-cell office:value-type="float" office:value="0.0616811" calcext:value-type="float">
            <text:p>0,0616811</text:p>
          </table:table-cell>
          <table:table-cell office:value-type="float" office:value="0.0573086" calcext:value-type="float">
            <text:p>0,0573086</text:p>
          </table:table-cell>
          <table:table-cell table:formula="of:=1000000*([.O41]/[.E41])" office:value-type="float" office:value="12.4665216445508" calcext:value-type="float">
            <text:p>12,47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210908" calcext:value-type="float">
            <text:p>210908</text:p>
          </table:table-cell>
          <table:table-cell office:value-type="float" office:value="99.4728" calcext:value-type="float">
            <text:p>99,4728</text:p>
          </table:table-cell>
          <table:table-cell office:value-type="float" office:value="0.527196" calcext:value-type="float">
            <text:p>0,527196</text:p>
          </table:table-cell>
          <table:table-cell office:value-type="float" office:value="98.2078" calcext:value-type="float">
            <text:p>98,2078</text:p>
          </table:table-cell>
          <table:table-cell office:value-type="float" office:value="99.2096" calcext:value-type="float">
            <text:p>99,2096</text:p>
          </table:table-cell>
          <table:table-cell office:value-type="float" office:value="0.790369" calcext:value-type="float">
            <text:p>0,790369</text:p>
          </table:table-cell>
          <table:table-cell office:value-type="float" office:value="1.00983" calcext:value-type="float">
            <text:p>1,00983</text:p>
          </table:table-cell>
          <table:table-cell office:value-type="float" office:value="1.0836" calcext:value-type="float">
            <text:p>1,0836</text:p>
          </table:table-cell>
          <table:table-cell office:value-type="float" office:value="0.0656768" calcext:value-type="float">
            <text:p>0,0656768</text:p>
          </table:table-cell>
          <table:table-cell office:value-type="float" office:value="0.056368" calcext:value-type="float">
            <text:p>0,056368</text:p>
          </table:table-cell>
          <table:table-cell table:formula="of:=1000000*([.O42]/[.E42])" office:value-type="float" office:value="5.12809315866084" calcext:value-type="float">
            <text:p>5,13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366919" calcext:value-type="float">
            <text:p>366919</text:p>
          </table:table-cell>
          <table:table-cell office:value-type="float" office:value="97.136" calcext:value-type="float">
            <text:p>97,136</text:p>
          </table:table-cell>
          <table:table-cell office:value-type="float" office:value="2.86402" calcext:value-type="float">
            <text:p>2,86402</text:p>
          </table:table-cell>
          <table:table-cell office:value-type="float" office:value="69.8514" calcext:value-type="float">
            <text:p>69,8514</text:p>
          </table:table-cell>
          <table:table-cell office:value-type="float" office:value="77.0802" calcext:value-type="float">
            <text:p>77,0802</text:p>
          </table:table-cell>
          <table:table-cell office:value-type="float" office:value="22.9198" calcext:value-type="float">
            <text:p>22,9198</text:p>
          </table:table-cell>
          <table:table-cell office:value-type="float" office:value="9.37838" calcext:value-type="float">
            <text:p>9,37838</text:p>
          </table:table-cell>
          <table:table-cell office:value-type="float" office:value="1.53573" calcext:value-type="float">
            <text:p>1,53573</text:p>
          </table:table-cell>
          <table:table-cell office:value-type="float" office:value="0.216424" calcext:value-type="float">
            <text:p>0,216424</text:p>
          </table:table-cell>
          <table:table-cell office:value-type="float" office:value="0.210957" calcext:value-type="float">
            <text:p>0,210957</text:p>
          </table:table-cell>
          <table:table-cell table:formula="of:=1000000*([.O43]/[.E43])" office:value-type="float" office:value="28.5077027027027" calcext:value-type="float">
            <text:p>28,51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4795" calcext:value-type="float">
            <text:p>664795</text:p>
          </table:table-cell>
          <table:table-cell office:value-type="float" office:value="99.6763" calcext:value-type="float">
            <text:p>99,6763</text:p>
          </table:table-cell>
          <table:table-cell office:value-type="float" office:value="0.32367" calcext:value-type="float">
            <text:p>0,32367</text:p>
          </table:table-cell>
          <table:table-cell office:value-type="float" office:value="83.8108" calcext:value-type="float">
            <text:p>83,8108</text:p>
          </table:table-cell>
          <table:table-cell office:value-type="float" office:value="92.7194" calcext:value-type="float">
            <text:p>92,7194</text:p>
          </table:table-cell>
          <table:table-cell office:value-type="float" office:value="7.28061" calcext:value-type="float">
            <text:p>7,28061</text:p>
          </table:table-cell>
          <table:table-cell office:value-type="float" office:value="9.60811" calcext:value-type="float">
            <text:p>9,60811</text:p>
          </table:table-cell>
          <table:table-cell office:value-type="float" office:value="2.09452" calcext:value-type="float">
            <text:p>2,09452</text:p>
          </table:table-cell>
          <table:table-cell office:value-type="float" office:value="0.284089" calcext:value-type="float">
            <text:p>0,284089</text:p>
          </table:table-cell>
          <table:table-cell office:value-type="float" office:value="0.278568" calcext:value-type="float">
            <text:p>0,278568</text:p>
          </table:table-cell>
          <table:table-cell table:formula="of:=1000000*([.O44]/[.E44])" office:value-type="float" office:value="37.6443243243243" calcext:value-type="float">
            <text:p>37,64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589855" calcext:value-type="float">
            <text:p>589855</text:p>
          </table:table-cell>
          <table:table-cell office:value-type="float" office:value="81.4803" calcext:value-type="float">
            <text:p>81,4803</text:p>
          </table:table-cell>
          <table:table-cell office:value-type="float" office:value="18.5197" calcext:value-type="float">
            <text:p>18,5197</text:p>
          </table:table-cell>
          <table:table-cell table:number-columns-repeated="2" office:value-type="float" office:value="76.3636" calcext:value-type="float">
            <text:p>76,3636</text:p>
          </table:table-cell>
          <table:table-cell office:value-type="float" office:value="23.6364" calcext:value-type="float">
            <text:p>23,6364</text:p>
          </table:table-cell>
          <table:table-cell office:value-type="float" office:value="0" calcext:value-type="float">
            <text:p>0</text:p>
          </table:table-cell>
          <table:table-cell office:value-type="float" office:value="8.86783" calcext:value-type="float">
            <text:p>8,86783</text:p>
          </table:table-cell>
          <table:table-cell office:value-type="float" office:value="0.263354" calcext:value-type="float">
            <text:p>0,263354</text:p>
          </table:table-cell>
          <table:table-cell office:value-type="float" office:value="0.258827" calcext:value-type="float">
            <text:p>0,258827</text:p>
          </table:table-cell>
          <table:table-cell table:formula="of:=1000000*([.O45]/[.E45])" office:value-type="float" office:value="40.221756021756" calcext:value-type="float">
            <text:p>40,22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table:style-name="ce58" office:value-type="float" office:value="1458590" calcext:value-type="float">
            <text:p>1,46E+06</text:p>
          </table:table-cell>
          <table:table-cell office:value-type="float" office:value="97.0314" calcext:value-type="float">
            <text:p>97,0314</text:p>
          </table:table-cell>
          <table:table-cell office:value-type="float" office:value="2.96865" calcext:value-type="float">
            <text:p>2,96865</text:p>
          </table:table-cell>
          <table:table-cell office:value-type="float" office:value="94.1273" calcext:value-type="float">
            <text:p>94,1273</text:p>
          </table:table-cell>
          <table:table-cell office:value-type="float" office:value="94.7995" calcext:value-type="float">
            <text:p>94,7995</text:p>
          </table:table-cell>
          <table:table-cell office:value-type="float" office:value="5.20051" calcext:value-type="float">
            <text:p>5,20051</text:p>
          </table:table-cell>
          <table:table-cell office:value-type="float" office:value="0.709091" calcext:value-type="float">
            <text:p>0,709091</text:p>
          </table:table-cell>
          <table:table-cell office:value-type="float" office:value="14.5931" calcext:value-type="float">
            <text:p>14,5931</text:p>
          </table:table-cell>
          <table:table-cell office:value-type="float" office:value="0.208776" calcext:value-type="float">
            <text:p>0,208776</text:p>
          </table:table-cell>
          <table:table-cell office:value-type="float" office:value="0.20531" calcext:value-type="float">
            <text:p>0,20531</text:p>
          </table:table-cell>
          <table:table-cell table:formula="of:=1000000*([.O46]/[.E46])" office:value-type="float" office:value="37.3290909090909" calcext:value-type="float">
            <text:p>37,33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313255" calcext:value-type="float">
            <text:p>313255</text:p>
          </table:table-cell>
          <table:table-cell office:value-type="float" office:value="76.1982" calcext:value-type="float">
            <text:p>76,1982</text:p>
          </table:table-cell>
          <table:table-cell office:value-type="float" office:value="23.8018" calcext:value-type="float">
            <text:p>23,8018</text:p>
          </table:table-cell>
          <table:table-cell office:value-type="float" office:value="84.685" calcext:value-type="float">
            <text:p>84,685</text:p>
          </table:table-cell>
          <table:table-cell office:value-type="float" office:value="84.6892" calcext:value-type="float">
            <text:p>84,6892</text:p>
          </table:table-cell>
          <table:table-cell office:value-type="float" office:value="15.3108" calcext:value-type="float">
            <text:p>15,3108</text:p>
          </table:table-cell>
          <table:table-cell office:value-type="float" office:value="0.005" calcext:value-type="float">
            <text:p>0,005</text:p>
          </table:table-cell>
          <table:table-cell office:value-type="float" office:value="3.06709" calcext:value-type="float">
            <text:p>3,06709</text:p>
          </table:table-cell>
          <table:table-cell office:value-type="float" office:value="0.195559" calcext:value-type="float">
            <text:p>0,195559</text:p>
          </table:table-cell>
          <table:table-cell office:value-type="float" office:value="0.18319" calcext:value-type="float">
            <text:p>0,18319</text:p>
          </table:table-cell>
          <table:table-cell table:formula="of:=1000000*([.O47]/[.E47])" office:value-type="float" office:value="9.1595" calcext:value-type="float">
            <text:p>9,16</text:p>
          </table:table-cell>
        </table:table-row>
      </table:table>
      <table:table table:name="UN01_H3" table:style-name="ta1">
        <table:table-column table:style-name="co20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2" table:default-cell-style-name="ce50"/>
        <table:table-column table:style-name="co13" table:default-cell-style-name="ce50"/>
        <table:table-column table:style-name="co12" table:number-columns-repeated="2" table:default-cell-style-name="ce50"/>
        <table:table-column table:style-name="co11" table:default-cell-style-name="ce50"/>
        <table:table-column table:style-name="co16" table:default-cell-style-name="ce50"/>
        <table:table-column table:style-name="co15" table:number-columns-repeated="2" table:default-cell-style-name="ce56"/>
        <table:table-column table:style-name="co13" table:default-cell-style-name="ce56"/>
        <table:table-column table:style-name="co14" table:default-cell-style-name="Default"/>
        <table:table-row table:style-name="ro1">
          <table:table-cell office:value-type="string" calcext:value-type="string">
            <text:p>AddRedundancyThresholdNorm01&amp;AddRedundancyDHamming3</text:p>
          </table:table-cell>
          <table:table-cell table:number-columns-repeated="3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1500.13076923077" calcext:value-type="float">
            <text:p>1500,1</text:p>
          </table:table-cell>
          <table:table-cell table:style-name="ce53" table:formula="of:=AVERAGE([.G3:.G15])" office:value-type="float" office:value="79.0693384615385" calcext:value-type="float">
            <text:p>79,07</text:p>
          </table:table-cell>
          <table:table-cell table:style-name="ce53" table:formula="of:=AVERAGE([.H3:.H15])" office:value-type="float" office:value="20.9306613846154" calcext:value-type="float">
            <text:p>20,93</text:p>
          </table:table-cell>
          <table:table-cell table:style-name="ce53" table:formula="of:=AVERAGE([.I3:.I15])" office:value-type="float" office:value="70.2279384615385" calcext:value-type="float">
            <text:p>70,23</text:p>
          </table:table-cell>
          <table:table-cell table:style-name="ce53" table:formula="of:=AVERAGE([.J3:.J15])" office:value-type="float" office:value="76.0046076923077" calcext:value-type="float">
            <text:p>76,00</text:p>
          </table:table-cell>
          <table:table-cell table:style-name="ce53" table:formula="of:=AVERAGE([.K3:.K15])" office:value-type="float" office:value="23.9953953846154" calcext:value-type="float">
            <text:p>24,00</text:p>
          </table:table-cell>
          <table:table-cell table:style-name="ce53" table:formula="of:=AVERAGE([.L3:.L15])" office:value-type="float" office:value="6.82236621307692" calcext:value-type="float">
            <text:p>6,82</text:p>
          </table:table-cell>
          <table:table-cell table:style-name="ce55" table:formula="of:=AVERAGE([.M3:.M15])" office:value-type="float" office:value="0.129531876923077" calcext:value-type="float">
            <text:p>0,12953</text:p>
          </table:table-cell>
          <table:table-cell table:style-name="ce55" table:formula="of:=AVERAGE([.N3:.N15])" office:value-type="float" office:value="0.0113665538461538" calcext:value-type="float">
            <text:p>0,01137</text:p>
          </table:table-cell>
          <table:table-cell table:style-name="ce55" table:formula="of:=AVERAGE([.O3:.O15])" office:value-type="float" office:value="0.00787000769230769" calcext:value-type="float">
            <text:p>0,00787</text:p>
          </table:table-cell>
          <table:table-cell table:style-name="ce53" table:formula="of:=1000000*([.O2]/[.E2])" office:value-type="float" office:value="1.24937537398185" calcext:value-type="float">
            <text:p>1,25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028.1" calcext:value-type="float">
            <text:p>2028,1</text:p>
          </table:table-cell>
          <table:table-cell office:value-type="float" office:value="27.8304" calcext:value-type="float">
            <text:p>27,83</text:p>
          </table:table-cell>
          <table:table-cell office:value-type="float" office:value="72.1696" calcext:value-type="float">
            <text:p>72,17</text:p>
          </table:table-cell>
          <table:table-cell office:value-type="float" office:value="19.9808" calcext:value-type="float">
            <text:p>19,98</text:p>
          </table:table-cell>
          <table:table-cell office:value-type="float" office:value="19.9904" calcext:value-type="float">
            <text:p>19,99</text:p>
          </table:table-cell>
          <table:table-cell office:value-type="float" office:value="80.0096" calcext:value-type="float">
            <text:p>80,01</text:p>
          </table:table-cell>
          <table:table-cell office:value-type="float" office:value="0.0479157" calcext:value-type="float">
            <text:p>0,05</text:p>
          </table:table-cell>
          <table:table-cell office:value-type="float" office:value="0.0914373" calcext:value-type="float">
            <text:p>0,09144</text:p>
          </table:table-cell>
          <table:table-cell office:value-type="float" office:value="0.0262198" calcext:value-type="float">
            <text:p>0,02622</text:p>
          </table:table-cell>
          <table:table-cell office:value-type="float" office:value="0.0236518" calcext:value-type="float">
            <text:p>0,02365</text:p>
          </table:table-cell>
          <table:table-cell table:style-name="ce50" table:formula="of:=1000000*([.O3]/[.E3])" office:value-type="float" office:value="5.6664590321035" calcext:value-type="float">
            <text:p>5,67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3" calcext:value-type="float">
            <text:p>23</text:p>
          </table:table-cell>
          <table:table-cell office:value-type="float" office:value="59.9127" calcext:value-type="float">
            <text:p>59,91</text:p>
          </table:table-cell>
          <table:table-cell office:value-type="float" office:value="40.0873" calcext:value-type="float">
            <text:p>40,09</text:p>
          </table:table-cell>
          <table:table-cell table:number-columns-repeated="2" office:value-type="float" office:value="80.434" calcext:value-type="float">
            <text:p>80,43</text:p>
          </table:table-cell>
          <table:table-cell office:value-type="float" office:value="19.566" calcext:value-type="float">
            <text:p>19,57</text:p>
          </table:table-cell>
          <table:table-cell office:value-type="float" office:value="0" calcext:value-type="float">
            <text:p>0,00</text:p>
          </table:table-cell>
          <table:table-cell office:value-type="float" office:value="0.0179716" calcext:value-type="float">
            <text:p>0,01797</text:p>
          </table:table-cell>
          <table:table-cell office:value-type="float" office:value="0.0037184" calcext:value-type="float">
            <text:p>0,00372</text:p>
          </table:table-cell>
          <table:table-cell office:value-type="float" office:value="0.0009541" calcext:value-type="float">
            <text:p>0,00095</text:p>
          </table:table-cell>
          <table:table-cell table:style-name="ce50" table:formula="of:=1000000*([.O4]/[.E4])" office:value-type="float" office:value="0.180018867924528" calcext:value-type="float">
            <text:p>0,18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767.4" calcext:value-type="float">
            <text:p>767,4</text:p>
          </table:table-cell>
          <table:table-cell office:value-type="float" office:value="64.5883" calcext:value-type="float">
            <text:p>64,59</text:p>
          </table:table-cell>
          <table:table-cell office:value-type="float" office:value="35.4117" calcext:value-type="float">
            <text:p>35,41</text:p>
          </table:table-cell>
          <table:table-cell office:value-type="float" office:value="58.2609" calcext:value-type="float">
            <text:p>58,26</text:p>
          </table:table-cell>
          <table:table-cell office:value-type="float" office:value="58.7719" calcext:value-type="float">
            <text:p>58,77</text:p>
          </table:table-cell>
          <table:table-cell office:value-type="float" office:value="41.2281" calcext:value-type="float">
            <text:p>41,23</text:p>
          </table:table-cell>
          <table:table-cell office:value-type="float" office:value="0.869565" calcext:value-type="float">
            <text:p>0,87</text:p>
          </table:table-cell>
          <table:table-cell office:value-type="float" office:value="0.0042621" calcext:value-type="float">
            <text:p>0,00426</text:p>
          </table:table-cell>
          <table:table-cell office:value-type="float" office:value="0.0004331" calcext:value-type="float">
            <text:p>0,00043</text:p>
          </table:table-cell>
          <table:table-cell office:value-type="float" office:value="0.0002434" calcext:value-type="float">
            <text:p>0,00024</text:p>
          </table:table-cell>
          <table:table-cell table:style-name="ce50" table:formula="of:=1000000*([.O5]/[.E5])" office:value-type="float" office:value="0.705507246376812" calcext:value-type="float">
            <text:p>0,71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206.8" calcext:value-type="float">
            <text:p>2206,8</text:p>
          </table:table-cell>
          <table:table-cell office:value-type="float" office:value="99.3522" calcext:value-type="float">
            <text:p>99,35</text:p>
          </table:table-cell>
          <table:table-cell office:value-type="float" office:value="0.647828" calcext:value-type="float">
            <text:p>0,65</text:p>
          </table:table-cell>
          <table:table-cell office:value-type="float" office:value="34.0741" calcext:value-type="float">
            <text:p>34,07</text:p>
          </table:table-cell>
          <table:table-cell office:value-type="float" office:value="88.4615" calcext:value-type="float">
            <text:p>88,46</text:p>
          </table:table-cell>
          <table:table-cell office:value-type="float" office:value="11.5385" calcext:value-type="float">
            <text:p>11,54</text:p>
          </table:table-cell>
          <table:table-cell office:value-type="float" office:value="61.4815" calcext:value-type="float">
            <text:p>61,48</text:p>
          </table:table-cell>
          <table:table-cell office:value-type="float" office:value="0.0053993" calcext:value-type="float">
            <text:p>0,00540</text:p>
          </table:table-cell>
          <table:table-cell office:value-type="float" office:value="0.0004802" calcext:value-type="float">
            <text:p>0,00048</text:p>
          </table:table-cell>
          <table:table-cell office:value-type="float" office:value="0.0003214" calcext:value-type="float">
            <text:p>0,00032</text:p>
          </table:table-cell>
          <table:table-cell table:style-name="ce50" table:formula="of:=1000000*([.O6]/[.E6])" office:value-type="float" office:value="1.19037037037037" calcext:value-type="float">
            <text:p>1,19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45.6" calcext:value-type="float">
            <text:p>145,6</text:p>
          </table:table-cell>
          <table:table-cell office:value-type="float" office:value="91.2305" calcext:value-type="float">
            <text:p>91,23</text:p>
          </table:table-cell>
          <table:table-cell office:value-type="float" office:value="8.76951" calcext:value-type="float">
            <text:p>8,77</text:p>
          </table:table-cell>
          <table:table-cell table:number-columns-repeated="2" office:value-type="float" office:value="94.6667" calcext:value-type="float">
            <text:p>94,67</text:p>
          </table:table-cell>
          <table:table-cell office:value-type="float" office:value="5.33333" calcext:value-type="float">
            <text:p>5,33</text:p>
          </table:table-cell>
          <table:table-cell office:value-type="float" office:value="0" calcext:value-type="float">
            <text:p>0,00</text:p>
          </table:table-cell>
          <table:table-cell office:value-type="float" office:value="0.0010525" calcext:value-type="float">
            <text:p>0,00105</text:p>
          </table:table-cell>
          <table:table-cell office:value-type="float" office:value="0.0001298" calcext:value-type="float">
            <text:p>0,00013</text:p>
          </table:table-cell>
          <table:table-cell office:value-type="float" office:value="0.0000452" calcext:value-type="float">
            <text:p>0,00005</text:p>
          </table:table-cell>
          <table:table-cell table:style-name="ce50" table:formula="of:=1000000*([.O7]/[.E7])" office:value-type="float" office:value="0.301333333333333" calcext:value-type="float">
            <text:p>0,3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3307" calcext:value-type="float">
            <text:p>0,00233</text:p>
          </table:table-cell>
          <table:table-cell office:value-type="float" office:value="0.0004473" calcext:value-type="float">
            <text:p>0,00045</text:p>
          </table:table-cell>
          <table:table-cell office:value-type="float" office:value="0.0001774" calcext:value-type="float">
            <text:p>0,00018</text:p>
          </table:table-cell>
          <table:table-cell table:style-name="ce50" table:formula="of:=1000000*([.O8]/[.E8])" office:value-type="float" office:value="0.3548" calcext:value-type="float">
            <text:p>0,35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24.7" calcext:value-type="float">
            <text:p>224,7</text:p>
          </table:table-cell>
          <table:table-cell office:value-type="float" office:value="86.3034" calcext:value-type="float">
            <text:p>86,30</text:p>
          </table:table-cell>
          <table:table-cell office:value-type="float" office:value="13.6966" calcext:value-type="float">
            <text:p>13,70</text:p>
          </table:table-cell>
          <table:table-cell office:value-type="float" office:value="76.6265" calcext:value-type="float">
            <text:p>76,63</text:p>
          </table:table-cell>
          <table:table-cell office:value-type="float" office:value="81.4341" calcext:value-type="float">
            <text:p>81,43</text:p>
          </table:table-cell>
          <table:table-cell office:value-type="float" office:value="18.5659" calcext:value-type="float">
            <text:p>18,57</text:p>
          </table:table-cell>
          <table:table-cell office:value-type="float" office:value="5.90361" calcext:value-type="float">
            <text:p>5,90</text:p>
          </table:table-cell>
          <table:table-cell office:value-type="float" office:value="0.0036884" calcext:value-type="float">
            <text:p>0,00369</text:p>
          </table:table-cell>
          <table:table-cell office:value-type="float" office:value="0.000676" calcext:value-type="float">
            <text:p>0,00068</text:p>
          </table:table-cell>
          <table:table-cell office:value-type="float" office:value="0.0002352" calcext:value-type="float">
            <text:p>0,00024</text:p>
          </table:table-cell>
          <table:table-cell table:style-name="ce50" table:formula="of:=1000000*([.O9]/[.E9])" office:value-type="float" office:value="0.283373493975904" calcext:value-type="float">
            <text:p>0,28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211.3" calcext:value-type="float">
            <text:p>211,3</text:p>
          </table:table-cell>
          <table:table-cell office:value-type="float" office:value="92.3654" calcext:value-type="float">
            <text:p>92,37</text:p>
          </table:table-cell>
          <table:table-cell office:value-type="float" office:value="7.63456" calcext:value-type="float">
            <text:p>7,63</text:p>
          </table:table-cell>
          <table:table-cell office:value-type="float" office:value="91.1628" calcext:value-type="float">
            <text:p>91,16</text:p>
          </table:table-cell>
          <table:table-cell office:value-type="float" office:value="91.5888" calcext:value-type="float">
            <text:p>91,59</text:p>
          </table:table-cell>
          <table:table-cell office:value-type="float" office:value="8.41121" calcext:value-type="float">
            <text:p>8,41</text:p>
          </table:table-cell>
          <table:table-cell office:value-type="float" office:value="0.465116" calcext:value-type="float">
            <text:p>0,47</text:p>
          </table:table-cell>
          <table:table-cell office:value-type="float" office:value="0.0016419" calcext:value-type="float">
            <text:p>0,00164</text:p>
          </table:table-cell>
          <table:table-cell office:value-type="float" office:value="0.0001956" calcext:value-type="float">
            <text:p>0,00020</text:p>
          </table:table-cell>
          <table:table-cell office:value-type="float" office:value="0.0000815" calcext:value-type="float">
            <text:p>0,00008</text:p>
          </table:table-cell>
          <table:table-cell table:style-name="ce50" table:formula="of:=1000000*([.O10]/[.E10])" office:value-type="float" office:value="0.37906976744186" calcext:value-type="float">
            <text:p>0,38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837.8" calcext:value-type="float">
            <text:p>1837,8</text:p>
          </table:table-cell>
          <table:table-cell office:value-type="float" office:value="94.7919" calcext:value-type="float">
            <text:p>94,79</text:p>
          </table:table-cell>
          <table:table-cell office:value-type="float" office:value="5.2081" calcext:value-type="float">
            <text:p>5,21</text:p>
          </table:table-cell>
          <table:table-cell office:value-type="float" office:value="94.4993" calcext:value-type="float">
            <text:p>94,50</text:p>
          </table:table-cell>
          <table:table-cell office:value-type="float" office:value="94.5684" calcext:value-type="float">
            <text:p>94,57</text:p>
          </table:table-cell>
          <table:table-cell office:value-type="float" office:value="5.4316" calcext:value-type="float">
            <text:p>5,43</text:p>
          </table:table-cell>
          <table:table-cell office:value-type="float" office:value="0.0730994" calcext:value-type="float">
            <text:p>0,07</text:p>
          </table:table-cell>
          <table:table-cell office:value-type="float" office:value="0.0691638" calcext:value-type="float">
            <text:p>0,06916</text:p>
          </table:table-cell>
          <table:table-cell office:value-type="float" office:value="0.0066102" calcext:value-type="float">
            <text:p>0,00661</text:p>
          </table:table-cell>
          <table:table-cell office:value-type="float" office:value="0.0036081" calcext:value-type="float">
            <text:p>0,00361</text:p>
          </table:table-cell>
          <table:table-cell table:style-name="ce50" table:formula="of:=1000000*([.O11]/[.E11])" office:value-type="float" office:value="0.659375" calcext:value-type="float">
            <text:p>0,66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679.9" calcext:value-type="float">
            <text:p>679,9</text:p>
          </table:table-cell>
          <table:table-cell office:value-type="float" office:value="77.9007" calcext:value-type="float">
            <text:p>77,90</text:p>
          </table:table-cell>
          <table:table-cell office:value-type="float" office:value="22.0993" calcext:value-type="float">
            <text:p>22,10</text:p>
          </table:table-cell>
          <table:table-cell table:number-columns-repeated="2" office:value-type="float" office:value="79.2561" calcext:value-type="float">
            <text:p>79,26</text:p>
          </table:table-cell>
          <table:table-cell office:value-type="float" office:value="20.7439" calcext:value-type="float">
            <text:p>20,74</text:p>
          </table:table-cell>
          <table:table-cell office:value-type="float" office:value="0" calcext:value-type="float">
            <text:p>0,00</text:p>
          </table:table-cell>
          <table:table-cell office:value-type="float" office:value="0.0441274" calcext:value-type="float">
            <text:p>0,04413</text:p>
          </table:table-cell>
          <table:table-cell office:value-type="float" office:value="0.0051865" calcext:value-type="float">
            <text:p>0,00519</text:p>
          </table:table-cell>
          <table:table-cell office:value-type="float" office:value="0.0024005" calcext:value-type="float">
            <text:p>0,00240</text:p>
          </table:table-cell>
          <table:table-cell table:style-name="ce50" table:formula="of:=1000000*([.O12]/[.E12])" office:value-type="float" office:value="0.44420799407846" calcext:value-type="float">
            <text:p>0,44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70.2" calcext:value-type="float">
            <text:p>4270,2</text:p>
          </table:table-cell>
          <table:table-cell office:value-type="float" office:value="81.3546" calcext:value-type="float">
            <text:p>81,35</text:p>
          </table:table-cell>
          <table:table-cell office:value-type="float" office:value="18.6454" calcext:value-type="float">
            <text:p>18,65</text:p>
          </table:table-cell>
          <table:table-cell office:value-type="float" office:value="73.0469" calcext:value-type="float">
            <text:p>73,05</text:p>
          </table:table-cell>
          <table:table-cell office:value-type="float" office:value="73.7188" calcext:value-type="float">
            <text:p>73,72</text:p>
          </table:table-cell>
          <table:table-cell office:value-type="float" office:value="26.2812" calcext:value-type="float">
            <text:p>26,28</text:p>
          </table:table-cell>
          <table:table-cell office:value-type="float" office:value="0.911458" calcext:value-type="float">
            <text:p>0,91</text:p>
          </table:table-cell>
          <table:table-cell office:value-type="float" office:value="0.0178376" calcext:value-type="float">
            <text:p>0,01784</text:p>
          </table:table-cell>
          <table:table-cell office:value-type="float" office:value="0.001164" calcext:value-type="float">
            <text:p>0,00116</text:p>
          </table:table-cell>
          <table:table-cell office:value-type="float" office:value="0.0006947" calcext:value-type="float">
            <text:p>0,00069</text:p>
          </table:table-cell>
          <table:table-cell table:style-name="ce50" table:formula="of:=1000000*([.O13]/[.E13])" office:value-type="float" office:value="0.904557291666667" calcext:value-type="float">
            <text:p>0,9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5521" calcext:value-type="float">
            <text:p>5521</text:p>
          </table:table-cell>
          <table:table-cell office:value-type="float" office:value="84.9987" calcext:value-type="float">
            <text:p>85,00</text:p>
          </table:table-cell>
          <table:table-cell office:value-type="float" office:value="15.0013" calcext:value-type="float">
            <text:p>15,00</text:p>
          </table:table-cell>
          <table:table-cell office:value-type="float" office:value="63.6364" calcext:value-type="float">
            <text:p>63,64</text:p>
          </table:table-cell>
          <table:table-cell office:value-type="float" office:value="64.7577" calcext:value-type="float">
            <text:p>64,76</text:p>
          </table:table-cell>
          <table:table-cell office:value-type="float" office:value="35.2423" calcext:value-type="float">
            <text:p>35,24</text:p>
          </table:table-cell>
          <table:table-cell office:value-type="float" office:value="1.7316" calcext:value-type="float">
            <text:p>1,73</text:p>
          </table:table-cell>
          <table:table-cell office:value-type="float" office:value="0.0121518" calcext:value-type="float">
            <text:p>0,01215</text:p>
          </table:table-cell>
          <table:table-cell office:value-type="float" office:value="0.0007673" calcext:value-type="float">
            <text:p>0,00077</text:p>
          </table:table-cell>
          <table:table-cell office:value-type="float" office:value="0.000479" calcext:value-type="float">
            <text:p>0,00048</text:p>
          </table:table-cell>
          <table:table-cell table:style-name="ce50" table:formula="of:=1000000*([.O14]/[.E14])" office:value-type="float" office:value="1.03679653679654" calcext:value-type="float">
            <text:p>1,04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1504" calcext:value-type="float">
            <text:p>1504</text:p>
          </table:table-cell>
          <table:table-cell office:value-type="float" office:value="87.4282" calcext:value-type="float">
            <text:p>87,43</text:p>
          </table:table-cell>
          <table:table-cell office:value-type="float" office:value="12.5718" calcext:value-type="float">
            <text:p>12,57</text:p>
          </table:table-cell>
          <table:table-cell office:value-type="float" office:value="84.3187" calcext:value-type="float">
            <text:p>84,32</text:p>
          </table:table-cell>
          <table:table-cell office:value-type="float" office:value="84.3245" calcext:value-type="float">
            <text:p>84,32</text:p>
          </table:table-cell>
          <table:table-cell office:value-type="float" office:value="15.6755" calcext:value-type="float">
            <text:p>15,68</text:p>
          </table:table-cell>
          <table:table-cell office:value-type="float" office:value="0.00689667" calcext:value-type="float">
            <text:p>0,01</text:p>
          </table:table-cell>
          <table:table-cell office:value-type="float" office:value="1.41285" calcext:value-type="float">
            <text:p>1,41285</text:p>
          </table:table-cell>
          <table:table-cell office:value-type="float" office:value="0.101737" calcext:value-type="float">
            <text:p>0,10174</text:p>
          </table:table-cell>
          <table:table-cell office:value-type="float" office:value="0.0694178" calcext:value-type="float">
            <text:p>0,06942</text:p>
          </table:table-cell>
          <table:table-cell table:style-name="ce50" table:formula="of:=1000000*([.O15]/[.E15])" office:value-type="float" office:value="1.19687925653891" calcext:value-type="float">
            <text:p>1,20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134563.63" calcext:value-type="float">
            <text:p>134563,6</text:p>
          </table:table-cell>
          <table:table-cell table:style-name="ce53" table:formula="of:=AVERAGE([.G17:.G26])" office:value-type="float" office:value="93.1367" calcext:value-type="float">
            <text:p>93,14</text:p>
          </table:table-cell>
          <table:table-cell table:style-name="ce53" table:formula="of:=AVERAGE([.H17:.H26])" office:value-type="float" office:value="6.863296" calcext:value-type="float">
            <text:p>6,86</text:p>
          </table:table-cell>
          <table:table-cell table:style-name="ce53" table:formula="of:=AVERAGE([.I17:.I26])" office:value-type="float" office:value="56.26065" calcext:value-type="float">
            <text:p>56,26</text:p>
          </table:table-cell>
          <table:table-cell table:style-name="ce53" table:formula="of:=AVERAGE([.J17:.J26])" office:value-type="float" office:value="89.95534" calcext:value-type="float">
            <text:p>89,96</text:p>
          </table:table-cell>
          <table:table-cell table:style-name="ce53" table:formula="of:=AVERAGE([.K17:.K26])" office:value-type="float" office:value="10.04466" calcext:value-type="float">
            <text:p>10,04</text:p>
          </table:table-cell>
          <table:table-cell table:style-name="ce53" table:formula="of:=AVERAGE([.L17:.L26])" office:value-type="float" office:value="35.762009056" calcext:value-type="float">
            <text:p>35,76</text:p>
          </table:table-cell>
          <table:table-cell table:style-name="ce55" table:formula="of:=AVERAGE([.M17:.M26])" office:value-type="float" office:value="32.86278367" calcext:value-type="float">
            <text:p>32,86278</text:p>
          </table:table-cell>
          <table:table-cell table:style-name="ce55" table:formula="of:=AVERAGE([.N17:.N26])" office:value-type="float" office:value="0.43851496" calcext:value-type="float">
            <text:p>0,43851</text:p>
          </table:table-cell>
          <table:table-cell table:style-name="ce55" table:formula="of:=AVERAGE([.O17:.O26])" office:value-type="float" office:value="0.41052191" calcext:value-type="float">
            <text:p>0,41052</text:p>
          </table:table-cell>
          <table:table-cell table:style-name="ce53" table:formula="of:=1000000*([.O16]/[.E16])" office:value-type="float" office:value="5.24031276806503" calcext:value-type="float">
            <text:p>5,2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50169" calcext:value-type="float">
            <text:p>150169</text:p>
          </table:table-cell>
          <table:table-cell office:value-type="float" office:value="88.7556" calcext:value-type="float">
            <text:p>88,76</text:p>
          </table:table-cell>
          <table:table-cell office:value-type="float" office:value="11.2444" calcext:value-type="float">
            <text:p>11,24</text:p>
          </table:table-cell>
          <table:table-cell office:value-type="float" office:value="66.974" calcext:value-type="float">
            <text:p>66,97</text:p>
          </table:table-cell>
          <table:table-cell office:value-type="float" office:value="81.8612" calcext:value-type="float">
            <text:p>81,86</text:p>
          </table:table-cell>
          <table:table-cell office:value-type="float" office:value="18.1388" calcext:value-type="float">
            <text:p>18,14</text:p>
          </table:table-cell>
          <table:table-cell office:value-type="float" office:value="18.1858" calcext:value-type="float">
            <text:p>18,19</text:p>
          </table:table-cell>
          <table:table-cell office:value-type="float" office:value="1.21218" calcext:value-type="float">
            <text:p>1,21218</text:p>
          </table:table-cell>
          <table:table-cell office:value-type="float" office:value="0.111247" calcext:value-type="float">
            <text:p>0,11125</text:p>
          </table:table-cell>
          <table:table-cell office:value-type="float" office:value="0.0767023" calcext:value-type="float">
            <text:p>0,07670</text:p>
          </table:table-cell>
          <table:table-cell table:style-name="ce50" table:formula="of:=1000000*([.O17]/[.E17])" office:value-type="float" office:value="1.69612799080094" calcext:value-type="float">
            <text:p>1,7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2757.7" calcext:value-type="float">
            <text:p>2757,7</text:p>
          </table:table-cell>
          <table:table-cell office:value-type="float" office:value="95.3667" calcext:value-type="float">
            <text:p>95,37</text:p>
          </table:table-cell>
          <table:table-cell office:value-type="float" office:value="4.63327" calcext:value-type="float">
            <text:p>4,63</text:p>
          </table:table-cell>
          <table:table-cell office:value-type="float" office:value="64.9275" calcext:value-type="float">
            <text:p>64,93</text:p>
          </table:table-cell>
          <table:table-cell office:value-type="float" office:value="82.3529" calcext:value-type="float">
            <text:p>82,35</text:p>
          </table:table-cell>
          <table:table-cell office:value-type="float" office:value="17.6471" calcext:value-type="float">
            <text:p>17,65</text:p>
          </table:table-cell>
          <table:table-cell office:value-type="float" office:value="21.1594" calcext:value-type="float">
            <text:p>21,16</text:p>
          </table:table-cell>
          <table:table-cell office:value-type="float" office:value="0.0160808" calcext:value-type="float">
            <text:p>0,01608</text:p>
          </table:table-cell>
          <table:table-cell office:value-type="float" office:value="0.0016953" calcext:value-type="float">
            <text:p>0,00170</text:p>
          </table:table-cell>
          <table:table-cell office:value-type="float" office:value="0.0011855" calcext:value-type="float">
            <text:p>0,00119</text:p>
          </table:table-cell>
          <table:table-cell table:style-name="ce50" table:formula="of:=1000000*([.O18]/[.E18])" office:value-type="float" office:value="1.71811594202899" calcext:value-type="float">
            <text:p>1,72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2248.3" calcext:value-type="float">
            <text:p>2248,3</text:p>
          </table:table-cell>
          <table:table-cell office:value-type="float" office:value="97.3042" calcext:value-type="float">
            <text:p>97,30</text:p>
          </table:table-cell>
          <table:table-cell office:value-type="float" office:value="2.69581" calcext:value-type="float">
            <text:p>2,70</text:p>
          </table:table-cell>
          <table:table-cell office:value-type="float" office:value="49.1577" calcext:value-type="float">
            <text:p>49,16</text:p>
          </table:table-cell>
          <table:table-cell office:value-type="float" office:value="86.7568" calcext:value-type="float">
            <text:p>86,76</text:p>
          </table:table-cell>
          <table:table-cell office:value-type="float" office:value="13.2432" calcext:value-type="float">
            <text:p>13,24</text:p>
          </table:table-cell>
          <table:table-cell office:value-type="float" office:value="43.3384" calcext:value-type="float">
            <text:p>43,34</text:p>
          </table:table-cell>
          <table:table-cell office:value-type="float" office:value="0.0103594" calcext:value-type="float">
            <text:p>0,01036</text:p>
          </table:table-cell>
          <table:table-cell office:value-type="float" office:value="0.0013723" calcext:value-type="float">
            <text:p>0,00137</text:p>
          </table:table-cell>
          <table:table-cell office:value-type="float" office:value="0.0009514" calcext:value-type="float">
            <text:p>0,00095</text:p>
          </table:table-cell>
          <table:table-cell table:style-name="ce50" table:formula="of:=1000000*([.O19]/[.E19])" office:value-type="float" office:value="1.45696784073507" calcext:value-type="float">
            <text:p>1,46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669841" calcext:value-type="float">
            <text:p>669841</text:p>
          </table:table-cell>
          <table:table-cell office:value-type="float" office:value="98.7398" calcext:value-type="float">
            <text:p>98,74</text:p>
          </table:table-cell>
          <table:table-cell office:value-type="float" office:value="1.26022" calcext:value-type="float">
            <text:p>1,26</text:p>
          </table:table-cell>
          <table:table-cell office:value-type="float" office:value="49.1198" calcext:value-type="float">
            <text:p>49,12</text:p>
          </table:table-cell>
          <table:table-cell office:value-type="float" office:value="96.248" calcext:value-type="float">
            <text:p>96,25</text:p>
          </table:table-cell>
          <table:table-cell office:value-type="float" office:value="3.75198" calcext:value-type="float">
            <text:p>3,75</text:p>
          </table:table-cell>
          <table:table-cell office:value-type="float" office:value="48.9654" calcext:value-type="float">
            <text:p>48,97</text:p>
          </table:table-cell>
          <table:table-cell office:value-type="float" office:value="11.8665" calcext:value-type="float">
            <text:p>11,86650</text:p>
          </table:table-cell>
          <table:table-cell office:value-type="float" office:value="0.746941" calcext:value-type="float">
            <text:p>0,74694</text:p>
          </table:table-cell>
          <table:table-cell office:value-type="float" office:value="0.672692" calcext:value-type="float">
            <text:p>0,67269</text:p>
          </table:table-cell>
          <table:table-cell table:style-name="ce50" table:formula="of:=1000000*([.O20]/[.E20])" office:value-type="float" office:value="4.71995004244988" calcext:value-type="float">
            <text:p>4,72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20404.1" calcext:value-type="float">
            <text:p>20404,1</text:p>
          </table:table-cell>
          <table:table-cell office:value-type="float" office:value="98.5255" calcext:value-type="float">
            <text:p>98,53</text:p>
          </table:table-cell>
          <table:table-cell office:value-type="float" office:value="1.4745" calcext:value-type="float">
            <text:p>1,47</text:p>
          </table:table-cell>
          <table:table-cell office:value-type="float" office:value="24.6386" calcext:value-type="float">
            <text:p>24,64</text:p>
          </table:table-cell>
          <table:table-cell office:value-type="float" office:value="91.8058" calcext:value-type="float">
            <text:p>91,81</text:p>
          </table:table-cell>
          <table:table-cell office:value-type="float" office:value="8.19423" calcext:value-type="float">
            <text:p>8,19</text:p>
          </table:table-cell>
          <table:table-cell office:value-type="float" office:value="73.1623" calcext:value-type="float">
            <text:p>73,16</text:p>
          </table:table-cell>
          <table:table-cell office:value-type="float" office:value="1.0661" calcext:value-type="float">
            <text:p>1,06610</text:p>
          </table:table-cell>
          <table:table-cell office:value-type="float" office:value="0.0913386" calcext:value-type="float">
            <text:p>0,09134</text:p>
          </table:table-cell>
          <table:table-cell office:value-type="float" office:value="0.0844697" calcext:value-type="float">
            <text:p>0,08447</text:p>
          </table:table-cell>
          <table:table-cell table:style-name="ce50" table:formula="of:=1000000*([.O21]/[.E21])" office:value-type="float" office:value="8.6000509061291" calcext:value-type="float">
            <text:p>8,6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349239" calcext:value-type="float">
            <text:p>349239</text:p>
          </table:table-cell>
          <table:table-cell office:value-type="float" office:value="79.2788" calcext:value-type="float">
            <text:p>79,28</text:p>
          </table:table-cell>
          <table:table-cell office:value-type="float" office:value="20.7212" calcext:value-type="float">
            <text:p>20,72</text:p>
          </table:table-cell>
          <table:table-cell office:value-type="float" office:value="85.3222" calcext:value-type="float">
            <text:p>85,32</text:p>
          </table:table-cell>
          <table:table-cell office:value-type="float" office:value="85.3237" calcext:value-type="float">
            <text:p>85,32</text:p>
          </table:table-cell>
          <table:table-cell office:value-type="float" office:value="14.6763" calcext:value-type="float">
            <text:p>14,68</text:p>
          </table:table-cell>
          <table:table-cell office:value-type="float" office:value="0.00181766" calcext:value-type="float">
            <text:p>0,00</text:p>
          </table:table-cell>
          <table:table-cell office:value-type="float" office:value="311.373" calcext:value-type="float">
            <text:p>311,37300</text:p>
          </table:table-cell>
          <table:table-cell office:value-type="float" office:value="3.12988" calcext:value-type="float">
            <text:p>3,12988</text:p>
          </table:table-cell>
          <table:table-cell office:value-type="float" office:value="3.02712" calcext:value-type="float">
            <text:p>3,02712</text:p>
          </table:table-cell>
          <table:table-cell table:style-name="ce50" table:formula="of:=1000000*([.O22]/[.E22])" office:value-type="float" office:value="6.11365247474962" calcext:value-type="float">
            <text:p>6,11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03223" calcext:value-type="float">
            <text:p>10322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7.6088" calcext:value-type="float">
            <text:p>47,61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2.3912" calcext:value-type="float">
            <text:p>52,39</text:p>
          </table:table-cell>
          <table:table-cell office:value-type="float" office:value="2.14883" calcext:value-type="float">
            <text:p>2,14883</text:p>
          </table:table-cell>
          <table:table-cell office:value-type="float" office:value="0.237655" calcext:value-type="float">
            <text:p>0,23766</text:p>
          </table:table-cell>
          <table:table-cell office:value-type="float" office:value="0.194018" calcext:value-type="float">
            <text:p>0,19402</text:p>
          </table:table-cell>
          <table:table-cell table:style-name="ce50" table:formula="of:=1000000*([.O23]/[.E23])" office:value-type="float" office:value="3.12312670025594" calcext:value-type="float">
            <text:p>3,12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4936.3" calcext:value-type="float">
            <text:p>4936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228885" calcext:value-type="float">
            <text:p>0,02289</text:p>
          </table:table-cell>
          <table:table-cell office:value-type="float" office:value="0.0018521" calcext:value-type="float">
            <text:p>0,00185</text:p>
          </table:table-cell>
          <table:table-cell office:value-type="float" office:value="0.0012904" calcext:value-type="float">
            <text:p>0,00129</text:p>
          </table:table-cell>
          <table:table-cell table:style-name="ce50" table:formula="of:=1000000*([.O24]/[.E24])" office:value-type="float" office:value="1.2904" calcext:value-type="float">
            <text:p>1,29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36018.8" calcext:value-type="float">
            <text:p>36018,8</text:p>
          </table:table-cell>
          <table:table-cell office:value-type="float" office:value="80.5727" calcext:value-type="float">
            <text:p>80,57</text:p>
          </table:table-cell>
          <table:table-cell office:value-type="float" office:value="19.4273" calcext:value-type="float">
            <text:p>19,43</text:p>
          </table:table-cell>
          <table:table-cell office:value-type="float" office:value="81.7718" calcext:value-type="float">
            <text:p>81,77</text:p>
          </table:table-cell>
          <table:table-cell office:value-type="float" office:value="81.7847" calcext:value-type="float">
            <text:p>81,78</text:p>
          </table:table-cell>
          <table:table-cell office:value-type="float" office:value="18.2153" calcext:value-type="float">
            <text:p>18,22</text:p>
          </table:table-cell>
          <table:table-cell office:value-type="float" office:value="0.0157729" calcext:value-type="float">
            <text:p>0,02</text:p>
          </table:table-cell>
          <table:table-cell office:value-type="float" office:value="0.763045" calcext:value-type="float">
            <text:p>0,76305</text:p>
          </table:table-cell>
          <table:table-cell office:value-type="float" office:value="0.0501121" calcext:value-type="float">
            <text:p>0,05011</text:p>
          </table:table-cell>
          <table:table-cell office:value-type="float" office:value="0.0376272" calcext:value-type="float">
            <text:p>0,03763</text:p>
          </table:table-cell>
          <table:table-cell table:style-name="ce50" table:formula="of:=1000000*([.O25]/[.E25])" office:value-type="float" office:value="1.97829652996845" calcext:value-type="float">
            <text:p>1,98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6799.1" calcext:value-type="float">
            <text:p>6799,1</text:p>
          </table:table-cell>
          <table:table-cell office:value-type="float" office:value="92.8237" calcext:value-type="float">
            <text:p>92,82</text:p>
          </table:table-cell>
          <table:table-cell office:value-type="float" office:value="7.17626" calcext:value-type="float">
            <text:p>7,18</text:p>
          </table:table-cell>
          <table:table-cell office:value-type="float" office:value="92.4861" calcext:value-type="float">
            <text:p>92,49</text:p>
          </table:table-cell>
          <table:table-cell office:value-type="float" office:value="93.4203" calcext:value-type="float">
            <text:p>93,42</text:p>
          </table:table-cell>
          <table:table-cell office:value-type="float" office:value="6.57969" calcext:value-type="float">
            <text:p>6,58</text:p>
          </table:table-cell>
          <table:table-cell office:value-type="float" office:value="1" calcext:value-type="float">
            <text:p>1,00</text:p>
          </table:table-cell>
          <table:table-cell office:value-type="float" office:value="0.148853" calcext:value-type="float">
            <text:p>0,14885</text:p>
          </table:table-cell>
          <table:table-cell office:value-type="float" office:value="0.0130562" calcext:value-type="float">
            <text:p>0,01306</text:p>
          </table:table-cell>
          <table:table-cell office:value-type="float" office:value="0.0091626" calcext:value-type="float">
            <text:p>0,00916</text:p>
          </table:table-cell>
          <table:table-cell table:style-name="ce50" table:formula="of:=1000000*([.O26]/[.E26])" office:value-type="float" office:value="1.27258333333333" calcext:value-type="float">
            <text:p>1,27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428359.914285714" calcext:value-type="float">
            <text:p>428359,9</text:p>
          </table:table-cell>
          <table:table-cell table:style-name="ce53" table:formula="of:=AVERAGE([.G28:.G34])" office:value-type="float" office:value="99.3984428571429" calcext:value-type="float">
            <text:p>99,40</text:p>
          </table:table-cell>
          <table:table-cell table:style-name="ce53" table:formula="of:=AVERAGE([.H28:.H34])" office:value-type="float" office:value="0.601550142" calcext:value-type="float">
            <text:p>0,60</text:p>
          </table:table-cell>
          <table:table-cell table:style-name="ce53" table:formula="of:=AVERAGE([.I28:.I34])" office:value-type="float" office:value="38.6931928571429" calcext:value-type="float">
            <text:p>38,69</text:p>
          </table:table-cell>
          <table:table-cell table:style-name="ce53" table:formula="of:=AVERAGE([.J28:.J34])" office:value-type="float" office:value="69.5329714285714" calcext:value-type="float">
            <text:p>69,53</text:p>
          </table:table-cell>
          <table:table-cell table:style-name="ce53" table:formula="of:=AVERAGE([.K28:.K34])" office:value-type="float" office:value="30.4670255714286" calcext:value-type="float">
            <text:p>30,47</text:p>
          </table:table-cell>
          <table:table-cell table:style-name="ce53" table:formula="of:=AVERAGE([.L28:.L34])" office:value-type="float" office:value="54.18734" calcext:value-type="float">
            <text:p>54,19</text:p>
          </table:table-cell>
          <table:table-cell table:style-name="ce55" table:formula="of:=AVERAGE([.M28:.M34])" office:value-type="float" office:value="2.65064242857143" calcext:value-type="float">
            <text:p>2,65064</text:p>
          </table:table-cell>
          <table:table-cell table:style-name="ce55" table:formula="of:=AVERAGE([.N28:.N34])" office:value-type="float" office:value="0.0192272142857143" calcext:value-type="float">
            <text:p>0,01923</text:p>
          </table:table-cell>
          <table:table-cell table:style-name="ce55" table:formula="of:=AVERAGE([.O28:.O34])" office:value-type="float" office:value="0.0189200142857143" calcext:value-type="float">
            <text:p>0,01892</text:p>
          </table:table-cell>
          <table:table-cell table:style-name="ce53" table:formula="of:=1000000*([.O27]/[.E27])" office:value-type="float" office:value="72.5699178082192" calcext:value-type="float">
            <text:p>72,57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9144.9" calcext:value-type="float">
            <text:p>19144,9</text:p>
          </table:table-cell>
          <table:table-cell office:value-type="float" office:value="99.2792" calcext:value-type="float">
            <text:p>99,28</text:p>
          </table:table-cell>
          <table:table-cell office:value-type="float" office:value="0.720841" calcext:value-type="float">
            <text:p>0,72</text:p>
          </table:table-cell>
          <table:table-cell office:value-type="float" office:value="44.0252" calcext:value-type="float">
            <text:p>44,03</text:p>
          </table:table-cell>
          <table:table-cell office:value-type="float" office:value="88.6076" calcext:value-type="float">
            <text:p>88,61</text:p>
          </table:table-cell>
          <table:table-cell office:value-type="float" office:value="11.3924" calcext:value-type="float">
            <text:p>11,39</text:p>
          </table:table-cell>
          <table:table-cell office:value-type="float" office:value="50.3145" calcext:value-type="float">
            <text:p>50,31</text:p>
          </table:table-cell>
          <table:table-cell office:value-type="float" office:value="0.0529642" calcext:value-type="float">
            <text:p>0,05296</text:p>
          </table:table-cell>
          <table:table-cell office:value-type="float" office:value="0.0049055" calcext:value-type="float">
            <text:p>0,00491</text:p>
          </table:table-cell>
          <table:table-cell office:value-type="float" office:value="0.0047926" calcext:value-type="float">
            <text:p>0,00479</text:p>
          </table:table-cell>
          <table:table-cell table:style-name="ce50" table:formula="of:=1000000*([.O28]/[.E28])" office:value-type="float" office:value="30.1421383647799" calcext:value-type="float">
            <text:p>30,14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65843.6" calcext:value-type="float">
            <text:p>65843,6</text:p>
          </table:table-cell>
          <table:table-cell office:value-type="float" office:value="98.7394" calcext:value-type="float">
            <text:p>98,74</text:p>
          </table:table-cell>
          <table:table-cell office:value-type="float" office:value="1.26055" calcext:value-type="float">
            <text:p>1,26</text:p>
          </table:table-cell>
          <table:table-cell office:value-type="float" office:value="50.137" calcext:value-type="float">
            <text:p>50,14</text:p>
          </table:table-cell>
          <table:table-cell office:value-type="float" office:value="67.033" calcext:value-type="float">
            <text:p>67,03</text:p>
          </table:table-cell>
          <table:table-cell office:value-type="float" office:value="32.967" calcext:value-type="float">
            <text:p>32,97</text:p>
          </table:table-cell>
          <table:table-cell office:value-type="float" office:value="25.2055" calcext:value-type="float">
            <text:p>25,21</text:p>
          </table:table-cell>
          <table:table-cell office:value-type="float" office:value="0.15373" calcext:value-type="float">
            <text:p>0,15373</text:p>
          </table:table-cell>
          <table:table-cell office:value-type="float" office:value="0.0187267" calcext:value-type="float">
            <text:p>0,01873</text:p>
          </table:table-cell>
          <table:table-cell office:value-type="float" office:value="0.0181759" calcext:value-type="float">
            <text:p>0,01818</text:p>
          </table:table-cell>
          <table:table-cell table:style-name="ce50" table:formula="of:=1000000*([.O29]/[.E29])" office:value-type="float" office:value="49.7969863013699" calcext:value-type="float">
            <text:p>49,8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3801" calcext:value-type="float">
            <text:p>3801</text:p>
          </table:table-cell>
          <table:table-cell office:value-type="float" office:value="97.8853" calcext:value-type="float">
            <text:p>97,89</text:p>
          </table:table-cell>
          <table:table-cell office:value-type="float" office:value="2.11466" calcext:value-type="float">
            <text:p>2,11</text:p>
          </table:table-cell>
          <table:table-cell office:value-type="float" office:value="31.9865" calcext:value-type="float">
            <text:p>31,99</text:p>
          </table:table-cell>
          <table:table-cell office:value-type="float" office:value="67.3759" calcext:value-type="float">
            <text:p>67,38</text:p>
          </table:table-cell>
          <table:table-cell office:value-type="float" office:value="32.6241" calcext:value-type="float">
            <text:p>32,62</text:p>
          </table:table-cell>
          <table:table-cell office:value-type="float" office:value="52.5253" calcext:value-type="float">
            <text:p>52,53</text:p>
          </table:table-cell>
          <table:table-cell office:value-type="float" office:value="0.0091087" calcext:value-type="float">
            <text:p>0,00911</text:p>
          </table:table-cell>
          <table:table-cell office:value-type="float" office:value="0.0006962" calcext:value-type="float">
            <text:p>0,00070</text:p>
          </table:table-cell>
          <table:table-cell office:value-type="float" office:value="0.000519" calcext:value-type="float">
            <text:p>0,00052</text:p>
          </table:table-cell>
          <table:table-cell table:style-name="ce50" table:formula="of:=1000000*([.O30]/[.E30])" office:value-type="float" office:value="1.74747474747475" calcext:value-type="float">
            <text:p>1,75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27105" calcext:value-type="float">
            <text:p>227105</text:p>
          </table:table-cell>
          <table:table-cell office:value-type="float" office:value="99.976" calcext:value-type="float">
            <text:p>99,98</text:p>
          </table:table-cell>
          <table:table-cell office:value-type="float" office:value="0.0240052" calcext:value-type="float">
            <text:p>0,02</text:p>
          </table:table-cell>
          <table:table-cell office:value-type="float" office:value="49.5726" calcext:value-type="float">
            <text:p>49,57</text:p>
          </table:table-cell>
          <table:table-cell office:value-type="float" office:value="99.4286" calcext:value-type="float">
            <text:p>99,43</text:p>
          </table:table-cell>
          <table:table-cell office:value-type="float" office:value="0.571429" calcext:value-type="float">
            <text:p>0,57</text:p>
          </table:table-cell>
          <table:table-cell office:value-type="float" office:value="50.1425" calcext:value-type="float">
            <text:p>50,14</text:p>
          </table:table-cell>
          <table:table-cell office:value-type="float" office:value="0.861283" calcext:value-type="float">
            <text:p>0,86128</text:p>
          </table:table-cell>
          <table:table-cell office:value-type="float" office:value="0.0262713" calcext:value-type="float">
            <text:p>0,02627</text:p>
          </table:table-cell>
          <table:table-cell office:value-type="float" office:value="0.0258153" calcext:value-type="float">
            <text:p>0,02582</text:p>
          </table:table-cell>
          <table:table-cell table:style-name="ce50" table:formula="of:=1000000*([.O31]/[.E31])" office:value-type="float" office:value="73.5478632478632" calcext:value-type="float">
            <text:p>73,55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table:style-name="ce58" office:value-type="float" office:value="1522740" calcext:value-type="float">
            <text:p>1,52E+06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1.7186" calcext:value-type="float">
            <text:p>11,71860</text:p>
          </table:table-cell>
          <table:table-cell office:value-type="float" office:value="0.0408311" calcext:value-type="float">
            <text:p>0,04083</text:p>
          </table:table-cell>
          <table:table-cell office:value-type="float" office:value="0.0405209" calcext:value-type="float">
            <text:p>0,04052</text:p>
          </table:table-cell>
          <table:table-cell table:style-name="ce50" table:formula="of:=1000000*([.O32]/[.E32])" office:value-type="float" office:value="194.812019230769" calcext:value-type="float">
            <text:p>194,81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table:style-name="ce58" office:value-type="float" office:value="1145460" calcext:value-type="float">
            <text:p>1,15E+06</text:p>
          </table:table-cell>
          <table:table-cell office:value-type="float" office:value="99.9994" calcext:value-type="float">
            <text:p>100,00</text:p>
          </table:table-cell>
          <table:table-cell office:value-type="float" office:value="0.000558694" calcext:value-type="float">
            <text:p>0,00</text:p>
          </table:table-cell>
          <table:table-cell office:value-type="float" office:value="2.99625" calcext:value-type="float">
            <text:p>3,00</text:p>
          </table:table-cell>
          <table:table-cell office:value-type="float" office:value="66.6667" calcext:value-type="float">
            <text:p>66,67</text:p>
          </table:table-cell>
          <table:table-cell office:value-type="float" office:value="33.3333" calcext:value-type="float">
            <text:p>33,33</text:p>
          </table:table-cell>
          <table:table-cell office:value-type="float" office:value="95.5056" calcext:value-type="float">
            <text:p>95,51</text:p>
          </table:table-cell>
          <table:table-cell office:value-type="float" office:value="5.73385" calcext:value-type="float">
            <text:p>5,73385</text:p>
          </table:table-cell>
          <table:table-cell office:value-type="float" office:value="0.0413794" calcext:value-type="float">
            <text:p>0,04138</text:p>
          </table:table-cell>
          <table:table-cell office:value-type="float" office:value="0.0409836" calcext:value-type="float">
            <text:p>0,04098</text:p>
          </table:table-cell>
          <table:table-cell table:style-name="ce50" table:formula="of:=1000000*([.O33]/[.E33])" office:value-type="float" office:value="153.496629213483" calcext:value-type="float">
            <text:p>153,5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4424.9" calcext:value-type="float">
            <text:p>14424,9</text:p>
          </table:table-cell>
          <table:table-cell office:value-type="float" office:value="99.9098" calcext:value-type="float">
            <text:p>99,91</text:p>
          </table:table-cell>
          <table:table-cell office:value-type="float" office:value="0.0902361" calcext:value-type="float">
            <text:p>0,09</text:p>
          </table:table-cell>
          <table:table-cell office:value-type="float" office:value="92.1348" calcext:value-type="float">
            <text:p>92,13</text:p>
          </table:table-cell>
          <table:table-cell office:value-type="float" office:value="97.619" calcext:value-type="float">
            <text:p>97,62</text:p>
          </table:table-cell>
          <table:table-cell office:value-type="float" office:value="2.38095" calcext:value-type="float">
            <text:p>2,38</text:p>
          </table:table-cell>
          <table:table-cell office:value-type="float" office:value="5.61798" calcext:value-type="float">
            <text:p>5,62</text:p>
          </table:table-cell>
          <table:table-cell office:value-type="float" office:value="0.0249611" calcext:value-type="float">
            <text:p>0,02496</text:p>
          </table:table-cell>
          <table:table-cell office:value-type="float" office:value="0.0017803" calcext:value-type="float">
            <text:p>0,00178</text:p>
          </table:table-cell>
          <table:table-cell office:value-type="float" office:value="0.0016328" calcext:value-type="float">
            <text:p>0,00163</text:p>
          </table:table-cell>
          <table:table-cell table:style-name="ce50" table:formula="of:=1000000*([.O34]/[.E34])" office:value-type="float" office:value="9.17303370786517" calcext:value-type="float">
            <text:p>9,17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1294681.11666667" calcext:value-type="float">
            <text:p>1294681,1</text:p>
          </table:table-cell>
          <table:table-cell table:style-name="ce53" table:formula="of:=AVERAGE([.G36:.G47])" office:value-type="float" office:value="86.7682666666667" calcext:value-type="float">
            <text:p>86,77</text:p>
          </table:table-cell>
          <table:table-cell table:style-name="ce53" table:formula="of:=AVERAGE([.H36:.H47])" office:value-type="float" office:value="13.2317324166667" calcext:value-type="float">
            <text:p>13,23</text:p>
          </table:table-cell>
          <table:table-cell table:style-name="ce53" table:formula="of:=AVERAGE([.I36:.I47])" office:value-type="float" office:value="81.6548916666667" calcext:value-type="float">
            <text:p>81,65</text:p>
          </table:table-cell>
          <table:table-cell table:style-name="ce53" table:formula="of:=AVERAGE([.J36:.J47])" office:value-type="float" office:value="82.9279666666667" calcext:value-type="float">
            <text:p>82,93</text:p>
          </table:table-cell>
          <table:table-cell table:style-name="ce53" table:formula="of:=AVERAGE([.K36:.K47])" office:value-type="float" office:value="17.072027" calcext:value-type="float">
            <text:p>17,07</text:p>
          </table:table-cell>
          <table:table-cell table:style-name="ce53" table:formula="of:=AVERAGE([.L36:.L47])" office:value-type="float" office:value="1.50937775" calcext:value-type="float">
            <text:p>1,51</text:p>
          </table:table-cell>
          <table:table-cell table:style-name="ce55" table:formula="of:=AVERAGE([.M36:.M47])" office:value-type="float" office:value="12.5611270833333" calcext:value-type="float">
            <text:p>12,56113</text:p>
          </table:table-cell>
          <table:table-cell table:style-name="ce55" table:formula="of:=AVERAGE([.N36:.N47])" office:value-type="float" office:value="0.115994041666667" calcext:value-type="float">
            <text:p>0,11599</text:p>
          </table:table-cell>
          <table:table-cell table:style-name="ce55" table:formula="of:=AVERAGE([.O36:.O47])" office:value-type="float" office:value="0.111614841666667" calcext:value-type="float">
            <text:p>0,11161</text:p>
          </table:table-cell>
          <table:table-cell table:style-name="ce53" table:formula="of:=1000000*([.O35]/[.E35])" office:value-type="float" office:value="18.3559430975647" calcext:value-type="float">
            <text:p>18,36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64036" calcext:value-type="float">
            <text:p>164036</text:p>
          </table:table-cell>
          <table:table-cell office:value-type="float" office:value="92.0072" calcext:value-type="float">
            <text:p>92,01</text:p>
          </table:table-cell>
          <table:table-cell office:value-type="float" office:value="7.99278" calcext:value-type="float">
            <text:p>7,99</text:p>
          </table:table-cell>
          <table:table-cell office:value-type="float" office:value="67.0213" calcext:value-type="float">
            <text:p>67,02</text:p>
          </table:table-cell>
          <table:table-cell office:value-type="float" office:value="67.9856" calcext:value-type="float">
            <text:p>67,99</text:p>
          </table:table-cell>
          <table:table-cell office:value-type="float" office:value="32.0144" calcext:value-type="float">
            <text:p>32,01</text:p>
          </table:table-cell>
          <table:table-cell office:value-type="float" office:value="1.41844" calcext:value-type="float">
            <text:p>1,42</text:p>
          </table:table-cell>
          <table:table-cell office:value-type="float" office:value="0.482555" calcext:value-type="float">
            <text:p>0,48256</text:p>
          </table:table-cell>
          <table:table-cell office:value-type="float" office:value="0.0232984" calcext:value-type="float">
            <text:p>0,02330</text:p>
          </table:table-cell>
          <table:table-cell office:value-type="float" office:value="0.0224866" calcext:value-type="float">
            <text:p>0,02249</text:p>
          </table:table-cell>
          <table:table-cell table:style-name="ce50" table:formula="of:=1000000*([.O36]/[.E36])" office:value-type="float" office:value="26.5799054373522" calcext:value-type="float">
            <text:p>26,58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27061.3" calcext:value-type="float">
            <text:p>27061,3</text:p>
          </table:table-cell>
          <table:table-cell office:value-type="float" office:value="90.9762" calcext:value-type="float">
            <text:p>90,98</text:p>
          </table:table-cell>
          <table:table-cell office:value-type="float" office:value="9.02376" calcext:value-type="float">
            <text:p>9,02</text:p>
          </table:table-cell>
          <table:table-cell table:number-columns-repeated="2" office:value-type="float" office:value="96.3636" calcext:value-type="float">
            <text:p>96,36</text:p>
          </table:table-cell>
          <table:table-cell office:value-type="float" office:value="3.63636" calcext:value-type="float">
            <text:p>3,64</text:p>
          </table:table-cell>
          <table:table-cell office:value-type="float" office:value="0" calcext:value-type="float">
            <text:p>0,00</text:p>
          </table:table-cell>
          <table:table-cell office:value-type="float" office:value="0.103905" calcext:value-type="float">
            <text:p>0,10391</text:p>
          </table:table-cell>
          <table:table-cell office:value-type="float" office:value="0.0041273" calcext:value-type="float">
            <text:p>0,00413</text:p>
          </table:table-cell>
          <table:table-cell office:value-type="float" office:value="0.0031757" calcext:value-type="float">
            <text:p>0,00318</text:p>
          </table:table-cell>
          <table:table-cell table:style-name="ce50" table:formula="of:=1000000*([.O37]/[.E37])" office:value-type="float" office:value="3.20777777777778" calcext:value-type="float">
            <text:p>3,2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0293.6" calcext:value-type="float">
            <text:p>80293,6</text:p>
          </table:table-cell>
          <table:table-cell office:value-type="float" office:value="95.0776" calcext:value-type="float">
            <text:p>95,08</text:p>
          </table:table-cell>
          <table:table-cell office:value-type="float" office:value="4.92244" calcext:value-type="float">
            <text:p>4,92</text:p>
          </table:table-cell>
          <table:table-cell office:value-type="float" office:value="92.0346" calcext:value-type="float">
            <text:p>92,03</text:p>
          </table:table-cell>
          <table:table-cell office:value-type="float" office:value="93.0823" calcext:value-type="float">
            <text:p>93,08</text:p>
          </table:table-cell>
          <table:table-cell office:value-type="float" office:value="6.91769" calcext:value-type="float">
            <text:p>6,92</text:p>
          </table:table-cell>
          <table:table-cell office:value-type="float" office:value="1.12554" calcext:value-type="float">
            <text:p>1,13</text:p>
          </table:table-cell>
          <table:table-cell office:value-type="float" office:value="0.437616" calcext:value-type="float">
            <text:p>0,43762</text:p>
          </table:table-cell>
          <table:table-cell office:value-type="float" office:value="0.0269878" calcext:value-type="float">
            <text:p>0,02699</text:p>
          </table:table-cell>
          <table:table-cell office:value-type="float" office:value="0.0248288" calcext:value-type="float">
            <text:p>0,02483</text:p>
          </table:table-cell>
          <table:table-cell table:style-name="ce50" table:formula="of:=1000000*([.O38]/[.E38])" office:value-type="float" office:value="10.7483982683983" calcext:value-type="float">
            <text:p>10,75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23728.3" calcext:value-type="float">
            <text:p>23728,3</text:p>
          </table:table-cell>
          <table:table-cell office:value-type="float" office:value="66.388" calcext:value-type="float">
            <text:p>66,39</text:p>
          </table:table-cell>
          <table:table-cell office:value-type="float" office:value="33.612" calcext:value-type="float">
            <text:p>33,61</text:p>
          </table:table-cell>
          <table:table-cell office:value-type="float" office:value="60.6004" calcext:value-type="float">
            <text:p>60,60</text:p>
          </table:table-cell>
          <table:table-cell office:value-type="float" office:value="60.9051" calcext:value-type="float">
            <text:p>60,91</text:p>
          </table:table-cell>
          <table:table-cell office:value-type="float" office:value="39.0949" calcext:value-type="float">
            <text:p>39,09</text:p>
          </table:table-cell>
          <table:table-cell office:value-type="float" office:value="0.500313" calcext:value-type="float">
            <text:p>0,50</text:p>
          </table:table-cell>
          <table:table-cell office:value-type="float" office:value="0.139865" calcext:value-type="float">
            <text:p>0,13987</text:p>
          </table:table-cell>
          <table:table-cell office:value-type="float" office:value="0.0112062" calcext:value-type="float">
            <text:p>0,01121</text:p>
          </table:table-cell>
          <table:table-cell office:value-type="float" office:value="0.0098811" calcext:value-type="float">
            <text:p>0,00988</text:p>
          </table:table-cell>
          <table:table-cell table:style-name="ce50" table:formula="of:=1000000*([.O39]/[.E39])" office:value-type="float" office:value="6.17954971857411" calcext:value-type="float">
            <text:p>6,18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22867.3" calcext:value-type="float">
            <text:p>22867,3</text:p>
          </table:table-cell>
          <table:table-cell office:value-type="float" office:value="55.1569" calcext:value-type="float">
            <text:p>55,16</text:p>
          </table:table-cell>
          <table:table-cell office:value-type="float" office:value="44.8431" calcext:value-type="float">
            <text:p>44,84</text:p>
          </table:table-cell>
          <table:table-cell office:value-type="float" office:value="55.7983" calcext:value-type="float">
            <text:p>55,80</text:p>
          </table:table-cell>
          <table:table-cell office:value-type="float" office:value="55.8781" calcext:value-type="float">
            <text:p>55,88</text:p>
          </table:table-cell>
          <table:table-cell office:value-type="float" office:value="44.1219" calcext:value-type="float">
            <text:p>44,12</text:p>
          </table:table-cell>
          <table:table-cell office:value-type="float" office:value="0.142915" calcext:value-type="float">
            <text:p>0,14</text:p>
          </table:table-cell>
          <table:table-cell office:value-type="float" office:value="0.340434" calcext:value-type="float">
            <text:p>0,34043</text:p>
          </table:table-cell>
          <table:table-cell office:value-type="float" office:value="0.0468548" calcext:value-type="float">
            <text:p>0,04685</text:p>
          </table:table-cell>
          <table:table-cell office:value-type="float" office:value="0.0435948" calcext:value-type="float">
            <text:p>0,04359</text:p>
          </table:table-cell>
          <table:table-cell table:style-name="ce50" table:formula="of:=1000000*([.O40]/[.E40])" office:value-type="float" office:value="8.90053082890976" calcext:value-type="float">
            <text:p>8,9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74285.9" calcext:value-type="float">
            <text:p>74285,9</text:p>
          </table:table-cell>
          <table:table-cell office:value-type="float" office:value="94.3927" calcext:value-type="float">
            <text:p>94,39</text:p>
          </table:table-cell>
          <table:table-cell office:value-type="float" office:value="5.60733" calcext:value-type="float">
            <text:p>5,61</text:p>
          </table:table-cell>
          <table:table-cell office:value-type="float" office:value="86.4259" calcext:value-type="float">
            <text:p>86,43</text:p>
          </table:table-cell>
          <table:table-cell office:value-type="float" office:value="88.2693" calcext:value-type="float">
            <text:p>88,27</text:p>
          </table:table-cell>
          <table:table-cell office:value-type="float" office:value="11.7307" calcext:value-type="float">
            <text:p>11,73</text:p>
          </table:table-cell>
          <table:table-cell office:value-type="float" office:value="2.08832" calcext:value-type="float">
            <text:p>2,09</text:p>
          </table:table-cell>
          <table:table-cell office:value-type="float" office:value="2.08934" calcext:value-type="float">
            <text:p>2,08934</text:p>
          </table:table-cell>
          <table:table-cell office:value-type="float" office:value="0.0633215" calcext:value-type="float">
            <text:p>0,06332</text:p>
          </table:table-cell>
          <table:table-cell office:value-type="float" office:value="0.0591873" calcext:value-type="float">
            <text:p>0,05919</text:p>
          </table:table-cell>
          <table:table-cell table:style-name="ce50" table:formula="of:=1000000*([.O41]/[.E41])" office:value-type="float" office:value="12.8752012181858" calcext:value-type="float">
            <text:p>12,88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369196" calcext:value-type="float">
            <text:p>369196</text:p>
          </table:table-cell>
          <table:table-cell office:value-type="float" office:value="99.4083" calcext:value-type="float">
            <text:p>99,41</text:p>
          </table:table-cell>
          <table:table-cell office:value-type="float" office:value="0.591706" calcext:value-type="float">
            <text:p>0,59</text:p>
          </table:table-cell>
          <table:table-cell office:value-type="float" office:value="98.2806" calcext:value-type="float">
            <text:p>98,28</text:p>
          </table:table-cell>
          <table:table-cell office:value-type="float" office:value="99.1556" calcext:value-type="float">
            <text:p>99,16</text:p>
          </table:table-cell>
          <table:table-cell office:value-type="float" office:value="0.844424" calcext:value-type="float">
            <text:p>0,84</text:p>
          </table:table-cell>
          <table:table-cell office:value-type="float" office:value="0.88246" calcext:value-type="float">
            <text:p>0,88</text:p>
          </table:table-cell>
          <table:table-cell office:value-type="float" office:value="1.78593" calcext:value-type="float">
            <text:p>1,78593</text:p>
          </table:table-cell>
          <table:table-cell office:value-type="float" office:value="0.0662325" calcext:value-type="float">
            <text:p>0,06623</text:p>
          </table:table-cell>
          <table:table-cell office:value-type="float" office:value="0.0569058" calcext:value-type="float">
            <text:p>0,05691</text:p>
          </table:table-cell>
          <table:table-cell table:style-name="ce50" table:formula="of:=1000000*([.O42]/[.E42])" office:value-type="float" office:value="5.17701965065502" calcext:value-type="float">
            <text:p>5,18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935154" calcext:value-type="float">
            <text:p>935154</text:p>
          </table:table-cell>
          <table:table-cell office:value-type="float" office:value="96.3819" calcext:value-type="float">
            <text:p>96,38</text:p>
          </table:table-cell>
          <table:table-cell office:value-type="float" office:value="3.61806" calcext:value-type="float">
            <text:p>3,62</text:p>
          </table:table-cell>
          <table:table-cell office:value-type="float" office:value="73.5541" calcext:value-type="float">
            <text:p>73,55</text:p>
          </table:table-cell>
          <table:table-cell office:value-type="float" office:value="78.7243" calcext:value-type="float">
            <text:p>78,72</text:p>
          </table:table-cell>
          <table:table-cell office:value-type="float" office:value="21.2757" calcext:value-type="float">
            <text:p>21,28</text:p>
          </table:table-cell>
          <table:table-cell office:value-type="float" office:value="6.56757" calcext:value-type="float">
            <text:p>6,57</text:p>
          </table:table-cell>
          <table:table-cell office:value-type="float" office:value="3.5412" calcext:value-type="float">
            <text:p>3,54120</text:p>
          </table:table-cell>
          <table:table-cell office:value-type="float" office:value="0.184581" calcext:value-type="float">
            <text:p>0,18458</text:p>
          </table:table-cell>
          <table:table-cell office:value-type="float" office:value="0.17921" calcext:value-type="float">
            <text:p>0,17921</text:p>
          </table:table-cell>
          <table:table-cell table:style-name="ce50" table:formula="of:=1000000*([.O43]/[.E43])" office:value-type="float" office:value="24.2175675675676" calcext:value-type="float">
            <text:p>24,22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table:style-name="ce58" office:value-type="float" office:value="1916700" calcext:value-type="float">
            <text:p>1,92E+06</text:p>
          </table:table-cell>
          <table:table-cell office:value-type="float" office:value="99.47" calcext:value-type="float">
            <text:p>99,47</text:p>
          </table:table-cell>
          <table:table-cell office:value-type="float" office:value="0.529963" calcext:value-type="float">
            <text:p>0,53</text:p>
          </table:table-cell>
          <table:table-cell office:value-type="float" office:value="87.8108" calcext:value-type="float">
            <text:p>87,81</text:p>
          </table:table-cell>
          <table:table-cell office:value-type="float" office:value="92.3667" calcext:value-type="float">
            <text:p>92,37</text:p>
          </table:table-cell>
          <table:table-cell office:value-type="float" office:value="7.63326" calcext:value-type="float">
            <text:p>7,63</text:p>
          </table:table-cell>
          <table:table-cell office:value-type="float" office:value="4.93243" calcext:value-type="float">
            <text:p>4,93</text:p>
          </table:table-cell>
          <table:table-cell office:value-type="float" office:value="5.69796" calcext:value-type="float">
            <text:p>5,69796</text:p>
          </table:table-cell>
          <table:table-cell office:value-type="float" office:value="0.225368" calcext:value-type="float">
            <text:p>0,22537</text:p>
          </table:table-cell>
          <table:table-cell office:value-type="float" office:value="0.220187" calcext:value-type="float">
            <text:p>0,22019</text:p>
          </table:table-cell>
          <table:table-cell table:style-name="ce50" table:formula="of:=1000000*([.O44]/[.E44])" office:value-type="float" office:value="29.755" calcext:value-type="float">
            <text:p>29,76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table:style-name="ce58" office:value-type="float" office:value="2996510" calcext:value-type="float">
            <text:p>3,00E+06</text:p>
          </table:table-cell>
          <table:table-cell office:value-type="float" office:value="80.789" calcext:value-type="float">
            <text:p>80,79</text:p>
          </table:table-cell>
          <table:table-cell office:value-type="float" office:value="19.211" calcext:value-type="float">
            <text:p>19,21</text:p>
          </table:table-cell>
          <table:table-cell table:number-columns-repeated="2" office:value-type="float" office:value="79.8446" calcext:value-type="float">
            <text:p>79,84</text:p>
          </table:table-cell>
          <table:table-cell office:value-type="float" office:value="20.1554" calcext:value-type="float">
            <text:p>20,16</text:p>
          </table:table-cell>
          <table:table-cell office:value-type="float" office:value="0" calcext:value-type="float">
            <text:p>0,00</text:p>
          </table:table-cell>
          <table:table-cell office:value-type="float" office:value="47.922" calcext:value-type="float">
            <text:p>47,92200</text:p>
          </table:table-cell>
          <table:table-cell office:value-type="float" office:value="0.30854" calcext:value-type="float">
            <text:p>0,30854</text:p>
          </table:table-cell>
          <table:table-cell office:value-type="float" office:value="0.30415" calcext:value-type="float">
            <text:p>0,30415</text:p>
          </table:table-cell>
          <table:table-cell table:style-name="ce50" table:formula="of:=1000000*([.O45]/[.E45])" office:value-type="float" office:value="47.2649572649573" calcext:value-type="float">
            <text:p>47,26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table:style-name="ce58" office:value-type="float" office:value="8363090" calcext:value-type="float">
            <text:p>8,36E+06</text:p>
          </table:table-cell>
          <table:table-cell office:value-type="float" office:value="96.7928" calcext:value-type="float">
            <text:p>96,79</text:p>
          </table:table-cell>
          <table:table-cell office:value-type="float" office:value="3.20725" calcext:value-type="float">
            <text:p>3,21</text:p>
          </table:table-cell>
          <table:table-cell office:value-type="float" office:value="95.4545" calcext:value-type="float">
            <text:p>95,45</text:p>
          </table:table-cell>
          <table:table-cell office:value-type="float" office:value="95.8904" calcext:value-type="float">
            <text:p>95,89</text:p>
          </table:table-cell>
          <table:table-cell office:value-type="float" office:value="4.10959" calcext:value-type="float">
            <text:p>4,11</text:p>
          </table:table-cell>
          <table:table-cell office:value-type="float" office:value="0.454545" calcext:value-type="float">
            <text:p>0,45</text:p>
          </table:table-cell>
          <table:table-cell office:value-type="float" office:value="82.6342" calcext:value-type="float">
            <text:p>82,63420</text:p>
          </table:table-cell>
          <table:table-cell office:value-type="float" office:value="0.213058" calcext:value-type="float">
            <text:p>0,21306</text:p>
          </table:table-cell>
          <table:table-cell office:value-type="float" office:value="0.209449" calcext:value-type="float">
            <text:p>0,20945</text:p>
          </table:table-cell>
          <table:table-cell table:style-name="ce50" table:formula="of:=1000000*([.O46]/[.E46])" office:value-type="float" office:value="38.0816363636364" calcext:value-type="float">
            <text:p>38,08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563251" calcext:value-type="float">
            <text:p>563251</text:p>
          </table:table-cell>
          <table:table-cell office:value-type="float" office:value="74.3786" calcext:value-type="float">
            <text:p>74,38</text:p>
          </table:table-cell>
          <table:table-cell office:value-type="float" office:value="25.6214" calcext:value-type="float">
            <text:p>25,62</text:p>
          </table:table-cell>
          <table:table-cell table:number-columns-repeated="2" office:value-type="float" office:value="86.67" calcext:value-type="float">
            <text:p>86,67</text:p>
          </table:table-cell>
          <table:table-cell office:value-type="float" office:value="13.33" calcext:value-type="float">
            <text:p>13,33</text:p>
          </table:table-cell>
          <table:table-cell office:value-type="float" office:value="0" calcext:value-type="float">
            <text:p>0,00</text:p>
          </table:table-cell>
          <table:table-cell office:value-type="float" office:value="5.55852" calcext:value-type="float">
            <text:p>5,55852</text:p>
          </table:table-cell>
          <table:table-cell office:value-type="float" office:value="0.218353" calcext:value-type="float">
            <text:p>0,21835</text:p>
          </table:table-cell>
          <table:table-cell office:value-type="float" office:value="0.206322" calcext:value-type="float">
            <text:p>0,20632</text:p>
          </table:table-cell>
          <table:table-cell table:style-name="ce50" table:formula="of:=1000000*([.O47]/[.E47])" office:value-type="float" office:value="10.3161" calcext:value-type="float">
            <text:p>10,32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N09_H3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4" table:default-cell-style-name="ce50"/>
        <table:table-row table:style-name="ro1">
          <table:table-cell office:value-type="string" calcext:value-type="string">
            <text:p>AddRedundancyThresholdNorm09&amp;AddRedundancyDHamming3</text:p>
          </table:table-cell>
          <table:table-cell table:number-columns-repeated="3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208.738461538462" calcext:value-type="float">
            <text:p>208,7</text:p>
          </table:table-cell>
          <table:table-cell table:style-name="ce53" table:formula="of:=AVERAGE([.G3:.G15])" office:value-type="float" office:value="84.3404846153846" calcext:value-type="float">
            <text:p>84,34</text:p>
          </table:table-cell>
          <table:table-cell table:style-name="ce53" table:formula="of:=AVERAGE([.H3:.H15])" office:value-type="float" office:value="15.6595235384615" calcext:value-type="float">
            <text:p>15,66</text:p>
          </table:table-cell>
          <table:table-cell table:style-name="ce53" table:formula="of:=AVERAGE([.I3:.I15])" office:value-type="float" office:value="69.7160615384616" calcext:value-type="float">
            <text:p>69,72</text:p>
          </table:table-cell>
          <table:table-cell table:style-name="ce53" table:formula="of:=AVERAGE([.J3:.J15])" office:value-type="float" office:value="76.8845615384615" calcext:value-type="float">
            <text:p>76,88</text:p>
          </table:table-cell>
          <table:table-cell table:style-name="ce53" table:formula="of:=AVERAGE([.K3:.K15])" office:value-type="float" office:value="23.1154346153846" calcext:value-type="float">
            <text:p>23,12</text:p>
          </table:table-cell>
          <table:table-cell table:style-name="ce53" table:formula="of:=AVERAGE([.L3:.L15])" office:value-type="float" office:value="8.52633711538462" calcext:value-type="float">
            <text:p>8,53</text:p>
          </table:table-cell>
          <table:table-cell table:style-name="ce55" table:formula="of:=AVERAGE([.M3:.M15])" office:value-type="float" office:value="0.0420371615384615" calcext:value-type="float">
            <text:p>0,04204</text:p>
          </table:table-cell>
          <table:table-cell table:style-name="ce55" table:formula="of:=AVERAGE([.N3:.N15])" office:value-type="float" office:value="0.00955479230769231" calcext:value-type="float">
            <text:p>0,00955</text:p>
          </table:table-cell>
          <table:table-cell table:style-name="ce55" table:formula="of:=AVERAGE([.O3:.O15])" office:value-type="float" office:value="0.00587525384615385" calcext:value-type="float">
            <text:p>0,00588</text:p>
          </table:table-cell>
          <table:table-cell table:style-name="ce53" table:formula="of:=1000000*([.O2]/[.E2])" office:value-type="float" office:value="0.932705247347019" calcext:value-type="float">
            <text:p>0,93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81.5" calcext:value-type="float">
            <text:p>281,5</text:p>
          </table:table-cell>
          <table:table-cell office:value-type="float" office:value="31.2726" calcext:value-type="float">
            <text:p>31,2726</text:p>
          </table:table-cell>
          <table:table-cell office:value-type="float" office:value="68.7274" calcext:value-type="float">
            <text:p>68,7274</text:p>
          </table:table-cell>
          <table:table-cell office:value-type="float" office:value="18.1121" calcext:value-type="float">
            <text:p>18,1121</text:p>
          </table:table-cell>
          <table:table-cell office:value-type="float" office:value="18.1295" calcext:value-type="float">
            <text:p>18,1295</text:p>
          </table:table-cell>
          <table:table-cell office:value-type="float" office:value="81.8705" calcext:value-type="float">
            <text:p>81,8705</text:p>
          </table:table-cell>
          <table:table-cell office:value-type="float" office:value="0.0958313" calcext:value-type="float">
            <text:p>0,0958313</text:p>
          </table:table-cell>
          <table:table-cell office:value-type="float" office:value="0.031089" calcext:value-type="float">
            <text:p>0,031089</text:p>
          </table:table-cell>
          <table:table-cell office:value-type="float" office:value="0.0097575" calcext:value-type="float">
            <text:p>0,0097575</text:p>
          </table:table-cell>
          <table:table-cell office:value-type="float" office:value="0.0074473" calcext:value-type="float">
            <text:p>0,0074473</text:p>
          </table:table-cell>
          <table:table-cell table:formula="of:=1000000*([.O3]/[.E3])" office:value-type="float" office:value="1.78421178725443" calcext:value-type="float">
            <text:p>1,78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7" calcext:value-type="float">
            <text:p>19,7</text:p>
          </table:table-cell>
          <table:table-cell office:value-type="float" office:value="75.2289" calcext:value-type="float">
            <text:p>75,2289</text:p>
          </table:table-cell>
          <table:table-cell office:value-type="float" office:value="24.7711" calcext:value-type="float">
            <text:p>24,7711</text:p>
          </table:table-cell>
          <table:table-cell table:number-columns-repeated="2" office:value-type="float" office:value="80.3396" calcext:value-type="float">
            <text:p>80,3396</text:p>
          </table:table-cell>
          <table:table-cell office:value-type="float" office:value="19.6604" calcext:value-type="float">
            <text:p>19,6604</text:p>
          </table:table-cell>
          <table:table-cell office:value-type="float" office:value="0" calcext:value-type="float">
            <text:p>0</text:p>
          </table:table-cell>
          <table:table-cell office:value-type="float" office:value="0.0164238" calcext:value-type="float">
            <text:p>0,0164238</text:p>
          </table:table-cell>
          <table:table-cell office:value-type="float" office:value="0.0037732" calcext:value-type="float">
            <text:p>0,0037732</text:p>
          </table:table-cell>
          <table:table-cell office:value-type="float" office:value="0.0009991" calcext:value-type="float">
            <text:p>0,0009991</text:p>
          </table:table-cell>
          <table:table-cell table:formula="of:=1000000*([.O4]/[.E4])" office:value-type="float" office:value="0.188509433962264" calcext:value-type="float">
            <text:p>0,19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50.9" calcext:value-type="float">
            <text:p>150,9</text:p>
          </table:table-cell>
          <table:table-cell office:value-type="float" office:value="77.0241" calcext:value-type="float">
            <text:p>77,0241</text:p>
          </table:table-cell>
          <table:table-cell office:value-type="float" office:value="22.9759" calcext:value-type="float">
            <text:p>22,9759</text:p>
          </table:table-cell>
          <table:table-cell office:value-type="float" office:value="60" calcext:value-type="float">
            <text:p>60</text:p>
          </table:table-cell>
          <table:table-cell office:value-type="float" office:value="61.791" calcext:value-type="float">
            <text:p>61,791</text:p>
          </table:table-cell>
          <table:table-cell office:value-type="float" office:value="38.209" calcext:value-type="float">
            <text:p>38,209</text:p>
          </table:table-cell>
          <table:table-cell office:value-type="float" office:value="2.89855" calcext:value-type="float">
            <text:p>2,89855</text:p>
          </table:table-cell>
          <table:table-cell office:value-type="float" office:value="0.0018176" calcext:value-type="float">
            <text:p>0,0018176</text:p>
          </table:table-cell>
          <table:table-cell office:value-type="float" office:value="0.0004187" calcext:value-type="float">
            <text:p>0,0004187</text:p>
          </table:table-cell>
          <table:table-cell office:value-type="float" office:value="0.0002123" calcext:value-type="float">
            <text:p>0,0002123</text:p>
          </table:table-cell>
          <table:table-cell table:formula="of:=1000000*([.O5]/[.E5])" office:value-type="float" office:value="0.61536231884058" calcext:value-type="float">
            <text:p>0,62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306.2" calcext:value-type="float">
            <text:p>306,2</text:p>
          </table:table-cell>
          <table:table-cell office:value-type="float" office:value="99.4634" calcext:value-type="float">
            <text:p>99,4634</text:p>
          </table:table-cell>
          <table:table-cell office:value-type="float" office:value="0.536616" calcext:value-type="float">
            <text:p>0,536616</text:p>
          </table:table-cell>
          <table:table-cell office:value-type="float" office:value="23.3333" calcext:value-type="float">
            <text:p>23,3333</text:p>
          </table:table-cell>
          <table:table-cell office:value-type="float" office:value="88.7324" calcext:value-type="float">
            <text:p>88,7324</text:p>
          </table:table-cell>
          <table:table-cell office:value-type="float" office:value="11.2676" calcext:value-type="float">
            <text:p>11,2676</text:p>
          </table:table-cell>
          <table:table-cell office:value-type="float" office:value="73.7037" calcext:value-type="float">
            <text:p>73,7037</text:p>
          </table:table-cell>
          <table:table-cell office:value-type="float" office:value="0.002196" calcext:value-type="float">
            <text:p>0,002196</text:p>
          </table:table-cell>
          <table:table-cell office:value-type="float" office:value="0.0004796" calcext:value-type="float">
            <text:p>0,0004796</text:p>
          </table:table-cell>
          <table:table-cell office:value-type="float" office:value="0.0003232" calcext:value-type="float">
            <text:p>0,0003232</text:p>
          </table:table-cell>
          <table:table-cell table:formula="of:=1000000*([.O6]/[.E6])" office:value-type="float" office:value="1.19703703703704" calcext:value-type="float">
            <text:p>1,2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51.7" calcext:value-type="float">
            <text:p>51,7</text:p>
          </table:table-cell>
          <table:table-cell office:value-type="float" office:value="96.5854" calcext:value-type="float">
            <text:p>96,5854</text:p>
          </table:table-cell>
          <table:table-cell office:value-type="float" office:value="3.41463" calcext:value-type="float">
            <text:p>3,41463</text:p>
          </table:table-cell>
          <table:table-cell table:number-columns-repeated="2" office:value-type="float" office:value="95.3333" calcext:value-type="float">
            <text:p>95,3333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0" calcext:value-type="float">
            <text:p>0</text:p>
          </table:table-cell>
          <table:table-cell office:value-type="float" office:value="0.0006529" calcext:value-type="float">
            <text:p>0,0006529</text:p>
          </table:table-cell>
          <table:table-cell office:value-type="float" office:value="0.000132" calcext:value-type="float">
            <text:p>0,000132</text:p>
          </table:table-cell>
          <table:table-cell table:style-name="ce58" office:value-type="float" office:value="0.0000488" calcext:value-type="float">
            <text:p>4,88E-05</text:p>
          </table:table-cell>
          <table:table-cell table:formula="of:=1000000*([.O7]/[.E7])" office:value-type="float" office:value="0.325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44</text:p>
          </table:table-cell>
          <table:table-cell office:value-type="float" office:value="20.1556" calcext:value-type="float">
            <text:p>20,1556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22958" calcext:value-type="float">
            <text:p>0,0022958</text:p>
          </table:table-cell>
          <table:table-cell office:value-type="float" office:value="0.0004364" calcext:value-type="float">
            <text:p>0,0004364</text:p>
          </table:table-cell>
          <table:table-cell office:value-type="float" office:value="0.0001747" calcext:value-type="float">
            <text:p>0,0001747</text:p>
          </table:table-cell>
          <table:table-cell table:formula="of:=1000000*([.O8]/[.E8])" office:value-type="float" office:value="0.3494" calcext:value-type="float">
            <text:p>0,35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6.9" calcext:value-type="float">
            <text:p>166,9</text:p>
          </table:table-cell>
          <table:table-cell office:value-type="float" office:value="87.4906" calcext:value-type="float">
            <text:p>87,4906</text:p>
          </table:table-cell>
          <table:table-cell office:value-type="float" office:value="12.5094" calcext:value-type="float">
            <text:p>12,5094</text:p>
          </table:table-cell>
          <table:table-cell office:value-type="float" office:value="75.9036" calcext:value-type="float">
            <text:p>75,9036</text:p>
          </table:table-cell>
          <table:table-cell office:value-type="float" office:value="82.6772" calcext:value-type="float">
            <text:p>82,6772</text:p>
          </table:table-cell>
          <table:table-cell office:value-type="float" office:value="17.3228" calcext:value-type="float">
            <text:p>17,3228</text:p>
          </table:table-cell>
          <table:table-cell office:value-type="float" office:value="8.19277" calcext:value-type="float">
            <text:p>8,19277</text:p>
          </table:table-cell>
          <table:table-cell office:value-type="float" office:value="0.0033938" calcext:value-type="float">
            <text:p>0,0033938</text:p>
          </table:table-cell>
          <table:table-cell office:value-type="float" office:value="0.000697" calcext:value-type="float">
            <text:p>0,000697</text:p>
          </table:table-cell>
          <table:table-cell office:value-type="float" office:value="0.000235" calcext:value-type="float">
            <text:p>0,000235</text:p>
          </table:table-cell>
          <table:table-cell table:formula="of:=1000000*([.O9]/[.E9])" office:value-type="float" office:value="0.283132530120482" calcext:value-type="float">
            <text:p>0,28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53.7" calcext:value-type="float">
            <text:p>53,7</text:p>
          </table:table-cell>
          <table:table-cell office:value-type="float" office:value="94.5525" calcext:value-type="float">
            <text:p>94,5525</text:p>
          </table:table-cell>
          <table:table-cell office:value-type="float" office:value="5.44747" calcext:value-type="float">
            <text:p>5,44747</text:p>
          </table:table-cell>
          <table:table-cell office:value-type="float" office:value="92.5581" calcext:value-type="float">
            <text:p>92,5581</text:p>
          </table:table-cell>
          <table:table-cell office:value-type="float" office:value="93.4272" calcext:value-type="float">
            <text:p>93,4272</text:p>
          </table:table-cell>
          <table:table-cell office:value-type="float" office:value="6.57277" calcext:value-type="float">
            <text:p>6,57277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0055" calcext:value-type="float">
            <text:p>0,0010055</text:p>
          </table:table-cell>
          <table:table-cell office:value-type="float" office:value="0.000222" calcext:value-type="float">
            <text:p>0,000222</text:p>
          </table:table-cell>
          <table:table-cell table:style-name="ce58" office:value-type="float" office:value="0.0000896" calcext:value-type="float">
            <text:p>8,96E-05</text:p>
          </table:table-cell>
          <table:table-cell table:formula="of:=1000000*([.O10]/[.E10])" office:value-type="float" office:value="0.416744186046512" calcext:value-type="float">
            <text:p>0,42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216.4" calcext:value-type="float">
            <text:p>216,4</text:p>
          </table:table-cell>
          <table:table-cell office:value-type="float" office:value="94.0162" calcext:value-type="float">
            <text:p>94,0162</text:p>
          </table:table-cell>
          <table:table-cell office:value-type="float" office:value="5.98385" calcext:value-type="float">
            <text:p>5,98385</text:p>
          </table:table-cell>
          <table:table-cell office:value-type="float" office:value="94.7734" calcext:value-type="float">
            <text:p>94,7734</text:p>
          </table:table-cell>
          <table:table-cell office:value-type="float" office:value="94.9469" calcext:value-type="float">
            <text:p>94,9469</text:p>
          </table:table-cell>
          <table:table-cell office:value-type="float" office:value="5.05309" calcext:value-type="float">
            <text:p>5,05309</text:p>
          </table:table-cell>
          <table:table-cell office:value-type="float" office:value="0.182749" calcext:value-type="float">
            <text:p>0,182749</text:p>
          </table:table-cell>
          <table:table-cell office:value-type="float" office:value="0.037428" calcext:value-type="float">
            <text:p>0,037428</text:p>
          </table:table-cell>
          <table:table-cell office:value-type="float" office:value="0.0067731" calcext:value-type="float">
            <text:p>0,0067731</text:p>
          </table:table-cell>
          <table:table-cell office:value-type="float" office:value="0.0036005" calcext:value-type="float">
            <text:p>0,0036005</text:p>
          </table:table-cell>
          <table:table-cell table:formula="of:=1000000*([.O11]/[.E11])" office:value-type="float" office:value="0.657986111111111" calcext:value-type="float">
            <text:p>0,66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58.3" calcext:value-type="float">
            <text:p>258,3</text:p>
          </table:table-cell>
          <table:table-cell office:value-type="float" office:value="82.0322" calcext:value-type="float">
            <text:p>82,0322</text:p>
          </table:table-cell>
          <table:table-cell office:value-type="float" office:value="17.9678" calcext:value-type="float">
            <text:p>17,9678</text:p>
          </table:table-cell>
          <table:table-cell table:number-columns-repeated="2" office:value-type="float" office:value="81.0141" calcext:value-type="float">
            <text:p>81,0141</text:p>
          </table:table-cell>
          <table:table-cell office:value-type="float" office:value="18.9859" calcext:value-type="float">
            <text:p>18,9859</text:p>
          </table:table-cell>
          <table:table-cell office:value-type="float" office:value="0" calcext:value-type="float">
            <text:p>0</text:p>
          </table:table-cell>
          <table:table-cell office:value-type="float" office:value="0.0269769" calcext:value-type="float">
            <text:p>0,0269769</text:p>
          </table:table-cell>
          <table:table-cell office:value-type="float" office:value="0.0052536" calcext:value-type="float">
            <text:p>0,0052536</text:p>
          </table:table-cell>
          <table:table-cell office:value-type="float" office:value="0.0023622" calcext:value-type="float">
            <text:p>0,0023622</text:p>
          </table:table-cell>
          <table:table-cell table:formula="of:=1000000*([.O12]/[.E12])" office:value-type="float" office:value="0.437120651369356" calcext:value-type="float">
            <text:p>0,44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525.8" calcext:value-type="float">
            <text:p>525,8</text:p>
          </table:table-cell>
          <table:table-cell office:value-type="float" office:value="90.7701" calcext:value-type="float">
            <text:p>90,7701</text:p>
          </table:table-cell>
          <table:table-cell office:value-type="float" office:value="9.22992" calcext:value-type="float">
            <text:p>9,22992</text:p>
          </table:table-cell>
          <table:table-cell office:value-type="float" office:value="68.75" calcext:value-type="float">
            <text:p>68,75</text:p>
          </table:table-cell>
          <table:table-cell office:value-type="float" office:value="70.7775" calcext:value-type="float">
            <text:p>70,7775</text:p>
          </table:table-cell>
          <table:table-cell office:value-type="float" office:value="29.2225" calcext:value-type="float">
            <text:p>29,2225</text:p>
          </table:table-cell>
          <table:table-cell office:value-type="float" office:value="2.86458" calcext:value-type="float">
            <text:p>2,86458</text:p>
          </table:table-cell>
          <table:table-cell office:value-type="float" office:value="0.0048693" calcext:value-type="float">
            <text:p>0,0048693</text:p>
          </table:table-cell>
          <table:table-cell office:value-type="float" office:value="0.0010865" calcext:value-type="float">
            <text:p>0,0010865</text:p>
          </table:table-cell>
          <table:table-cell office:value-type="float" office:value="0.0006511" calcext:value-type="float">
            <text:p>0,0006511</text:p>
          </table:table-cell>
          <table:table-cell table:formula="of:=1000000*([.O13]/[.E13])" office:value-type="float" office:value="0.847786458333333" calcext:value-type="float">
            <text:p>0,85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492.5" calcext:value-type="float">
            <text:p>492,5</text:p>
          </table:table-cell>
          <table:table-cell office:value-type="float" office:value="95.9337" calcext:value-type="float">
            <text:p>95,9337</text:p>
          </table:table-cell>
          <table:table-cell office:value-type="float" office:value="4.06627" calcext:value-type="float">
            <text:p>4,06627</text:p>
          </table:table-cell>
          <table:table-cell office:value-type="float" office:value="60.8225" calcext:value-type="float">
            <text:p>60,8225</text:p>
          </table:table-cell>
          <table:table-cell office:value-type="float" office:value="63.8636" calcext:value-type="float">
            <text:p>63,8636</text:p>
          </table:table-cell>
          <table:table-cell office:value-type="float" office:value="36.1364" calcext:value-type="float">
            <text:p>36,1364</text:p>
          </table:table-cell>
          <table:table-cell office:value-type="float" office:value="4.7619" calcext:value-type="float">
            <text:p>4,7619</text:p>
          </table:table-cell>
          <table:table-cell office:value-type="float" office:value="0.0034395" calcext:value-type="float">
            <text:p>0,0034395</text:p>
          </table:table-cell>
          <table:table-cell office:value-type="float" office:value="0.0009661" calcext:value-type="float">
            <text:p>0,0009661</text:p>
          </table:table-cell>
          <table:table-cell office:value-type="float" office:value="0.0006781" calcext:value-type="float">
            <text:p>0,0006781</text:p>
          </table:table-cell>
          <table:table-cell table:formula="of:=1000000*([.O14]/[.E14])" office:value-type="float" office:value="1.46774891774892" calcext:value-type="float">
            <text:p>1,47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108.1" calcext:value-type="float">
            <text:p>108,1</text:p>
          </table:table-cell>
          <table:table-cell office:value-type="float" office:value="92.2122" calcext:value-type="float">
            <text:p>92,2122</text:p>
          </table:table-cell>
          <table:table-cell office:value-type="float" office:value="7.78785" calcext:value-type="float">
            <text:p>7,78785</text:p>
          </table:table-cell>
          <table:table-cell office:value-type="float" office:value="92.3688" calcext:value-type="float">
            <text:p>92,3688</text:p>
          </table:table-cell>
          <table:table-cell office:value-type="float" office:value="92.38" calcext:value-type="float">
            <text:p>92,38</text:p>
          </table:table-cell>
          <table:table-cell office:value-type="float" office:value="7.62002" calcext:value-type="float">
            <text:p>7,62002</text:p>
          </table:table-cell>
          <table:table-cell office:value-type="float" office:value="0.0120692" calcext:value-type="float">
            <text:p>0,0120692</text:p>
          </table:table-cell>
          <table:table-cell office:value-type="float" office:value="0.414895" calcext:value-type="float">
            <text:p>0,414895</text:p>
          </table:table-cell>
          <table:table-cell office:value-type="float" office:value="0.0942166" calcext:value-type="float">
            <text:p>0,0942166</text:p>
          </table:table-cell>
          <table:table-cell office:value-type="float" office:value="0.0595564" calcext:value-type="float">
            <text:p>0,0595564</text:p>
          </table:table-cell>
          <table:table-cell table:formula="of:=1000000*([.O15]/[.E15])" office:value-type="float" office:value="1.02685218710667" calcext:value-type="float">
            <text:p>1,03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21068.14" calcext:value-type="float">
            <text:p>21068,1</text:p>
          </table:table-cell>
          <table:table-cell table:style-name="ce53" table:formula="of:=AVERAGE([.G17:.G26])" office:value-type="float" office:value="94.66767" calcext:value-type="float">
            <text:p>94,67</text:p>
          </table:table-cell>
          <table:table-cell table:style-name="ce53" table:formula="of:=AVERAGE([.H17:.H26])" office:value-type="float" office:value="5.3323207" calcext:value-type="float">
            <text:p>5,33</text:p>
          </table:table-cell>
          <table:table-cell table:style-name="ce53" table:formula="of:=AVERAGE([.I17:.I26])" office:value-type="float" office:value="53.67216" calcext:value-type="float">
            <text:p>53,67</text:p>
          </table:table-cell>
          <table:table-cell table:style-name="ce53" table:formula="of:=AVERAGE([.J17:.J26])" office:value-type="float" office:value="89.81851" calcext:value-type="float">
            <text:p>89,82</text:p>
          </table:table-cell>
          <table:table-cell table:style-name="ce53" table:formula="of:=AVERAGE([.K17:.K26])" office:value-type="float" office:value="10.181487" calcext:value-type="float">
            <text:p>10,18</text:p>
          </table:table-cell>
          <table:table-cell table:style-name="ce53" table:formula="of:=AVERAGE([.L17:.L26])" office:value-type="float" office:value="38.732892443" calcext:value-type="float">
            <text:p>38,73</text:p>
          </table:table-cell>
          <table:table-cell table:style-name="ce55" table:formula="of:=AVERAGE([.M17:.M26])" office:value-type="float" office:value="2.94311091" calcext:value-type="float">
            <text:p>2,94311</text:p>
          </table:table-cell>
          <table:table-cell table:style-name="ce55" table:formula="of:=AVERAGE([.N17:.N26])" office:value-type="float" office:value="0.38628392" calcext:value-type="float">
            <text:p>0,38628</text:p>
          </table:table-cell>
          <table:table-cell table:style-name="ce55" table:formula="of:=AVERAGE([.O17:.O26])" office:value-type="float" office:value="0.35927607" calcext:value-type="float">
            <text:p>0,35928</text:p>
          </table:table-cell>
          <table:table-cell table:style-name="ce53" table:formula="of:=1000000*([.O16]/[.E16])" office:value-type="float" office:value="4.58615954719987" calcext:value-type="float">
            <text:p>4,59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22580.3" calcext:value-type="float">
            <text:p>22580,3</text:p>
          </table:table-cell>
          <table:table-cell office:value-type="float" office:value="90.0441" calcext:value-type="float">
            <text:p>90,0441</text:p>
          </table:table-cell>
          <table:table-cell office:value-type="float" office:value="9.9559" calcext:value-type="float">
            <text:p>9,9559</text:p>
          </table:table-cell>
          <table:table-cell office:value-type="float" office:value="63.646" calcext:value-type="float">
            <text:p>63,646</text:p>
          </table:table-cell>
          <table:table-cell office:value-type="float" office:value="80.8415" calcext:value-type="float">
            <text:p>80,8415</text:p>
          </table:table-cell>
          <table:table-cell office:value-type="float" office:value="19.1585" calcext:value-type="float">
            <text:p>19,1585</text:p>
          </table:table-cell>
          <table:table-cell office:value-type="float" office:value="21.2706" calcext:value-type="float">
            <text:p>21,2706</text:p>
          </table:table-cell>
          <table:table-cell office:value-type="float" office:value="0.478272" calcext:value-type="float">
            <text:p>0,478272</text:p>
          </table:table-cell>
          <table:table-cell office:value-type="float" office:value="0.0796342" calcext:value-type="float">
            <text:p>0,0796342</text:p>
          </table:table-cell>
          <table:table-cell office:value-type="float" office:value="0.0529785" calcext:value-type="float">
            <text:p>0,0529785</text:p>
          </table:table-cell>
          <table:table-cell table:formula="of:=1000000*([.O17]/[.E17])" office:value-type="float" office:value="1.17152049887223" calcext:value-type="float">
            <text:p>1,17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555.4" calcext:value-type="float">
            <text:p>555,4</text:p>
          </table:table-cell>
          <table:table-cell office:value-type="float" office:value="97.2474" calcext:value-type="float">
            <text:p>97,2474</text:p>
          </table:table-cell>
          <table:table-cell office:value-type="float" office:value="2.75256" calcext:value-type="float">
            <text:p>2,75256</text:p>
          </table:table-cell>
          <table:table-cell office:value-type="float" office:value="54.9275" calcext:value-type="float">
            <text:p>54,9275</text:p>
          </table:table-cell>
          <table:table-cell office:value-type="float" office:value="81.8575" calcext:value-type="float">
            <text:p>81,8575</text:p>
          </table:table-cell>
          <table:table-cell office:value-type="float" office:value="18.1425" calcext:value-type="float">
            <text:p>18,1425</text:p>
          </table:table-cell>
          <table:table-cell office:value-type="float" office:value="32.8986" calcext:value-type="float">
            <text:p>32,8986</text:p>
          </table:table-cell>
          <table:table-cell office:value-type="float" office:value="0.006065" calcext:value-type="float">
            <text:p>0,006065</text:p>
          </table:table-cell>
          <table:table-cell office:value-type="float" office:value="0.0013601" calcext:value-type="float">
            <text:p>0,0013601</text:p>
          </table:table-cell>
          <table:table-cell office:value-type="float" office:value="0.0009545" calcext:value-type="float">
            <text:p>0,0009545</text:p>
          </table:table-cell>
          <table:table-cell table:formula="of:=1000000*([.O18]/[.E18])" office:value-type="float" office:value="1.38333333333333" calcext:value-type="float">
            <text:p>1,38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84.6" calcext:value-type="float">
            <text:p>584,6</text:p>
          </table:table-cell>
          <table:table-cell office:value-type="float" office:value="98.5978" calcext:value-type="float">
            <text:p>98,5978</text:p>
          </table:table-cell>
          <table:table-cell office:value-type="float" office:value="1.40223" calcext:value-type="float">
            <text:p>1,40223</text:p>
          </table:table-cell>
          <table:table-cell office:value-type="float" office:value="39.2037" calcext:value-type="float">
            <text:p>39,2037</text:p>
          </table:table-cell>
          <table:table-cell office:value-type="float" office:value="85.3333" calcext:value-type="float">
            <text:p>85,3333</text:p>
          </table:table-cell>
          <table:table-cell office:value-type="float" office:value="14.6667" calcext:value-type="float">
            <text:p>14,6667</text:p>
          </table:table-cell>
          <table:table-cell office:value-type="float" office:value="54.0582" calcext:value-type="float">
            <text:p>54,0582</text:p>
          </table:table-cell>
          <table:table-cell office:value-type="float" office:value="0.0059071" calcext:value-type="float">
            <text:p>0,0059071</text:p>
          </table:table-cell>
          <table:table-cell office:value-type="float" office:value="0.0012387" calcext:value-type="float">
            <text:p>0,0012387</text:p>
          </table:table-cell>
          <table:table-cell office:value-type="float" office:value="0.0008437" calcext:value-type="float">
            <text:p>0,0008437</text:p>
          </table:table-cell>
          <table:table-cell table:formula="of:=1000000*([.O19]/[.E19])" office:value-type="float" office:value="1.29203675344564" calcext:value-type="float">
            <text:p>1,29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97046.8" calcext:value-type="float">
            <text:p>97046,8</text:p>
          </table:table-cell>
          <table:table-cell office:value-type="float" office:value="99.2737" calcext:value-type="float">
            <text:p>99,2737</text:p>
          </table:table-cell>
          <table:table-cell office:value-type="float" office:value="0.726277" calcext:value-type="float">
            <text:p>0,726277</text:p>
          </table:table-cell>
          <table:table-cell office:value-type="float" office:value="48.0729" calcext:value-type="float">
            <text:p>48,0729</text:p>
          </table:table-cell>
          <table:table-cell office:value-type="float" office:value="96.4361" calcext:value-type="float">
            <text:p>96,4361</text:p>
          </table:table-cell>
          <table:table-cell office:value-type="float" office:value="3.56389" calcext:value-type="float">
            <text:p>3,56389</text:p>
          </table:table-cell>
          <table:table-cell office:value-type="float" office:value="50.1505" calcext:value-type="float">
            <text:p>50,1505</text:p>
          </table:table-cell>
          <table:table-cell office:value-type="float" office:value="5.01012" calcext:value-type="float">
            <text:p>5,01012</text:p>
          </table:table-cell>
          <table:table-cell office:value-type="float" office:value="0.704259" calcext:value-type="float">
            <text:p>0,704259</text:p>
          </table:table-cell>
          <table:table-cell office:value-type="float" office:value="0.628726" calcext:value-type="float">
            <text:p>0,628726</text:p>
          </table:table-cell>
          <table:table-cell table:formula="of:=1000000*([.O20]/[.E20])" office:value-type="float" office:value="4.41146217048716" calcext:value-type="float">
            <text:p>4,41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8062.8" calcext:value-type="float">
            <text:p>8062,8</text:p>
          </table:table-cell>
          <table:table-cell office:value-type="float" office:value="98.8157" calcext:value-type="float">
            <text:p>98,8157</text:p>
          </table:table-cell>
          <table:table-cell office:value-type="float" office:value="1.18428" calcext:value-type="float">
            <text:p>1,18428</text:p>
          </table:table-cell>
          <table:table-cell office:value-type="float" office:value="24.608" calcext:value-type="float">
            <text:p>24,608</text:p>
          </table:table-cell>
          <table:table-cell office:value-type="float" office:value="91.7964" calcext:value-type="float">
            <text:p>91,7964</text:p>
          </table:table-cell>
          <table:table-cell office:value-type="float" office:value="8.20357" calcext:value-type="float">
            <text:p>8,20357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719849" calcext:value-type="float">
            <text:p>0,719849</text:p>
          </table:table-cell>
          <table:table-cell office:value-type="float" office:value="0.0856837" calcext:value-type="float">
            <text:p>0,0856837</text:p>
          </table:table-cell>
          <table:table-cell office:value-type="float" office:value="0.0795489" calcext:value-type="float">
            <text:p>0,0795489</text:p>
          </table:table-cell>
          <table:table-cell table:formula="of:=1000000*([.O21]/[.E21])" office:value-type="float" office:value="8.09905314599878" calcext:value-type="float">
            <text:p>8,1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34844.9" calcext:value-type="float">
            <text:p>34844,9</text:p>
          </table:table-cell>
          <table:table-cell office:value-type="float" office:value="84.7167" calcext:value-type="float">
            <text:p>84,7167</text:p>
          </table:table-cell>
          <table:table-cell office:value-type="float" office:value="15.2833" calcext:value-type="float">
            <text:p>15,2833</text:p>
          </table:table-cell>
          <table:table-cell office:value-type="float" office:value="85.9666" calcext:value-type="float">
            <text:p>85,9666</text:p>
          </table:table-cell>
          <table:table-cell office:value-type="float" office:value="85.9697" calcext:value-type="float">
            <text:p>85,9697</text:p>
          </table:table-cell>
          <table:table-cell office:value-type="float" office:value="14.0303" calcext:value-type="float">
            <text:p>14,0303</text:p>
          </table:table-cell>
          <table:table-cell office:value-type="float" office:value="0.00363533" calcext:value-type="float">
            <text:p>0,00363533</text:p>
          </table:table-cell>
          <table:table-cell office:value-type="float" office:value="21.3233" calcext:value-type="float">
            <text:p>21,3233</text:p>
          </table:table-cell>
          <table:table-cell office:value-type="float" office:value="2.69177" calcext:value-type="float">
            <text:p>2,69177</text:p>
          </table:table-cell>
          <table:table-cell office:value-type="float" office:value="2.59194" calcext:value-type="float">
            <text:p>2,59194</text:p>
          </table:table-cell>
          <table:table-cell table:formula="of:=1000000*([.O22]/[.E22])" office:value-type="float" office:value="5.23475131326228" calcext:value-type="float">
            <text:p>5,23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42015.5" calcext:value-type="float">
            <text:p>42015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0332" calcext:value-type="float">
            <text:p>45,03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9668" calcext:value-type="float">
            <text:p>54,9668</text:p>
          </table:table-cell>
          <table:table-cell office:value-type="float" office:value="1.65752" calcext:value-type="float">
            <text:p>1,65752</text:p>
          </table:table-cell>
          <table:table-cell office:value-type="float" office:value="0.246613" calcext:value-type="float">
            <text:p>0,246613</text:p>
          </table:table-cell>
          <table:table-cell office:value-type="float" office:value="0.200763" calcext:value-type="float">
            <text:p>0,200763</text:p>
          </table:table-cell>
          <table:table-cell table:formula="of:=1000000*([.O23]/[.E23])" office:value-type="float" office:value="3.23170162419716" calcext:value-type="float">
            <text:p>3,2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1023.6" calcext:value-type="float">
            <text:p>102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12336" calcext:value-type="float">
            <text:p>0,0112336</text:p>
          </table:table-cell>
          <table:table-cell office:value-type="float" office:value="0.001806" calcext:value-type="float">
            <text:p>0,001806</text:p>
          </table:table-cell>
          <table:table-cell office:value-type="float" office:value="0.0012485" calcext:value-type="float">
            <text:p>0,0012485</text:p>
          </table:table-cell>
          <table:table-cell table:formula="of:=1000000*([.O24]/[.E24])" office:value-type="float" office:value="1.2485" calcext:value-type="float">
            <text:p>1,25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2725.8" calcext:value-type="float">
            <text:p>2725,8</text:p>
          </table:table-cell>
          <table:table-cell office:value-type="float" office:value="84.0615" calcext:value-type="float">
            <text:p>84,0615</text:p>
          </table:table-cell>
          <table:table-cell office:value-type="float" office:value="15.9385" calcext:value-type="float">
            <text:p>15,9385</text:p>
          </table:table-cell>
          <table:table-cell office:value-type="float" office:value="82.6498" calcext:value-type="float">
            <text:p>82,6498</text:p>
          </table:table-cell>
          <table:table-cell office:value-type="float" office:value="82.7064" calcext:value-type="float">
            <text:p>82,7064</text:p>
          </table:table-cell>
          <table:table-cell office:value-type="float" office:value="17.2936" calcext:value-type="float">
            <text:p>17,2936</text:p>
          </table:table-cell>
          <table:table-cell office:value-type="float" office:value="0.0683491" calcext:value-type="float">
            <text:p>0,0683491</text:p>
          </table:table-cell>
          <table:table-cell office:value-type="float" office:value="0.143351" calcext:value-type="float">
            <text:p>0,143351</text:p>
          </table:table-cell>
          <table:table-cell office:value-type="float" office:value="0.0376923" calcext:value-type="float">
            <text:p>0,0376923</text:p>
          </table:table-cell>
          <table:table-cell office:value-type="float" office:value="0.0267944" calcext:value-type="float">
            <text:p>0,0267944</text:p>
          </table:table-cell>
          <table:table-cell table:formula="of:=1000000*([.O25]/[.E25])" office:value-type="float" office:value="1.40874868559411" calcext:value-type="float">
            <text:p>1,4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1241.7" calcext:value-type="float">
            <text:p>1241,7</text:p>
          </table:table-cell>
          <table:table-cell office:value-type="float" office:value="93.9198" calcext:value-type="float">
            <text:p>93,9198</text:p>
          </table:table-cell>
          <table:table-cell office:value-type="float" office:value="6.08016" calcext:value-type="float">
            <text:p>6,08016</text:p>
          </table:table-cell>
          <table:table-cell office:value-type="float" office:value="92.0139" calcext:value-type="float">
            <text:p>92,0139</text:p>
          </table:table-cell>
          <table:table-cell office:value-type="float" office:value="93.2442" calcext:value-type="float">
            <text:p>93,2442</text:p>
          </table:table-cell>
          <table:table-cell office:value-type="float" office:value="6.75581" calcext:value-type="float">
            <text:p>6,75581</text:p>
          </table:table-cell>
          <table:table-cell office:value-type="float" office:value="1.31944" calcext:value-type="float">
            <text:p>1,31944</text:p>
          </table:table-cell>
          <table:table-cell office:value-type="float" office:value="0.0754914" calcext:value-type="float">
            <text:p>0,0754914</text:p>
          </table:table-cell>
          <table:table-cell office:value-type="float" office:value="0.0127822" calcext:value-type="float">
            <text:p>0,0127822</text:p>
          </table:table-cell>
          <table:table-cell office:value-type="float" office:value="0.0089632" calcext:value-type="float">
            <text:p>0,0089632</text:p>
          </table:table-cell>
          <table:table-cell table:formula="of:=1000000*([.O26]/[.E26])" office:value-type="float" office:value="1.24488888888889" calcext:value-type="float">
            <text:p>1,24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789.328571428571" calcext:value-type="float">
            <text:p>789,3</text:p>
          </table:table-cell>
          <table:table-cell table:style-name="ce53" table:formula="of:=AVERAGE([.G28:.G34])" office:value-type="float" office:value="99.8216" calcext:value-type="float">
            <text:p>99,82</text:p>
          </table:table-cell>
          <table:table-cell table:style-name="ce53" table:formula="of:=AVERAGE([.H28:.H34])" office:value-type="float" office:value="0.1784" calcext:value-type="float">
            <text:p>0,18</text:p>
          </table:table-cell>
          <table:table-cell table:style-name="ce53" table:formula="of:=AVERAGE([.I28:.I34])" office:value-type="float" office:value="25.3680142857143" calcext:value-type="float">
            <text:p>25,37</text:p>
          </table:table-cell>
          <table:table-cell table:style-name="ce53" table:formula="of:=AVERAGE([.J28:.J34])" office:value-type="float" office:value="60.2063" calcext:value-type="float">
            <text:p>60,21</text:p>
          </table:table-cell>
          <table:table-cell table:style-name="ce53" table:formula="of:=AVERAGE([.K28:.K34])" office:value-type="float" office:value="39.7937071428571" calcext:value-type="float">
            <text:p>39,79</text:p>
          </table:table-cell>
          <table:table-cell table:style-name="ce53" table:formula="of:=AVERAGE([.L28:.L34])" office:value-type="float" office:value="71.0022428571429" calcext:value-type="float">
            <text:p>71,00</text:p>
          </table:table-cell>
          <table:table-cell table:style-name="ce55" table:formula="of:=AVERAGE([.M28:.M34])" office:value-type="float" office:value="0.00956658571428572" calcext:value-type="float">
            <text:p>0,00957</text:p>
          </table:table-cell>
          <table:table-cell table:style-name="ce55" table:formula="of:=AVERAGE([.N28:.N34])" office:value-type="float" office:value="0.0089985" calcext:value-type="float">
            <text:p>0,00900</text:p>
          </table:table-cell>
          <table:table-cell table:style-name="ce55" table:formula="of:=AVERAGE([.O28:.O34])" office:value-type="float" office:value="0.00882978571428571" calcext:value-type="float">
            <text:p>0,00883</text:p>
          </table:table-cell>
          <table:table-cell table:style-name="ce53" table:formula="of:=1000000*([.O27]/[.E27])" office:value-type="float" office:value="33.8676712328767" calcext:value-type="float">
            <text:p>33,87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237.5" calcext:value-type="float">
            <text:p>237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3648" calcext:value-type="float">
            <text:p>38,3648</text:p>
          </table:table-cell>
          <table:table-cell office:value-type="float" office:value="93.8462" calcext:value-type="float">
            <text:p>93,8462</text:p>
          </table:table-cell>
          <table:table-cell office:value-type="float" office:value="6.15385" calcext:value-type="float">
            <text:p>6,15385</text:p>
          </table:table-cell>
          <table:table-cell office:value-type="float" office:value="59.1195" calcext:value-type="float">
            <text:p>59,1195</text:p>
          </table:table-cell>
          <table:table-cell office:value-type="float" office:value="0.0030217" calcext:value-type="float">
            <text:p>0,0030217</text:p>
          </table:table-cell>
          <table:table-cell office:value-type="float" office:value="0.0050135" calcext:value-type="float">
            <text:p>0,0050135</text:p>
          </table:table-cell>
          <table:table-cell office:value-type="float" office:value="0.0049163" calcext:value-type="float">
            <text:p>0,0049163</text:p>
          </table:table-cell>
          <table:table-cell table:formula="of:=1000000*([.O28]/[.E28])" office:value-type="float" office:value="30.9201257861635" calcext:value-type="float">
            <text:p>30,92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726.8" calcext:value-type="float">
            <text:p>726,8</text:p>
          </table:table-cell>
          <table:table-cell office:value-type="float" office:value="99.8908" calcext:value-type="float">
            <text:p>99,8908</text:p>
          </table:table-cell>
          <table:table-cell office:value-type="float" office:value="0.1092" calcext:value-type="float">
            <text:p>0,1092</text:p>
          </table:table-cell>
          <table:table-cell office:value-type="float" office:value="21.9178" calcext:value-type="float">
            <text:p>21,9178</text:p>
          </table:table-cell>
          <table:table-cell office:value-type="float" office:value="68.9655" calcext:value-type="float">
            <text:p>68,9655</text:p>
          </table:table-cell>
          <table:table-cell office:value-type="float" office:value="31.0345" calcext:value-type="float">
            <text:p>31,0345</text:p>
          </table:table-cell>
          <table:table-cell office:value-type="float" office:value="68.2192" calcext:value-type="float">
            <text:p>68,2192</text:p>
          </table:table-cell>
          <table:table-cell office:value-type="float" office:value="0.0065318" calcext:value-type="float">
            <text:p>0,0065318</text:p>
          </table:table-cell>
          <table:table-cell office:value-type="float" office:value="0.0120024" calcext:value-type="float">
            <text:p>0,0120024</text:p>
          </table:table-cell>
          <table:table-cell office:value-type="float" office:value="0.0117585" calcext:value-type="float">
            <text:p>0,0117585</text:p>
          </table:table-cell>
          <table:table-cell table:formula="of:=1000000*([.O29]/[.E29])" office:value-type="float" office:value="32.2150684931507" calcext:value-type="float">
            <text:p>32,22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337.8" calcext:value-type="float">
            <text:p>337,8</text:p>
          </table:table-cell>
          <table:table-cell office:value-type="float" office:value="98.8604" calcext:value-type="float">
            <text:p>98,8604</text:p>
          </table:table-cell>
          <table:table-cell office:value-type="float" office:value="1.1396" calcext:value-type="float">
            <text:p>1,1396</text:p>
          </table:table-cell>
          <table:table-cell office:value-type="float" office:value="18.1818" calcext:value-type="float">
            <text:p>18,1818</text:p>
          </table:table-cell>
          <table:table-cell office:value-type="float" office:value="62.7907" calcext:value-type="float">
            <text:p>62,7907</text:p>
          </table:table-cell>
          <table:table-cell office:value-type="float" office:value="37.2093" calcext:value-type="float">
            <text:p>37,2093</text:p>
          </table:table-cell>
          <table:table-cell office:value-type="float" office:value="71.0438" calcext:value-type="float">
            <text:p>71,0438</text:p>
          </table:table-cell>
          <table:table-cell office:value-type="float" office:value="0.0030369" calcext:value-type="float">
            <text:p>0,0030369</text:p>
          </table:table-cell>
          <table:table-cell office:value-type="float" office:value="0.0007355" calcext:value-type="float">
            <text:p>0,0007355</text:p>
          </table:table-cell>
          <table:table-cell office:value-type="float" office:value="0.0005582" calcext:value-type="float">
            <text:p>0,0005582</text:p>
          </table:table-cell>
          <table:table-cell table:formula="of:=1000000*([.O30]/[.E30])" office:value-type="float" office:value="1.87946127946128" calcext:value-type="float">
            <text:p>1,8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1213.3" calcext:value-type="float">
            <text:p>1213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7521" calcext:value-type="float">
            <text:p>36,7521</text:p>
          </table:table-cell>
          <table:table-cell office:value-type="float" office:value="98.4733" calcext:value-type="float">
            <text:p>98,4733</text:p>
          </table:table-cell>
          <table:table-cell office:value-type="float" office:value="1.52672" calcext:value-type="float">
            <text:p>1,52672</text:p>
          </table:table-cell>
          <table:table-cell office:value-type="float" office:value="62.6781" calcext:value-type="float">
            <text:p>62,6781</text:p>
          </table:table-cell>
          <table:table-cell office:value-type="float" office:value="0.01129" calcext:value-type="float">
            <text:p>0,01129</text:p>
          </table:table-cell>
          <table:table-cell office:value-type="float" office:value="0.0115937" calcext:value-type="float">
            <text:p>0,0115937</text:p>
          </table:table-cell>
          <table:table-cell office:value-type="float" office:value="0.011365" calcext:value-type="float">
            <text:p>0,011365</text:p>
          </table:table-cell>
          <table:table-cell table:formula="of:=1000000*([.O31]/[.E31])" office:value-type="float" office:value="32.3789173789174" calcext:value-type="float">
            <text:p>32,38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297.8" calcext:value-type="float">
            <text:p>1297,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39254" calcext:value-type="float">
            <text:p>0,0239254</text:p>
          </table:table-cell>
          <table:table-cell office:value-type="float" office:value="0.0148826" calcext:value-type="float">
            <text:p>0,0148826</text:p>
          </table:table-cell>
          <table:table-cell office:value-type="float" office:value="0.0147246" calcext:value-type="float">
            <text:p>0,0147246</text:p>
          </table:table-cell>
          <table:table-cell table:formula="of:=1000000*([.O32]/[.E32])" office:value-type="float" office:value="70.7913461538462" calcext:value-type="float">
            <text:p>70,79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1436.4" calcext:value-type="float">
            <text:p>143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74068" calcext:value-type="float">
            <text:p>0,0174068</text:p>
          </table:table-cell>
          <table:table-cell office:value-type="float" office:value="0.0152579" calcext:value-type="float">
            <text:p>0,0152579</text:p>
          </table:table-cell>
          <table:table-cell office:value-type="float" office:value="0.0150822" calcext:value-type="float">
            <text:p>0,0150822</text:p>
          </table:table-cell>
          <table:table-cell table:formula="of:=1000000*([.O33]/[.E33])" office:value-type="float" office:value="56.4876404494382" calcext:value-type="float">
            <text:p>56,49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275.7" calcext:value-type="float">
            <text:p>275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3596" calcext:value-type="float">
            <text:p>62,3596</text:p>
          </table:table-cell>
          <table:table-cell office:value-type="float" office:value="97.3684" calcext:value-type="float">
            <text:p>97,3684</text:p>
          </table:table-cell>
          <table:table-cell office:value-type="float" office:value="2.63158" calcext:value-type="float">
            <text:p>2,63158</text:p>
          </table:table-cell>
          <table:table-cell office:value-type="float" office:value="35.9551" calcext:value-type="float">
            <text:p>35,9551</text:p>
          </table:table-cell>
          <table:table-cell office:value-type="float" office:value="0.0017535" calcext:value-type="float">
            <text:p>0,0017535</text:p>
          </table:table-cell>
          <table:table-cell office:value-type="float" office:value="0.0035039" calcext:value-type="float">
            <text:p>0,0035039</text:p>
          </table:table-cell>
          <table:table-cell office:value-type="float" office:value="0.0034037" calcext:value-type="float">
            <text:p>0,0034037</text:p>
          </table:table-cell>
          <table:table-cell table:formula="of:=1000000*([.O34]/[.E34])" office:value-type="float" office:value="19.1219101123595" calcext:value-type="float">
            <text:p>19,12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8257.05833333333" calcext:value-type="float">
            <text:p>8257,1</text:p>
          </table:table-cell>
          <table:table-cell table:style-name="ce53" table:formula="of:=AVERAGE([.G36:.G47])" office:value-type="float" office:value="91.9569833333333" calcext:value-type="float">
            <text:p>91,96</text:p>
          </table:table-cell>
          <table:table-cell table:style-name="ce53" table:formula="of:=AVERAGE([.H36:.H47])" office:value-type="float" office:value="8.04300739166667" calcext:value-type="float">
            <text:p>8,04</text:p>
          </table:table-cell>
          <table:table-cell table:style-name="ce53" table:formula="of:=AVERAGE([.I36:.I47])" office:value-type="float" office:value="70.9285" calcext:value-type="float">
            <text:p>70,93</text:p>
          </table:table-cell>
          <table:table-cell table:style-name="ce53" table:formula="of:=AVERAGE([.J36:.J47])" office:value-type="float" office:value="78.8815333333333" calcext:value-type="float">
            <text:p>78,88</text:p>
          </table:table-cell>
          <table:table-cell table:style-name="ce53" table:formula="of:=AVERAGE([.K36:.K47])" office:value-type="float" office:value="21.11846575" calcext:value-type="float">
            <text:p>21,12</text:p>
          </table:table-cell>
          <table:table-cell table:style-name="ce53" table:formula="of:=AVERAGE([.L36:.L47])" office:value-type="float" office:value="9.43730458333333" calcext:value-type="float">
            <text:p>9,44</text:p>
          </table:table-cell>
          <table:table-cell table:style-name="ce55" table:formula="of:=AVERAGE([.M36:.M47])" office:value-type="float" office:value="0.135704525" calcext:value-type="float">
            <text:p>0,13570</text:p>
          </table:table-cell>
          <table:table-cell table:style-name="ce55" table:formula="of:=AVERAGE([.N36:.N47])" office:value-type="float" office:value="0.10068575" calcext:value-type="float">
            <text:p>0,10069</text:p>
          </table:table-cell>
          <table:table-cell table:style-name="ce55" table:formula="of:=AVERAGE([.O36:.O47])" office:value-type="float" office:value="0.0970381166666667" calcext:value-type="float">
            <text:p>0,09704</text:p>
          </table:table-cell>
          <table:table-cell table:style-name="ce53" table:formula="of:=1000000*([.O35]/[.E35])" office:value-type="float" office:value="15.958685433141" calcext:value-type="float">
            <text:p>15,96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295.7" calcext:value-type="float">
            <text:p>1295,7</text:p>
          </table:table-cell>
          <table:table-cell office:value-type="float" office:value="98.2065" calcext:value-type="float">
            <text:p>98,2065</text:p>
          </table:table-cell>
          <table:table-cell office:value-type="float" office:value="1.7935" calcext:value-type="float">
            <text:p>1,7935</text:p>
          </table:table-cell>
          <table:table-cell office:value-type="float" office:value="54.8463" calcext:value-type="float">
            <text:p>54,8463</text:p>
          </table:table-cell>
          <table:table-cell office:value-type="float" office:value="64.5341" calcext:value-type="float">
            <text:p>64,5341</text:p>
          </table:table-cell>
          <table:table-cell office:value-type="float" office:value="35.4659" calcext:value-type="float">
            <text:p>35,4659</text:p>
          </table:table-cell>
          <table:table-cell office:value-type="float" office:value="15.0118" calcext:value-type="float">
            <text:p>15,0118</text:p>
          </table:table-cell>
          <table:table-cell office:value-type="float" office:value="0.0134399" calcext:value-type="float">
            <text:p>0,0134399</text:p>
          </table:table-cell>
          <table:table-cell office:value-type="float" office:value="0.0184541" calcext:value-type="float">
            <text:p>0,0184541</text:p>
          </table:table-cell>
          <table:table-cell office:value-type="float" office:value="0.0179243" calcext:value-type="float">
            <text:p>0,0179243</text:p>
          </table:table-cell>
          <table:table-cell table:formula="of:=1000000*([.O36]/[.E36])" office:value-type="float" office:value="21.1871158392435" calcext:value-type="float">
            <text:p>21,19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990.1" calcext:value-type="float">
            <text:p>990,1</text:p>
          </table:table-cell>
          <table:table-cell office:value-type="float" office:value="98.6986" calcext:value-type="float">
            <text:p>98,6986</text:p>
          </table:table-cell>
          <table:table-cell office:value-type="float" office:value="1.30137" calcext:value-type="float">
            <text:p>1,30137</text:p>
          </table:table-cell>
          <table:table-cell office:value-type="float" office:value="93.7374" calcext:value-type="float">
            <text:p>93,7374</text:p>
          </table:table-cell>
          <table:table-cell office:value-type="float" office:value="94.0223" calcext:value-type="float">
            <text:p>94,0223</text:p>
          </table:table-cell>
          <table:table-cell office:value-type="float" office:value="5.97771" calcext:value-type="float">
            <text:p>5,97771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098081" calcext:value-type="float">
            <text:p>0,0098081</text:p>
          </table:table-cell>
          <table:table-cell office:value-type="float" office:value="0.0026651" calcext:value-type="float">
            <text:p>0,0026651</text:p>
          </table:table-cell>
          <table:table-cell office:value-type="float" office:value="0.0021207" calcext:value-type="float">
            <text:p>0,0021207</text:p>
          </table:table-cell>
          <table:table-cell table:formula="of:=1000000*([.O37]/[.E37])" office:value-type="float" office:value="2.14212121212121" calcext:value-type="float">
            <text:p>2,1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625.4" calcext:value-type="float">
            <text:p>1625,4</text:p>
          </table:table-cell>
          <table:table-cell office:value-type="float" office:value="96.7873" calcext:value-type="float">
            <text:p>96,7873</text:p>
          </table:table-cell>
          <table:table-cell office:value-type="float" office:value="3.2127" calcext:value-type="float">
            <text:p>3,2127</text:p>
          </table:table-cell>
          <table:table-cell office:value-type="float" office:value="90.2597" calcext:value-type="float">
            <text:p>90,2597</text:p>
          </table:table-cell>
          <table:table-cell office:value-type="float" office:value="93.0388" calcext:value-type="float">
            <text:p>93,0388</text:p>
          </table:table-cell>
          <table:table-cell office:value-type="float" office:value="6.96118" calcext:value-type="float">
            <text:p>6,96118</text:p>
          </table:table-cell>
          <table:table-cell office:value-type="float" office:value="2.98701" calcext:value-type="float">
            <text:p>2,98701</text:p>
          </table:table-cell>
          <table:table-cell office:value-type="float" office:value="0.030596" calcext:value-type="float">
            <text:p>0,030596</text:p>
          </table:table-cell>
          <table:table-cell office:value-type="float" office:value="0.0167046" calcext:value-type="float">
            <text:p>0,0167046</text:p>
          </table:table-cell>
          <table:table-cell office:value-type="float" office:value="0.0154849" calcext:value-type="float">
            <text:p>0,0154849</text:p>
          </table:table-cell>
          <table:table-cell table:formula="of:=1000000*([.O38]/[.E38])" office:value-type="float" office:value="6.70341991341991" calcext:value-type="float">
            <text:p>6,7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1326.8" calcext:value-type="float">
            <text:p>1326,8</text:p>
          </table:table-cell>
          <table:table-cell office:value-type="float" office:value="82.2353" calcext:value-type="float">
            <text:p>82,2353</text:p>
          </table:table-cell>
          <table:table-cell office:value-type="float" office:value="17.7647" calcext:value-type="float">
            <text:p>17,7647</text:p>
          </table:table-cell>
          <table:table-cell office:value-type="float" office:value="56.5353" calcext:value-type="float">
            <text:p>56,5353</text:p>
          </table:table-cell>
          <table:table-cell office:value-type="float" office:value="57.3604" calcext:value-type="float">
            <text:p>57,3604</text:p>
          </table:table-cell>
          <table:table-cell office:value-type="float" office:value="42.6396" calcext:value-type="float">
            <text:p>42,6396</text:p>
          </table:table-cell>
          <table:table-cell office:value-type="float" office:value="1.4384" calcext:value-type="float">
            <text:p>1,4384</text:p>
          </table:table-cell>
          <table:table-cell office:value-type="float" office:value="0.0150315" calcext:value-type="float">
            <text:p>0,0150315</text:p>
          </table:table-cell>
          <table:table-cell office:value-type="float" office:value="0.0056682" calcext:value-type="float">
            <text:p>0,0056682</text:p>
          </table:table-cell>
          <table:table-cell office:value-type="float" office:value="0.0047471" calcext:value-type="float">
            <text:p>0,0047471</text:p>
          </table:table-cell>
          <table:table-cell table:formula="of:=1000000*([.O39]/[.E39])" office:value-type="float" office:value="2.96879299562226" calcext:value-type="float">
            <text:p>2,97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672.5" calcext:value-type="float">
            <text:p>1672,5</text:p>
          </table:table-cell>
          <table:table-cell office:value-type="float" office:value="67.2464" calcext:value-type="float">
            <text:p>67,2464</text:p>
          </table:table-cell>
          <table:table-cell office:value-type="float" office:value="32.7536" calcext:value-type="float">
            <text:p>32,7536</text:p>
          </table:table-cell>
          <table:table-cell office:value-type="float" office:value="50.6533" calcext:value-type="float">
            <text:p>50,6533</text:p>
          </table:table-cell>
          <table:table-cell office:value-type="float" office:value="50.757" calcext:value-type="float">
            <text:p>50,757</text:p>
          </table:table-cell>
          <table:table-cell office:value-type="float" office:value="49.243" calcext:value-type="float">
            <text:p>49,243</text:p>
          </table:table-cell>
          <table:table-cell office:value-type="float" office:value="0.204165" calcext:value-type="float">
            <text:p>0,204165</text:p>
          </table:table-cell>
          <table:table-cell office:value-type="float" office:value="0.0403488" calcext:value-type="float">
            <text:p>0,0403488</text:p>
          </table:table-cell>
          <table:table-cell office:value-type="float" office:value="0.0155543" calcext:value-type="float">
            <text:p>0,0155543</text:p>
          </table:table-cell>
          <table:table-cell office:value-type="float" office:value="0.0129565" calcext:value-type="float">
            <text:p>0,0129565</text:p>
          </table:table-cell>
          <table:table-cell table:formula="of:=1000000*([.O40]/[.E40])" office:value-type="float" office:value="2.64526337280523" calcext:value-type="float">
            <text:p>2,65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2051.4" calcext:value-type="float">
            <text:p>2051,4</text:p>
          </table:table-cell>
          <table:table-cell office:value-type="float" office:value="89.6308" calcext:value-type="float">
            <text:p>89,6308</text:p>
          </table:table-cell>
          <table:table-cell office:value-type="float" office:value="10.3692" calcext:value-type="float">
            <text:p>10,3692</text:p>
          </table:table-cell>
          <table:table-cell office:value-type="float" office:value="82.8149" calcext:value-type="float">
            <text:p>82,8149</text:p>
          </table:table-cell>
          <table:table-cell office:value-type="float" office:value="86.898" calcext:value-type="float">
            <text:p>86,898</text:p>
          </table:table-cell>
          <table:table-cell office:value-type="float" office:value="13.102" calcext:value-type="float">
            <text:p>13,102</text:p>
          </table:table-cell>
          <table:table-cell office:value-type="float" office:value="4.69872" calcext:value-type="float">
            <text:p>4,69872</text:p>
          </table:table-cell>
          <table:table-cell office:value-type="float" office:value="0.191327" calcext:value-type="float">
            <text:p>0,191327</text:p>
          </table:table-cell>
          <table:table-cell office:value-type="float" office:value="0.0470214" calcext:value-type="float">
            <text:p>0,0470214</text:p>
          </table:table-cell>
          <table:table-cell office:value-type="float" office:value="0.0442726" calcext:value-type="float">
            <text:p>0,0442726</text:p>
          </table:table-cell>
          <table:table-cell table:formula="of:=1000000*([.O41]/[.E41])" office:value-type="float" office:value="9.63075919077659" calcext:value-type="float">
            <text:p>9,63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14312.8" calcext:value-type="float">
            <text:p>14312,8</text:p>
          </table:table-cell>
          <table:table-cell office:value-type="float" office:value="99.8358" calcext:value-type="float">
            <text:p>99,8358</text:p>
          </table:table-cell>
          <table:table-cell office:value-type="float" office:value="0.164196" calcext:value-type="float">
            <text:p>0,164196</text:p>
          </table:table-cell>
          <table:table-cell office:value-type="float" office:value="95.0146" calcext:value-type="float">
            <text:p>95,0146</text:p>
          </table:table-cell>
          <table:table-cell office:value-type="float" office:value="99.014" calcext:value-type="float">
            <text:p>99,014</text:p>
          </table:table-cell>
          <table:table-cell office:value-type="float" office:value="0.985969" calcext:value-type="float">
            <text:p>0,985969</text:p>
          </table:table-cell>
          <table:table-cell office:value-type="float" office:value="4.0393" calcext:value-type="float">
            <text:p>4,0393</text:p>
          </table:table-cell>
          <table:table-cell office:value-type="float" office:value="0.15182" calcext:value-type="float">
            <text:p>0,15182</text:p>
          </table:table-cell>
          <table:table-cell office:value-type="float" office:value="0.0676793" calcext:value-type="float">
            <text:p>0,0676793</text:p>
          </table:table-cell>
          <table:table-cell office:value-type="float" office:value="0.0611563" calcext:value-type="float">
            <text:p>0,0611563</text:p>
          </table:table-cell>
          <table:table-cell table:formula="of:=1000000*([.O42]/[.E42])" office:value-type="float" office:value="5.56370997088792" calcext:value-type="float">
            <text:p>5,56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467.3" calcext:value-type="float">
            <text:p>10467,3</text:p>
          </table:table-cell>
          <table:table-cell office:value-type="float" office:value="99.1561" calcext:value-type="float">
            <text:p>99,1561</text:p>
          </table:table-cell>
          <table:table-cell office:value-type="float" office:value="0.843864" calcext:value-type="float">
            <text:p>0,843864</text:p>
          </table:table-cell>
          <table:table-cell office:value-type="float" office:value="56.6757" calcext:value-type="float">
            <text:p>56,6757</text:p>
          </table:table-cell>
          <table:table-cell office:value-type="float" office:value="78.4952" calcext:value-type="float">
            <text:p>78,4952</text:p>
          </table:table-cell>
          <table:table-cell office:value-type="float" office:value="21.5048" calcext:value-type="float">
            <text:p>21,5048</text:p>
          </table:table-cell>
          <table:table-cell office:value-type="float" office:value="27.7973" calcext:value-type="float">
            <text:p>27,7973</text:p>
          </table:table-cell>
          <table:table-cell office:value-type="float" office:value="0.114255" calcext:value-type="float">
            <text:p>0,114255</text:p>
          </table:table-cell>
          <table:table-cell office:value-type="float" office:value="0.17789" calcext:value-type="float">
            <text:p>0,17789</text:p>
          </table:table-cell>
          <table:table-cell office:value-type="float" office:value="0.173674" calcext:value-type="float">
            <text:p>0,173674</text:p>
          </table:table-cell>
          <table:table-cell table:formula="of:=1000000*([.O43]/[.E43])" office:value-type="float" office:value="23.4694594594595" calcext:value-type="float">
            <text:p>23,47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5515.3" calcext:value-type="float">
            <text:p>15515,3</text:p>
          </table:table-cell>
          <table:table-cell office:value-type="float" office:value="99.9897" calcext:value-type="float">
            <text:p>99,9897</text:p>
          </table:table-cell>
          <table:table-cell office:value-type="float" office:value="0.0102887" calcext:value-type="float">
            <text:p>0,0102887</text:p>
          </table:table-cell>
          <table:table-cell office:value-type="float" office:value="43.1892" calcext:value-type="float">
            <text:p>43,1892</text:p>
          </table:table-cell>
          <table:table-cell office:value-type="float" office:value="91.3143" calcext:value-type="float">
            <text:p>91,3143</text:p>
          </table:table-cell>
          <table:table-cell office:value-type="float" office:value="8.68571" calcext:value-type="float">
            <text:p>8,68571</text:p>
          </table:table-cell>
          <table:table-cell office:value-type="float" office:value="52.7027" calcext:value-type="float">
            <text:p>52,7027</text:p>
          </table:table-cell>
          <table:table-cell office:value-type="float" office:value="0.120649" calcext:value-type="float">
            <text:p>0,120649</text:p>
          </table:table-cell>
          <table:table-cell office:value-type="float" office:value="0.26659" calcext:value-type="float">
            <text:p>0,26659</text:p>
          </table:table-cell>
          <table:table-cell office:value-type="float" office:value="0.261941" calcext:value-type="float">
            <text:p>0,261941</text:p>
          </table:table-cell>
          <table:table-cell table:formula="of:=1000000*([.O44]/[.E44])" office:value-type="float" office:value="35.3974324324324" calcext:value-type="float">
            <text:p>35,4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8494" calcext:value-type="float">
            <text:p>18494</text:p>
          </table:table-cell>
          <table:table-cell office:value-type="float" office:value="84.0043" calcext:value-type="float">
            <text:p>84,0043</text:p>
          </table:table-cell>
          <table:table-cell office:value-type="float" office:value="15.9957" calcext:value-type="float">
            <text:p>15,9957</text:p>
          </table:table-cell>
          <table:table-cell office:value-type="float" office:value="59.7047" calcext:value-type="float">
            <text:p>59,7047</text:p>
          </table:table-cell>
          <table:table-cell office:value-type="float" office:value="59.7791" calcext:value-type="float">
            <text:p>59,7791</text:p>
          </table:table-cell>
          <table:table-cell office:value-type="float" office:value="40.2209" calcext:value-type="float">
            <text:p>40,2209</text:p>
          </table:table-cell>
          <table:table-cell office:value-type="float" office:value="0.12432" calcext:value-type="float">
            <text:p>0,12432</text:p>
          </table:table-cell>
          <table:table-cell office:value-type="float" office:value="0.333393" calcext:value-type="float">
            <text:p>0,333393</text:p>
          </table:table-cell>
          <table:table-cell office:value-type="float" office:value="0.212268" calcext:value-type="float">
            <text:p>0,212268</text:p>
          </table:table-cell>
          <table:table-cell office:value-type="float" office:value="0.20832" calcext:value-type="float">
            <text:p>0,20832</text:p>
          </table:table-cell>
          <table:table-cell table:formula="of:=1000000*([.O45]/[.E45])" office:value-type="float" office:value="32.3729603729604" calcext:value-type="float">
            <text:p>32,37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23746.5" calcext:value-type="float">
            <text:p>23746,5</text:p>
          </table:table-cell>
          <table:table-cell office:value-type="float" office:value="98.5302" calcext:value-type="float">
            <text:p>98,5302</text:p>
          </table:table-cell>
          <table:table-cell office:value-type="float" office:value="1.46977" calcext:value-type="float">
            <text:p>1,46977</text:p>
          </table:table-cell>
          <table:table-cell office:value-type="float" office:value="90.2909" calcext:value-type="float">
            <text:p>90,2909</text:p>
          </table:table-cell>
          <table:table-cell office:value-type="float" office:value="93.7512" calcext:value-type="float">
            <text:p>93,7512</text:p>
          </table:table-cell>
          <table:table-cell office:value-type="float" office:value="6.24882" calcext:value-type="float">
            <text:p>6,24882</text:p>
          </table:table-cell>
          <table:table-cell office:value-type="float" office:value="3.69091" calcext:value-type="float">
            <text:p>3,69091</text:p>
          </table:table-cell>
          <table:table-cell office:value-type="float" office:value="0.364692" calcext:value-type="float">
            <text:p>0,364692</text:p>
          </table:table-cell>
          <table:table-cell office:value-type="float" office:value="0.211174" calcext:value-type="float">
            <text:p>0,211174</text:p>
          </table:table-cell>
          <table:table-cell office:value-type="float" office:value="0.207592" calcext:value-type="float">
            <text:p>0,207592</text:p>
          </table:table-cell>
          <table:table-cell table:formula="of:=1000000*([.O46]/[.E46])" office:value-type="float" office:value="37.744" calcext:value-type="float">
            <text:p>37,7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586.9" calcext:value-type="float">
            <text:p>7586,9</text:p>
          </table:table-cell>
          <table:table-cell office:value-type="float" office:value="89.1628" calcext:value-type="float">
            <text:p>89,1628</text:p>
          </table:table-cell>
          <table:table-cell office:value-type="float" office:value="10.8372" calcext:value-type="float">
            <text:p>10,8372</text:p>
          </table:table-cell>
          <table:table-cell office:value-type="float" office:value="77.42" calcext:value-type="float">
            <text:p>77,42</text:p>
          </table:table-cell>
          <table:table-cell office:value-type="float" office:value="77.614" calcext:value-type="float">
            <text:p>77,614</text:p>
          </table:table-cell>
          <table:table-cell office:value-type="float" office:value="22.386" calcext:value-type="float">
            <text:p>22,386</text:p>
          </table:table-cell>
          <table:table-cell office:value-type="float" office:value="0.25" calcext:value-type="float">
            <text:p>0,25</text:p>
          </table:table-cell>
          <table:table-cell office:value-type="float" office:value="0.243094" calcext:value-type="float">
            <text:p>0,243094</text:p>
          </table:table-cell>
          <table:table-cell office:value-type="float" office:value="0.16656" calcext:value-type="float">
            <text:p>0,16656</text:p>
          </table:table-cell>
          <table:table-cell office:value-type="float" office:value="0.154268" calcext:value-type="float">
            <text:p>0,154268</text:p>
          </table:table-cell>
          <table:table-cell table:formula="of:=1000000*([.O47]/[.E47])" office:value-type="float" office:value="7.7134" calcext:value-type="float">
            <text:p>7,71</text:p>
          </table:table-cell>
        </table:table-row>
      </table:table>
      <table:table table:name="UN09_H4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ddRedundancyThresholdNorm09&amp;AddRedundancyDHamming4</text:p>
          </table:table-cell>
          <table:table-cell table:number-columns-repeated="3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208.738461538462" calcext:value-type="float">
            <text:p>208,7</text:p>
          </table:table-cell>
          <table:table-cell table:style-name="ce53" table:formula="of:=AVERAGE([.G3:.G15])" office:value-type="float" office:value="84.3404846153846" calcext:value-type="float">
            <text:p>84,34</text:p>
          </table:table-cell>
          <table:table-cell table:style-name="ce53" table:formula="of:=AVERAGE([.H3:.H15])" office:value-type="float" office:value="15.6595235384615" calcext:value-type="float">
            <text:p>15,66</text:p>
          </table:table-cell>
          <table:table-cell table:style-name="ce53" table:formula="of:=AVERAGE([.I3:.I15])" office:value-type="float" office:value="69.7160615384616" calcext:value-type="float">
            <text:p>69,72</text:p>
          </table:table-cell>
          <table:table-cell table:style-name="ce53" table:formula="of:=AVERAGE([.J3:.J15])" office:value-type="float" office:value="76.8845615384615" calcext:value-type="float">
            <text:p>76,88</text:p>
          </table:table-cell>
          <table:table-cell table:style-name="ce53" table:formula="of:=AVERAGE([.K3:.K15])" office:value-type="float" office:value="23.1154346153846" calcext:value-type="float">
            <text:p>23,12</text:p>
          </table:table-cell>
          <table:table-cell table:style-name="ce53" table:formula="of:=AVERAGE([.L3:.L15])" office:value-type="float" office:value="8.52633711538462" calcext:value-type="float">
            <text:p>8,53</text:p>
          </table:table-cell>
          <table:table-cell table:style-name="ce55" table:formula="of:=AVERAGE([.M3:.M15])" office:value-type="float" office:value="0.0404405153846154" calcext:value-type="float">
            <text:p>0,04044</text:p>
          </table:table-cell>
          <table:table-cell table:style-name="ce55" table:formula="of:=AVERAGE([.N3:.N15])" office:value-type="float" office:value="0.00931425384615385" calcext:value-type="float">
            <text:p>0,00931</text:p>
          </table:table-cell>
          <table:table-cell table:style-name="ce55" table:formula="of:=AVERAGE([.O3:.O15])" office:value-type="float" office:value="0.00574259230769231" calcext:value-type="float">
            <text:p>0,00574</text:p>
          </table:table-cell>
          <table:table-cell table:style-name="ce53" table:formula="of:=1000000*([.O2]/[.E2])" office:value-type="float" office:value="0.911645031689238" calcext:value-type="float">
            <text:p>0,91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81.5" calcext:value-type="float">
            <text:p>281,5</text:p>
          </table:table-cell>
          <table:table-cell office:value-type="float" office:value="31.2726" calcext:value-type="float">
            <text:p>31,2726</text:p>
          </table:table-cell>
          <table:table-cell office:value-type="float" office:value="68.7274" calcext:value-type="float">
            <text:p>68,7274</text:p>
          </table:table-cell>
          <table:table-cell office:value-type="float" office:value="18.1121" calcext:value-type="float">
            <text:p>18,1121</text:p>
          </table:table-cell>
          <table:table-cell office:value-type="float" office:value="18.1295" calcext:value-type="float">
            <text:p>18,1295</text:p>
          </table:table-cell>
          <table:table-cell office:value-type="float" office:value="81.8705" calcext:value-type="float">
            <text:p>81,8705</text:p>
          </table:table-cell>
          <table:table-cell office:value-type="float" office:value="0.0958313" calcext:value-type="float">
            <text:p>0,0958313</text:p>
          </table:table-cell>
          <table:table-cell office:value-type="float" office:value="0.0250053" calcext:value-type="float">
            <text:p>0,0250053</text:p>
          </table:table-cell>
          <table:table-cell office:value-type="float" office:value="0.0091988" calcext:value-type="float">
            <text:p>0,0091988</text:p>
          </table:table-cell>
          <table:table-cell office:value-type="float" office:value="0.0070051" calcext:value-type="float">
            <text:p>0,0070051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7" calcext:value-type="float">
            <text:p>19,7</text:p>
          </table:table-cell>
          <table:table-cell office:value-type="float" office:value="75.2289" calcext:value-type="float">
            <text:p>75,2289</text:p>
          </table:table-cell>
          <table:table-cell office:value-type="float" office:value="24.7711" calcext:value-type="float">
            <text:p>24,7711</text:p>
          </table:table-cell>
          <table:table-cell table:number-columns-repeated="2" office:value-type="float" office:value="80.3396" calcext:value-type="float">
            <text:p>80,3396</text:p>
          </table:table-cell>
          <table:table-cell office:value-type="float" office:value="19.6604" calcext:value-type="float">
            <text:p>19,6604</text:p>
          </table:table-cell>
          <table:table-cell office:value-type="float" office:value="0" calcext:value-type="float">
            <text:p>0</text:p>
          </table:table-cell>
          <table:table-cell office:value-type="float" office:value="0.0170522" calcext:value-type="float">
            <text:p>0,0170522</text:p>
          </table:table-cell>
          <table:table-cell office:value-type="float" office:value="0.0038661" calcext:value-type="float">
            <text:p>0,0038661</text:p>
          </table:table-cell>
          <table:table-cell office:value-type="float" office:value="0.0009679" calcext:value-type="float">
            <text:p>0,0009679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50.9" calcext:value-type="float">
            <text:p>150,9</text:p>
          </table:table-cell>
          <table:table-cell office:value-type="float" office:value="77.0241" calcext:value-type="float">
            <text:p>77,0241</text:p>
          </table:table-cell>
          <table:table-cell office:value-type="float" office:value="22.9759" calcext:value-type="float">
            <text:p>22,9759</text:p>
          </table:table-cell>
          <table:table-cell office:value-type="float" office:value="60" calcext:value-type="float">
            <text:p>60</text:p>
          </table:table-cell>
          <table:table-cell office:value-type="float" office:value="61.791" calcext:value-type="float">
            <text:p>61,791</text:p>
          </table:table-cell>
          <table:table-cell office:value-type="float" office:value="38.209" calcext:value-type="float">
            <text:p>38,209</text:p>
          </table:table-cell>
          <table:table-cell office:value-type="float" office:value="2.89855" calcext:value-type="float">
            <text:p>2,89855</text:p>
          </table:table-cell>
          <table:table-cell office:value-type="float" office:value="0.0017912" calcext:value-type="float">
            <text:p>0,0017912</text:p>
          </table:table-cell>
          <table:table-cell office:value-type="float" office:value="0.0003998" calcext:value-type="float">
            <text:p>0,0003998</text:p>
          </table:table-cell>
          <table:table-cell office:value-type="float" office:value="0.0002109" calcext:value-type="float">
            <text:p>0,0002109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306.2" calcext:value-type="float">
            <text:p>306,2</text:p>
          </table:table-cell>
          <table:table-cell office:value-type="float" office:value="99.4634" calcext:value-type="float">
            <text:p>99,4634</text:p>
          </table:table-cell>
          <table:table-cell office:value-type="float" office:value="0.536616" calcext:value-type="float">
            <text:p>0,536616</text:p>
          </table:table-cell>
          <table:table-cell office:value-type="float" office:value="23.3333" calcext:value-type="float">
            <text:p>23,3333</text:p>
          </table:table-cell>
          <table:table-cell office:value-type="float" office:value="88.7324" calcext:value-type="float">
            <text:p>88,7324</text:p>
          </table:table-cell>
          <table:table-cell office:value-type="float" office:value="11.2676" calcext:value-type="float">
            <text:p>11,2676</text:p>
          </table:table-cell>
          <table:table-cell office:value-type="float" office:value="73.7037" calcext:value-type="float">
            <text:p>73,7037</text:p>
          </table:table-cell>
          <table:table-cell office:value-type="float" office:value="0.0021686" calcext:value-type="float">
            <text:p>0,0021686</text:p>
          </table:table-cell>
          <table:table-cell office:value-type="float" office:value="0.0004861" calcext:value-type="float">
            <text:p>0,0004861</text:p>
          </table:table-cell>
          <table:table-cell office:value-type="float" office:value="0.0003328" calcext:value-type="float">
            <text:p>0,0003328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51.7" calcext:value-type="float">
            <text:p>51,7</text:p>
          </table:table-cell>
          <table:table-cell office:value-type="float" office:value="96.5854" calcext:value-type="float">
            <text:p>96,5854</text:p>
          </table:table-cell>
          <table:table-cell office:value-type="float" office:value="3.41463" calcext:value-type="float">
            <text:p>3,41463</text:p>
          </table:table-cell>
          <table:table-cell table:number-columns-repeated="2" office:value-type="float" office:value="95.3333" calcext:value-type="float">
            <text:p>95,3333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0" calcext:value-type="float">
            <text:p>0</text:p>
          </table:table-cell>
          <table:table-cell office:value-type="float" office:value="0.0005986" calcext:value-type="float">
            <text:p>0,0005986</text:p>
          </table:table-cell>
          <table:table-cell office:value-type="float" office:value="0.0001307" calcext:value-type="float">
            <text:p>0,0001307</text:p>
          </table:table-cell>
          <table:table-cell table:style-name="ce58" office:value-type="float" office:value="0.000047" calcext:value-type="float">
            <text:p>4,70E-05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44</text:p>
          </table:table-cell>
          <table:table-cell office:value-type="float" office:value="20.1556" calcext:value-type="float">
            <text:p>20,1556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22287" calcext:value-type="float">
            <text:p>0,0022287</text:p>
          </table:table-cell>
          <table:table-cell office:value-type="float" office:value="0.0004328" calcext:value-type="float">
            <text:p>0,0004328</text:p>
          </table:table-cell>
          <table:table-cell office:value-type="float" office:value="0.0001749" calcext:value-type="float">
            <text:p>0,0001749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6.9" calcext:value-type="float">
            <text:p>166,9</text:p>
          </table:table-cell>
          <table:table-cell office:value-type="float" office:value="87.4906" calcext:value-type="float">
            <text:p>87,4906</text:p>
          </table:table-cell>
          <table:table-cell office:value-type="float" office:value="12.5094" calcext:value-type="float">
            <text:p>12,5094</text:p>
          </table:table-cell>
          <table:table-cell office:value-type="float" office:value="75.9036" calcext:value-type="float">
            <text:p>75,9036</text:p>
          </table:table-cell>
          <table:table-cell office:value-type="float" office:value="82.6772" calcext:value-type="float">
            <text:p>82,6772</text:p>
          </table:table-cell>
          <table:table-cell office:value-type="float" office:value="17.3228" calcext:value-type="float">
            <text:p>17,3228</text:p>
          </table:table-cell>
          <table:table-cell office:value-type="float" office:value="8.19277" calcext:value-type="float">
            <text:p>8,19277</text:p>
          </table:table-cell>
          <table:table-cell office:value-type="float" office:value="0.0033214" calcext:value-type="float">
            <text:p>0,0033214</text:p>
          </table:table-cell>
          <table:table-cell office:value-type="float" office:value="0.0007205" calcext:value-type="float">
            <text:p>0,0007205</text:p>
          </table:table-cell>
          <table:table-cell office:value-type="float" office:value="0.0002651" calcext:value-type="float">
            <text:p>0,0002651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53.7" calcext:value-type="float">
            <text:p>53,7</text:p>
          </table:table-cell>
          <table:table-cell office:value-type="float" office:value="94.5525" calcext:value-type="float">
            <text:p>94,5525</text:p>
          </table:table-cell>
          <table:table-cell office:value-type="float" office:value="5.44747" calcext:value-type="float">
            <text:p>5,44747</text:p>
          </table:table-cell>
          <table:table-cell office:value-type="float" office:value="92.5581" calcext:value-type="float">
            <text:p>92,5581</text:p>
          </table:table-cell>
          <table:table-cell office:value-type="float" office:value="93.4272" calcext:value-type="float">
            <text:p>93,4272</text:p>
          </table:table-cell>
          <table:table-cell office:value-type="float" office:value="6.57277" calcext:value-type="float">
            <text:p>6,57277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1607" calcext:value-type="float">
            <text:p>0,0011607</text:p>
          </table:table-cell>
          <table:table-cell office:value-type="float" office:value="0.0002158" calcext:value-type="float">
            <text:p>0,0002158</text:p>
          </table:table-cell>
          <table:table-cell table:style-name="ce58" office:value-type="float" office:value="0.0000919" calcext:value-type="float">
            <text:p>9,19E-05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216.4" calcext:value-type="float">
            <text:p>216,4</text:p>
          </table:table-cell>
          <table:table-cell office:value-type="float" office:value="94.0162" calcext:value-type="float">
            <text:p>94,0162</text:p>
          </table:table-cell>
          <table:table-cell office:value-type="float" office:value="5.98385" calcext:value-type="float">
            <text:p>5,98385</text:p>
          </table:table-cell>
          <table:table-cell office:value-type="float" office:value="94.7734" calcext:value-type="float">
            <text:p>94,7734</text:p>
          </table:table-cell>
          <table:table-cell office:value-type="float" office:value="94.9469" calcext:value-type="float">
            <text:p>94,9469</text:p>
          </table:table-cell>
          <table:table-cell office:value-type="float" office:value="5.05309" calcext:value-type="float">
            <text:p>5,05309</text:p>
          </table:table-cell>
          <table:table-cell office:value-type="float" office:value="0.182749" calcext:value-type="float">
            <text:p>0,182749</text:p>
          </table:table-cell>
          <table:table-cell office:value-type="float" office:value="0.0365227" calcext:value-type="float">
            <text:p>0,0365227</text:p>
          </table:table-cell>
          <table:table-cell office:value-type="float" office:value="0.0064626" calcext:value-type="float">
            <text:p>0,0064626</text:p>
          </table:table-cell>
          <table:table-cell office:value-type="float" office:value="0.0035581" calcext:value-type="float">
            <text:p>0,0035581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58.3" calcext:value-type="float">
            <text:p>258,3</text:p>
          </table:table-cell>
          <table:table-cell office:value-type="float" office:value="82.0322" calcext:value-type="float">
            <text:p>82,0322</text:p>
          </table:table-cell>
          <table:table-cell office:value-type="float" office:value="17.9678" calcext:value-type="float">
            <text:p>17,9678</text:p>
          </table:table-cell>
          <table:table-cell table:number-columns-repeated="2" office:value-type="float" office:value="81.0141" calcext:value-type="float">
            <text:p>81,0141</text:p>
          </table:table-cell>
          <table:table-cell office:value-type="float" office:value="18.9859" calcext:value-type="float">
            <text:p>18,9859</text:p>
          </table:table-cell>
          <table:table-cell office:value-type="float" office:value="0" calcext:value-type="float">
            <text:p>0</text:p>
          </table:table-cell>
          <table:table-cell office:value-type="float" office:value="0.0249019" calcext:value-type="float">
            <text:p>0,0249019</text:p>
          </table:table-cell>
          <table:table-cell office:value-type="float" office:value="0.0050874" calcext:value-type="float">
            <text:p>0,0050874</text:p>
          </table:table-cell>
          <table:table-cell office:value-type="float" office:value="0.0022736" calcext:value-type="float">
            <text:p>0,0022736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525.8" calcext:value-type="float">
            <text:p>525,8</text:p>
          </table:table-cell>
          <table:table-cell office:value-type="float" office:value="90.7701" calcext:value-type="float">
            <text:p>90,7701</text:p>
          </table:table-cell>
          <table:table-cell office:value-type="float" office:value="9.22992" calcext:value-type="float">
            <text:p>9,22992</text:p>
          </table:table-cell>
          <table:table-cell office:value-type="float" office:value="68.75" calcext:value-type="float">
            <text:p>68,75</text:p>
          </table:table-cell>
          <table:table-cell office:value-type="float" office:value="70.7775" calcext:value-type="float">
            <text:p>70,7775</text:p>
          </table:table-cell>
          <table:table-cell office:value-type="float" office:value="29.2225" calcext:value-type="float">
            <text:p>29,2225</text:p>
          </table:table-cell>
          <table:table-cell office:value-type="float" office:value="2.86458" calcext:value-type="float">
            <text:p>2,86458</text:p>
          </table:table-cell>
          <table:table-cell office:value-type="float" office:value="0.0051035" calcext:value-type="float">
            <text:p>0,0051035</text:p>
          </table:table-cell>
          <table:table-cell office:value-type="float" office:value="0.0011429" calcext:value-type="float">
            <text:p>0,0011429</text:p>
          </table:table-cell>
          <table:table-cell office:value-type="float" office:value="0.0006899" calcext:value-type="float">
            <text:p>0,0006899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492.5" calcext:value-type="float">
            <text:p>492,5</text:p>
          </table:table-cell>
          <table:table-cell office:value-type="float" office:value="95.9337" calcext:value-type="float">
            <text:p>95,9337</text:p>
          </table:table-cell>
          <table:table-cell office:value-type="float" office:value="4.06627" calcext:value-type="float">
            <text:p>4,06627</text:p>
          </table:table-cell>
          <table:table-cell office:value-type="float" office:value="60.8225" calcext:value-type="float">
            <text:p>60,8225</text:p>
          </table:table-cell>
          <table:table-cell office:value-type="float" office:value="63.8636" calcext:value-type="float">
            <text:p>63,8636</text:p>
          </table:table-cell>
          <table:table-cell office:value-type="float" office:value="36.1364" calcext:value-type="float">
            <text:p>36,1364</text:p>
          </table:table-cell>
          <table:table-cell office:value-type="float" office:value="4.7619" calcext:value-type="float">
            <text:p>4,7619</text:p>
          </table:table-cell>
          <table:table-cell office:value-type="float" office:value="0.0035559" calcext:value-type="float">
            <text:p>0,0035559</text:p>
          </table:table-cell>
          <table:table-cell office:value-type="float" office:value="0.0009187" calcext:value-type="float">
            <text:p>0,0009187</text:p>
          </table:table-cell>
          <table:table-cell office:value-type="float" office:value="0.000651" calcext:value-type="float">
            <text:p>0,000651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108.1" calcext:value-type="float">
            <text:p>108,1</text:p>
          </table:table-cell>
          <table:table-cell office:value-type="float" office:value="92.2122" calcext:value-type="float">
            <text:p>92,2122</text:p>
          </table:table-cell>
          <table:table-cell office:value-type="float" office:value="7.78785" calcext:value-type="float">
            <text:p>7,78785</text:p>
          </table:table-cell>
          <table:table-cell office:value-type="float" office:value="92.3688" calcext:value-type="float">
            <text:p>92,3688</text:p>
          </table:table-cell>
          <table:table-cell office:value-type="float" office:value="92.38" calcext:value-type="float">
            <text:p>92,38</text:p>
          </table:table-cell>
          <table:table-cell office:value-type="float" office:value="7.62002" calcext:value-type="float">
            <text:p>7,62002</text:p>
          </table:table-cell>
          <table:table-cell office:value-type="float" office:value="0.0120692" calcext:value-type="float">
            <text:p>0,0120692</text:p>
          </table:table-cell>
          <table:table-cell office:value-type="float" office:value="0.402316" calcext:value-type="float">
            <text:p>0,402316</text:p>
          </table:table-cell>
          <table:table-cell office:value-type="float" office:value="0.0920231" calcext:value-type="float">
            <text:p>0,0920231</text:p>
          </table:table-cell>
          <table:table-cell office:value-type="float" office:value="0.0583855" calcext:value-type="float">
            <text:p>0,0583855</text:p>
          </table:table-cell>
          <table:table-cell/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21068.41" calcext:value-type="float">
            <text:p>21068,4</text:p>
          </table:table-cell>
          <table:table-cell table:style-name="ce53" table:formula="of:=AVERAGE([.G17:.G26])" office:value-type="float" office:value="94.66768" calcext:value-type="float">
            <text:p>94,67</text:p>
          </table:table-cell>
          <table:table-cell table:style-name="ce53" table:formula="of:=AVERAGE([.H17:.H26])" office:value-type="float" office:value="5.3323107" calcext:value-type="float">
            <text:p>5,33</text:p>
          </table:table-cell>
          <table:table-cell table:style-name="ce53" table:formula="of:=AVERAGE([.I17:.I26])" office:value-type="float" office:value="53.67204" calcext:value-type="float">
            <text:p>53,67</text:p>
          </table:table-cell>
          <table:table-cell table:style-name="ce53" table:formula="of:=AVERAGE([.J17:.J26])" office:value-type="float" office:value="89.81839" calcext:value-type="float">
            <text:p>89,82</text:p>
          </table:table-cell>
          <table:table-cell table:style-name="ce53" table:formula="of:=AVERAGE([.K17:.K26])" office:value-type="float" office:value="10.181607" calcext:value-type="float">
            <text:p>10,18</text:p>
          </table:table-cell>
          <table:table-cell table:style-name="ce53" table:formula="of:=AVERAGE([.L17:.L26])" office:value-type="float" office:value="38.732892443" calcext:value-type="float">
            <text:p>38,73</text:p>
          </table:table-cell>
          <table:table-cell table:style-name="ce55" table:formula="of:=AVERAGE([.M17:.M26])" office:value-type="float" office:value="2.91548206" calcext:value-type="float">
            <text:p>2,91548</text:p>
          </table:table-cell>
          <table:table-cell table:style-name="ce55" table:formula="of:=AVERAGE([.N17:.N26])" office:value-type="float" office:value="0.38435392" calcext:value-type="float">
            <text:p>0,38435</text:p>
          </table:table-cell>
          <table:table-cell table:style-name="ce55" table:formula="of:=AVERAGE([.O17:.O26])" office:value-type="float" office:value="0.35790329" calcext:value-type="float">
            <text:p>0,35790</text:p>
          </table:table-cell>
          <table:table-cell table:style-name="ce53" table:formula="of:=1000000*([.O16]/[.E16])" office:value-type="float" office:value="4.56863600853723" calcext:value-type="float">
            <text:p>4,57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22580.3" calcext:value-type="float">
            <text:p>22580,3</text:p>
          </table:table-cell>
          <table:table-cell office:value-type="float" office:value="90.0441" calcext:value-type="float">
            <text:p>90,0441</text:p>
          </table:table-cell>
          <table:table-cell office:value-type="float" office:value="9.9559" calcext:value-type="float">
            <text:p>9,9559</text:p>
          </table:table-cell>
          <table:table-cell office:value-type="float" office:value="63.646" calcext:value-type="float">
            <text:p>63,646</text:p>
          </table:table-cell>
          <table:table-cell office:value-type="float" office:value="80.8415" calcext:value-type="float">
            <text:p>80,8415</text:p>
          </table:table-cell>
          <table:table-cell office:value-type="float" office:value="19.1585" calcext:value-type="float">
            <text:p>19,1585</text:p>
          </table:table-cell>
          <table:table-cell office:value-type="float" office:value="21.2706" calcext:value-type="float">
            <text:p>21,2706</text:p>
          </table:table-cell>
          <table:table-cell office:value-type="float" office:value="0.486422" calcext:value-type="float">
            <text:p>0,486422</text:p>
          </table:table-cell>
          <table:table-cell office:value-type="float" office:value="0.0779284" calcext:value-type="float">
            <text:p>0,0779284</text:p>
          </table:table-cell>
          <table:table-cell office:value-type="float" office:value="0.0521751" calcext:value-type="float">
            <text:p>0,0521751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555.4" calcext:value-type="float">
            <text:p>555,4</text:p>
          </table:table-cell>
          <table:table-cell office:value-type="float" office:value="97.2474" calcext:value-type="float">
            <text:p>97,2474</text:p>
          </table:table-cell>
          <table:table-cell office:value-type="float" office:value="2.75256" calcext:value-type="float">
            <text:p>2,75256</text:p>
          </table:table-cell>
          <table:table-cell office:value-type="float" office:value="54.9275" calcext:value-type="float">
            <text:p>54,9275</text:p>
          </table:table-cell>
          <table:table-cell office:value-type="float" office:value="81.8575" calcext:value-type="float">
            <text:p>81,8575</text:p>
          </table:table-cell>
          <table:table-cell office:value-type="float" office:value="18.1425" calcext:value-type="float">
            <text:p>18,1425</text:p>
          </table:table-cell>
          <table:table-cell office:value-type="float" office:value="32.8986" calcext:value-type="float">
            <text:p>32,8986</text:p>
          </table:table-cell>
          <table:table-cell office:value-type="float" office:value="0.0055056" calcext:value-type="float">
            <text:p>0,0055056</text:p>
          </table:table-cell>
          <table:table-cell office:value-type="float" office:value="0.0012435" calcext:value-type="float">
            <text:p>0,0012435</text:p>
          </table:table-cell>
          <table:table-cell office:value-type="float" office:value="0.000873" calcext:value-type="float">
            <text:p>0,000873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84.6" calcext:value-type="float">
            <text:p>584,6</text:p>
          </table:table-cell>
          <table:table-cell office:value-type="float" office:value="98.5978" calcext:value-type="float">
            <text:p>98,5978</text:p>
          </table:table-cell>
          <table:table-cell office:value-type="float" office:value="1.40223" calcext:value-type="float">
            <text:p>1,40223</text:p>
          </table:table-cell>
          <table:table-cell office:value-type="float" office:value="39.2037" calcext:value-type="float">
            <text:p>39,2037</text:p>
          </table:table-cell>
          <table:table-cell office:value-type="float" office:value="85.3333" calcext:value-type="float">
            <text:p>85,3333</text:p>
          </table:table-cell>
          <table:table-cell office:value-type="float" office:value="14.6667" calcext:value-type="float">
            <text:p>14,6667</text:p>
          </table:table-cell>
          <table:table-cell office:value-type="float" office:value="54.0582" calcext:value-type="float">
            <text:p>54,0582</text:p>
          </table:table-cell>
          <table:table-cell office:value-type="float" office:value="0.0076785" calcext:value-type="float">
            <text:p>0,0076785</text:p>
          </table:table-cell>
          <table:table-cell office:value-type="float" office:value="0.0014605" calcext:value-type="float">
            <text:p>0,0014605</text:p>
          </table:table-cell>
          <table:table-cell office:value-type="float" office:value="0.0010475" calcext:value-type="float">
            <text:p>0,0010475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97046.8" calcext:value-type="float">
            <text:p>97046,8</text:p>
          </table:table-cell>
          <table:table-cell office:value-type="float" office:value="99.2737" calcext:value-type="float">
            <text:p>99,2737</text:p>
          </table:table-cell>
          <table:table-cell office:value-type="float" office:value="0.726277" calcext:value-type="float">
            <text:p>0,726277</text:p>
          </table:table-cell>
          <table:table-cell office:value-type="float" office:value="48.0729" calcext:value-type="float">
            <text:p>48,0729</text:p>
          </table:table-cell>
          <table:table-cell office:value-type="float" office:value="96.4361" calcext:value-type="float">
            <text:p>96,4361</text:p>
          </table:table-cell>
          <table:table-cell office:value-type="float" office:value="3.56389" calcext:value-type="float">
            <text:p>3,56389</text:p>
          </table:table-cell>
          <table:table-cell office:value-type="float" office:value="50.1505" calcext:value-type="float">
            <text:p>50,1505</text:p>
          </table:table-cell>
          <table:table-cell office:value-type="float" office:value="4.85301" calcext:value-type="float">
            <text:p>4,85301</text:p>
          </table:table-cell>
          <table:table-cell office:value-type="float" office:value="0.672067" calcext:value-type="float">
            <text:p>0,672067</text:p>
          </table:table-cell>
          <table:table-cell office:value-type="float" office:value="0.603137" calcext:value-type="float">
            <text:p>0,603137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8062.8" calcext:value-type="float">
            <text:p>8062,8</text:p>
          </table:table-cell>
          <table:table-cell office:value-type="float" office:value="98.8157" calcext:value-type="float">
            <text:p>98,8157</text:p>
          </table:table-cell>
          <table:table-cell office:value-type="float" office:value="1.18428" calcext:value-type="float">
            <text:p>1,18428</text:p>
          </table:table-cell>
          <table:table-cell office:value-type="float" office:value="24.608" calcext:value-type="float">
            <text:p>24,608</text:p>
          </table:table-cell>
          <table:table-cell office:value-type="float" office:value="91.7964" calcext:value-type="float">
            <text:p>91,7964</text:p>
          </table:table-cell>
          <table:table-cell office:value-type="float" office:value="8.20357" calcext:value-type="float">
            <text:p>8,20357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746578" calcext:value-type="float">
            <text:p>0,746578</text:p>
          </table:table-cell>
          <table:table-cell office:value-type="float" office:value="0.0898258" calcext:value-type="float">
            <text:p>0,0898258</text:p>
          </table:table-cell>
          <table:table-cell office:value-type="float" office:value="0.0827396" calcext:value-type="float">
            <text:p>0,0827396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34847.6" calcext:value-type="float">
            <text:p>34847,6</text:p>
          </table:table-cell>
          <table:table-cell office:value-type="float" office:value="84.7168" calcext:value-type="float">
            <text:p>84,7168</text:p>
          </table:table-cell>
          <table:table-cell office:value-type="float" office:value="15.2832" calcext:value-type="float">
            <text:p>15,2832</text:p>
          </table:table-cell>
          <table:table-cell office:value-type="float" office:value="85.9654" calcext:value-type="float">
            <text:p>85,9654</text:p>
          </table:table-cell>
          <table:table-cell office:value-type="float" office:value="85.9685" calcext:value-type="float">
            <text:p>85,9685</text:p>
          </table:table-cell>
          <table:table-cell office:value-type="float" office:value="14.0315" calcext:value-type="float">
            <text:p>14,0315</text:p>
          </table:table-cell>
          <table:table-cell office:value-type="float" office:value="0.00363533" calcext:value-type="float">
            <text:p>0,00363533</text:p>
          </table:table-cell>
          <table:table-cell office:value-type="float" office:value="21.2549" calcext:value-type="float">
            <text:p>21,2549</text:p>
          </table:table-cell>
          <table:table-cell office:value-type="float" office:value="2.72828" calcext:value-type="float">
            <text:p>2,72828</text:p>
          </table:table-cell>
          <table:table-cell office:value-type="float" office:value="2.62217" calcext:value-type="float">
            <text:p>2,62217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42015.5" calcext:value-type="float">
            <text:p>42015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0332" calcext:value-type="float">
            <text:p>45,03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9668" calcext:value-type="float">
            <text:p>54,9668</text:p>
          </table:table-cell>
          <table:table-cell office:value-type="float" office:value="1.56477" calcext:value-type="float">
            <text:p>1,56477</text:p>
          </table:table-cell>
          <table:table-cell office:value-type="float" office:value="0.219226" calcext:value-type="float">
            <text:p>0,219226</text:p>
          </table:table-cell>
          <table:table-cell office:value-type="float" office:value="0.178853" calcext:value-type="float">
            <text:p>0,178853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1023.6" calcext:value-type="float">
            <text:p>102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22064" calcext:value-type="float">
            <text:p>0,0122064</text:p>
          </table:table-cell>
          <table:table-cell office:value-type="float" office:value="0.0019481" calcext:value-type="float">
            <text:p>0,0019481</text:p>
          </table:table-cell>
          <table:table-cell office:value-type="float" office:value="0.0013555" calcext:value-type="float">
            <text:p>0,0013555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2725.8" calcext:value-type="float">
            <text:p>2725,8</text:p>
          </table:table-cell>
          <table:table-cell office:value-type="float" office:value="84.0615" calcext:value-type="float">
            <text:p>84,0615</text:p>
          </table:table-cell>
          <table:table-cell office:value-type="float" office:value="15.9385" calcext:value-type="float">
            <text:p>15,9385</text:p>
          </table:table-cell>
          <table:table-cell office:value-type="float" office:value="82.6498" calcext:value-type="float">
            <text:p>82,6498</text:p>
          </table:table-cell>
          <table:table-cell office:value-type="float" office:value="82.7064" calcext:value-type="float">
            <text:p>82,7064</text:p>
          </table:table-cell>
          <table:table-cell office:value-type="float" office:value="17.2936" calcext:value-type="float">
            <text:p>17,2936</text:p>
          </table:table-cell>
          <table:table-cell office:value-type="float" office:value="0.0683491" calcext:value-type="float">
            <text:p>0,0683491</text:p>
          </table:table-cell>
          <table:table-cell office:value-type="float" office:value="0.14566" calcext:value-type="float">
            <text:p>0,14566</text:p>
          </table:table-cell>
          <table:table-cell office:value-type="float" office:value="0.038682" calcext:value-type="float">
            <text:p>0,038682</text:p>
          </table:table-cell>
          <table:table-cell office:value-type="float" office:value="0.0276527" calcext:value-type="float">
            <text:p>0,0276527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1241.7" calcext:value-type="float">
            <text:p>1241,7</text:p>
          </table:table-cell>
          <table:table-cell office:value-type="float" office:value="93.9198" calcext:value-type="float">
            <text:p>93,9198</text:p>
          </table:table-cell>
          <table:table-cell office:value-type="float" office:value="6.08016" calcext:value-type="float">
            <text:p>6,08016</text:p>
          </table:table-cell>
          <table:table-cell office:value-type="float" office:value="92.0139" calcext:value-type="float">
            <text:p>92,0139</text:p>
          </table:table-cell>
          <table:table-cell office:value-type="float" office:value="93.2442" calcext:value-type="float">
            <text:p>93,2442</text:p>
          </table:table-cell>
          <table:table-cell office:value-type="float" office:value="6.75581" calcext:value-type="float">
            <text:p>6,75581</text:p>
          </table:table-cell>
          <table:table-cell office:value-type="float" office:value="1.31944" calcext:value-type="float">
            <text:p>1,31944</text:p>
          </table:table-cell>
          <table:table-cell office:value-type="float" office:value="0.0780901" calcext:value-type="float">
            <text:p>0,0780901</text:p>
          </table:table-cell>
          <table:table-cell office:value-type="float" office:value="0.0128779" calcext:value-type="float">
            <text:p>0,0128779</text:p>
          </table:table-cell>
          <table:table-cell office:value-type="float" office:value="0.0090295" calcext:value-type="float">
            <text:p>0,0090295</text:p>
          </table:table-cell>
          <table:table-cell/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790.485714285714" calcext:value-type="float">
            <text:p>790,5</text:p>
          </table:table-cell>
          <table:table-cell table:style-name="ce53" table:formula="of:=AVERAGE([.G28:.G34])" office:value-type="float" office:value="99.8216" calcext:value-type="float">
            <text:p>99,82</text:p>
          </table:table-cell>
          <table:table-cell table:style-name="ce53" table:formula="of:=AVERAGE([.H28:.H34])" office:value-type="float" office:value="0.1784" calcext:value-type="float">
            <text:p>0,18</text:p>
          </table:table-cell>
          <table:table-cell table:style-name="ce53" table:formula="of:=AVERAGE([.I28:.I34])" office:value-type="float" office:value="25.3680142857143" calcext:value-type="float">
            <text:p>25,37</text:p>
          </table:table-cell>
          <table:table-cell table:style-name="ce53" table:formula="of:=AVERAGE([.J28:.J34])" office:value-type="float" office:value="60.2063" calcext:value-type="float">
            <text:p>60,21</text:p>
          </table:table-cell>
          <table:table-cell table:style-name="ce53" table:formula="of:=AVERAGE([.K28:.K34])" office:value-type="float" office:value="39.7937071428571" calcext:value-type="float">
            <text:p>39,79</text:p>
          </table:table-cell>
          <table:table-cell table:style-name="ce53" table:formula="of:=AVERAGE([.L28:.L34])" office:value-type="float" office:value="71.0022428571429" calcext:value-type="float">
            <text:p>71,00</text:p>
          </table:table-cell>
          <table:table-cell table:style-name="ce55" table:formula="of:=AVERAGE([.M28:.M34])" office:value-type="float" office:value="0.0095602" calcext:value-type="float">
            <text:p>0,00956</text:p>
          </table:table-cell>
          <table:table-cell table:style-name="ce55" table:formula="of:=AVERAGE([.N28:.N34])" office:value-type="float" office:value="0.00897171428571429" calcext:value-type="float">
            <text:p>0,00897</text:p>
          </table:table-cell>
          <table:table-cell table:style-name="ce55" table:formula="of:=AVERAGE([.O28:.O34])" office:value-type="float" office:value="0.00880727142857143" calcext:value-type="float">
            <text:p>0,00881</text:p>
          </table:table-cell>
          <table:table-cell table:style-name="ce53" table:formula="of:=1000000*([.O27]/[.E27])" office:value-type="float" office:value="33.7813150684931" calcext:value-type="float">
            <text:p>33,78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237.5" calcext:value-type="float">
            <text:p>237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3648" calcext:value-type="float">
            <text:p>38,3648</text:p>
          </table:table-cell>
          <table:table-cell office:value-type="float" office:value="93.8462" calcext:value-type="float">
            <text:p>93,8462</text:p>
          </table:table-cell>
          <table:table-cell office:value-type="float" office:value="6.15385" calcext:value-type="float">
            <text:p>6,15385</text:p>
          </table:table-cell>
          <table:table-cell office:value-type="float" office:value="59.1195" calcext:value-type="float">
            <text:p>59,1195</text:p>
          </table:table-cell>
          <table:table-cell office:value-type="float" office:value="0.0031958" calcext:value-type="float">
            <text:p>0,0031958</text:p>
          </table:table-cell>
          <table:table-cell office:value-type="float" office:value="0.0049494" calcext:value-type="float">
            <text:p>0,0049494</text:p>
          </table:table-cell>
          <table:table-cell office:value-type="float" office:value="0.0048562" calcext:value-type="float">
            <text:p>0,0048562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726.8" calcext:value-type="float">
            <text:p>726,8</text:p>
          </table:table-cell>
          <table:table-cell office:value-type="float" office:value="99.8908" calcext:value-type="float">
            <text:p>99,8908</text:p>
          </table:table-cell>
          <table:table-cell office:value-type="float" office:value="0.1092" calcext:value-type="float">
            <text:p>0,1092</text:p>
          </table:table-cell>
          <table:table-cell office:value-type="float" office:value="21.9178" calcext:value-type="float">
            <text:p>21,9178</text:p>
          </table:table-cell>
          <table:table-cell office:value-type="float" office:value="68.9655" calcext:value-type="float">
            <text:p>68,9655</text:p>
          </table:table-cell>
          <table:table-cell office:value-type="float" office:value="31.0345" calcext:value-type="float">
            <text:p>31,0345</text:p>
          </table:table-cell>
          <table:table-cell office:value-type="float" office:value="68.2192" calcext:value-type="float">
            <text:p>68,2192</text:p>
          </table:table-cell>
          <table:table-cell office:value-type="float" office:value="0.005121" calcext:value-type="float">
            <text:p>0,005121</text:p>
          </table:table-cell>
          <table:table-cell office:value-type="float" office:value="0.0115569" calcext:value-type="float">
            <text:p>0,0115569</text:p>
          </table:table-cell>
          <table:table-cell office:value-type="float" office:value="0.0113499" calcext:value-type="float">
            <text:p>0,0113499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337.8" calcext:value-type="float">
            <text:p>337,8</text:p>
          </table:table-cell>
          <table:table-cell office:value-type="float" office:value="98.8604" calcext:value-type="float">
            <text:p>98,8604</text:p>
          </table:table-cell>
          <table:table-cell office:value-type="float" office:value="1.1396" calcext:value-type="float">
            <text:p>1,1396</text:p>
          </table:table-cell>
          <table:table-cell office:value-type="float" office:value="18.1818" calcext:value-type="float">
            <text:p>18,1818</text:p>
          </table:table-cell>
          <table:table-cell office:value-type="float" office:value="62.7907" calcext:value-type="float">
            <text:p>62,7907</text:p>
          </table:table-cell>
          <table:table-cell office:value-type="float" office:value="37.2093" calcext:value-type="float">
            <text:p>37,2093</text:p>
          </table:table-cell>
          <table:table-cell office:value-type="float" office:value="71.0438" calcext:value-type="float">
            <text:p>71,0438</text:p>
          </table:table-cell>
          <table:table-cell office:value-type="float" office:value="0.002805" calcext:value-type="float">
            <text:p>0,002805</text:p>
          </table:table-cell>
          <table:table-cell office:value-type="float" office:value="0.0007243" calcext:value-type="float">
            <text:p>0,0007243</text:p>
          </table:table-cell>
          <table:table-cell office:value-type="float" office:value="0.000548" calcext:value-type="float">
            <text:p>0,000548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1214.2" calcext:value-type="float">
            <text:p>1214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7521" calcext:value-type="float">
            <text:p>36,7521</text:p>
          </table:table-cell>
          <table:table-cell office:value-type="float" office:value="98.4733" calcext:value-type="float">
            <text:p>98,4733</text:p>
          </table:table-cell>
          <table:table-cell office:value-type="float" office:value="1.52672" calcext:value-type="float">
            <text:p>1,52672</text:p>
          </table:table-cell>
          <table:table-cell office:value-type="float" office:value="62.6781" calcext:value-type="float">
            <text:p>62,6781</text:p>
          </table:table-cell>
          <table:table-cell office:value-type="float" office:value="0.0112238" calcext:value-type="float">
            <text:p>0,0112238</text:p>
          </table:table-cell>
          <table:table-cell office:value-type="float" office:value="0.0117546" calcext:value-type="float">
            <text:p>0,0117546</text:p>
          </table:table-cell>
          <table:table-cell office:value-type="float" office:value="0.0115399" calcext:value-type="float">
            <text:p>0,0115399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305" calcext:value-type="float">
            <text:p>130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44608" calcext:value-type="float">
            <text:p>0,0244608</text:p>
          </table:table-cell>
          <table:table-cell office:value-type="float" office:value="0.0148743" calcext:value-type="float">
            <text:p>0,0148743</text:p>
          </table:table-cell>
          <table:table-cell office:value-type="float" office:value="0.0147288" calcext:value-type="float">
            <text:p>0,0147288</text:p>
          </table:table-cell>
          <table:table-cell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1436.4" calcext:value-type="float">
            <text:p>143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78471" calcext:value-type="float">
            <text:p>0,0178471</text:p>
          </table:table-cell>
          <table:table-cell office:value-type="float" office:value="0.0154215" calcext:value-type="float">
            <text:p>0,0154215</text:p>
          </table:table-cell>
          <table:table-cell office:value-type="float" office:value="0.0152193" calcext:value-type="float">
            <text:p>0,0152193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275.7" calcext:value-type="float">
            <text:p>275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3596" calcext:value-type="float">
            <text:p>62,3596</text:p>
          </table:table-cell>
          <table:table-cell office:value-type="float" office:value="97.3684" calcext:value-type="float">
            <text:p>97,3684</text:p>
          </table:table-cell>
          <table:table-cell office:value-type="float" office:value="2.63158" calcext:value-type="float">
            <text:p>2,63158</text:p>
          </table:table-cell>
          <table:table-cell office:value-type="float" office:value="35.9551" calcext:value-type="float">
            <text:p>35,9551</text:p>
          </table:table-cell>
          <table:table-cell office:value-type="float" office:value="0.0022679" calcext:value-type="float">
            <text:p>0,0022679</text:p>
          </table:table-cell>
          <table:table-cell office:value-type="float" office:value="0.003521" calcext:value-type="float">
            <text:p>0,003521</text:p>
          </table:table-cell>
          <table:table-cell office:value-type="float" office:value="0.0034088" calcext:value-type="float">
            <text:p>0,0034088</text:p>
          </table:table-cell>
          <table:table-cell/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8465.75833333333" calcext:value-type="float">
            <text:p>8465,8</text:p>
          </table:table-cell>
          <table:table-cell table:style-name="ce53" table:formula="of:=AVERAGE([.G36:.G47])" office:value-type="float" office:value="92.0173916666667" calcext:value-type="float">
            <text:p>92,02</text:p>
          </table:table-cell>
          <table:table-cell table:style-name="ce53" table:formula="of:=AVERAGE([.H36:.H47])" office:value-type="float" office:value="7.98260184166667" calcext:value-type="float">
            <text:p>7,98</text:p>
          </table:table-cell>
          <table:table-cell table:style-name="ce53" table:formula="of:=AVERAGE([.I36:.I47])" office:value-type="float" office:value="70.8424" calcext:value-type="float">
            <text:p>70,84</text:p>
          </table:table-cell>
          <table:table-cell table:style-name="ce53" table:formula="of:=AVERAGE([.J36:.J47])" office:value-type="float" office:value="78.791775" calcext:value-type="float">
            <text:p>78,79</text:p>
          </table:table-cell>
          <table:table-cell table:style-name="ce53" table:formula="of:=AVERAGE([.K36:.K47])" office:value-type="float" office:value="21.2082215833333" calcext:value-type="float">
            <text:p>21,21</text:p>
          </table:table-cell>
          <table:table-cell table:style-name="ce53" table:formula="of:=AVERAGE([.L36:.L47])" office:value-type="float" office:value="9.43297958333333" calcext:value-type="float">
            <text:p>9,43</text:p>
          </table:table-cell>
          <table:table-cell table:style-name="ce55" table:formula="of:=AVERAGE([.M36:.M47])" office:value-type="float" office:value="0.1400563" calcext:value-type="float">
            <text:p>0,14006</text:p>
          </table:table-cell>
          <table:table-cell table:style-name="ce55" table:formula="of:=AVERAGE([.N36:.N47])" office:value-type="float" office:value="0.100254908333333" calcext:value-type="float">
            <text:p>0,10025</text:p>
          </table:table-cell>
          <table:table-cell table:style-name="ce55" table:formula="of:=AVERAGE([.O36:.O47])" office:value-type="float" office:value="0.0964861666666667" calcext:value-type="float">
            <text:p>0,09649</text:p>
          </table:table-cell>
          <table:table-cell table:style-name="ce53" table:formula="of:=1000000*([.O35]/[.E35])" office:value-type="float" office:value="15.8679128921293" calcext:value-type="float">
            <text:p>15,87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295.7" calcext:value-type="float">
            <text:p>1295,7</text:p>
          </table:table-cell>
          <table:table-cell office:value-type="float" office:value="98.2065" calcext:value-type="float">
            <text:p>98,2065</text:p>
          </table:table-cell>
          <table:table-cell office:value-type="float" office:value="1.7935" calcext:value-type="float">
            <text:p>1,7935</text:p>
          </table:table-cell>
          <table:table-cell office:value-type="float" office:value="54.8463" calcext:value-type="float">
            <text:p>54,8463</text:p>
          </table:table-cell>
          <table:table-cell office:value-type="float" office:value="64.5341" calcext:value-type="float">
            <text:p>64,5341</text:p>
          </table:table-cell>
          <table:table-cell office:value-type="float" office:value="35.4659" calcext:value-type="float">
            <text:p>35,4659</text:p>
          </table:table-cell>
          <table:table-cell office:value-type="float" office:value="15.0118" calcext:value-type="float">
            <text:p>15,0118</text:p>
          </table:table-cell>
          <table:table-cell office:value-type="float" office:value="0.0130059" calcext:value-type="float">
            <text:p>0,0130059</text:p>
          </table:table-cell>
          <table:table-cell office:value-type="float" office:value="0.0183526" calcext:value-type="float">
            <text:p>0,0183526</text:p>
          </table:table-cell>
          <table:table-cell office:value-type="float" office:value="0.0178369" calcext:value-type="float">
            <text:p>0,0178369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990.1" calcext:value-type="float">
            <text:p>990,1</text:p>
          </table:table-cell>
          <table:table-cell office:value-type="float" office:value="98.6986" calcext:value-type="float">
            <text:p>98,6986</text:p>
          </table:table-cell>
          <table:table-cell office:value-type="float" office:value="1.30137" calcext:value-type="float">
            <text:p>1,30137</text:p>
          </table:table-cell>
          <table:table-cell office:value-type="float" office:value="93.7374" calcext:value-type="float">
            <text:p>93,7374</text:p>
          </table:table-cell>
          <table:table-cell office:value-type="float" office:value="94.0223" calcext:value-type="float">
            <text:p>94,0223</text:p>
          </table:table-cell>
          <table:table-cell office:value-type="float" office:value="5.97771" calcext:value-type="float">
            <text:p>5,97771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091056" calcext:value-type="float">
            <text:p>0,0091056</text:p>
          </table:table-cell>
          <table:table-cell office:value-type="float" office:value="0.0025842" calcext:value-type="float">
            <text:p>0,0025842</text:p>
          </table:table-cell>
          <table:table-cell office:value-type="float" office:value="0.0020633" calcext:value-type="float">
            <text:p>0,0020633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626.4" calcext:value-type="float">
            <text:p>1626,4</text:p>
          </table:table-cell>
          <table:table-cell office:value-type="float" office:value="96.7888" calcext:value-type="float">
            <text:p>96,7888</text:p>
          </table:table-cell>
          <table:table-cell office:value-type="float" office:value="3.2112" calcext:value-type="float">
            <text:p>3,2112</text:p>
          </table:table-cell>
          <table:table-cell office:value-type="float" office:value="90.2597" calcext:value-type="float">
            <text:p>90,2597</text:p>
          </table:table-cell>
          <table:table-cell office:value-type="float" office:value="93.0388" calcext:value-type="float">
            <text:p>93,0388</text:p>
          </table:table-cell>
          <table:table-cell office:value-type="float" office:value="6.96118" calcext:value-type="float">
            <text:p>6,96118</text:p>
          </table:table-cell>
          <table:table-cell office:value-type="float" office:value="2.98701" calcext:value-type="float">
            <text:p>2,98701</text:p>
          </table:table-cell>
          <table:table-cell office:value-type="float" office:value="0.0363997" calcext:value-type="float">
            <text:p>0,0363997</text:p>
          </table:table-cell>
          <table:table-cell office:value-type="float" office:value="0.0178558" calcext:value-type="float">
            <text:p>0,0178558</text:p>
          </table:table-cell>
          <table:table-cell office:value-type="float" office:value="0.0163706" calcext:value-type="float">
            <text:p>0,0163706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1326.8" calcext:value-type="float">
            <text:p>1326,8</text:p>
          </table:table-cell>
          <table:table-cell office:value-type="float" office:value="82.2353" calcext:value-type="float">
            <text:p>82,2353</text:p>
          </table:table-cell>
          <table:table-cell office:value-type="float" office:value="17.7647" calcext:value-type="float">
            <text:p>17,7647</text:p>
          </table:table-cell>
          <table:table-cell office:value-type="float" office:value="56.5353" calcext:value-type="float">
            <text:p>56,5353</text:p>
          </table:table-cell>
          <table:table-cell office:value-type="float" office:value="57.3604" calcext:value-type="float">
            <text:p>57,3604</text:p>
          </table:table-cell>
          <table:table-cell office:value-type="float" office:value="42.6396" calcext:value-type="float">
            <text:p>42,6396</text:p>
          </table:table-cell>
          <table:table-cell office:value-type="float" office:value="1.4384" calcext:value-type="float">
            <text:p>1,4384</text:p>
          </table:table-cell>
          <table:table-cell office:value-type="float" office:value="0.0154644" calcext:value-type="float">
            <text:p>0,0154644</text:p>
          </table:table-cell>
          <table:table-cell office:value-type="float" office:value="0.0056616" calcext:value-type="float">
            <text:p>0,0056616</text:p>
          </table:table-cell>
          <table:table-cell office:value-type="float" office:value="0.0047298" calcext:value-type="float">
            <text:p>0,0047298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672.5" calcext:value-type="float">
            <text:p>1672,5</text:p>
          </table:table-cell>
          <table:table-cell office:value-type="float" office:value="67.2464" calcext:value-type="float">
            <text:p>67,2464</text:p>
          </table:table-cell>
          <table:table-cell office:value-type="float" office:value="32.7536" calcext:value-type="float">
            <text:p>32,7536</text:p>
          </table:table-cell>
          <table:table-cell office:value-type="float" office:value="50.6533" calcext:value-type="float">
            <text:p>50,6533</text:p>
          </table:table-cell>
          <table:table-cell office:value-type="float" office:value="50.757" calcext:value-type="float">
            <text:p>50,757</text:p>
          </table:table-cell>
          <table:table-cell office:value-type="float" office:value="49.243" calcext:value-type="float">
            <text:p>49,243</text:p>
          </table:table-cell>
          <table:table-cell office:value-type="float" office:value="0.204165" calcext:value-type="float">
            <text:p>0,204165</text:p>
          </table:table-cell>
          <table:table-cell office:value-type="float" office:value="0.041612" calcext:value-type="float">
            <text:p>0,041612</text:p>
          </table:table-cell>
          <table:table-cell office:value-type="float" office:value="0.0159781" calcext:value-type="float">
            <text:p>0,0159781</text:p>
          </table:table-cell>
          <table:table-cell office:value-type="float" office:value="0.0132465" calcext:value-type="float">
            <text:p>0,0132465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2051.4" calcext:value-type="float">
            <text:p>2051,4</text:p>
          </table:table-cell>
          <table:table-cell office:value-type="float" office:value="89.6356" calcext:value-type="float">
            <text:p>89,6356</text:p>
          </table:table-cell>
          <table:table-cell office:value-type="float" office:value="10.3644" calcext:value-type="float">
            <text:p>10,3644</text:p>
          </table:table-cell>
          <table:table-cell office:value-type="float" office:value="82.8149" calcext:value-type="float">
            <text:p>82,8149</text:p>
          </table:table-cell>
          <table:table-cell office:value-type="float" office:value="86.898" calcext:value-type="float">
            <text:p>86,898</text:p>
          </table:table-cell>
          <table:table-cell office:value-type="float" office:value="13.102" calcext:value-type="float">
            <text:p>13,102</text:p>
          </table:table-cell>
          <table:table-cell office:value-type="float" office:value="4.69872" calcext:value-type="float">
            <text:p>4,69872</text:p>
          </table:table-cell>
          <table:table-cell office:value-type="float" office:value="0.205305" calcext:value-type="float">
            <text:p>0,205305</text:p>
          </table:table-cell>
          <table:table-cell office:value-type="float" office:value="0.0480372" calcext:value-type="float">
            <text:p>0,0480372</text:p>
          </table:table-cell>
          <table:table-cell office:value-type="float" office:value="0.0450509" calcext:value-type="float">
            <text:p>0,0450509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14312.8" calcext:value-type="float">
            <text:p>14312,8</text:p>
          </table:table-cell>
          <table:table-cell office:value-type="float" office:value="99.8358" calcext:value-type="float">
            <text:p>99,8358</text:p>
          </table:table-cell>
          <table:table-cell office:value-type="float" office:value="0.164196" calcext:value-type="float">
            <text:p>0,164196</text:p>
          </table:table-cell>
          <table:table-cell office:value-type="float" office:value="95.0146" calcext:value-type="float">
            <text:p>95,0146</text:p>
          </table:table-cell>
          <table:table-cell office:value-type="float" office:value="99.014" calcext:value-type="float">
            <text:p>99,014</text:p>
          </table:table-cell>
          <table:table-cell office:value-type="float" office:value="0.985969" calcext:value-type="float">
            <text:p>0,985969</text:p>
          </table:table-cell>
          <table:table-cell office:value-type="float" office:value="4.0393" calcext:value-type="float">
            <text:p>4,0393</text:p>
          </table:table-cell>
          <table:table-cell office:value-type="float" office:value="0.139941" calcext:value-type="float">
            <text:p>0,139941</text:p>
          </table:table-cell>
          <table:table-cell office:value-type="float" office:value="0.0657764" calcext:value-type="float">
            <text:p>0,0657764</text:p>
          </table:table-cell>
          <table:table-cell office:value-type="float" office:value="0.059535" calcext:value-type="float">
            <text:p>0,059535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467.4" calcext:value-type="float">
            <text:p>10467,4</text:p>
          </table:table-cell>
          <table:table-cell office:value-type="float" office:value="99.1562" calcext:value-type="float">
            <text:p>99,1562</text:p>
          </table:table-cell>
          <table:table-cell office:value-type="float" office:value="0.843754" calcext:value-type="float">
            <text:p>0,843754</text:p>
          </table:table-cell>
          <table:table-cell office:value-type="float" office:value="56.6757" calcext:value-type="float">
            <text:p>56,6757</text:p>
          </table:table-cell>
          <table:table-cell office:value-type="float" office:value="78.4952" calcext:value-type="float">
            <text:p>78,4952</text:p>
          </table:table-cell>
          <table:table-cell office:value-type="float" office:value="21.5048" calcext:value-type="float">
            <text:p>21,5048</text:p>
          </table:table-cell>
          <table:table-cell office:value-type="float" office:value="27.7973" calcext:value-type="float">
            <text:p>27,7973</text:p>
          </table:table-cell>
          <table:table-cell office:value-type="float" office:value="0.112747" calcext:value-type="float">
            <text:p>0,112747</text:p>
          </table:table-cell>
          <table:table-cell office:value-type="float" office:value="0.175426" calcext:value-type="float">
            <text:p>0,175426</text:p>
          </table:table-cell>
          <table:table-cell office:value-type="float" office:value="0.170758" calcext:value-type="float">
            <text:p>0,170758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5525.2" calcext:value-type="float">
            <text:p>15525,2</text:p>
          </table:table-cell>
          <table:table-cell office:value-type="float" office:value="99.9897" calcext:value-type="float">
            <text:p>99,9897</text:p>
          </table:table-cell>
          <table:table-cell office:value-type="float" office:value="0.0102821" calcext:value-type="float">
            <text:p>0,0102821</text:p>
          </table:table-cell>
          <table:table-cell office:value-type="float" office:value="43.1892" calcext:value-type="float">
            <text:p>43,1892</text:p>
          </table:table-cell>
          <table:table-cell office:value-type="float" office:value="91.3143" calcext:value-type="float">
            <text:p>91,3143</text:p>
          </table:table-cell>
          <table:table-cell office:value-type="float" office:value="8.68571" calcext:value-type="float">
            <text:p>8,68571</text:p>
          </table:table-cell>
          <table:table-cell office:value-type="float" office:value="52.7027" calcext:value-type="float">
            <text:p>52,7027</text:p>
          </table:table-cell>
          <table:table-cell office:value-type="float" office:value="0.127541" calcext:value-type="float">
            <text:p>0,127541</text:p>
          </table:table-cell>
          <table:table-cell office:value-type="float" office:value="0.263682" calcext:value-type="float">
            <text:p>0,263682</text:p>
          </table:table-cell>
          <table:table-cell office:value-type="float" office:value="0.25922" calcext:value-type="float">
            <text:p>0,25922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9835.7" calcext:value-type="float">
            <text:p>19835,7</text:p>
          </table:table-cell>
          <table:table-cell office:value-type="float" office:value="84.723" calcext:value-type="float">
            <text:p>84,723</text:p>
          </table:table-cell>
          <table:table-cell office:value-type="float" office:value="15.277" calcext:value-type="float">
            <text:p>15,277</text:p>
          </table:table-cell>
          <table:table-cell office:value-type="float" office:value="58.6169" calcext:value-type="float">
            <text:p>58,6169</text:p>
          </table:table-cell>
          <table:table-cell office:value-type="float" office:value="58.6808" calcext:value-type="float">
            <text:p>58,6808</text:p>
          </table:table-cell>
          <table:table-cell office:value-type="float" office:value="41.3192" calcext:value-type="float">
            <text:p>41,3192</text:p>
          </table:table-cell>
          <table:table-cell office:value-type="float" office:value="0.10878" calcext:value-type="float">
            <text:p>0,10878</text:p>
          </table:table-cell>
          <table:table-cell office:value-type="float" office:value="0.350074" calcext:value-type="float">
            <text:p>0,350074</text:p>
          </table:table-cell>
          <table:table-cell office:value-type="float" office:value="0.213071" calcext:value-type="float">
            <text:p>0,213071</text:p>
          </table:table-cell>
          <table:table-cell office:value-type="float" office:value="0.209056" calcext:value-type="float">
            <text:p>0,209056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24898.2" calcext:value-type="float">
            <text:p>24898,2</text:p>
          </table:table-cell>
          <table:table-cell office:value-type="float" office:value="98.53" calcext:value-type="float">
            <text:p>98,53</text:p>
          </table:table-cell>
          <table:table-cell office:value-type="float" office:value="1.47002" calcext:value-type="float">
            <text:p>1,47002</text:p>
          </table:table-cell>
          <table:table-cell office:value-type="float" office:value="90.3455" calcext:value-type="float">
            <text:p>90,3455</text:p>
          </table:table-cell>
          <table:table-cell office:value-type="float" office:value="93.7724" calcext:value-type="float">
            <text:p>93,7724</text:p>
          </table:table-cell>
          <table:table-cell office:value-type="float" office:value="6.22759" calcext:value-type="float">
            <text:p>6,22759</text:p>
          </table:table-cell>
          <table:table-cell office:value-type="float" office:value="3.65455" calcext:value-type="float">
            <text:p>3,65455</text:p>
          </table:table-cell>
          <table:table-cell office:value-type="float" office:value="0.395203" calcext:value-type="float">
            <text:p>0,395203</text:p>
          </table:table-cell>
          <table:table-cell office:value-type="float" office:value="0.213973" calcext:value-type="float">
            <text:p>0,213973</text:p>
          </table:table-cell>
          <table:table-cell office:value-type="float" office:value="0.20966" calcext:value-type="float">
            <text:p>0,20966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586.9" calcext:value-type="float">
            <text:p>7586,9</text:p>
          </table:table-cell>
          <table:table-cell office:value-type="float" office:value="89.1628" calcext:value-type="float">
            <text:p>89,1628</text:p>
          </table:table-cell>
          <table:table-cell office:value-type="float" office:value="10.8372" calcext:value-type="float">
            <text:p>10,8372</text:p>
          </table:table-cell>
          <table:table-cell office:value-type="float" office:value="77.42" calcext:value-type="float">
            <text:p>77,42</text:p>
          </table:table-cell>
          <table:table-cell office:value-type="float" office:value="77.614" calcext:value-type="float">
            <text:p>77,614</text:p>
          </table:table-cell>
          <table:table-cell office:value-type="float" office:value="22.386" calcext:value-type="float">
            <text:p>22,386</text:p>
          </table:table-cell>
          <table:table-cell office:value-type="float" office:value="0.25" calcext:value-type="float">
            <text:p>0,25</text:p>
          </table:table-cell>
          <table:table-cell office:value-type="float" office:value="0.234277" calcext:value-type="float">
            <text:p>0,234277</text:p>
          </table:table-cell>
          <table:table-cell office:value-type="float" office:value="0.162661" calcext:value-type="float">
            <text:p>0,162661</text:p>
          </table:table-cell>
          <table:table-cell office:value-type="float" office:value="0.150307" calcext:value-type="float">
            <text:p>0,150307</text:p>
          </table:table-cell>
          <table:table-cell/>
        </table:table-row>
      </table:table>
      <table:table table:name="UN09_H5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4" table:default-cell-style-name="ce50"/>
        <table:table-row table:style-name="ro1">
          <table:table-cell office:value-type="string" calcext:value-type="string">
            <text:p>AddRedundancyThresholdNorm09&amp;AddRedundancyDHamming5</text:p>
          </table:table-cell>
          <table:table-cell table:number-columns-repeated="3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208.738461538462" calcext:value-type="float">
            <text:p>208,7</text:p>
          </table:table-cell>
          <table:table-cell table:style-name="ce53" table:formula="of:=AVERAGE([.G3:.G15])" office:value-type="float" office:value="84.3404846153846" calcext:value-type="float">
            <text:p>84,34</text:p>
          </table:table-cell>
          <table:table-cell table:style-name="ce53" table:formula="of:=AVERAGE([.H3:.H15])" office:value-type="float" office:value="15.6595235384615" calcext:value-type="float">
            <text:p>15,66</text:p>
          </table:table-cell>
          <table:table-cell table:style-name="ce53" table:formula="of:=AVERAGE([.I3:.I15])" office:value-type="float" office:value="69.7160615384616" calcext:value-type="float">
            <text:p>69,72</text:p>
          </table:table-cell>
          <table:table-cell table:style-name="ce53" table:formula="of:=AVERAGE([.J3:.J15])" office:value-type="float" office:value="76.8845615384615" calcext:value-type="float">
            <text:p>76,88</text:p>
          </table:table-cell>
          <table:table-cell table:style-name="ce53" table:formula="of:=AVERAGE([.K3:.K15])" office:value-type="float" office:value="23.1154346153846" calcext:value-type="float">
            <text:p>23,12</text:p>
          </table:table-cell>
          <table:table-cell table:style-name="ce53" table:formula="of:=AVERAGE([.L3:.L15])" office:value-type="float" office:value="8.52633711538462" calcext:value-type="float">
            <text:p>8,53</text:p>
          </table:table-cell>
          <table:table-cell table:style-name="ce55" table:formula="of:=AVERAGE([.M3:.M15])" office:value-type="float" office:value="0.0412014307692308" calcext:value-type="float">
            <text:p>0,04120</text:p>
          </table:table-cell>
          <table:table-cell table:style-name="ce55" table:formula="of:=AVERAGE([.N3:.N15])" office:value-type="float" office:value="0.00911817692307692" calcext:value-type="float">
            <text:p>0,00912</text:p>
          </table:table-cell>
          <table:table-cell table:style-name="ce55" table:formula="of:=AVERAGE([.O3:.O15])" office:value-type="float" office:value="0.00567177692307692" calcext:value-type="float">
            <text:p>0,00567</text:p>
          </table:table-cell>
          <table:table-cell table:style-name="ce53" table:formula="of:=1000000*([.O2]/[.E2])" office:value-type="float" office:value="0.900402984527836" calcext:value-type="float">
            <text:p>0,90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81.5" calcext:value-type="float">
            <text:p>281,5</text:p>
          </table:table-cell>
          <table:table-cell office:value-type="float" office:value="31.2726" calcext:value-type="float">
            <text:p>31,2726</text:p>
          </table:table-cell>
          <table:table-cell office:value-type="float" office:value="68.7274" calcext:value-type="float">
            <text:p>68,7274</text:p>
          </table:table-cell>
          <table:table-cell office:value-type="float" office:value="18.1121" calcext:value-type="float">
            <text:p>18,1121</text:p>
          </table:table-cell>
          <table:table-cell office:value-type="float" office:value="18.1295" calcext:value-type="float">
            <text:p>18,1295</text:p>
          </table:table-cell>
          <table:table-cell office:value-type="float" office:value="81.8705" calcext:value-type="float">
            <text:p>81,8705</text:p>
          </table:table-cell>
          <table:table-cell office:value-type="float" office:value="0.0958313" calcext:value-type="float">
            <text:p>0,0958313</text:p>
          </table:table-cell>
          <table:table-cell office:value-type="float" office:value="0.0255598" calcext:value-type="float">
            <text:p>0,0255598</text:p>
          </table:table-cell>
          <table:table-cell office:value-type="float" office:value="0.0089557" calcext:value-type="float">
            <text:p>0,0089557</text:p>
          </table:table-cell>
          <table:table-cell office:value-type="float" office:value="0.0068592" calcext:value-type="float">
            <text:p>0,0068592</text:p>
          </table:table-cell>
          <table:table-cell table:formula="of:=1000000*([.O3]/[.E3])" office:value-type="float" office:value="1.64331576425491" calcext:value-type="float">
            <text:p>1,64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7" calcext:value-type="float">
            <text:p>19,7</text:p>
          </table:table-cell>
          <table:table-cell office:value-type="float" office:value="75.2289" calcext:value-type="float">
            <text:p>75,2289</text:p>
          </table:table-cell>
          <table:table-cell office:value-type="float" office:value="24.7711" calcext:value-type="float">
            <text:p>24,7711</text:p>
          </table:table-cell>
          <table:table-cell table:number-columns-repeated="2" office:value-type="float" office:value="80.3396" calcext:value-type="float">
            <text:p>80,3396</text:p>
          </table:table-cell>
          <table:table-cell office:value-type="float" office:value="19.6604" calcext:value-type="float">
            <text:p>19,6604</text:p>
          </table:table-cell>
          <table:table-cell office:value-type="float" office:value="0" calcext:value-type="float">
            <text:p>0</text:p>
          </table:table-cell>
          <table:table-cell office:value-type="float" office:value="0.015997" calcext:value-type="float">
            <text:p>0,015997</text:p>
          </table:table-cell>
          <table:table-cell office:value-type="float" office:value="0.0035217" calcext:value-type="float">
            <text:p>0,0035217</text:p>
          </table:table-cell>
          <table:table-cell office:value-type="float" office:value="0.0008838" calcext:value-type="float">
            <text:p>0,0008838</text:p>
          </table:table-cell>
          <table:table-cell table:formula="of:=1000000*([.O4]/[.E4])" office:value-type="float" office:value="0.166754716981132" calcext:value-type="float">
            <text:p>0,17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50.9" calcext:value-type="float">
            <text:p>150,9</text:p>
          </table:table-cell>
          <table:table-cell office:value-type="float" office:value="77.0241" calcext:value-type="float">
            <text:p>77,0241</text:p>
          </table:table-cell>
          <table:table-cell office:value-type="float" office:value="22.9759" calcext:value-type="float">
            <text:p>22,9759</text:p>
          </table:table-cell>
          <table:table-cell office:value-type="float" office:value="60" calcext:value-type="float">
            <text:p>60</text:p>
          </table:table-cell>
          <table:table-cell office:value-type="float" office:value="61.791" calcext:value-type="float">
            <text:p>61,791</text:p>
          </table:table-cell>
          <table:table-cell office:value-type="float" office:value="38.209" calcext:value-type="float">
            <text:p>38,209</text:p>
          </table:table-cell>
          <table:table-cell office:value-type="float" office:value="2.89855" calcext:value-type="float">
            <text:p>2,89855</text:p>
          </table:table-cell>
          <table:table-cell office:value-type="float" office:value="0.0017992" calcext:value-type="float">
            <text:p>0,0017992</text:p>
          </table:table-cell>
          <table:table-cell office:value-type="float" office:value="0.000385" calcext:value-type="float">
            <text:p>0,000385</text:p>
          </table:table-cell>
          <table:table-cell office:value-type="float" office:value="0.0002042" calcext:value-type="float">
            <text:p>0,0002042</text:p>
          </table:table-cell>
          <table:table-cell table:formula="of:=1000000*([.O5]/[.E5])" office:value-type="float" office:value="0.591884057971015" calcext:value-type="float">
            <text:p>0,59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306.2" calcext:value-type="float">
            <text:p>306,2</text:p>
          </table:table-cell>
          <table:table-cell office:value-type="float" office:value="99.4634" calcext:value-type="float">
            <text:p>99,4634</text:p>
          </table:table-cell>
          <table:table-cell office:value-type="float" office:value="0.536616" calcext:value-type="float">
            <text:p>0,536616</text:p>
          </table:table-cell>
          <table:table-cell office:value-type="float" office:value="23.3333" calcext:value-type="float">
            <text:p>23,3333</text:p>
          </table:table-cell>
          <table:table-cell office:value-type="float" office:value="88.7324" calcext:value-type="float">
            <text:p>88,7324</text:p>
          </table:table-cell>
          <table:table-cell office:value-type="float" office:value="11.2676" calcext:value-type="float">
            <text:p>11,2676</text:p>
          </table:table-cell>
          <table:table-cell office:value-type="float" office:value="73.7037" calcext:value-type="float">
            <text:p>73,7037</text:p>
          </table:table-cell>
          <table:table-cell office:value-type="float" office:value="0.0020918" calcext:value-type="float">
            <text:p>0,0020918</text:p>
          </table:table-cell>
          <table:table-cell office:value-type="float" office:value="0.0004583" calcext:value-type="float">
            <text:p>0,0004583</text:p>
          </table:table-cell>
          <table:table-cell office:value-type="float" office:value="0.0003165" calcext:value-type="float">
            <text:p>0,0003165</text:p>
          </table:table-cell>
          <table:table-cell table:formula="of:=1000000*([.O6]/[.E6])" office:value-type="float" office:value="1.17222222222222" calcext:value-type="float">
            <text:p>1,17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51.7" calcext:value-type="float">
            <text:p>51,7</text:p>
          </table:table-cell>
          <table:table-cell office:value-type="float" office:value="96.5854" calcext:value-type="float">
            <text:p>96,5854</text:p>
          </table:table-cell>
          <table:table-cell office:value-type="float" office:value="3.41463" calcext:value-type="float">
            <text:p>3,41463</text:p>
          </table:table-cell>
          <table:table-cell table:number-columns-repeated="2" office:value-type="float" office:value="95.3333" calcext:value-type="float">
            <text:p>95,3333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0" calcext:value-type="float">
            <text:p>0</text:p>
          </table:table-cell>
          <table:table-cell office:value-type="float" office:value="0.0005977" calcext:value-type="float">
            <text:p>0,0005977</text:p>
          </table:table-cell>
          <table:table-cell office:value-type="float" office:value="0.0001225" calcext:value-type="float">
            <text:p>0,0001225</text:p>
          </table:table-cell>
          <table:table-cell table:style-name="ce58" office:value-type="float" office:value="0.000046" calcext:value-type="float">
            <text:p>4,60E-05</text:p>
          </table:table-cell>
          <table:table-cell table:formula="of:=1000000*([.O7]/[.E7])" office:value-type="float" office:value="0.306666666666667" calcext:value-type="float">
            <text:p>0,31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44</text:p>
          </table:table-cell>
          <table:table-cell office:value-type="float" office:value="20.1556" calcext:value-type="float">
            <text:p>20,1556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22026" calcext:value-type="float">
            <text:p>0,0022026</text:p>
          </table:table-cell>
          <table:table-cell office:value-type="float" office:value="0.0004219" calcext:value-type="float">
            <text:p>0,0004219</text:p>
          </table:table-cell>
          <table:table-cell office:value-type="float" office:value="0.0001695" calcext:value-type="float">
            <text:p>0,0001695</text:p>
          </table:table-cell>
          <table:table-cell table:formula="of:=1000000*([.O8]/[.E8])" office:value-type="float" office:value="0.339" calcext:value-type="float">
            <text:p>0,34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6.9" calcext:value-type="float">
            <text:p>166,9</text:p>
          </table:table-cell>
          <table:table-cell office:value-type="float" office:value="87.4906" calcext:value-type="float">
            <text:p>87,4906</text:p>
          </table:table-cell>
          <table:table-cell office:value-type="float" office:value="12.5094" calcext:value-type="float">
            <text:p>12,5094</text:p>
          </table:table-cell>
          <table:table-cell office:value-type="float" office:value="75.9036" calcext:value-type="float">
            <text:p>75,9036</text:p>
          </table:table-cell>
          <table:table-cell office:value-type="float" office:value="82.6772" calcext:value-type="float">
            <text:p>82,6772</text:p>
          </table:table-cell>
          <table:table-cell office:value-type="float" office:value="17.3228" calcext:value-type="float">
            <text:p>17,3228</text:p>
          </table:table-cell>
          <table:table-cell office:value-type="float" office:value="8.19277" calcext:value-type="float">
            <text:p>8,19277</text:p>
          </table:table-cell>
          <table:table-cell office:value-type="float" office:value="0.0032342" calcext:value-type="float">
            <text:p>0,0032342</text:p>
          </table:table-cell>
          <table:table-cell office:value-type="float" office:value="0.0006484" calcext:value-type="float">
            <text:p>0,0006484</text:p>
          </table:table-cell>
          <table:table-cell office:value-type="float" office:value="0.0002222" calcext:value-type="float">
            <text:p>0,0002222</text:p>
          </table:table-cell>
          <table:table-cell table:formula="of:=1000000*([.O9]/[.E9])" office:value-type="float" office:value="0.267710843373494" calcext:value-type="float">
            <text:p>0,27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53.7" calcext:value-type="float">
            <text:p>53,7</text:p>
          </table:table-cell>
          <table:table-cell office:value-type="float" office:value="94.5525" calcext:value-type="float">
            <text:p>94,5525</text:p>
          </table:table-cell>
          <table:table-cell office:value-type="float" office:value="5.44747" calcext:value-type="float">
            <text:p>5,44747</text:p>
          </table:table-cell>
          <table:table-cell office:value-type="float" office:value="92.5581" calcext:value-type="float">
            <text:p>92,5581</text:p>
          </table:table-cell>
          <table:table-cell office:value-type="float" office:value="93.4272" calcext:value-type="float">
            <text:p>93,4272</text:p>
          </table:table-cell>
          <table:table-cell office:value-type="float" office:value="6.57277" calcext:value-type="float">
            <text:p>6,57277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0063" calcext:value-type="float">
            <text:p>0,0010063</text:p>
          </table:table-cell>
          <table:table-cell office:value-type="float" office:value="0.0001905" calcext:value-type="float">
            <text:p>0,0001905</text:p>
          </table:table-cell>
          <table:table-cell table:style-name="ce58" office:value-type="float" office:value="0.000077" calcext:value-type="float">
            <text:p>7,70E-05</text:p>
          </table:table-cell>
          <table:table-cell table:formula="of:=1000000*([.O10]/[.E10])" office:value-type="float" office:value="0.358139534883721" calcext:value-type="float">
            <text:p>0,36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216.4" calcext:value-type="float">
            <text:p>216,4</text:p>
          </table:table-cell>
          <table:table-cell office:value-type="float" office:value="94.0162" calcext:value-type="float">
            <text:p>94,0162</text:p>
          </table:table-cell>
          <table:table-cell office:value-type="float" office:value="5.98385" calcext:value-type="float">
            <text:p>5,98385</text:p>
          </table:table-cell>
          <table:table-cell office:value-type="float" office:value="94.7734" calcext:value-type="float">
            <text:p>94,7734</text:p>
          </table:table-cell>
          <table:table-cell office:value-type="float" office:value="94.9469" calcext:value-type="float">
            <text:p>94,9469</text:p>
          </table:table-cell>
          <table:table-cell office:value-type="float" office:value="5.05309" calcext:value-type="float">
            <text:p>5,05309</text:p>
          </table:table-cell>
          <table:table-cell office:value-type="float" office:value="0.182749" calcext:value-type="float">
            <text:p>0,182749</text:p>
          </table:table-cell>
          <table:table-cell office:value-type="float" office:value="0.0371801" calcext:value-type="float">
            <text:p>0,0371801</text:p>
          </table:table-cell>
          <table:table-cell office:value-type="float" office:value="0.0068013" calcext:value-type="float">
            <text:p>0,0068013</text:p>
          </table:table-cell>
          <table:table-cell office:value-type="float" office:value="0.0037793" calcext:value-type="float">
            <text:p>0,0037793</text:p>
          </table:table-cell>
          <table:table-cell table:formula="of:=1000000*([.O11]/[.E11])" office:value-type="float" office:value="0.690661549707602" calcext:value-type="float">
            <text:p>0,69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58.3" calcext:value-type="float">
            <text:p>258,3</text:p>
          </table:table-cell>
          <table:table-cell office:value-type="float" office:value="82.0322" calcext:value-type="float">
            <text:p>82,0322</text:p>
          </table:table-cell>
          <table:table-cell office:value-type="float" office:value="17.9678" calcext:value-type="float">
            <text:p>17,9678</text:p>
          </table:table-cell>
          <table:table-cell table:number-columns-repeated="2" office:value-type="float" office:value="81.0141" calcext:value-type="float">
            <text:p>81,0141</text:p>
          </table:table-cell>
          <table:table-cell office:value-type="float" office:value="18.9859" calcext:value-type="float">
            <text:p>18,9859</text:p>
          </table:table-cell>
          <table:table-cell office:value-type="float" office:value="0" calcext:value-type="float">
            <text:p>0</text:p>
          </table:table-cell>
          <table:table-cell office:value-type="float" office:value="0.0235059" calcext:value-type="float">
            <text:p>0,0235059</text:p>
          </table:table-cell>
          <table:table-cell office:value-type="float" office:value="0.0048511" calcext:value-type="float">
            <text:p>0,0048511</text:p>
          </table:table-cell>
          <table:table-cell office:value-type="float" office:value="0.0021208" calcext:value-type="float">
            <text:p>0,0021208</text:p>
          </table:table-cell>
          <table:table-cell table:formula="of:=1000000*([.O12]/[.E12])" office:value-type="float" office:value="0.392450037009622" calcext:value-type="float">
            <text:p>0,39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525.8" calcext:value-type="float">
            <text:p>525,8</text:p>
          </table:table-cell>
          <table:table-cell office:value-type="float" office:value="90.7701" calcext:value-type="float">
            <text:p>90,7701</text:p>
          </table:table-cell>
          <table:table-cell office:value-type="float" office:value="9.22992" calcext:value-type="float">
            <text:p>9,22992</text:p>
          </table:table-cell>
          <table:table-cell office:value-type="float" office:value="68.75" calcext:value-type="float">
            <text:p>68,75</text:p>
          </table:table-cell>
          <table:table-cell office:value-type="float" office:value="70.7775" calcext:value-type="float">
            <text:p>70,7775</text:p>
          </table:table-cell>
          <table:table-cell office:value-type="float" office:value="29.2225" calcext:value-type="float">
            <text:p>29,2225</text:p>
          </table:table-cell>
          <table:table-cell office:value-type="float" office:value="2.86458" calcext:value-type="float">
            <text:p>2,86458</text:p>
          </table:table-cell>
          <table:table-cell office:value-type="float" office:value="0.0046004" calcext:value-type="float">
            <text:p>0,0046004</text:p>
          </table:table-cell>
          <table:table-cell office:value-type="float" office:value="0.0010325" calcext:value-type="float">
            <text:p>0,0010325</text:p>
          </table:table-cell>
          <table:table-cell office:value-type="float" office:value="0.000639" calcext:value-type="float">
            <text:p>0,000639</text:p>
          </table:table-cell>
          <table:table-cell table:formula="of:=1000000*([.O13]/[.E13])" office:value-type="float" office:value="0.83203125" calcext:value-type="float">
            <text:p>0,83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492.5" calcext:value-type="float">
            <text:p>492,5</text:p>
          </table:table-cell>
          <table:table-cell office:value-type="float" office:value="95.9337" calcext:value-type="float">
            <text:p>95,9337</text:p>
          </table:table-cell>
          <table:table-cell office:value-type="float" office:value="4.06627" calcext:value-type="float">
            <text:p>4,06627</text:p>
          </table:table-cell>
          <table:table-cell office:value-type="float" office:value="60.8225" calcext:value-type="float">
            <text:p>60,8225</text:p>
          </table:table-cell>
          <table:table-cell office:value-type="float" office:value="63.8636" calcext:value-type="float">
            <text:p>63,8636</text:p>
          </table:table-cell>
          <table:table-cell office:value-type="float" office:value="36.1364" calcext:value-type="float">
            <text:p>36,1364</text:p>
          </table:table-cell>
          <table:table-cell office:value-type="float" office:value="4.7619" calcext:value-type="float">
            <text:p>4,7619</text:p>
          </table:table-cell>
          <table:table-cell office:value-type="float" office:value="0.0032396" calcext:value-type="float">
            <text:p>0,0032396</text:p>
          </table:table-cell>
          <table:table-cell office:value-type="float" office:value="0.0009149" calcext:value-type="float">
            <text:p>0,0009149</text:p>
          </table:table-cell>
          <table:table-cell office:value-type="float" office:value="0.0006528" calcext:value-type="float">
            <text:p>0,0006528</text:p>
          </table:table-cell>
          <table:table-cell table:formula="of:=1000000*([.O14]/[.E14])" office:value-type="float" office:value="1.41298701298701" calcext:value-type="float">
            <text:p>1,4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108.1" calcext:value-type="float">
            <text:p>108,1</text:p>
          </table:table-cell>
          <table:table-cell office:value-type="float" office:value="92.2122" calcext:value-type="float">
            <text:p>92,2122</text:p>
          </table:table-cell>
          <table:table-cell office:value-type="float" office:value="7.78785" calcext:value-type="float">
            <text:p>7,78785</text:p>
          </table:table-cell>
          <table:table-cell office:value-type="float" office:value="92.3688" calcext:value-type="float">
            <text:p>92,3688</text:p>
          </table:table-cell>
          <table:table-cell office:value-type="float" office:value="92.38" calcext:value-type="float">
            <text:p>92,38</text:p>
          </table:table-cell>
          <table:table-cell office:value-type="float" office:value="7.62002" calcext:value-type="float">
            <text:p>7,62002</text:p>
          </table:table-cell>
          <table:table-cell office:value-type="float" office:value="0.0120692" calcext:value-type="float">
            <text:p>0,0120692</text:p>
          </table:table-cell>
          <table:table-cell office:value-type="float" office:value="0.414604" calcext:value-type="float">
            <text:p>0,414604</text:p>
          </table:table-cell>
          <table:table-cell office:value-type="float" office:value="0.0902325" calcext:value-type="float">
            <text:p>0,0902325</text:p>
          </table:table-cell>
          <table:table-cell office:value-type="float" office:value="0.0577628" calcext:value-type="float">
            <text:p>0,0577628</text:p>
          </table:table-cell>
          <table:table-cell table:formula="of:=1000000*([.O15]/[.E15])" office:value-type="float" office:value="0.995927515991655" calcext:value-type="float">
            <text:p>1,00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21068.41" calcext:value-type="float">
            <text:p>21068,4</text:p>
          </table:table-cell>
          <table:table-cell table:style-name="ce53" table:formula="of:=AVERAGE([.G17:.G26])" office:value-type="float" office:value="94.66768" calcext:value-type="float">
            <text:p>94,67</text:p>
          </table:table-cell>
          <table:table-cell table:style-name="ce53" table:formula="of:=AVERAGE([.H17:.H26])" office:value-type="float" office:value="5.3323107" calcext:value-type="float">
            <text:p>5,33</text:p>
          </table:table-cell>
          <table:table-cell table:style-name="ce53" table:formula="of:=AVERAGE([.I17:.I26])" office:value-type="float" office:value="53.67204" calcext:value-type="float">
            <text:p>53,67</text:p>
          </table:table-cell>
          <table:table-cell table:style-name="ce53" table:formula="of:=AVERAGE([.J17:.J26])" office:value-type="float" office:value="89.81839" calcext:value-type="float">
            <text:p>89,82</text:p>
          </table:table-cell>
          <table:table-cell table:style-name="ce53" table:formula="of:=AVERAGE([.K17:.K26])" office:value-type="float" office:value="10.181607" calcext:value-type="float">
            <text:p>10,18</text:p>
          </table:table-cell>
          <table:table-cell table:style-name="ce53" table:formula="of:=AVERAGE([.L17:.L26])" office:value-type="float" office:value="38.732892443" calcext:value-type="float">
            <text:p>38,73</text:p>
          </table:table-cell>
          <table:table-cell table:style-name="ce55" table:formula="of:=AVERAGE([.M17:.M26])" office:value-type="float" office:value="2.91004338" calcext:value-type="float">
            <text:p>2,91004</text:p>
          </table:table-cell>
          <table:table-cell table:style-name="ce55" table:formula="of:=AVERAGE([.N17:.N26])" office:value-type="float" office:value="0.38420547" calcext:value-type="float">
            <text:p>0,38421</text:p>
          </table:table-cell>
          <table:table-cell table:style-name="ce55" table:formula="of:=AVERAGE([.O17:.O26])" office:value-type="float" office:value="0.3576729" calcext:value-type="float">
            <text:p>0,35767</text:p>
          </table:table-cell>
          <table:table-cell table:style-name="ce53" table:formula="of:=1000000*([.O16]/[.E16])" office:value-type="float" office:value="4.56569507985785" calcext:value-type="float">
            <text:p>4,57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22580.3" calcext:value-type="float">
            <text:p>22580,3</text:p>
          </table:table-cell>
          <table:table-cell office:value-type="float" office:value="90.0441" calcext:value-type="float">
            <text:p>90,0441</text:p>
          </table:table-cell>
          <table:table-cell office:value-type="float" office:value="9.9559" calcext:value-type="float">
            <text:p>9,9559</text:p>
          </table:table-cell>
          <table:table-cell office:value-type="float" office:value="63.646" calcext:value-type="float">
            <text:p>63,646</text:p>
          </table:table-cell>
          <table:table-cell office:value-type="float" office:value="80.8415" calcext:value-type="float">
            <text:p>80,8415</text:p>
          </table:table-cell>
          <table:table-cell office:value-type="float" office:value="19.1585" calcext:value-type="float">
            <text:p>19,1585</text:p>
          </table:table-cell>
          <table:table-cell office:value-type="float" office:value="21.2706" calcext:value-type="float">
            <text:p>21,2706</text:p>
          </table:table-cell>
          <table:table-cell office:value-type="float" office:value="0.491279" calcext:value-type="float">
            <text:p>0,491279</text:p>
          </table:table-cell>
          <table:table-cell office:value-type="float" office:value="0.0823472" calcext:value-type="float">
            <text:p>0,0823472</text:p>
          </table:table-cell>
          <table:table-cell office:value-type="float" office:value="0.0547083" calcext:value-type="float">
            <text:p>0,0547083</text:p>
          </table:table-cell>
          <table:table-cell table:formula="of:=1000000*([.O17]/[.E17])" office:value-type="float" office:value="1.20977179249038" calcext:value-type="float">
            <text:p>1,21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555.4" calcext:value-type="float">
            <text:p>555,4</text:p>
          </table:table-cell>
          <table:table-cell office:value-type="float" office:value="97.2474" calcext:value-type="float">
            <text:p>97,2474</text:p>
          </table:table-cell>
          <table:table-cell office:value-type="float" office:value="2.75256" calcext:value-type="float">
            <text:p>2,75256</text:p>
          </table:table-cell>
          <table:table-cell office:value-type="float" office:value="54.9275" calcext:value-type="float">
            <text:p>54,9275</text:p>
          </table:table-cell>
          <table:table-cell office:value-type="float" office:value="81.8575" calcext:value-type="float">
            <text:p>81,8575</text:p>
          </table:table-cell>
          <table:table-cell office:value-type="float" office:value="18.1425" calcext:value-type="float">
            <text:p>18,1425</text:p>
          </table:table-cell>
          <table:table-cell office:value-type="float" office:value="32.8986" calcext:value-type="float">
            <text:p>32,8986</text:p>
          </table:table-cell>
          <table:table-cell office:value-type="float" office:value="0.0057284" calcext:value-type="float">
            <text:p>0,0057284</text:p>
          </table:table-cell>
          <table:table-cell office:value-type="float" office:value="0.0012688" calcext:value-type="float">
            <text:p>0,0012688</text:p>
          </table:table-cell>
          <table:table-cell office:value-type="float" office:value="0.0008875" calcext:value-type="float">
            <text:p>0,0008875</text:p>
          </table:table-cell>
          <table:table-cell table:formula="of:=1000000*([.O18]/[.E18])" office:value-type="float" office:value="1.28623188405797" calcext:value-type="float">
            <text:p>1,29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84.6" calcext:value-type="float">
            <text:p>584,6</text:p>
          </table:table-cell>
          <table:table-cell office:value-type="float" office:value="98.5978" calcext:value-type="float">
            <text:p>98,5978</text:p>
          </table:table-cell>
          <table:table-cell office:value-type="float" office:value="1.40223" calcext:value-type="float">
            <text:p>1,40223</text:p>
          </table:table-cell>
          <table:table-cell office:value-type="float" office:value="39.2037" calcext:value-type="float">
            <text:p>39,2037</text:p>
          </table:table-cell>
          <table:table-cell office:value-type="float" office:value="85.3333" calcext:value-type="float">
            <text:p>85,3333</text:p>
          </table:table-cell>
          <table:table-cell office:value-type="float" office:value="14.6667" calcext:value-type="float">
            <text:p>14,6667</text:p>
          </table:table-cell>
          <table:table-cell office:value-type="float" office:value="54.0582" calcext:value-type="float">
            <text:p>54,0582</text:p>
          </table:table-cell>
          <table:table-cell office:value-type="float" office:value="0.0053723" calcext:value-type="float">
            <text:p>0,0053723</text:p>
          </table:table-cell>
          <table:table-cell office:value-type="float" office:value="0.0011333" calcext:value-type="float">
            <text:p>0,0011333</text:p>
          </table:table-cell>
          <table:table-cell office:value-type="float" office:value="0.000795" calcext:value-type="float">
            <text:p>0,000795</text:p>
          </table:table-cell>
          <table:table-cell table:formula="of:=1000000*([.O19]/[.E19])" office:value-type="float" office:value="1.21745788667688" calcext:value-type="float">
            <text:p>1,22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97046.8" calcext:value-type="float">
            <text:p>97046,8</text:p>
          </table:table-cell>
          <table:table-cell office:value-type="float" office:value="99.2737" calcext:value-type="float">
            <text:p>99,2737</text:p>
          </table:table-cell>
          <table:table-cell office:value-type="float" office:value="0.726277" calcext:value-type="float">
            <text:p>0,726277</text:p>
          </table:table-cell>
          <table:table-cell office:value-type="float" office:value="48.0729" calcext:value-type="float">
            <text:p>48,0729</text:p>
          </table:table-cell>
          <table:table-cell office:value-type="float" office:value="96.4361" calcext:value-type="float">
            <text:p>96,4361</text:p>
          </table:table-cell>
          <table:table-cell office:value-type="float" office:value="3.56389" calcext:value-type="float">
            <text:p>3,56389</text:p>
          </table:table-cell>
          <table:table-cell office:value-type="float" office:value="50.1505" calcext:value-type="float">
            <text:p>50,1505</text:p>
          </table:table-cell>
          <table:table-cell office:value-type="float" office:value="4.8842" calcext:value-type="float">
            <text:p>4,8842</text:p>
          </table:table-cell>
          <table:table-cell office:value-type="float" office:value="0.680214" calcext:value-type="float">
            <text:p>0,680214</text:p>
          </table:table-cell>
          <table:table-cell office:value-type="float" office:value="0.609279" calcext:value-type="float">
            <text:p>0,609279</text:p>
          </table:table-cell>
          <table:table-cell table:formula="of:=1000000*([.O20]/[.E20])" office:value-type="float" office:value="4.27501210347949" calcext:value-type="float">
            <text:p>4,28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8062.8" calcext:value-type="float">
            <text:p>8062,8</text:p>
          </table:table-cell>
          <table:table-cell office:value-type="float" office:value="98.8157" calcext:value-type="float">
            <text:p>98,8157</text:p>
          </table:table-cell>
          <table:table-cell office:value-type="float" office:value="1.18428" calcext:value-type="float">
            <text:p>1,18428</text:p>
          </table:table-cell>
          <table:table-cell office:value-type="float" office:value="24.608" calcext:value-type="float">
            <text:p>24,608</text:p>
          </table:table-cell>
          <table:table-cell office:value-type="float" office:value="91.7964" calcext:value-type="float">
            <text:p>91,7964</text:p>
          </table:table-cell>
          <table:table-cell office:value-type="float" office:value="8.20357" calcext:value-type="float">
            <text:p>8,20357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745931" calcext:value-type="float">
            <text:p>0,745931</text:p>
          </table:table-cell>
          <table:table-cell office:value-type="float" office:value="0.0899061" calcext:value-type="float">
            <text:p>0,0899061</text:p>
          </table:table-cell>
          <table:table-cell office:value-type="float" office:value="0.0826144" calcext:value-type="float">
            <text:p>0,0826144</text:p>
          </table:table-cell>
          <table:table-cell table:formula="of:=1000000*([.O21]/[.E21])" office:value-type="float" office:value="8.41115862349827" calcext:value-type="float">
            <text:p>8,41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34847.6" calcext:value-type="float">
            <text:p>34847,6</text:p>
          </table:table-cell>
          <table:table-cell office:value-type="float" office:value="84.7168" calcext:value-type="float">
            <text:p>84,7168</text:p>
          </table:table-cell>
          <table:table-cell office:value-type="float" office:value="15.2832" calcext:value-type="float">
            <text:p>15,2832</text:p>
          </table:table-cell>
          <table:table-cell office:value-type="float" office:value="85.9654" calcext:value-type="float">
            <text:p>85,9654</text:p>
          </table:table-cell>
          <table:table-cell office:value-type="float" office:value="85.9685" calcext:value-type="float">
            <text:p>85,9685</text:p>
          </table:table-cell>
          <table:table-cell office:value-type="float" office:value="14.0315" calcext:value-type="float">
            <text:p>14,0315</text:p>
          </table:table-cell>
          <table:table-cell office:value-type="float" office:value="0.00363533" calcext:value-type="float">
            <text:p>0,00363533</text:p>
          </table:table-cell>
          <table:table-cell office:value-type="float" office:value="21.0869" calcext:value-type="float">
            <text:p>21,0869</text:p>
          </table:table-cell>
          <table:table-cell office:value-type="float" office:value="2.70214" calcext:value-type="float">
            <text:p>2,70214</text:p>
          </table:table-cell>
          <table:table-cell office:value-type="float" office:value="2.60317" calcext:value-type="float">
            <text:p>2,60317</text:p>
          </table:table-cell>
          <table:table-cell table:formula="of:=1000000*([.O22]/[.E22])" office:value-type="float" office:value="5.25743172146924" calcext:value-type="float">
            <text:p>5,26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42015.5" calcext:value-type="float">
            <text:p>42015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0332" calcext:value-type="float">
            <text:p>45,03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9668" calcext:value-type="float">
            <text:p>54,9668</text:p>
          </table:table-cell>
          <table:table-cell office:value-type="float" office:value="1.6429" calcext:value-type="float">
            <text:p>1,6429</text:p>
          </table:table-cell>
          <table:table-cell office:value-type="float" office:value="0.233202" calcext:value-type="float">
            <text:p>0,233202</text:p>
          </table:table-cell>
          <table:table-cell office:value-type="float" office:value="0.188038" calcext:value-type="float">
            <text:p>0,188038</text:p>
          </table:table-cell>
          <table:table-cell table:formula="of:=1000000*([.O23]/[.E23])" office:value-type="float" office:value="3.02686605605009" calcext:value-type="float">
            <text:p>3,0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1023.6" calcext:value-type="float">
            <text:p>102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23174" calcext:value-type="float">
            <text:p>0,0123174</text:p>
          </table:table-cell>
          <table:table-cell office:value-type="float" office:value="0.0018699" calcext:value-type="float">
            <text:p>0,0018699</text:p>
          </table:table-cell>
          <table:table-cell office:value-type="float" office:value="0.0013025" calcext:value-type="float">
            <text:p>0,0013025</text:p>
          </table:table-cell>
          <table:table-cell table:formula="of:=1000000*([.O24]/[.E24])" office:value-type="float" office:value="1.3025" calcext:value-type="float">
            <text:p>1,3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2725.8" calcext:value-type="float">
            <text:p>2725,8</text:p>
          </table:table-cell>
          <table:table-cell office:value-type="float" office:value="84.0615" calcext:value-type="float">
            <text:p>84,0615</text:p>
          </table:table-cell>
          <table:table-cell office:value-type="float" office:value="15.9385" calcext:value-type="float">
            <text:p>15,9385</text:p>
          </table:table-cell>
          <table:table-cell office:value-type="float" office:value="82.6498" calcext:value-type="float">
            <text:p>82,6498</text:p>
          </table:table-cell>
          <table:table-cell office:value-type="float" office:value="82.7064" calcext:value-type="float">
            <text:p>82,7064</text:p>
          </table:table-cell>
          <table:table-cell office:value-type="float" office:value="17.2936" calcext:value-type="float">
            <text:p>17,2936</text:p>
          </table:table-cell>
          <table:table-cell office:value-type="float" office:value="0.0683491" calcext:value-type="float">
            <text:p>0,0683491</text:p>
          </table:table-cell>
          <table:table-cell office:value-type="float" office:value="0.147855" calcext:value-type="float">
            <text:p>0,147855</text:p>
          </table:table-cell>
          <table:table-cell office:value-type="float" office:value="0.0373868" calcext:value-type="float">
            <text:p>0,0373868</text:p>
          </table:table-cell>
          <table:table-cell office:value-type="float" office:value="0.0271572" calcext:value-type="float">
            <text:p>0,0271572</text:p>
          </table:table-cell>
          <table:table-cell table:formula="of:=1000000*([.O25]/[.E25])" office:value-type="float" office:value="1.42782334384858" calcext:value-type="float">
            <text:p>1,43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1241.7" calcext:value-type="float">
            <text:p>1241,7</text:p>
          </table:table-cell>
          <table:table-cell office:value-type="float" office:value="93.9198" calcext:value-type="float">
            <text:p>93,9198</text:p>
          </table:table-cell>
          <table:table-cell office:value-type="float" office:value="6.08016" calcext:value-type="float">
            <text:p>6,08016</text:p>
          </table:table-cell>
          <table:table-cell office:value-type="float" office:value="92.0139" calcext:value-type="float">
            <text:p>92,0139</text:p>
          </table:table-cell>
          <table:table-cell office:value-type="float" office:value="93.2442" calcext:value-type="float">
            <text:p>93,2442</text:p>
          </table:table-cell>
          <table:table-cell office:value-type="float" office:value="6.75581" calcext:value-type="float">
            <text:p>6,75581</text:p>
          </table:table-cell>
          <table:table-cell office:value-type="float" office:value="1.31944" calcext:value-type="float">
            <text:p>1,31944</text:p>
          </table:table-cell>
          <table:table-cell office:value-type="float" office:value="0.0779507" calcext:value-type="float">
            <text:p>0,0779507</text:p>
          </table:table-cell>
          <table:table-cell office:value-type="float" office:value="0.0125866" calcext:value-type="float">
            <text:p>0,0125866</text:p>
          </table:table-cell>
          <table:table-cell office:value-type="float" office:value="0.0087771" calcext:value-type="float">
            <text:p>0,0087771</text:p>
          </table:table-cell>
          <table:table-cell table:formula="of:=1000000*([.O26]/[.E26])" office:value-type="float" office:value="1.21904166666667" calcext:value-type="float">
            <text:p>1,22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790.485714285714" calcext:value-type="float">
            <text:p>790,5</text:p>
          </table:table-cell>
          <table:table-cell table:style-name="ce53" table:formula="of:=AVERAGE([.G28:.G34])" office:value-type="float" office:value="99.8216" calcext:value-type="float">
            <text:p>99,82</text:p>
          </table:table-cell>
          <table:table-cell table:style-name="ce53" table:formula="of:=AVERAGE([.H28:.H34])" office:value-type="float" office:value="0.1784" calcext:value-type="float">
            <text:p>0,18</text:p>
          </table:table-cell>
          <table:table-cell table:style-name="ce53" table:formula="of:=AVERAGE([.I28:.I34])" office:value-type="float" office:value="25.3680142857143" calcext:value-type="float">
            <text:p>25,37</text:p>
          </table:table-cell>
          <table:table-cell table:style-name="ce53" table:formula="of:=AVERAGE([.J28:.J34])" office:value-type="float" office:value="60.2063" calcext:value-type="float">
            <text:p>60,21</text:p>
          </table:table-cell>
          <table:table-cell table:style-name="ce53" table:formula="of:=AVERAGE([.K28:.K34])" office:value-type="float" office:value="39.7937071428571" calcext:value-type="float">
            <text:p>39,79</text:p>
          </table:table-cell>
          <table:table-cell table:style-name="ce53" table:formula="of:=AVERAGE([.L28:.L34])" office:value-type="float" office:value="71.0022428571429" calcext:value-type="float">
            <text:p>71,00</text:p>
          </table:table-cell>
          <table:table-cell table:style-name="ce55" table:formula="of:=AVERAGE([.M28:.M34])" office:value-type="float" office:value="0.00937485714285714" calcext:value-type="float">
            <text:p>0,00937</text:p>
          </table:table-cell>
          <table:table-cell table:style-name="ce55" table:formula="of:=AVERAGE([.N28:.N34])" office:value-type="float" office:value="0.00903074285714286" calcext:value-type="float">
            <text:p>0,00903</text:p>
          </table:table-cell>
          <table:table-cell table:style-name="ce55" table:formula="of:=AVERAGE([.O28:.O34])" office:value-type="float" office:value="0.00887061428571429" calcext:value-type="float">
            <text:p>0,00887</text:p>
          </table:table-cell>
          <table:table-cell table:style-name="ce53" table:formula="of:=1000000*([.O27]/[.E27])" office:value-type="float" office:value="34.0242739726027" calcext:value-type="float">
            <text:p>34,02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237.5" calcext:value-type="float">
            <text:p>237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3648" calcext:value-type="float">
            <text:p>38,3648</text:p>
          </table:table-cell>
          <table:table-cell office:value-type="float" office:value="93.8462" calcext:value-type="float">
            <text:p>93,8462</text:p>
          </table:table-cell>
          <table:table-cell office:value-type="float" office:value="6.15385" calcext:value-type="float">
            <text:p>6,15385</text:p>
          </table:table-cell>
          <table:table-cell office:value-type="float" office:value="59.1195" calcext:value-type="float">
            <text:p>59,1195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0.0048257" calcext:value-type="float">
            <text:p>0,0048257</text:p>
          </table:table-cell>
          <table:table-cell office:value-type="float" office:value="0.004728" calcext:value-type="float">
            <text:p>0,004728</text:p>
          </table:table-cell>
          <table:table-cell table:formula="of:=1000000*([.O28]/[.E28])" office:value-type="float" office:value="29.7358490566038" calcext:value-type="float">
            <text:p>29,74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726.8" calcext:value-type="float">
            <text:p>726,8</text:p>
          </table:table-cell>
          <table:table-cell office:value-type="float" office:value="99.8908" calcext:value-type="float">
            <text:p>99,8908</text:p>
          </table:table-cell>
          <table:table-cell office:value-type="float" office:value="0.1092" calcext:value-type="float">
            <text:p>0,1092</text:p>
          </table:table-cell>
          <table:table-cell office:value-type="float" office:value="21.9178" calcext:value-type="float">
            <text:p>21,9178</text:p>
          </table:table-cell>
          <table:table-cell office:value-type="float" office:value="68.9655" calcext:value-type="float">
            <text:p>68,9655</text:p>
          </table:table-cell>
          <table:table-cell office:value-type="float" office:value="31.0345" calcext:value-type="float">
            <text:p>31,0345</text:p>
          </table:table-cell>
          <table:table-cell office:value-type="float" office:value="68.2192" calcext:value-type="float">
            <text:p>68,2192</text:p>
          </table:table-cell>
          <table:table-cell office:value-type="float" office:value="0.0050607" calcext:value-type="float">
            <text:p>0,0050607</text:p>
          </table:table-cell>
          <table:table-cell office:value-type="float" office:value="0.0114186" calcext:value-type="float">
            <text:p>0,0114186</text:p>
          </table:table-cell>
          <table:table-cell office:value-type="float" office:value="0.011204" calcext:value-type="float">
            <text:p>0,011204</text:p>
          </table:table-cell>
          <table:table-cell table:formula="of:=1000000*([.O29]/[.E29])" office:value-type="float" office:value="30.6958904109589" calcext:value-type="float">
            <text:p>30,7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337.8" calcext:value-type="float">
            <text:p>337,8</text:p>
          </table:table-cell>
          <table:table-cell office:value-type="float" office:value="98.8604" calcext:value-type="float">
            <text:p>98,8604</text:p>
          </table:table-cell>
          <table:table-cell office:value-type="float" office:value="1.1396" calcext:value-type="float">
            <text:p>1,1396</text:p>
          </table:table-cell>
          <table:table-cell office:value-type="float" office:value="18.1818" calcext:value-type="float">
            <text:p>18,1818</text:p>
          </table:table-cell>
          <table:table-cell office:value-type="float" office:value="62.7907" calcext:value-type="float">
            <text:p>62,7907</text:p>
          </table:table-cell>
          <table:table-cell office:value-type="float" office:value="37.2093" calcext:value-type="float">
            <text:p>37,2093</text:p>
          </table:table-cell>
          <table:table-cell office:value-type="float" office:value="71.0438" calcext:value-type="float">
            <text:p>71,0438</text:p>
          </table:table-cell>
          <table:table-cell office:value-type="float" office:value="0.0025747" calcext:value-type="float">
            <text:p>0,0025747</text:p>
          </table:table-cell>
          <table:table-cell office:value-type="float" office:value="0.0007091" calcext:value-type="float">
            <text:p>0,0007091</text:p>
          </table:table-cell>
          <table:table-cell office:value-type="float" office:value="0.0005409" calcext:value-type="float">
            <text:p>0,0005409</text:p>
          </table:table-cell>
          <table:table-cell table:formula="of:=1000000*([.O30]/[.E30])" office:value-type="float" office:value="1.82121212121212" calcext:value-type="float">
            <text:p>1,82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1214.2" calcext:value-type="float">
            <text:p>1214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7521" calcext:value-type="float">
            <text:p>36,7521</text:p>
          </table:table-cell>
          <table:table-cell office:value-type="float" office:value="98.4733" calcext:value-type="float">
            <text:p>98,4733</text:p>
          </table:table-cell>
          <table:table-cell office:value-type="float" office:value="1.52672" calcext:value-type="float">
            <text:p>1,52672</text:p>
          </table:table-cell>
          <table:table-cell office:value-type="float" office:value="62.6781" calcext:value-type="float">
            <text:p>62,6781</text:p>
          </table:table-cell>
          <table:table-cell office:value-type="float" office:value="0.0120479" calcext:value-type="float">
            <text:p>0,0120479</text:p>
          </table:table-cell>
          <table:table-cell office:value-type="float" office:value="0.0117967" calcext:value-type="float">
            <text:p>0,0117967</text:p>
          </table:table-cell>
          <table:table-cell office:value-type="float" office:value="0.0115673" calcext:value-type="float">
            <text:p>0,0115673</text:p>
          </table:table-cell>
          <table:table-cell table:formula="of:=1000000*([.O31]/[.E31])" office:value-type="float" office:value="32.9552706552707" calcext:value-type="float">
            <text:p>32,96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305" calcext:value-type="float">
            <text:p>130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41056" calcext:value-type="float">
            <text:p>0,0241056</text:p>
          </table:table-cell>
          <table:table-cell office:value-type="float" office:value="0.0147439" calcext:value-type="float">
            <text:p>0,0147439</text:p>
          </table:table-cell>
          <table:table-cell office:value-type="float" office:value="0.0146129" calcext:value-type="float">
            <text:p>0,0146129</text:p>
          </table:table-cell>
          <table:table-cell table:formula="of:=1000000*([.O32]/[.E32])" office:value-type="float" office:value="70.2543269230769" calcext:value-type="float">
            <text:p>70,25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1436.4" calcext:value-type="float">
            <text:p>143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7137" calcext:value-type="float">
            <text:p>0,017137</text:p>
          </table:table-cell>
          <table:table-cell office:value-type="float" office:value="0.0161563" calcext:value-type="float">
            <text:p>0,0161563</text:p>
          </table:table-cell>
          <table:table-cell office:value-type="float" office:value="0.0159805" calcext:value-type="float">
            <text:p>0,0159805</text:p>
          </table:table-cell>
          <table:table-cell table:formula="of:=1000000*([.O33]/[.E33])" office:value-type="float" office:value="59.8520599250936" calcext:value-type="float">
            <text:p>59,85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275.7" calcext:value-type="float">
            <text:p>275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3596" calcext:value-type="float">
            <text:p>62,3596</text:p>
          </table:table-cell>
          <table:table-cell office:value-type="float" office:value="97.3684" calcext:value-type="float">
            <text:p>97,3684</text:p>
          </table:table-cell>
          <table:table-cell office:value-type="float" office:value="2.63158" calcext:value-type="float">
            <text:p>2,63158</text:p>
          </table:table-cell>
          <table:table-cell office:value-type="float" office:value="35.9551" calcext:value-type="float">
            <text:p>35,9551</text:p>
          </table:table-cell>
          <table:table-cell office:value-type="float" office:value="0.0017581" calcext:value-type="float">
            <text:p>0,0017581</text:p>
          </table:table-cell>
          <table:table-cell office:value-type="float" office:value="0.0035649" calcext:value-type="float">
            <text:p>0,0035649</text:p>
          </table:table-cell>
          <table:table-cell office:value-type="float" office:value="0.0034607" calcext:value-type="float">
            <text:p>0,0034607</text:p>
          </table:table-cell>
          <table:table-cell table:formula="of:=1000000*([.O34]/[.E34])" office:value-type="float" office:value="19.4421348314607" calcext:value-type="float">
            <text:p>19,44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8494.49166666667" calcext:value-type="float">
            <text:p>8494,5</text:p>
          </table:table-cell>
          <table:table-cell table:style-name="ce53" table:formula="of:=AVERAGE([.G36:.G47])" office:value-type="float" office:value="92.0346166666667" calcext:value-type="float">
            <text:p>92,03</text:p>
          </table:table-cell>
          <table:table-cell table:style-name="ce53" table:formula="of:=AVERAGE([.H36:.H47])" office:value-type="float" office:value="7.965375175" calcext:value-type="float">
            <text:p>7,97</text:p>
          </table:table-cell>
          <table:table-cell table:style-name="ce53" table:formula="of:=AVERAGE([.I36:.I47])" office:value-type="float" office:value="70.8469416666667" calcext:value-type="float">
            <text:p>70,85</text:p>
          </table:table-cell>
          <table:table-cell table:style-name="ce53" table:formula="of:=AVERAGE([.J36:.J47])" office:value-type="float" office:value="78.7950166666667" calcext:value-type="float">
            <text:p>78,80</text:p>
          </table:table-cell>
          <table:table-cell table:style-name="ce53" table:formula="of:=AVERAGE([.K36:.K47])" office:value-type="float" office:value="21.2049790833333" calcext:value-type="float">
            <text:p>21,20</text:p>
          </table:table-cell>
          <table:table-cell table:style-name="ce53" table:formula="of:=AVERAGE([.L36:.L47])" office:value-type="float" office:value="9.43146375" calcext:value-type="float">
            <text:p>9,43</text:p>
          </table:table-cell>
          <table:table-cell table:style-name="ce55" table:formula="of:=AVERAGE([.M36:.M47])" office:value-type="float" office:value="0.138556458333333" calcext:value-type="float">
            <text:p>0,13856</text:p>
          </table:table-cell>
          <table:table-cell table:style-name="ce55" table:formula="of:=AVERAGE([.N36:.N47])" office:value-type="float" office:value="0.100625991666667" calcext:value-type="float">
            <text:p>0,10063</text:p>
          </table:table-cell>
          <table:table-cell table:style-name="ce55" table:formula="of:=AVERAGE([.O36:.O47])" office:value-type="float" office:value="0.0970019333333333" calcext:value-type="float">
            <text:p>0,09700</text:p>
          </table:table-cell>
          <table:table-cell table:style-name="ce53" table:formula="of:=1000000*([.O35]/[.E35])" office:value-type="float" office:value="15.9527347979224" calcext:value-type="float">
            <text:p>15,9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295.7" calcext:value-type="float">
            <text:p>1295,7</text:p>
          </table:table-cell>
          <table:table-cell office:value-type="float" office:value="98.2065" calcext:value-type="float">
            <text:p>98,2065</text:p>
          </table:table-cell>
          <table:table-cell office:value-type="float" office:value="1.7935" calcext:value-type="float">
            <text:p>1,7935</text:p>
          </table:table-cell>
          <table:table-cell office:value-type="float" office:value="54.8463" calcext:value-type="float">
            <text:p>54,8463</text:p>
          </table:table-cell>
          <table:table-cell office:value-type="float" office:value="64.5341" calcext:value-type="float">
            <text:p>64,5341</text:p>
          </table:table-cell>
          <table:table-cell office:value-type="float" office:value="35.4659" calcext:value-type="float">
            <text:p>35,4659</text:p>
          </table:table-cell>
          <table:table-cell office:value-type="float" office:value="15.0118" calcext:value-type="float">
            <text:p>15,0118</text:p>
          </table:table-cell>
          <table:table-cell office:value-type="float" office:value="0.0140553" calcext:value-type="float">
            <text:p>0,0140553</text:p>
          </table:table-cell>
          <table:table-cell office:value-type="float" office:value="0.0184884" calcext:value-type="float">
            <text:p>0,0184884</text:p>
          </table:table-cell>
          <table:table-cell office:value-type="float" office:value="0.0179489" calcext:value-type="float">
            <text:p>0,0179489</text:p>
          </table:table-cell>
          <table:table-cell table:formula="of:=1000000*([.O36]/[.E36])" office:value-type="float" office:value="21.2161938534279" calcext:value-type="float">
            <text:p>21,22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990.1" calcext:value-type="float">
            <text:p>990,1</text:p>
          </table:table-cell>
          <table:table-cell office:value-type="float" office:value="98.6986" calcext:value-type="float">
            <text:p>98,6986</text:p>
          </table:table-cell>
          <table:table-cell office:value-type="float" office:value="1.30137" calcext:value-type="float">
            <text:p>1,30137</text:p>
          </table:table-cell>
          <table:table-cell office:value-type="float" office:value="93.7374" calcext:value-type="float">
            <text:p>93,7374</text:p>
          </table:table-cell>
          <table:table-cell office:value-type="float" office:value="94.0223" calcext:value-type="float">
            <text:p>94,0223</text:p>
          </table:table-cell>
          <table:table-cell office:value-type="float" office:value="5.97771" calcext:value-type="float">
            <text:p>5,97771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102038" calcext:value-type="float">
            <text:p>0,0102038</text:p>
          </table:table-cell>
          <table:table-cell office:value-type="float" office:value="0.0026991" calcext:value-type="float">
            <text:p>0,0026991</text:p>
          </table:table-cell>
          <table:table-cell office:value-type="float" office:value="0.0021572" calcext:value-type="float">
            <text:p>0,0021572</text:p>
          </table:table-cell>
          <table:table-cell table:formula="of:=1000000*([.O37]/[.E37])" office:value-type="float" office:value="2.1789898989899" calcext:value-type="float">
            <text:p>2,1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626.4" calcext:value-type="float">
            <text:p>1626,4</text:p>
          </table:table-cell>
          <table:table-cell office:value-type="float" office:value="96.7888" calcext:value-type="float">
            <text:p>96,7888</text:p>
          </table:table-cell>
          <table:table-cell office:value-type="float" office:value="3.2112" calcext:value-type="float">
            <text:p>3,2112</text:p>
          </table:table-cell>
          <table:table-cell office:value-type="float" office:value="90.2597" calcext:value-type="float">
            <text:p>90,2597</text:p>
          </table:table-cell>
          <table:table-cell office:value-type="float" office:value="93.0388" calcext:value-type="float">
            <text:p>93,0388</text:p>
          </table:table-cell>
          <table:table-cell office:value-type="float" office:value="6.96118" calcext:value-type="float">
            <text:p>6,96118</text:p>
          </table:table-cell>
          <table:table-cell office:value-type="float" office:value="2.98701" calcext:value-type="float">
            <text:p>2,98701</text:p>
          </table:table-cell>
          <table:table-cell office:value-type="float" office:value="0.0403083" calcext:value-type="float">
            <text:p>0,0403083</text:p>
          </table:table-cell>
          <table:table-cell office:value-type="float" office:value="0.0187189" calcext:value-type="float">
            <text:p>0,0187189</text:p>
          </table:table-cell>
          <table:table-cell office:value-type="float" office:value="0.0171176" calcext:value-type="float">
            <text:p>0,0171176</text:p>
          </table:table-cell>
          <table:table-cell table:formula="of:=1000000*([.O38]/[.E38])" office:value-type="float" office:value="7.41021645021645" calcext:value-type="float">
            <text:p>7,41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1326.8" calcext:value-type="float">
            <text:p>1326,8</text:p>
          </table:table-cell>
          <table:table-cell office:value-type="float" office:value="82.2353" calcext:value-type="float">
            <text:p>82,2353</text:p>
          </table:table-cell>
          <table:table-cell office:value-type="float" office:value="17.7647" calcext:value-type="float">
            <text:p>17,7647</text:p>
          </table:table-cell>
          <table:table-cell office:value-type="float" office:value="56.5353" calcext:value-type="float">
            <text:p>56,5353</text:p>
          </table:table-cell>
          <table:table-cell office:value-type="float" office:value="57.3604" calcext:value-type="float">
            <text:p>57,3604</text:p>
          </table:table-cell>
          <table:table-cell office:value-type="float" office:value="42.6396" calcext:value-type="float">
            <text:p>42,6396</text:p>
          </table:table-cell>
          <table:table-cell office:value-type="float" office:value="1.4384" calcext:value-type="float">
            <text:p>1,4384</text:p>
          </table:table-cell>
          <table:table-cell office:value-type="float" office:value="0.0154784" calcext:value-type="float">
            <text:p>0,0154784</text:p>
          </table:table-cell>
          <table:table-cell office:value-type="float" office:value="0.0059565" calcext:value-type="float">
            <text:p>0,0059565</text:p>
          </table:table-cell>
          <table:table-cell office:value-type="float" office:value="0.0049972" calcext:value-type="float">
            <text:p>0,0049972</text:p>
          </table:table-cell>
          <table:table-cell table:formula="of:=1000000*([.O39]/[.E39])" office:value-type="float" office:value="3.12520325203252" calcext:value-type="float">
            <text:p>3,13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672.5" calcext:value-type="float">
            <text:p>1672,5</text:p>
          </table:table-cell>
          <table:table-cell office:value-type="float" office:value="67.2464" calcext:value-type="float">
            <text:p>67,2464</text:p>
          </table:table-cell>
          <table:table-cell office:value-type="float" office:value="32.7536" calcext:value-type="float">
            <text:p>32,7536</text:p>
          </table:table-cell>
          <table:table-cell office:value-type="float" office:value="50.6533" calcext:value-type="float">
            <text:p>50,6533</text:p>
          </table:table-cell>
          <table:table-cell office:value-type="float" office:value="50.757" calcext:value-type="float">
            <text:p>50,757</text:p>
          </table:table-cell>
          <table:table-cell office:value-type="float" office:value="49.243" calcext:value-type="float">
            <text:p>49,243</text:p>
          </table:table-cell>
          <table:table-cell office:value-type="float" office:value="0.204165" calcext:value-type="float">
            <text:p>0,204165</text:p>
          </table:table-cell>
          <table:table-cell office:value-type="float" office:value="0.0383527" calcext:value-type="float">
            <text:p>0,0383527</text:p>
          </table:table-cell>
          <table:table-cell office:value-type="float" office:value="0.0152638" calcext:value-type="float">
            <text:p>0,0152638</text:p>
          </table:table-cell>
          <table:table-cell office:value-type="float" office:value="0.0127606" calcext:value-type="float">
            <text:p>0,0127606</text:p>
          </table:table-cell>
          <table:table-cell table:formula="of:=1000000*([.O40]/[.E40])" office:value-type="float" office:value="2.60526745610453" calcext:value-type="float">
            <text:p>2,61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2051.4" calcext:value-type="float">
            <text:p>2051,4</text:p>
          </table:table-cell>
          <table:table-cell office:value-type="float" office:value="89.6356" calcext:value-type="float">
            <text:p>89,6356</text:p>
          </table:table-cell>
          <table:table-cell office:value-type="float" office:value="10.3644" calcext:value-type="float">
            <text:p>10,3644</text:p>
          </table:table-cell>
          <table:table-cell office:value-type="float" office:value="82.8149" calcext:value-type="float">
            <text:p>82,8149</text:p>
          </table:table-cell>
          <table:table-cell office:value-type="float" office:value="86.898" calcext:value-type="float">
            <text:p>86,898</text:p>
          </table:table-cell>
          <table:table-cell office:value-type="float" office:value="13.102" calcext:value-type="float">
            <text:p>13,102</text:p>
          </table:table-cell>
          <table:table-cell office:value-type="float" office:value="4.69872" calcext:value-type="float">
            <text:p>4,69872</text:p>
          </table:table-cell>
          <table:table-cell office:value-type="float" office:value="0.190673" calcext:value-type="float">
            <text:p>0,190673</text:p>
          </table:table-cell>
          <table:table-cell office:value-type="float" office:value="0.0456913" calcext:value-type="float">
            <text:p>0,0456913</text:p>
          </table:table-cell>
          <table:table-cell office:value-type="float" office:value="0.0430664" calcext:value-type="float">
            <text:p>0,0430664</text:p>
          </table:table-cell>
          <table:table-cell table:formula="of:=1000000*([.O41]/[.E41])" office:value-type="float" office:value="9.36837067652817" calcext:value-type="float">
            <text:p>9,37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14312.8" calcext:value-type="float">
            <text:p>14312,8</text:p>
          </table:table-cell>
          <table:table-cell office:value-type="float" office:value="99.8358" calcext:value-type="float">
            <text:p>99,8358</text:p>
          </table:table-cell>
          <table:table-cell office:value-type="float" office:value="0.164196" calcext:value-type="float">
            <text:p>0,164196</text:p>
          </table:table-cell>
          <table:table-cell office:value-type="float" office:value="95.0146" calcext:value-type="float">
            <text:p>95,0146</text:p>
          </table:table-cell>
          <table:table-cell office:value-type="float" office:value="99.014" calcext:value-type="float">
            <text:p>99,014</text:p>
          </table:table-cell>
          <table:table-cell office:value-type="float" office:value="0.985969" calcext:value-type="float">
            <text:p>0,985969</text:p>
          </table:table-cell>
          <table:table-cell office:value-type="float" office:value="4.0393" calcext:value-type="float">
            <text:p>4,0393</text:p>
          </table:table-cell>
          <table:table-cell office:value-type="float" office:value="0.144474" calcext:value-type="float">
            <text:p>0,144474</text:p>
          </table:table-cell>
          <table:table-cell office:value-type="float" office:value="0.0660769" calcext:value-type="float">
            <text:p>0,0660769</text:p>
          </table:table-cell>
          <table:table-cell office:value-type="float" office:value="0.0599273" calcext:value-type="float">
            <text:p>0,0599273</text:p>
          </table:table-cell>
          <table:table-cell table:formula="of:=1000000*([.O42]/[.E42])" office:value-type="float" office:value="5.45190138282387" calcext:value-type="float">
            <text:p>5,45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467.4" calcext:value-type="float">
            <text:p>10467,4</text:p>
          </table:table-cell>
          <table:table-cell office:value-type="float" office:value="99.1562" calcext:value-type="float">
            <text:p>99,1562</text:p>
          </table:table-cell>
          <table:table-cell office:value-type="float" office:value="0.843754" calcext:value-type="float">
            <text:p>0,843754</text:p>
          </table:table-cell>
          <table:table-cell office:value-type="float" office:value="56.6757" calcext:value-type="float">
            <text:p>56,6757</text:p>
          </table:table-cell>
          <table:table-cell office:value-type="float" office:value="78.4952" calcext:value-type="float">
            <text:p>78,4952</text:p>
          </table:table-cell>
          <table:table-cell office:value-type="float" office:value="21.5048" calcext:value-type="float">
            <text:p>21,5048</text:p>
          </table:table-cell>
          <table:table-cell office:value-type="float" office:value="27.7973" calcext:value-type="float">
            <text:p>27,7973</text:p>
          </table:table-cell>
          <table:table-cell office:value-type="float" office:value="0.11806" calcext:value-type="float">
            <text:p>0,11806</text:p>
          </table:table-cell>
          <table:table-cell office:value-type="float" office:value="0.176052" calcext:value-type="float">
            <text:p>0,176052</text:p>
          </table:table-cell>
          <table:table-cell office:value-type="float" office:value="0.171607" calcext:value-type="float">
            <text:p>0,171607</text:p>
          </table:table-cell>
          <table:table-cell table:formula="of:=1000000*([.O43]/[.E43])" office:value-type="float" office:value="23.1901351351351" calcext:value-type="float">
            <text:p>23,19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5525.2" calcext:value-type="float">
            <text:p>15525,2</text:p>
          </table:table-cell>
          <table:table-cell office:value-type="float" office:value="99.9897" calcext:value-type="float">
            <text:p>99,9897</text:p>
          </table:table-cell>
          <table:table-cell office:value-type="float" office:value="0.0102821" calcext:value-type="float">
            <text:p>0,0102821</text:p>
          </table:table-cell>
          <table:table-cell office:value-type="float" office:value="43.1892" calcext:value-type="float">
            <text:p>43,1892</text:p>
          </table:table-cell>
          <table:table-cell office:value-type="float" office:value="91.3143" calcext:value-type="float">
            <text:p>91,3143</text:p>
          </table:table-cell>
          <table:table-cell office:value-type="float" office:value="8.68571" calcext:value-type="float">
            <text:p>8,68571</text:p>
          </table:table-cell>
          <table:table-cell office:value-type="float" office:value="52.7027" calcext:value-type="float">
            <text:p>52,7027</text:p>
          </table:table-cell>
          <table:table-cell office:value-type="float" office:value="0.12437" calcext:value-type="float">
            <text:p>0,12437</text:p>
          </table:table-cell>
          <table:table-cell office:value-type="float" office:value="0.265176" calcext:value-type="float">
            <text:p>0,265176</text:p>
          </table:table-cell>
          <table:table-cell office:value-type="float" office:value="0.260622" calcext:value-type="float">
            <text:p>0,260622</text:p>
          </table:table-cell>
          <table:table-cell table:formula="of:=1000000*([.O44]/[.E44])" office:value-type="float" office:value="35.2191891891892" calcext:value-type="float">
            <text:p>35,22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9912.4" calcext:value-type="float">
            <text:p>19912,4</text:p>
          </table:table-cell>
          <table:table-cell office:value-type="float" office:value="84.9184" calcext:value-type="float">
            <text:p>84,9184</text:p>
          </table:table-cell>
          <table:table-cell office:value-type="float" office:value="15.0816" calcext:value-type="float">
            <text:p>15,0816</text:p>
          </table:table-cell>
          <table:table-cell office:value-type="float" office:value="58.6169" calcext:value-type="float">
            <text:p>58,6169</text:p>
          </table:table-cell>
          <table:table-cell office:value-type="float" office:value="58.6808" calcext:value-type="float">
            <text:p>58,6808</text:p>
          </table:table-cell>
          <table:table-cell office:value-type="float" office:value="41.3192" calcext:value-type="float">
            <text:p>41,3192</text:p>
          </table:table-cell>
          <table:table-cell office:value-type="float" office:value="0.10878" calcext:value-type="float">
            <text:p>0,10878</text:p>
          </table:table-cell>
          <table:table-cell office:value-type="float" office:value="0.35136" calcext:value-type="float">
            <text:p>0,35136</text:p>
          </table:table-cell>
          <table:table-cell office:value-type="float" office:value="0.21341" calcext:value-type="float">
            <text:p>0,21341</text:p>
          </table:table-cell>
          <table:table-cell office:value-type="float" office:value="0.209495" calcext:value-type="float">
            <text:p>0,209495</text:p>
          </table:table-cell>
          <table:table-cell table:formula="of:=1000000*([.O45]/[.E45])" office:value-type="float" office:value="32.5555555555556" calcext:value-type="float">
            <text:p>32,56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25166.3" calcext:value-type="float">
            <text:p>25166,3</text:p>
          </table:table-cell>
          <table:table-cell office:value-type="float" office:value="98.5413" calcext:value-type="float">
            <text:p>98,5413</text:p>
          </table:table-cell>
          <table:table-cell office:value-type="float" office:value="1.4587" calcext:value-type="float">
            <text:p>1,4587</text:p>
          </table:table-cell>
          <table:table-cell office:value-type="float" office:value="90.4" calcext:value-type="float">
            <text:p>90,4</text:p>
          </table:table-cell>
          <table:table-cell office:value-type="float" office:value="93.8113" calcext:value-type="float">
            <text:p>93,8113</text:p>
          </table:table-cell>
          <table:table-cell office:value-type="float" office:value="6.18868" calcext:value-type="float">
            <text:p>6,18868</text:p>
          </table:table-cell>
          <table:table-cell office:value-type="float" office:value="3.63636" calcext:value-type="float">
            <text:p>3,63636</text:p>
          </table:table-cell>
          <table:table-cell office:value-type="float" office:value="0.381248" calcext:value-type="float">
            <text:p>0,381248</text:p>
          </table:table-cell>
          <table:table-cell office:value-type="float" office:value="0.216453" calcext:value-type="float">
            <text:p>0,216453</text:p>
          </table:table-cell>
          <table:table-cell office:value-type="float" office:value="0.212334" calcext:value-type="float">
            <text:p>0,212334</text:p>
          </table:table-cell>
          <table:table-cell table:formula="of:=1000000*([.O46]/[.E46])" office:value-type="float" office:value="38.6061818181818" calcext:value-type="float">
            <text:p>38,61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586.9" calcext:value-type="float">
            <text:p>7586,9</text:p>
          </table:table-cell>
          <table:table-cell office:value-type="float" office:value="89.1628" calcext:value-type="float">
            <text:p>89,1628</text:p>
          </table:table-cell>
          <table:table-cell office:value-type="float" office:value="10.8372" calcext:value-type="float">
            <text:p>10,8372</text:p>
          </table:table-cell>
          <table:table-cell office:value-type="float" office:value="77.42" calcext:value-type="float">
            <text:p>77,42</text:p>
          </table:table-cell>
          <table:table-cell office:value-type="float" office:value="77.614" calcext:value-type="float">
            <text:p>77,614</text:p>
          </table:table-cell>
          <table:table-cell office:value-type="float" office:value="22.386" calcext:value-type="float">
            <text:p>22,386</text:p>
          </table:table-cell>
          <table:table-cell office:value-type="float" office:value="0.25" calcext:value-type="float">
            <text:p>0,25</text:p>
          </table:table-cell>
          <table:table-cell office:value-type="float" office:value="0.234094" calcext:value-type="float">
            <text:p>0,234094</text:p>
          </table:table-cell>
          <table:table-cell office:value-type="float" office:value="0.163526" calcext:value-type="float">
            <text:p>0,163526</text:p>
          </table:table-cell>
          <table:table-cell office:value-type="float" office:value="0.15199" calcext:value-type="float">
            <text:p>0,15199</text:p>
          </table:table-cell>
          <table:table-cell table:formula="of:=1000000*([.O47]/[.E47])" office:value-type="float" office:value="7.5995" calcext:value-type="float">
            <text:p>7,60</text:p>
          </table:table-cell>
        </table:table-row>
      </table:table>
      <table:table table:name="UN05_H5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4" table:default-cell-style-name="ce50"/>
        <table:table-row table:style-name="ro1">
          <table:table-cell office:value-type="string" calcext:value-type="string">
            <text:p>AddRedundancyThresholdNorm05&amp;AddRedundancyDHamming5</text:p>
          </table:table-cell>
          <table:table-cell table:number-columns-repeated="3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501.538461538462" calcext:value-type="float">
            <text:p>501,5</text:p>
          </table:table-cell>
          <table:table-cell table:style-name="ce53" table:formula="of:=AVERAGE([.G3:.G15])" office:value-type="float" office:value="81.9228923076923" calcext:value-type="float">
            <text:p>81,92</text:p>
          </table:table-cell>
          <table:table-cell table:style-name="ce53" table:formula="of:=AVERAGE([.H3:.H15])" office:value-type="float" office:value="18.0771057692308" calcext:value-type="float">
            <text:p>18,08</text:p>
          </table:table-cell>
          <table:table-cell table:style-name="ce53" table:formula="of:=AVERAGE([.I3:.I15])" office:value-type="float" office:value="69.9648615384615" calcext:value-type="float">
            <text:p>69,96</text:p>
          </table:table-cell>
          <table:table-cell table:style-name="ce53" table:formula="of:=AVERAGE([.J3:.J15])" office:value-type="float" office:value="76.7209615384615" calcext:value-type="float">
            <text:p>76,72</text:p>
          </table:table-cell>
          <table:table-cell table:style-name="ce53" table:formula="of:=AVERAGE([.K3:.K15])" office:value-type="float" office:value="23.2790384615385" calcext:value-type="float">
            <text:p>23,28</text:p>
          </table:table-cell>
          <table:table-cell table:style-name="ce53" table:formula="of:=AVERAGE([.L3:.L15])" office:value-type="float" office:value="7.83082702615385" calcext:value-type="float">
            <text:p>7,83</text:p>
          </table:table-cell>
          <table:table-cell table:style-name="ce55" table:formula="of:=AVERAGE([.M3:.M15])" office:value-type="float" office:value="0.0634413692307692" calcext:value-type="float">
            <text:p>0,06344</text:p>
          </table:table-cell>
          <table:table-cell table:style-name="ce55" table:formula="of:=AVERAGE([.N3:.N15])" office:value-type="float" office:value="0.00990949230769231" calcext:value-type="float">
            <text:p>0,00991</text:p>
          </table:table-cell>
          <table:table-cell table:style-name="ce55" table:formula="of:=AVERAGE([.O3:.O15])" office:value-type="float" office:value="0.00637146923076923" calcext:value-type="float">
            <text:p>0,00637</text:p>
          </table:table-cell>
          <table:table-cell table:style-name="ce53" table:formula="of:=1000000*([.O2]/[.E2])" office:value-type="float" office:value="1.0114801743824" calcext:value-type="float">
            <text:p>1,01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740.7" calcext:value-type="float">
            <text:p>740,7</text:p>
          </table:table-cell>
          <table:table-cell office:value-type="float" office:value="29.2861" calcext:value-type="float">
            <text:p>29,2861</text:p>
          </table:table-cell>
          <table:table-cell office:value-type="float" office:value="70.7139" calcext:value-type="float">
            <text:p>70,7139</text:p>
          </table:table-cell>
          <table:table-cell office:value-type="float" office:value="18.5673" calcext:value-type="float">
            <text:p>18,5673</text:p>
          </table:table-cell>
          <table:table-cell office:value-type="float" office:value="18.5807" calcext:value-type="float">
            <text:p>18,5807</text:p>
          </table:table-cell>
          <table:table-cell office:value-type="float" office:value="81.4193" calcext:value-type="float">
            <text:p>81,4193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039609" calcext:value-type="float">
            <text:p>0,039609</text:p>
          </table:table-cell>
          <table:table-cell office:value-type="float" office:value="0.0131775" calcext:value-type="float">
            <text:p>0,0131775</text:p>
          </table:table-cell>
          <table:table-cell office:value-type="float" office:value="0.0109167" calcext:value-type="float">
            <text:p>0,0109167</text:p>
          </table:table-cell>
          <table:table-cell table:formula="of:=1000000*([.O3]/[.E3])" office:value-type="float" office:value="2.61540488739818" calcext:value-type="float">
            <text:p>2,62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0.8" calcext:value-type="float">
            <text:p>20,8</text:p>
          </table:table-cell>
          <table:table-cell office:value-type="float" office:value="67.8084" calcext:value-type="float">
            <text:p>67,8084</text:p>
          </table:table-cell>
          <table:table-cell office:value-type="float" office:value="32.1916" calcext:value-type="float">
            <text:p>32,1916</text:p>
          </table:table-cell>
          <table:table-cell table:number-columns-repeated="2" office:value-type="float" office:value="80.8491" calcext:value-type="float">
            <text:p>80,8491</text:p>
          </table:table-cell>
          <table:table-cell office:value-type="float" office:value="19.1509" calcext:value-type="float">
            <text:p>19,1509</text:p>
          </table:table-cell>
          <table:table-cell office:value-type="float" office:value="0" calcext:value-type="float">
            <text:p>0</text:p>
          </table:table-cell>
          <table:table-cell office:value-type="float" office:value="0.0197068" calcext:value-type="float">
            <text:p>0,0197068</text:p>
          </table:table-cell>
          <table:table-cell office:value-type="float" office:value="0.0038297" calcext:value-type="float">
            <text:p>0,0038297</text:p>
          </table:table-cell>
          <table:table-cell office:value-type="float" office:value="0.0010462" calcext:value-type="float">
            <text:p>0,0010462</text:p>
          </table:table-cell>
          <table:table-cell table:formula="of:=1000000*([.O4]/[.E4])" office:value-type="float" office:value="0.197396226415094" calcext:value-type="float">
            <text:p>0,2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312.5" calcext:value-type="float">
            <text:p>312,5</text:p>
          </table:table-cell>
          <table:table-cell office:value-type="float" office:value="69.7146" calcext:value-type="float">
            <text:p>69,7146</text:p>
          </table:table-cell>
          <table:table-cell office:value-type="float" office:value="30.2854" calcext:value-type="float">
            <text:p>30,2854</text:p>
          </table:table-cell>
          <table:table-cell office:value-type="float" office:value="58.2609" calcext:value-type="float">
            <text:p>58,2609</text:p>
          </table:table-cell>
          <table:table-cell office:value-type="float" office:value="59.4675" calcext:value-type="float">
            <text:p>59,4675</text:p>
          </table:table-cell>
          <table:table-cell office:value-type="float" office:value="40.5325" calcext:value-type="float">
            <text:p>40,5325</text:p>
          </table:table-cell>
          <table:table-cell office:value-type="float" office:value="2.02899" calcext:value-type="float">
            <text:p>2,02899</text:p>
          </table:table-cell>
          <table:table-cell office:value-type="float" office:value="0.0024671" calcext:value-type="float">
            <text:p>0,0024671</text:p>
          </table:table-cell>
          <table:table-cell office:value-type="float" office:value="0.0004286" calcext:value-type="float">
            <text:p>0,0004286</text:p>
          </table:table-cell>
          <table:table-cell office:value-type="float" office:value="0.0002309" calcext:value-type="float">
            <text:p>0,0002309</text:p>
          </table:table-cell>
          <table:table-cell table:formula="of:=1000000*([.O5]/[.E5])" office:value-type="float" office:value="0.669275362318841" calcext:value-type="float">
            <text:p>0,67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694.6" calcext:value-type="float">
            <text:p>694,6</text:p>
          </table:table-cell>
          <table:table-cell office:value-type="float" office:value="99.315" calcext:value-type="float">
            <text:p>99,315</text:p>
          </table:table-cell>
          <table:table-cell office:value-type="float" office:value="0.685025" calcext:value-type="float">
            <text:p>0,685025</text:p>
          </table:table-cell>
          <table:table-cell office:value-type="float" office:value="28.5185" calcext:value-type="float">
            <text:p>28,5185</text:p>
          </table:table-cell>
          <table:table-cell office:value-type="float" office:value="91.6667" calcext:value-type="float">
            <text:p>91,6667</text:p>
          </table:table-cell>
          <table:table-cell office:value-type="float" office:value="8.33333" calcext:value-type="float">
            <text:p>8,33333</text:p>
          </table:table-cell>
          <table:table-cell office:value-type="float" office:value="68.8889" calcext:value-type="float">
            <text:p>68,8889</text:p>
          </table:table-cell>
          <table:table-cell office:value-type="float" office:value="0.0029803" calcext:value-type="float">
            <text:p>0,0029803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03174" calcext:value-type="float">
            <text:p>0,0003174</text:p>
          </table:table-cell>
          <table:table-cell table:formula="of:=1000000*([.O6]/[.E6])" office:value-type="float" office:value="1.17555555555556" calcext:value-type="float">
            <text:p>1,18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78.1" calcext:value-type="float">
            <text:p>78,1</text:p>
          </table:table-cell>
          <table:table-cell office:value-type="float" office:value="95.2798" calcext:value-type="float">
            <text:p>95,2798</text:p>
          </table:table-cell>
          <table:table-cell office:value-type="float" office:value="4.72023" calcext:value-type="float">
            <text:p>4,72023</text:p>
          </table:table-cell>
          <table:table-cell table:number-columns-repeated="2" office:value-type="float" office:value="95.3333" calcext:value-type="float">
            <text:p>95,3333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0" calcext:value-type="float">
            <text:p>0</text:p>
          </table:table-cell>
          <table:table-cell office:value-type="float" office:value="0.0007445" calcext:value-type="float">
            <text:p>0,0007445</text:p>
          </table:table-cell>
          <table:table-cell office:value-type="float" office:value="0.0001224" calcext:value-type="float">
            <text:p>0,0001224</text:p>
          </table:table-cell>
          <table:table-cell table:style-name="ce58" office:value-type="float" office:value="0.0000433" calcext:value-type="float">
            <text:p>4,33E-05</text:p>
          </table:table-cell>
          <table:table-cell table:formula="of:=1000000*([.O7]/[.E7])" office:value-type="float" office:value="0.288666666666667" calcext:value-type="float">
            <text:p>0,29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44</text:p>
          </table:table-cell>
          <table:table-cell office:value-type="float" office:value="20.1556" calcext:value-type="float">
            <text:p>20,1556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23876" calcext:value-type="float">
            <text:p>0,0023876</text:p>
          </table:table-cell>
          <table:table-cell office:value-type="float" office:value="0.0004543" calcext:value-type="float">
            <text:p>0,0004543</text:p>
          </table:table-cell>
          <table:table-cell office:value-type="float" office:value="0.0001784" calcext:value-type="float">
            <text:p>0,0001784</text:p>
          </table:table-cell>
          <table:table-cell table:formula="of:=1000000*([.O8]/[.E8])" office:value-type="float" office:value="0.3568" calcext:value-type="float">
            <text:p>0,36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91" calcext:value-type="float">
            <text:p>191</text:p>
          </table:table-cell>
          <table:table-cell office:value-type="float" office:value="86.6706" calcext:value-type="float">
            <text:p>86,6706</text:p>
          </table:table-cell>
          <table:table-cell office:value-type="float" office:value="13.3294" calcext:value-type="float">
            <text:p>13,3294</text:p>
          </table:table-cell>
          <table:table-cell office:value-type="float" office:value="75.9036" calcext:value-type="float">
            <text:p>75,9036</text:p>
          </table:table-cell>
          <table:table-cell office:value-type="float" office:value="81.5006" calcext:value-type="float">
            <text:p>81,5006</text:p>
          </table:table-cell>
          <table:table-cell office:value-type="float" office:value="18.4994" calcext:value-type="float">
            <text:p>18,4994</text:p>
          </table:table-cell>
          <table:table-cell office:value-type="float" office:value="6.86747" calcext:value-type="float">
            <text:p>6,86747</text:p>
          </table:table-cell>
          <table:table-cell office:value-type="float" office:value="0.0034127" calcext:value-type="float">
            <text:p>0,0034127</text:p>
          </table:table-cell>
          <table:table-cell office:value-type="float" office:value="0.0006578" calcext:value-type="float">
            <text:p>0,0006578</text:p>
          </table:table-cell>
          <table:table-cell office:value-type="float" office:value="0.0002235" calcext:value-type="float">
            <text:p>0,0002235</text:p>
          </table:table-cell>
          <table:table-cell table:formula="of:=1000000*([.O9]/[.E9])" office:value-type="float" office:value="0.269277108433735" calcext:value-type="float">
            <text:p>0,27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01.3" calcext:value-type="float">
            <text:p>101,3</text:p>
          </table:table-cell>
          <table:table-cell office:value-type="float" office:value="93.4045" calcext:value-type="float">
            <text:p>93,4045</text:p>
          </table:table-cell>
          <table:table-cell office:value-type="float" office:value="6.59547" calcext:value-type="float">
            <text:p>6,59547</text:p>
          </table:table-cell>
          <table:table-cell office:value-type="float" office:value="91.6279" calcext:value-type="float">
            <text:p>91,6279</text:p>
          </table:table-cell>
          <table:table-cell office:value-type="float" office:value="92.4883" calcext:value-type="float">
            <text:p>92,4883</text:p>
          </table:table-cell>
          <table:table-cell office:value-type="float" office:value="7.51174" calcext:value-type="float">
            <text:p>7,51174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11569" calcext:value-type="float">
            <text:p>0,0011569</text:p>
          </table:table-cell>
          <table:table-cell office:value-type="float" office:value="0.0001846" calcext:value-type="float">
            <text:p>0,0001846</text:p>
          </table:table-cell>
          <table:table-cell table:style-name="ce58" office:value-type="float" office:value="0.0000734" calcext:value-type="float">
            <text:p>7,34E-05</text:p>
          </table:table-cell>
          <table:table-cell table:formula="of:=1000000*([.O10]/[.E10])" office:value-type="float" office:value="0.341395348837209" calcext:value-type="float">
            <text:p>0,34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520.1" calcext:value-type="float">
            <text:p>520,1</text:p>
          </table:table-cell>
          <table:table-cell office:value-type="float" office:value="94.4494" calcext:value-type="float">
            <text:p>94,4494</text:p>
          </table:table-cell>
          <table:table-cell office:value-type="float" office:value="5.55061" calcext:value-type="float">
            <text:p>5,55061</text:p>
          </table:table-cell>
          <table:table-cell office:value-type="float" office:value="95.1937" calcext:value-type="float">
            <text:p>95,1937</text:p>
          </table:table-cell>
          <table:table-cell office:value-type="float" office:value="95.3156" calcext:value-type="float">
            <text:p>95,3156</text:p>
          </table:table-cell>
          <table:table-cell office:value-type="float" office:value="4.68435" calcext:value-type="float">
            <text:p>4,68435</text:p>
          </table:table-cell>
          <table:table-cell office:value-type="float" office:value="0.127924" calcext:value-type="float">
            <text:p>0,127924</text:p>
          </table:table-cell>
          <table:table-cell office:value-type="float" office:value="0.0421725" calcext:value-type="float">
            <text:p>0,0421725</text:p>
          </table:table-cell>
          <table:table-cell office:value-type="float" office:value="0.0064701" calcext:value-type="float">
            <text:p>0,0064701</text:p>
          </table:table-cell>
          <table:table-cell office:value-type="float" office:value="0.003549" calcext:value-type="float">
            <text:p>0,003549</text:p>
          </table:table-cell>
          <table:table-cell table:formula="of:=1000000*([.O11]/[.E11])" office:value-type="float" office:value="0.648574561403509" calcext:value-type="float">
            <text:p>0,65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407.1" calcext:value-type="float">
            <text:p>407,1</text:p>
          </table:table-cell>
          <table:table-cell office:value-type="float" office:value="80.7785" calcext:value-type="float">
            <text:p>80,7785</text:p>
          </table:table-cell>
          <table:table-cell office:value-type="float" office:value="19.2215" calcext:value-type="float">
            <text:p>19,2215</text:p>
          </table:table-cell>
          <table:table-cell table:number-columns-repeated="2" office:value-type="float" office:value="81.0696" calcext:value-type="float">
            <text:p>81,0696</text:p>
          </table:table-cell>
          <table:table-cell office:value-type="float" office:value="18.9304" calcext:value-type="float">
            <text:p>18,9304</text:p>
          </table:table-cell>
          <table:table-cell office:value-type="float" office:value="0" calcext:value-type="float">
            <text:p>0</text:p>
          </table:table-cell>
          <table:table-cell office:value-type="float" office:value="0.0304016" calcext:value-type="float">
            <text:p>0,0304016</text:p>
          </table:table-cell>
          <table:table-cell office:value-type="float" office:value="0.0050997" calcext:value-type="float">
            <text:p>0,0050997</text:p>
          </table:table-cell>
          <table:table-cell office:value-type="float" office:value="0.0023382" calcext:value-type="float">
            <text:p>0,0023382</text:p>
          </table:table-cell>
          <table:table-cell table:formula="of:=1000000*([.O12]/[.E12])" office:value-type="float" office:value="0.432679496669134" calcext:value-type="float">
            <text:p>0,43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411.8" calcext:value-type="float">
            <text:p>1411,8</text:p>
          </table:table-cell>
          <table:table-cell office:value-type="float" office:value="86.0659" calcext:value-type="float">
            <text:p>86,0659</text:p>
          </table:table-cell>
          <table:table-cell office:value-type="float" office:value="13.9341" calcext:value-type="float">
            <text:p>13,9341</text:p>
          </table:table-cell>
          <table:table-cell office:value-type="float" office:value="69.5312" calcext:value-type="float">
            <text:p>69,5312</text:p>
          </table:table-cell>
          <table:table-cell office:value-type="float" office:value="71.1052" calcext:value-type="float">
            <text:p>71,1052</text:p>
          </table:table-cell>
          <table:table-cell office:value-type="float" office:value="28.8948" calcext:value-type="float">
            <text:p>28,8948</text:p>
          </table:table-cell>
          <table:table-cell office:value-type="float" office:value="2.21354" calcext:value-type="float">
            <text:p>2,21354</text:p>
          </table:table-cell>
          <table:table-cell office:value-type="float" office:value="0.0072767" calcext:value-type="float">
            <text:p>0,0072767</text:p>
          </table:table-cell>
          <table:table-cell office:value-type="float" office:value="0.0010802" calcext:value-type="float">
            <text:p>0,0010802</text:p>
          </table:table-cell>
          <table:table-cell office:value-type="float" office:value="0.0006472" calcext:value-type="float">
            <text:p>0,0006472</text:p>
          </table:table-cell>
          <table:table-cell table:formula="of:=1000000*([.O13]/[.E13])" office:value-type="float" office:value="0.842708333333333" calcext:value-type="float">
            <text:p>0,84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518.6" calcext:value-type="float">
            <text:p>1518,6</text:p>
          </table:table-cell>
          <table:table-cell office:value-type="float" office:value="91.1573" calcext:value-type="float">
            <text:p>91,1573</text:p>
          </table:table-cell>
          <table:table-cell office:value-type="float" office:value="8.84267" calcext:value-type="float">
            <text:p>8,84267</text:p>
          </table:table-cell>
          <table:table-cell office:value-type="float" office:value="61.6883" calcext:value-type="float">
            <text:p>61,6883</text:p>
          </table:table-cell>
          <table:table-cell office:value-type="float" office:value="63.9013" calcext:value-type="float">
            <text:p>63,9013</text:p>
          </table:table-cell>
          <table:table-cell office:value-type="float" office:value="36.0987" calcext:value-type="float">
            <text:p>36,0987</text:p>
          </table:table-cell>
          <table:table-cell office:value-type="float" office:value="3.4632" calcext:value-type="float">
            <text:p>3,4632</text:p>
          </table:table-cell>
          <table:table-cell office:value-type="float" office:value="0.0047531" calcext:value-type="float">
            <text:p>0,0047531</text:p>
          </table:table-cell>
          <table:table-cell office:value-type="float" office:value="0.000741" calcext:value-type="float">
            <text:p>0,000741</text:p>
          </table:table-cell>
          <table:table-cell office:value-type="float" office:value="0.0004979" calcext:value-type="float">
            <text:p>0,0004979</text:p>
          </table:table-cell>
          <table:table-cell table:formula="of:=1000000*([.O14]/[.E14])" office:value-type="float" office:value="1.07770562770563" calcext:value-type="float">
            <text:p>1,08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441.5" calcext:value-type="float">
            <text:p>441,5</text:p>
          </table:table-cell>
          <table:table-cell office:value-type="float" office:value="91.2231" calcext:value-type="float">
            <text:p>91,2231</text:p>
          </table:table-cell>
          <table:table-cell office:value-type="float" office:value="8.77687" calcext:value-type="float">
            <text:p>8,77687</text:p>
          </table:table-cell>
          <table:table-cell office:value-type="float" office:value="89.9998" calcext:value-type="float">
            <text:p>89,9998</text:p>
          </table:table-cell>
          <table:table-cell office:value-type="float" office:value="90.0076" calcext:value-type="float">
            <text:p>90,0076</text:p>
          </table:table-cell>
          <table:table-cell office:value-type="float" office:value="9.99241" calcext:value-type="float">
            <text:p>9,99241</text:p>
          </table:table-cell>
          <table:table-cell office:value-type="float" office:value="0.00862084" calcext:value-type="float">
            <text:p>0,00862084</text:p>
          </table:table-cell>
          <table:table-cell office:value-type="float" office:value="0.667669" calcext:value-type="float">
            <text:p>0,667669</text:p>
          </table:table-cell>
          <table:table-cell office:value-type="float" office:value="0.0961035" calcext:value-type="float">
            <text:p>0,0961035</text:p>
          </table:table-cell>
          <table:table-cell office:value-type="float" office:value="0.062767" calcext:value-type="float">
            <text:p>0,062767</text:p>
          </table:table-cell>
          <table:table-cell table:formula="of:=1000000*([.O15]/[.E15])" office:value-type="float" office:value="1.08220831393645" calcext:value-type="float">
            <text:p>1,08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46748.31" calcext:value-type="float">
            <text:p>46748,3</text:p>
          </table:table-cell>
          <table:table-cell table:style-name="ce53" table:formula="of:=AVERAGE([.G17:.G26])" office:value-type="float" office:value="94.00425" calcext:value-type="float">
            <text:p>94,00</text:p>
          </table:table-cell>
          <table:table-cell table:style-name="ce53" table:formula="of:=AVERAGE([.H17:.H26])" office:value-type="float" office:value="5.9957478" calcext:value-type="float">
            <text:p>6,00</text:p>
          </table:table-cell>
          <table:table-cell table:style-name="ce53" table:formula="of:=AVERAGE([.I17:.I26])" office:value-type="float" office:value="55.19148" calcext:value-type="float">
            <text:p>55,19</text:p>
          </table:table-cell>
          <table:table-cell table:style-name="ce53" table:formula="of:=AVERAGE([.J17:.J26])" office:value-type="float" office:value="90.11045" calcext:value-type="float">
            <text:p>90,11</text:p>
          </table:table-cell>
          <table:table-cell table:style-name="ce53" table:formula="of:=AVERAGE([.K17:.K26])" office:value-type="float" office:value="9.889552" calcext:value-type="float">
            <text:p>9,89</text:p>
          </table:table-cell>
          <table:table-cell table:style-name="ce53" table:formula="of:=AVERAGE([.L17:.L26])" office:value-type="float" office:value="37.239034499" calcext:value-type="float">
            <text:p>37,24</text:p>
          </table:table-cell>
          <table:table-cell table:style-name="ce55" table:formula="of:=AVERAGE([.M17:.M26])" office:value-type="float" office:value="7.29578416" calcext:value-type="float">
            <text:p>7,29578</text:p>
          </table:table-cell>
          <table:table-cell table:style-name="ce55" table:formula="of:=AVERAGE([.N17:.N26])" office:value-type="float" office:value="0.40541761" calcext:value-type="float">
            <text:p>0,40542</text:p>
          </table:table-cell>
          <table:table-cell table:style-name="ce55" table:formula="of:=AVERAGE([.O17:.O26])" office:value-type="float" office:value="0.37901636" calcext:value-type="float">
            <text:p>0,37902</text:p>
          </table:table-cell>
          <table:table-cell table:style-name="ce53" table:formula="of:=1000000*([.O16]/[.E16])" office:value-type="float" office:value="4.83814437727217" calcext:value-type="float">
            <text:p>4,8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61529.7" calcext:value-type="float">
            <text:p>61529,7</text:p>
          </table:table-cell>
          <table:table-cell office:value-type="float" office:value="89.5597" calcext:value-type="float">
            <text:p>89,5597</text:p>
          </table:table-cell>
          <table:table-cell office:value-type="float" office:value="10.4403" calcext:value-type="float">
            <text:p>10,4403</text:p>
          </table:table-cell>
          <table:table-cell office:value-type="float" office:value="65.7799" calcext:value-type="float">
            <text:p>65,7799</text:p>
          </table:table-cell>
          <table:table-cell office:value-type="float" office:value="81.4674" calcext:value-type="float">
            <text:p>81,4674</text:p>
          </table:table-cell>
          <table:table-cell office:value-type="float" office:value="18.5326" calcext:value-type="float">
            <text:p>18,5326</text:p>
          </table:table-cell>
          <table:table-cell office:value-type="float" office:value="19.2561" calcext:value-type="float">
            <text:p>19,2561</text:p>
          </table:table-cell>
          <table:table-cell office:value-type="float" office:value="0.675923" calcext:value-type="float">
            <text:p>0,675923</text:p>
          </table:table-cell>
          <table:table-cell office:value-type="float" office:value="0.101903" calcext:value-type="float">
            <text:p>0,101903</text:p>
          </table:table-cell>
          <table:table-cell office:value-type="float" office:value="0.0700179" calcext:value-type="float">
            <text:p>0,0700179</text:p>
          </table:table-cell>
          <table:table-cell table:formula="of:=1000000*([.O17]/[.E17])" office:value-type="float" office:value="1.54831497943479" calcext:value-type="float">
            <text:p>1,55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085.5" calcext:value-type="float">
            <text:p>1085,5</text:p>
          </table:table-cell>
          <table:table-cell office:value-type="float" office:value="96.365" calcext:value-type="float">
            <text:p>96,365</text:p>
          </table:table-cell>
          <table:table-cell office:value-type="float" office:value="3.63499" calcext:value-type="float">
            <text:p>3,63499</text:p>
          </table:table-cell>
          <table:table-cell office:value-type="float" office:value="59.7101" calcext:value-type="float">
            <text:p>59,7101</text:p>
          </table:table-cell>
          <table:table-cell office:value-type="float" office:value="81.4229" calcext:value-type="float">
            <text:p>81,4229</text:p>
          </table:table-cell>
          <table:table-cell office:value-type="float" office:value="18.5771" calcext:value-type="float">
            <text:p>18,5771</text:p>
          </table:table-cell>
          <table:table-cell office:value-type="float" office:value="26.6667" calcext:value-type="float">
            <text:p>26,6667</text:p>
          </table:table-cell>
          <table:table-cell office:value-type="float" office:value="0.0070893" calcext:value-type="float">
            <text:p>0,0070893</text:p>
          </table:table-cell>
          <table:table-cell office:value-type="float" office:value="0.0011966" calcext:value-type="float">
            <text:p>0,0011966</text:p>
          </table:table-cell>
          <table:table-cell office:value-type="float" office:value="0.0008216" calcext:value-type="float">
            <text:p>0,0008216</text:p>
          </table:table-cell>
          <table:table-cell table:formula="of:=1000000*([.O18]/[.E18])" office:value-type="float" office:value="1.19072463768116" calcext:value-type="float">
            <text:p>1,19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971.1" calcext:value-type="float">
            <text:p>971,1</text:p>
          </table:table-cell>
          <table:table-cell office:value-type="float" office:value="98.3369" calcext:value-type="float">
            <text:p>98,3369</text:p>
          </table:table-cell>
          <table:table-cell office:value-type="float" office:value="1.66313" calcext:value-type="float">
            <text:p>1,66313</text:p>
          </table:table-cell>
          <table:table-cell office:value-type="float" office:value="43.6447" calcext:value-type="float">
            <text:p>43,6447</text:p>
          </table:table-cell>
          <table:table-cell office:value-type="float" office:value="86.3636" calcext:value-type="float">
            <text:p>86,3636</text:p>
          </table:table-cell>
          <table:table-cell office:value-type="float" office:value="13.6364" calcext:value-type="float">
            <text:p>13,6364</text:p>
          </table:table-cell>
          <table:table-cell office:value-type="float" office:value="49.464" calcext:value-type="float">
            <text:p>49,464</text:p>
          </table:table-cell>
          <table:table-cell office:value-type="float" office:value="0.0076117" calcext:value-type="float">
            <text:p>0,0076117</text:p>
          </table:table-cell>
          <table:table-cell office:value-type="float" office:value="0.0012808" calcext:value-type="float">
            <text:p>0,0012808</text:p>
          </table:table-cell>
          <table:table-cell office:value-type="float" office:value="0.0008849" calcext:value-type="float">
            <text:p>0,0008849</text:p>
          </table:table-cell>
          <table:table-cell table:formula="of:=1000000*([.O19]/[.E19])" office:value-type="float" office:value="1.35513016845329" calcext:value-type="float">
            <text:p>1,36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224140" calcext:value-type="float">
            <text:p>224140</text:p>
          </table:table-cell>
          <table:table-cell office:value-type="float" office:value="99.0144" calcext:value-type="float">
            <text:p>99,0144</text:p>
          </table:table-cell>
          <table:table-cell office:value-type="float" office:value="0.985568" calcext:value-type="float">
            <text:p>0,985568</text:p>
          </table:table-cell>
          <table:table-cell office:value-type="float" office:value="48.6335" calcext:value-type="float">
            <text:p>48,6335</text:p>
          </table:table-cell>
          <table:table-cell office:value-type="float" office:value="96.2373" calcext:value-type="float">
            <text:p>96,2373</text:p>
          </table:table-cell>
          <table:table-cell office:value-type="float" office:value="3.76269" calcext:value-type="float">
            <text:p>3,76269</text:p>
          </table:table-cell>
          <table:table-cell office:value-type="float" office:value="49.465" calcext:value-type="float">
            <text:p>49,465</text:p>
          </table:table-cell>
          <table:table-cell office:value-type="float" office:value="6.64809" calcext:value-type="float">
            <text:p>6,64809</text:p>
          </table:table-cell>
          <table:table-cell office:value-type="float" office:value="0.697581" calcext:value-type="float">
            <text:p>0,697581</text:p>
          </table:table-cell>
          <table:table-cell office:value-type="float" office:value="0.627154" calcext:value-type="float">
            <text:p>0,627154</text:p>
          </table:table-cell>
          <table:table-cell table:formula="of:=1000000*([.O20]/[.E20])" office:value-type="float" office:value="4.40043221700662" calcext:value-type="float">
            <text:p>4,4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12745.8" calcext:value-type="float">
            <text:p>12745,8</text:p>
          </table:table-cell>
          <table:table-cell office:value-type="float" office:value="98.574" calcext:value-type="float">
            <text:p>98,574</text:p>
          </table:table-cell>
          <table:table-cell office:value-type="float" office:value="1.42603" calcext:value-type="float">
            <text:p>1,42603</text:p>
          </table:table-cell>
          <table:table-cell office:value-type="float" office:value="24.6386" calcext:value-type="float">
            <text:p>24,6386</text:p>
          </table:table-cell>
          <table:table-cell office:value-type="float" office:value="91.8058" calcext:value-type="float">
            <text:p>91,8058</text:p>
          </table:table-cell>
          <table:table-cell office:value-type="float" office:value="8.19423" calcext:value-type="float">
            <text:p>8,19423</text:p>
          </table:table-cell>
          <table:table-cell office:value-type="float" office:value="73.1623" calcext:value-type="float">
            <text:p>73,1623</text:p>
          </table:table-cell>
          <table:table-cell office:value-type="float" office:value="0.832082" calcext:value-type="float">
            <text:p>0,832082</text:p>
          </table:table-cell>
          <table:table-cell office:value-type="float" office:value="0.0893979" calcext:value-type="float">
            <text:p>0,0893979</text:p>
          </table:table-cell>
          <table:table-cell office:value-type="float" office:value="0.0824018" calcext:value-type="float">
            <text:p>0,0824018</text:p>
          </table:table-cell>
          <table:table-cell table:formula="of:=1000000*([.O21]/[.E21])" office:value-type="float" office:value="8.38951333740582" calcext:value-type="float">
            <text:p>8,39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96619.6" calcext:value-type="float">
            <text:p>96619,6</text:p>
          </table:table-cell>
          <table:table-cell office:value-type="float" office:value="82.3881" calcext:value-type="float">
            <text:p>82,3881</text:p>
          </table:table-cell>
          <table:table-cell office:value-type="float" office:value="17.6119" calcext:value-type="float">
            <text:p>17,6119</text:p>
          </table:table-cell>
          <table:table-cell office:value-type="float" office:value="86.9504" calcext:value-type="float">
            <text:p>86,9504</text:p>
          </table:table-cell>
          <table:table-cell office:value-type="float" office:value="86.9523" calcext:value-type="float">
            <text:p>86,9523</text:p>
          </table:table-cell>
          <table:table-cell office:value-type="float" office:value="13.0477" calcext:value-type="float">
            <text:p>13,0477</text:p>
          </table:table-cell>
          <table:table-cell office:value-type="float" office:value="0.00222159" calcext:value-type="float">
            <text:p>0,00222159</text:p>
          </table:table-cell>
          <table:table-cell office:value-type="float" office:value="62.7188" calcext:value-type="float">
            <text:p>62,7188</text:p>
          </table:table-cell>
          <table:table-cell office:value-type="float" office:value="2.88512" calcext:value-type="float">
            <text:p>2,88512</text:p>
          </table:table-cell>
          <table:table-cell office:value-type="float" office:value="2.78725" calcext:value-type="float">
            <text:p>2,78725</text:p>
          </table:table-cell>
          <table:table-cell table:formula="of:=1000000*([.O22]/[.E22])" office:value-type="float" office:value="5.62920461040391" calcext:value-type="float">
            <text:p>5,63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56134.3" calcext:value-type="float">
            <text:p>56134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84" calcext:value-type="float">
            <text:p>53,84</text:p>
          </table:table-cell>
          <table:table-cell office:value-type="float" office:value="1.72762" calcext:value-type="float">
            <text:p>1,72762</text:p>
          </table:table-cell>
          <table:table-cell office:value-type="float" office:value="0.223184" calcext:value-type="float">
            <text:p>0,223184</text:p>
          </table:table-cell>
          <table:table-cell office:value-type="float" office:value="0.181758" calcext:value-type="float">
            <text:p>0,181758</text:p>
          </table:table-cell>
          <table:table-cell table:formula="of:=1000000*([.O23]/[.E23])" office:value-type="float" office:value="2.92577628253626" calcext:value-type="float">
            <text:p>2,9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2139" calcext:value-type="float">
            <text:p>21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149636" calcext:value-type="float">
            <text:p>0,0149636</text:p>
          </table:table-cell>
          <table:table-cell office:value-type="float" office:value="0.0018348" calcext:value-type="float">
            <text:p>0,0018348</text:p>
          </table:table-cell>
          <table:table-cell office:value-type="float" office:value="0.0012815" calcext:value-type="float">
            <text:p>0,0012815</text:p>
          </table:table-cell>
          <table:table-cell table:formula="of:=1000000*([.O24]/[.E24])" office:value-type="float" office:value="1.2815" calcext:value-type="float">
            <text:p>1,28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9128" calcext:value-type="float">
            <text:p>9128</text:p>
          </table:table-cell>
          <table:table-cell office:value-type="float" office:value="83.0908" calcext:value-type="float">
            <text:p>83,0908</text:p>
          </table:table-cell>
          <table:table-cell office:value-type="float" office:value="16.9092" calcext:value-type="float">
            <text:p>16,9092</text:p>
          </table:table-cell>
          <table:table-cell office:value-type="float" office:value="83.2282" calcext:value-type="float">
            <text:p>83,2282</text:p>
          </table:table-cell>
          <table:table-cell office:value-type="float" office:value="83.2588" calcext:value-type="float">
            <text:p>83,2588</text:p>
          </table:table-cell>
          <table:table-cell office:value-type="float" office:value="16.7412" calcext:value-type="float">
            <text:p>16,7412</text:p>
          </table:table-cell>
          <table:table-cell office:value-type="float" office:value="0.0368034" calcext:value-type="float">
            <text:p>0,0368034</text:p>
          </table:table-cell>
          <table:table-cell office:value-type="float" office:value="0.222003" calcext:value-type="float">
            <text:p>0,222003</text:p>
          </table:table-cell>
          <table:table-cell office:value-type="float" office:value="0.0392797" calcext:value-type="float">
            <text:p>0,0392797</text:p>
          </table:table-cell>
          <table:table-cell office:value-type="float" office:value="0.0290378" calcext:value-type="float">
            <text:p>0,0290378</text:p>
          </table:table-cell>
          <table:table-cell table:formula="of:=1000000*([.O25]/[.E25])" office:value-type="float" office:value="1.52669821240799" calcext:value-type="float">
            <text:p>1,53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990.1" calcext:value-type="float">
            <text:p>2990,1</text:p>
          </table:table-cell>
          <table:table-cell office:value-type="float" office:value="92.7136" calcext:value-type="float">
            <text:p>92,7136</text:p>
          </table:table-cell>
          <table:table-cell office:value-type="float" office:value="7.28636" calcext:value-type="float">
            <text:p>7,28636</text:p>
          </table:table-cell>
          <table:table-cell office:value-type="float" office:value="92.5694" calcext:value-type="float">
            <text:p>92,5694</text:p>
          </table:table-cell>
          <table:table-cell office:value-type="float" office:value="93.5964" calcext:value-type="float">
            <text:p>93,5964</text:p>
          </table:table-cell>
          <table:table-cell office:value-type="float" office:value="6.4036" calcext:value-type="float">
            <text:p>6,4036</text:p>
          </table:table-cell>
          <table:table-cell office:value-type="float" office:value="1.09722" calcext:value-type="float">
            <text:p>1,09722</text:p>
          </table:table-cell>
          <table:table-cell office:value-type="float" office:value="0.103659" calcext:value-type="float">
            <text:p>0,103659</text:p>
          </table:table-cell>
          <table:table-cell office:value-type="float" office:value="0.0133983" calcext:value-type="float">
            <text:p>0,0133983</text:p>
          </table:table-cell>
          <table:table-cell office:value-type="float" office:value="0.0095561" calcext:value-type="float">
            <text:p>0,0095561</text:p>
          </table:table-cell>
          <table:table-cell table:formula="of:=1000000*([.O26]/[.E26])" office:value-type="float" office:value="1.32723611111111" calcext:value-type="float">
            <text:p>1,33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45966.1" calcext:value-type="float">
            <text:p>45966,1</text:p>
          </table:table-cell>
          <table:table-cell table:style-name="ce53" table:formula="of:=AVERAGE([.G28:.G34])" office:value-type="float" office:value="99.6988142857143" calcext:value-type="float">
            <text:p>99,70</text:p>
          </table:table-cell>
          <table:table-cell table:style-name="ce53" table:formula="of:=AVERAGE([.H28:.H34])" office:value-type="float" office:value="0.301183925714286" calcext:value-type="float">
            <text:p>0,30</text:p>
          </table:table-cell>
          <table:table-cell table:style-name="ce53" table:formula="of:=AVERAGE([.I28:.I34])" office:value-type="float" office:value="32.4701471428571" calcext:value-type="float">
            <text:p>32,47</text:p>
          </table:table-cell>
          <table:table-cell table:style-name="ce53" table:formula="of:=AVERAGE([.J28:.J34])" office:value-type="float" office:value="75.0395285714286" calcext:value-type="float">
            <text:p>75,04</text:p>
          </table:table-cell>
          <table:table-cell table:style-name="ce53" table:formula="of:=AVERAGE([.K28:.K34])" office:value-type="float" office:value="24.9604571428571" calcext:value-type="float">
            <text:p>24,96</text:p>
          </table:table-cell>
          <table:table-cell table:style-name="ce53" table:formula="of:=AVERAGE([.L28:.L34])" office:value-type="float" office:value="62.7007714285714" calcext:value-type="float">
            <text:p>62,70</text:p>
          </table:table-cell>
          <table:table-cell table:style-name="ce55" table:formula="of:=AVERAGE([.M28:.M34])" office:value-type="float" office:value="0.272003571428571" calcext:value-type="float">
            <text:p>0,27200</text:p>
          </table:table-cell>
          <table:table-cell table:style-name="ce55" table:formula="of:=AVERAGE([.N28:.N34])" office:value-type="float" office:value="0.0149192714285714" calcext:value-type="float">
            <text:p>0,01492</text:p>
          </table:table-cell>
          <table:table-cell table:style-name="ce55" table:formula="of:=AVERAGE([.O28:.O34])" office:value-type="float" office:value="0.0146806" calcext:value-type="float">
            <text:p>0,01468</text:p>
          </table:table-cell>
          <table:table-cell table:style-name="ce53" table:formula="of:=1000000*([.O27]/[.E27])" office:value-type="float" office:value="56.3091506849315" calcext:value-type="float">
            <text:p>56,31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994.3" calcext:value-type="float">
            <text:p>1994,3</text:p>
          </table:table-cell>
          <table:table-cell office:value-type="float" office:value="99.3087" calcext:value-type="float">
            <text:p>99,3087</text:p>
          </table:table-cell>
          <table:table-cell office:value-type="float" office:value="0.691283" calcext:value-type="float">
            <text:p>0,691283</text:p>
          </table:table-cell>
          <table:table-cell office:value-type="float" office:value="41.5094" calcext:value-type="float">
            <text:p>41,5094</text:p>
          </table:table-cell>
          <table:table-cell office:value-type="float" office:value="92.9577" calcext:value-type="float">
            <text:p>92,9577</text:p>
          </table:table-cell>
          <table:table-cell office:value-type="float" office:value="7.04225" calcext:value-type="float">
            <text:p>7,04225</text:p>
          </table:table-cell>
          <table:table-cell office:value-type="float" office:value="55.3459" calcext:value-type="float">
            <text:p>55,3459</text:p>
          </table:table-cell>
          <table:table-cell office:value-type="float" office:value="0.0086764" calcext:value-type="float">
            <text:p>0,0086764</text:p>
          </table:table-cell>
          <table:table-cell office:value-type="float" office:value="0.0049195" calcext:value-type="float">
            <text:p>0,0049195</text:p>
          </table:table-cell>
          <table:table-cell office:value-type="float" office:value="0.0048119" calcext:value-type="float">
            <text:p>0,0048119</text:p>
          </table:table-cell>
          <table:table-cell table:formula="of:=1000000*([.O28]/[.E28])" office:value-type="float" office:value="30.2635220125786" calcext:value-type="float">
            <text:p>30,26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4578.3" calcext:value-type="float">
            <text:p>4578,3</text:p>
          </table:table-cell>
          <table:table-cell office:value-type="float" office:value="99.8429" calcext:value-type="float">
            <text:p>99,8429</text:p>
          </table:table-cell>
          <table:table-cell office:value-type="float" office:value="0.15707" calcext:value-type="float">
            <text:p>0,15707</text:p>
          </table:table-cell>
          <table:table-cell office:value-type="float" office:value="33.9726" calcext:value-type="float">
            <text:p>33,9726</text:p>
          </table:table-cell>
          <table:table-cell office:value-type="float" office:value="71.2644" calcext:value-type="float">
            <text:p>71,2644</text:p>
          </table:table-cell>
          <table:table-cell office:value-type="float" office:value="28.7356" calcext:value-type="float">
            <text:p>28,7356</text:p>
          </table:table-cell>
          <table:table-cell office:value-type="float" office:value="52.3288" calcext:value-type="float">
            <text:p>52,3288</text:p>
          </table:table-cell>
          <table:table-cell office:value-type="float" office:value="0.0140382" calcext:value-type="float">
            <text:p>0,0140382</text:p>
          </table:table-cell>
          <table:table-cell office:value-type="float" office:value="0.0112612" calcext:value-type="float">
            <text:p>0,0112612</text:p>
          </table:table-cell>
          <table:table-cell office:value-type="float" office:value="0.0110234" calcext:value-type="float">
            <text:p>0,0110234</text:p>
          </table:table-cell>
          <table:table-cell table:formula="of:=1000000*([.O29]/[.E29])" office:value-type="float" office:value="30.201095890411" calcext:value-type="float">
            <text:p>30,2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998.9" calcext:value-type="float">
            <text:p>998,9</text:p>
          </table:table-cell>
          <table:table-cell office:value-type="float" office:value="98.7475" calcext:value-type="float">
            <text:p>98,7475</text:p>
          </table:table-cell>
          <table:table-cell office:value-type="float" office:value="1.25249" calcext:value-type="float">
            <text:p>1,25249</text:p>
          </table:table-cell>
          <table:table-cell office:value-type="float" office:value="25.2525" calcext:value-type="float">
            <text:p>25,2525</text:p>
          </table:table-cell>
          <table:table-cell office:value-type="float" office:value="66.9643" calcext:value-type="float">
            <text:p>66,9643</text:p>
          </table:table-cell>
          <table:table-cell office:value-type="float" office:value="33.0357" calcext:value-type="float">
            <text:p>33,0357</text:p>
          </table:table-cell>
          <table:table-cell office:value-type="float" office:value="62.2896" calcext:value-type="float">
            <text:p>62,2896</text:p>
          </table:table-cell>
          <table:table-cell office:value-type="float" office:value="0.0043055" calcext:value-type="float">
            <text:p>0,0043055</text:p>
          </table:table-cell>
          <table:table-cell office:value-type="float" office:value="0.0007751" calcext:value-type="float">
            <text:p>0,0007751</text:p>
          </table:table-cell>
          <table:table-cell office:value-type="float" office:value="0.000588" calcext:value-type="float">
            <text:p>0,000588</text:p>
          </table:table-cell>
          <table:table-cell table:formula="of:=1000000*([.O30]/[.E30])" office:value-type="float" office:value="1.97979797979798" calcext:value-type="float">
            <text:p>1,9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2192.3" calcext:value-type="float">
            <text:p>22192,3</text:p>
          </table:table-cell>
          <table:table-cell office:value-type="float" office:value="99.9926" calcext:value-type="float">
            <text:p>99,9926</text:p>
          </table:table-cell>
          <table:table-cell office:value-type="float" office:value="0.00744448" calcext:value-type="float">
            <text:p>0,00744448</text:p>
          </table:table-cell>
          <table:table-cell office:value-type="float" office:value="44.1595" calcext:value-type="float">
            <text:p>44,1595</text:p>
          </table:table-cell>
          <table:table-cell office:value-type="float" office:value="98.7261" calcext:value-type="float">
            <text:p>98,7261</text:p>
          </table:table-cell>
          <table:table-cell office:value-type="float" office:value="1.27389" calcext:value-type="float">
            <text:p>1,27389</text:p>
          </table:table-cell>
          <table:table-cell office:value-type="float" office:value="55.2707" calcext:value-type="float">
            <text:p>55,2707</text:p>
          </table:table-cell>
          <table:table-cell office:value-type="float" office:value="0.0781156" calcext:value-type="float">
            <text:p>0,0781156</text:p>
          </table:table-cell>
          <table:table-cell office:value-type="float" office:value="0.0134226" calcext:value-type="float">
            <text:p>0,0134226</text:p>
          </table:table-cell>
          <table:table-cell office:value-type="float" office:value="0.0131537" calcext:value-type="float">
            <text:p>0,0131537</text:p>
          </table:table-cell>
          <table:table-cell table:formula="of:=1000000*([.O31]/[.E31])" office:value-type="float" office:value="37.4749287749288" calcext:value-type="float">
            <text:p>37,47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94037" calcext:value-type="float">
            <text:p>19403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32721" calcext:value-type="float">
            <text:p>1,32721</text:p>
          </table:table-cell>
          <table:table-cell office:value-type="float" office:value="0.0349653" calcext:value-type="float">
            <text:p>0,0349653</text:p>
          </table:table-cell>
          <table:table-cell office:value-type="float" office:value="0.0346452" calcext:value-type="float">
            <text:p>0,0346452</text:p>
          </table:table-cell>
          <table:table-cell table:formula="of:=1000000*([.O32]/[.E32])" office:value-type="float" office:value="166.563461538462" calcext:value-type="float">
            <text:p>166,5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96034" calcext:value-type="float">
            <text:p>960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49813" calcext:value-type="float">
            <text:p>1,498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5019" calcext:value-type="float">
            <text:p>98,5019</text:p>
          </table:table-cell>
          <table:table-cell office:value-type="float" office:value="0.465564" calcext:value-type="float">
            <text:p>0,465564</text:p>
          </table:table-cell>
          <table:table-cell office:value-type="float" office:value="0.0362737" calcext:value-type="float">
            <text:p>0,0362737</text:p>
          </table:table-cell>
          <table:table-cell office:value-type="float" office:value="0.0358678" calcext:value-type="float">
            <text:p>0,0358678</text:p>
          </table:table-cell>
          <table:table-cell table:formula="of:=1000000*([.O33]/[.E33])" office:value-type="float" office:value="134.336329588015" calcext:value-type="float">
            <text:p>134,34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927.9" calcext:value-type="float">
            <text:p>1927,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989" calcext:value-type="float">
            <text:p>80,8989</text:p>
          </table:table-cell>
          <table:table-cell office:value-type="float" office:value="95.3642" calcext:value-type="float">
            <text:p>95,3642</text:p>
          </table:table-cell>
          <table:table-cell office:value-type="float" office:value="4.63576" calcext:value-type="float">
            <text:p>4,63576</text:p>
          </table:table-cell>
          <table:table-cell office:value-type="float" office:value="15.1685" calcext:value-type="float">
            <text:p>15,1685</text:p>
          </table:table-cell>
          <table:table-cell office:value-type="float" office:value="0.0061153" calcext:value-type="float">
            <text:p>0,0061153</text:p>
          </table:table-cell>
          <table:table-cell office:value-type="float" office:value="0.0028175" calcext:value-type="float">
            <text:p>0,0028175</text:p>
          </table:table-cell>
          <table:table-cell office:value-type="float" office:value="0.0026742" calcext:value-type="float">
            <text:p>0,0026742</text:p>
          </table:table-cell>
          <table:table-cell table:formula="of:=1000000*([.O34]/[.E34])" office:value-type="float" office:value="15.023595505618" calcext:value-type="float">
            <text:p>15,02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214945.391666667" calcext:value-type="float">
            <text:p>214945,4</text:p>
          </table:table-cell>
          <table:table-cell table:style-name="ce53" table:formula="of:=AVERAGE([.G36:.G47])" office:value-type="float" office:value="89.99145" calcext:value-type="float">
            <text:p>89,99</text:p>
          </table:table-cell>
          <table:table-cell table:style-name="ce53" table:formula="of:=AVERAGE([.H36:.H47])" office:value-type="float" office:value="10.0085485833333" calcext:value-type="float">
            <text:p>10,01</text:p>
          </table:table-cell>
          <table:table-cell table:style-name="ce53" table:formula="of:=AVERAGE([.I36:.I47])" office:value-type="float" office:value="76.4101" calcext:value-type="float">
            <text:p>76,41</text:p>
          </table:table-cell>
          <table:table-cell table:style-name="ce53" table:formula="of:=AVERAGE([.J36:.J47])" office:value-type="float" office:value="80.2226833333333" calcext:value-type="float">
            <text:p>80,22</text:p>
          </table:table-cell>
          <table:table-cell table:style-name="ce53" table:formula="of:=AVERAGE([.K36:.K47])" office:value-type="float" office:value="19.7773235" calcext:value-type="float">
            <text:p>19,78</text:p>
          </table:table-cell>
          <table:table-cell table:style-name="ce53" table:formula="of:=AVERAGE([.L36:.L47])" office:value-type="float" office:value="4.53106041666667" calcext:value-type="float">
            <text:p>4,53</text:p>
          </table:table-cell>
          <table:table-cell table:style-name="ce55" table:formula="of:=AVERAGE([.M36:.M47])" office:value-type="float" office:value="1.92683250833333" calcext:value-type="float">
            <text:p>1,92683</text:p>
          </table:table-cell>
          <table:table-cell table:style-name="ce55" table:formula="of:=AVERAGE([.N36:.N47])" office:value-type="float" office:value="0.115002708333333" calcext:value-type="float">
            <text:p>0,11500</text:p>
          </table:table-cell>
          <table:table-cell table:style-name="ce55" table:formula="of:=AVERAGE([.O36:.O47])" office:value-type="float" office:value="0.110767625" calcext:value-type="float">
            <text:p>0,11077</text:p>
          </table:table-cell>
          <table:table-cell table:style-name="ce53" table:formula="of:=1000000*([.O35]/[.E35])" office:value-type="float" office:value="18.216611618951" calcext:value-type="float">
            <text:p>18,22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6419.7" calcext:value-type="float">
            <text:p>16419,7</text:p>
          </table:table-cell>
          <table:table-cell office:value-type="float" office:value="95.7321" calcext:value-type="float">
            <text:p>95,7321</text:p>
          </table:table-cell>
          <table:table-cell office:value-type="float" office:value="4.26789" calcext:value-type="float">
            <text:p>4,26789</text:p>
          </table:table-cell>
          <table:table-cell office:value-type="float" office:value="60.8747" calcext:value-type="float">
            <text:p>60,8747</text:p>
          </table:table-cell>
          <table:table-cell office:value-type="float" office:value="64.2946" calcext:value-type="float">
            <text:p>64,2946</text:p>
          </table:table-cell>
          <table:table-cell office:value-type="float" office:value="35.7054" calcext:value-type="float">
            <text:p>35,7054</text:p>
          </table:table-cell>
          <table:table-cell office:value-type="float" office:value="5.31915" calcext:value-type="float">
            <text:p>5,31915</text:p>
          </table:table-cell>
          <table:table-cell office:value-type="float" office:value="0.0517242" calcext:value-type="float">
            <text:p>0,0517242</text:p>
          </table:table-cell>
          <table:table-cell office:value-type="float" office:value="0.0148727" calcext:value-type="float">
            <text:p>0,0148727</text:p>
          </table:table-cell>
          <table:table-cell office:value-type="float" office:value="0.014306" calcext:value-type="float">
            <text:p>0,014306</text:p>
          </table:table-cell>
          <table:table-cell table:formula="of:=1000000*([.O36]/[.E36])" office:value-type="float" office:value="16.9101654846336" calcext:value-type="float">
            <text:p>16,91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700.9" calcext:value-type="float">
            <text:p>4700,9</text:p>
          </table:table-cell>
          <table:table-cell office:value-type="float" office:value="96.3107" calcext:value-type="float">
            <text:p>96,3107</text:p>
          </table:table-cell>
          <table:table-cell office:value-type="float" office:value="3.68933" calcext:value-type="float">
            <text:p>3,68933</text:p>
          </table:table-cell>
          <table:table-cell office:value-type="float" office:value="93.9394" calcext:value-type="float">
            <text:p>93,9394</text:p>
          </table:table-cell>
          <table:table-cell office:value-type="float" office:value="94.1296" calcext:value-type="float">
            <text:p>94,1296</text:p>
          </table:table-cell>
          <table:table-cell office:value-type="float" office:value="5.87045" calcext:value-type="float">
            <text:p>5,87045</text:p>
          </table:table-cell>
          <table:table-cell office:value-type="float" office:value="0.20202" calcext:value-type="float">
            <text:p>0,20202</text:p>
          </table:table-cell>
          <table:table-cell office:value-type="float" office:value="0.020658" calcext:value-type="float">
            <text:p>0,020658</text:p>
          </table:table-cell>
          <table:table-cell office:value-type="float" office:value="0.0024898" calcext:value-type="float">
            <text:p>0,0024898</text:p>
          </table:table-cell>
          <table:table-cell office:value-type="float" office:value="0.0018889" calcext:value-type="float">
            <text:p>0,0018889</text:p>
          </table:table-cell>
          <table:table-cell table:formula="of:=1000000*([.O37]/[.E37])" office:value-type="float" office:value="1.9079797979798" calcext:value-type="float">
            <text:p>1,9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1452" calcext:value-type="float">
            <text:p>11452</text:p>
          </table:table-cell>
          <table:table-cell office:value-type="float" office:value="96.2205" calcext:value-type="float">
            <text:p>96,2205</text:p>
          </table:table-cell>
          <table:table-cell office:value-type="float" office:value="3.77948" calcext:value-type="float">
            <text:p>3,77948</text:p>
          </table:table-cell>
          <table:table-cell office:value-type="float" office:value="92.2944" calcext:value-type="float">
            <text:p>92,2944</text:p>
          </table:table-cell>
          <table:table-cell office:value-type="float" office:value="93.7555" calcext:value-type="float">
            <text:p>93,7555</text:p>
          </table:table-cell>
          <table:table-cell office:value-type="float" office:value="6.2445" calcext:value-type="float">
            <text:p>6,2445</text:p>
          </table:table-cell>
          <table:table-cell office:value-type="float" office:value="1.55844" calcext:value-type="float">
            <text:p>1,55844</text:p>
          </table:table-cell>
          <table:table-cell office:value-type="float" office:value="0.0775202" calcext:value-type="float">
            <text:p>0,0775202</text:p>
          </table:table-cell>
          <table:table-cell office:value-type="float" office:value="0.0162316" calcext:value-type="float">
            <text:p>0,0162316</text:p>
          </table:table-cell>
          <table:table-cell office:value-type="float" office:value="0.0147901" calcext:value-type="float">
            <text:p>0,0147901</text:p>
          </table:table-cell>
          <table:table-cell table:formula="of:=1000000*([.O38]/[.E38])" office:value-type="float" office:value="6.40264069264069" calcext:value-type="float">
            <text:p>6,4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5860.8" calcext:value-type="float">
            <text:p>5860,8</text:p>
          </table:table-cell>
          <table:table-cell office:value-type="float" office:value="74.0311" calcext:value-type="float">
            <text:p>74,0311</text:p>
          </table:table-cell>
          <table:table-cell office:value-type="float" office:value="25.9689" calcext:value-type="float">
            <text:p>25,9689</text:p>
          </table:table-cell>
          <table:table-cell office:value-type="float" office:value="58.5991" calcext:value-type="float">
            <text:p>58,5991</text:p>
          </table:table-cell>
          <table:table-cell office:value-type="float" office:value="59.1167" calcext:value-type="float">
            <text:p>59,1167</text:p>
          </table:table-cell>
          <table:table-cell office:value-type="float" office:value="40.8833" calcext:value-type="float">
            <text:p>40,8833</text:p>
          </table:table-cell>
          <table:table-cell office:value-type="float" office:value="0.875547" calcext:value-type="float">
            <text:p>0,875547</text:p>
          </table:table-cell>
          <table:table-cell office:value-type="float" office:value="0.0352016" calcext:value-type="float">
            <text:p>0,0352016</text:p>
          </table:table-cell>
          <table:table-cell office:value-type="float" office:value="0.0062836" calcext:value-type="float">
            <text:p>0,0062836</text:p>
          </table:table-cell>
          <table:table-cell office:value-type="float" office:value="0.0053776" calcext:value-type="float">
            <text:p>0,0053776</text:p>
          </table:table-cell>
          <table:table-cell table:formula="of:=1000000*([.O39]/[.E39])" office:value-type="float" office:value="3.36310193871169" calcext:value-type="float">
            <text:p>3,36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6166.2" calcext:value-type="float">
            <text:p>6166,2</text:p>
          </table:table-cell>
          <table:table-cell office:value-type="float" office:value="60.2856" calcext:value-type="float">
            <text:p>60,2856</text:p>
          </table:table-cell>
          <table:table-cell office:value-type="float" office:value="39.7144" calcext:value-type="float">
            <text:p>39,7144</text:p>
          </table:table-cell>
          <table:table-cell office:value-type="float" office:value="51.4904" calcext:value-type="float">
            <text:p>51,4904</text:p>
          </table:table-cell>
          <table:table-cell office:value-type="float" office:value="51.5746" calcext:value-type="float">
            <text:p>51,5746</text:p>
          </table:table-cell>
          <table:table-cell office:value-type="float" office:value="48.4254" calcext:value-type="float">
            <text:p>48,4254</text:p>
          </table:table-cell>
          <table:table-cell office:value-type="float" office:value="0.163332" calcext:value-type="float">
            <text:p>0,163332</text:p>
          </table:table-cell>
          <table:table-cell office:value-type="float" office:value="0.0878811" calcext:value-type="float">
            <text:p>0,0878811</text:p>
          </table:table-cell>
          <table:table-cell office:value-type="float" office:value="0.0228226" calcext:value-type="float">
            <text:p>0,0228226</text:p>
          </table:table-cell>
          <table:table-cell office:value-type="float" office:value="0.0198055" calcext:value-type="float">
            <text:p>0,0198055</text:p>
          </table:table-cell>
          <table:table-cell table:formula="of:=1000000*([.O40]/[.E40])" office:value-type="float" office:value="4.04358922008983" calcext:value-type="float">
            <text:p>4,04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9186.7" calcext:value-type="float">
            <text:p>9186,7</text:p>
          </table:table-cell>
          <table:table-cell office:value-type="float" office:value="92.0272" calcext:value-type="float">
            <text:p>92,0272</text:p>
          </table:table-cell>
          <table:table-cell office:value-type="float" office:value="7.97285" calcext:value-type="float">
            <text:p>7,97285</text:p>
          </table:table-cell>
          <table:table-cell office:value-type="float" office:value="85.1425" calcext:value-type="float">
            <text:p>85,1425</text:p>
          </table:table-cell>
          <table:table-cell office:value-type="float" office:value="87.8366" calcext:value-type="float">
            <text:p>87,8366</text:p>
          </table:table-cell>
          <table:table-cell office:value-type="float" office:value="12.1634" calcext:value-type="float">
            <text:p>12,1634</text:p>
          </table:table-cell>
          <table:table-cell office:value-type="float" office:value="3.06722" calcext:value-type="float">
            <text:p>3,06722</text:p>
          </table:table-cell>
          <table:table-cell office:value-type="float" office:value="0.420906" calcext:value-type="float">
            <text:p>0,420906</text:p>
          </table:table-cell>
          <table:table-cell office:value-type="float" office:value="0.0457253" calcext:value-type="float">
            <text:p>0,0457253</text:p>
          </table:table-cell>
          <table:table-cell office:value-type="float" office:value="0.0425447" calcext:value-type="float">
            <text:p>0,0425447</text:p>
          </table:table-cell>
          <table:table-cell table:formula="of:=1000000*([.O41]/[.E41])" office:value-type="float" office:value="9.25488361975201" calcext:value-type="float">
            <text:p>9,25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64258.4" calcext:value-type="float">
            <text:p>64258,4</text:p>
          </table:table-cell>
          <table:table-cell office:value-type="float" office:value="99.7209" calcext:value-type="float">
            <text:p>99,7209</text:p>
          </table:table-cell>
          <table:table-cell office:value-type="float" office:value="0.279095" calcext:value-type="float">
            <text:p>0,279095</text:p>
          </table:table-cell>
          <table:table-cell office:value-type="float" office:value="96.8977" calcext:value-type="float">
            <text:p>96,8977</text:p>
          </table:table-cell>
          <table:table-cell office:value-type="float" office:value="99.1529" calcext:value-type="float">
            <text:p>99,1529</text:p>
          </table:table-cell>
          <table:table-cell office:value-type="float" office:value="0.847142" calcext:value-type="float">
            <text:p>0,847142</text:p>
          </table:table-cell>
          <table:table-cell office:value-type="float" office:value="2.27438" calcext:value-type="float">
            <text:p>2,27438</text:p>
          </table:table-cell>
          <table:table-cell office:value-type="float" office:value="0.367433" calcext:value-type="float">
            <text:p>0,367433</text:p>
          </table:table-cell>
          <table:table-cell office:value-type="float" office:value="0.0770339" calcext:value-type="float">
            <text:p>0,0770339</text:p>
          </table:table-cell>
          <table:table-cell office:value-type="float" office:value="0.0683497" calcext:value-type="float">
            <text:p>0,0683497</text:p>
          </table:table-cell>
          <table:table-cell table:formula="of:=1000000*([.O42]/[.E42])" office:value-type="float" office:value="6.21813136826783" calcext:value-type="float">
            <text:p>6,22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0799" calcext:value-type="float">
            <text:p>100799</text:p>
          </table:table-cell>
          <table:table-cell office:value-type="float" office:value="98.3689" calcext:value-type="float">
            <text:p>98,3689</text:p>
          </table:table-cell>
          <table:table-cell office:value-type="float" office:value="1.63107" calcext:value-type="float">
            <text:p>1,63107</text:p>
          </table:table-cell>
          <table:table-cell office:value-type="float" office:value="63.9595" calcext:value-type="float">
            <text:p>63,9595</text:p>
          </table:table-cell>
          <table:table-cell office:value-type="float" office:value="77.4885" calcext:value-type="float">
            <text:p>77,4885</text:p>
          </table:table-cell>
          <table:table-cell office:value-type="float" office:value="22.5115" calcext:value-type="float">
            <text:p>22,5115</text:p>
          </table:table-cell>
          <table:table-cell office:value-type="float" office:value="17.4595" calcext:value-type="float">
            <text:p>17,4595</text:p>
          </table:table-cell>
          <table:table-cell office:value-type="float" office:value="0.452426" calcext:value-type="float">
            <text:p>0,452426</text:p>
          </table:table-cell>
          <table:table-cell office:value-type="float" office:value="0.21345" calcext:value-type="float">
            <text:p>0,21345</text:p>
          </table:table-cell>
          <table:table-cell office:value-type="float" office:value="0.207536" calcext:value-type="float">
            <text:p>0,207536</text:p>
          </table:table-cell>
          <table:table-cell table:formula="of:=1000000*([.O43]/[.E43])" office:value-type="float" office:value="28.0454054054054" calcext:value-type="float">
            <text:p>28,05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99046" calcext:value-type="float">
            <text:p>199046</text:p>
          </table:table-cell>
          <table:table-cell office:value-type="float" office:value="99.8541" calcext:value-type="float">
            <text:p>99,8541</text:p>
          </table:table-cell>
          <table:table-cell office:value-type="float" office:value="0.145908" calcext:value-type="float">
            <text:p>0,145908</text:p>
          </table:table-cell>
          <table:table-cell office:value-type="float" office:value="71.2838" calcext:value-type="float">
            <text:p>71,2838</text:p>
          </table:table-cell>
          <table:table-cell office:value-type="float" office:value="91.931" calcext:value-type="float">
            <text:p>91,931</text:p>
          </table:table-cell>
          <table:table-cell office:value-type="float" office:value="8.06901" calcext:value-type="float">
            <text:p>8,06901</text:p>
          </table:table-cell>
          <table:table-cell office:value-type="float" office:value="22.4595" calcext:value-type="float">
            <text:p>22,4595</text:p>
          </table:table-cell>
          <table:table-cell office:value-type="float" office:value="0.66171" calcext:value-type="float">
            <text:p>0,66171</text:p>
          </table:table-cell>
          <table:table-cell office:value-type="float" office:value="0.308695" calcext:value-type="float">
            <text:p>0,308695</text:p>
          </table:table-cell>
          <table:table-cell office:value-type="float" office:value="0.303033" calcext:value-type="float">
            <text:p>0,303033</text:p>
          </table:table-cell>
          <table:table-cell table:formula="of:=1000000*([.O44]/[.E44])" office:value-type="float" office:value="40.9504054054054" calcext:value-type="float">
            <text:p>40,95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592801" calcext:value-type="float">
            <text:p>592801</text:p>
          </table:table-cell>
          <table:table-cell office:value-type="float" office:value="83.6153" calcext:value-type="float">
            <text:p>83,6153</text:p>
          </table:table-cell>
          <table:table-cell office:value-type="float" office:value="16.3847" calcext:value-type="float">
            <text:p>16,3847</text:p>
          </table:table-cell>
          <table:table-cell table:number-columns-repeated="2" office:value-type="float" office:value="63.6674" calcext:value-type="float">
            <text:p>63,6674</text:p>
          </table:table-cell>
          <table:table-cell office:value-type="float" office:value="36.3326" calcext:value-type="float">
            <text:p>36,3326</text:p>
          </table:table-cell>
          <table:table-cell office:value-type="float" office:value="0" calcext:value-type="float">
            <text:p>0</text:p>
          </table:table-cell>
          <table:table-cell office:value-type="float" office:value="7.30056" calcext:value-type="float">
            <text:p>7,30056</text:p>
          </table:table-cell>
          <table:table-cell office:value-type="float" office:value="0.27169" calcext:value-type="float">
            <text:p>0,27169</text:p>
          </table:table-cell>
          <table:table-cell office:value-type="float" office:value="0.266964" calcext:value-type="float">
            <text:p>0,266964</text:p>
          </table:table-cell>
          <table:table-cell table:formula="of:=1000000*([.O45]/[.E45])" office:value-type="float" office:value="41.4862470862471" calcext:value-type="float">
            <text:p>41,49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table:style-name="ce58" office:value-type="float" office:value="1482840" calcext:value-type="float">
            <text:p>1,48E+06</text:p>
          </table:table-cell>
          <table:table-cell office:value-type="float" office:value="98.4255" calcext:value-type="float">
            <text:p>98,4255</text:p>
          </table:table-cell>
          <table:table-cell office:value-type="float" office:value="1.57446" calcext:value-type="float">
            <text:p>1,57446</text:p>
          </table:table-cell>
          <table:table-cell office:value-type="float" office:value="95.3273" calcext:value-type="float">
            <text:p>95,3273</text:p>
          </table:table-cell>
          <table:table-cell office:value-type="float" office:value="96.2548" calcext:value-type="float">
            <text:p>96,2548</text:p>
          </table:table-cell>
          <table:table-cell office:value-type="float" office:value="3.74518" calcext:value-type="float">
            <text:p>3,74518</text:p>
          </table:table-cell>
          <table:table-cell office:value-type="float" office:value="0.963636" calcext:value-type="float">
            <text:p>0,963636</text:p>
          </table:table-cell>
          <table:table-cell office:value-type="float" office:value="12.7531" calcext:value-type="float">
            <text:p>12,7531</text:p>
          </table:table-cell>
          <table:table-cell office:value-type="float" office:value="0.211394" calcext:value-type="float">
            <text:p>0,211394</text:p>
          </table:table-cell>
          <table:table-cell office:value-type="float" office:value="0.207965" calcext:value-type="float">
            <text:p>0,207965</text:p>
          </table:table-cell>
          <table:table-cell table:formula="of:=1000000*([.O46]/[.E46])" office:value-type="float" office:value="37.8118181818182" calcext:value-type="float">
            <text:p>37,81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85814" calcext:value-type="float">
            <text:p>85814</text:p>
          </table:table-cell>
          <table:table-cell office:value-type="float" office:value="85.3055" calcext:value-type="float">
            <text:p>85,3055</text:p>
          </table:table-cell>
          <table:table-cell office:value-type="float" office:value="14.6945" calcext:value-type="float">
            <text:p>14,6945</text:p>
          </table:table-cell>
          <table:table-cell office:value-type="float" office:value="83.445" calcext:value-type="float">
            <text:p>83,445</text:p>
          </table:table-cell>
          <table:table-cell office:value-type="float" office:value="83.47" calcext:value-type="float">
            <text:p>83,47</text:p>
          </table:table-cell>
          <table:table-cell office:value-type="float" office:value="16.53" calcext:value-type="float">
            <text:p>16,53</text:p>
          </table:table-cell>
          <table:table-cell office:value-type="float" office:value="0.03" calcext:value-type="float">
            <text:p>0,03</text:p>
          </table:table-cell>
          <table:table-cell office:value-type="float" office:value="0.89287" calcext:value-type="float">
            <text:p>0,89287</text:p>
          </table:table-cell>
          <table:table-cell office:value-type="float" office:value="0.189344" calcext:value-type="float">
            <text:p>0,189344</text:p>
          </table:table-cell>
          <table:table-cell office:value-type="float" office:value="0.176651" calcext:value-type="float">
            <text:p>0,176651</text:p>
          </table:table-cell>
          <table:table-cell table:formula="of:=1000000*([.O47]/[.E47])" office:value-type="float" office:value="8.83255" calcext:value-type="float">
            <text:p>8,83</text:p>
          </table:table-cell>
        </table:table-row>
      </table:table>
      <table:table table:name="UN05_H9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2" table:default-cell-style-name="ce50"/>
        <table:table-column table:style-name="co22" table:default-cell-style-name="ce50"/>
        <table:table-column table:style-name="co12" table:number-columns-repeated="2" table:default-cell-style-name="ce50"/>
        <table:table-column table:style-name="co11" table:default-cell-style-name="ce50"/>
        <table:table-column table:style-name="co16" table:default-cell-style-name="ce50"/>
        <table:table-column table:style-name="co15" table:number-columns-repeated="2" table:default-cell-style-name="ce56"/>
        <table:table-column table:style-name="co13" table:default-cell-style-name="ce56"/>
        <table:table-column table:style-name="co14" table:default-cell-style-name="Default"/>
        <table:table-row table:style-name="ro1">
          <table:table-cell office:value-type="string" calcext:value-type="string">
            <text:p>AddRedundancyThresholdNorm05&amp;AddRedundancyDHamming9</text:p>
          </table:table-cell>
          <table:table-cell table:number-columns-repeated="3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501.538461538462" calcext:value-type="float">
            <text:p>501,5</text:p>
          </table:table-cell>
          <table:table-cell table:style-name="ce53" table:formula="of:=AVERAGE([.G3:.G15])" office:value-type="float" office:value="81.9216076923077" calcext:value-type="float">
            <text:p>81,92</text:p>
          </table:table-cell>
          <table:table-cell table:style-name="ce53" table:formula="of:=AVERAGE([.H3:.H15])" office:value-type="float" office:value="18.0783903846154" calcext:value-type="float">
            <text:p>18,08</text:p>
          </table:table-cell>
          <table:table-cell table:style-name="ce53" table:formula="of:=AVERAGE([.I3:.I15])" office:value-type="float" office:value="69.9648615384615" calcext:value-type="float">
            <text:p>69,96</text:p>
          </table:table-cell>
          <table:table-cell table:style-name="ce53" table:formula="of:=AVERAGE([.J3:.J15])" office:value-type="float" office:value="76.7209615384615" calcext:value-type="float">
            <text:p>76,72</text:p>
          </table:table-cell>
          <table:table-cell table:style-name="ce53" table:formula="of:=AVERAGE([.K3:.K15])" office:value-type="float" office:value="23.2790384615385" calcext:value-type="float">
            <text:p>23,28</text:p>
          </table:table-cell>
          <table:table-cell table:style-name="ce53" table:formula="of:=AVERAGE([.L3:.L15])" office:value-type="float" office:value="7.83082702615385" calcext:value-type="float">
            <text:p>7,83</text:p>
          </table:table-cell>
          <table:table-cell table:style-name="ce55" table:formula="of:=AVERAGE([.M3:.M15])" office:value-type="float" office:value="0.0618281307692308" calcext:value-type="float">
            <text:p>0,06183</text:p>
          </table:table-cell>
          <table:table-cell table:style-name="ce55" table:formula="of:=AVERAGE([.N3:.N15])" office:value-type="float" office:value="0.0097179" calcext:value-type="float">
            <text:p>0,00972</text:p>
          </table:table-cell>
          <table:table-cell table:style-name="ce55" table:formula="of:=AVERAGE([.O3:.O15])" office:value-type="float" office:value="0.00638177692307692" calcext:value-type="float">
            <text:p>0,00638</text:p>
          </table:table-cell>
          <table:table-cell table:style-name="ce53" table:formula="of:=1000000*([.O2]/[.E2])" office:value-type="float" office:value="1.01311653579846" calcext:value-type="float">
            <text:p>1,01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740.7" calcext:value-type="float">
            <text:p>740,7</text:p>
          </table:table-cell>
          <table:table-cell office:value-type="float" office:value="29.2861" calcext:value-type="float">
            <text:p>29,29</text:p>
          </table:table-cell>
          <table:table-cell office:value-type="float" office:value="70.7139" calcext:value-type="float">
            <text:p>70,71</text:p>
          </table:table-cell>
          <table:table-cell office:value-type="float" office:value="18.5673" calcext:value-type="float">
            <text:p>18,57</text:p>
          </table:table-cell>
          <table:table-cell office:value-type="float" office:value="18.5807" calcext:value-type="float">
            <text:p>18,58</text:p>
          </table:table-cell>
          <table:table-cell office:value-type="float" office:value="81.4193" calcext:value-type="float">
            <text:p>81,42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0388454" calcext:value-type="float">
            <text:p>0,03885</text:p>
          </table:table-cell>
          <table:table-cell office:value-type="float" office:value="0.0132842" calcext:value-type="float">
            <text:p>0,01328</text:p>
          </table:table-cell>
          <table:table-cell office:value-type="float" office:value="0.0110453" calcext:value-type="float">
            <text:p>0,01105</text:p>
          </table:table-cell>
          <table:table-cell table:style-name="ce50" table:formula="of:=1000000*([.O3]/[.E3])" office:value-type="float" office:value="2.64621466219454" calcext:value-type="float">
            <text:p>2,65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0.8" calcext:value-type="float">
            <text:p>20,8</text:p>
          </table:table-cell>
          <table:table-cell office:value-type="float" office:value="67.8084" calcext:value-type="float">
            <text:p>67,81</text:p>
          </table:table-cell>
          <table:table-cell office:value-type="float" office:value="32.1916" calcext:value-type="float">
            <text:p>32,19</text:p>
          </table:table-cell>
          <table:table-cell table:number-columns-repeated="2" office:value-type="float" office:value="80.8491" calcext:value-type="float">
            <text:p>80,85</text:p>
          </table:table-cell>
          <table:table-cell office:value-type="float" office:value="19.1509" calcext:value-type="float">
            <text:p>19,15</text:p>
          </table:table-cell>
          <table:table-cell office:value-type="float" office:value="0" calcext:value-type="float">
            <text:p>0,00</text:p>
          </table:table-cell>
          <table:table-cell office:value-type="float" office:value="0.0153761" calcext:value-type="float">
            <text:p>0,01538</text:p>
          </table:table-cell>
          <table:table-cell office:value-type="float" office:value="0.0033857" calcext:value-type="float">
            <text:p>0,00339</text:p>
          </table:table-cell>
          <table:table-cell office:value-type="float" office:value="0.0008269" calcext:value-type="float">
            <text:p>0,00083</text:p>
          </table:table-cell>
          <table:table-cell table:style-name="ce50" table:formula="of:=1000000*([.O4]/[.E4])" office:value-type="float" office:value="0.156018867924528" calcext:value-type="float">
            <text:p>0,16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312.5" calcext:value-type="float">
            <text:p>312,5</text:p>
          </table:table-cell>
          <table:table-cell office:value-type="float" office:value="69.7146" calcext:value-type="float">
            <text:p>69,71</text:p>
          </table:table-cell>
          <table:table-cell office:value-type="float" office:value="30.2854" calcext:value-type="float">
            <text:p>30,29</text:p>
          </table:table-cell>
          <table:table-cell office:value-type="float" office:value="58.2609" calcext:value-type="float">
            <text:p>58,26</text:p>
          </table:table-cell>
          <table:table-cell office:value-type="float" office:value="59.4675" calcext:value-type="float">
            <text:p>59,47</text:p>
          </table:table-cell>
          <table:table-cell office:value-type="float" office:value="40.5325" calcext:value-type="float">
            <text:p>40,53</text:p>
          </table:table-cell>
          <table:table-cell office:value-type="float" office:value="2.02899" calcext:value-type="float">
            <text:p>2,03</text:p>
          </table:table-cell>
          <table:table-cell office:value-type="float" office:value="0.0022876" calcext:value-type="float">
            <text:p>0,00229</text:p>
          </table:table-cell>
          <table:table-cell office:value-type="float" office:value="0.0003937" calcext:value-type="float">
            <text:p>0,00039</text:p>
          </table:table-cell>
          <table:table-cell office:value-type="float" office:value="0.0002068" calcext:value-type="float">
            <text:p>0,00021</text:p>
          </table:table-cell>
          <table:table-cell table:style-name="ce50" table:formula="of:=1000000*([.O5]/[.E5])" office:value-type="float" office:value="0.599420289855072" calcext:value-type="float">
            <text:p>0,6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694.6" calcext:value-type="float">
            <text:p>694,6</text:p>
          </table:table-cell>
          <table:table-cell office:value-type="float" office:value="99.315" calcext:value-type="float">
            <text:p>99,32</text:p>
          </table:table-cell>
          <table:table-cell office:value-type="float" office:value="0.685025" calcext:value-type="float">
            <text:p>0,69</text:p>
          </table:table-cell>
          <table:table-cell office:value-type="float" office:value="28.5185" calcext:value-type="float">
            <text:p>28,52</text:p>
          </table:table-cell>
          <table:table-cell office:value-type="float" office:value="91.6667" calcext:value-type="float">
            <text:p>91,67</text:p>
          </table:table-cell>
          <table:table-cell office:value-type="float" office:value="8.33333" calcext:value-type="float">
            <text:p>8,33</text:p>
          </table:table-cell>
          <table:table-cell office:value-type="float" office:value="68.8889" calcext:value-type="float">
            <text:p>68,89</text:p>
          </table:table-cell>
          <table:table-cell office:value-type="float" office:value="0.0028022" calcext:value-type="float">
            <text:p>0,00280</text:p>
          </table:table-cell>
          <table:table-cell office:value-type="float" office:value="0.0004605" calcext:value-type="float">
            <text:p>0,00046</text:p>
          </table:table-cell>
          <table:table-cell office:value-type="float" office:value="0.0003153" calcext:value-type="float">
            <text:p>0,00032</text:p>
          </table:table-cell>
          <table:table-cell table:style-name="ce50" table:formula="of:=1000000*([.O6]/[.E6])" office:value-type="float" office:value="1.16777777777778" calcext:value-type="float">
            <text:p>1,17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78.1" calcext:value-type="float">
            <text:p>78,1</text:p>
          </table:table-cell>
          <table:table-cell office:value-type="float" office:value="95.2798" calcext:value-type="float">
            <text:p>95,28</text:p>
          </table:table-cell>
          <table:table-cell office:value-type="float" office:value="4.72023" calcext:value-type="float">
            <text:p>4,72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7326" calcext:value-type="float">
            <text:p>0,00073</text:p>
          </table:table-cell>
          <table:table-cell office:value-type="float" office:value="0.0001225" calcext:value-type="float">
            <text:p>0,00012</text:p>
          </table:table-cell>
          <table:table-cell office:value-type="float" office:value="0.0000434" calcext:value-type="float">
            <text:p>0,00004</text:p>
          </table:table-cell>
          <table:table-cell table:style-name="ce50" table:formula="of:=1000000*([.O7]/[.E7])" office:value-type="float" office:value="0.289333333333333" calcext:value-type="float">
            <text:p>0,29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2499" calcext:value-type="float">
            <text:p>0,00225</text:p>
          </table:table-cell>
          <table:table-cell office:value-type="float" office:value="0.0004448" calcext:value-type="float">
            <text:p>0,00044</text:p>
          </table:table-cell>
          <table:table-cell office:value-type="float" office:value="0.0001771" calcext:value-type="float">
            <text:p>0,00018</text:p>
          </table:table-cell>
          <table:table-cell table:style-name="ce50" table:formula="of:=1000000*([.O8]/[.E8])" office:value-type="float" office:value="0.3542" calcext:value-type="float">
            <text:p>0,35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91" calcext:value-type="float">
            <text:p>191</text:p>
          </table:table-cell>
          <table:table-cell office:value-type="float" office:value="86.6706" calcext:value-type="float">
            <text:p>86,67</text:p>
          </table:table-cell>
          <table:table-cell office:value-type="float" office:value="13.3294" calcext:value-type="float">
            <text:p>13,33</text:p>
          </table:table-cell>
          <table:table-cell office:value-type="float" office:value="75.9036" calcext:value-type="float">
            <text:p>75,90</text:p>
          </table:table-cell>
          <table:table-cell office:value-type="float" office:value="81.5006" calcext:value-type="float">
            <text:p>81,50</text:p>
          </table:table-cell>
          <table:table-cell office:value-type="float" office:value="18.4994" calcext:value-type="float">
            <text:p>18,50</text:p>
          </table:table-cell>
          <table:table-cell office:value-type="float" office:value="6.86747" calcext:value-type="float">
            <text:p>6,87</text:p>
          </table:table-cell>
          <table:table-cell office:value-type="float" office:value="0.0033294" calcext:value-type="float">
            <text:p>0,00333</text:p>
          </table:table-cell>
          <table:table-cell office:value-type="float" office:value="0.0006278" calcext:value-type="float">
            <text:p>0,00063</text:p>
          </table:table-cell>
          <table:table-cell office:value-type="float" office:value="0.0002103" calcext:value-type="float">
            <text:p>0,00021</text:p>
          </table:table-cell>
          <table:table-cell table:style-name="ce50" table:formula="of:=1000000*([.O9]/[.E9])" office:value-type="float" office:value="0.253373493975904" calcext:value-type="float">
            <text:p>0,25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01.3" calcext:value-type="float">
            <text:p>101,3</text:p>
          </table:table-cell>
          <table:table-cell office:value-type="float" office:value="93.4045" calcext:value-type="float">
            <text:p>93,40</text:p>
          </table:table-cell>
          <table:table-cell office:value-type="float" office:value="6.59547" calcext:value-type="float">
            <text:p>6,60</text:p>
          </table:table-cell>
          <table:table-cell office:value-type="float" office:value="91.6279" calcext:value-type="float">
            <text:p>91,63</text:p>
          </table:table-cell>
          <table:table-cell office:value-type="float" office:value="92.4883" calcext:value-type="float">
            <text:p>92,49</text:p>
          </table:table-cell>
          <table:table-cell office:value-type="float" office:value="7.51174" calcext:value-type="float">
            <text:p>7,51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12283" calcext:value-type="float">
            <text:p>0,00123</text:p>
          </table:table-cell>
          <table:table-cell office:value-type="float" office:value="0.0002144" calcext:value-type="float">
            <text:p>0,00021</text:p>
          </table:table-cell>
          <table:table-cell office:value-type="float" office:value="0.0000873" calcext:value-type="float">
            <text:p>0,00009</text:p>
          </table:table-cell>
          <table:table-cell table:style-name="ce50" table:formula="of:=1000000*([.O10]/[.E10])" office:value-type="float" office:value="0.406046511627907" calcext:value-type="float">
            <text:p>0,41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520.1" calcext:value-type="float">
            <text:p>520,1</text:p>
          </table:table-cell>
          <table:table-cell office:value-type="float" office:value="94.4494" calcext:value-type="float">
            <text:p>94,45</text:p>
          </table:table-cell>
          <table:table-cell office:value-type="float" office:value="5.55061" calcext:value-type="float">
            <text:p>5,55</text:p>
          </table:table-cell>
          <table:table-cell office:value-type="float" office:value="95.1937" calcext:value-type="float">
            <text:p>95,19</text:p>
          </table:table-cell>
          <table:table-cell office:value-type="float" office:value="95.3156" calcext:value-type="float">
            <text:p>95,32</text:p>
          </table:table-cell>
          <table:table-cell office:value-type="float" office:value="4.68435" calcext:value-type="float">
            <text:p>4,68</text:p>
          </table:table-cell>
          <table:table-cell office:value-type="float" office:value="0.127924" calcext:value-type="float">
            <text:p>0,13</text:p>
          </table:table-cell>
          <table:table-cell office:value-type="float" office:value="0.0406422" calcext:value-type="float">
            <text:p>0,04064</text:p>
          </table:table-cell>
          <table:table-cell office:value-type="float" office:value="0.0063325" calcext:value-type="float">
            <text:p>0,00633</text:p>
          </table:table-cell>
          <table:table-cell office:value-type="float" office:value="0.0034648" calcext:value-type="float">
            <text:p>0,00346</text:p>
          </table:table-cell>
          <table:table-cell table:style-name="ce50" table:formula="of:=1000000*([.O11]/[.E11])" office:value-type="float" office:value="0.633187134502924" calcext:value-type="float">
            <text:p>0,63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407.1" calcext:value-type="float">
            <text:p>407,1</text:p>
          </table:table-cell>
          <table:table-cell office:value-type="float" office:value="80.7785" calcext:value-type="float">
            <text:p>80,78</text:p>
          </table:table-cell>
          <table:table-cell office:value-type="float" office:value="19.2215" calcext:value-type="float">
            <text:p>19,22</text:p>
          </table:table-cell>
          <table:table-cell table:number-columns-repeated="2" office:value-type="float" office:value="81.0696" calcext:value-type="float">
            <text:p>81,07</text:p>
          </table:table-cell>
          <table:table-cell office:value-type="float" office:value="18.9304" calcext:value-type="float">
            <text:p>18,93</text:p>
          </table:table-cell>
          <table:table-cell office:value-type="float" office:value="0" calcext:value-type="float">
            <text:p>0,00</text:p>
          </table:table-cell>
          <table:table-cell office:value-type="float" office:value="0.0313461" calcext:value-type="float">
            <text:p>0,03135</text:p>
          </table:table-cell>
          <table:table-cell office:value-type="float" office:value="0.0056683" calcext:value-type="float">
            <text:p>0,00567</text:p>
          </table:table-cell>
          <table:table-cell office:value-type="float" office:value="0.0026" calcext:value-type="float">
            <text:p>0,00260</text:p>
          </table:table-cell>
          <table:table-cell table:style-name="ce50" table:formula="of:=1000000*([.O12]/[.E12])" office:value-type="float" office:value="0.481125092524056" calcext:value-type="float">
            <text:p>0,48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411.8" calcext:value-type="float">
            <text:p>1411,8</text:p>
          </table:table-cell>
          <table:table-cell office:value-type="float" office:value="86.0492" calcext:value-type="float">
            <text:p>86,05</text:p>
          </table:table-cell>
          <table:table-cell office:value-type="float" office:value="13.9508" calcext:value-type="float">
            <text:p>13,95</text:p>
          </table:table-cell>
          <table:table-cell office:value-type="float" office:value="69.5312" calcext:value-type="float">
            <text:p>69,53</text:p>
          </table:table-cell>
          <table:table-cell office:value-type="float" office:value="71.1052" calcext:value-type="float">
            <text:p>71,11</text:p>
          </table:table-cell>
          <table:table-cell office:value-type="float" office:value="28.8948" calcext:value-type="float">
            <text:p>28,89</text:p>
          </table:table-cell>
          <table:table-cell office:value-type="float" office:value="2.21354" calcext:value-type="float">
            <text:p>2,21</text:p>
          </table:table-cell>
          <table:table-cell office:value-type="float" office:value="0.0069069" calcext:value-type="float">
            <text:p>0,00691</text:p>
          </table:table-cell>
          <table:table-cell office:value-type="float" office:value="0.0010028" calcext:value-type="float">
            <text:p>0,00100</text:p>
          </table:table-cell>
          <table:table-cell office:value-type="float" office:value="0.0006089" calcext:value-type="float">
            <text:p>0,00061</text:p>
          </table:table-cell>
          <table:table-cell table:style-name="ce50" table:formula="of:=1000000*([.O13]/[.E13])" office:value-type="float" office:value="0.792838541666667" calcext:value-type="float">
            <text:p>0,79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518.6" calcext:value-type="float">
            <text:p>1518,6</text:p>
          </table:table-cell>
          <table:table-cell office:value-type="float" office:value="91.1573" calcext:value-type="float">
            <text:p>91,16</text:p>
          </table:table-cell>
          <table:table-cell office:value-type="float" office:value="8.84267" calcext:value-type="float">
            <text:p>8,84</text:p>
          </table:table-cell>
          <table:table-cell office:value-type="float" office:value="61.6883" calcext:value-type="float">
            <text:p>61,69</text:p>
          </table:table-cell>
          <table:table-cell office:value-type="float" office:value="63.9013" calcext:value-type="float">
            <text:p>63,90</text:p>
          </table:table-cell>
          <table:table-cell office:value-type="float" office:value="36.0987" calcext:value-type="float">
            <text:p>36,10</text:p>
          </table:table-cell>
          <table:table-cell office:value-type="float" office:value="3.4632" calcext:value-type="float">
            <text:p>3,46</text:p>
          </table:table-cell>
          <table:table-cell office:value-type="float" office:value="0.004833" calcext:value-type="float">
            <text:p>0,00483</text:p>
          </table:table-cell>
          <table:table-cell office:value-type="float" office:value="0.0007356" calcext:value-type="float">
            <text:p>0,00074</text:p>
          </table:table-cell>
          <table:table-cell office:value-type="float" office:value="0.00049" calcext:value-type="float">
            <text:p>0,00049</text:p>
          </table:table-cell>
          <table:table-cell table:style-name="ce50" table:formula="of:=1000000*([.O14]/[.E14])" office:value-type="float" office:value="1.06060606060606" calcext:value-type="float">
            <text:p>1,06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441.5" calcext:value-type="float">
            <text:p>441,5</text:p>
          </table:table-cell>
          <table:table-cell office:value-type="float" office:value="91.2231" calcext:value-type="float">
            <text:p>91,22</text:p>
          </table:table-cell>
          <table:table-cell office:value-type="float" office:value="8.77687" calcext:value-type="float">
            <text:p>8,78</text:p>
          </table:table-cell>
          <table:table-cell office:value-type="float" office:value="89.9998" calcext:value-type="float">
            <text:p>90,00</text:p>
          </table:table-cell>
          <table:table-cell office:value-type="float" office:value="90.0076" calcext:value-type="float">
            <text:p>90,01</text:p>
          </table:table-cell>
          <table:table-cell office:value-type="float" office:value="9.99241" calcext:value-type="float">
            <text:p>9,99</text:p>
          </table:table-cell>
          <table:table-cell office:value-type="float" office:value="0.00862084" calcext:value-type="float">
            <text:p>0,01</text:p>
          </table:table-cell>
          <table:table-cell office:value-type="float" office:value="0.653186" calcext:value-type="float">
            <text:p>0,65319</text:p>
          </table:table-cell>
          <table:table-cell office:value-type="float" office:value="0.0936599" calcext:value-type="float">
            <text:p>0,09366</text:p>
          </table:table-cell>
          <table:table-cell office:value-type="float" office:value="0.062887" calcext:value-type="float">
            <text:p>0,06289</text:p>
          </table:table-cell>
          <table:table-cell table:style-name="ce50" table:formula="of:=1000000*([.O15]/[.E15])" office:value-type="float" office:value="1.08427731512612" calcext:value-type="float">
            <text:p>1,08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46748.71" calcext:value-type="float">
            <text:p>46748,7</text:p>
          </table:table-cell>
          <table:table-cell table:style-name="ce53" table:formula="of:=AVERAGE([.G17:.G26])" office:value-type="float" office:value="94.00425" calcext:value-type="float">
            <text:p>94,00</text:p>
          </table:table-cell>
          <table:table-cell table:style-name="ce53" table:formula="of:=AVERAGE([.H17:.H26])" office:value-type="float" office:value="5.9957478" calcext:value-type="float">
            <text:p>6,00</text:p>
          </table:table-cell>
          <table:table-cell table:style-name="ce53" table:formula="of:=AVERAGE([.I17:.I26])" office:value-type="float" office:value="55.19148" calcext:value-type="float">
            <text:p>55,19</text:p>
          </table:table-cell>
          <table:table-cell table:style-name="ce53" table:formula="of:=AVERAGE([.J17:.J26])" office:value-type="float" office:value="90.11045" calcext:value-type="float">
            <text:p>90,11</text:p>
          </table:table-cell>
          <table:table-cell table:style-name="ce53" table:formula="of:=AVERAGE([.K17:.K26])" office:value-type="float" office:value="9.889552" calcext:value-type="float">
            <text:p>9,89</text:p>
          </table:table-cell>
          <table:table-cell table:style-name="ce53" table:formula="of:=AVERAGE([.L17:.L26])" office:value-type="float" office:value="37.239034499" calcext:value-type="float">
            <text:p>37,24</text:p>
          </table:table-cell>
          <table:table-cell table:style-name="ce55" table:formula="of:=AVERAGE([.M17:.M26])" office:value-type="float" office:value="7.28220237" calcext:value-type="float">
            <text:p>7,28220</text:p>
          </table:table-cell>
          <table:table-cell table:style-name="ce55" table:formula="of:=AVERAGE([.N17:.N26])" office:value-type="float" office:value="0.40766988" calcext:value-type="float">
            <text:p>0,40767</text:p>
          </table:table-cell>
          <table:table-cell table:style-name="ce55" table:formula="of:=AVERAGE([.O17:.O26])" office:value-type="float" office:value="0.38068214" calcext:value-type="float">
            <text:p>0,38068</text:p>
          </table:table-cell>
          <table:table-cell table:style-name="ce53" table:formula="of:=1000000*([.O16]/[.E16])" office:value-type="float" office:value="4.8594080613537" calcext:value-type="float">
            <text:p>4,8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61529.7" calcext:value-type="float">
            <text:p>61529,7</text:p>
          </table:table-cell>
          <table:table-cell office:value-type="float" office:value="89.5597" calcext:value-type="float">
            <text:p>89,56</text:p>
          </table:table-cell>
          <table:table-cell office:value-type="float" office:value="10.4403" calcext:value-type="float">
            <text:p>10,44</text:p>
          </table:table-cell>
          <table:table-cell office:value-type="float" office:value="65.7799" calcext:value-type="float">
            <text:p>65,78</text:p>
          </table:table-cell>
          <table:table-cell office:value-type="float" office:value="81.4674" calcext:value-type="float">
            <text:p>81,47</text:p>
          </table:table-cell>
          <table:table-cell office:value-type="float" office:value="18.5326" calcext:value-type="float">
            <text:p>18,53</text:p>
          </table:table-cell>
          <table:table-cell office:value-type="float" office:value="19.2561" calcext:value-type="float">
            <text:p>19,26</text:p>
          </table:table-cell>
          <table:table-cell office:value-type="float" office:value="0.698211" calcext:value-type="float">
            <text:p>0,69821</text:p>
          </table:table-cell>
          <table:table-cell office:value-type="float" office:value="0.101455" calcext:value-type="float">
            <text:p>0,10146</text:p>
          </table:table-cell>
          <table:table-cell office:value-type="float" office:value="0.0687251" calcext:value-type="float">
            <text:p>0,06873</text:p>
          </table:table-cell>
          <table:table-cell table:style-name="ce50" table:formula="of:=1000000*([.O17]/[.E17])" office:value-type="float" office:value="1.51972712396621" calcext:value-type="float">
            <text:p>1,52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085.5" calcext:value-type="float">
            <text:p>1085,5</text:p>
          </table:table-cell>
          <table:table-cell office:value-type="float" office:value="96.365" calcext:value-type="float">
            <text:p>96,37</text:p>
          </table:table-cell>
          <table:table-cell office:value-type="float" office:value="3.63499" calcext:value-type="float">
            <text:p>3,63</text:p>
          </table:table-cell>
          <table:table-cell office:value-type="float" office:value="59.7101" calcext:value-type="float">
            <text:p>59,71</text:p>
          </table:table-cell>
          <table:table-cell office:value-type="float" office:value="81.4229" calcext:value-type="float">
            <text:p>81,42</text:p>
          </table:table-cell>
          <table:table-cell office:value-type="float" office:value="18.5771" calcext:value-type="float">
            <text:p>18,58</text:p>
          </table:table-cell>
          <table:table-cell office:value-type="float" office:value="26.6667" calcext:value-type="float">
            <text:p>26,67</text:p>
          </table:table-cell>
          <table:table-cell office:value-type="float" office:value="0.007703" calcext:value-type="float">
            <text:p>0,00770</text:p>
          </table:table-cell>
          <table:table-cell office:value-type="float" office:value="0.0013231" calcext:value-type="float">
            <text:p>0,00132</text:p>
          </table:table-cell>
          <table:table-cell office:value-type="float" office:value="0.0008823" calcext:value-type="float">
            <text:p>0,00088</text:p>
          </table:table-cell>
          <table:table-cell table:style-name="ce50" table:formula="of:=1000000*([.O18]/[.E18])" office:value-type="float" office:value="1.27869565217391" calcext:value-type="float">
            <text:p>1,28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971.1" calcext:value-type="float">
            <text:p>971,1</text:p>
          </table:table-cell>
          <table:table-cell office:value-type="float" office:value="98.3369" calcext:value-type="float">
            <text:p>98,34</text:p>
          </table:table-cell>
          <table:table-cell office:value-type="float" office:value="1.66313" calcext:value-type="float">
            <text:p>1,66</text:p>
          </table:table-cell>
          <table:table-cell office:value-type="float" office:value="43.6447" calcext:value-type="float">
            <text:p>43,64</text:p>
          </table:table-cell>
          <table:table-cell office:value-type="float" office:value="86.3636" calcext:value-type="float">
            <text:p>86,36</text:p>
          </table:table-cell>
          <table:table-cell office:value-type="float" office:value="13.6364" calcext:value-type="float">
            <text:p>13,64</text:p>
          </table:table-cell>
          <table:table-cell office:value-type="float" office:value="49.464" calcext:value-type="float">
            <text:p>49,46</text:p>
          </table:table-cell>
          <table:table-cell office:value-type="float" office:value="0.0064663" calcext:value-type="float">
            <text:p>0,00647</text:p>
          </table:table-cell>
          <table:table-cell office:value-type="float" office:value="0.0011274" calcext:value-type="float">
            <text:p>0,00113</text:p>
          </table:table-cell>
          <table:table-cell office:value-type="float" office:value="0.0007835" calcext:value-type="float">
            <text:p>0,00078</text:p>
          </table:table-cell>
          <table:table-cell table:style-name="ce50" table:formula="of:=1000000*([.O19]/[.E19])" office:value-type="float" office:value="1.19984686064319" calcext:value-type="float">
            <text:p>1,2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224140" calcext:value-type="float">
            <text:p>224140</text:p>
          </table:table-cell>
          <table:table-cell office:value-type="float" office:value="99.0144" calcext:value-type="float">
            <text:p>99,01</text:p>
          </table:table-cell>
          <table:table-cell office:value-type="float" office:value="0.985568" calcext:value-type="float">
            <text:p>0,99</text:p>
          </table:table-cell>
          <table:table-cell office:value-type="float" office:value="48.6335" calcext:value-type="float">
            <text:p>48,63</text:p>
          </table:table-cell>
          <table:table-cell office:value-type="float" office:value="96.2373" calcext:value-type="float">
            <text:p>96,24</text:p>
          </table:table-cell>
          <table:table-cell office:value-type="float" office:value="3.76269" calcext:value-type="float">
            <text:p>3,76</text:p>
          </table:table-cell>
          <table:table-cell office:value-type="float" office:value="49.465" calcext:value-type="float">
            <text:p>49,47</text:p>
          </table:table-cell>
          <table:table-cell office:value-type="float" office:value="6.65538" calcext:value-type="float">
            <text:p>6,65538</text:p>
          </table:table-cell>
          <table:table-cell office:value-type="float" office:value="0.704105" calcext:value-type="float">
            <text:p>0,70411</text:p>
          </table:table-cell>
          <table:table-cell office:value-type="float" office:value="0.631565" calcext:value-type="float">
            <text:p>0,63157</text:p>
          </table:table-cell>
          <table:table-cell table:style-name="ce50" table:formula="of:=1000000*([.O20]/[.E20])" office:value-type="float" office:value="4.4313820419447" calcext:value-type="float">
            <text:p>4,43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12745.8" calcext:value-type="float">
            <text:p>12745,8</text:p>
          </table:table-cell>
          <table:table-cell office:value-type="float" office:value="98.574" calcext:value-type="float">
            <text:p>98,57</text:p>
          </table:table-cell>
          <table:table-cell office:value-type="float" office:value="1.42603" calcext:value-type="float">
            <text:p>1,43</text:p>
          </table:table-cell>
          <table:table-cell office:value-type="float" office:value="24.6386" calcext:value-type="float">
            <text:p>24,64</text:p>
          </table:table-cell>
          <table:table-cell office:value-type="float" office:value="91.8058" calcext:value-type="float">
            <text:p>91,81</text:p>
          </table:table-cell>
          <table:table-cell office:value-type="float" office:value="8.19423" calcext:value-type="float">
            <text:p>8,19</text:p>
          </table:table-cell>
          <table:table-cell office:value-type="float" office:value="73.1623" calcext:value-type="float">
            <text:p>73,16</text:p>
          </table:table-cell>
          <table:table-cell office:value-type="float" office:value="0.851381" calcext:value-type="float">
            <text:p>0,85138</text:p>
          </table:table-cell>
          <table:table-cell office:value-type="float" office:value="0.0919412" calcext:value-type="float">
            <text:p>0,09194</text:p>
          </table:table-cell>
          <table:table-cell office:value-type="float" office:value="0.0845099" calcext:value-type="float">
            <text:p>0,08451</text:p>
          </table:table-cell>
          <table:table-cell table:style-name="ce50" table:formula="of:=1000000*([.O21]/[.E21])" office:value-type="float" office:value="8.60414375890857" calcext:value-type="float">
            <text:p>8,6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96623.6" calcext:value-type="float">
            <text:p>96623,6</text:p>
          </table:table-cell>
          <table:table-cell office:value-type="float" office:value="82.3878" calcext:value-type="float">
            <text:p>82,39</text:p>
          </table:table-cell>
          <table:table-cell office:value-type="float" office:value="17.6122" calcext:value-type="float">
            <text:p>17,61</text:p>
          </table:table-cell>
          <table:table-cell office:value-type="float" office:value="86.9504" calcext:value-type="float">
            <text:p>86,95</text:p>
          </table:table-cell>
          <table:table-cell office:value-type="float" office:value="86.9523" calcext:value-type="float">
            <text:p>86,95</text:p>
          </table:table-cell>
          <table:table-cell office:value-type="float" office:value="13.0477" calcext:value-type="float">
            <text:p>13,05</text:p>
          </table:table-cell>
          <table:table-cell office:value-type="float" office:value="0.00222159" calcext:value-type="float">
            <text:p>0,00</text:p>
          </table:table-cell>
          <table:table-cell office:value-type="float" office:value="62.5346" calcext:value-type="float">
            <text:p>62,53460</text:p>
          </table:table-cell>
          <table:table-cell office:value-type="float" office:value="2.89383" calcext:value-type="float">
            <text:p>2,89383</text:p>
          </table:table-cell>
          <table:table-cell office:value-type="float" office:value="2.79463" calcext:value-type="float">
            <text:p>2,79463</text:p>
          </table:table-cell>
          <table:table-cell table:style-name="ce50" table:formula="of:=1000000*([.O22]/[.E22])" office:value-type="float" office:value="5.6441094556904" calcext:value-type="float">
            <text:p>5,64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56134.3" calcext:value-type="float">
            <text:p>56134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6.16" calcext:value-type="float">
            <text:p>46,1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3.84" calcext:value-type="float">
            <text:p>53,84</text:p>
          </table:table-cell>
          <table:table-cell office:value-type="float" office:value="1.73358" calcext:value-type="float">
            <text:p>1,73358</text:p>
          </table:table-cell>
          <table:table-cell office:value-type="float" office:value="0.229564" calcext:value-type="float">
            <text:p>0,22956</text:p>
          </table:table-cell>
          <table:table-cell office:value-type="float" office:value="0.186859" calcext:value-type="float">
            <text:p>0,18686</text:p>
          </table:table-cell>
          <table:table-cell table:style-name="ce50" table:formula="of:=1000000*([.O23]/[.E23])" office:value-type="float" office:value="3.00788757786971" calcext:value-type="float">
            <text:p>3,01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2139" calcext:value-type="float">
            <text:p>2139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47211" calcext:value-type="float">
            <text:p>0,01472</text:p>
          </table:table-cell>
          <table:table-cell office:value-type="float" office:value="0.0018064" calcext:value-type="float">
            <text:p>0,00181</text:p>
          </table:table-cell>
          <table:table-cell office:value-type="float" office:value="0.0012648" calcext:value-type="float">
            <text:p>0,00126</text:p>
          </table:table-cell>
          <table:table-cell table:style-name="ce50" table:formula="of:=1000000*([.O24]/[.E24])" office:value-type="float" office:value="1.2648" calcext:value-type="float">
            <text:p>1,26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9128" calcext:value-type="float">
            <text:p>9128</text:p>
          </table:table-cell>
          <table:table-cell office:value-type="float" office:value="83.0911" calcext:value-type="float">
            <text:p>83,09</text:p>
          </table:table-cell>
          <table:table-cell office:value-type="float" office:value="16.9089" calcext:value-type="float">
            <text:p>16,91</text:p>
          </table:table-cell>
          <table:table-cell office:value-type="float" office:value="83.2282" calcext:value-type="float">
            <text:p>83,23</text:p>
          </table:table-cell>
          <table:table-cell office:value-type="float" office:value="83.2588" calcext:value-type="float">
            <text:p>83,26</text:p>
          </table:table-cell>
          <table:table-cell office:value-type="float" office:value="16.7412" calcext:value-type="float">
            <text:p>16,74</text:p>
          </table:table-cell>
          <table:table-cell office:value-type="float" office:value="0.0368034" calcext:value-type="float">
            <text:p>0,04</text:p>
          </table:table-cell>
          <table:table-cell office:value-type="float" office:value="0.223209" calcext:value-type="float">
            <text:p>0,22321</text:p>
          </table:table-cell>
          <table:table-cell office:value-type="float" office:value="0.0387762" calcext:value-type="float">
            <text:p>0,03878</text:p>
          </table:table-cell>
          <table:table-cell office:value-type="float" office:value="0.028734" calcext:value-type="float">
            <text:p>0,02873</text:p>
          </table:table-cell>
          <table:table-cell table:style-name="ce50" table:formula="of:=1000000*([.O25]/[.E25])" office:value-type="float" office:value="1.51072555205047" calcext:value-type="float">
            <text:p>1,5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990.1" calcext:value-type="float">
            <text:p>2990,1</text:p>
          </table:table-cell>
          <table:table-cell office:value-type="float" office:value="92.7136" calcext:value-type="float">
            <text:p>92,71</text:p>
          </table:table-cell>
          <table:table-cell office:value-type="float" office:value="7.28636" calcext:value-type="float">
            <text:p>7,29</text:p>
          </table:table-cell>
          <table:table-cell office:value-type="float" office:value="92.5694" calcext:value-type="float">
            <text:p>92,57</text:p>
          </table:table-cell>
          <table:table-cell office:value-type="float" office:value="93.5964" calcext:value-type="float">
            <text:p>93,60</text:p>
          </table:table-cell>
          <table:table-cell office:value-type="float" office:value="6.4036" calcext:value-type="float">
            <text:p>6,40</text:p>
          </table:table-cell>
          <table:table-cell office:value-type="float" office:value="1.09722" calcext:value-type="float">
            <text:p>1,10</text:p>
          </table:table-cell>
          <table:table-cell office:value-type="float" office:value="0.0967723" calcext:value-type="float">
            <text:p>0,09677</text:p>
          </table:table-cell>
          <table:table-cell office:value-type="float" office:value="0.0127705" calcext:value-type="float">
            <text:p>0,01277</text:p>
          </table:table-cell>
          <table:table-cell office:value-type="float" office:value="0.0088678" calcext:value-type="float">
            <text:p>0,00887</text:p>
          </table:table-cell>
          <table:table-cell table:style-name="ce50" table:formula="of:=1000000*([.O26]/[.E26])" office:value-type="float" office:value="1.23163888888889" calcext:value-type="float">
            <text:p>1,23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52173.0142857143" calcext:value-type="float">
            <text:p>52173,0</text:p>
          </table:table-cell>
          <table:table-cell table:style-name="ce53" table:formula="of:=AVERAGE([.G28:.G34])" office:value-type="float" office:value="99.6988428571429" calcext:value-type="float">
            <text:p>99,70</text:p>
          </table:table-cell>
          <table:table-cell table:style-name="ce53" table:formula="of:=AVERAGE([.H28:.H34])" office:value-type="float" office:value="0.301150592857143" calcext:value-type="float">
            <text:p>0,30</text:p>
          </table:table-cell>
          <table:table-cell table:style-name="ce53" table:formula="of:=AVERAGE([.I28:.I34])" office:value-type="float" office:value="32.4701471428571" calcext:value-type="float">
            <text:p>32,47</text:p>
          </table:table-cell>
          <table:table-cell table:style-name="ce53" table:formula="of:=AVERAGE([.J28:.J34])" office:value-type="float" office:value="75.0395285714286" calcext:value-type="float">
            <text:p>75,04</text:p>
          </table:table-cell>
          <table:table-cell table:style-name="ce53" table:formula="of:=AVERAGE([.K28:.K34])" office:value-type="float" office:value="24.9604571428571" calcext:value-type="float">
            <text:p>24,96</text:p>
          </table:table-cell>
          <table:table-cell table:style-name="ce53" table:formula="of:=AVERAGE([.L28:.L34])" office:value-type="float" office:value="62.7007714285714" calcext:value-type="float">
            <text:p>62,70</text:p>
          </table:table-cell>
          <table:table-cell table:style-name="ce55" table:formula="of:=AVERAGE([.M28:.M34])" office:value-type="float" office:value="0.298893785714286" calcext:value-type="float">
            <text:p>0,29889</text:p>
          </table:table-cell>
          <table:table-cell table:style-name="ce55" table:formula="of:=AVERAGE([.N28:.N34])" office:value-type="float" office:value="0.0147429" calcext:value-type="float">
            <text:p>0,01474</text:p>
          </table:table-cell>
          <table:table-cell table:style-name="ce55" table:formula="of:=AVERAGE([.O28:.O34])" office:value-type="float" office:value="0.0145238142857143" calcext:value-type="float">
            <text:p>0,01452</text:p>
          </table:table-cell>
          <table:table-cell table:style-name="ce53" table:formula="of:=1000000*([.O27]/[.E27])" office:value-type="float" office:value="55.7077808219178" calcext:value-type="float">
            <text:p>55,71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994.3" calcext:value-type="float">
            <text:p>1994,3</text:p>
          </table:table-cell>
          <table:table-cell office:value-type="float" office:value="99.3087" calcext:value-type="float">
            <text:p>99,31</text:p>
          </table:table-cell>
          <table:table-cell office:value-type="float" office:value="0.691283" calcext:value-type="float">
            <text:p>0,69</text:p>
          </table:table-cell>
          <table:table-cell office:value-type="float" office:value="41.5094" calcext:value-type="float">
            <text:p>41,51</text:p>
          </table:table-cell>
          <table:table-cell office:value-type="float" office:value="92.9577" calcext:value-type="float">
            <text:p>92,96</text:p>
          </table:table-cell>
          <table:table-cell office:value-type="float" office:value="7.04225" calcext:value-type="float">
            <text:p>7,04</text:p>
          </table:table-cell>
          <table:table-cell office:value-type="float" office:value="55.3459" calcext:value-type="float">
            <text:p>55,35</text:p>
          </table:table-cell>
          <table:table-cell office:value-type="float" office:value="0.0085304" calcext:value-type="float">
            <text:p>0,00853</text:p>
          </table:table-cell>
          <table:table-cell office:value-type="float" office:value="0.0047604" calcext:value-type="float">
            <text:p>0,00476</text:p>
          </table:table-cell>
          <table:table-cell office:value-type="float" office:value="0.004658" calcext:value-type="float">
            <text:p>0,00466</text:p>
          </table:table-cell>
          <table:table-cell table:style-name="ce50" table:formula="of:=1000000*([.O28]/[.E28])" office:value-type="float" office:value="29.2955974842767" calcext:value-type="float">
            <text:p>29,3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4578.3" calcext:value-type="float">
            <text:p>4578,3</text:p>
          </table:table-cell>
          <table:table-cell office:value-type="float" office:value="99.8429" calcext:value-type="float">
            <text:p>99,84</text:p>
          </table:table-cell>
          <table:table-cell office:value-type="float" office:value="0.15707" calcext:value-type="float">
            <text:p>0,16</text:p>
          </table:table-cell>
          <table:table-cell office:value-type="float" office:value="33.9726" calcext:value-type="float">
            <text:p>33,97</text:p>
          </table:table-cell>
          <table:table-cell office:value-type="float" office:value="71.2644" calcext:value-type="float">
            <text:p>71,26</text:p>
          </table:table-cell>
          <table:table-cell office:value-type="float" office:value="28.7356" calcext:value-type="float">
            <text:p>28,74</text:p>
          </table:table-cell>
          <table:table-cell office:value-type="float" office:value="52.3288" calcext:value-type="float">
            <text:p>52,33</text:p>
          </table:table-cell>
          <table:table-cell office:value-type="float" office:value="0.0140018" calcext:value-type="float">
            <text:p>0,01400</text:p>
          </table:table-cell>
          <table:table-cell office:value-type="float" office:value="0.0114427" calcext:value-type="float">
            <text:p>0,01144</text:p>
          </table:table-cell>
          <table:table-cell office:value-type="float" office:value="0.0112215" calcext:value-type="float">
            <text:p>0,01122</text:p>
          </table:table-cell>
          <table:table-cell table:style-name="ce50" table:formula="of:=1000000*([.O29]/[.E29])" office:value-type="float" office:value="30.7438356164384" calcext:value-type="float">
            <text:p>30,74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998.9" calcext:value-type="float">
            <text:p>998,9</text:p>
          </table:table-cell>
          <table:table-cell office:value-type="float" office:value="98.7475" calcext:value-type="float">
            <text:p>98,75</text:p>
          </table:table-cell>
          <table:table-cell office:value-type="float" office:value="1.25249" calcext:value-type="float">
            <text:p>1,25</text:p>
          </table:table-cell>
          <table:table-cell office:value-type="float" office:value="25.2525" calcext:value-type="float">
            <text:p>25,25</text:p>
          </table:table-cell>
          <table:table-cell office:value-type="float" office:value="66.9643" calcext:value-type="float">
            <text:p>66,96</text:p>
          </table:table-cell>
          <table:table-cell office:value-type="float" office:value="33.0357" calcext:value-type="float">
            <text:p>33,04</text:p>
          </table:table-cell>
          <table:table-cell office:value-type="float" office:value="62.2896" calcext:value-type="float">
            <text:p>62,29</text:p>
          </table:table-cell>
          <table:table-cell office:value-type="float" office:value="0.0038844" calcext:value-type="float">
            <text:p>0,00388</text:p>
          </table:table-cell>
          <table:table-cell office:value-type="float" office:value="0.0006903" calcext:value-type="float">
            <text:p>0,00069</text:p>
          </table:table-cell>
          <table:table-cell office:value-type="float" office:value="0.0005273" calcext:value-type="float">
            <text:p>0,00053</text:p>
          </table:table-cell>
          <table:table-cell table:style-name="ce50" table:formula="of:=1000000*([.O30]/[.E30])" office:value-type="float" office:value="1.77542087542088" calcext:value-type="float">
            <text:p>1,7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2929.6" calcext:value-type="float">
            <text:p>22929,6</text:p>
          </table:table-cell>
          <table:table-cell office:value-type="float" office:value="99.9928" calcext:value-type="float">
            <text:p>99,99</text:p>
          </table:table-cell>
          <table:table-cell office:value-type="float" office:value="0.00721115" calcext:value-type="float">
            <text:p>0,01</text:p>
          </table:table-cell>
          <table:table-cell office:value-type="float" office:value="44.1595" calcext:value-type="float">
            <text:p>44,16</text:p>
          </table:table-cell>
          <table:table-cell office:value-type="float" office:value="98.7261" calcext:value-type="float">
            <text:p>98,73</text:p>
          </table:table-cell>
          <table:table-cell office:value-type="float" office:value="1.27389" calcext:value-type="float">
            <text:p>1,27</text:p>
          </table:table-cell>
          <table:table-cell office:value-type="float" office:value="55.2707" calcext:value-type="float">
            <text:p>55,27</text:p>
          </table:table-cell>
          <table:table-cell office:value-type="float" office:value="0.0797491" calcext:value-type="float">
            <text:p>0,07975</text:p>
          </table:table-cell>
          <table:table-cell office:value-type="float" office:value="0.0136445" calcext:value-type="float">
            <text:p>0,01364</text:p>
          </table:table-cell>
          <table:table-cell office:value-type="float" office:value="0.013371" calcext:value-type="float">
            <text:p>0,01337</text:p>
          </table:table-cell>
          <table:table-cell table:style-name="ce50" table:formula="of:=1000000*([.O31]/[.E31])" office:value-type="float" office:value="38.0940170940171" calcext:value-type="float">
            <text:p>38,09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234058" calcext:value-type="float">
            <text:p>234058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.50221" calcext:value-type="float">
            <text:p>1,50221</text:p>
          </table:table-cell>
          <table:table-cell office:value-type="float" office:value="0.0356049" calcext:value-type="float">
            <text:p>0,03560</text:p>
          </table:table-cell>
          <table:table-cell office:value-type="float" office:value="0.0353136" calcext:value-type="float">
            <text:p>0,03531</text:p>
          </table:table-cell>
          <table:table-cell table:style-name="ce50" table:formula="of:=1000000*([.O32]/[.E32])" office:value-type="float" office:value="169.776923076923" calcext:value-type="float">
            <text:p>169,78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98722.3" calcext:value-type="float">
            <text:p>98722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.49813" calcext:value-type="float">
            <text:p>1,5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8.5019" calcext:value-type="float">
            <text:p>98,50</text:p>
          </table:table-cell>
          <table:table-cell office:value-type="float" office:value="0.479144" calcext:value-type="float">
            <text:p>0,47914</text:p>
          </table:table-cell>
          <table:table-cell office:value-type="float" office:value="0.0344648" calcext:value-type="float">
            <text:p>0,03446</text:p>
          </table:table-cell>
          <table:table-cell office:value-type="float" office:value="0.0340975" calcext:value-type="float">
            <text:p>0,03410</text:p>
          </table:table-cell>
          <table:table-cell table:style-name="ce50" table:formula="of:=1000000*([.O33]/[.E33])" office:value-type="float" office:value="127.705992509363" calcext:value-type="float">
            <text:p>127,71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929.7" calcext:value-type="float">
            <text:p>1929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80.8989" calcext:value-type="float">
            <text:p>80,90</text:p>
          </table:table-cell>
          <table:table-cell office:value-type="float" office:value="95.3642" calcext:value-type="float">
            <text:p>95,36</text:p>
          </table:table-cell>
          <table:table-cell office:value-type="float" office:value="4.63576" calcext:value-type="float">
            <text:p>4,64</text:p>
          </table:table-cell>
          <table:table-cell office:value-type="float" office:value="15.1685" calcext:value-type="float">
            <text:p>15,17</text:p>
          </table:table-cell>
          <table:table-cell office:value-type="float" office:value="0.0047368" calcext:value-type="float">
            <text:p>0,00474</text:p>
          </table:table-cell>
          <table:table-cell office:value-type="float" office:value="0.0025927" calcext:value-type="float">
            <text:p>0,00259</text:p>
          </table:table-cell>
          <table:table-cell office:value-type="float" office:value="0.0024778" calcext:value-type="float">
            <text:p>0,00248</text:p>
          </table:table-cell>
          <table:table-cell table:style-name="ce50" table:formula="of:=1000000*([.O34]/[.E34])" office:value-type="float" office:value="13.9202247191011" calcext:value-type="float">
            <text:p>13,92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7])" office:value-type="float" office:value="6080.58333333333" calcext:value-type="float">
            <text:p>6080,6</text:p>
          </table:table-cell>
          <table:table-cell table:style-name="ce52" table:formula="of:=AVERAGE([.F36:.F47])" office:value-type="float" office:value="268186.516666667" calcext:value-type="float">
            <text:p>268186,5</text:p>
          </table:table-cell>
          <table:table-cell table:style-name="ce53" table:formula="of:=AVERAGE([.G36:.G47])" office:value-type="float" office:value="90.3195583333333" calcext:value-type="float">
            <text:p>90,32</text:p>
          </table:table-cell>
          <table:table-cell table:style-name="ce53" table:formula="of:=AVERAGE([.H36:.H47])" office:value-type="float" office:value="9.680449" calcext:value-type="float">
            <text:p>9,68</text:p>
          </table:table-cell>
          <table:table-cell table:style-name="ce53" table:formula="of:=AVERAGE([.I36:.I47])" office:value-type="float" office:value="76.3095833333333" calcext:value-type="float">
            <text:p>76,31</text:p>
          </table:table-cell>
          <table:table-cell table:style-name="ce53" table:formula="of:=AVERAGE([.J36:.J47])" office:value-type="float" office:value="80.1209833333333" calcext:value-type="float">
            <text:p>80,12</text:p>
          </table:table-cell>
          <table:table-cell table:style-name="ce53" table:formula="of:=AVERAGE([.K36:.K47])" office:value-type="float" office:value="19.8790235" calcext:value-type="float">
            <text:p>19,88</text:p>
          </table:table-cell>
          <table:table-cell table:style-name="ce53" table:formula="of:=AVERAGE([.L36:.L47])" office:value-type="float" office:value="4.52954533333333" calcext:value-type="float">
            <text:p>4,53</text:p>
          </table:table-cell>
          <table:table-cell table:style-name="ce55" table:formula="of:=AVERAGE([.M36:.M47])" office:value-type="float" office:value="2.46056088333333" calcext:value-type="float">
            <text:p>2,46056</text:p>
          </table:table-cell>
          <table:table-cell table:style-name="ce55" table:formula="of:=AVERAGE([.N36:.N47])" office:value-type="float" office:value="0.112834066666667" calcext:value-type="float">
            <text:p>0,11283</text:p>
          </table:table-cell>
          <table:table-cell table:style-name="ce55" table:formula="of:=AVERAGE([.O36:.O47])" office:value-type="float" office:value="0.108803516666667" calcext:value-type="float">
            <text:p>0,10880</text:p>
          </table:table-cell>
          <table:table-cell table:style-name="ce53" table:formula="of:=1000000*([.O35]/[.E35])" office:value-type="float" office:value="17.8935984760234" calcext:value-type="float">
            <text:p>17,89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6426.9" calcext:value-type="float">
            <text:p>16426,9</text:p>
          </table:table-cell>
          <table:table-cell office:value-type="float" office:value="95.7337" calcext:value-type="float">
            <text:p>95,73</text:p>
          </table:table-cell>
          <table:table-cell office:value-type="float" office:value="4.26628" calcext:value-type="float">
            <text:p>4,27</text:p>
          </table:table-cell>
          <table:table-cell office:value-type="float" office:value="60.8747" calcext:value-type="float">
            <text:p>60,87</text:p>
          </table:table-cell>
          <table:table-cell office:value-type="float" office:value="64.2946" calcext:value-type="float">
            <text:p>64,29</text:p>
          </table:table-cell>
          <table:table-cell office:value-type="float" office:value="35.7054" calcext:value-type="float">
            <text:p>35,71</text:p>
          </table:table-cell>
          <table:table-cell office:value-type="float" office:value="5.31915" calcext:value-type="float">
            <text:p>5,32</text:p>
          </table:table-cell>
          <table:table-cell office:value-type="float" office:value="0.0530339" calcext:value-type="float">
            <text:p>0,05303</text:p>
          </table:table-cell>
          <table:table-cell office:value-type="float" office:value="0.0151481" calcext:value-type="float">
            <text:p>0,01515</text:p>
          </table:table-cell>
          <table:table-cell office:value-type="float" office:value="0.0145979" calcext:value-type="float">
            <text:p>0,01460</text:p>
          </table:table-cell>
          <table:table-cell table:style-name="ce50" table:formula="of:=1000000*([.O36]/[.E36])" office:value-type="float" office:value="17.2552009456265" calcext:value-type="float">
            <text:p>17,26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700.9" calcext:value-type="float">
            <text:p>4700,9</text:p>
          </table:table-cell>
          <table:table-cell office:value-type="float" office:value="96.3107" calcext:value-type="float">
            <text:p>96,31</text:p>
          </table:table-cell>
          <table:table-cell office:value-type="float" office:value="3.68933" calcext:value-type="float">
            <text:p>3,69</text:p>
          </table:table-cell>
          <table:table-cell office:value-type="float" office:value="93.9394" calcext:value-type="float">
            <text:p>93,94</text:p>
          </table:table-cell>
          <table:table-cell office:value-type="float" office:value="94.1296" calcext:value-type="float">
            <text:p>94,13</text:p>
          </table:table-cell>
          <table:table-cell office:value-type="float" office:value="5.87045" calcext:value-type="float">
            <text:p>5,87</text:p>
          </table:table-cell>
          <table:table-cell office:value-type="float" office:value="0.20202" calcext:value-type="float">
            <text:p>0,20</text:p>
          </table:table-cell>
          <table:table-cell office:value-type="float" office:value="0.0198435" calcext:value-type="float">
            <text:p>0,01984</text:p>
          </table:table-cell>
          <table:table-cell office:value-type="float" office:value="0.0023591" calcext:value-type="float">
            <text:p>0,00236</text:p>
          </table:table-cell>
          <table:table-cell office:value-type="float" office:value="0.0018305" calcext:value-type="float">
            <text:p>0,00183</text:p>
          </table:table-cell>
          <table:table-cell table:style-name="ce50" table:formula="of:=1000000*([.O37]/[.E37])" office:value-type="float" office:value="1.8489898989899" calcext:value-type="float">
            <text:p>1,85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1456.6" calcext:value-type="float">
            <text:p>11456,6</text:p>
          </table:table-cell>
          <table:table-cell office:value-type="float" office:value="96.216" calcext:value-type="float">
            <text:p>96,22</text:p>
          </table:table-cell>
          <table:table-cell office:value-type="float" office:value="3.78405" calcext:value-type="float">
            <text:p>3,78</text:p>
          </table:table-cell>
          <table:table-cell office:value-type="float" office:value="92.2944" calcext:value-type="float">
            <text:p>92,29</text:p>
          </table:table-cell>
          <table:table-cell office:value-type="float" office:value="93.7555" calcext:value-type="float">
            <text:p>93,76</text:p>
          </table:table-cell>
          <table:table-cell office:value-type="float" office:value="6.2445" calcext:value-type="float">
            <text:p>6,24</text:p>
          </table:table-cell>
          <table:table-cell office:value-type="float" office:value="1.55844" calcext:value-type="float">
            <text:p>1,56</text:p>
          </table:table-cell>
          <table:table-cell office:value-type="float" office:value="0.081007" calcext:value-type="float">
            <text:p>0,08101</text:p>
          </table:table-cell>
          <table:table-cell office:value-type="float" office:value="0.0162209" calcext:value-type="float">
            <text:p>0,01622</text:p>
          </table:table-cell>
          <table:table-cell office:value-type="float" office:value="0.0148163" calcext:value-type="float">
            <text:p>0,01482</text:p>
          </table:table-cell>
          <table:table-cell table:style-name="ce50" table:formula="of:=1000000*([.O38]/[.E38])" office:value-type="float" office:value="6.41398268398268" calcext:value-type="float">
            <text:p>6,41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5861.8" calcext:value-type="float">
            <text:p>5861,8</text:p>
          </table:table-cell>
          <table:table-cell office:value-type="float" office:value="74.021" calcext:value-type="float">
            <text:p>74,02</text:p>
          </table:table-cell>
          <table:table-cell office:value-type="float" office:value="25.979" calcext:value-type="float">
            <text:p>25,98</text:p>
          </table:table-cell>
          <table:table-cell office:value-type="float" office:value="58.5991" calcext:value-type="float">
            <text:p>58,60</text:p>
          </table:table-cell>
          <table:table-cell office:value-type="float" office:value="59.1167" calcext:value-type="float">
            <text:p>59,12</text:p>
          </table:table-cell>
          <table:table-cell office:value-type="float" office:value="40.8833" calcext:value-type="float">
            <text:p>40,88</text:p>
          </table:table-cell>
          <table:table-cell office:value-type="float" office:value="0.875547" calcext:value-type="float">
            <text:p>0,88</text:p>
          </table:table-cell>
          <table:table-cell office:value-type="float" office:value="0.0342843" calcext:value-type="float">
            <text:p>0,03428</text:p>
          </table:table-cell>
          <table:table-cell office:value-type="float" office:value="0.0059843" calcext:value-type="float">
            <text:p>0,00598</text:p>
          </table:table-cell>
          <table:table-cell office:value-type="float" office:value="0.0051084" calcext:value-type="float">
            <text:p>0,00511</text:p>
          </table:table-cell>
          <table:table-cell table:style-name="ce50" table:formula="of:=1000000*([.O39]/[.E39])" office:value-type="float" office:value="3.19474671669794" calcext:value-type="float">
            <text:p>3,19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6167.1" calcext:value-type="float">
            <text:p>6167,1</text:p>
          </table:table-cell>
          <table:table-cell office:value-type="float" office:value="60.2907" calcext:value-type="float">
            <text:p>60,29</text:p>
          </table:table-cell>
          <table:table-cell office:value-type="float" office:value="39.7093" calcext:value-type="float">
            <text:p>39,71</text:p>
          </table:table-cell>
          <table:table-cell office:value-type="float" office:value="51.4904" calcext:value-type="float">
            <text:p>51,49</text:p>
          </table:table-cell>
          <table:table-cell office:value-type="float" office:value="51.5746" calcext:value-type="float">
            <text:p>51,57</text:p>
          </table:table-cell>
          <table:table-cell office:value-type="float" office:value="48.4254" calcext:value-type="float">
            <text:p>48,43</text:p>
          </table:table-cell>
          <table:table-cell office:value-type="float" office:value="0.163332" calcext:value-type="float">
            <text:p>0,16</text:p>
          </table:table-cell>
          <table:table-cell office:value-type="float" office:value="0.0896679" calcext:value-type="float">
            <text:p>0,08967</text:p>
          </table:table-cell>
          <table:table-cell office:value-type="float" office:value="0.0213546" calcext:value-type="float">
            <text:p>0,02135</text:p>
          </table:table-cell>
          <table:table-cell office:value-type="float" office:value="0.0187542" calcext:value-type="float">
            <text:p>0,01875</text:p>
          </table:table-cell>
          <table:table-cell table:style-name="ce50" table:formula="of:=1000000*([.O40]/[.E40])" office:value-type="float" office:value="3.8289505920784" calcext:value-type="float">
            <text:p>3,83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9188.6" calcext:value-type="float">
            <text:p>9188,6</text:p>
          </table:table-cell>
          <table:table-cell office:value-type="float" office:value="92.0286" calcext:value-type="float">
            <text:p>92,03</text:p>
          </table:table-cell>
          <table:table-cell office:value-type="float" office:value="7.97139" calcext:value-type="float">
            <text:p>7,97</text:p>
          </table:table-cell>
          <table:table-cell office:value-type="float" office:value="85.1425" calcext:value-type="float">
            <text:p>85,14</text:p>
          </table:table-cell>
          <table:table-cell office:value-type="float" office:value="87.8366" calcext:value-type="float">
            <text:p>87,84</text:p>
          </table:table-cell>
          <table:table-cell office:value-type="float" office:value="12.1634" calcext:value-type="float">
            <text:p>12,16</text:p>
          </table:table-cell>
          <table:table-cell office:value-type="float" office:value="3.06722" calcext:value-type="float">
            <text:p>3,07</text:p>
          </table:table-cell>
          <table:table-cell office:value-type="float" office:value="0.413239" calcext:value-type="float">
            <text:p>0,41324</text:p>
          </table:table-cell>
          <table:table-cell office:value-type="float" office:value="0.0439741" calcext:value-type="float">
            <text:p>0,04397</text:p>
          </table:table-cell>
          <table:table-cell office:value-type="float" office:value="0.0411677" calcext:value-type="float">
            <text:p>0,04117</text:p>
          </table:table-cell>
          <table:table-cell table:style-name="ce50" table:formula="of:=1000000*([.O41]/[.E41])" office:value-type="float" office:value="8.95534043941701" calcext:value-type="float">
            <text:p>8,96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64270.3" calcext:value-type="float">
            <text:p>64270,3</text:p>
          </table:table-cell>
          <table:table-cell office:value-type="float" office:value="99.7209" calcext:value-type="float">
            <text:p>99,72</text:p>
          </table:table-cell>
          <table:table-cell office:value-type="float" office:value="0.279053" calcext:value-type="float">
            <text:p>0,28</text:p>
          </table:table-cell>
          <table:table-cell office:value-type="float" office:value="96.8977" calcext:value-type="float">
            <text:p>96,90</text:p>
          </table:table-cell>
          <table:table-cell office:value-type="float" office:value="99.1529" calcext:value-type="float">
            <text:p>99,15</text:p>
          </table:table-cell>
          <table:table-cell office:value-type="float" office:value="0.847142" calcext:value-type="float">
            <text:p>0,85</text:p>
          </table:table-cell>
          <table:table-cell office:value-type="float" office:value="2.27438" calcext:value-type="float">
            <text:p>2,27</text:p>
          </table:table-cell>
          <table:table-cell office:value-type="float" office:value="0.370691" calcext:value-type="float">
            <text:p>0,37069</text:p>
          </table:table-cell>
          <table:table-cell office:value-type="float" office:value="0.0755327" calcext:value-type="float">
            <text:p>0,07553</text:p>
          </table:table-cell>
          <table:table-cell office:value-type="float" office:value="0.0670882" calcext:value-type="float">
            <text:p>0,06709</text:p>
          </table:table-cell>
          <table:table-cell table:style-name="ce50" table:formula="of:=1000000*([.O42]/[.E42])" office:value-type="float" office:value="6.10336608442504" calcext:value-type="float">
            <text:p>6,1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0945" calcext:value-type="float">
            <text:p>100945</text:p>
          </table:table-cell>
          <table:table-cell office:value-type="float" office:value="98.3606" calcext:value-type="float">
            <text:p>98,36</text:p>
          </table:table-cell>
          <table:table-cell office:value-type="float" office:value="1.63942" calcext:value-type="float">
            <text:p>1,64</text:p>
          </table:table-cell>
          <table:table-cell office:value-type="float" office:value="63.973" calcext:value-type="float">
            <text:p>63,97</text:p>
          </table:table-cell>
          <table:table-cell office:value-type="float" office:value="77.5049" calcext:value-type="float">
            <text:p>77,50</text:p>
          </table:table-cell>
          <table:table-cell office:value-type="float" office:value="22.4951" calcext:value-type="float">
            <text:p>22,50</text:p>
          </table:table-cell>
          <table:table-cell office:value-type="float" office:value="17.4595" calcext:value-type="float">
            <text:p>17,46</text:p>
          </table:table-cell>
          <table:table-cell office:value-type="float" office:value="0.427497" calcext:value-type="float">
            <text:p>0,42750</text:p>
          </table:table-cell>
          <table:table-cell office:value-type="float" office:value="0.209798" calcext:value-type="float">
            <text:p>0,20980</text:p>
          </table:table-cell>
          <table:table-cell office:value-type="float" office:value="0.204331" calcext:value-type="float">
            <text:p>0,20433</text:p>
          </table:table-cell>
          <table:table-cell table:style-name="ce50" table:formula="of:=1000000*([.O43]/[.E43])" office:value-type="float" office:value="27.6122972972973" calcext:value-type="float">
            <text:p>27,61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99570" calcext:value-type="float">
            <text:p>199570</text:p>
          </table:table-cell>
          <table:table-cell office:value-type="float" office:value="99.8545" calcext:value-type="float">
            <text:p>99,85</text:p>
          </table:table-cell>
          <table:table-cell office:value-type="float" office:value="0.145525" calcext:value-type="float">
            <text:p>0,15</text:p>
          </table:table-cell>
          <table:table-cell office:value-type="float" office:value="71.2838" calcext:value-type="float">
            <text:p>71,28</text:p>
          </table:table-cell>
          <table:table-cell office:value-type="float" office:value="91.931" calcext:value-type="float">
            <text:p>91,93</text:p>
          </table:table-cell>
          <table:table-cell office:value-type="float" office:value="8.06901" calcext:value-type="float">
            <text:p>8,07</text:p>
          </table:table-cell>
          <table:table-cell office:value-type="float" office:value="22.4595" calcext:value-type="float">
            <text:p>22,46</text:p>
          </table:table-cell>
          <table:table-cell office:value-type="float" office:value="0.645465" calcext:value-type="float">
            <text:p>0,64547</text:p>
          </table:table-cell>
          <table:table-cell office:value-type="float" office:value="0.312089" calcext:value-type="float">
            <text:p>0,31209</text:p>
          </table:table-cell>
          <table:table-cell office:value-type="float" office:value="0.306512" calcext:value-type="float">
            <text:p>0,30651</text:p>
          </table:table-cell>
          <table:table-cell table:style-name="ce50" table:formula="of:=1000000*([.O44]/[.E44])" office:value-type="float" office:value="41.4205405405405" calcext:value-type="float">
            <text:p>41,42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788057" calcext:value-type="float">
            <text:p>788057</text:p>
          </table:table-cell>
          <table:table-cell office:value-type="float" office:value="87.3795" calcext:value-type="float">
            <text:p>87,38</text:p>
          </table:table-cell>
          <table:table-cell office:value-type="float" office:value="12.6205" calcext:value-type="float">
            <text:p>12,62</text:p>
          </table:table-cell>
          <table:table-cell table:number-columns-repeated="2" office:value-type="float" office:value="62.3932" calcext:value-type="float">
            <text:p>62,39</text:p>
          </table:table-cell>
          <table:table-cell office:value-type="float" office:value="37.6068" calcext:value-type="float">
            <text:p>37,61</text:p>
          </table:table-cell>
          <table:table-cell office:value-type="float" office:value="0" calcext:value-type="float">
            <text:p>0,00</text:p>
          </table:table-cell>
          <table:table-cell office:value-type="float" office:value="10.6091" calcext:value-type="float">
            <text:p>10,60910</text:p>
          </table:table-cell>
          <table:table-cell office:value-type="float" office:value="0.26992" calcext:value-type="float">
            <text:p>0,26992</text:p>
          </table:table-cell>
          <table:table-cell office:value-type="float" office:value="0.265652" calcext:value-type="float">
            <text:p>0,26565</text:p>
          </table:table-cell>
          <table:table-cell table:style-name="ce50" table:formula="of:=1000000*([.O45]/[.E45])" office:value-type="float" office:value="41.2823620823621" calcext:value-type="float">
            <text:p>41,28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table:style-name="ce58" office:value-type="float" office:value="1925780" calcext:value-type="float">
            <text:p>1,93E+06</text:p>
          </table:table-cell>
          <table:table-cell office:value-type="float" office:value="98.613" calcext:value-type="float">
            <text:p>98,61</text:p>
          </table:table-cell>
          <table:table-cell office:value-type="float" office:value="1.38704" calcext:value-type="float">
            <text:p>1,39</text:p>
          </table:table-cell>
          <table:table-cell office:value-type="float" office:value="95.3818" calcext:value-type="float">
            <text:p>95,38</text:p>
          </table:table-cell>
          <table:table-cell office:value-type="float" office:value="96.2922" calcext:value-type="float">
            <text:p>96,29</text:p>
          </table:table-cell>
          <table:table-cell office:value-type="float" office:value="3.70778" calcext:value-type="float">
            <text:p>3,71</text:p>
          </table:table-cell>
          <table:table-cell office:value-type="float" office:value="0.945455" calcext:value-type="float">
            <text:p>0,95</text:p>
          </table:table-cell>
          <table:table-cell office:value-type="float" office:value="15.906" calcext:value-type="float">
            <text:p>15,90600</text:p>
          </table:table-cell>
          <table:table-cell office:value-type="float" office:value="0.212104" calcext:value-type="float">
            <text:p>0,21210</text:p>
          </table:table-cell>
          <table:table-cell office:value-type="float" office:value="0.208402" calcext:value-type="float">
            <text:p>0,20840</text:p>
          </table:table-cell>
          <table:table-cell table:style-name="ce50" table:formula="of:=1000000*([.O46]/[.E46])" office:value-type="float" office:value="37.8912727272727" calcext:value-type="float">
            <text:p>37,89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85814" calcext:value-type="float">
            <text:p>85814</text:p>
          </table:table-cell>
          <table:table-cell office:value-type="float" office:value="85.3055" calcext:value-type="float">
            <text:p>85,31</text:p>
          </table:table-cell>
          <table:table-cell office:value-type="float" office:value="14.6945" calcext:value-type="float">
            <text:p>14,69</text:p>
          </table:table-cell>
          <table:table-cell office:value-type="float" office:value="83.445" calcext:value-type="float">
            <text:p>83,45</text:p>
          </table:table-cell>
          <table:table-cell office:value-type="float" office:value="83.47" calcext:value-type="float">
            <text:p>83,47</text:p>
          </table:table-cell>
          <table:table-cell office:value-type="float" office:value="16.53" calcext:value-type="float">
            <text:p>16,53</text:p>
          </table:table-cell>
          <table:table-cell office:value-type="float" office:value="0.03" calcext:value-type="float">
            <text:p>0,03</text:p>
          </table:table-cell>
          <table:table-cell office:value-type="float" office:value="0.876902" calcext:value-type="float">
            <text:p>0,87690</text:p>
          </table:table-cell>
          <table:table-cell office:value-type="float" office:value="0.169524" calcext:value-type="float">
            <text:p>0,16952</text:p>
          </table:table-cell>
          <table:table-cell office:value-type="float" office:value="0.157382" calcext:value-type="float">
            <text:p>0,15738</text:p>
          </table:table-cell>
          <table:table-cell table:style-name="ce50" table:formula="of:=1000000*([.O47]/[.E47])" office:value-type="float" office:value="7.8691" calcext:value-type="float">
            <text:p>7,87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N05_H9_L3" table:style-name="ta1">
        <table:table-column table:style-name="co23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5" table:number-columns-repeated="3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51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2" table:formula="of:=AVERAGE([.E3:.E15])" office:value-type="float" office:value="6299.15384615385" calcext:value-type="float">
            <text:p>6299,2</text:p>
          </table:table-cell>
          <table:table-cell table:style-name="ce52" table:formula="of:=AVERAGE([.F3:.F15])" office:value-type="float" office:value="218.053846153846" calcext:value-type="float">
            <text:p>218,1</text:p>
          </table:table-cell>
          <table:table-cell table:style-name="ce53" table:formula="of:=AVERAGE([.G3:.G15])" office:value-type="float" office:value="76.1741" calcext:value-type="float">
            <text:p>76,17</text:p>
          </table:table-cell>
          <table:table-cell table:style-name="ce53" table:formula="of:=AVERAGE([.H3:.H15])" office:value-type="float" office:value="23.8259030769231" calcext:value-type="float">
            <text:p>23,83</text:p>
          </table:table-cell>
          <table:table-cell table:style-name="ce53" table:formula="of:=AVERAGE([.I3:.I15])" office:value-type="float" office:value="68.9167230769231" calcext:value-type="float">
            <text:p>68,92</text:p>
          </table:table-cell>
          <table:table-cell table:style-name="ce53" table:formula="of:=AVERAGE([.J3:.J15])" office:value-type="float" office:value="73.3746923076923" calcext:value-type="float">
            <text:p>73,37</text:p>
          </table:table-cell>
          <table:table-cell table:style-name="ce53" table:formula="of:=AVERAGE([.K3:.K15])" office:value-type="float" office:value="26.6253084615385" calcext:value-type="float">
            <text:p>26,63</text:p>
          </table:table-cell>
          <table:table-cell table:style-name="ce53" table:formula="of:=AVERAGE([.L3:.L15])" office:value-type="float" office:value="5.53649327461539" calcext:value-type="float">
            <text:p>5,54</text:p>
          </table:table-cell>
          <table:table-cell table:style-name="ce55" table:formula="of:=AVERAGE([.M3:.M15])" office:value-type="float" office:value="0.0428680615384615" calcext:value-type="float">
            <text:p>0,04287</text:p>
          </table:table-cell>
          <table:table-cell table:style-name="ce55" table:formula="of:=AVERAGE([.N3:.N15])" office:value-type="float" office:value="0.00816126153846154" calcext:value-type="float">
            <text:p>0,00816</text:p>
          </table:table-cell>
          <table:table-cell table:style-name="ce55" table:formula="of:=AVERAGE([.O3:.O15])" office:value-type="float" office:value="0.00476606153846154" calcext:value-type="float">
            <text:p>0,00477</text:p>
          </table:table-cell>
          <table:table-cell table:style-name="ce53" table:formula="of:=1000000*([.O2]/[.E2])" office:value-type="float" office:value="0.756619326161023" calcext:value-type="float">
            <text:p>0,76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44.1" calcext:value-type="float">
            <text:p>244,1</text:p>
          </table:table-cell>
          <table:table-cell office:value-type="float" office:value="24.3811" calcext:value-type="float">
            <text:p>24,3811</text:p>
          </table:table-cell>
          <table:table-cell office:value-type="float" office:value="75.6189" calcext:value-type="float">
            <text:p>75,6189</text:p>
          </table:table-cell>
          <table:table-cell office:value-type="float" office:value="15.908" calcext:value-type="float">
            <text:p>15,908</text:p>
          </table:table-cell>
          <table:table-cell office:value-type="float" office:value="15.9156" calcext:value-type="float">
            <text:p>15,9156</text:p>
          </table:table-cell>
          <table:table-cell office:value-type="float" office:value="84.0844" calcext:value-type="float">
            <text:p>84,0844</text:p>
          </table:table-cell>
          <table:table-cell office:value-type="float" office:value="0.0479157" calcext:value-type="float">
            <text:p>0,0479157</text:p>
          </table:table-cell>
          <table:table-cell office:value-type="float" office:value="0.0342464" calcext:value-type="float">
            <text:p>0,0342464</text:p>
          </table:table-cell>
          <table:table-cell office:value-type="float" office:value="0.0139172" calcext:value-type="float">
            <text:p>0,0139172</text:p>
          </table:table-cell>
          <table:table-cell office:value-type="float" office:value="0.011712" calcext:value-type="float">
            <text:p>0,011712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8" calcext:value-type="float">
            <text:p>8</text:p>
          </table:table-cell>
          <table:table-cell office:value-type="float" office:value="60.1779" calcext:value-type="float">
            <text:p>60,1779</text:p>
          </table:table-cell>
          <table:table-cell office:value-type="float" office:value="39.8221" calcext:value-type="float">
            <text:p>39,8221</text:p>
          </table:table-cell>
          <table:table-cell table:number-columns-repeated="2" office:value-type="float" office:value="64.5849" calcext:value-type="float">
            <text:p>64,5849</text:p>
          </table:table-cell>
          <table:table-cell office:value-type="float" office:value="35.4151" calcext:value-type="float">
            <text:p>35,4151</text:p>
          </table:table-cell>
          <table:table-cell office:value-type="float" office:value="0" calcext:value-type="float">
            <text:p>0</text:p>
          </table:table-cell>
          <table:table-cell office:value-type="float" office:value="0.0153147" calcext:value-type="float">
            <text:p>0,0153147</text:p>
          </table:table-cell>
          <table:table-cell office:value-type="float" office:value="0.0034293" calcext:value-type="float">
            <text:p>0,0034293</text:p>
          </table:table-cell>
          <table:table-cell office:value-type="float" office:value="0.0008312" calcext:value-type="float">
            <text:p>0,0008312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13.6" calcext:value-type="float">
            <text:p>113,6</text:p>
          </table:table-cell>
          <table:table-cell office:value-type="float" office:value="65.5263" calcext:value-type="float">
            <text:p>65,5263</text:p>
          </table:table-cell>
          <table:table-cell office:value-type="float" office:value="34.4737" calcext:value-type="float">
            <text:p>34,4737</text:p>
          </table:table-cell>
          <table:table-cell office:value-type="float" office:value="56.8116" calcext:value-type="float">
            <text:p>56,8116</text:p>
          </table:table-cell>
          <table:table-cell office:value-type="float" office:value="56.9767" calcext:value-type="float">
            <text:p>56,9767</text:p>
          </table:table-cell>
          <table:table-cell office:value-type="float" office:value="43.0233" calcext:value-type="float">
            <text:p>43,0233</text:p>
          </table:table-cell>
          <table:table-cell office:value-type="float" office:value="0.289855" calcext:value-type="float">
            <text:p>0,289855</text:p>
          </table:table-cell>
          <table:table-cell office:value-type="float" office:value="0.0021392" calcext:value-type="float">
            <text:p>0,0021392</text:p>
          </table:table-cell>
          <table:table-cell office:value-type="float" office:value="0.0004154" calcext:value-type="float">
            <text:p>0,0004154</text:p>
          </table:table-cell>
          <table:table-cell office:value-type="float" office:value="0.0002316" calcext:value-type="float">
            <text:p>0,0002316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841.8" calcext:value-type="float">
            <text:p>841,8</text:p>
          </table:table-cell>
          <table:table-cell office:value-type="float" office:value="98.3837" calcext:value-type="float">
            <text:p>98,3837</text:p>
          </table:table-cell>
          <table:table-cell office:value-type="float" office:value="1.61635" calcext:value-type="float">
            <text:p>1,61635</text:p>
          </table:table-cell>
          <table:table-cell office:value-type="float" office:value="42.5926" calcext:value-type="float">
            <text:p>42,5926</text:p>
          </table:table-cell>
          <table:table-cell office:value-type="float" office:value="82.1429" calcext:value-type="float">
            <text:p>82,1429</text:p>
          </table:table-cell>
          <table:table-cell office:value-type="float" office:value="17.8571" calcext:value-type="float">
            <text:p>17,8571</text:p>
          </table:table-cell>
          <table:table-cell office:value-type="float" office:value="48.1481" calcext:value-type="float">
            <text:p>48,1481</text:p>
          </table:table-cell>
          <table:table-cell office:value-type="float" office:value="0.0032326" calcext:value-type="float">
            <text:p>0,0032326</text:p>
          </table:table-cell>
          <table:table-cell office:value-type="float" office:value="0.0004346" calcext:value-type="float">
            <text:p>0,0004346</text:p>
          </table:table-cell>
          <table:table-cell office:value-type="float" office:value="0.0002857" calcext:value-type="float">
            <text:p>0,0002857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23.8" calcext:value-type="float">
            <text:p>23,8</text:p>
          </table:table-cell>
          <table:table-cell office:value-type="float" office:value="89.5954" calcext:value-type="float">
            <text:p>89,5954</text:p>
          </table:table-cell>
          <table:table-cell office:value-type="float" office:value="10.4046" calcext:value-type="float">
            <text:p>10,4046</text:p>
          </table:table-cell>
          <table:table-cell table:number-columns-repeated="2" office:value-type="float" office:value="96.6667" calcext:value-type="float">
            <text:p>96,6667</text:p>
          </table:table-cell>
          <table:table-cell office:value-type="float" office:value="3.33333" calcext:value-type="float">
            <text:p>3,33333</text:p>
          </table:table-cell>
          <table:table-cell office:value-type="float" office:value="0" calcext:value-type="float">
            <text:p>0</text:p>
          </table:table-cell>
          <table:table-cell office:value-type="float" office:value="0.0005767" calcext:value-type="float">
            <text:p>0,0005767</text:p>
          </table:table-cell>
          <table:table-cell office:value-type="float" office:value="0.0001087" calcext:value-type="float">
            <text:p>0,0001087</text:p>
          </table:table-cell>
          <table:table-cell table:style-name="ce58" office:value-type="float" office:value="0.0000345" calcext:value-type="float">
            <text:p>3,45E-05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44</text:p>
          </table:table-cell>
          <table:table-cell office:value-type="float" office:value="20.1556" calcext:value-type="float">
            <text:p>20,1556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21408" calcext:value-type="float">
            <text:p>0,0021408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01629" calcext:value-type="float">
            <text:p>0,0001629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3.3" calcext:value-type="float">
            <text:p>163,3</text:p>
          </table:table-cell>
          <table:table-cell office:value-type="float" office:value="87.6037" calcext:value-type="float">
            <text:p>87,6037</text:p>
          </table:table-cell>
          <table:table-cell office:value-type="float" office:value="12.3963" calcext:value-type="float">
            <text:p>12,3963</text:p>
          </table:table-cell>
          <table:table-cell office:value-type="float" office:value="77.5904" calcext:value-type="float">
            <text:p>77,5904</text:p>
          </table:table-cell>
          <table:table-cell office:value-type="float" office:value="82.4584" calcext:value-type="float">
            <text:p>82,4584</text:p>
          </table:table-cell>
          <table:table-cell office:value-type="float" office:value="17.5416" calcext:value-type="float">
            <text:p>17,5416</text:p>
          </table:table-cell>
          <table:table-cell office:value-type="float" office:value="5.90361" calcext:value-type="float">
            <text:p>5,90361</text:p>
          </table:table-cell>
          <table:table-cell office:value-type="float" office:value="0.0032914" calcext:value-type="float">
            <text:p>0,0032914</text:p>
          </table:table-cell>
          <table:table-cell office:value-type="float" office:value="0.0006622" calcext:value-type="float">
            <text:p>0,0006622</text:p>
          </table:table-cell>
          <table:table-cell office:value-type="float" office:value="0.000221" calcext:value-type="float">
            <text:p>0,000221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39.8" calcext:value-type="float">
            <text:p>39,8</text:p>
          </table:table-cell>
          <table:table-cell office:value-type="float" office:value="87.8027" calcext:value-type="float">
            <text:p>87,8027</text:p>
          </table:table-cell>
          <table:table-cell office:value-type="float" office:value="12.1973" calcext:value-type="float">
            <text:p>12,1973</text:p>
          </table:table-cell>
          <table:table-cell table:number-columns-repeated="2" office:value-type="float" office:value="88.8372" calcext:value-type="float">
            <text:p>88,8372</text:p>
          </table:table-cell>
          <table:table-cell office:value-type="float" office:value="11.1628" calcext:value-type="float">
            <text:p>11,1628</text:p>
          </table:table-cell>
          <table:table-cell office:value-type="float" office:value="0" calcext:value-type="float">
            <text:p>0</text:p>
          </table:table-cell>
          <table:table-cell office:value-type="float" office:value="0.0009388" calcext:value-type="float">
            <text:p>0,0009388</text:p>
          </table:table-cell>
          <table:table-cell office:value-type="float" office:value="0.000167" calcext:value-type="float">
            <text:p>0,000167</text:p>
          </table:table-cell>
          <table:table-cell table:style-name="ce58" office:value-type="float" office:value="0.0000543" calcext:value-type="float">
            <text:p>5,43E-05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78.2" calcext:value-type="float">
            <text:p>178,2</text:p>
          </table:table-cell>
          <table:table-cell office:value-type="float" office:value="94.1432" calcext:value-type="float">
            <text:p>94,1432</text:p>
          </table:table-cell>
          <table:table-cell office:value-type="float" office:value="5.85679" calcext:value-type="float">
            <text:p>5,85679</text:p>
          </table:table-cell>
          <table:table-cell office:value-type="float" office:value="93.3114" calcext:value-type="float">
            <text:p>93,3114</text:p>
          </table:table-cell>
          <table:table-cell office:value-type="float" office:value="93.3455" calcext:value-type="float">
            <text:p>93,3455</text:p>
          </table:table-cell>
          <table:table-cell office:value-type="float" office:value="6.65448" calcext:value-type="float">
            <text:p>6,65448</text:p>
          </table:table-cell>
          <table:table-cell office:value-type="float" office:value="0.0365497" calcext:value-type="float">
            <text:p>0,0365497</text:p>
          </table:table-cell>
          <table:table-cell office:value-type="float" office:value="0.0423018" calcext:value-type="float">
            <text:p>0,0423018</text:p>
          </table:table-cell>
          <table:table-cell office:value-type="float" office:value="0.0063943" calcext:value-type="float">
            <text:p>0,0063943</text:p>
          </table:table-cell>
          <table:table-cell office:value-type="float" office:value="0.0034145" calcext:value-type="float">
            <text:p>0,0034145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20.5" calcext:value-type="float">
            <text:p>120,5</text:p>
          </table:table-cell>
          <table:table-cell office:value-type="float" office:value="74.7854" calcext:value-type="float">
            <text:p>74,7854</text:p>
          </table:table-cell>
          <table:table-cell office:value-type="float" office:value="25.2146" calcext:value-type="float">
            <text:p>25,2146</text:p>
          </table:table-cell>
          <table:table-cell table:number-columns-repeated="2" office:value-type="float" office:value="71.8727" calcext:value-type="float">
            <text:p>71,8727</text:p>
          </table:table-cell>
          <table:table-cell office:value-type="float" office:value="28.1273" calcext:value-type="float">
            <text:p>28,1273</text:p>
          </table:table-cell>
          <table:table-cell office:value-type="float" office:value="0" calcext:value-type="float">
            <text:p>0</text:p>
          </table:table-cell>
          <table:table-cell office:value-type="float" office:value="0.0246158" calcext:value-type="float">
            <text:p>0,0246158</text:p>
          </table:table-cell>
          <table:table-cell office:value-type="float" office:value="0.0048115" calcext:value-type="float">
            <text:p>0,0048115</text:p>
          </table:table-cell>
          <table:table-cell office:value-type="float" office:value="0.0019762" calcext:value-type="float">
            <text:p>0,0019762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291.5" calcext:value-type="float">
            <text:p>291,5</text:p>
          </table:table-cell>
          <table:table-cell office:value-type="float" office:value="73.3226" calcext:value-type="float">
            <text:p>73,3226</text:p>
          </table:table-cell>
          <table:table-cell office:value-type="float" office:value="26.6774" calcext:value-type="float">
            <text:p>26,6774</text:p>
          </table:table-cell>
          <table:table-cell office:value-type="float" office:value="74.349" calcext:value-type="float">
            <text:p>74,349</text:p>
          </table:table-cell>
          <table:table-cell office:value-type="float" office:value="74.4459" calcext:value-type="float">
            <text:p>74,4459</text:p>
          </table:table-cell>
          <table:table-cell office:value-type="float" office:value="25.5541" calcext:value-type="float">
            <text:p>25,5541</text:p>
          </table:table-cell>
          <table:table-cell office:value-type="float" office:value="0.130208" calcext:value-type="float">
            <text:p>0,130208</text:p>
          </table:table-cell>
          <table:table-cell office:value-type="float" office:value="0.0053801" calcext:value-type="float">
            <text:p>0,0053801</text:p>
          </table:table-cell>
          <table:table-cell office:value-type="float" office:value="0.0009131" calcext:value-type="float">
            <text:p>0,0009131</text:p>
          </table:table-cell>
          <table:table-cell office:value-type="float" office:value="0.0005156" calcext:value-type="float">
            <text:p>0,0005156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602.1" calcext:value-type="float">
            <text:p>602,1</text:p>
          </table:table-cell>
          <table:table-cell office:value-type="float" office:value="79.2604" calcext:value-type="float">
            <text:p>79,2604</text:p>
          </table:table-cell>
          <table:table-cell office:value-type="float" office:value="20.7396" calcext:value-type="float">
            <text:p>20,7396</text:p>
          </table:table-cell>
          <table:table-cell office:value-type="float" office:value="66.0173" calcext:value-type="float">
            <text:p>66,0173</text:p>
          </table:table-cell>
          <table:table-cell office:value-type="float" office:value="66.1605" calcext:value-type="float">
            <text:p>66,1605</text:p>
          </table:table-cell>
          <table:table-cell office:value-type="float" office:value="33.8395" calcext:value-type="float">
            <text:p>33,8395</text:p>
          </table:table-cell>
          <table:table-cell office:value-type="float" office:value="0.21645" calcext:value-type="float">
            <text:p>0,21645</text:p>
          </table:table-cell>
          <table:table-cell office:value-type="float" office:value="0.0042705" calcext:value-type="float">
            <text:p>0,0042705</text:p>
          </table:table-cell>
          <table:table-cell office:value-type="float" office:value="0.0006193" calcext:value-type="float">
            <text:p>0,0006193</text:p>
          </table:table-cell>
          <table:table-cell office:value-type="float" office:value="0.0003831" calcext:value-type="float">
            <text:p>0,0003831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126.1" calcext:value-type="float">
            <text:p>126,1</text:p>
          </table:table-cell>
          <table:table-cell office:value-type="float" office:value="75.4365" calcext:value-type="float">
            <text:p>75,4365</text:p>
          </table:table-cell>
          <table:table-cell office:value-type="float" office:value="24.5635" calcext:value-type="float">
            <text:p>24,5635</text:p>
          </table:table-cell>
          <table:table-cell office:value-type="float" office:value="84.3756" calcext:value-type="float">
            <text:p>84,3756</text:p>
          </table:table-cell>
          <table:table-cell office:value-type="float" office:value="84.377" calcext:value-type="float">
            <text:p>84,377</text:p>
          </table:table-cell>
          <table:table-cell office:value-type="float" office:value="15.623" calcext:value-type="float">
            <text:p>15,623</text:p>
          </table:table-cell>
          <table:table-cell office:value-type="float" office:value="0.00172417" calcext:value-type="float">
            <text:p>0,00172417</text:p>
          </table:table-cell>
          <table:table-cell office:value-type="float" office:value="0.418836" calcext:value-type="float">
            <text:p>0,418836</text:p>
          </table:table-cell>
          <table:table-cell office:value-type="float" office:value="0.0737998" calcext:value-type="float">
            <text:p>0,0737998</text:p>
          </table:table-cell>
          <table:table-cell office:value-type="float" office:value="0.0421362" calcext:value-type="float">
            <text:p>0,0421362</text:p>
          </table:table-cell>
          <table:table-cell/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2" table:formula="of:=AVERAGE([.E17:.E26])" office:value-type="float" office:value="78339.2" calcext:value-type="float">
            <text:p>78339,2</text:p>
          </table:table-cell>
          <table:table-cell table:style-name="ce52" table:formula="of:=AVERAGE([.F17:.F26])" office:value-type="float" office:value="31611.43" calcext:value-type="float">
            <text:p>31611,4</text:p>
          </table:table-cell>
          <table:table-cell table:style-name="ce53" table:formula="of:=AVERAGE([.G17:.G26])" office:value-type="float" office:value="92.56385" calcext:value-type="float">
            <text:p>92,56</text:p>
          </table:table-cell>
          <table:table-cell table:style-name="ce53" table:formula="of:=AVERAGE([.H17:.H26])" office:value-type="float" office:value="7.436134" calcext:value-type="float">
            <text:p>7,44</text:p>
          </table:table-cell>
          <table:table-cell table:style-name="ce53" table:formula="of:=AVERAGE([.I17:.I26])" office:value-type="float" office:value="57.62418" calcext:value-type="float">
            <text:p>57,62</text:p>
          </table:table-cell>
          <table:table-cell table:style-name="ce53" table:formula="of:=AVERAGE([.J17:.J26])" office:value-type="float" office:value="89.51485" calcext:value-type="float">
            <text:p>89,51</text:p>
          </table:table-cell>
          <table:table-cell table:style-name="ce53" table:formula="of:=AVERAGE([.K17:.K26])" office:value-type="float" office:value="10.485156" calcext:value-type="float">
            <text:p>10,49</text:p>
          </table:table-cell>
          <table:table-cell table:style-name="ce53" table:formula="of:=AVERAGE([.L17:.L26])" office:value-type="float" office:value="33.6848836925" calcext:value-type="float">
            <text:p>33,68</text:p>
          </table:table-cell>
          <table:table-cell table:style-name="ce55" table:formula="of:=AVERAGE([.M17:.M26])" office:value-type="float" office:value="7.68031393" calcext:value-type="float">
            <text:p>7,68031</text:p>
          </table:table-cell>
          <table:table-cell table:style-name="ce55" table:formula="of:=AVERAGE([.N17:.N26])" office:value-type="float" office:value="0.47292167" calcext:value-type="float">
            <text:p>0,47292</text:p>
          </table:table-cell>
          <table:table-cell table:style-name="ce55" table:formula="of:=AVERAGE([.O17:.O26])" office:value-type="float" office:value="0.44666054" calcext:value-type="float">
            <text:p>0,44666</text:p>
          </table:table-cell>
          <table:table-cell table:style-name="ce53" table:formula="of:=1000000*([.O16]/[.E16])" office:value-type="float" office:value="5.70162243168171" calcext:value-type="float">
            <text:p>5,7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31434.3" calcext:value-type="float">
            <text:p>31434,3</text:p>
          </table:table-cell>
          <table:table-cell office:value-type="float" office:value="87.9103" calcext:value-type="float">
            <text:p>87,9103</text:p>
          </table:table-cell>
          <table:table-cell office:value-type="float" office:value="12.0897" calcext:value-type="float">
            <text:p>12,0897</text:p>
          </table:table-cell>
          <table:table-cell office:value-type="float" office:value="67.9293" calcext:value-type="float">
            <text:p>67,9293</text:p>
          </table:table-cell>
          <table:table-cell office:value-type="float" office:value="81.2113" calcext:value-type="float">
            <text:p>81,2113</text:p>
          </table:table-cell>
          <table:table-cell office:value-type="float" office:value="18.7887" calcext:value-type="float">
            <text:p>18,7887</text:p>
          </table:table-cell>
          <table:table-cell office:value-type="float" office:value="16.3549" calcext:value-type="float">
            <text:p>16,3549</text:p>
          </table:table-cell>
          <table:table-cell office:value-type="float" office:value="0.527887" calcext:value-type="float">
            <text:p>0,527887</text:p>
          </table:table-cell>
          <table:table-cell office:value-type="float" office:value="0.0836373" calcext:value-type="float">
            <text:p>0,0836373</text:p>
          </table:table-cell>
          <table:table-cell office:value-type="float" office:value="0.0555845" calcext:value-type="float">
            <text:p>0,0555845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666.4" calcext:value-type="float">
            <text:p>666,4</text:p>
          </table:table-cell>
          <table:table-cell office:value-type="float" office:value="93.4304" calcext:value-type="float">
            <text:p>93,4304</text:p>
          </table:table-cell>
          <table:table-cell office:value-type="float" office:value="6.56957" calcext:value-type="float">
            <text:p>6,56957</text:p>
          </table:table-cell>
          <table:table-cell office:value-type="float" office:value="72.3188" calcext:value-type="float">
            <text:p>72,3188</text:p>
          </table:table-cell>
          <table:table-cell office:value-type="float" office:value="83.5846" calcext:value-type="float">
            <text:p>83,5846</text:p>
          </table:table-cell>
          <table:table-cell office:value-type="float" office:value="16.4154" calcext:value-type="float">
            <text:p>16,4154</text:p>
          </table:table-cell>
          <table:table-cell office:value-type="float" office:value="13.4783" calcext:value-type="float">
            <text:p>13,4783</text:p>
          </table:table-cell>
          <table:table-cell office:value-type="float" office:value="0.00694" calcext:value-type="float">
            <text:p>0,00694</text:p>
          </table:table-cell>
          <table:table-cell office:value-type="float" office:value="0.0010277" calcext:value-type="float">
            <text:p>0,0010277</text:p>
          </table:table-cell>
          <table:table-cell office:value-type="float" office:value="0.0006402" calcext:value-type="float">
            <text:p>0,0006402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722.6" calcext:value-type="float">
            <text:p>722,6</text:p>
          </table:table-cell>
          <table:table-cell office:value-type="float" office:value="96.5627" calcext:value-type="float">
            <text:p>96,5627</text:p>
          </table:table-cell>
          <table:table-cell office:value-type="float" office:value="3.43725" calcext:value-type="float">
            <text:p>3,43725</text:p>
          </table:table-cell>
          <table:table-cell office:value-type="float" office:value="54.8239" calcext:value-type="float">
            <text:p>54,8239</text:p>
          </table:table-cell>
          <table:table-cell office:value-type="float" office:value="86.8932" calcext:value-type="float">
            <text:p>86,8932</text:p>
          </table:table-cell>
          <table:table-cell office:value-type="float" office:value="13.1068" calcext:value-type="float">
            <text:p>13,1068</text:p>
          </table:table-cell>
          <table:table-cell office:value-type="float" office:value="36.9066" calcext:value-type="float">
            <text:p>36,9066</text:p>
          </table:table-cell>
          <table:table-cell office:value-type="float" office:value="0.0066793" calcext:value-type="float">
            <text:p>0,0066793</text:p>
          </table:table-cell>
          <table:table-cell office:value-type="float" office:value="0.0011073" calcext:value-type="float">
            <text:p>0,0011073</text:p>
          </table:table-cell>
          <table:table-cell office:value-type="float" office:value="0.00072" calcext:value-type="float">
            <text:p>0,00072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77428" calcext:value-type="float">
            <text:p>177428</text:p>
          </table:table-cell>
          <table:table-cell office:value-type="float" office:value="98.8128" calcext:value-type="float">
            <text:p>98,8128</text:p>
          </table:table-cell>
          <table:table-cell office:value-type="float" office:value="1.18718" calcext:value-type="float">
            <text:p>1,18718</text:p>
          </table:table-cell>
          <table:table-cell office:value-type="float" office:value="49.9695" calcext:value-type="float">
            <text:p>49,9695</text:p>
          </table:table-cell>
          <table:table-cell office:value-type="float" office:value="96.1301" calcext:value-type="float">
            <text:p>96,1301</text:p>
          </table:table-cell>
          <table:table-cell office:value-type="float" office:value="3.86993" calcext:value-type="float">
            <text:p>3,86993</text:p>
          </table:table-cell>
          <table:table-cell office:value-type="float" office:value="48.0189" calcext:value-type="float">
            <text:p>48,0189</text:p>
          </table:table-cell>
          <table:table-cell office:value-type="float" office:value="5.90495" calcext:value-type="float">
            <text:p>5,90495</text:p>
          </table:table-cell>
          <table:table-cell office:value-type="float" office:value="0.726287" calcext:value-type="float">
            <text:p>0,726287</text:p>
          </table:table-cell>
          <table:table-cell office:value-type="float" office:value="0.653864" calcext:value-type="float">
            <text:p>0,653864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11341.6" calcext:value-type="float">
            <text:p>11341,6</text:p>
          </table:table-cell>
          <table:table-cell office:value-type="float" office:value="98.6388" calcext:value-type="float">
            <text:p>98,6388</text:p>
          </table:table-cell>
          <table:table-cell office:value-type="float" office:value="1.36116" calcext:value-type="float">
            <text:p>1,36116</text:p>
          </table:table-cell>
          <table:table-cell office:value-type="float" office:value="24.6691" calcext:value-type="float">
            <text:p>24,6691</text:p>
          </table:table-cell>
          <table:table-cell office:value-type="float" office:value="91.9196" calcext:value-type="float">
            <text:p>91,9196</text:p>
          </table:table-cell>
          <table:table-cell office:value-type="float" office:value="8.08042" calcext:value-type="float">
            <text:p>8,08042</text:p>
          </table:table-cell>
          <table:table-cell office:value-type="float" office:value="73.1623" calcext:value-type="float">
            <text:p>73,1623</text:p>
          </table:table-cell>
          <table:table-cell office:value-type="float" office:value="0.86271" calcext:value-type="float">
            <text:p>0,86271</text:p>
          </table:table-cell>
          <table:table-cell office:value-type="float" office:value="0.0863953" calcext:value-type="float">
            <text:p>0,0863953</text:p>
          </table:table-cell>
          <table:table-cell office:value-type="float" office:value="0.0801436" calcext:value-type="float">
            <text:p>0,0801436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30496.2" calcext:value-type="float">
            <text:p>30496,2</text:p>
          </table:table-cell>
          <table:table-cell office:value-type="float" office:value="75.6351" calcext:value-type="float">
            <text:p>75,6351</text:p>
          </table:table-cell>
          <table:table-cell office:value-type="float" office:value="24.3649" calcext:value-type="float">
            <text:p>24,3649</text:p>
          </table:table-cell>
          <table:table-cell office:value-type="float" office:value="80.5667" calcext:value-type="float">
            <text:p>80,5667</text:p>
          </table:table-cell>
          <table:table-cell office:value-type="float" office:value="80.5671" calcext:value-type="float">
            <text:p>80,5671</text:p>
          </table:table-cell>
          <table:table-cell office:value-type="float" office:value="19.4329" calcext:value-type="float">
            <text:p>19,4329</text:p>
          </table:table-cell>
          <table:table-cell office:value-type="float" office:value="0.000403925" calcext:value-type="float">
            <text:p>0,000403925</text:p>
          </table:table-cell>
          <table:table-cell office:value-type="float" office:value="67.3825" calcext:value-type="float">
            <text:p>67,3825</text:p>
          </table:table-cell>
          <table:table-cell office:value-type="float" office:value="3.55791" calcext:value-type="float">
            <text:p>3,55791</text:p>
          </table:table-cell>
          <table:table-cell office:value-type="float" office:value="3.45908" calcext:value-type="float">
            <text:p>3,45908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59229.2" calcext:value-type="float">
            <text:p>59229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0809" calcext:value-type="float">
            <text:p>51,08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9191" calcext:value-type="float">
            <text:p>48,9191</text:p>
          </table:table-cell>
          <table:table-cell office:value-type="float" office:value="1.80631" calcext:value-type="float">
            <text:p>1,80631</text:p>
          </table:table-cell>
          <table:table-cell office:value-type="float" office:value="0.224487" calcext:value-type="float">
            <text:p>0,224487</text:p>
          </table:table-cell>
          <table:table-cell office:value-type="float" office:value="0.183824" calcext:value-type="float">
            <text:p>0,183824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1903.2" calcext:value-type="float">
            <text:p>1903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,3</text:p>
          </table:table-cell>
          <table:table-cell office:value-type="float" office:value="0.0137211" calcext:value-type="float">
            <text:p>0,0137211</text:p>
          </table:table-cell>
          <table:table-cell office:value-type="float" office:value="0.0018076" calcext:value-type="float">
            <text:p>0,0018076</text:p>
          </table:table-cell>
          <table:table-cell office:value-type="float" office:value="0.0012557" calcext:value-type="float">
            <text:p>0,0012557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541.3" calcext:value-type="float">
            <text:p>1541,3</text:p>
          </table:table-cell>
          <table:table-cell office:value-type="float" office:value="79.2637" calcext:value-type="float">
            <text:p>79,2637</text:p>
          </table:table-cell>
          <table:table-cell office:value-type="float" office:value="20.7363" calcext:value-type="float">
            <text:p>20,7363</text:p>
          </table:table-cell>
          <table:table-cell table:number-columns-repeated="2" office:value-type="float" office:value="81.8086" calcext:value-type="float">
            <text:p>81,8086</text:p>
          </table:table-cell>
          <table:table-cell office:value-type="float" office:value="18.1914" calcext:value-type="float">
            <text:p>18,1914</text:p>
          </table:table-cell>
          <table:table-cell office:value-type="float" office:value="0" calcext:value-type="float">
            <text:p>0</text:p>
          </table:table-cell>
          <table:table-cell office:value-type="float" office:value="0.194477" calcext:value-type="float">
            <text:p>0,194477</text:p>
          </table:table-cell>
          <table:table-cell office:value-type="float" office:value="0.0336232" calcext:value-type="float">
            <text:p>0,0336232</text:p>
          </table:table-cell>
          <table:table-cell office:value-type="float" office:value="0.0227176" calcext:value-type="float">
            <text:p>0,0227176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1351.5" calcext:value-type="float">
            <text:p>1351,5</text:p>
          </table:table-cell>
          <table:table-cell office:value-type="float" office:value="95.3847" calcext:value-type="float">
            <text:p>95,3847</text:p>
          </table:table-cell>
          <table:table-cell office:value-type="float" office:value="4.61528" calcext:value-type="float">
            <text:p>4,61528</text:p>
          </table:table-cell>
          <table:table-cell office:value-type="float" office:value="92.375" calcext:value-type="float">
            <text:p>92,375</text:p>
          </table:table-cell>
          <table:table-cell office:value-type="float" office:value="93.034" calcext:value-type="float">
            <text:p>93,034</text:p>
          </table:table-cell>
          <table:table-cell office:value-type="float" office:value="6.96601" calcext:value-type="float">
            <text:p>6,96601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0969649" calcext:value-type="float">
            <text:p>0,0969649</text:p>
          </table:table-cell>
          <table:table-cell office:value-type="float" office:value="0.0129343" calcext:value-type="float">
            <text:p>0,0129343</text:p>
          </table:table-cell>
          <table:table-cell office:value-type="float" office:value="0.0087758" calcext:value-type="float">
            <text:p>0,0087758</text:p>
          </table:table-cell>
          <table:table-cell/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2" table:formula="of:=AVERAGE([.E28:.E34])" office:value-type="float" office:value="260.714285714286" calcext:value-type="float">
            <text:p>260,7</text:p>
          </table:table-cell>
          <table:table-cell table:style-name="ce52" table:formula="of:=AVERAGE([.F28:.F34])" office:value-type="float" office:value="113449.857142857" calcext:value-type="float">
            <text:p>113449,9</text:p>
          </table:table-cell>
          <table:table-cell table:style-name="ce53" table:formula="of:=AVERAGE([.G28:.G34])" office:value-type="float" office:value="97.1410142857143" calcext:value-type="float">
            <text:p>97,14</text:p>
          </table:table-cell>
          <table:table-cell table:style-name="ce53" table:formula="of:=AVERAGE([.H28:.H34])" office:value-type="float" office:value="2.8589843" calcext:value-type="float">
            <text:p>2,86</text:p>
          </table:table-cell>
          <table:table-cell table:style-name="ce53" table:formula="of:=AVERAGE([.I28:.I34])" office:value-type="float" office:value="47.4379285714286" calcext:value-type="float">
            <text:p>47,44</text:p>
          </table:table-cell>
          <table:table-cell table:style-name="ce53" table:formula="of:=AVERAGE([.J28:.J34])" office:value-type="float" office:value="79.7792285714286" calcext:value-type="float">
            <text:p>79,78</text:p>
          </table:table-cell>
          <table:table-cell table:style-name="ce53" table:formula="of:=AVERAGE([.K28:.K34])" office:value-type="float" office:value="20.2207728571429" calcext:value-type="float">
            <text:p>20,22</text:p>
          </table:table-cell>
          <table:table-cell table:style-name="ce53" table:formula="of:=AVERAGE([.L28:.L34])" office:value-type="float" office:value="39.2869628571429" calcext:value-type="float">
            <text:p>39,29</text:p>
          </table:table-cell>
          <table:table-cell table:style-name="ce55" table:formula="of:=AVERAGE([.M28:.M34])" office:value-type="float" office:value="0.584772942857143" calcext:value-type="float">
            <text:p>0,58477</text:p>
          </table:table-cell>
          <table:table-cell table:style-name="ce55" table:formula="of:=AVERAGE([.N28:.N34])" office:value-type="float" office:value="0.0127057" calcext:value-type="float">
            <text:p>0,01271</text:p>
          </table:table-cell>
          <table:table-cell table:style-name="ce55" table:formula="of:=AVERAGE([.O28:.O34])" office:value-type="float" office:value="0.0124829571428571" calcext:value-type="float">
            <text:p>0,01248</text:p>
          </table:table-cell>
          <table:table-cell table:style-name="ce53" table:formula="of:=1000000*([.O27]/[.E27])" office:value-type="float" office:value="47.8798356164384" calcext:value-type="float">
            <text:p>47,88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2134" calcext:value-type="float">
            <text:p>2134</text:p>
          </table:table-cell>
          <table:table-cell office:value-type="float" office:value="98.7893" calcext:value-type="float">
            <text:p>98,7893</text:p>
          </table:table-cell>
          <table:table-cell office:value-type="float" office:value="1.21075" calcext:value-type="float">
            <text:p>1,21075</text:p>
          </table:table-cell>
          <table:table-cell office:value-type="float" office:value="42.7673" calcext:value-type="float">
            <text:p>42,7673</text:p>
          </table:table-cell>
          <table:table-cell office:value-type="float" office:value="83.9506" calcext:value-type="float">
            <text:p>83,9506</text:p>
          </table:table-cell>
          <table:table-cell office:value-type="float" office:value="16.0494" calcext:value-type="float">
            <text:p>16,0494</text:p>
          </table:table-cell>
          <table:table-cell office:value-type="float" office:value="49.0566" calcext:value-type="float">
            <text:p>49,0566</text:p>
          </table:table-cell>
          <table:table-cell office:value-type="float" office:value="0.0084296" calcext:value-type="float">
            <text:p>0,0084296</text:p>
          </table:table-cell>
          <table:table-cell office:value-type="float" office:value="0.0039368" calcext:value-type="float">
            <text:p>0,0039368</text:p>
          </table:table-cell>
          <table:table-cell office:value-type="float" office:value="0.0038387" calcext:value-type="float">
            <text:p>0,0038387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4458.2" calcext:value-type="float">
            <text:p>4458,2</text:p>
          </table:table-cell>
          <table:table-cell office:value-type="float" office:value="89.987" calcext:value-type="float">
            <text:p>89,987</text:p>
          </table:table-cell>
          <table:table-cell office:value-type="float" office:value="10.013" calcext:value-type="float">
            <text:p>10,013</text:p>
          </table:table-cell>
          <table:table-cell office:value-type="float" office:value="64.6575" calcext:value-type="float">
            <text:p>64,6575</text:p>
          </table:table-cell>
          <table:table-cell office:value-type="float" office:value="67.0455" calcext:value-type="float">
            <text:p>67,0455</text:p>
          </table:table-cell>
          <table:table-cell office:value-type="float" office:value="32.9545" calcext:value-type="float">
            <text:p>32,9545</text:p>
          </table:table-cell>
          <table:table-cell office:value-type="float" office:value="3.56164" calcext:value-type="float">
            <text:p>3,56164</text:p>
          </table:table-cell>
          <table:table-cell office:value-type="float" office:value="0.0187895" calcext:value-type="float">
            <text:p>0,0187895</text:p>
          </table:table-cell>
          <table:table-cell office:value-type="float" office:value="0.0045731" calcext:value-type="float">
            <text:p>0,0045731</text:p>
          </table:table-cell>
          <table:table-cell office:value-type="float" office:value="0.0043207" calcext:value-type="float">
            <text:p>0,0043207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048.3" calcext:value-type="float">
            <text:p>1048,3</text:p>
          </table:table-cell>
          <table:table-cell office:value-type="float" office:value="93.4619" calcext:value-type="float">
            <text:p>93,4619</text:p>
          </table:table-cell>
          <table:table-cell office:value-type="float" office:value="6.5381" calcext:value-type="float">
            <text:p>6,5381</text:p>
          </table:table-cell>
          <table:table-cell office:value-type="float" office:value="43.771" calcext:value-type="float">
            <text:p>43,771</text:p>
          </table:table-cell>
          <table:table-cell office:value-type="float" office:value="55.5556" calcext:value-type="float">
            <text:p>55,5556</text:p>
          </table:table-cell>
          <table:table-cell office:value-type="float" office:value="44.4444" calcext:value-type="float">
            <text:p>44,4444</text:p>
          </table:table-cell>
          <table:table-cell office:value-type="float" office:value="21.2121" calcext:value-type="float">
            <text:p>21,2121</text:p>
          </table:table-cell>
          <table:table-cell office:value-type="float" office:value="0.0039938" calcext:value-type="float">
            <text:p>0,0039938</text:p>
          </table:table-cell>
          <table:table-cell office:value-type="float" office:value="0.0004928" calcext:value-type="float">
            <text:p>0,0004928</text:p>
          </table:table-cell>
          <table:table-cell office:value-type="float" office:value="0.0003334" calcext:value-type="float">
            <text:p>0,0003334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2778.9" calcext:value-type="float">
            <text:p>22778,9</text:p>
          </table:table-cell>
          <table:table-cell office:value-type="float" office:value="99.6933" calcext:value-type="float">
            <text:p>99,6933</text:p>
          </table:table-cell>
          <table:table-cell office:value-type="float" office:value="0.306658" calcext:value-type="float">
            <text:p>0,306658</text:p>
          </table:table-cell>
          <table:table-cell office:value-type="float" office:value="61.2536" calcext:value-type="float">
            <text:p>61,2536</text:p>
          </table:table-cell>
          <table:table-cell office:value-type="float" office:value="92.6724" calcext:value-type="float">
            <text:p>92,6724</text:p>
          </table:table-cell>
          <table:table-cell office:value-type="float" office:value="7.32759" calcext:value-type="float">
            <text:p>7,32759</text:p>
          </table:table-cell>
          <table:table-cell office:value-type="float" office:value="33.9031" calcext:value-type="float">
            <text:p>33,9031</text:p>
          </table:table-cell>
          <table:table-cell office:value-type="float" office:value="0.0754349" calcext:value-type="float">
            <text:p>0,0754349</text:p>
          </table:table-cell>
          <table:table-cell office:value-type="float" office:value="0.0081486" calcext:value-type="float">
            <text:p>0,0081486</text:p>
          </table:table-cell>
          <table:table-cell office:value-type="float" office:value="0.0079277" calcext:value-type="float">
            <text:p>0,0079277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289567" calcext:value-type="float">
            <text:p>2895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,5</text:p>
          </table:table-cell>
          <table:table-cell office:value-type="float" office:value="1.87466" calcext:value-type="float">
            <text:p>1,87466</text:p>
          </table:table-cell>
          <table:table-cell office:value-type="float" office:value="0.0335931" calcext:value-type="float">
            <text:p>0,0335931</text:p>
          </table:table-cell>
          <table:table-cell office:value-type="float" office:value="0.0332928" calcext:value-type="float">
            <text:p>0,0332928</text:p>
          </table:table-cell>
          <table:table-cell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472835" calcext:value-type="float">
            <text:p>472835</text:p>
          </table:table-cell>
          <table:table-cell office:value-type="float" office:value="99.9613" calcext:value-type="float">
            <text:p>99,9613</text:p>
          </table:table-cell>
          <table:table-cell office:value-type="float" office:value="0.0386821" calcext:value-type="float">
            <text:p>0,0386821</text:p>
          </table:table-cell>
          <table:table-cell office:value-type="float" office:value="13.8577" calcext:value-type="float">
            <text:p>13,8577</text:p>
          </table:table-cell>
          <table:table-cell office:value-type="float" office:value="64.9123" calcext:value-type="float">
            <text:p>64,9123</text:p>
          </table:table-cell>
          <table:table-cell office:value-type="float" office:value="35.0877" calcext:value-type="float">
            <text:p>35,0877</text:p>
          </table:table-cell>
          <table:table-cell office:value-type="float" office:value="78.6517" calcext:value-type="float">
            <text:p>78,6517</text:p>
          </table:table-cell>
          <table:table-cell office:value-type="float" office:value="2.10723" calcext:value-type="float">
            <text:p>2,10723</text:p>
          </table:table-cell>
          <table:table-cell office:value-type="float" office:value="0.037272" calcext:value-type="float">
            <text:p>0,037272</text:p>
          </table:table-cell>
          <table:table-cell office:value-type="float" office:value="0.0368611" calcext:value-type="float">
            <text:p>0,0368611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327.6" calcext:value-type="float">
            <text:p>1327,6</text:p>
          </table:table-cell>
          <table:table-cell office:value-type="float" office:value="98.0943" calcext:value-type="float">
            <text:p>98,0943</text:p>
          </table:table-cell>
          <table:table-cell office:value-type="float" office:value="1.9057" calcext:value-type="float">
            <text:p>1,9057</text:p>
          </table:table-cell>
          <table:table-cell office:value-type="float" office:value="93.2584" calcext:value-type="float">
            <text:p>93,2584</text:p>
          </table:table-cell>
          <table:table-cell office:value-type="float" office:value="94.3182" calcext:value-type="float">
            <text:p>94,3182</text:p>
          </table:table-cell>
          <table:table-cell office:value-type="float" office:value="5.68182" calcext:value-type="float">
            <text:p>5,68182</text:p>
          </table:table-cell>
          <table:table-cell office:value-type="float" office:value="1.1236" calcext:value-type="float">
            <text:p>1,1236</text:p>
          </table:table-cell>
          <table:table-cell office:value-type="float" office:value="0.0048728" calcext:value-type="float">
            <text:p>0,0048728</text:p>
          </table:table-cell>
          <table:table-cell office:value-type="float" office:value="0.0009235" calcext:value-type="float">
            <text:p>0,0009235</text:p>
          </table:table-cell>
          <table:table-cell office:value-type="float" office:value="0.0008063" calcext:value-type="float">
            <text:p>0,0008063</text:p>
          </table:table-cell>
          <table:table-cell/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2" table:formula="of:=AVERAGE([.E36:.E48])" office:value-type="float" office:value="6080.58333333333" calcext:value-type="float">
            <text:p>6080,6</text:p>
          </table:table-cell>
          <table:table-cell table:style-name="ce52" table:formula="of:=AVERAGE([.F36:.F48])" office:value-type="float" office:value="1153483.59166667" calcext:value-type="float">
            <text:p>1153483,6</text:p>
          </table:table-cell>
          <table:table-cell table:style-name="ce53" table:formula="of:=AVERAGE([.G36:.G48])" office:value-type="float" office:value="77.7115333333333" calcext:value-type="float">
            <text:p>77,71</text:p>
          </table:table-cell>
          <table:table-cell table:style-name="ce53" table:formula="of:=AVERAGE([.H36:.H48])" office:value-type="float" office:value="22.2884675" calcext:value-type="float">
            <text:p>22,29</text:p>
          </table:table-cell>
          <table:table-cell table:style-name="ce53" table:formula="of:=AVERAGE([.I36:.I48])" office:value-type="float" office:value="73.0062" calcext:value-type="float">
            <text:p>73,01</text:p>
          </table:table-cell>
          <table:table-cell table:style-name="ce53" table:formula="of:=AVERAGE([.J36:.J48])" office:value-type="float" office:value="73.0921166666667" calcext:value-type="float">
            <text:p>73,09</text:p>
          </table:table-cell>
          <table:table-cell table:style-name="ce53" table:formula="of:=AVERAGE([.K36:.K48])" office:value-type="float" office:value="26.90788" calcext:value-type="float">
            <text:p>26,91</text:p>
          </table:table-cell>
          <table:table-cell table:style-name="ce53" table:formula="of:=AVERAGE([.L36:.L48])" office:value-type="float" office:value="0.107380866666667" calcext:value-type="float">
            <text:p>0,11</text:p>
          </table:table-cell>
          <table:table-cell table:style-name="ce55" table:formula="of:=AVERAGE([.M36:.M48])" office:value-type="float" office:value="7.54319431666667" calcext:value-type="float">
            <text:p>7,54319</text:p>
          </table:table-cell>
          <table:table-cell table:style-name="ce55" table:formula="of:=AVERAGE([.N36:.N48])" office:value-type="float" office:value="0.0848853583333333" calcext:value-type="float">
            <text:p>0,08489</text:p>
          </table:table-cell>
          <table:table-cell table:style-name="ce55" table:formula="of:=AVERAGE([.O36:.O48])" office:value-type="float" office:value="0.0811912333333333" calcext:value-type="float">
            <text:p>0,08119</text:p>
          </table:table-cell>
          <table:table-cell table:style-name="ce53" table:formula="of:=1000000*([.O35]/[.E35])" office:value-type="float" office:value="13.3525401894007" calcext:value-type="float">
            <text:p>13,3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109.9" calcext:value-type="float">
            <text:p>7109,9</text:p>
          </table:table-cell>
          <table:table-cell office:value-type="float" office:value="77.3969" calcext:value-type="float">
            <text:p>77,3969</text:p>
          </table:table-cell>
          <table:table-cell office:value-type="float" office:value="22.6031" calcext:value-type="float">
            <text:p>22,6031</text:p>
          </table:table-cell>
          <table:table-cell office:value-type="float" office:value="65.721" calcext:value-type="float">
            <text:p>65,721</text:p>
          </table:table-cell>
          <table:table-cell office:value-type="float" office:value="65.7988" calcext:value-type="float">
            <text:p>65,7988</text:p>
          </table:table-cell>
          <table:table-cell office:value-type="float" office:value="34.2012" calcext:value-type="float">
            <text:p>34,2012</text:p>
          </table:table-cell>
          <table:table-cell office:value-type="float" office:value="0.118203" calcext:value-type="float">
            <text:p>0,118203</text:p>
          </table:table-cell>
          <table:table-cell office:value-type="float" office:value="0.0404241" calcext:value-type="float">
            <text:p>0,0404241</text:p>
          </table:table-cell>
          <table:table-cell office:value-type="float" office:value="0.0137635" calcext:value-type="float">
            <text:p>0,0137635</text:p>
          </table:table-cell>
          <table:table-cell office:value-type="float" office:value="0.0132863" calcext:value-type="float">
            <text:p>0,0132863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2212" calcext:value-type="float">
            <text:p>2212</text:p>
          </table:table-cell>
          <table:table-cell office:value-type="float" office:value="71.0026" calcext:value-type="float">
            <text:p>71,0026</text:p>
          </table:table-cell>
          <table:table-cell office:value-type="float" office:value="28.9974" calcext:value-type="float">
            <text:p>28,9974</text:p>
          </table:table-cell>
          <table:table-cell table:number-columns-repeated="2" office:value-type="float" office:value="72.0202" calcext:value-type="float">
            <text:p>72,0202</text:p>
          </table:table-cell>
          <table:table-cell office:value-type="float" office:value="27.9798" calcext:value-type="float">
            <text:p>27,9798</text:p>
          </table:table-cell>
          <table:table-cell office:value-type="float" office:value="0" calcext:value-type="float">
            <text:p>0</text:p>
          </table:table-cell>
          <table:table-cell office:value-type="float" office:value="0.0167632" calcext:value-type="float">
            <text:p>0,0167632</text:p>
          </table:table-cell>
          <table:table-cell office:value-type="float" office:value="0.0027169" calcext:value-type="float">
            <text:p>0,0027169</text:p>
          </table:table-cell>
          <table:table-cell office:value-type="float" office:value="0.0021694" calcext:value-type="float">
            <text:p>0,0021694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4275.4" calcext:value-type="float">
            <text:p>4275,4</text:p>
          </table:table-cell>
          <table:table-cell office:value-type="float" office:value="85.323" calcext:value-type="float">
            <text:p>85,323</text:p>
          </table:table-cell>
          <table:table-cell office:value-type="float" office:value="14.677" calcext:value-type="float">
            <text:p>14,677</text:p>
          </table:table-cell>
          <table:table-cell office:value-type="float" office:value="87.2727" calcext:value-type="float">
            <text:p>87,2727</text:p>
          </table:table-cell>
          <table:table-cell office:value-type="float" office:value="87.538" calcext:value-type="float">
            <text:p>87,538</text:p>
          </table:table-cell>
          <table:table-cell office:value-type="float" office:value="12.462" calcext:value-type="float">
            <text:p>12,462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600719" calcext:value-type="float">
            <text:p>0,0600719</text:p>
          </table:table-cell>
          <table:table-cell office:value-type="float" office:value="0.0134067" calcext:value-type="float">
            <text:p>0,0134067</text:p>
          </table:table-cell>
          <table:table-cell office:value-type="float" office:value="0.0120929" calcext:value-type="float">
            <text:p>0,0120929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1124.4" calcext:value-type="float">
            <text:p>1124,4</text:p>
          </table:table-cell>
          <table:table-cell office:value-type="float" office:value="61.5975" calcext:value-type="float">
            <text:p>61,5975</text:p>
          </table:table-cell>
          <table:table-cell office:value-type="float" office:value="38.4025" calcext:value-type="float">
            <text:p>38,4025</text:p>
          </table:table-cell>
          <table:table-cell office:value-type="float" office:value="53.596" calcext:value-type="float">
            <text:p>53,596</text:p>
          </table:table-cell>
          <table:table-cell office:value-type="float" office:value="53.6295" calcext:value-type="float">
            <text:p>53,6295</text:p>
          </table:table-cell>
          <table:table-cell office:value-type="float" office:value="46.3705" calcext:value-type="float">
            <text:p>46,3705</text:p>
          </table:table-cell>
          <table:table-cell office:value-type="float" office:value="0.0625391" calcext:value-type="float">
            <text:p>0,0625391</text:p>
          </table:table-cell>
          <table:table-cell office:value-type="float" office:value="0.023719" calcext:value-type="float">
            <text:p>0,023719</text:p>
          </table:table-cell>
          <table:table-cell office:value-type="float" office:value="0.0064278" calcext:value-type="float">
            <text:p>0,0064278</text:p>
          </table:table-cell>
          <table:table-cell office:value-type="float" office:value="0.0055274" calcext:value-type="float">
            <text:p>0,0055274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328.4" calcext:value-type="float">
            <text:p>1328,4</text:p>
          </table:table-cell>
          <table:table-cell office:value-type="float" office:value="51.6186" calcext:value-type="float">
            <text:p>51,6186</text:p>
          </table:table-cell>
          <table:table-cell office:value-type="float" office:value="48.3814" calcext:value-type="float">
            <text:p>48,3814</text:p>
          </table:table-cell>
          <table:table-cell office:value-type="float" office:value="42.2009" calcext:value-type="float">
            <text:p>42,2009</text:p>
          </table:table-cell>
          <table:table-cell office:value-type="float" office:value="42.2268" calcext:value-type="float">
            <text:p>42,2268</text:p>
          </table:table-cell>
          <table:table-cell office:value-type="float" office:value="57.7732" calcext:value-type="float">
            <text:p>57,7732</text:p>
          </table:table-cell>
          <table:table-cell office:value-type="float" office:value="0.0612495" calcext:value-type="float">
            <text:p>0,0612495</text:p>
          </table:table-cell>
          <table:table-cell office:value-type="float" office:value="0.0818396" calcext:value-type="float">
            <text:p>0,0818396</text:p>
          </table:table-cell>
          <table:table-cell office:value-type="float" office:value="0.0362807" calcext:value-type="float">
            <text:p>0,0362807</text:p>
          </table:table-cell>
          <table:table-cell office:value-type="float" office:value="0.0336354" calcext:value-type="float">
            <text:p>0,0336354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75.1" calcext:value-type="float">
            <text:p>1375,1</text:p>
          </table:table-cell>
          <table:table-cell office:value-type="float" office:value="77.3342" calcext:value-type="float">
            <text:p>77,3342</text:p>
          </table:table-cell>
          <table:table-cell office:value-type="float" office:value="22.6658" calcext:value-type="float">
            <text:p>22,6658</text:p>
          </table:table-cell>
          <table:table-cell office:value-type="float" office:value="83.1847" calcext:value-type="float">
            <text:p>83,1847</text:p>
          </table:table-cell>
          <table:table-cell office:value-type="float" office:value="83.7311" calcext:value-type="float">
            <text:p>83,7311</text:p>
          </table:table-cell>
          <table:table-cell office:value-type="float" office:value="16.2689" calcext:value-type="float">
            <text:p>16,2689</text:p>
          </table:table-cell>
          <table:table-cell office:value-type="float" office:value="0.6526" calcext:value-type="float">
            <text:p>0,6526</text:p>
          </table:table-cell>
          <table:table-cell office:value-type="float" office:value="0.246818" calcext:value-type="float">
            <text:p>0,246818</text:p>
          </table:table-cell>
          <table:table-cell office:value-type="float" office:value="0.0283265" calcext:value-type="float">
            <text:p>0,0283265</text:p>
          </table:table-cell>
          <table:table-cell office:value-type="float" office:value="0.0251385" calcext:value-type="float">
            <text:p>0,0251385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22898" calcext:value-type="float">
            <text:p>22898</text:p>
          </table:table-cell>
          <table:table-cell office:value-type="float" office:value="97.0356" calcext:value-type="float">
            <text:p>97,0356</text:p>
          </table:table-cell>
          <table:table-cell office:value-type="float" office:value="2.96441" calcext:value-type="float">
            <text:p>2,96441</text:p>
          </table:table-cell>
          <table:table-cell office:value-type="float" office:value="97.8348" calcext:value-type="float">
            <text:p>97,8348</text:p>
          </table:table-cell>
          <table:table-cell office:value-type="float" office:value="97.8882" calcext:value-type="float">
            <text:p>97,8882</text:p>
          </table:table-cell>
          <table:table-cell office:value-type="float" office:value="2.11178" calcext:value-type="float">
            <text:p>2,11178</text:p>
          </table:table-cell>
          <table:table-cell office:value-type="float" office:value="0.0545852" calcext:value-type="float">
            <text:p>0,0545852</text:p>
          </table:table-cell>
          <table:table-cell office:value-type="float" office:value="0.27949" calcext:value-type="float">
            <text:p>0,27949</text:p>
          </table:table-cell>
          <table:table-cell office:value-type="float" office:value="0.0381511" calcext:value-type="float">
            <text:p>0,0381511</text:p>
          </table:table-cell>
          <table:table-cell office:value-type="float" office:value="0.0310461" calcext:value-type="float">
            <text:p>0,0310461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2104.8" calcext:value-type="float">
            <text:p>12104,8</text:p>
          </table:table-cell>
          <table:table-cell office:value-type="float" office:value="86.3396" calcext:value-type="float">
            <text:p>86,3396</text:p>
          </table:table-cell>
          <table:table-cell office:value-type="float" office:value="13.6604" calcext:value-type="float">
            <text:p>13,6604</text:p>
          </table:table-cell>
          <table:table-cell table:number-columns-repeated="2" office:value-type="float" office:value="85.527" calcext:value-type="float">
            <text:p>85,527</text:p>
          </table:table-cell>
          <table:table-cell office:value-type="float" office:value="14.473" calcext:value-type="float">
            <text:p>14,473</text:p>
          </table:table-cell>
          <table:table-cell office:value-type="float" office:value="0" calcext:value-type="float">
            <text:p>0</text:p>
          </table:table-cell>
          <table:table-cell office:value-type="float" office:value="0.159175" calcext:value-type="float">
            <text:p>0,159175</text:p>
          </table:table-cell>
          <table:table-cell office:value-type="float" office:value="0.0420263" calcext:value-type="float">
            <text:p>0,0420263</text:p>
          </table:table-cell>
          <table:table-cell office:value-type="float" office:value="0.0378872" calcext:value-type="float">
            <text:p>0,0378872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9161.3" calcext:value-type="float">
            <text:p>19161,3</text:p>
          </table:table-cell>
          <table:table-cell office:value-type="float" office:value="89.3776" calcext:value-type="float">
            <text:p>89,3776</text:p>
          </table:table-cell>
          <table:table-cell office:value-type="float" office:value="10.6224" calcext:value-type="float">
            <text:p>10,6224</text:p>
          </table:table-cell>
          <table:table-cell table:number-columns-repeated="2" office:value-type="float" office:value="90.4189" calcext:value-type="float">
            <text:p>90,4189</text:p>
          </table:table-cell>
          <table:table-cell office:value-type="float" office:value="9.58108" calcext:value-type="float">
            <text:p>9,58108</text:p>
          </table:table-cell>
          <table:table-cell office:value-type="float" office:value="0" calcext:value-type="float">
            <text:p>0</text:p>
          </table:table-cell>
          <table:table-cell office:value-type="float" office:value="0.230345" calcext:value-type="float">
            <text:p>0,230345</text:p>
          </table:table-cell>
          <table:table-cell office:value-type="float" office:value="0.0704318" calcext:value-type="float">
            <text:p>0,0704318</text:p>
          </table:table-cell>
          <table:table-cell office:value-type="float" office:value="0.0664616" calcext:value-type="float">
            <text:p>0,0664616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788057" calcext:value-type="float">
            <text:p>788057</text:p>
          </table:table-cell>
          <table:table-cell office:value-type="float" office:value="87.3795" calcext:value-type="float">
            <text:p>87,3795</text:p>
          </table:table-cell>
          <table:table-cell office:value-type="float" office:value="12.6205" calcext:value-type="float">
            <text:p>12,6205</text:p>
          </table:table-cell>
          <table:table-cell table:number-columns-repeated="2" office:value-type="float" office:value="62.3932" calcext:value-type="float">
            <text:p>62,3932</text:p>
          </table:table-cell>
          <table:table-cell office:value-type="float" office:value="37.6068" calcext:value-type="float">
            <text:p>37,6068</text:p>
          </table:table-cell>
          <table:table-cell office:value-type="float" office:value="0" calcext:value-type="float">
            <text:p>0</text:p>
          </table:table-cell>
          <table:table-cell office:value-type="float" office:value="10.6091" calcext:value-type="float">
            <text:p>10,6091</text:p>
          </table:table-cell>
          <table:table-cell office:value-type="float" office:value="0.26992" calcext:value-type="float">
            <text:p>0,26992</text:p>
          </table:table-cell>
          <table:table-cell office:value-type="float" office:value="0.265652" calcext:value-type="float">
            <text:p>0,265652</text:p>
          </table:table-cell>
          <table:table-cell table:style-name="ce50" table:formula="of:=1000000*([.O45]/[.E45])" office:value-type="float" office:value="41.2823620823621" calcext:value-type="float">
            <text:p>41,28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table:style-name="ce58" office:value-type="float" office:value="12963300" calcext:value-type="float">
            <text:p>1,30E+07</text:p>
          </table:table-cell>
          <table:table-cell office:value-type="float" office:value="98.5177" calcext:value-type="float">
            <text:p>98,5177</text:p>
          </table:table-cell>
          <table:table-cell office:value-type="float" office:value="1.4823" calcext:value-type="float">
            <text:p>1,4823</text:p>
          </table:table-cell>
          <table:table-cell office:value-type="float" office:value="79" calcext:value-type="float">
            <text:p>79</text:p>
          </table:table-cell>
          <table:table-cell office:value-type="float" office:value="79.0287" calcext:value-type="float">
            <text:p>79,0287</text:p>
          </table:table-cell>
          <table:table-cell office:value-type="float" office:value="20.9713" calcext:value-type="float">
            <text:p>20,9713</text:p>
          </table:table-cell>
          <table:table-cell office:value-type="float" office:value="0.0363636" calcext:value-type="float">
            <text:p>0,0363636</text:p>
          </table:table-cell>
          <table:table-cell office:value-type="float" office:value="78.0305" calcext:value-type="float">
            <text:p>78,0305</text:p>
          </table:table-cell>
          <table:table-cell office:value-type="float" office:value="0.218314" calcext:value-type="float">
            <text:p>0,218314</text:p>
          </table:table-cell>
          <table:table-cell office:value-type="float" office:value="0.214555" calcext:value-type="float">
            <text:p>0,214555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18856.8" calcext:value-type="float">
            <text:p>18856,8</text:p>
          </table:table-cell>
          <table:table-cell office:value-type="float" office:value="49.6156" calcext:value-type="float">
            <text:p>49,6156</text:p>
          </table:table-cell>
          <table:table-cell office:value-type="float" office:value="50.3844" calcext:value-type="float">
            <text:p>50,3844</text:p>
          </table:table-cell>
          <table:table-cell table:number-columns-repeated="2" office:value-type="float" office:value="56.905" calcext:value-type="float">
            <text:p>56,905</text:p>
          </table:table-cell>
          <table:table-cell office:value-type="float" office:value="43.095" calcext:value-type="float">
            <text:p>43,095</text:p>
          </table:table-cell>
          <table:table-cell office:value-type="float" office:value="0" calcext:value-type="float">
            <text:p>0</text:p>
          </table:table-cell>
          <table:table-cell office:value-type="float" office:value="0.740086" calcext:value-type="float">
            <text:p>0,740086</text:p>
          </table:table-cell>
          <table:table-cell office:value-type="float" office:value="0.278859" calcext:value-type="float">
            <text:p>0,278859</text:p>
          </table:table-cell>
          <table:table-cell office:value-type="float" office:value="0.266843" calcext:value-type="float">
            <text:p>0,266843</text:p>
          </table:table-cell>
          <table:table-cell/>
        </table:table-row>
      </table:table>
      <table:table table:name="Hoja18" table:style-name="ta1">
        <table:table-column table:style-name="co1" table:number-columns-repeated="4" table:default-cell-style-name="Default"/>
        <table:table-column table:style-name="co1" table:number-columns-repeated="2" table:default-cell-style-name="ce46"/>
        <table:table-column table:style-name="co1" table:number-columns-repeated="6" table:default-cell-style-name="ce50"/>
        <table:table-column table:style-name="co1" table:number-columns-repeated="3" table:default-cell-style-name="ce56"/>
        <table:table-column table:style-name="co1" table:default-cell-style-name="ce50"/>
        <table:table-row table:style-name="ro1">
          <table:table-cell table:number-columns-repeated="4"/>
          <table:table-cell table:style-name="ce57" office:value-type="string" calcext:value-type="string">
            <text:p>Ejemplos</text:p>
          </table:table-cell>
          <table:table-cell table:style-name="ce57" office:value-type="string" calcext:value-type="string">
            <text:p>Patrone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estNC</text:p>
          </table:table-cell>
          <table:table-cell table:style-name="ce51" office:value-type="string" calcext:value-type="string">
            <text:p>Error</text:p>
          </table:table-cell>
          <table:table-cell table:style-name="ce51" office:value-type="string" calcext:value-type="string">
            <text:p>%NC</text:p>
          </table:table-cell>
          <table:table-cell table:style-name="ce54" office:value-type="string" calcext:value-type="string">
            <text:p>T_Train</text:p>
          </table:table-cell>
          <table:table-cell table:style-name="ce54" office:value-type="string" calcext:value-type="string">
            <text:p>T_Test</text:p>
          </table:table-cell>
          <table:table-cell table:style-name="ce54" office:value-type="string" calcext:value-type="string">
            <text:p>T_CPU_Test</text:p>
          </table:table-cell>
          <table:table-cell table:style-name="ce5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59" table:formula="of:=AVERAGE([.E3:.E15])" office:value-type="float" office:value="6299.15384615385" calcext:value-type="float">
            <text:p>6299,2</text:p>
          </table:table-cell>
          <table:table-cell table:style-name="ce59" table:formula="of:=AVERAGE([.F3:.F15])" office:value-type="float" office:value="1500.13076923077" calcext:value-type="float">
            <text:p>1500,1</text:p>
          </table:table-cell>
          <table:table-cell table:style-name="ce60" table:formula="of:=AVERAGE([.G3:.G15])" office:value-type="float" office:value="84.4974692307692" calcext:value-type="float">
            <text:p>84,50</text:p>
          </table:table-cell>
          <table:table-cell table:style-name="ce60" table:formula="of:=AVERAGE([.H3:.H15])" office:value-type="float" office:value="21.0899253846154" calcext:value-type="float">
            <text:p>21,09</text:p>
          </table:table-cell>
          <table:table-cell table:style-name="ce60" table:formula="of:=AVERAGE([.I3:.I15])" office:value-type="float" office:value="71.7567461538462" calcext:value-type="float">
            <text:p>71,76</text:p>
          </table:table-cell>
          <table:table-cell table:style-name="ce60" table:formula="of:=AVERAGE([.J3:.J15])" office:value-type="float" office:value="78.0168384615385" calcext:value-type="float">
            <text:p>78,02</text:p>
          </table:table-cell>
          <table:table-cell table:style-name="ce60" table:formula="of:=AVERAGE([.K3:.K15])" office:value-type="float" office:value="24.6812338461538" calcext:value-type="float">
            <text:p>24,68</text:p>
          </table:table-cell>
          <table:table-cell table:style-name="ce60" table:formula="of:=AVERAGE([.L3:.L15])" office:value-type="float" office:value="8.52633711538462" calcext:value-type="float">
            <text:p>8,53</text:p>
          </table:table-cell>
          <table:table-cell table:style-name="ce59" table:formula="of:=AVERAGE([.M3:.M15])" office:value-type="float" office:value="0.1299203" calcext:value-type="float">
            <text:p>0,1</text:p>
          </table:table-cell>
          <table:table-cell table:style-name="ce59" table:formula="of:=AVERAGE([.N3:.N15])" office:value-type="float" office:value="0.0122906846153846" calcext:value-type="float">
            <text:p>0,0</text:p>
          </table:table-cell>
          <table:table-cell table:style-name="ce59" table:formula="of:=AVERAGE([.O3:.O15])" office:value-type="float" office:value="0.0085968" calcext:value-type="float">
            <text:p>0,0</text:p>
          </table:table-cell>
          <table:table-cell table:style-name="ce60" table:formula="of:=AVERAGE([.P3:.P15])" office:value-type="float" office:value="1.18914862270902" calcext:value-type="float">
            <text:p>1,19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table:number-columns-repeated="3"/>
          <table:table-cell table:formula="of:=MAX([$U_Norm_09.E3];[$U_Norm_08.E3];[$U_Norm_07.E3];[$U_Norm_06.E3];[$U_Norm_05.E3];[$U_Norm_04.E3];[$UN04_H2.E3];[$UN01_H2.E3];[$UN01_H3.E3];[$UN09_H3.E3];[$UN09_H4.E3];[$UN09_H5.E3])" office:value-type="float" office:value="4174" calcext:value-type="float">
            <text:p>4174,0</text:p>
          </table:table-cell>
          <table:table-cell table:formula="of:=MAX([$U_Norm_09.F3];[$U_Norm_08.F3];[$U_Norm_07.F3];[$U_Norm_06.F3];[$U_Norm_05.F3];[$U_Norm_04.F3];[$UN04_H2.F3];[$UN01_H2.F3];[$UN01_H3.F3];[$UN09_H3.F3];[$UN09_H4.F3];[$UN09_H5.F3])" office:value-type="float" office:value="2028.1" calcext:value-type="float">
            <text:p>2028,1</text:p>
          </table:table-cell>
          <table:table-cell table:formula="of:=MAX([$U_Norm_09.G3];[$U_Norm_08.G3];[$U_Norm_07.G3];[$U_Norm_06.G3];[$U_Norm_05.G3];[$U_Norm_04.G3];[$UN04_H2.G3];[$UN01_H2.G3];[$UN01_H3.G3];[$UN09_H3.G3];[$UN09_H4.G3];[$UN09_H5.G3])" office:value-type="float" office:value="31.2726" calcext:value-type="float">
            <text:p>31,27</text:p>
          </table:table-cell>
          <table:table-cell table:formula="of:=MAX([$U_Norm_09.H3];[$U_Norm_08.H3];[$U_Norm_07.H3];[$U_Norm_06.H3];[$U_Norm_05.H3];[$U_Norm_04.H3];[$UN04_H2.H3];[$UN01_H2.H3];[$UN01_H3.H3];[$UN09_H3.H3];[$UN09_H4.H3];[$UN09_H5.H3])" office:value-type="float" office:value="72.1696" calcext:value-type="float">
            <text:p>72,17</text:p>
          </table:table-cell>
          <table:table-cell table:formula="of:=MAX([$U_Norm_09.I3];[$U_Norm_08.I3];[$U_Norm_07.I3];[$U_Norm_06.I3];[$U_Norm_05.I3];[$U_Norm_04.I3];[$UN04_H2.I3];[$UN01_H2.I3];[$UN01_H3.I3];[$UN09_H3.I3];[$UN09_H4.I3];[$UN09_H5.I3])" office:value-type="float" office:value="19.9808" calcext:value-type="float">
            <text:p>19,98</text:p>
          </table:table-cell>
          <table:table-cell table:formula="of:=MAX([$U_Norm_09.J3];[$U_Norm_08.J3];[$U_Norm_07.J3];[$U_Norm_06.J3];[$U_Norm_05.J3];[$U_Norm_04.J3];[$UN04_H2.J3];[$UN01_H2.J3];[$UN01_H3.J3];[$UN09_H3.J3];[$UN09_H4.J3];[$UN09_H5.J3])" office:value-type="float" office:value="19.9904" calcext:value-type="float">
            <text:p>19,99</text:p>
          </table:table-cell>
          <table:table-cell table:formula="of:=MAX([$U_Norm_09.K3];[$U_Norm_08.K3];[$U_Norm_07.K3];[$U_Norm_06.K3];[$U_Norm_05.K3];[$U_Norm_04.K3];[$UN04_H2.K3];[$UN01_H2.K3];[$UN01_H3.K3];[$UN09_H3.K3];[$UN09_H4.K3];[$UN09_H5.K3])" office:value-type="float" office:value="83.629" calcext:value-type="float">
            <text:p>83,63</text:p>
          </table:table-cell>
          <table:table-cell table:formula="of:=MAX([$U_Norm_09.L3];[$U_Norm_08.L3];[$U_Norm_07.L3];[$U_Norm_06.L3];[$U_Norm_05.L3];[$U_Norm_04.L3];[$UN04_H2.L3];[$UN01_H2.L3];[$UN01_H3.L3];[$UN09_H3.L3];[$UN09_H4.L3];[$UN09_H5.L3])" office:value-type="float" office:value="0.0958313" calcext:value-type="float">
            <text:p>0,10</text:p>
          </table:table-cell>
          <table:table-cell table:formula="of:=MAX([$U_Norm_09.M3];[$U_Norm_08.M3];[$U_Norm_07.M3];[$U_Norm_06.M3];[$U_Norm_05.M3];[$U_Norm_04.M3];[$UN04_H2.M3];[$UN01_H2.M3];[$UN01_H3.M3];[$UN09_H3.M3];[$UN09_H4.M3];[$UN09_H5.M3])" office:value-type="float" office:value="0.0914373" calcext:value-type="float">
            <text:p>0,09144</text:p>
          </table:table-cell>
          <table:table-cell table:formula="of:=MAX([$U_Norm_09.N3];[$U_Norm_08.N3];[$U_Norm_07.N3];[$U_Norm_06.N3];[$U_Norm_05.N3];[$U_Norm_04.N3];[$UN04_H2.N3];[$UN01_H2.N3];[$UN01_H3.N3];[$UN09_H3.N3];[$UN09_H4.N3];[$UN09_H5.N3])" office:value-type="float" office:value="0.0262198" calcext:value-type="float">
            <text:p>0,02622</text:p>
          </table:table-cell>
          <table:table-cell table:formula="of:=MAX([$U_Norm_09.O3];[$U_Norm_08.O3];[$U_Norm_07.O3];[$U_Norm_06.O3];[$U_Norm_05.O3];[$U_Norm_04.O3];[$UN04_H2.O3];[$UN01_H2.O3];[$UN01_H3.O3];[$UN09_H3.O3];[$UN09_H4.O3];[$UN09_H5.O3])" office:value-type="float" office:value="0.0236518" calcext:value-type="float">
            <text:p>0,02365</text:p>
          </table:table-cell>
          <table:table-cell table:formula="of:=MAX([$U_Norm_09.P3];[$U_Norm_08.P3];[$U_Norm_07.P3];[$U_Norm_06.P3];[$U_Norm_05.P3];[$U_Norm_04.P3];[$UN04_H2.P3];[$UN01_H2.P3];[$UN01_H3.P3];[$UN09_H3.P3];[$UN09_H4.P3];[$UN09_H5.P3])" office:value-type="float" office:value="5.6664590321035" calcext:value-type="float">
            <text:p>5,67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3"/>
          <table:table-cell table:formula="of:=MAX([$U_Norm_09.E4];[$U_Norm_08.E4];[$U_Norm_07.E4];[$U_Norm_06.E4];[$U_Norm_05.E4];[$U_Norm_04.E4];[$UN04_H2.E4];[$UN01_H2.E4];[$UN01_H3.E4];[$UN09_H3.E4];[$UN09_H4.E4];[$UN09_H5.E4])" office:value-type="float" office:value="5300" calcext:value-type="float">
            <text:p>5300,0</text:p>
          </table:table-cell>
          <table:table-cell table:formula="of:=MAX([$U_Norm_09.F4];[$U_Norm_08.F4];[$U_Norm_07.F4];[$U_Norm_06.F4];[$U_Norm_05.F4];[$U_Norm_04.F4];[$UN04_H2.F4];[$UN01_H2.F4];[$UN01_H3.F4];[$UN09_H3.F4];[$UN09_H4.F4];[$UN09_H5.F4])" office:value-type="float" office:value="23" calcext:value-type="float">
            <text:p>23,0</text:p>
          </table:table-cell>
          <table:table-cell table:formula="of:=MAX([$U_Norm_09.G4];[$U_Norm_08.G4];[$U_Norm_07.G4];[$U_Norm_06.G4];[$U_Norm_05.G4];[$U_Norm_04.G4];[$UN04_H2.G4];[$UN01_H2.G4];[$UN01_H3.G4];[$UN09_H3.G4];[$UN09_H4.G4];[$UN09_H5.G4])" office:value-type="float" office:value="75.2289" calcext:value-type="float">
            <text:p>75,23</text:p>
          </table:table-cell>
          <table:table-cell table:formula="of:=MAX([$U_Norm_09.H4];[$U_Norm_08.H4];[$U_Norm_07.H4];[$U_Norm_06.H4];[$U_Norm_05.H4];[$U_Norm_04.H4];[$UN04_H2.H4];[$UN01_H2.H4];[$UN01_H3.H4];[$UN09_H3.H4];[$UN09_H4.H4];[$UN09_H5.H4])" office:value-type="float" office:value="40.0873" calcext:value-type="float">
            <text:p>40,09</text:p>
          </table:table-cell>
          <table:table-cell table:formula="of:=MAX([$U_Norm_09.I4];[$U_Norm_08.I4];[$U_Norm_07.I4];[$U_Norm_06.I4];[$U_Norm_05.I4];[$U_Norm_04.I4];[$UN04_H2.I4];[$UN01_H2.I4];[$UN01_H3.I4];[$UN09_H3.I4];[$UN09_H4.I4];[$UN09_H5.I4])" office:value-type="float" office:value="80.9434" calcext:value-type="float">
            <text:p>80,94</text:p>
          </table:table-cell>
          <table:table-cell table:formula="of:=MAX([$U_Norm_09.J4];[$U_Norm_08.J4];[$U_Norm_07.J4];[$U_Norm_06.J4];[$U_Norm_05.J4];[$U_Norm_04.J4];[$UN04_H2.J4];[$UN01_H2.J4];[$UN01_H3.J4];[$UN09_H3.J4];[$UN09_H4.J4];[$UN09_H5.J4])" office:value-type="float" office:value="80.9434" calcext:value-type="float">
            <text:p>80,94</text:p>
          </table:table-cell>
          <table:table-cell table:formula="of:=MAX([$U_Norm_09.K4];[$U_Norm_08.K4];[$U_Norm_07.K4];[$U_Norm_06.K4];[$U_Norm_05.K4];[$U_Norm_04.K4];[$UN04_H2.K4];[$UN01_H2.K4];[$UN01_H3.K4];[$UN09_H3.K4];[$UN09_H4.K4];[$UN09_H5.K4])" office:value-type="float" office:value="19.6604" calcext:value-type="float">
            <text:p>19,66</text:p>
          </table:table-cell>
          <table:table-cell table:formula="of:=MAX([$U_Norm_09.L4];[$U_Norm_08.L4];[$U_Norm_07.L4];[$U_Norm_06.L4];[$U_Norm_05.L4];[$U_Norm_04.L4];[$UN04_H2.L4];[$UN01_H2.L4];[$UN01_H3.L4];[$UN09_H3.L4];[$UN09_H4.L4];[$UN09_H5.L4])" office:value-type="float" office:value="0" calcext:value-type="float">
            <text:p>0,00</text:p>
          </table:table-cell>
          <table:table-cell table:formula="of:=MAX([$U_Norm_09.M4];[$U_Norm_08.M4];[$U_Norm_07.M4];[$U_Norm_06.M4];[$U_Norm_05.M4];[$U_Norm_04.M4];[$UN04_H2.M4];[$UN01_H2.M4];[$UN01_H3.M4];[$UN09_H3.M4];[$UN09_H4.M4];[$UN09_H5.M4])" office:value-type="float" office:value="0.0187807" calcext:value-type="float">
            <text:p>0,01878</text:p>
          </table:table-cell>
          <table:table-cell table:formula="of:=MAX([$U_Norm_09.N4];[$U_Norm_08.N4];[$U_Norm_07.N4];[$U_Norm_06.N4];[$U_Norm_05.N4];[$U_Norm_04.N4];[$UN04_H2.N4];[$UN01_H2.N4];[$UN01_H3.N4];[$UN09_H3.N4];[$UN09_H4.N4];[$UN09_H5.N4])" office:value-type="float" office:value="0.003923" calcext:value-type="float">
            <text:p>0,00392</text:p>
          </table:table-cell>
          <table:table-cell table:formula="of:=MAX([$U_Norm_09.O4];[$U_Norm_08.O4];[$U_Norm_07.O4];[$U_Norm_06.O4];[$U_Norm_05.O4];[$U_Norm_04.O4];[$UN04_H2.O4];[$UN01_H2.O4];[$UN01_H3.O4];[$UN09_H3.O4];[$UN09_H4.O4];[$UN09_H5.O4])" office:value-type="float" office:value="0.0010096" calcext:value-type="float">
            <text:p>0,00101</text:p>
          </table:table-cell>
          <table:table-cell table:formula="of:=MAX([$U_Norm_09.P4];[$U_Norm_08.P4];[$U_Norm_07.P4];[$U_Norm_06.P4];[$U_Norm_05.P4];[$U_Norm_04.P4];[$UN04_H2.P4];[$UN01_H2.P4];[$UN01_H3.P4];[$UN09_H3.P4];[$UN09_H4.P4];[$UN09_H5.P4])" office:value-type="float" office:value="0.190490566037736" calcext:value-type="float">
            <text:p>0,19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table:number-columns-repeated="3"/>
          <table:table-cell table:formula="of:=MAX([$U_Norm_09.E5];[$U_Norm_08.E5];[$U_Norm_07.E5];[$U_Norm_06.E5];[$U_Norm_05.E5];[$U_Norm_04.E5];[$UN04_H2.E5];[$UN01_H2.E5];[$UN01_H3.E5];[$UN09_H3.E5];[$UN09_H4.E5];[$UN09_H5.E5])" office:value-type="float" office:value="345" calcext:value-type="float">
            <text:p>345,0</text:p>
          </table:table-cell>
          <table:table-cell table:formula="of:=MAX([$U_Norm_09.F5];[$U_Norm_08.F5];[$U_Norm_07.F5];[$U_Norm_06.F5];[$U_Norm_05.F5];[$U_Norm_04.F5];[$UN04_H2.F5];[$UN01_H2.F5];[$UN01_H3.F5];[$UN09_H3.F5];[$UN09_H4.F5];[$UN09_H5.F5])" office:value-type="float" office:value="767.4" calcext:value-type="float">
            <text:p>767,4</text:p>
          </table:table-cell>
          <table:table-cell table:formula="of:=MAX([$U_Norm_09.G5];[$U_Norm_08.G5];[$U_Norm_07.G5];[$U_Norm_06.G5];[$U_Norm_05.G5];[$U_Norm_04.G5];[$UN04_H2.G5];[$UN01_H2.G5];[$UN01_H3.G5];[$UN09_H3.G5];[$UN09_H4.G5];[$UN09_H5.G5])" office:value-type="float" office:value="77.0241" calcext:value-type="float">
            <text:p>77,02</text:p>
          </table:table-cell>
          <table:table-cell table:formula="of:=MAX([$U_Norm_09.H5];[$U_Norm_08.H5];[$U_Norm_07.H5];[$U_Norm_06.H5];[$U_Norm_05.H5];[$U_Norm_04.H5];[$UN04_H2.H5];[$UN01_H2.H5];[$UN01_H3.H5];[$UN09_H3.H5];[$UN09_H4.H5];[$UN09_H5.H5])" office:value-type="float" office:value="35.4117" calcext:value-type="float">
            <text:p>35,41</text:p>
          </table:table-cell>
          <table:table-cell table:formula="of:=MAX([$U_Norm_09.I5];[$U_Norm_08.I5];[$U_Norm_07.I5];[$U_Norm_06.I5];[$U_Norm_05.I5];[$U_Norm_04.I5];[$UN04_H2.I5];[$UN01_H2.I5];[$UN01_H3.I5];[$UN09_H3.I5];[$UN09_H4.I5];[$UN09_H5.I5])" office:value-type="float" office:value="62.6087" calcext:value-type="float">
            <text:p>62,61</text:p>
          </table:table-cell>
          <table:table-cell table:formula="of:=MAX([$U_Norm_09.J5];[$U_Norm_08.J5];[$U_Norm_07.J5];[$U_Norm_06.J5];[$U_Norm_05.J5];[$U_Norm_04.J5];[$UN04_H2.J5];[$UN01_H2.J5];[$UN01_H3.J5];[$UN09_H3.J5];[$UN09_H4.J5];[$UN09_H5.J5])" office:value-type="float" office:value="64.2857" calcext:value-type="float">
            <text:p>64,29</text:p>
          </table:table-cell>
          <table:table-cell table:formula="of:=MAX([$U_Norm_09.K5];[$U_Norm_08.K5];[$U_Norm_07.K5];[$U_Norm_06.K5];[$U_Norm_05.K5];[$U_Norm_04.K5];[$UN04_H2.K5];[$UN01_H2.K5];[$UN01_H3.K5];[$UN09_H3.K5];[$UN09_H4.K5];[$UN09_H5.K5])" office:value-type="float" office:value="41.2281" calcext:value-type="float">
            <text:p>41,23</text:p>
          </table:table-cell>
          <table:table-cell table:formula="of:=MAX([$U_Norm_09.L5];[$U_Norm_08.L5];[$U_Norm_07.L5];[$U_Norm_06.L5];[$U_Norm_05.L5];[$U_Norm_04.L5];[$UN04_H2.L5];[$UN01_H2.L5];[$UN01_H3.L5];[$UN09_H3.L5];[$UN09_H4.L5];[$UN09_H5.L5])" office:value-type="float" office:value="2.89855" calcext:value-type="float">
            <text:p>2,90</text:p>
          </table:table-cell>
          <table:table-cell table:formula="of:=MAX([$U_Norm_09.M5];[$U_Norm_08.M5];[$U_Norm_07.M5];[$U_Norm_06.M5];[$U_Norm_05.M5];[$U_Norm_04.M5];[$UN04_H2.M5];[$UN01_H2.M5];[$UN01_H3.M5];[$UN09_H3.M5];[$UN09_H4.M5];[$UN09_H5.M5])" office:value-type="float" office:value="0.0042621" calcext:value-type="float">
            <text:p>0,00426</text:p>
          </table:table-cell>
          <table:table-cell table:formula="of:=MAX([$U_Norm_09.N5];[$U_Norm_08.N5];[$U_Norm_07.N5];[$U_Norm_06.N5];[$U_Norm_05.N5];[$U_Norm_04.N5];[$UN04_H2.N5];[$UN01_H2.N5];[$UN01_H3.N5];[$UN09_H3.N5];[$UN09_H4.N5];[$UN09_H5.N5])" office:value-type="float" office:value="0.0004603" calcext:value-type="float">
            <text:p>0,00046</text:p>
          </table:table-cell>
          <table:table-cell table:formula="of:=MAX([$U_Norm_09.O5];[$U_Norm_08.O5];[$U_Norm_07.O5];[$U_Norm_06.O5];[$U_Norm_05.O5];[$U_Norm_04.O5];[$UN04_H2.O5];[$UN01_H2.O5];[$UN01_H3.O5];[$UN09_H3.O5];[$UN09_H4.O5];[$UN09_H5.O5])" office:value-type="float" office:value="0.0002542" calcext:value-type="float">
            <text:p>0,00025</text:p>
          </table:table-cell>
          <table:table-cell table:formula="of:=MAX([$U_Norm_09.P5];[$U_Norm_08.P5];[$U_Norm_07.P5];[$U_Norm_06.P5];[$U_Norm_05.P5];[$U_Norm_04.P5];[$UN04_H2.P5];[$UN01_H2.P5];[$UN01_H3.P5];[$UN09_H3.P5];[$UN09_H4.P5];[$UN09_H5.P5])" office:value-type="float" office:value="0.736811594202899" calcext:value-type="float">
            <text:p>0,74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3"/>
          <table:table-cell table:formula="of:=MAX([$U_Norm_09.E6];[$U_Norm_08.E6];[$U_Norm_07.E6];[$U_Norm_06.E6];[$U_Norm_05.E6];[$U_Norm_04.E6];[$UN04_H2.E6];[$UN01_H2.E6];[$UN01_H3.E6];[$UN09_H3.E6];[$UN09_H4.E6];[$UN09_H5.E6])" office:value-type="float" office:value="270" calcext:value-type="float">
            <text:p>270,0</text:p>
          </table:table-cell>
          <table:table-cell table:formula="of:=MAX([$U_Norm_09.F6];[$U_Norm_08.F6];[$U_Norm_07.F6];[$U_Norm_06.F6];[$U_Norm_05.F6];[$U_Norm_04.F6];[$UN04_H2.F6];[$UN01_H2.F6];[$UN01_H3.F6];[$UN09_H3.F6];[$UN09_H4.F6];[$UN09_H5.F6])" office:value-type="float" office:value="2206.8" calcext:value-type="float">
            <text:p>2206,8</text:p>
          </table:table-cell>
          <table:table-cell table:formula="of:=MAX([$U_Norm_09.G6];[$U_Norm_08.G6];[$U_Norm_07.G6];[$U_Norm_06.G6];[$U_Norm_05.G6];[$U_Norm_04.G6];[$UN04_H2.G6];[$UN01_H2.G6];[$UN01_H3.G6];[$UN09_H3.G6];[$UN09_H4.G6];[$UN09_H5.G6])" office:value-type="float" office:value="99.4634" calcext:value-type="float">
            <text:p>99,46</text:p>
          </table:table-cell>
          <table:table-cell table:formula="of:=MAX([$U_Norm_09.H6];[$U_Norm_08.H6];[$U_Norm_07.H6];[$U_Norm_06.H6];[$U_Norm_05.H6];[$U_Norm_04.H6];[$UN04_H2.H6];[$UN01_H2.H6];[$UN01_H3.H6];[$UN09_H3.H6];[$UN09_H4.H6];[$UN09_H5.H6])" office:value-type="float" office:value="1.13821" calcext:value-type="float">
            <text:p>1,14</text:p>
          </table:table-cell>
          <table:table-cell table:formula="of:=MAX([$U_Norm_09.I6];[$U_Norm_08.I6];[$U_Norm_07.I6];[$U_Norm_06.I6];[$U_Norm_05.I6];[$U_Norm_04.I6];[$UN04_H2.I6];[$UN01_H2.I6];[$UN01_H3.I6];[$UN09_H3.I6];[$UN09_H4.I6];[$UN09_H5.I6])" office:value-type="float" office:value="34.0741" calcext:value-type="float">
            <text:p>34,07</text:p>
          </table:table-cell>
          <table:table-cell table:formula="of:=MAX([$U_Norm_09.J6];[$U_Norm_08.J6];[$U_Norm_07.J6];[$U_Norm_06.J6];[$U_Norm_05.J6];[$U_Norm_04.J6];[$UN04_H2.J6];[$UN01_H2.J6];[$UN01_H3.J6];[$UN09_H3.J6];[$UN09_H4.J6];[$UN09_H5.J6])" office:value-type="float" office:value="91.6667" calcext:value-type="float">
            <text:p>91,67</text:p>
          </table:table-cell>
          <table:table-cell table:formula="of:=MAX([$U_Norm_09.K6];[$U_Norm_08.K6];[$U_Norm_07.K6];[$U_Norm_06.K6];[$U_Norm_05.K6];[$U_Norm_04.K6];[$UN04_H2.K6];[$UN01_H2.K6];[$UN01_H3.K6];[$UN09_H3.K6];[$UN09_H4.K6];[$UN09_H5.K6])" office:value-type="float" office:value="11.5385" calcext:value-type="float">
            <text:p>11,54</text:p>
          </table:table-cell>
          <table:table-cell table:formula="of:=MAX([$U_Norm_09.L6];[$U_Norm_08.L6];[$U_Norm_07.L6];[$U_Norm_06.L6];[$U_Norm_05.L6];[$U_Norm_04.L6];[$UN04_H2.L6];[$UN01_H2.L6];[$UN01_H3.L6];[$UN09_H3.L6];[$UN09_H4.L6];[$UN09_H5.L6])" office:value-type="float" office:value="73.7037" calcext:value-type="float">
            <text:p>73,70</text:p>
          </table:table-cell>
          <table:table-cell table:formula="of:=MAX([$U_Norm_09.M6];[$U_Norm_08.M6];[$U_Norm_07.M6];[$U_Norm_06.M6];[$U_Norm_05.M6];[$U_Norm_04.M6];[$UN04_H2.M6];[$UN01_H2.M6];[$UN01_H3.M6];[$UN09_H3.M6];[$UN09_H4.M6];[$UN09_H5.M6])" office:value-type="float" office:value="0.0053993" calcext:value-type="float">
            <text:p>0,00540</text:p>
          </table:table-cell>
          <table:table-cell table:formula="of:=MAX([$U_Norm_09.N6];[$U_Norm_08.N6];[$U_Norm_07.N6];[$U_Norm_06.N6];[$U_Norm_05.N6];[$U_Norm_04.N6];[$UN04_H2.N6];[$UN01_H2.N6];[$UN01_H3.N6];[$UN09_H3.N6];[$UN09_H4.N6];[$UN09_H5.N6])" office:value-type="float" office:value="0.0004972" calcext:value-type="float">
            <text:p>0,00050</text:p>
          </table:table-cell>
          <table:table-cell table:formula="of:=MAX([$U_Norm_09.O6];[$U_Norm_08.O6];[$U_Norm_07.O6];[$U_Norm_06.O6];[$U_Norm_05.O6];[$U_Norm_04.O6];[$UN04_H2.O6];[$UN01_H2.O6];[$UN01_H3.O6];[$UN09_H3.O6];[$UN09_H4.O6];[$UN09_H5.O6])" office:value-type="float" office:value="0.0003382" calcext:value-type="float">
            <text:p>0,00034</text:p>
          </table:table-cell>
          <table:table-cell table:formula="of:=MAX([$U_Norm_09.P6];[$U_Norm_08.P6];[$U_Norm_07.P6];[$U_Norm_06.P6];[$U_Norm_05.P6];[$U_Norm_04.P6];[$UN04_H2.P6];[$UN01_H2.P6];[$UN01_H3.P6];[$UN09_H3.P6];[$UN09_H4.P6];[$UN09_H5.P6])" office:value-type="float" office:value="1.25259259259259" calcext:value-type="float">
            <text:p>1,2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table:number-columns-repeated="3"/>
          <table:table-cell table:formula="of:=MAX([$U_Norm_09.E7];[$U_Norm_08.E7];[$U_Norm_07.E7];[$U_Norm_06.E7];[$U_Norm_05.E7];[$U_Norm_04.E7];[$UN04_H2.E7];[$UN01_H2.E7];[$UN01_H3.E7];[$UN09_H3.E7];[$UN09_H4.E7];[$UN09_H5.E7])" office:value-type="float" office:value="150" calcext:value-type="float">
            <text:p>150,0</text:p>
          </table:table-cell>
          <table:table-cell table:formula="of:=MAX([$U_Norm_09.F7];[$U_Norm_08.F7];[$U_Norm_07.F7];[$U_Norm_06.F7];[$U_Norm_05.F7];[$U_Norm_04.F7];[$UN04_H2.F7];[$UN01_H2.F7];[$UN01_H3.F7];[$UN09_H3.F7];[$UN09_H4.F7];[$UN09_H5.F7])" office:value-type="float" office:value="145.6" calcext:value-type="float">
            <text:p>145,6</text:p>
          </table:table-cell>
          <table:table-cell table:formula="of:=MAX([$U_Norm_09.G7];[$U_Norm_08.G7];[$U_Norm_07.G7];[$U_Norm_06.G7];[$U_Norm_05.G7];[$U_Norm_04.G7];[$UN04_H2.G7];[$UN01_H2.G7];[$UN01_H3.G7];[$UN09_H3.G7];[$UN09_H4.G7];[$UN09_H5.G7])" office:value-type="float" office:value="97.1223" calcext:value-type="float">
            <text:p>97,12</text:p>
          </table:table-cell>
          <table:table-cell table:formula="of:=MAX([$U_Norm_09.H7];[$U_Norm_08.H7];[$U_Norm_07.H7];[$U_Norm_06.H7];[$U_Norm_05.H7];[$U_Norm_04.H7];[$UN04_H2.H7];[$UN01_H2.H7];[$UN01_H3.H7];[$UN09_H3.H7];[$UN09_H4.H7];[$UN09_H5.H7])" office:value-type="float" office:value="8.76951" calcext:value-type="float">
            <text:p>8,77</text:p>
          </table:table-cell>
          <table:table-cell table:formula="of:=MAX([$U_Norm_09.I7];[$U_Norm_08.I7];[$U_Norm_07.I7];[$U_Norm_06.I7];[$U_Norm_05.I7];[$U_Norm_04.I7];[$UN04_H2.I7];[$UN01_H2.I7];[$UN01_H3.I7];[$UN09_H3.I7];[$UN09_H4.I7];[$UN09_H5.I7])" office:value-type="float" office:value="95.3333" calcext:value-type="float">
            <text:p>95,33</text:p>
          </table:table-cell>
          <table:table-cell table:formula="of:=MAX([$U_Norm_09.J7];[$U_Norm_08.J7];[$U_Norm_07.J7];[$U_Norm_06.J7];[$U_Norm_05.J7];[$U_Norm_04.J7];[$UN04_H2.J7];[$UN01_H2.J7];[$UN01_H3.J7];[$UN09_H3.J7];[$UN09_H4.J7];[$UN09_H5.J7])" office:value-type="float" office:value="95.3333" calcext:value-type="float">
            <text:p>95,33</text:p>
          </table:table-cell>
          <table:table-cell table:formula="of:=MAX([$U_Norm_09.K7];[$U_Norm_08.K7];[$U_Norm_07.K7];[$U_Norm_06.K7];[$U_Norm_05.K7];[$U_Norm_04.K7];[$UN04_H2.K7];[$UN01_H2.K7];[$UN01_H3.K7];[$UN09_H3.K7];[$UN09_H4.K7];[$UN09_H5.K7])" office:value-type="float" office:value="5.33333" calcext:value-type="float">
            <text:p>5,33</text:p>
          </table:table-cell>
          <table:table-cell table:formula="of:=MAX([$U_Norm_09.L7];[$U_Norm_08.L7];[$U_Norm_07.L7];[$U_Norm_06.L7];[$U_Norm_05.L7];[$U_Norm_04.L7];[$UN04_H2.L7];[$UN01_H2.L7];[$UN01_H3.L7];[$UN09_H3.L7];[$UN09_H4.L7];[$UN09_H5.L7])" office:value-type="float" office:value="0" calcext:value-type="float">
            <text:p>0,00</text:p>
          </table:table-cell>
          <table:table-cell table:formula="of:=MAX([$U_Norm_09.M7];[$U_Norm_08.M7];[$U_Norm_07.M7];[$U_Norm_06.M7];[$U_Norm_05.M7];[$U_Norm_04.M7];[$UN04_H2.M7];[$UN01_H2.M7];[$UN01_H3.M7];[$UN09_H3.M7];[$UN09_H4.M7];[$UN09_H5.M7])" office:value-type="float" office:value="0.0010525" calcext:value-type="float">
            <text:p>0,00105</text:p>
          </table:table-cell>
          <table:table-cell table:formula="of:=MAX([$U_Norm_09.N7];[$U_Norm_08.N7];[$U_Norm_07.N7];[$U_Norm_06.N7];[$U_Norm_05.N7];[$U_Norm_04.N7];[$UN04_H2.N7];[$UN01_H2.N7];[$UN01_H3.N7];[$UN09_H3.N7];[$UN09_H4.N7];[$UN09_H5.N7])" office:value-type="float" office:value="0.0001382" calcext:value-type="float">
            <text:p>0,00014</text:p>
          </table:table-cell>
          <table:table-cell table:formula="of:=MAX([$U_Norm_09.O7];[$U_Norm_08.O7];[$U_Norm_07.O7];[$U_Norm_06.O7];[$U_Norm_05.O7];[$U_Norm_04.O7];[$UN04_H2.O7];[$UN01_H2.O7];[$UN01_H3.O7];[$UN09_H3.O7];[$UN09_H4.O7];[$UN09_H5.O7])" office:value-type="float" office:value="0.0000488" calcext:value-type="float">
            <text:p>0,00005</text:p>
          </table:table-cell>
          <table:table-cell table:formula="of:=MAX([$U_Norm_09.P7];[$U_Norm_08.P7];[$U_Norm_07.P7];[$U_Norm_06.P7];[$U_Norm_05.P7];[$U_Norm_04.P7];[$UN04_H2.P7];[$UN01_H2.P7];[$UN01_H3.P7];[$UN09_H3.P7];[$UN09_H4.P7];[$UN09_H5.P7])" office:value-type="float" office:value="0.325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table:number-columns-repeated="3"/>
          <table:table-cell table:formula="of:=MAX([$U_Norm_09.E8];[$U_Norm_08.E8];[$U_Norm_07.E8];[$U_Norm_06.E8];[$U_Norm_05.E8];[$U_Norm_04.E8];[$UN04_H2.E8];[$UN01_H2.E8];[$UN01_H3.E8];[$UN09_H3.E8];[$UN09_H4.E8];[$UN09_H5.E8])" office:value-type="float" office:value="500" calcext:value-type="float">
            <text:p>500,0</text:p>
          </table:table-cell>
          <table:table-cell table:formula="of:=MAX([$U_Norm_09.F8];[$U_Norm_08.F8];[$U_Norm_07.F8];[$U_Norm_06.F8];[$U_Norm_05.F8];[$U_Norm_04.F8];[$UN04_H2.F8];[$UN01_H2.F8];[$UN01_H3.F8];[$UN09_H3.F8];[$UN09_H4.F8];[$UN09_H5.F8])" office:value-type="float" office:value="81.9" calcext:value-type="float">
            <text:p>81,9</text:p>
          </table:table-cell>
          <table:table-cell table:formula="of:=MAX([$U_Norm_09.G8];[$U_Norm_08.G8];[$U_Norm_07.G8];[$U_Norm_06.G8];[$U_Norm_05.G8];[$U_Norm_04.G8];[$UN04_H2.G8];[$UN01_H2.G8];[$UN01_H3.G8];[$UN09_H3.G8];[$UN09_H4.G8];[$UN09_H5.G8])" office:value-type="float" office:value="79.8444" calcext:value-type="float">
            <text:p>79,84</text:p>
          </table:table-cell>
          <table:table-cell table:formula="of:=MAX([$U_Norm_09.H8];[$U_Norm_08.H8];[$U_Norm_07.H8];[$U_Norm_06.H8];[$U_Norm_05.H8];[$U_Norm_04.H8];[$UN04_H2.H8];[$UN01_H2.H8];[$UN01_H3.H8];[$UN09_H3.H8];[$UN09_H4.H8];[$UN09_H5.H8])" office:value-type="float" office:value="20.1556" calcext:value-type="float">
            <text:p>20,16</text:p>
          </table:table-cell>
          <table:table-cell table:formula="of:=MAX([$U_Norm_09.I8];[$U_Norm_08.I8];[$U_Norm_07.I8];[$U_Norm_06.I8];[$U_Norm_05.I8];[$U_Norm_04.I8];[$UN04_H2.I8];[$UN01_H2.I8];[$UN01_H3.I8];[$UN09_H3.I8];[$UN09_H4.I8];[$UN09_H5.I8])" office:value-type="float" office:value="63" calcext:value-type="float">
            <text:p>63,00</text:p>
          </table:table-cell>
          <table:table-cell table:formula="of:=MAX([$U_Norm_09.J8];[$U_Norm_08.J8];[$U_Norm_07.J8];[$U_Norm_06.J8];[$U_Norm_05.J8];[$U_Norm_04.J8];[$UN04_H2.J8];[$UN01_H2.J8];[$UN01_H3.J8];[$UN09_H3.J8];[$UN09_H4.J8];[$UN09_H5.J8])" office:value-type="float" office:value="76.087" calcext:value-type="float">
            <text:p>76,09</text:p>
          </table:table-cell>
          <table:table-cell table:formula="of:=MAX([$U_Norm_09.K8];[$U_Norm_08.K8];[$U_Norm_07.K8];[$U_Norm_06.K8];[$U_Norm_05.K8];[$U_Norm_04.K8];[$UN04_H2.K8];[$UN01_H2.K8];[$UN01_H3.K8];[$UN09_H3.K8];[$UN09_H4.K8];[$UN09_H5.K8])" office:value-type="float" office:value="23.913" calcext:value-type="float">
            <text:p>23,91</text:p>
          </table:table-cell>
          <table:table-cell table:formula="of:=MAX([$U_Norm_09.L8];[$U_Norm_08.L8];[$U_Norm_07.L8];[$U_Norm_06.L8];[$U_Norm_05.L8];[$U_Norm_04.L8];[$UN04_H2.L8];[$UN01_H2.L8];[$UN01_H3.L8];[$UN09_H3.L8];[$UN09_H4.L8];[$UN09_H5.L8])" office:value-type="float" office:value="17.2" calcext:value-type="float">
            <text:p>17,20</text:p>
          </table:table-cell>
          <table:table-cell table:formula="of:=MAX([$U_Norm_09.M8];[$U_Norm_08.M8];[$U_Norm_07.M8];[$U_Norm_06.M8];[$U_Norm_05.M8];[$U_Norm_04.M8];[$UN04_H2.M8];[$UN01_H2.M8];[$UN01_H3.M8];[$UN09_H3.M8];[$UN09_H4.M8];[$UN09_H5.M8])" office:value-type="float" office:value="0.0039309" calcext:value-type="float">
            <text:p>0,00393</text:p>
          </table:table-cell>
          <table:table-cell table:formula="of:=MAX([$U_Norm_09.N8];[$U_Norm_08.N8];[$U_Norm_07.N8];[$U_Norm_06.N8];[$U_Norm_05.N8];[$U_Norm_04.N8];[$UN04_H2.N8];[$UN01_H2.N8];[$UN01_H3.N8];[$UN09_H3.N8];[$UN09_H4.N8];[$UN09_H5.N8])" office:value-type="float" office:value="0.0007711" calcext:value-type="float">
            <text:p>0,00077</text:p>
          </table:table-cell>
          <table:table-cell table:formula="of:=MAX([$U_Norm_09.O8];[$U_Norm_08.O8];[$U_Norm_07.O8];[$U_Norm_06.O8];[$U_Norm_05.O8];[$U_Norm_04.O8];[$UN04_H2.O8];[$UN01_H2.O8];[$UN01_H3.O8];[$UN09_H3.O8];[$UN09_H4.O8];[$UN09_H5.O8])" office:value-type="float" office:value="0.0003448" calcext:value-type="float">
            <text:p>0,00034</text:p>
          </table:table-cell>
          <table:table-cell table:formula="of:=MAX([$U_Norm_09.P8];[$U_Norm_08.P8];[$U_Norm_07.P8];[$U_Norm_06.P8];[$U_Norm_05.P8];[$U_Norm_04.P8];[$UN04_H2.P8];[$UN01_H2.P8];[$UN01_H3.P8];[$UN09_H3.P8];[$UN09_H4.P8];[$UN09_H5.P8])" office:value-type="float" office:value="0.6896" calcext:value-type="float">
            <text:p>0,69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table:number-columns-repeated="3"/>
          <table:table-cell table:formula="of:=MAX([$U_Norm_09.E9];[$U_Norm_08.E9];[$U_Norm_07.E9];[$U_Norm_06.E9];[$U_Norm_05.E9];[$U_Norm_04.E9];[$UN04_H2.E9];[$UN01_H2.E9];[$UN01_H3.E9];[$UN09_H3.E9];[$UN09_H4.E9];[$UN09_H5.E9])" office:value-type="float" office:value="830" calcext:value-type="float">
            <text:p>830,0</text:p>
          </table:table-cell>
          <table:table-cell table:formula="of:=MAX([$U_Norm_09.F9];[$U_Norm_08.F9];[$U_Norm_07.F9];[$U_Norm_06.F9];[$U_Norm_05.F9];[$U_Norm_04.F9];[$UN04_H2.F9];[$UN01_H2.F9];[$UN01_H3.F9];[$UN09_H3.F9];[$UN09_H4.F9];[$UN09_H5.F9])" office:value-type="float" office:value="224.7" calcext:value-type="float">
            <text:p>224,7</text:p>
          </table:table-cell>
          <table:table-cell table:formula="of:=MAX([$U_Norm_09.G9];[$U_Norm_08.G9];[$U_Norm_07.G9];[$U_Norm_06.G9];[$U_Norm_05.G9];[$U_Norm_04.G9];[$UN04_H2.G9];[$UN01_H2.G9];[$UN01_H3.G9];[$UN09_H3.G9];[$UN09_H4.G9];[$UN09_H5.G9])" office:value-type="float" office:value="87.4906" calcext:value-type="float">
            <text:p>87,49</text:p>
          </table:table-cell>
          <table:table-cell table:formula="of:=MAX([$U_Norm_09.H9];[$U_Norm_08.H9];[$U_Norm_07.H9];[$U_Norm_06.H9];[$U_Norm_05.H9];[$U_Norm_04.H9];[$UN04_H2.H9];[$UN01_H2.H9];[$UN01_H3.H9];[$UN09_H3.H9];[$UN09_H4.H9];[$UN09_H5.H9])" office:value-type="float" office:value="13.6966" calcext:value-type="float">
            <text:p>13,70</text:p>
          </table:table-cell>
          <table:table-cell table:formula="of:=MAX([$U_Norm_09.I9];[$U_Norm_08.I9];[$U_Norm_07.I9];[$U_Norm_06.I9];[$U_Norm_05.I9];[$U_Norm_04.I9];[$UN04_H2.I9];[$UN01_H2.I9];[$UN01_H3.I9];[$UN09_H3.I9];[$UN09_H4.I9];[$UN09_H5.I9])" office:value-type="float" office:value="76.6265" calcext:value-type="float">
            <text:p>76,63</text:p>
          </table:table-cell>
          <table:table-cell table:formula="of:=MAX([$U_Norm_09.J9];[$U_Norm_08.J9];[$U_Norm_07.J9];[$U_Norm_06.J9];[$U_Norm_05.J9];[$U_Norm_04.J9];[$UN04_H2.J9];[$UN01_H2.J9];[$UN01_H3.J9];[$UN09_H3.J9];[$UN09_H4.J9];[$UN09_H5.J9])" office:value-type="float" office:value="82.6772" calcext:value-type="float">
            <text:p>82,68</text:p>
          </table:table-cell>
          <table:table-cell table:formula="of:=MAX([$U_Norm_09.K9];[$U_Norm_08.K9];[$U_Norm_07.K9];[$U_Norm_06.K9];[$U_Norm_05.K9];[$U_Norm_04.K9];[$UN04_H2.K9];[$UN01_H2.K9];[$UN01_H3.K9];[$UN09_H3.K9];[$UN09_H4.K9];[$UN09_H5.K9])" office:value-type="float" office:value="18.5659" calcext:value-type="float">
            <text:p>18,57</text:p>
          </table:table-cell>
          <table:table-cell table:formula="of:=MAX([$U_Norm_09.L9];[$U_Norm_08.L9];[$U_Norm_07.L9];[$U_Norm_06.L9];[$U_Norm_05.L9];[$U_Norm_04.L9];[$UN04_H2.L9];[$UN01_H2.L9];[$UN01_H3.L9];[$UN09_H3.L9];[$UN09_H4.L9];[$UN09_H5.L9])" office:value-type="float" office:value="8.19277" calcext:value-type="float">
            <text:p>8,19</text:p>
          </table:table-cell>
          <table:table-cell table:formula="of:=MAX([$U_Norm_09.M9];[$U_Norm_08.M9];[$U_Norm_07.M9];[$U_Norm_06.M9];[$U_Norm_05.M9];[$U_Norm_04.M9];[$UN04_H2.M9];[$UN01_H2.M9];[$UN01_H3.M9];[$UN09_H3.M9];[$UN09_H4.M9];[$UN09_H5.M9])" office:value-type="float" office:value="0.0052724" calcext:value-type="float">
            <text:p>0,00527</text:p>
          </table:table-cell>
          <table:table-cell table:formula="of:=MAX([$U_Norm_09.N9];[$U_Norm_08.N9];[$U_Norm_07.N9];[$U_Norm_06.N9];[$U_Norm_05.N9];[$U_Norm_04.N9];[$UN04_H2.N9];[$UN01_H2.N9];[$UN01_H3.N9];[$UN09_H3.N9];[$UN09_H4.N9];[$UN09_H5.N9])" office:value-type="float" office:value="0.0009642" calcext:value-type="float">
            <text:p>0,00096</text:p>
          </table:table-cell>
          <table:table-cell table:formula="of:=MAX([$U_Norm_09.O9];[$U_Norm_08.O9];[$U_Norm_07.O9];[$U_Norm_06.O9];[$U_Norm_05.O9];[$U_Norm_04.O9];[$UN04_H2.O9];[$UN01_H2.O9];[$UN01_H3.O9];[$UN09_H3.O9];[$UN09_H4.O9];[$UN09_H5.O9])" office:value-type="float" office:value="0.0003598" calcext:value-type="float">
            <text:p>0,00036</text:p>
          </table:table-cell>
          <table:table-cell table:formula="of:=MAX([$U_Norm_09.P9];[$U_Norm_08.P9];[$U_Norm_07.P9];[$U_Norm_06.P9];[$U_Norm_05.P9];[$U_Norm_04.P9];[$UN04_H2.P9];[$UN01_H2.P9];[$UN01_H3.P9];[$UN09_H3.P9];[$UN09_H4.P9];[$UN09_H5.P9])" office:value-type="float" office:value="0.433493975903614" calcext:value-type="float">
            <text:p>0,43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3"/>
          <table:table-cell table:formula="of:=MAX([$U_Norm_09.E10];[$U_Norm_08.E10];[$U_Norm_07.E10];[$U_Norm_06.E10];[$U_Norm_05.E10];[$U_Norm_04.E10];[$UN04_H2.E10];[$UN01_H2.E10];[$UN01_H3.E10];[$UN09_H3.E10];[$UN09_H4.E10];[$UN09_H5.E10])" office:value-type="float" office:value="215" calcext:value-type="float">
            <text:p>215,0</text:p>
          </table:table-cell>
          <table:table-cell table:formula="of:=MAX([$U_Norm_09.F10];[$U_Norm_08.F10];[$U_Norm_07.F10];[$U_Norm_06.F10];[$U_Norm_05.F10];[$U_Norm_04.F10];[$UN04_H2.F10];[$UN01_H2.F10];[$UN01_H3.F10];[$UN09_H3.F10];[$UN09_H4.F10];[$UN09_H5.F10])" office:value-type="float" office:value="211.3" calcext:value-type="float">
            <text:p>211,3</text:p>
          </table:table-cell>
          <table:table-cell table:formula="of:=MAX([$U_Norm_09.G10];[$U_Norm_08.G10];[$U_Norm_07.G10];[$U_Norm_06.G10];[$U_Norm_05.G10];[$U_Norm_04.G10];[$UN04_H2.G10];[$UN01_H2.G10];[$UN01_H3.G10];[$UN09_H3.G10];[$UN09_H4.G10];[$UN09_H5.G10])" office:value-type="float" office:value="94.9026" calcext:value-type="float">
            <text:p>94,90</text:p>
          </table:table-cell>
          <table:table-cell table:formula="of:=MAX([$U_Norm_09.H10];[$U_Norm_08.H10];[$U_Norm_07.H10];[$U_Norm_06.H10];[$U_Norm_05.H10];[$U_Norm_04.H10];[$UN04_H2.H10];[$UN01_H2.H10];[$UN01_H3.H10];[$UN09_H3.H10];[$UN09_H4.H10];[$UN09_H5.H10])" office:value-type="float" office:value="7.63456" calcext:value-type="float">
            <text:p>7,63</text:p>
          </table:table-cell>
          <table:table-cell table:formula="of:=MAX([$U_Norm_09.I10];[$U_Norm_08.I10];[$U_Norm_07.I10];[$U_Norm_06.I10];[$U_Norm_05.I10];[$U_Norm_04.I10];[$UN04_H2.I10];[$UN01_H2.I10];[$UN01_H3.I10];[$UN09_H3.I10];[$UN09_H4.I10];[$UN09_H5.I10])" office:value-type="float" office:value="93.0233" calcext:value-type="float">
            <text:p>93,02</text:p>
          </table:table-cell>
          <table:table-cell table:formula="of:=MAX([$U_Norm_09.J10];[$U_Norm_08.J10];[$U_Norm_07.J10];[$U_Norm_06.J10];[$U_Norm_05.J10];[$U_Norm_04.J10];[$UN04_H2.J10];[$UN01_H2.J10];[$UN01_H3.J10];[$UN09_H3.J10];[$UN09_H4.J10];[$UN09_H5.J10])" office:value-type="float" office:value="93.8967" calcext:value-type="float">
            <text:p>93,90</text:p>
          </table:table-cell>
          <table:table-cell table:formula="of:=MAX([$U_Norm_09.K10];[$U_Norm_08.K10];[$U_Norm_07.K10];[$U_Norm_06.K10];[$U_Norm_05.K10];[$U_Norm_04.K10];[$UN04_H2.K10];[$UN01_H2.K10];[$UN01_H3.K10];[$UN09_H3.K10];[$UN09_H4.K10];[$UN09_H5.K10])" office:value-type="float" office:value="8.41121" calcext:value-type="float">
            <text:p>8,41</text:p>
          </table:table-cell>
          <table:table-cell table:formula="of:=MAX([$U_Norm_09.L10];[$U_Norm_08.L10];[$U_Norm_07.L10];[$U_Norm_06.L10];[$U_Norm_05.L10];[$U_Norm_04.L10];[$UN04_H2.L10];[$UN01_H2.L10];[$UN01_H3.L10];[$UN09_H3.L10];[$UN09_H4.L10];[$UN09_H5.L10])" office:value-type="float" office:value="0.930233" calcext:value-type="float">
            <text:p>0,93</text:p>
          </table:table-cell>
          <table:table-cell table:formula="of:=MAX([$U_Norm_09.M10];[$U_Norm_08.M10];[$U_Norm_07.M10];[$U_Norm_06.M10];[$U_Norm_05.M10];[$U_Norm_04.M10];[$UN04_H2.M10];[$UN01_H2.M10];[$UN01_H3.M10];[$UN09_H3.M10];[$UN09_H4.M10];[$UN09_H5.M10])" office:value-type="float" office:value="0.0020888" calcext:value-type="float">
            <text:p>0,00209</text:p>
          </table:table-cell>
          <table:table-cell table:formula="of:=MAX([$U_Norm_09.N10];[$U_Norm_08.N10];[$U_Norm_07.N10];[$U_Norm_06.N10];[$U_Norm_05.N10];[$U_Norm_04.N10];[$UN04_H2.N10];[$UN01_H2.N10];[$UN01_H3.N10];[$UN09_H3.N10];[$UN09_H4.N10];[$UN09_H5.N10])" office:value-type="float" office:value="0.000343" calcext:value-type="float">
            <text:p>0,00034</text:p>
          </table:table-cell>
          <table:table-cell table:formula="of:=MAX([$U_Norm_09.O10];[$U_Norm_08.O10];[$U_Norm_07.O10];[$U_Norm_06.O10];[$U_Norm_05.O10];[$U_Norm_04.O10];[$UN04_H2.O10];[$UN01_H2.O10];[$UN01_H3.O10];[$UN09_H3.O10];[$UN09_H4.O10];[$UN09_H5.O10])" office:value-type="float" office:value="0.0001515" calcext:value-type="float">
            <text:p>0,00015</text:p>
          </table:table-cell>
          <table:table-cell table:formula="of:=MAX([$U_Norm_09.P10];[$U_Norm_08.P10];[$U_Norm_07.P10];[$U_Norm_06.P10];[$U_Norm_05.P10];[$U_Norm_04.P10];[$UN04_H2.P10];[$UN01_H2.P10];[$UN01_H3.P10];[$UN09_H3.P10];[$UN09_H4.P10];[$UN09_H5.P10])" office:value-type="float" office:value="0.704651162790698" calcext:value-type="float">
            <text:p>0,7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table:number-columns-repeated="3"/>
          <table:table-cell table:formula="of:=MAX([$U_Norm_09.E11];[$U_Norm_08.E11];[$U_Norm_07.E11];[$U_Norm_06.E11];[$U_Norm_05.E11];[$U_Norm_04.E11];[$UN04_H2.E11];[$UN01_H2.E11];[$UN01_H3.E11];[$UN09_H3.E11];[$UN09_H4.E11];[$UN09_H5.E11])" office:value-type="float" office:value="5472" calcext:value-type="float">
            <text:p>5472,0</text:p>
          </table:table-cell>
          <table:table-cell table:formula="of:=MAX([$U_Norm_09.F11];[$U_Norm_08.F11];[$U_Norm_07.F11];[$U_Norm_06.F11];[$U_Norm_05.F11];[$U_Norm_04.F11];[$UN04_H2.F11];[$UN01_H2.F11];[$UN01_H3.F11];[$UN09_H3.F11];[$UN09_H4.F11];[$UN09_H5.F11])" office:value-type="float" office:value="1837.8" calcext:value-type="float">
            <text:p>1837,8</text:p>
          </table:table-cell>
          <table:table-cell table:formula="of:=MAX([$U_Norm_09.G11];[$U_Norm_08.G11];[$U_Norm_07.G11];[$U_Norm_06.G11];[$U_Norm_05.G11];[$U_Norm_04.G11];[$UN04_H2.G11];[$UN01_H2.G11];[$UN01_H3.G11];[$UN09_H3.G11];[$UN09_H4.G11];[$UN09_H5.G11])" office:value-type="float" office:value="94.9543" calcext:value-type="float">
            <text:p>94,95</text:p>
          </table:table-cell>
          <table:table-cell table:formula="of:=MAX([$U_Norm_09.H11];[$U_Norm_08.H11];[$U_Norm_07.H11];[$U_Norm_06.H11];[$U_Norm_05.H11];[$U_Norm_04.H11];[$UN04_H2.H11];[$UN01_H2.H11];[$UN01_H3.H11];[$UN09_H3.H11];[$UN09_H4.H11];[$UN09_H5.H11])" office:value-type="float" office:value="5.98385" calcext:value-type="float">
            <text:p>5,98</text:p>
          </table:table-cell>
          <table:table-cell table:formula="of:=MAX([$U_Norm_09.I11];[$U_Norm_08.I11];[$U_Norm_07.I11];[$U_Norm_06.I11];[$U_Norm_05.I11];[$U_Norm_04.I11];[$UN04_H2.I11];[$UN01_H2.I11];[$UN01_H3.I11];[$UN09_H3.I11];[$UN09_H4.I11];[$UN09_H5.I11])" office:value-type="float" office:value="95.1937" calcext:value-type="float">
            <text:p>95,19</text:p>
          </table:table-cell>
          <table:table-cell table:formula="of:=MAX([$U_Norm_09.J11];[$U_Norm_08.J11];[$U_Norm_07.J11];[$U_Norm_06.J11];[$U_Norm_05.J11];[$U_Norm_04.J11];[$UN04_H2.J11];[$UN01_H2.J11];[$UN01_H3.J11];[$UN09_H3.J11];[$UN09_H4.J11];[$UN09_H5.J11])" office:value-type="float" office:value="95.3156" calcext:value-type="float">
            <text:p>95,32</text:p>
          </table:table-cell>
          <table:table-cell table:formula="of:=MAX([$U_Norm_09.K11];[$U_Norm_08.K11];[$U_Norm_07.K11];[$U_Norm_06.K11];[$U_Norm_05.K11];[$U_Norm_04.K11];[$UN04_H2.K11];[$UN01_H2.K11];[$UN01_H3.K11];[$UN09_H3.K11];[$UN09_H4.K11];[$UN09_H5.K11])" office:value-type="float" office:value="5.4316" calcext:value-type="float">
            <text:p>5,43</text:p>
          </table:table-cell>
          <table:table-cell table:formula="of:=MAX([$U_Norm_09.L11];[$U_Norm_08.L11];[$U_Norm_07.L11];[$U_Norm_06.L11];[$U_Norm_05.L11];[$U_Norm_04.L11];[$UN04_H2.L11];[$UN01_H2.L11];[$UN01_H3.L11];[$UN09_H3.L11];[$UN09_H4.L11];[$UN09_H5.L11])" office:value-type="float" office:value="0.182749" calcext:value-type="float">
            <text:p>0,18</text:p>
          </table:table-cell>
          <table:table-cell table:formula="of:=MAX([$U_Norm_09.M11];[$U_Norm_08.M11];[$U_Norm_07.M11];[$U_Norm_06.M11];[$U_Norm_05.M11];[$U_Norm_04.M11];[$UN04_H2.M11];[$UN01_H2.M11];[$UN01_H3.M11];[$UN09_H3.M11];[$UN09_H4.M11];[$UN09_H5.M11])" office:value-type="float" office:value="0.0691638" calcext:value-type="float">
            <text:p>0,06916</text:p>
          </table:table-cell>
          <table:table-cell table:formula="of:=MAX([$U_Norm_09.N11];[$U_Norm_08.N11];[$U_Norm_07.N11];[$U_Norm_06.N11];[$U_Norm_05.N11];[$U_Norm_04.N11];[$UN04_H2.N11];[$UN01_H2.N11];[$UN01_H3.N11];[$UN09_H3.N11];[$UN09_H4.N11];[$UN09_H5.N11])" office:value-type="float" office:value="0.0078214" calcext:value-type="float">
            <text:p>0,00782</text:p>
          </table:table-cell>
          <table:table-cell table:formula="of:=MAX([$U_Norm_09.O11];[$U_Norm_08.O11];[$U_Norm_07.O11];[$U_Norm_06.O11];[$U_Norm_05.O11];[$U_Norm_04.O11];[$UN04_H2.O11];[$UN01_H2.O11];[$UN01_H3.O11];[$UN09_H3.O11];[$UN09_H4.O11];[$UN09_H5.O11])" office:value-type="float" office:value="0.0044548" calcext:value-type="float">
            <text:p>0,00445</text:p>
          </table:table-cell>
          <table:table-cell table:formula="of:=MAX([$U_Norm_09.P11];[$U_Norm_08.P11];[$U_Norm_07.P11];[$U_Norm_06.P11];[$U_Norm_05.P11];[$U_Norm_04.P11];[$UN04_H2.P11];[$UN01_H2.P11];[$UN01_H3.P11];[$UN09_H3.P11];[$UN09_H4.P11];[$UN09_H5.P11])" office:value-type="float" office:value="0.814108187134503" calcext:value-type="float">
            <text:p>0,81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3"/>
          <table:table-cell table:formula="of:=MAX([$U_Norm_09.E12];[$U_Norm_08.E12];[$U_Norm_07.E12];[$U_Norm_06.E12];[$U_Norm_05.E12];[$U_Norm_04.E12];[$UN04_H2.E12];[$UN01_H2.E12];[$UN01_H3.E12];[$UN09_H3.E12];[$UN09_H4.E12];[$UN09_H5.E12])" office:value-type="float" office:value="5404" calcext:value-type="float">
            <text:p>5404,0</text:p>
          </table:table-cell>
          <table:table-cell table:formula="of:=MAX([$U_Norm_09.F12];[$U_Norm_08.F12];[$U_Norm_07.F12];[$U_Norm_06.F12];[$U_Norm_05.F12];[$U_Norm_04.F12];[$UN04_H2.F12];[$UN01_H2.F12];[$UN01_H3.F12];[$UN09_H3.F12];[$UN09_H4.F12];[$UN09_H5.F12])" office:value-type="float" office:value="679.9" calcext:value-type="float">
            <text:p>679,9</text:p>
          </table:table-cell>
          <table:table-cell table:formula="of:=MAX([$U_Norm_09.G12];[$U_Norm_08.G12];[$U_Norm_07.G12];[$U_Norm_06.G12];[$U_Norm_05.G12];[$U_Norm_04.G12];[$UN04_H2.G12];[$UN01_H2.G12];[$UN01_H3.G12];[$UN09_H3.G12];[$UN09_H4.G12];[$UN09_H5.G12])" office:value-type="float" office:value="82.0322" calcext:value-type="float">
            <text:p>82,03</text:p>
          </table:table-cell>
          <table:table-cell table:formula="of:=MAX([$U_Norm_09.H12];[$U_Norm_08.H12];[$U_Norm_07.H12];[$U_Norm_06.H12];[$U_Norm_05.H12];[$U_Norm_04.H12];[$UN04_H2.H12];[$UN01_H2.H12];[$UN01_H3.H12];[$UN09_H3.H12];[$UN09_H4.H12];[$UN09_H5.H12])" office:value-type="float" office:value="22.0993" calcext:value-type="float">
            <text:p>22,10</text:p>
          </table:table-cell>
          <table:table-cell table:formula="of:=MAX([$U_Norm_09.I12];[$U_Norm_08.I12];[$U_Norm_07.I12];[$U_Norm_06.I12];[$U_Norm_05.I12];[$U_Norm_04.I12];[$UN04_H2.I12];[$UN01_H2.I12];[$UN01_H3.I12];[$UN09_H3.I12];[$UN09_H4.I12];[$UN09_H5.I12])" office:value-type="float" office:value="81.0696" calcext:value-type="float">
            <text:p>81,07</text:p>
          </table:table-cell>
          <table:table-cell table:formula="of:=MAX([$U_Norm_09.J12];[$U_Norm_08.J12];[$U_Norm_07.J12];[$U_Norm_06.J12];[$U_Norm_05.J12];[$U_Norm_04.J12];[$UN04_H2.J12];[$UN01_H2.J12];[$UN01_H3.J12];[$UN09_H3.J12];[$UN09_H4.J12];[$UN09_H5.J12])" office:value-type="float" office:value="81.0696" calcext:value-type="float">
            <text:p>81,07</text:p>
          </table:table-cell>
          <table:table-cell table:formula="of:=MAX([$U_Norm_09.K12];[$U_Norm_08.K12];[$U_Norm_07.K12];[$U_Norm_06.K12];[$U_Norm_05.K12];[$U_Norm_04.K12];[$UN04_H2.K12];[$UN01_H2.K12];[$UN01_H3.K12];[$UN09_H3.K12];[$UN09_H4.K12];[$UN09_H5.K12])" office:value-type="float" office:value="20.7439" calcext:value-type="float">
            <text:p>20,74</text:p>
          </table:table-cell>
          <table:table-cell table:formula="of:=MAX([$U_Norm_09.L12];[$U_Norm_08.L12];[$U_Norm_07.L12];[$U_Norm_06.L12];[$U_Norm_05.L12];[$U_Norm_04.L12];[$UN04_H2.L12];[$UN01_H2.L12];[$UN01_H3.L12];[$UN09_H3.L12];[$UN09_H4.L12];[$UN09_H5.L12])" office:value-type="float" office:value="0" calcext:value-type="float">
            <text:p>0,00</text:p>
          </table:table-cell>
          <table:table-cell table:formula="of:=MAX([$U_Norm_09.M12];[$U_Norm_08.M12];[$U_Norm_07.M12];[$U_Norm_06.M12];[$U_Norm_05.M12];[$U_Norm_04.M12];[$UN04_H2.M12];[$UN01_H2.M12];[$UN01_H3.M12];[$UN09_H3.M12];[$UN09_H4.M12];[$UN09_H5.M12])" office:value-type="float" office:value="0.0441541" calcext:value-type="float">
            <text:p>0,04415</text:p>
          </table:table-cell>
          <table:table-cell table:formula="of:=MAX([$U_Norm_09.N12];[$U_Norm_08.N12];[$U_Norm_07.N12];[$U_Norm_06.N12];[$U_Norm_05.N12];[$U_Norm_04.N12];[$UN04_H2.N12];[$UN01_H2.N12];[$UN01_H3.N12];[$UN09_H3.N12];[$UN09_H4.N12];[$UN09_H5.N12])" office:value-type="float" office:value="0.0054146" calcext:value-type="float">
            <text:p>0,00541</text:p>
          </table:table-cell>
          <table:table-cell table:formula="of:=MAX([$U_Norm_09.O12];[$U_Norm_08.O12];[$U_Norm_07.O12];[$U_Norm_06.O12];[$U_Norm_05.O12];[$U_Norm_04.O12];[$UN04_H2.O12];[$UN01_H2.O12];[$UN01_H3.O12];[$UN09_H3.O12];[$UN09_H4.O12];[$UN09_H5.O12])" office:value-type="float" office:value="0.0025031" calcext:value-type="float">
            <text:p>0,00250</text:p>
          </table:table-cell>
          <table:table-cell table:formula="of:=MAX([$U_Norm_09.P12];[$U_Norm_08.P12];[$U_Norm_07.P12];[$U_Norm_06.P12];[$U_Norm_05.P12];[$U_Norm_04.P12];[$UN04_H2.P12];[$UN01_H2.P12];[$UN01_H3.P12];[$UN09_H3.P12];[$UN09_H4.P12];[$UN09_H5.P12])" office:value-type="float" office:value="0.46319393042191" calcext:value-type="float">
            <text:p>0,46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table:number-columns-repeated="3"/>
          <table:table-cell table:formula="of:=MAX([$U_Norm_09.E13];[$U_Norm_08.E13];[$U_Norm_07.E13];[$U_Norm_06.E13];[$U_Norm_05.E13];[$U_Norm_04.E13];[$UN04_H2.E13];[$UN01_H2.E13];[$UN01_H3.E13];[$UN09_H3.E13];[$UN09_H4.E13];[$UN09_H5.E13])" office:value-type="float" office:value="768" calcext:value-type="float">
            <text:p>768,0</text:p>
          </table:table-cell>
          <table:table-cell table:formula="of:=MAX([$U_Norm_09.F13];[$U_Norm_08.F13];[$U_Norm_07.F13];[$U_Norm_06.F13];[$U_Norm_05.F13];[$U_Norm_04.F13];[$UN04_H2.F13];[$UN01_H2.F13];[$UN01_H3.F13];[$UN09_H3.F13];[$UN09_H4.F13];[$UN09_H5.F13])" office:value-type="float" office:value="4270.2" calcext:value-type="float">
            <text:p>4270,2</text:p>
          </table:table-cell>
          <table:table-cell table:formula="of:=MAX([$U_Norm_09.G13];[$U_Norm_08.G13];[$U_Norm_07.G13];[$U_Norm_06.G13];[$U_Norm_05.G13];[$U_Norm_04.G13];[$UN04_H2.G13];[$UN01_H2.G13];[$UN01_H3.G13];[$UN09_H3.G13];[$UN09_H4.G13];[$UN09_H5.G13])" office:value-type="float" office:value="90.7701" calcext:value-type="float">
            <text:p>90,77</text:p>
          </table:table-cell>
          <table:table-cell table:formula="of:=MAX([$U_Norm_09.H13];[$U_Norm_08.H13];[$U_Norm_07.H13];[$U_Norm_06.H13];[$U_Norm_05.H13];[$U_Norm_04.H13];[$UN04_H2.H13];[$UN01_H2.H13];[$UN01_H3.H13];[$UN09_H3.H13];[$UN09_H4.H13];[$UN09_H5.H13])" office:value-type="float" office:value="18.6454" calcext:value-type="float">
            <text:p>18,65</text:p>
          </table:table-cell>
          <table:table-cell table:formula="of:=MAX([$U_Norm_09.I13];[$U_Norm_08.I13];[$U_Norm_07.I13];[$U_Norm_06.I13];[$U_Norm_05.I13];[$U_Norm_04.I13];[$UN04_H2.I13];[$UN01_H2.I13];[$UN01_H3.I13];[$UN09_H3.I13];[$UN09_H4.I13];[$UN09_H5.I13])" office:value-type="float" office:value="73.0469" calcext:value-type="float">
            <text:p>73,05</text:p>
          </table:table-cell>
          <table:table-cell table:formula="of:=MAX([$U_Norm_09.J13];[$U_Norm_08.J13];[$U_Norm_07.J13];[$U_Norm_06.J13];[$U_Norm_05.J13];[$U_Norm_04.J13];[$UN04_H2.J13];[$UN01_H2.J13];[$UN01_H3.J13];[$UN09_H3.J13];[$UN09_H4.J13];[$UN09_H5.J13])" office:value-type="float" office:value="73.7188" calcext:value-type="float">
            <text:p>73,72</text:p>
          </table:table-cell>
          <table:table-cell table:formula="of:=MAX([$U_Norm_09.K13];[$U_Norm_08.K13];[$U_Norm_07.K13];[$U_Norm_06.K13];[$U_Norm_05.K13];[$U_Norm_04.K13];[$UN04_H2.K13];[$UN01_H2.K13];[$UN01_H3.K13];[$UN09_H3.K13];[$UN09_H4.K13];[$UN09_H5.K13])" office:value-type="float" office:value="29.8128" calcext:value-type="float">
            <text:p>29,81</text:p>
          </table:table-cell>
          <table:table-cell table:formula="of:=MAX([$U_Norm_09.L13];[$U_Norm_08.L13];[$U_Norm_07.L13];[$U_Norm_06.L13];[$U_Norm_05.L13];[$U_Norm_04.L13];[$UN04_H2.L13];[$UN01_H2.L13];[$UN01_H3.L13];[$UN09_H3.L13];[$UN09_H4.L13];[$UN09_H5.L13])" office:value-type="float" office:value="2.86458" calcext:value-type="float">
            <text:p>2,86</text:p>
          </table:table-cell>
          <table:table-cell table:formula="of:=MAX([$U_Norm_09.M13];[$U_Norm_08.M13];[$U_Norm_07.M13];[$U_Norm_06.M13];[$U_Norm_05.M13];[$U_Norm_04.M13];[$UN04_H2.M13];[$UN01_H2.M13];[$UN01_H3.M13];[$UN09_H3.M13];[$UN09_H4.M13];[$UN09_H5.M13])" office:value-type="float" office:value="0.0178376" calcext:value-type="float">
            <text:p>0,01784</text:p>
          </table:table-cell>
          <table:table-cell table:formula="of:=MAX([$U_Norm_09.N13];[$U_Norm_08.N13];[$U_Norm_07.N13];[$U_Norm_06.N13];[$U_Norm_05.N13];[$U_Norm_04.N13];[$UN04_H2.N13];[$UN01_H2.N13];[$UN01_H3.N13];[$UN09_H3.N13];[$UN09_H4.N13];[$UN09_H5.N13])" office:value-type="float" office:value="0.001238" calcext:value-type="float">
            <text:p>0,00124</text:p>
          </table:table-cell>
          <table:table-cell table:formula="of:=MAX([$U_Norm_09.O13];[$U_Norm_08.O13];[$U_Norm_07.O13];[$U_Norm_06.O13];[$U_Norm_05.O13];[$U_Norm_04.O13];[$UN04_H2.O13];[$UN01_H2.O13];[$UN01_H3.O13];[$UN09_H3.O13];[$UN09_H4.O13];[$UN09_H5.O13])" office:value-type="float" office:value="0.0007658" calcext:value-type="float">
            <text:p>0,00077</text:p>
          </table:table-cell>
          <table:table-cell table:formula="of:=MAX([$U_Norm_09.P13];[$U_Norm_08.P13];[$U_Norm_07.P13];[$U_Norm_06.P13];[$U_Norm_05.P13];[$U_Norm_04.P13];[$UN04_H2.P13];[$UN01_H2.P13];[$UN01_H3.P13];[$UN09_H3.P13];[$UN09_H4.P13];[$UN09_H5.P13])" office:value-type="float" office:value="0.997135416666667" calcext:value-type="float">
            <text:p>1,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table:number-columns-repeated="3"/>
          <table:table-cell table:formula="of:=MAX([$U_Norm_09.E14];[$U_Norm_08.E14];[$U_Norm_07.E14];[$U_Norm_06.E14];[$U_Norm_05.E14];[$U_Norm_04.E14];[$UN04_H2.E14];[$UN01_H2.E14];[$UN01_H3.E14];[$UN09_H3.E14];[$UN09_H4.E14];[$UN09_H5.E14])" office:value-type="float" office:value="462" calcext:value-type="float">
            <text:p>462,0</text:p>
          </table:table-cell>
          <table:table-cell table:formula="of:=MAX([$U_Norm_09.F14];[$U_Norm_08.F14];[$U_Norm_07.F14];[$U_Norm_06.F14];[$U_Norm_05.F14];[$U_Norm_04.F14];[$UN04_H2.F14];[$UN01_H2.F14];[$UN01_H3.F14];[$UN09_H3.F14];[$UN09_H4.F14];[$UN09_H5.F14])" office:value-type="float" office:value="5521" calcext:value-type="float">
            <text:p>5521,0</text:p>
          </table:table-cell>
          <table:table-cell table:formula="of:=MAX([$U_Norm_09.G14];[$U_Norm_08.G14];[$U_Norm_07.G14];[$U_Norm_06.G14];[$U_Norm_05.G14];[$U_Norm_04.G14];[$UN04_H2.G14];[$UN01_H2.G14];[$UN01_H3.G14];[$UN09_H3.G14];[$UN09_H4.G14];[$UN09_H5.G14])" office:value-type="float" office:value="95.9337" calcext:value-type="float">
            <text:p>95,93</text:p>
          </table:table-cell>
          <table:table-cell table:formula="of:=MAX([$U_Norm_09.H14];[$U_Norm_08.H14];[$U_Norm_07.H14];[$U_Norm_06.H14];[$U_Norm_05.H14];[$U_Norm_04.H14];[$UN04_H2.H14];[$UN01_H2.H14];[$UN01_H3.H14];[$UN09_H3.H14];[$UN09_H4.H14];[$UN09_H5.H14])" office:value-type="float" office:value="15.0013" calcext:value-type="float">
            <text:p>15,00</text:p>
          </table:table-cell>
          <table:table-cell table:formula="of:=MAX([$U_Norm_09.I14];[$U_Norm_08.I14];[$U_Norm_07.I14];[$U_Norm_06.I14];[$U_Norm_05.I14];[$U_Norm_04.I14];[$UN04_H2.I14];[$UN01_H2.I14];[$UN01_H3.I14];[$UN09_H3.I14];[$UN09_H4.I14];[$UN09_H5.I14])" office:value-type="float" office:value="64.7186" calcext:value-type="float">
            <text:p>64,72</text:p>
          </table:table-cell>
          <table:table-cell table:formula="of:=MAX([$U_Norm_09.J14];[$U_Norm_08.J14];[$U_Norm_07.J14];[$U_Norm_06.J14];[$U_Norm_05.J14];[$U_Norm_04.J14];[$UN04_H2.J14];[$UN01_H2.J14];[$UN01_H3.J14];[$UN09_H3.J14];[$UN09_H4.J14];[$UN09_H5.J14])" office:value-type="float" office:value="66.0044" calcext:value-type="float">
            <text:p>66,00</text:p>
          </table:table-cell>
          <table:table-cell table:formula="of:=MAX([$U_Norm_09.K14];[$U_Norm_08.K14];[$U_Norm_07.K14];[$U_Norm_06.K14];[$U_Norm_05.K14];[$U_Norm_04.K14];[$UN04_H2.K14];[$UN01_H2.K14];[$UN01_H3.K14];[$UN09_H3.K14];[$UN09_H4.K14];[$UN09_H5.K14])" office:value-type="float" office:value="36.9128" calcext:value-type="float">
            <text:p>36,91</text:p>
          </table:table-cell>
          <table:table-cell table:formula="of:=MAX([$U_Norm_09.L14];[$U_Norm_08.L14];[$U_Norm_07.L14];[$U_Norm_06.L14];[$U_Norm_05.L14];[$U_Norm_04.L14];[$UN04_H2.L14];[$UN01_H2.L14];[$UN01_H3.L14];[$UN09_H3.L14];[$UN09_H4.L14];[$UN09_H5.L14])" office:value-type="float" office:value="4.7619" calcext:value-type="float">
            <text:p>4,76</text:p>
          </table:table-cell>
          <table:table-cell table:formula="of:=MAX([$U_Norm_09.M14];[$U_Norm_08.M14];[$U_Norm_07.M14];[$U_Norm_06.M14];[$U_Norm_05.M14];[$U_Norm_04.M14];[$UN04_H2.M14];[$UN01_H2.M14];[$UN01_H3.M14];[$UN09_H3.M14];[$UN09_H4.M14];[$UN09_H5.M14])" office:value-type="float" office:value="0.0127344" calcext:value-type="float">
            <text:p>0,01273</text:p>
          </table:table-cell>
          <table:table-cell table:formula="of:=MAX([$U_Norm_09.N14];[$U_Norm_08.N14];[$U_Norm_07.N14];[$U_Norm_06.N14];[$U_Norm_05.N14];[$U_Norm_04.N14];[$UN04_H2.N14];[$UN01_H2.N14];[$UN01_H3.N14];[$UN09_H3.N14];[$UN09_H4.N14];[$UN09_H5.N14])" office:value-type="float" office:value="0.0011981" calcext:value-type="float">
            <text:p>0,00120</text:p>
          </table:table-cell>
          <table:table-cell table:formula="of:=MAX([$U_Norm_09.O14];[$U_Norm_08.O14];[$U_Norm_07.O14];[$U_Norm_06.O14];[$U_Norm_05.O14];[$U_Norm_04.O14];[$UN04_H2.O14];[$UN01_H2.O14];[$UN01_H3.O14];[$UN09_H3.O14];[$UN09_H4.O14];[$UN09_H5.O14])" office:value-type="float" office:value="0.000858" calcext:value-type="float">
            <text:p>0,00086</text:p>
          </table:table-cell>
          <table:table-cell table:formula="of:=MAX([$U_Norm_09.P14];[$U_Norm_08.P14];[$U_Norm_07.P14];[$U_Norm_06.P14];[$U_Norm_05.P14];[$U_Norm_04.P14];[$UN04_H2.P14];[$UN01_H2.P14];[$UN01_H3.P14];[$UN09_H3.P14];[$UN09_H4.P14];[$UN09_H5.P14])" office:value-type="float" office:value="1.85714285714286" calcext:value-type="float">
            <text:p>1,86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table:number-columns-repeated="3"/>
          <table:table-cell table:formula="of:=MAX([$U_Norm_09.E15];[$U_Norm_08.E15];[$U_Norm_07.E15];[$U_Norm_06.E15];[$U_Norm_05.E15];[$U_Norm_04.E15];[$UN04_H2.E15];[$UN01_H2.E15];[$UN01_H3.E15];[$UN09_H3.E15];[$UN09_H4.E15];[$UN09_H5.E15])" office:value-type="float" office:value="57999" calcext:value-type="float">
            <text:p>57999,0</text:p>
          </table:table-cell>
          <table:table-cell table:formula="of:=MAX([$U_Norm_09.F15];[$U_Norm_08.F15];[$U_Norm_07.F15];[$U_Norm_06.F15];[$U_Norm_05.F15];[$U_Norm_04.F15];[$UN04_H2.F15];[$UN01_H2.F15];[$UN01_H3.F15];[$UN09_H3.F15];[$UN09_H4.F15];[$UN09_H5.F15])" office:value-type="float" office:value="1504" calcext:value-type="float">
            <text:p>1504,0</text:p>
          </table:table-cell>
          <table:table-cell table:formula="of:=MAX([$U_Norm_09.G15];[$U_Norm_08.G15];[$U_Norm_07.G15];[$U_Norm_06.G15];[$U_Norm_05.G15];[$U_Norm_04.G15];[$UN04_H2.G15];[$UN01_H2.G15];[$UN01_H3.G15];[$UN09_H3.G15];[$UN09_H4.G15];[$UN09_H5.G15])" office:value-type="float" office:value="92.4279" calcext:value-type="float">
            <text:p>92,43</text:p>
          </table:table-cell>
          <table:table-cell table:formula="of:=MAX([$U_Norm_09.H15];[$U_Norm_08.H15];[$U_Norm_07.H15];[$U_Norm_06.H15];[$U_Norm_05.H15];[$U_Norm_04.H15];[$UN04_H2.H15];[$UN01_H2.H15];[$UN01_H3.H15];[$UN09_H3.H15];[$UN09_H4.H15];[$UN09_H5.H15])" office:value-type="float" office:value="13.3761" calcext:value-type="float">
            <text:p>13,38</text:p>
          </table:table-cell>
          <table:table-cell table:formula="of:=MAX([$U_Norm_09.I15];[$U_Norm_08.I15];[$U_Norm_07.I15];[$U_Norm_06.I15];[$U_Norm_05.I15];[$U_Norm_04.I15];[$UN04_H2.I15];[$UN01_H2.I15];[$UN01_H3.I15];[$UN09_H3.I15];[$UN09_H4.I15];[$UN09_H5.I15])" office:value-type="float" office:value="93.2188" calcext:value-type="float">
            <text:p>93,22</text:p>
          </table:table-cell>
          <table:table-cell table:formula="of:=MAX([$U_Norm_09.J15];[$U_Norm_08.J15];[$U_Norm_07.J15];[$U_Norm_06.J15];[$U_Norm_05.J15];[$U_Norm_04.J15];[$UN04_H2.J15];[$UN01_H2.J15];[$UN01_H3.J15];[$UN09_H3.J15];[$UN09_H4.J15];[$UN09_H5.J15])" office:value-type="float" office:value="93.2301" calcext:value-type="float">
            <text:p>93,23</text:p>
          </table:table-cell>
          <table:table-cell table:formula="of:=MAX([$U_Norm_09.K15];[$U_Norm_08.K15];[$U_Norm_07.K15];[$U_Norm_06.K15];[$U_Norm_05.K15];[$U_Norm_04.K15];[$UN04_H2.K15];[$UN01_H2.K15];[$UN01_H3.K15];[$UN09_H3.K15];[$UN09_H4.K15];[$UN09_H5.K15])" office:value-type="float" office:value="15.6755" calcext:value-type="float">
            <text:p>15,68</text:p>
          </table:table-cell>
          <table:table-cell table:formula="of:=MAX([$U_Norm_09.L15];[$U_Norm_08.L15];[$U_Norm_07.L15];[$U_Norm_06.L15];[$U_Norm_05.L15];[$U_Norm_04.L15];[$UN04_H2.L15];[$UN01_H2.L15];[$UN01_H3.L15];[$UN09_H3.L15];[$UN09_H4.L15];[$UN09_H5.L15])" office:value-type="float" office:value="0.0120692" calcext:value-type="float">
            <text:p>0,01</text:p>
          </table:table-cell>
          <table:table-cell table:formula="of:=MAX([$U_Norm_09.M15];[$U_Norm_08.M15];[$U_Norm_07.M15];[$U_Norm_06.M15];[$U_Norm_05.M15];[$U_Norm_04.M15];[$UN04_H2.M15];[$UN01_H2.M15];[$UN01_H3.M15];[$UN09_H3.M15];[$UN09_H4.M15];[$UN09_H5.M15])" office:value-type="float" office:value="1.41285" calcext:value-type="float">
            <text:p>1,41285</text:p>
          </table:table-cell>
          <table:table-cell table:formula="of:=MAX([$U_Norm_09.N15];[$U_Norm_08.N15];[$U_Norm_07.N15];[$U_Norm_06.N15];[$U_Norm_05.N15];[$U_Norm_04.N15];[$UN04_H2.N15];[$UN01_H2.N15];[$UN01_H3.N15];[$UN09_H3.N15];[$UN09_H4.N15];[$UN09_H5.N15])" office:value-type="float" office:value="0.11079" calcext:value-type="float">
            <text:p>0,11079</text:p>
          </table:table-cell>
          <table:table-cell table:formula="of:=MAX([$U_Norm_09.O15];[$U_Norm_08.O15];[$U_Norm_07.O15];[$U_Norm_06.O15];[$U_Norm_05.O15];[$U_Norm_04.O15];[$UN04_H2.O15];[$UN01_H2.O15];[$UN01_H3.O15];[$UN09_H3.O15];[$UN09_H4.O15];[$UN09_H5.O15])" office:value-type="float" office:value="0.077018" calcext:value-type="float">
            <text:p>0,07702</text:p>
          </table:table-cell>
          <table:table-cell table:formula="of:=MAX([$U_Norm_09.P15];[$U_Norm_08.P15];[$U_Norm_07.P15];[$U_Norm_06.P15];[$U_Norm_05.P15];[$U_Norm_04.P15];[$UN04_H2.P15];[$UN01_H2.P15];[$UN01_H3.P15];[$UN09_H3.P15];[$UN09_H4.P15];[$UN09_H5.P15])" office:value-type="float" office:value="1.32791944688702" calcext:value-type="float">
            <text:p>1,33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59" table:formula="of:=AVERAGE([.E17:.E26])" office:value-type="float" office:value="78339.2" calcext:value-type="float">
            <text:p>78339,2</text:p>
          </table:table-cell>
          <table:table-cell table:style-name="ce59" table:formula="of:=AVERAGE([.F17:.F26])" office:value-type="float" office:value="134563.63" calcext:value-type="float">
            <text:p>134563,6</text:p>
          </table:table-cell>
          <table:table-cell table:style-name="ce60" table:formula="of:=AVERAGE([.G17:.G26])" office:value-type="float" office:value="94.66958" calcext:value-type="float">
            <text:p>94,67</text:p>
          </table:table-cell>
          <table:table-cell table:style-name="ce60" table:formula="of:=AVERAGE([.H17:.H26])" office:value-type="float" office:value="6.910009" calcext:value-type="float">
            <text:p>6,91</text:p>
          </table:table-cell>
          <table:table-cell table:style-name="ce60" table:formula="of:=AVERAGE([.I17:.I26])" office:value-type="float" office:value="56.64679" calcext:value-type="float">
            <text:p>56,65</text:p>
          </table:table-cell>
          <table:table-cell table:style-name="ce60" table:formula="of:=AVERAGE([.J17:.J26])" office:value-type="float" office:value="90.37998" calcext:value-type="float">
            <text:p>90,38</text:p>
          </table:table-cell>
          <table:table-cell table:style-name="ce60" table:formula="of:=AVERAGE([.K17:.K26])" office:value-type="float" office:value="10.492323" calcext:value-type="float">
            <text:p>10,49</text:p>
          </table:table-cell>
          <table:table-cell table:style-name="ce60" table:formula="of:=AVERAGE([.L17:.L26])" office:value-type="float" office:value="38.732892443" calcext:value-type="float">
            <text:p>38,73</text:p>
          </table:table-cell>
          <table:table-cell table:style-name="ce59" table:formula="of:=AVERAGE([.M17:.M26])" office:value-type="float" office:value="32.86331586" calcext:value-type="float">
            <text:p>32,9</text:p>
          </table:table-cell>
          <table:table-cell table:style-name="ce59" table:formula="of:=AVERAGE([.N17:.N26])" office:value-type="float" office:value="0.43992431" calcext:value-type="float">
            <text:p>0,4</text:p>
          </table:table-cell>
          <table:table-cell table:style-name="ce59" table:formula="of:=AVERAGE([.O17:.O26])" office:value-type="float" office:value="0.41162667" calcext:value-type="float">
            <text:p>0,4</text:p>
          </table:table-cell>
          <table:table-cell table:style-name="ce60" table:formula="of:=AVERAGE([.P17:.P26])" office:value-type="float" office:value="3.28361548124045" calcext:value-type="float">
            <text:p>3,2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number-columns-repeated="3"/>
          <table:table-cell table:formula="of:=MAX([$U_Norm_09.E17];[$U_Norm_08.E17];[$U_Norm_07.E17];[$U_Norm_06.E17];[$U_Norm_05.E17];[$U_Norm_04.E17];[$UN04_H2.E17];[$UN01_H2.E17];[$UN01_H3.E17];[$UN09_H3.E17];[$UN09_H4.E17];[$UN09_H5.E17])" office:value-type="float" office:value="45222" calcext:value-type="float">
            <text:p>45222,0</text:p>
          </table:table-cell>
          <table:table-cell table:formula="of:=MAX([$U_Norm_09.F17];[$U_Norm_08.F17];[$U_Norm_07.F17];[$U_Norm_06.F17];[$U_Norm_05.F17];[$U_Norm_04.F17];[$UN04_H2.F17];[$UN01_H2.F17];[$UN01_H3.F17];[$UN09_H3.F17];[$UN09_H4.F17];[$UN09_H5.F17])" office:value-type="float" office:value="150169" calcext:value-type="float">
            <text:p>150169,0</text:p>
          </table:table-cell>
          <table:table-cell table:formula="of:=MAX([$U_Norm_09.G17];[$U_Norm_08.G17];[$U_Norm_07.G17];[$U_Norm_06.G17];[$U_Norm_05.G17];[$U_Norm_04.G17];[$UN04_H2.G17];[$UN01_H2.G17];[$UN01_H3.G17];[$UN09_H3.G17];[$UN09_H4.G17];[$UN09_H5.G17])" office:value-type="float" office:value="90.0441" calcext:value-type="float">
            <text:p>90,04</text:p>
          </table:table-cell>
          <table:table-cell table:formula="of:=MAX([$U_Norm_09.H17];[$U_Norm_08.H17];[$U_Norm_07.H17];[$U_Norm_06.H17];[$U_Norm_05.H17];[$U_Norm_04.H17];[$UN04_H2.H17];[$UN01_H2.H17];[$UN01_H3.H17];[$UN09_H3.H17];[$UN09_H4.H17];[$UN09_H5.H17])" office:value-type="float" office:value="11.2444" calcext:value-type="float">
            <text:p>11,24</text:p>
          </table:table-cell>
          <table:table-cell table:formula="of:=MAX([$U_Norm_09.I17];[$U_Norm_08.I17];[$U_Norm_07.I17];[$U_Norm_06.I17];[$U_Norm_05.I17];[$U_Norm_04.I17];[$UN04_H2.I17];[$UN01_H2.I17];[$UN01_H3.I17];[$UN09_H3.I17];[$UN09_H4.I17];[$UN09_H5.I17])" office:value-type="float" office:value="66.974" calcext:value-type="float">
            <text:p>66,97</text:p>
          </table:table-cell>
          <table:table-cell table:formula="of:=MAX([$U_Norm_09.J17];[$U_Norm_08.J17];[$U_Norm_07.J17];[$U_Norm_06.J17];[$U_Norm_05.J17];[$U_Norm_04.J17];[$UN04_H2.J17];[$UN01_H2.J17];[$UN01_H3.J17];[$UN09_H3.J17];[$UN09_H4.J17];[$UN09_H5.J17])" office:value-type="float" office:value="81.8612" calcext:value-type="float">
            <text:p>81,86</text:p>
          </table:table-cell>
          <table:table-cell table:formula="of:=MAX([$U_Norm_09.K17];[$U_Norm_08.K17];[$U_Norm_07.K17];[$U_Norm_06.K17];[$U_Norm_05.K17];[$U_Norm_04.K17];[$UN04_H2.K17];[$UN01_H2.K17];[$UN01_H3.K17];[$UN09_H3.K17];[$UN09_H4.K17];[$UN09_H5.K17])" office:value-type="float" office:value="19.1585" calcext:value-type="float">
            <text:p>19,16</text:p>
          </table:table-cell>
          <table:table-cell table:formula="of:=MAX([$U_Norm_09.L17];[$U_Norm_08.L17];[$U_Norm_07.L17];[$U_Norm_06.L17];[$U_Norm_05.L17];[$U_Norm_04.L17];[$UN04_H2.L17];[$UN01_H2.L17];[$UN01_H3.L17];[$UN09_H3.L17];[$UN09_H4.L17];[$UN09_H5.L17])" office:value-type="float" office:value="21.2706" calcext:value-type="float">
            <text:p>21,27</text:p>
          </table:table-cell>
          <table:table-cell table:formula="of:=MAX([$U_Norm_09.M17];[$U_Norm_08.M17];[$U_Norm_07.M17];[$U_Norm_06.M17];[$U_Norm_05.M17];[$U_Norm_04.M17];[$UN04_H2.M17];[$UN01_H2.M17];[$UN01_H3.M17];[$UN09_H3.M17];[$UN09_H4.M17];[$UN09_H5.M17])" office:value-type="float" office:value="1.21218" calcext:value-type="float">
            <text:p>1,21218</text:p>
          </table:table-cell>
          <table:table-cell table:formula="of:=MAX([$U_Norm_09.N17];[$U_Norm_08.N17];[$U_Norm_07.N17];[$U_Norm_06.N17];[$U_Norm_05.N17];[$U_Norm_04.N17];[$UN04_H2.N17];[$UN01_H2.N17];[$UN01_H3.N17];[$UN09_H3.N17];[$UN09_H4.N17];[$UN09_H5.N17])" office:value-type="float" office:value="0.111247" calcext:value-type="float">
            <text:p>0,11125</text:p>
          </table:table-cell>
          <table:table-cell table:formula="of:=MAX([$U_Norm_09.O17];[$U_Norm_08.O17];[$U_Norm_07.O17];[$U_Norm_06.O17];[$U_Norm_05.O17];[$U_Norm_04.O17];[$UN04_H2.O17];[$UN01_H2.O17];[$UN01_H3.O17];[$UN09_H3.O17];[$UN09_H4.O17];[$UN09_H5.O17])" office:value-type="float" office:value="0.0767023" calcext:value-type="float">
            <text:p>0,07670</text:p>
          </table:table-cell>
          <table:table-cell table:formula="of:=MAX([$U_Norm_09.P17];[$U_Norm_08.P17];[$U_Norm_07.P17];[$U_Norm_06.P17];[$U_Norm_05.P17];[$U_Norm_04.P17];[$UN04_H2.P17];[$UN01_H2.P17];[$UN01_H3.P17];[$UN09_H3.P17];[$UN09_H4.P17];[$UN09_H5.P17])" office:value-type="float" office:value="1.69612799080094" calcext:value-type="float">
            <text:p>1,7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table:number-columns-repeated="3"/>
          <table:table-cell table:formula="of:=MAX([$U_Norm_09.E18];[$U_Norm_08.E18];[$U_Norm_07.E18];[$U_Norm_06.E18];[$U_Norm_05.E18];[$U_Norm_04.E18];[$UN04_H2.E18];[$UN01_H2.E18];[$UN01_H3.E18];[$UN09_H3.E18];[$UN09_H4.E18];[$UN09_H5.E18])" office:value-type="float" office:value="690" calcext:value-type="float">
            <text:p>690,0</text:p>
          </table:table-cell>
          <table:table-cell table:formula="of:=MAX([$U_Norm_09.F18];[$U_Norm_08.F18];[$U_Norm_07.F18];[$U_Norm_06.F18];[$U_Norm_05.F18];[$U_Norm_04.F18];[$UN04_H2.F18];[$UN01_H2.F18];[$UN01_H3.F18];[$UN09_H3.F18];[$UN09_H4.F18];[$UN09_H5.F18])" office:value-type="float" office:value="2757.7" calcext:value-type="float">
            <text:p>2757,7</text:p>
          </table:table-cell>
          <table:table-cell table:formula="of:=MAX([$U_Norm_09.G18];[$U_Norm_08.G18];[$U_Norm_07.G18];[$U_Norm_06.G18];[$U_Norm_05.G18];[$U_Norm_04.G18];[$UN04_H2.G18];[$UN01_H2.G18];[$UN01_H3.G18];[$UN09_H3.G18];[$UN09_H4.G18];[$UN09_H5.G18])" office:value-type="float" office:value="97.2474" calcext:value-type="float">
            <text:p>97,25</text:p>
          </table:table-cell>
          <table:table-cell table:formula="of:=MAX([$U_Norm_09.H18];[$U_Norm_08.H18];[$U_Norm_07.H18];[$U_Norm_06.H18];[$U_Norm_05.H18];[$U_Norm_04.H18];[$UN04_H2.H18];[$UN01_H2.H18];[$UN01_H3.H18];[$UN09_H3.H18];[$UN09_H4.H18];[$UN09_H5.H18])" office:value-type="float" office:value="4.74619" calcext:value-type="float">
            <text:p>4,75</text:p>
          </table:table-cell>
          <table:table-cell table:formula="of:=MAX([$U_Norm_09.I18];[$U_Norm_08.I18];[$U_Norm_07.I18];[$U_Norm_06.I18];[$U_Norm_05.I18];[$U_Norm_04.I18];[$UN04_H2.I18];[$UN01_H2.I18];[$UN01_H3.I18];[$UN09_H3.I18];[$UN09_H4.I18];[$UN09_H5.I18])" office:value-type="float" office:value="65.2174" calcext:value-type="float">
            <text:p>65,22</text:p>
          </table:table-cell>
          <table:table-cell table:formula="of:=MAX([$U_Norm_09.J18];[$U_Norm_08.J18];[$U_Norm_07.J18];[$U_Norm_06.J18];[$U_Norm_05.J18];[$U_Norm_04.J18];[$UN04_H2.J18];[$UN01_H2.J18];[$UN01_H3.J18];[$UN09_H3.J18];[$UN09_H4.J18];[$UN09_H5.J18])" office:value-type="float" office:value="82.7206" calcext:value-type="float">
            <text:p>82,72</text:p>
          </table:table-cell>
          <table:table-cell table:formula="of:=MAX([$U_Norm_09.K18];[$U_Norm_08.K18];[$U_Norm_07.K18];[$U_Norm_06.K18];[$U_Norm_05.K18];[$U_Norm_04.K18];[$UN04_H2.K18];[$UN01_H2.K18];[$UN01_H3.K18];[$UN09_H3.K18];[$UN09_H4.K18];[$UN09_H5.K18])" office:value-type="float" office:value="19.4389" calcext:value-type="float">
            <text:p>19,44</text:p>
          </table:table-cell>
          <table:table-cell table:formula="of:=MAX([$U_Norm_09.L18];[$U_Norm_08.L18];[$U_Norm_07.L18];[$U_Norm_06.L18];[$U_Norm_05.L18];[$U_Norm_04.L18];[$UN04_H2.L18];[$UN01_H2.L18];[$UN01_H3.L18];[$UN09_H3.L18];[$UN09_H4.L18];[$UN09_H5.L18])" office:value-type="float" office:value="32.8986" calcext:value-type="float">
            <text:p>32,90</text:p>
          </table:table-cell>
          <table:table-cell table:formula="of:=MAX([$U_Norm_09.M18];[$U_Norm_08.M18];[$U_Norm_07.M18];[$U_Norm_06.M18];[$U_Norm_05.M18];[$U_Norm_04.M18];[$UN04_H2.M18];[$UN01_H2.M18];[$UN01_H3.M18];[$UN09_H3.M18];[$UN09_H4.M18];[$UN09_H5.M18])" office:value-type="float" office:value="0.0160808" calcext:value-type="float">
            <text:p>0,01608</text:p>
          </table:table-cell>
          <table:table-cell table:formula="of:=MAX([$U_Norm_09.N18];[$U_Norm_08.N18];[$U_Norm_07.N18];[$U_Norm_06.N18];[$U_Norm_05.N18];[$U_Norm_04.N18];[$UN04_H2.N18];[$UN01_H2.N18];[$UN01_H3.N18];[$UN09_H3.N18];[$UN09_H4.N18];[$UN09_H5.N18])" office:value-type="float" office:value="0.0016953" calcext:value-type="float">
            <text:p>0,00170</text:p>
          </table:table-cell>
          <table:table-cell table:formula="of:=MAX([$U_Norm_09.O18];[$U_Norm_08.O18];[$U_Norm_07.O18];[$U_Norm_06.O18];[$U_Norm_05.O18];[$U_Norm_04.O18];[$UN04_H2.O18];[$UN01_H2.O18];[$UN01_H3.O18];[$UN09_H3.O18];[$UN09_H4.O18];[$UN09_H5.O18])" office:value-type="float" office:value="0.0011855" calcext:value-type="float">
            <text:p>0,00119</text:p>
          </table:table-cell>
          <table:table-cell table:formula="of:=MAX([$U_Norm_09.P18];[$U_Norm_08.P18];[$U_Norm_07.P18];[$U_Norm_06.P18];[$U_Norm_05.P18];[$U_Norm_04.P18];[$UN04_H2.P18];[$UN01_H2.P18];[$UN01_H3.P18];[$UN09_H3.P18];[$UN09_H4.P18];[$UN09_H5.P18])" office:value-type="float" office:value="1.71811594202899" calcext:value-type="float">
            <text:p>1,72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table:number-columns-repeated="3"/>
          <table:table-cell table:formula="of:=MAX([$U_Norm_09.E19];[$U_Norm_08.E19];[$U_Norm_07.E19];[$U_Norm_06.E19];[$U_Norm_05.E19];[$U_Norm_04.E19];[$UN04_H2.E19];[$UN01_H2.E19];[$UN01_H3.E19];[$UN09_H3.E19];[$UN09_H4.E19];[$UN09_H5.E19])" office:value-type="float" office:value="653" calcext:value-type="float">
            <text:p>653,0</text:p>
          </table:table-cell>
          <table:table-cell table:formula="of:=MAX([$U_Norm_09.F19];[$U_Norm_08.F19];[$U_Norm_07.F19];[$U_Norm_06.F19];[$U_Norm_05.F19];[$U_Norm_04.F19];[$UN04_H2.F19];[$UN01_H2.F19];[$UN01_H3.F19];[$UN09_H3.F19];[$UN09_H4.F19];[$UN09_H5.F19])" office:value-type="float" office:value="2248.3" calcext:value-type="float">
            <text:p>2248,3</text:p>
          </table:table-cell>
          <table:table-cell table:formula="of:=MAX([$U_Norm_09.G19];[$U_Norm_08.G19];[$U_Norm_07.G19];[$U_Norm_06.G19];[$U_Norm_05.G19];[$U_Norm_04.G19];[$UN04_H2.G19];[$UN01_H2.G19];[$UN01_H3.G19];[$UN09_H3.G19];[$UN09_H4.G19];[$UN09_H5.G19])" office:value-type="float" office:value="98.5978" calcext:value-type="float">
            <text:p>98,60</text:p>
          </table:table-cell>
          <table:table-cell table:formula="of:=MAX([$U_Norm_09.H19];[$U_Norm_08.H19];[$U_Norm_07.H19];[$U_Norm_06.H19];[$U_Norm_05.H19];[$U_Norm_04.H19];[$UN04_H2.H19];[$UN01_H2.H19];[$UN01_H3.H19];[$UN09_H3.H19];[$UN09_H4.H19];[$UN09_H5.H19])" office:value-type="float" office:value="2.79667" calcext:value-type="float">
            <text:p>2,80</text:p>
          </table:table-cell>
          <table:table-cell table:formula="of:=MAX([$U_Norm_09.I19];[$U_Norm_08.I19];[$U_Norm_07.I19];[$U_Norm_06.I19];[$U_Norm_05.I19];[$U_Norm_04.I19];[$UN04_H2.I19];[$UN01_H2.I19];[$UN01_H3.I19];[$UN09_H3.I19];[$UN09_H4.I19];[$UN09_H5.I19])" office:value-type="float" office:value="49.1577" calcext:value-type="float">
            <text:p>49,16</text:p>
          </table:table-cell>
          <table:table-cell table:formula="of:=MAX([$U_Norm_09.J19];[$U_Norm_08.J19];[$U_Norm_07.J19];[$U_Norm_06.J19];[$U_Norm_05.J19];[$U_Norm_04.J19];[$UN04_H2.J19];[$UN01_H2.J19];[$UN01_H3.J19];[$UN09_H3.J19];[$UN09_H4.J19];[$UN09_H5.J19])" office:value-type="float" office:value="86.7568" calcext:value-type="float">
            <text:p>86,76</text:p>
          </table:table-cell>
          <table:table-cell table:formula="of:=MAX([$U_Norm_09.K19];[$U_Norm_08.K19];[$U_Norm_07.K19];[$U_Norm_06.K19];[$U_Norm_05.K19];[$U_Norm_04.K19];[$UN04_H2.K19];[$UN01_H2.K19];[$UN01_H3.K19];[$UN09_H3.K19];[$UN09_H4.K19];[$UN09_H5.K19])" office:value-type="float" office:value="14.6667" calcext:value-type="float">
            <text:p>14,67</text:p>
          </table:table-cell>
          <table:table-cell table:formula="of:=MAX([$U_Norm_09.L19];[$U_Norm_08.L19];[$U_Norm_07.L19];[$U_Norm_06.L19];[$U_Norm_05.L19];[$U_Norm_04.L19];[$UN04_H2.L19];[$UN01_H2.L19];[$UN01_H3.L19];[$UN09_H3.L19];[$UN09_H4.L19];[$UN09_H5.L19])" office:value-type="float" office:value="54.0582" calcext:value-type="float">
            <text:p>54,06</text:p>
          </table:table-cell>
          <table:table-cell table:formula="of:=MAX([$U_Norm_09.M19];[$U_Norm_08.M19];[$U_Norm_07.M19];[$U_Norm_06.M19];[$U_Norm_05.M19];[$U_Norm_04.M19];[$UN04_H2.M19];[$UN01_H2.M19];[$UN01_H3.M19];[$UN09_H3.M19];[$UN09_H4.M19];[$UN09_H5.M19])" office:value-type="float" office:value="0.0103594" calcext:value-type="float">
            <text:p>0,01036</text:p>
          </table:table-cell>
          <table:table-cell table:formula="of:=MAX([$U_Norm_09.N19];[$U_Norm_08.N19];[$U_Norm_07.N19];[$U_Norm_06.N19];[$U_Norm_05.N19];[$U_Norm_04.N19];[$UN04_H2.N19];[$UN01_H2.N19];[$UN01_H3.N19];[$UN09_H3.N19];[$UN09_H4.N19];[$UN09_H5.N19])" office:value-type="float" office:value="0.0014605" calcext:value-type="float">
            <text:p>0,00146</text:p>
          </table:table-cell>
          <table:table-cell table:formula="of:=MAX([$U_Norm_09.O19];[$U_Norm_08.O19];[$U_Norm_07.O19];[$U_Norm_06.O19];[$U_Norm_05.O19];[$U_Norm_04.O19];[$UN04_H2.O19];[$UN01_H2.O19];[$UN01_H3.O19];[$UN09_H3.O19];[$UN09_H4.O19];[$UN09_H5.O19])" office:value-type="float" office:value="0.0010475" calcext:value-type="float">
            <text:p>0,00105</text:p>
          </table:table-cell>
          <table:table-cell table:formula="of:=MAX([$U_Norm_09.P19];[$U_Norm_08.P19];[$U_Norm_07.P19];[$U_Norm_06.P19];[$U_Norm_05.P19];[$U_Norm_04.P19];[$UN04_H2.P19];[$UN01_H2.P19];[$UN01_H3.P19];[$UN09_H3.P19];[$UN09_H4.P19];[$UN09_H5.P19])" office:value-type="float" office:value="1.45696784073507" calcext:value-type="float">
            <text:p>1,46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table:number-columns-repeated="3"/>
          <table:table-cell table:formula="of:=MAX([$U_Norm_09.E20];[$U_Norm_08.E20];[$U_Norm_07.E20];[$U_Norm_06.E20];[$U_Norm_05.E20];[$U_Norm_04.E20];[$UN04_H2.E20];[$UN01_H2.E20];[$UN01_H3.E20];[$UN09_H3.E20];[$UN09_H4.E20];[$UN09_H5.E20])" office:value-type="float" office:value="142521" calcext:value-type="float">
            <text:p>142521,0</text:p>
          </table:table-cell>
          <table:table-cell table:formula="of:=MAX([$U_Norm_09.F20];[$U_Norm_08.F20];[$U_Norm_07.F20];[$U_Norm_06.F20];[$U_Norm_05.F20];[$U_Norm_04.F20];[$UN04_H2.F20];[$UN01_H2.F20];[$UN01_H3.F20];[$UN09_H3.F20];[$UN09_H4.F20];[$UN09_H5.F20])" office:value-type="float" office:value="669841" calcext:value-type="float">
            <text:p>669841,0</text:p>
          </table:table-cell>
          <table:table-cell table:formula="of:=MAX([$U_Norm_09.G20];[$U_Norm_08.G20];[$U_Norm_07.G20];[$U_Norm_06.G20];[$U_Norm_05.G20];[$U_Norm_04.G20];[$UN04_H2.G20];[$UN01_H2.G20];[$UN01_H3.G20];[$UN09_H3.G20];[$UN09_H4.G20];[$UN09_H5.G20])" office:value-type="float" office:value="99.2737" calcext:value-type="float">
            <text:p>99,27</text:p>
          </table:table-cell>
          <table:table-cell table:formula="of:=MAX([$U_Norm_09.H20];[$U_Norm_08.H20];[$U_Norm_07.H20];[$U_Norm_06.H20];[$U_Norm_05.H20];[$U_Norm_04.H20];[$UN04_H2.H20];[$UN01_H2.H20];[$UN01_H3.H20];[$UN09_H3.H20];[$UN09_H4.H20];[$UN09_H5.H20])" office:value-type="float" office:value="1.26022" calcext:value-type="float">
            <text:p>1,26</text:p>
          </table:table-cell>
          <table:table-cell table:formula="of:=MAX([$U_Norm_09.I20];[$U_Norm_08.I20];[$U_Norm_07.I20];[$U_Norm_06.I20];[$U_Norm_05.I20];[$U_Norm_04.I20];[$UN04_H2.I20];[$UN01_H2.I20];[$UN01_H3.I20];[$UN09_H3.I20];[$UN09_H4.I20];[$UN09_H5.I20])" office:value-type="float" office:value="49.1247" calcext:value-type="float">
            <text:p>49,12</text:p>
          </table:table-cell>
          <table:table-cell table:formula="of:=MAX([$U_Norm_09.J20];[$U_Norm_08.J20];[$U_Norm_07.J20];[$U_Norm_06.J20];[$U_Norm_05.J20];[$U_Norm_04.J20];[$UN04_H2.J20];[$UN01_H2.J20];[$UN01_H3.J20];[$UN09_H3.J20];[$UN09_H4.J20];[$UN09_H5.J20])" office:value-type="float" office:value="96.4361" calcext:value-type="float">
            <text:p>96,44</text:p>
          </table:table-cell>
          <table:table-cell table:formula="of:=MAX([$U_Norm_09.K20];[$U_Norm_08.K20];[$U_Norm_07.K20];[$U_Norm_06.K20];[$U_Norm_05.K20];[$U_Norm_04.K20];[$UN04_H2.K20];[$UN01_H2.K20];[$UN01_H3.K20];[$UN09_H3.K20];[$UN09_H4.K20];[$UN09_H5.K20])" office:value-type="float" office:value="3.80815" calcext:value-type="float">
            <text:p>3,81</text:p>
          </table:table-cell>
          <table:table-cell table:formula="of:=MAX([$U_Norm_09.L20];[$U_Norm_08.L20];[$U_Norm_07.L20];[$U_Norm_06.L20];[$U_Norm_05.L20];[$U_Norm_04.L20];[$UN04_H2.L20];[$UN01_H2.L20];[$UN01_H3.L20];[$UN09_H3.L20];[$UN09_H4.L20];[$UN09_H5.L20])" office:value-type="float" office:value="50.1505" calcext:value-type="float">
            <text:p>50,15</text:p>
          </table:table-cell>
          <table:table-cell table:formula="of:=MAX([$U_Norm_09.M20];[$U_Norm_08.M20];[$U_Norm_07.M20];[$U_Norm_06.M20];[$U_Norm_05.M20];[$U_Norm_04.M20];[$UN04_H2.M20];[$UN01_H2.M20];[$UN01_H3.M20];[$UN09_H3.M20];[$UN09_H4.M20];[$UN09_H5.M20])" office:value-type="float" office:value="11.8665" calcext:value-type="float">
            <text:p>11,86650</text:p>
          </table:table-cell>
          <table:table-cell table:formula="of:=MAX([$U_Norm_09.N20];[$U_Norm_08.N20];[$U_Norm_07.N20];[$U_Norm_06.N20];[$U_Norm_05.N20];[$U_Norm_04.N20];[$UN04_H2.N20];[$UN01_H2.N20];[$UN01_H3.N20];[$UN09_H3.N20];[$UN09_H4.N20];[$UN09_H5.N20])" office:value-type="float" office:value="0.746941" calcext:value-type="float">
            <text:p>0,74694</text:p>
          </table:table-cell>
          <table:table-cell table:formula="of:=MAX([$U_Norm_09.O20];[$U_Norm_08.O20];[$U_Norm_07.O20];[$U_Norm_06.O20];[$U_Norm_05.O20];[$U_Norm_04.O20];[$UN04_H2.O20];[$UN01_H2.O20];[$UN01_H3.O20];[$UN09_H3.O20];[$UN09_H4.O20];[$UN09_H5.O20])" office:value-type="float" office:value="0.672692" calcext:value-type="float">
            <text:p>0,67269</text:p>
          </table:table-cell>
          <table:table-cell table:formula="of:=MAX([$U_Norm_09.P20];[$U_Norm_08.P20];[$U_Norm_07.P20];[$U_Norm_06.P20];[$U_Norm_05.P20];[$U_Norm_04.P20];[$UN04_H2.P20];[$UN01_H2.P20];[$UN01_H3.P20];[$UN09_H3.P20];[$UN09_H4.P20];[$UN09_H5.P20])" office:value-type="float" office:value="4.71995004244988" calcext:value-type="float">
            <text:p>4,72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table:number-columns-repeated="3"/>
          <table:table-cell table:formula="of:=MAX([$U_Norm_09.E21];[$U_Norm_08.E21];[$U_Norm_07.E21];[$U_Norm_06.E21];[$U_Norm_05.E21];[$U_Norm_04.E21];[$UN04_H2.E21];[$UN01_H2.E21];[$UN01_H3.E21];[$UN09_H3.E21];[$UN09_H4.E21];[$UN09_H5.E21])" office:value-type="float" office:value="9822" calcext:value-type="float">
            <text:p>9822,0</text:p>
          </table:table-cell>
          <table:table-cell table:formula="of:=MAX([$U_Norm_09.F21];[$U_Norm_08.F21];[$U_Norm_07.F21];[$U_Norm_06.F21];[$U_Norm_05.F21];[$U_Norm_04.F21];[$UN04_H2.F21];[$UN01_H2.F21];[$UN01_H3.F21];[$UN09_H3.F21];[$UN09_H4.F21];[$UN09_H5.F21])" office:value-type="float" office:value="20404.1" calcext:value-type="float">
            <text:p>20404,1</text:p>
          </table:table-cell>
          <table:table-cell table:formula="of:=MAX([$U_Norm_09.G21];[$U_Norm_08.G21];[$U_Norm_07.G21];[$U_Norm_06.G21];[$U_Norm_05.G21];[$U_Norm_04.G21];[$UN04_H2.G21];[$UN01_H2.G21];[$UN01_H3.G21];[$UN09_H3.G21];[$UN09_H4.G21];[$UN09_H5.G21])" office:value-type="float" office:value="98.8347" calcext:value-type="float">
            <text:p>98,83</text:p>
          </table:table-cell>
          <table:table-cell table:formula="of:=MAX([$U_Norm_09.H21];[$U_Norm_08.H21];[$U_Norm_07.H21];[$U_Norm_06.H21];[$U_Norm_05.H21];[$U_Norm_04.H21];[$UN04_H2.H21];[$UN01_H2.H21];[$UN01_H3.H21];[$UN09_H3.H21];[$UN09_H4.H21];[$UN09_H5.H21])" office:value-type="float" office:value="1.4745" calcext:value-type="float">
            <text:p>1,47</text:p>
          </table:table-cell>
          <table:table-cell table:formula="of:=MAX([$U_Norm_09.I21];[$U_Norm_08.I21];[$U_Norm_07.I21];[$U_Norm_06.I21];[$U_Norm_05.I21];[$U_Norm_04.I21];[$UN04_H2.I21];[$UN01_H2.I21];[$UN01_H3.I21];[$UN09_H3.I21];[$UN09_H4.I21];[$UN09_H5.I21])" office:value-type="float" office:value="24.6386" calcext:value-type="float">
            <text:p>24,64</text:p>
          </table:table-cell>
          <table:table-cell table:formula="of:=MAX([$U_Norm_09.J21];[$U_Norm_08.J21];[$U_Norm_07.J21];[$U_Norm_06.J21];[$U_Norm_05.J21];[$U_Norm_04.J21];[$UN04_H2.J21];[$UN01_H2.J21];[$UN01_H3.J21];[$UN09_H3.J21];[$UN09_H4.J21];[$UN09_H5.J21])" office:value-type="float" office:value="91.8058" calcext:value-type="float">
            <text:p>91,81</text:p>
          </table:table-cell>
          <table:table-cell table:formula="of:=MAX([$U_Norm_09.K21];[$U_Norm_08.K21];[$U_Norm_07.K21];[$U_Norm_06.K21];[$U_Norm_05.K21];[$U_Norm_04.K21];[$UN04_H2.K21];[$UN01_H2.K21];[$UN01_H3.K21];[$UN09_H3.K21];[$UN09_H4.K21];[$UN09_H5.K21])" office:value-type="float" office:value="8.20357" calcext:value-type="float">
            <text:p>8,20</text:p>
          </table:table-cell>
          <table:table-cell table:formula="of:=MAX([$U_Norm_09.L21];[$U_Norm_08.L21];[$U_Norm_07.L21];[$U_Norm_06.L21];[$U_Norm_05.L21];[$U_Norm_04.L21];[$UN04_H2.L21];[$UN01_H2.L21];[$UN01_H3.L21];[$UN09_H3.L21];[$UN09_H4.L21];[$UN09_H5.L21])" office:value-type="float" office:value="73.1928" calcext:value-type="float">
            <text:p>73,19</text:p>
          </table:table-cell>
          <table:table-cell table:formula="of:=MAX([$U_Norm_09.M21];[$U_Norm_08.M21];[$U_Norm_07.M21];[$U_Norm_06.M21];[$U_Norm_05.M21];[$U_Norm_04.M21];[$UN04_H2.M21];[$UN01_H2.M21];[$UN01_H3.M21];[$UN09_H3.M21];[$UN09_H4.M21];[$UN09_H5.M21])" office:value-type="float" office:value="1.07075" calcext:value-type="float">
            <text:p>1,07075</text:p>
          </table:table-cell>
          <table:table-cell table:formula="of:=MAX([$U_Norm_09.N21];[$U_Norm_08.N21];[$U_Norm_07.N21];[$U_Norm_06.N21];[$U_Norm_05.N21];[$U_Norm_04.N21];[$UN04_H2.N21];[$UN01_H2.N21];[$UN01_H3.N21];[$UN09_H3.N21];[$UN09_H4.N21];[$UN09_H5.N21])" office:value-type="float" office:value="0.0929649" calcext:value-type="float">
            <text:p>0,09296</text:p>
          </table:table-cell>
          <table:table-cell table:formula="of:=MAX([$U_Norm_09.O21];[$U_Norm_08.O21];[$U_Norm_07.O21];[$U_Norm_06.O21];[$U_Norm_05.O21];[$U_Norm_04.O21];[$UN04_H2.O21];[$UN01_H2.O21];[$UN01_H3.O21];[$UN09_H3.O21];[$UN09_H4.O21];[$UN09_H5.O21])" office:value-type="float" office:value="0.0859248" calcext:value-type="float">
            <text:p>0,08592</text:p>
          </table:table-cell>
          <table:table-cell table:formula="of:=MAX([$U_Norm_09.P21];[$U_Norm_08.P21];[$U_Norm_07.P21];[$U_Norm_06.P21];[$U_Norm_05.P21];[$U_Norm_04.P21];[$UN04_H2.P21];[$UN01_H2.P21];[$UN01_H3.P21];[$UN09_H3.P21];[$UN09_H4.P21];[$UN09_H5.P21])" office:value-type="float" office:value="8.74819792302993" calcext:value-type="float">
            <text:p>8,75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table:number-columns-repeated="3"/>
          <table:table-cell table:formula="of:=MAX([$U_Norm_09.E22];[$U_Norm_08.E22];[$U_Norm_07.E22];[$U_Norm_06.E22];[$U_Norm_05.E22];[$U_Norm_04.E22];[$UN04_H2.E22];[$UN01_H2.E22];[$UN01_H3.E22];[$UN09_H3.E22];[$UN09_H4.E22];[$UN09_H5.E22])" office:value-type="float" office:value="495141" calcext:value-type="float">
            <text:p>495141,0</text:p>
          </table:table-cell>
          <table:table-cell table:formula="of:=MAX([$U_Norm_09.F22];[$U_Norm_08.F22];[$U_Norm_07.F22];[$U_Norm_06.F22];[$U_Norm_05.F22];[$U_Norm_04.F22];[$UN04_H2.F22];[$UN01_H2.F22];[$UN01_H3.F22];[$UN09_H3.F22];[$UN09_H4.F22];[$UN09_H5.F22])" office:value-type="float" office:value="349239" calcext:value-type="float">
            <text:p>349239,0</text:p>
          </table:table-cell>
          <table:table-cell table:formula="of:=MAX([$U_Norm_09.G22];[$U_Norm_08.G22];[$U_Norm_07.G22];[$U_Norm_06.G22];[$U_Norm_05.G22];[$U_Norm_04.G22];[$UN04_H2.G22];[$UN01_H2.G22];[$UN01_H3.G22];[$UN09_H3.G22];[$UN09_H4.G22];[$UN09_H5.G22])" office:value-type="float" office:value="84.7168" calcext:value-type="float">
            <text:p>84,72</text:p>
          </table:table-cell>
          <table:table-cell table:formula="of:=MAX([$U_Norm_09.H22];[$U_Norm_08.H22];[$U_Norm_07.H22];[$U_Norm_06.H22];[$U_Norm_05.H22];[$U_Norm_04.H22];[$UN04_H2.H22];[$UN01_H2.H22];[$UN01_H3.H22];[$UN09_H3.H22];[$UN09_H4.H22];[$UN09_H5.H22])" office:value-type="float" office:value="20.7212" calcext:value-type="float">
            <text:p>20,72</text:p>
          </table:table-cell>
          <table:table-cell table:formula="of:=MAX([$U_Norm_09.I22];[$U_Norm_08.I22];[$U_Norm_07.I22];[$U_Norm_06.I22];[$U_Norm_05.I22];[$U_Norm_04.I22];[$UN04_H2.I22];[$UN01_H2.I22];[$UN01_H3.I22];[$UN09_H3.I22];[$UN09_H4.I22];[$UN09_H5.I22])" office:value-type="float" office:value="87.0021" calcext:value-type="float">
            <text:p>87,00</text:p>
          </table:table-cell>
          <table:table-cell table:formula="of:=MAX([$U_Norm_09.J22];[$U_Norm_08.J22];[$U_Norm_07.J22];[$U_Norm_06.J22];[$U_Norm_05.J22];[$U_Norm_04.J22];[$UN04_H2.J22];[$UN01_H2.J22];[$UN01_H3.J22];[$UN09_H3.J22];[$UN09_H4.J22];[$UN09_H5.J22])" office:value-type="float" office:value="87.0038" calcext:value-type="float">
            <text:p>87,00</text:p>
          </table:table-cell>
          <table:table-cell table:formula="of:=MAX([$U_Norm_09.K22];[$U_Norm_08.K22];[$U_Norm_07.K22];[$U_Norm_06.K22];[$U_Norm_05.K22];[$U_Norm_04.K22];[$UN04_H2.K22];[$UN01_H2.K22];[$UN01_H3.K22];[$UN09_H3.K22];[$UN09_H4.K22];[$UN09_H5.K22])" office:value-type="float" office:value="14.6763" calcext:value-type="float">
            <text:p>14,68</text:p>
          </table:table-cell>
          <table:table-cell table:formula="of:=MAX([$U_Norm_09.L22];[$U_Norm_08.L22];[$U_Norm_07.L22];[$U_Norm_06.L22];[$U_Norm_05.L22];[$U_Norm_04.L22];[$UN04_H2.L22];[$UN01_H2.L22];[$UN01_H3.L22];[$UN09_H3.L22];[$UN09_H4.L22];[$UN09_H5.L22])" office:value-type="float" office:value="0.00363533" calcext:value-type="float">
            <text:p>0,00</text:p>
          </table:table-cell>
          <table:table-cell table:formula="of:=MAX([$U_Norm_09.M22];[$U_Norm_08.M22];[$U_Norm_07.M22];[$U_Norm_06.M22];[$U_Norm_05.M22];[$U_Norm_04.M22];[$UN04_H2.M22];[$UN01_H2.M22];[$UN01_H3.M22];[$UN09_H3.M22];[$UN09_H4.M22];[$UN09_H5.M22])" office:value-type="float" office:value="311.373" calcext:value-type="float">
            <text:p>311,37300</text:p>
          </table:table-cell>
          <table:table-cell table:formula="of:=MAX([$U_Norm_09.N22];[$U_Norm_08.N22];[$U_Norm_07.N22];[$U_Norm_06.N22];[$U_Norm_05.N22];[$U_Norm_04.N22];[$UN04_H2.N22];[$UN01_H2.N22];[$UN01_H3.N22];[$UN09_H3.N22];[$UN09_H4.N22];[$UN09_H5.N22])" office:value-type="float" office:value="3.12988" calcext:value-type="float">
            <text:p>3,12988</text:p>
          </table:table-cell>
          <table:table-cell table:formula="of:=MAX([$U_Norm_09.O22];[$U_Norm_08.O22];[$U_Norm_07.O22];[$U_Norm_06.O22];[$U_Norm_05.O22];[$U_Norm_04.O22];[$UN04_H2.O22];[$UN01_H2.O22];[$UN01_H3.O22];[$UN09_H3.O22];[$UN09_H4.O22];[$UN09_H5.O22])" office:value-type="float" office:value="3.02712" calcext:value-type="float">
            <text:p>3,02712</text:p>
          </table:table-cell>
          <table:table-cell table:formula="of:=MAX([$U_Norm_09.P22];[$U_Norm_08.P22];[$U_Norm_07.P22];[$U_Norm_06.P22];[$U_Norm_05.P22];[$U_Norm_04.P22];[$UN04_H2.P22];[$UN01_H2.P22];[$UN01_H3.P22];[$UN09_H3.P22];[$UN09_H4.P22];[$UN09_H5.P22])" office:value-type="float" office:value="6.11365247474962" calcext:value-type="float">
            <text:p>6,11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3"/>
          <table:table-cell table:formula="of:=MAX([$U_Norm_09.E23];[$U_Norm_08.E23];[$U_Norm_07.E23];[$U_Norm_06.E23];[$U_Norm_05.E23];[$U_Norm_04.E23];[$UN04_H2.E23];[$UN01_H2.E23];[$UN01_H3.E23];[$UN09_H3.E23];[$UN09_H4.E23];[$UN09_H5.E23])" office:value-type="float" office:value="62123" calcext:value-type="float">
            <text:p>62123,0</text:p>
          </table:table-cell>
          <table:table-cell table:formula="of:=MAX([$U_Norm_09.F23];[$U_Norm_08.F23];[$U_Norm_07.F23];[$U_Norm_06.F23];[$U_Norm_05.F23];[$U_Norm_04.F23];[$UN04_H2.F23];[$UN01_H2.F23];[$UN01_H3.F23];[$UN09_H3.F23];[$UN09_H4.F23];[$UN09_H5.F23])" office:value-type="float" office:value="103223" calcext:value-type="float">
            <text:p>103223,0</text:p>
          </table:table-cell>
          <table:table-cell table:formula="of:=MAX([$U_Norm_09.G23];[$U_Norm_08.G23];[$U_Norm_07.G23];[$U_Norm_06.G23];[$U_Norm_05.G23];[$U_Norm_04.G23];[$UN04_H2.G23];[$UN01_H2.G23];[$UN01_H3.G23];[$UN09_H3.G23];[$UN09_H4.G23];[$UN09_H5.G23])" office:value-type="float" office:value="100" calcext:value-type="float">
            <text:p>100,00</text:p>
          </table:table-cell>
          <table:table-cell table:formula="of:=MAX([$U_Norm_09.H23];[$U_Norm_08.H23];[$U_Norm_07.H23];[$U_Norm_06.H23];[$U_Norm_05.H23];[$U_Norm_04.H23];[$UN04_H2.H23];[$UN01_H2.H23];[$UN01_H3.H23];[$UN09_H3.H23];[$UN09_H4.H23];[$UN09_H5.H23])" office:value-type="float" office:value="0" calcext:value-type="float">
            <text:p>0,00</text:p>
          </table:table-cell>
          <table:table-cell table:formula="of:=MAX([$U_Norm_09.I23];[$U_Norm_08.I23];[$U_Norm_07.I23];[$U_Norm_06.I23];[$U_Norm_05.I23];[$U_Norm_04.I23];[$UN04_H2.I23];[$UN01_H2.I23];[$UN01_H3.I23];[$UN09_H3.I23];[$UN09_H4.I23];[$UN09_H5.I23])" office:value-type="float" office:value="47.6088" calcext:value-type="float">
            <text:p>47,61</text:p>
          </table:table-cell>
          <table:table-cell table:formula="of:=MAX([$U_Norm_09.J23];[$U_Norm_08.J23];[$U_Norm_07.J23];[$U_Norm_06.J23];[$U_Norm_05.J23];[$U_Norm_04.J23];[$UN04_H2.J23];[$UN01_H2.J23];[$UN01_H3.J23];[$UN09_H3.J23];[$UN09_H4.J23];[$UN09_H5.J23])" office:value-type="float" office:value="100" calcext:value-type="float">
            <text:p>100,00</text:p>
          </table:table-cell>
          <table:table-cell table:formula="of:=MAX([$U_Norm_09.K23];[$U_Norm_08.K23];[$U_Norm_07.K23];[$U_Norm_06.K23];[$U_Norm_05.K23];[$U_Norm_04.K23];[$UN04_H2.K23];[$UN01_H2.K23];[$UN01_H3.K23];[$UN09_H3.K23];[$UN09_H4.K23];[$UN09_H5.K23])" office:value-type="float" office:value="0" calcext:value-type="float">
            <text:p>0,00</text:p>
          </table:table-cell>
          <table:table-cell table:formula="of:=MAX([$U_Norm_09.L23];[$U_Norm_08.L23];[$U_Norm_07.L23];[$U_Norm_06.L23];[$U_Norm_05.L23];[$U_Norm_04.L23];[$UN04_H2.L23];[$UN01_H2.L23];[$UN01_H3.L23];[$UN09_H3.L23];[$UN09_H4.L23];[$UN09_H5.L23])" office:value-type="float" office:value="54.9668" calcext:value-type="float">
            <text:p>54,97</text:p>
          </table:table-cell>
          <table:table-cell table:formula="of:=MAX([$U_Norm_09.M23];[$U_Norm_08.M23];[$U_Norm_07.M23];[$U_Norm_06.M23];[$U_Norm_05.M23];[$U_Norm_04.M23];[$UN04_H2.M23];[$UN01_H2.M23];[$UN01_H3.M23];[$UN09_H3.M23];[$UN09_H4.M23];[$UN09_H5.M23])" office:value-type="float" office:value="2.14883" calcext:value-type="float">
            <text:p>2,14883</text:p>
          </table:table-cell>
          <table:table-cell table:formula="of:=MAX([$U_Norm_09.N23];[$U_Norm_08.N23];[$U_Norm_07.N23];[$U_Norm_06.N23];[$U_Norm_05.N23];[$U_Norm_04.N23];[$UN04_H2.N23];[$UN01_H2.N23];[$UN01_H3.N23];[$UN09_H3.N23];[$UN09_H4.N23];[$UN09_H5.N23])" office:value-type="float" office:value="0.246613" calcext:value-type="float">
            <text:p>0,24661</text:p>
          </table:table-cell>
          <table:table-cell table:formula="of:=MAX([$U_Norm_09.O23];[$U_Norm_08.O23];[$U_Norm_07.O23];[$U_Norm_06.O23];[$U_Norm_05.O23];[$U_Norm_04.O23];[$UN04_H2.O23];[$UN01_H2.O23];[$UN01_H3.O23];[$UN09_H3.O23];[$UN09_H4.O23];[$UN09_H5.O23])" office:value-type="float" office:value="0.200763" calcext:value-type="float">
            <text:p>0,20076</text:p>
          </table:table-cell>
          <table:table-cell table:formula="of:=MAX([$U_Norm_09.P23];[$U_Norm_08.P23];[$U_Norm_07.P23];[$U_Norm_06.P23];[$U_Norm_05.P23];[$U_Norm_04.P23];[$UN04_H2.P23];[$UN01_H2.P23];[$UN01_H3.P23];[$UN09_H3.P23];[$UN09_H4.P23];[$UN09_H5.P23])" office:value-type="float" office:value="3.23170162419716" calcext:value-type="float">
            <text:p>3,2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number-columns-repeated="3"/>
          <table:table-cell table:formula="of:=MAX([$U_Norm_09.E24];[$U_Norm_08.E24];[$U_Norm_07.E24];[$U_Norm_06.E24];[$U_Norm_05.E24];[$U_Norm_04.E24];[$UN04_H2.E24];[$UN01_H2.E24];[$UN01_H3.E24];[$UN09_H3.E24];[$UN09_H4.E24];[$UN09_H5.E24])" office:value-type="float" office:value="1000" calcext:value-type="float">
            <text:p>1000,0</text:p>
          </table:table-cell>
          <table:table-cell table:formula="of:=MAX([$U_Norm_09.F24];[$U_Norm_08.F24];[$U_Norm_07.F24];[$U_Norm_06.F24];[$U_Norm_05.F24];[$U_Norm_04.F24];[$UN04_H2.F24];[$UN01_H2.F24];[$UN01_H3.F24];[$UN09_H3.F24];[$UN09_H4.F24];[$UN09_H5.F24])" office:value-type="float" office:value="4936.3" calcext:value-type="float">
            <text:p>4936,3</text:p>
          </table:table-cell>
          <table:table-cell table:formula="of:=MAX([$U_Norm_09.G24];[$U_Norm_08.G24];[$U_Norm_07.G24];[$U_Norm_06.G24];[$U_Norm_05.G24];[$U_Norm_04.G24];[$UN04_H2.G24];[$UN01_H2.G24];[$UN01_H3.G24];[$UN09_H3.G24];[$UN09_H4.G24];[$UN09_H5.G24])" office:value-type="float" office:value="100" calcext:value-type="float">
            <text:p>100,00</text:p>
          </table:table-cell>
          <table:table-cell table:formula="of:=MAX([$U_Norm_09.H24];[$U_Norm_08.H24];[$U_Norm_07.H24];[$U_Norm_06.H24];[$U_Norm_05.H24];[$U_Norm_04.H24];[$UN04_H2.H24];[$UN01_H2.H24];[$UN01_H3.H24];[$UN09_H3.H24];[$UN09_H4.H24];[$UN09_H5.H24])" office:value-type="float" office:value="0" calcext:value-type="float">
            <text:p>0,00</text:p>
          </table:table-cell>
          <table:table-cell table:formula="of:=MAX([$U_Norm_09.I24];[$U_Norm_08.I24];[$U_Norm_07.I24];[$U_Norm_06.I24];[$U_Norm_05.I24];[$U_Norm_04.I24];[$UN04_H2.I24];[$UN01_H2.I24];[$UN01_H3.I24];[$UN09_H3.I24];[$UN09_H4.I24];[$UN09_H5.I24])" office:value-type="float" office:value="0.6" calcext:value-type="float">
            <text:p>0,60</text:p>
          </table:table-cell>
          <table:table-cell table:formula="of:=MAX([$U_Norm_09.J24];[$U_Norm_08.J24];[$U_Norm_07.J24];[$U_Norm_06.J24];[$U_Norm_05.J24];[$U_Norm_04.J24];[$UN04_H2.J24];[$UN01_H2.J24];[$UN01_H3.J24];[$UN09_H3.J24];[$UN09_H4.J24];[$UN09_H5.J24])" office:value-type="float" office:value="100" calcext:value-type="float">
            <text:p>100,00</text:p>
          </table:table-cell>
          <table:table-cell table:formula="of:=MAX([$U_Norm_09.K24];[$U_Norm_08.K24];[$U_Norm_07.K24];[$U_Norm_06.K24];[$U_Norm_05.K24];[$U_Norm_04.K24];[$UN04_H2.K24];[$UN01_H2.K24];[$UN01_H3.K24];[$UN09_H3.K24];[$UN09_H4.K24];[$UN09_H5.K24])" office:value-type="float" office:value="0" calcext:value-type="float">
            <text:p>0,00</text:p>
          </table:table-cell>
          <table:table-cell table:formula="of:=MAX([$U_Norm_09.L24];[$U_Norm_08.L24];[$U_Norm_07.L24];[$U_Norm_06.L24];[$U_Norm_05.L24];[$U_Norm_04.L24];[$UN04_H2.L24];[$UN01_H2.L24];[$UN01_H3.L24];[$UN09_H3.L24];[$UN09_H4.L24];[$UN09_H5.L24])" office:value-type="float" office:value="99.4" calcext:value-type="float">
            <text:p>99,40</text:p>
          </table:table-cell>
          <table:table-cell table:formula="of:=MAX([$U_Norm_09.M24];[$U_Norm_08.M24];[$U_Norm_07.M24];[$U_Norm_06.M24];[$U_Norm_05.M24];[$U_Norm_04.M24];[$UN04_H2.M24];[$UN01_H2.M24];[$UN01_H3.M24];[$UN09_H3.M24];[$UN09_H4.M24];[$UN09_H5.M24])" office:value-type="float" office:value="0.0235604" calcext:value-type="float">
            <text:p>0,02356</text:p>
          </table:table-cell>
          <table:table-cell table:formula="of:=MAX([$U_Norm_09.N24];[$U_Norm_08.N24];[$U_Norm_07.N24];[$U_Norm_06.N24];[$U_Norm_05.N24];[$U_Norm_04.N24];[$UN04_H2.N24];[$UN01_H2.N24];[$UN01_H3.N24];[$UN09_H3.N24];[$UN09_H4.N24];[$UN09_H5.N24])" office:value-type="float" office:value="0.0022008" calcext:value-type="float">
            <text:p>0,00220</text:p>
          </table:table-cell>
          <table:table-cell table:formula="of:=MAX([$U_Norm_09.O24];[$U_Norm_08.O24];[$U_Norm_07.O24];[$U_Norm_06.O24];[$U_Norm_05.O24];[$U_Norm_04.O24];[$UN04_H2.O24];[$UN01_H2.O24];[$UN01_H3.O24];[$UN09_H3.O24];[$UN09_H4.O24];[$UN09_H5.O24])" office:value-type="float" office:value="0.0015552" calcext:value-type="float">
            <text:p>0,00156</text:p>
          </table:table-cell>
          <table:table-cell table:formula="of:=MAX([$U_Norm_09.P24];[$U_Norm_08.P24];[$U_Norm_07.P24];[$U_Norm_06.P24];[$U_Norm_05.P24];[$U_Norm_04.P24];[$UN04_H2.P24];[$UN01_H2.P24];[$UN01_H3.P24];[$UN09_H3.P24];[$UN09_H4.P24];[$UN09_H5.P24])" office:value-type="float" office:value="1.5552" calcext:value-type="float">
            <text:p>1,56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table:number-columns-repeated="3"/>
          <table:table-cell table:formula="of:=MAX([$U_Norm_09.E25];[$U_Norm_08.E25];[$U_Norm_07.E25];[$U_Norm_06.E25];[$U_Norm_05.E25];[$U_Norm_04.E25];[$UN04_H2.E25];[$UN01_H2.E25];[$UN01_H3.E25];[$UN09_H3.E25];[$UN09_H4.E25];[$UN09_H5.E25])" office:value-type="float" office:value="19020" calcext:value-type="float">
            <text:p>19020,0</text:p>
          </table:table-cell>
          <table:table-cell table:formula="of:=MAX([$U_Norm_09.F25];[$U_Norm_08.F25];[$U_Norm_07.F25];[$U_Norm_06.F25];[$U_Norm_05.F25];[$U_Norm_04.F25];[$UN04_H2.F25];[$UN01_H2.F25];[$UN01_H3.F25];[$UN09_H3.F25];[$UN09_H4.F25];[$UN09_H5.F25])" office:value-type="float" office:value="36018.8" calcext:value-type="float">
            <text:p>36018,8</text:p>
          </table:table-cell>
          <table:table-cell table:formula="of:=MAX([$U_Norm_09.G25];[$U_Norm_08.G25];[$U_Norm_07.G25];[$U_Norm_06.G25];[$U_Norm_05.G25];[$U_Norm_04.G25];[$UN04_H2.G25];[$UN01_H2.G25];[$UN01_H3.G25];[$UN09_H3.G25];[$UN09_H4.G25];[$UN09_H5.G25])" office:value-type="float" office:value="84.0615" calcext:value-type="float">
            <text:p>84,06</text:p>
          </table:table-cell>
          <table:table-cell table:formula="of:=MAX([$U_Norm_09.H25];[$U_Norm_08.H25];[$U_Norm_07.H25];[$U_Norm_06.H25];[$U_Norm_05.H25];[$U_Norm_04.H25];[$UN04_H2.H25];[$UN01_H2.H25];[$UN01_H3.H25];[$UN09_H3.H25];[$UN09_H4.H25];[$UN09_H5.H25])" office:value-type="float" office:value="19.4273" calcext:value-type="float">
            <text:p>19,43</text:p>
          </table:table-cell>
          <table:table-cell table:formula="of:=MAX([$U_Norm_09.I25];[$U_Norm_08.I25];[$U_Norm_07.I25];[$U_Norm_06.I25];[$U_Norm_05.I25];[$U_Norm_04.I25];[$UN04_H2.I25];[$UN01_H2.I25];[$UN01_H3.I25];[$UN09_H3.I25];[$UN09_H4.I25];[$UN09_H5.I25])" office:value-type="float" office:value="83.5752" calcext:value-type="float">
            <text:p>83,58</text:p>
          </table:table-cell>
          <table:table-cell table:formula="of:=MAX([$U_Norm_09.J25];[$U_Norm_08.J25];[$U_Norm_07.J25];[$U_Norm_06.J25];[$U_Norm_05.J25];[$U_Norm_04.J25];[$UN04_H2.J25];[$UN01_H2.J25];[$UN01_H3.J25];[$UN09_H3.J25];[$UN09_H4.J25];[$UN09_H5.J25])" office:value-type="float" office:value="83.6191" calcext:value-type="float">
            <text:p>83,62</text:p>
          </table:table-cell>
          <table:table-cell table:formula="of:=MAX([$U_Norm_09.K25];[$U_Norm_08.K25];[$U_Norm_07.K25];[$U_Norm_06.K25];[$U_Norm_05.K25];[$U_Norm_04.K25];[$UN04_H2.K25];[$UN01_H2.K25];[$UN01_H3.K25];[$UN09_H3.K25];[$UN09_H4.K25];[$UN09_H5.K25])" office:value-type="float" office:value="18.2153" calcext:value-type="float">
            <text:p>18,22</text:p>
          </table:table-cell>
          <table:table-cell table:formula="of:=MAX([$U_Norm_09.L25];[$U_Norm_08.L25];[$U_Norm_07.L25];[$U_Norm_06.L25];[$U_Norm_05.L25];[$U_Norm_04.L25];[$UN04_H2.L25];[$UN01_H2.L25];[$UN01_H3.L25];[$UN09_H3.L25];[$UN09_H4.L25];[$UN09_H5.L25])" office:value-type="float" office:value="0.0683491" calcext:value-type="float">
            <text:p>0,07</text:p>
          </table:table-cell>
          <table:table-cell table:formula="of:=MAX([$U_Norm_09.M25];[$U_Norm_08.M25];[$U_Norm_07.M25];[$U_Norm_06.M25];[$U_Norm_05.M25];[$U_Norm_04.M25];[$UN04_H2.M25];[$UN01_H2.M25];[$UN01_H3.M25];[$UN09_H3.M25];[$UN09_H4.M25];[$UN09_H5.M25])" office:value-type="float" office:value="0.763045" calcext:value-type="float">
            <text:p>0,76305</text:p>
          </table:table-cell>
          <table:table-cell table:formula="of:=MAX([$U_Norm_09.N25];[$U_Norm_08.N25];[$U_Norm_07.N25];[$U_Norm_06.N25];[$U_Norm_05.N25];[$U_Norm_04.N25];[$UN04_H2.N25];[$UN01_H2.N25];[$UN01_H3.N25];[$UN09_H3.N25];[$UN09_H4.N25];[$UN09_H5.N25])" office:value-type="float" office:value="0.0501121" calcext:value-type="float">
            <text:p>0,05011</text:p>
          </table:table-cell>
          <table:table-cell table:formula="of:=MAX([$U_Norm_09.O25];[$U_Norm_08.O25];[$U_Norm_07.O25];[$U_Norm_06.O25];[$U_Norm_05.O25];[$U_Norm_04.O25];[$UN04_H2.O25];[$UN01_H2.O25];[$UN01_H3.O25];[$UN09_H3.O25];[$UN09_H4.O25];[$UN09_H5.O25])" office:value-type="float" office:value="0.0376272" calcext:value-type="float">
            <text:p>0,03763</text:p>
          </table:table-cell>
          <table:table-cell table:formula="of:=MAX([$U_Norm_09.P25];[$U_Norm_08.P25];[$U_Norm_07.P25];[$U_Norm_06.P25];[$U_Norm_05.P25];[$U_Norm_04.P25];[$UN04_H2.P25];[$UN01_H2.P25];[$UN01_H3.P25];[$UN09_H3.P25];[$UN09_H4.P25];[$UN09_H5.P25])" office:value-type="float" office:value="1.97829652996845" calcext:value-type="float">
            <text:p>1,98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table:number-columns-repeated="3"/>
          <table:table-cell table:formula="of:=MAX([$U_Norm_09.E26];[$U_Norm_08.E26];[$U_Norm_07.E26];[$U_Norm_06.E26];[$U_Norm_05.E26];[$U_Norm_04.E26];[$UN04_H2.E26];[$UN01_H2.E26];[$UN01_H3.E26];[$UN09_H3.E26];[$UN09_H4.E26];[$UN09_H5.E26])" office:value-type="float" office:value="7200" calcext:value-type="float">
            <text:p>7200,0</text:p>
          </table:table-cell>
          <table:table-cell table:formula="of:=MAX([$U_Norm_09.F26];[$U_Norm_08.F26];[$U_Norm_07.F26];[$U_Norm_06.F26];[$U_Norm_05.F26];[$U_Norm_04.F26];[$UN04_H2.F26];[$UN01_H2.F26];[$UN01_H3.F26];[$UN09_H3.F26];[$UN09_H4.F26];[$UN09_H5.F26])" office:value-type="float" office:value="6799.1" calcext:value-type="float">
            <text:p>6799,1</text:p>
          </table:table-cell>
          <table:table-cell table:formula="of:=MAX([$U_Norm_09.G26];[$U_Norm_08.G26];[$U_Norm_07.G26];[$U_Norm_06.G26];[$U_Norm_05.G26];[$U_Norm_04.G26];[$UN04_H2.G26];[$UN01_H2.G26];[$UN01_H3.G26];[$UN09_H3.G26];[$UN09_H4.G26];[$UN09_H5.G26])" office:value-type="float" office:value="93.9198" calcext:value-type="float">
            <text:p>93,92</text:p>
          </table:table-cell>
          <table:table-cell table:formula="of:=MAX([$U_Norm_09.H26];[$U_Norm_08.H26];[$U_Norm_07.H26];[$U_Norm_06.H26];[$U_Norm_05.H26];[$U_Norm_04.H26];[$UN04_H2.H26];[$UN01_H2.H26];[$UN01_H3.H26];[$UN09_H3.H26];[$UN09_H4.H26];[$UN09_H5.H26])" office:value-type="float" office:value="7.42961" calcext:value-type="float">
            <text:p>7,43</text:p>
          </table:table-cell>
          <table:table-cell table:formula="of:=MAX([$U_Norm_09.I26];[$U_Norm_08.I26];[$U_Norm_07.I26];[$U_Norm_06.I26];[$U_Norm_05.I26];[$U_Norm_04.I26];[$UN04_H2.I26];[$UN01_H2.I26];[$UN01_H3.I26];[$UN09_H3.I26];[$UN09_H4.I26];[$UN09_H5.I26])" office:value-type="float" office:value="92.5694" calcext:value-type="float">
            <text:p>92,57</text:p>
          </table:table-cell>
          <table:table-cell table:formula="of:=MAX([$U_Norm_09.J26];[$U_Norm_08.J26];[$U_Norm_07.J26];[$U_Norm_06.J26];[$U_Norm_05.J26];[$U_Norm_04.J26];[$UN04_H2.J26];[$UN01_H2.J26];[$UN01_H3.J26];[$UN09_H3.J26];[$UN09_H4.J26];[$UN09_H5.J26])" office:value-type="float" office:value="93.5964" calcext:value-type="float">
            <text:p>93,60</text:p>
          </table:table-cell>
          <table:table-cell table:formula="of:=MAX([$U_Norm_09.K26];[$U_Norm_08.K26];[$U_Norm_07.K26];[$U_Norm_06.K26];[$U_Norm_05.K26];[$U_Norm_04.K26];[$UN04_H2.K26];[$UN01_H2.K26];[$UN01_H3.K26];[$UN09_H3.K26];[$UN09_H4.K26];[$UN09_H5.K26])" office:value-type="float" office:value="6.75581" calcext:value-type="float">
            <text:p>6,76</text:p>
          </table:table-cell>
          <table:table-cell table:formula="of:=MAX([$U_Norm_09.L26];[$U_Norm_08.L26];[$U_Norm_07.L26];[$U_Norm_06.L26];[$U_Norm_05.L26];[$U_Norm_04.L26];[$UN04_H2.L26];[$UN01_H2.L26];[$UN01_H3.L26];[$UN09_H3.L26];[$UN09_H4.L26];[$UN09_H5.L26])" office:value-type="float" office:value="1.31944" calcext:value-type="float">
            <text:p>1,32</text:p>
          </table:table-cell>
          <table:table-cell table:formula="of:=MAX([$U_Norm_09.M26];[$U_Norm_08.M26];[$U_Norm_07.M26];[$U_Norm_06.M26];[$U_Norm_05.M26];[$U_Norm_04.M26];[$UN04_H2.M26];[$UN01_H2.M26];[$UN01_H3.M26];[$UN09_H3.M26];[$UN09_H4.M26];[$UN09_H5.M26])" office:value-type="float" office:value="0.148853" calcext:value-type="float">
            <text:p>0,14885</text:p>
          </table:table-cell>
          <table:table-cell table:formula="of:=MAX([$U_Norm_09.N26];[$U_Norm_08.N26];[$U_Norm_07.N26];[$U_Norm_06.N26];[$U_Norm_05.N26];[$U_Norm_04.N26];[$UN04_H2.N26];[$UN01_H2.N26];[$UN01_H3.N26];[$UN09_H3.N26];[$UN09_H4.N26];[$UN09_H5.N26])" office:value-type="float" office:value="0.0161285" calcext:value-type="float">
            <text:p>0,01613</text:p>
          </table:table-cell>
          <table:table-cell table:formula="of:=MAX([$U_Norm_09.O26];[$U_Norm_08.O26];[$U_Norm_07.O26];[$U_Norm_06.O26];[$U_Norm_05.O26];[$U_Norm_04.O26];[$UN04_H2.O26];[$UN01_H2.O26];[$UN01_H3.O26];[$UN09_H3.O26];[$UN09_H4.O26];[$UN09_H5.O26])" office:value-type="float" office:value="0.0116492" calcext:value-type="float">
            <text:p>0,01165</text:p>
          </table:table-cell>
          <table:table-cell table:formula="of:=MAX([$U_Norm_09.P26];[$U_Norm_08.P26];[$U_Norm_07.P26];[$U_Norm_06.P26];[$U_Norm_05.P26];[$U_Norm_04.P26];[$UN04_H2.P26];[$UN01_H2.P26];[$UN01_H3.P26];[$UN09_H3.P26];[$UN09_H4.P26];[$UN09_H5.P26])" office:value-type="float" office:value="1.61794444444444" calcext:value-type="float">
            <text:p>1,62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59" table:formula="of:=AVERAGE([.E28:.E34])" office:value-type="float" office:value="262" calcext:value-type="float">
            <text:p>262,0</text:p>
          </table:table-cell>
          <table:table-cell table:style-name="ce59" table:formula="of:=AVERAGE([.F28:.F34])" office:value-type="float" office:value="613653.485714286" calcext:value-type="float">
            <text:p>613653,5</text:p>
          </table:table-cell>
          <table:table-cell table:style-name="ce60" table:formula="of:=AVERAGE([.G28:.G34])" office:value-type="float" office:value="99.8216" calcext:value-type="float">
            <text:p>99,82</text:p>
          </table:table-cell>
          <table:table-cell table:style-name="ce60" table:formula="of:=AVERAGE([.H28:.H34])" office:value-type="float" office:value="0.648244265714286" calcext:value-type="float">
            <text:p>0,65</text:p>
          </table:table-cell>
          <table:table-cell table:style-name="ce60" table:formula="of:=AVERAGE([.I28:.I34])" office:value-type="float" office:value="38.6931928571429" calcext:value-type="float">
            <text:p>38,69</text:p>
          </table:table-cell>
          <table:table-cell table:style-name="ce60" table:formula="of:=AVERAGE([.J28:.J34])" office:value-type="float" office:value="76.1047" calcext:value-type="float">
            <text:p>76,10</text:p>
          </table:table-cell>
          <table:table-cell table:style-name="ce60" table:formula="of:=AVERAGE([.K28:.K34])" office:value-type="float" office:value="41.2779042857143" calcext:value-type="float">
            <text:p>41,28</text:p>
          </table:table-cell>
          <table:table-cell table:style-name="ce60" table:formula="of:=AVERAGE([.L28:.L34])" office:value-type="float" office:value="73.1196571428572" calcext:value-type="float">
            <text:p>73,12</text:p>
          </table:table-cell>
          <table:table-cell table:style-name="ce59" table:formula="of:=AVERAGE([.M28:.M34])" office:value-type="float" office:value="5.04965914285714" calcext:value-type="float">
            <text:p>5,0</text:p>
          </table:table-cell>
          <table:table-cell table:style-name="ce59" table:formula="of:=AVERAGE([.N28:.N34])" office:value-type="float" office:value="0.0239902428571429" calcext:value-type="float">
            <text:p>0,0</text:p>
          </table:table-cell>
          <table:table-cell table:style-name="ce59" table:formula="of:=AVERAGE([.O28:.O34])" office:value-type="float" office:value="0.0236827571428571" calcext:value-type="float">
            <text:p>0,0</text:p>
          </table:table-cell>
          <table:table-cell table:style-name="ce60" table:formula="of:=AVERAGE([.P28:.P34])" office:value-type="float" office:value="87.041805007967" calcext:value-type="float">
            <text:p>87,04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table:number-columns-repeated="3"/>
          <table:table-cell table:formula="of:=MAX([$U_Norm_09.E28];[$U_Norm_08.E28];[$U_Norm_07.E28];[$U_Norm_06.E28];[$U_Norm_05.E28];[$U_Norm_04.E28];[$UN04_H2.E28];[$UN01_H2.E28];[$UN01_H3.E28];[$UN09_H3.E28];[$UN09_H4.E28];[$UN09_H5.E28])" office:value-type="float" office:value="159" calcext:value-type="float">
            <text:p>159,0</text:p>
          </table:table-cell>
          <table:table-cell table:formula="of:=MAX([$U_Norm_09.F28];[$U_Norm_08.F28];[$U_Norm_07.F28];[$U_Norm_06.F28];[$U_Norm_05.F28];[$U_Norm_04.F28];[$UN04_H2.F28];[$UN01_H2.F28];[$UN01_H3.F28];[$UN09_H3.F28];[$UN09_H4.F28];[$UN09_H5.F28])" office:value-type="float" office:value="19144.9" calcext:value-type="float">
            <text:p>19144,9</text:p>
          </table:table-cell>
          <table:table-cell table:formula="of:=MAX([$U_Norm_09.G28];[$U_Norm_08.G28];[$U_Norm_07.G28];[$U_Norm_06.G28];[$U_Norm_05.G28];[$U_Norm_04.G28];[$UN04_H2.G28];[$UN01_H2.G28];[$UN01_H3.G28];[$UN09_H3.G28];[$UN09_H4.G28];[$UN09_H5.G28])" office:value-type="float" office:value="100" calcext:value-type="float">
            <text:p>100,00</text:p>
          </table:table-cell>
          <table:table-cell table:formula="of:=MAX([$U_Norm_09.H28];[$U_Norm_08.H28];[$U_Norm_07.H28];[$U_Norm_06.H28];[$U_Norm_05.H28];[$U_Norm_04.H28];[$UN04_H2.H28];[$UN01_H2.H28];[$UN01_H3.H28];[$UN09_H3.H28];[$UN09_H4.H28];[$UN09_H5.H28])" office:value-type="float" office:value="1.04013" calcext:value-type="float">
            <text:p>1,04</text:p>
          </table:table-cell>
          <table:table-cell table:formula="of:=MAX([$U_Norm_09.I28];[$U_Norm_08.I28];[$U_Norm_07.I28];[$U_Norm_06.I28];[$U_Norm_05.I28];[$U_Norm_04.I28];[$UN04_H2.I28];[$UN01_H2.I28];[$UN01_H3.I28];[$UN09_H3.I28];[$UN09_H4.I28];[$UN09_H5.I28])" office:value-type="float" office:value="44.0252" calcext:value-type="float">
            <text:p>44,03</text:p>
          </table:table-cell>
          <table:table-cell table:formula="of:=MAX([$U_Norm_09.J28];[$U_Norm_08.J28];[$U_Norm_07.J28];[$U_Norm_06.J28];[$U_Norm_05.J28];[$U_Norm_04.J28];[$UN04_H2.J28];[$UN01_H2.J28];[$UN01_H3.J28];[$UN09_H3.J28];[$UN09_H4.J28];[$UN09_H5.J28])" office:value-type="float" office:value="94.0299" calcext:value-type="float">
            <text:p>94,03</text:p>
          </table:table-cell>
          <table:table-cell table:formula="of:=MAX([$U_Norm_09.K28];[$U_Norm_08.K28];[$U_Norm_07.K28];[$U_Norm_06.K28];[$U_Norm_05.K28];[$U_Norm_04.K28];[$UN04_H2.K28];[$UN01_H2.K28];[$UN01_H3.K28];[$UN09_H3.K28];[$UN09_H4.K28];[$UN09_H5.K28])" office:value-type="float" office:value="11.3924" calcext:value-type="float">
            <text:p>11,39</text:p>
          </table:table-cell>
          <table:table-cell table:formula="of:=MAX([$U_Norm_09.L28];[$U_Norm_08.L28];[$U_Norm_07.L28];[$U_Norm_06.L28];[$U_Norm_05.L28];[$U_Norm_04.L28];[$UN04_H2.L28];[$UN01_H2.L28];[$UN01_H3.L28];[$UN09_H3.L28];[$UN09_H4.L28];[$UN09_H5.L28])" office:value-type="float" office:value="59.1195" calcext:value-type="float">
            <text:p>59,12</text:p>
          </table:table-cell>
          <table:table-cell table:formula="of:=MAX([$U_Norm_09.M28];[$U_Norm_08.M28];[$U_Norm_07.M28];[$U_Norm_06.M28];[$U_Norm_05.M28];[$U_Norm_04.M28];[$UN04_H2.M28];[$UN01_H2.M28];[$UN01_H3.M28];[$UN09_H3.M28];[$UN09_H4.M28];[$UN09_H5.M28])" office:value-type="float" office:value="0.0529642" calcext:value-type="float">
            <text:p>0,05296</text:p>
          </table:table-cell>
          <table:table-cell table:formula="of:=MAX([$U_Norm_09.N28];[$U_Norm_08.N28];[$U_Norm_07.N28];[$U_Norm_06.N28];[$U_Norm_05.N28];[$U_Norm_04.N28];[$UN04_H2.N28];[$UN01_H2.N28];[$UN01_H3.N28];[$UN09_H3.N28];[$UN09_H4.N28];[$UN09_H5.N28])" office:value-type="float" office:value="0.0050685" calcext:value-type="float">
            <text:p>0,00507</text:p>
          </table:table-cell>
          <table:table-cell table:formula="of:=MAX([$U_Norm_09.O28];[$U_Norm_08.O28];[$U_Norm_07.O28];[$U_Norm_06.O28];[$U_Norm_05.O28];[$U_Norm_04.O28];[$UN04_H2.O28];[$UN01_H2.O28];[$UN01_H3.O28];[$UN09_H3.O28];[$UN09_H4.O28];[$UN09_H5.O28])" office:value-type="float" office:value="0.0049403" calcext:value-type="float">
            <text:p>0,00494</text:p>
          </table:table-cell>
          <table:table-cell table:formula="of:=MAX([$U_Norm_09.P28];[$U_Norm_08.P28];[$U_Norm_07.P28];[$U_Norm_06.P28];[$U_Norm_05.P28];[$U_Norm_04.P28];[$UN04_H2.P28];[$UN01_H2.P28];[$UN01_H3.P28];[$UN09_H3.P28];[$UN09_H4.P28];[$UN09_H5.P28])" office:value-type="float" office:value="31.0710691823899" calcext:value-type="float">
            <text:p>31,07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table:number-columns-repeated="3"/>
          <table:table-cell table:formula="of:=MAX([$U_Norm_09.E29];[$U_Norm_08.E29];[$U_Norm_07.E29];[$U_Norm_06.E29];[$U_Norm_05.E29];[$U_Norm_04.E29];[$UN04_H2.E29];[$UN01_H2.E29];[$UN01_H3.E29];[$UN09_H3.E29];[$UN09_H4.E29];[$UN09_H5.E29])" office:value-type="float" office:value="365" calcext:value-type="float">
            <text:p>365,0</text:p>
          </table:table-cell>
          <table:table-cell table:formula="of:=MAX([$U_Norm_09.F29];[$U_Norm_08.F29];[$U_Norm_07.F29];[$U_Norm_06.F29];[$U_Norm_05.F29];[$U_Norm_04.F29];[$UN04_H2.F29];[$UN01_H2.F29];[$UN01_H3.F29];[$UN09_H3.F29];[$UN09_H4.F29];[$UN09_H5.F29])" office:value-type="float" office:value="65843.6" calcext:value-type="float">
            <text:p>65843,6</text:p>
          </table:table-cell>
          <table:table-cell table:formula="of:=MAX([$U_Norm_09.G29];[$U_Norm_08.G29];[$U_Norm_07.G29];[$U_Norm_06.G29];[$U_Norm_05.G29];[$U_Norm_04.G29];[$UN04_H2.G29];[$UN01_H2.G29];[$UN01_H3.G29];[$UN09_H3.G29];[$UN09_H4.G29];[$UN09_H5.G29])" office:value-type="float" office:value="99.8908" calcext:value-type="float">
            <text:p>99,89</text:p>
          </table:table-cell>
          <table:table-cell table:formula="of:=MAX([$U_Norm_09.H29];[$U_Norm_08.H29];[$U_Norm_07.H29];[$U_Norm_06.H29];[$U_Norm_05.H29];[$U_Norm_04.H29];[$UN04_H2.H29];[$UN01_H2.H29];[$UN01_H3.H29];[$UN09_H3.H29];[$UN09_H4.H29];[$UN09_H5.H29])" office:value-type="float" office:value="1.26055" calcext:value-type="float">
            <text:p>1,26</text:p>
          </table:table-cell>
          <table:table-cell table:formula="of:=MAX([$U_Norm_09.I29];[$U_Norm_08.I29];[$U_Norm_07.I29];[$U_Norm_06.I29];[$U_Norm_05.I29];[$U_Norm_04.I29];[$UN04_H2.I29];[$UN01_H2.I29];[$UN01_H3.I29];[$UN09_H3.I29];[$UN09_H4.I29];[$UN09_H5.I29])" office:value-type="float" office:value="50.137" calcext:value-type="float">
            <text:p>50,14</text:p>
          </table:table-cell>
          <table:table-cell table:formula="of:=MAX([$U_Norm_09.J29];[$U_Norm_08.J29];[$U_Norm_07.J29];[$U_Norm_06.J29];[$U_Norm_05.J29];[$U_Norm_04.J29];[$UN04_H2.J29];[$UN01_H2.J29];[$UN01_H3.J29];[$UN09_H3.J29];[$UN09_H4.J29];[$UN09_H5.J29])" office:value-type="float" office:value="73.1343" calcext:value-type="float">
            <text:p>73,13</text:p>
          </table:table-cell>
          <table:table-cell table:formula="of:=MAX([$U_Norm_09.K29];[$U_Norm_08.K29];[$U_Norm_07.K29];[$U_Norm_06.K29];[$U_Norm_05.K29];[$U_Norm_04.K29];[$UN04_H2.K29];[$UN01_H2.K29];[$UN01_H3.K29];[$UN09_H3.K29];[$UN09_H4.K29];[$UN09_H5.K29])" office:value-type="float" office:value="32.967" calcext:value-type="float">
            <text:p>32,97</text:p>
          </table:table-cell>
          <table:table-cell table:formula="of:=MAX([$U_Norm_09.L29];[$U_Norm_08.L29];[$U_Norm_07.L29];[$U_Norm_06.L29];[$U_Norm_05.L29];[$U_Norm_04.L29];[$UN04_H2.L29];[$UN01_H2.L29];[$UN01_H3.L29];[$UN09_H3.L29];[$UN09_H4.L29];[$UN09_H5.L29])" office:value-type="float" office:value="68.2192" calcext:value-type="float">
            <text:p>68,22</text:p>
          </table:table-cell>
          <table:table-cell table:formula="of:=MAX([$U_Norm_09.M29];[$U_Norm_08.M29];[$U_Norm_07.M29];[$U_Norm_06.M29];[$U_Norm_05.M29];[$U_Norm_04.M29];[$UN04_H2.M29];[$UN01_H2.M29];[$UN01_H3.M29];[$UN09_H3.M29];[$UN09_H4.M29];[$UN09_H5.M29])" office:value-type="float" office:value="0.15373" calcext:value-type="float">
            <text:p>0,15373</text:p>
          </table:table-cell>
          <table:table-cell table:formula="of:=MAX([$U_Norm_09.N29];[$U_Norm_08.N29];[$U_Norm_07.N29];[$U_Norm_06.N29];[$U_Norm_05.N29];[$U_Norm_04.N29];[$UN04_H2.N29];[$UN01_H2.N29];[$UN01_H3.N29];[$UN09_H3.N29];[$UN09_H4.N29];[$UN09_H5.N29])" office:value-type="float" office:value="0.0187267" calcext:value-type="float">
            <text:p>0,01873</text:p>
          </table:table-cell>
          <table:table-cell table:formula="of:=MAX([$U_Norm_09.O29];[$U_Norm_08.O29];[$U_Norm_07.O29];[$U_Norm_06.O29];[$U_Norm_05.O29];[$U_Norm_04.O29];[$UN04_H2.O29];[$UN01_H2.O29];[$UN01_H3.O29];[$UN09_H3.O29];[$UN09_H4.O29];[$UN09_H5.O29])" office:value-type="float" office:value="0.0181759" calcext:value-type="float">
            <text:p>0,01818</text:p>
          </table:table-cell>
          <table:table-cell table:formula="of:=MAX([$U_Norm_09.P29];[$U_Norm_08.P29];[$U_Norm_07.P29];[$U_Norm_06.P29];[$U_Norm_05.P29];[$U_Norm_04.P29];[$UN04_H2.P29];[$UN01_H2.P29];[$UN01_H3.P29];[$UN09_H3.P29];[$UN09_H4.P29];[$UN09_H5.P29])" office:value-type="float" office:value="49.7969863013699" calcext:value-type="float">
            <text:p>49,8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table:number-columns-repeated="3"/>
          <table:table-cell table:formula="of:=MAX([$U_Norm_09.E30];[$U_Norm_08.E30];[$U_Norm_07.E30];[$U_Norm_06.E30];[$U_Norm_05.E30];[$U_Norm_04.E30];[$UN04_H2.E30];[$UN01_H2.E30];[$UN01_H3.E30];[$UN09_H3.E30];[$UN09_H4.E30];[$UN09_H5.E30])" office:value-type="float" office:value="297" calcext:value-type="float">
            <text:p>297,0</text:p>
          </table:table-cell>
          <table:table-cell table:formula="of:=MAX([$U_Norm_09.F30];[$U_Norm_08.F30];[$U_Norm_07.F30];[$U_Norm_06.F30];[$U_Norm_05.F30];[$U_Norm_04.F30];[$UN04_H2.F30];[$UN01_H2.F30];[$UN01_H3.F30];[$UN09_H3.F30];[$UN09_H4.F30];[$UN09_H5.F30])" office:value-type="float" office:value="3801" calcext:value-type="float">
            <text:p>3801,0</text:p>
          </table:table-cell>
          <table:table-cell table:formula="of:=MAX([$U_Norm_09.G30];[$U_Norm_08.G30];[$U_Norm_07.G30];[$U_Norm_06.G30];[$U_Norm_05.G30];[$U_Norm_04.G30];[$UN04_H2.G30];[$UN01_H2.G30];[$UN01_H3.G30];[$UN09_H3.G30];[$UN09_H4.G30];[$UN09_H5.G30])" office:value-type="float" office:value="98.8604" calcext:value-type="float">
            <text:p>98,86</text:p>
          </table:table-cell>
          <table:table-cell table:formula="of:=MAX([$U_Norm_09.H30];[$U_Norm_08.H30];[$U_Norm_07.H30];[$U_Norm_06.H30];[$U_Norm_05.H30];[$U_Norm_04.H30];[$UN04_H2.H30];[$UN01_H2.H30];[$UN01_H3.H30];[$UN09_H3.H30];[$UN09_H4.H30];[$UN09_H5.H30])" office:value-type="float" office:value="2.11466" calcext:value-type="float">
            <text:p>2,11</text:p>
          </table:table-cell>
          <table:table-cell table:formula="of:=MAX([$U_Norm_09.I30];[$U_Norm_08.I30];[$U_Norm_07.I30];[$U_Norm_06.I30];[$U_Norm_05.I30];[$U_Norm_04.I30];[$UN04_H2.I30];[$UN01_H2.I30];[$UN01_H3.I30];[$UN09_H3.I30];[$UN09_H4.I30];[$UN09_H5.I30])" office:value-type="float" office:value="31.9865" calcext:value-type="float">
            <text:p>31,99</text:p>
          </table:table-cell>
          <table:table-cell table:formula="of:=MAX([$U_Norm_09.J30];[$U_Norm_08.J30];[$U_Norm_07.J30];[$U_Norm_06.J30];[$U_Norm_05.J30];[$U_Norm_04.J30];[$UN04_H2.J30];[$UN01_H2.J30];[$UN01_H3.J30];[$UN09_H3.J30];[$UN09_H4.J30];[$UN09_H5.J30])" office:value-type="float" office:value="67.3759" calcext:value-type="float">
            <text:p>67,38</text:p>
          </table:table-cell>
          <table:table-cell table:formula="of:=MAX([$U_Norm_09.K30];[$U_Norm_08.K30];[$U_Norm_07.K30];[$U_Norm_06.K30];[$U_Norm_05.K30];[$U_Norm_04.K30];[$UN04_H2.K30];[$UN01_H2.K30];[$UN01_H3.K30];[$UN09_H3.K30];[$UN09_H4.K30];[$UN09_H5.K30])" office:value-type="float" office:value="37.931" calcext:value-type="float">
            <text:p>37,93</text:p>
          </table:table-cell>
          <table:table-cell table:formula="of:=MAX([$U_Norm_09.L30];[$U_Norm_08.L30];[$U_Norm_07.L30];[$U_Norm_06.L30];[$U_Norm_05.L30];[$U_Norm_04.L30];[$UN04_H2.L30];[$UN01_H2.L30];[$UN01_H3.L30];[$UN09_H3.L30];[$UN09_H4.L30];[$UN09_H5.L30])" office:value-type="float" office:value="71.0438" calcext:value-type="float">
            <text:p>71,04</text:p>
          </table:table-cell>
          <table:table-cell table:formula="of:=MAX([$U_Norm_09.M30];[$U_Norm_08.M30];[$U_Norm_07.M30];[$U_Norm_06.M30];[$U_Norm_05.M30];[$U_Norm_04.M30];[$UN04_H2.M30];[$UN01_H2.M30];[$UN01_H3.M30];[$UN09_H3.M30];[$UN09_H4.M30];[$UN09_H5.M30])" office:value-type="float" office:value="0.0091087" calcext:value-type="float">
            <text:p>0,00911</text:p>
          </table:table-cell>
          <table:table-cell table:formula="of:=MAX([$U_Norm_09.N30];[$U_Norm_08.N30];[$U_Norm_07.N30];[$U_Norm_06.N30];[$U_Norm_05.N30];[$U_Norm_04.N30];[$UN04_H2.N30];[$UN01_H2.N30];[$UN01_H3.N30];[$UN09_H3.N30];[$UN09_H4.N30];[$UN09_H5.N30])" office:value-type="float" office:value="0.0008911" calcext:value-type="float">
            <text:p>0,00089</text:p>
          </table:table-cell>
          <table:table-cell table:formula="of:=MAX([$U_Norm_09.O30];[$U_Norm_08.O30];[$U_Norm_07.O30];[$U_Norm_06.O30];[$U_Norm_05.O30];[$U_Norm_04.O30];[$UN04_H2.O30];[$UN01_H2.O30];[$UN01_H3.O30];[$UN09_H3.O30];[$UN09_H4.O30];[$UN09_H5.O30])" office:value-type="float" office:value="0.000682" calcext:value-type="float">
            <text:p>0,00068</text:p>
          </table:table-cell>
          <table:table-cell table:formula="of:=MAX([$U_Norm_09.P30];[$U_Norm_08.P30];[$U_Norm_07.P30];[$U_Norm_06.P30];[$U_Norm_05.P30];[$U_Norm_04.P30];[$UN04_H2.P30];[$UN01_H2.P30];[$UN01_H3.P30];[$UN09_H3.P30];[$UN09_H4.P30];[$UN09_H5.P30])" office:value-type="float" office:value="2.2962962962963" calcext:value-type="float">
            <text:p>2,3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table:number-columns-repeated="3"/>
          <table:table-cell table:formula="of:=MAX([$U_Norm_09.E31];[$U_Norm_08.E31];[$U_Norm_07.E31];[$U_Norm_06.E31];[$U_Norm_05.E31];[$U_Norm_04.E31];[$UN04_H2.E31];[$UN01_H2.E31];[$UN01_H3.E31];[$UN09_H3.E31];[$UN09_H4.E31];[$UN09_H5.E31])" office:value-type="float" office:value="360" calcext:value-type="float">
            <text:p>360,0</text:p>
          </table:table-cell>
          <table:table-cell table:formula="of:=MAX([$U_Norm_09.F31];[$U_Norm_08.F31];[$U_Norm_07.F31];[$U_Norm_06.F31];[$U_Norm_05.F31];[$U_Norm_04.F31];[$UN04_H2.F31];[$UN01_H2.F31];[$UN01_H3.F31];[$UN09_H3.F31];[$UN09_H4.F31];[$UN09_H5.F31])" office:value-type="float" office:value="1524160" calcext:value-type="float">
            <text:p>1524160,0</text:p>
          </table:table-cell>
          <table:table-cell table:style-name="ce46" table:formula="of:=MAX([$U_Norm_09.G31];[$U_Norm_08.G31];[$U_Norm_07.G31];[$U_Norm_06.G31];[$U_Norm_05.G31];[$U_Norm_04.G31];[$UN04_H2.G31];[$UN01_H2.G31];[$UN01_H3.G31];[$UN09_H3.G31];[$UN09_H4.G31];[$UN09_H5.G31])" office:value-type="float" office:value="100" calcext:value-type="float">
            <text:p>100,0</text:p>
          </table:table-cell>
          <table:table-cell table:style-name="ce46" table:formula="of:=MAX([$U_Norm_09.H31];[$U_Norm_08.H31];[$U_Norm_07.H31];[$U_Norm_06.H31];[$U_Norm_05.H31];[$U_Norm_04.H31];[$UN04_H2.H31];[$UN01_H2.H31];[$UN01_H3.H31];[$UN09_H3.H31];[$UN09_H4.H31];[$UN09_H5.H31])" office:value-type="float" office:value="0.0293169" calcext:value-type="float">
            <text:p>0,0</text:p>
          </table:table-cell>
          <table:table-cell table:style-name="ce46" table:formula="of:=MAX([$U_Norm_09.I31];[$U_Norm_08.I31];[$U_Norm_07.I31];[$U_Norm_06.I31];[$U_Norm_05.I31];[$U_Norm_04.I31];[$UN04_H2.I31];[$UN01_H2.I31];[$UN01_H3.I31];[$UN09_H3.I31];[$UN09_H4.I31];[$UN09_H5.I31])" office:value-type="float" office:value="49.5726" calcext:value-type="float">
            <text:p>49,6</text:p>
          </table:table-cell>
          <table:table-cell table:style-name="ce46" table:formula="of:=MAX([$U_Norm_09.J31];[$U_Norm_08.J31];[$U_Norm_07.J31];[$U_Norm_06.J31];[$U_Norm_05.J31];[$U_Norm_04.J31];[$UN04_H2.J31];[$UN01_H2.J31];[$UN01_H3.J31];[$UN09_H3.J31];[$UN09_H4.J31];[$UN09_H5.J31])" office:value-type="float" office:value="100" calcext:value-type="float">
            <text:p>100,0</text:p>
          </table:table-cell>
          <table:table-cell table:style-name="ce46" table:formula="of:=MAX([$U_Norm_09.K31];[$U_Norm_08.K31];[$U_Norm_07.K31];[$U_Norm_06.K31];[$U_Norm_05.K31];[$U_Norm_04.K31];[$UN04_H2.K31];[$UN01_H2.K31];[$UN01_H3.K31];[$UN09_H3.K31];[$UN09_H4.K31];[$UN09_H5.K31])" office:value-type="float" office:value="1.52672" calcext:value-type="float">
            <text:p>1,5</text:p>
          </table:table-cell>
          <table:table-cell table:style-name="ce46" table:formula="of:=MAX([$U_Norm_09.L31];[$U_Norm_08.L31];[$U_Norm_07.L31];[$U_Norm_06.L31];[$U_Norm_05.L31];[$U_Norm_04.L31];[$UN04_H2.L31];[$UN01_H2.L31];[$UN01_H3.L31];[$UN09_H3.L31];[$UN09_H4.L31];[$UN09_H5.L31])" office:value-type="float" office:value="77.5" calcext:value-type="float">
            <text:p>77,5</text:p>
          </table:table-cell>
          <table:table-cell table:style-name="ce46" table:formula="of:=MAX([$U_Norm_09.M31];[$U_Norm_08.M31];[$U_Norm_07.M31];[$U_Norm_06.M31];[$U_Norm_05.M31];[$U_Norm_04.M31];[$UN04_H2.M31];[$UN01_H2.M31];[$UN01_H3.M31];[$UN09_H3.M31];[$UN09_H4.M31];[$UN09_H5.M31])" office:value-type="float" office:value="17.6544" calcext:value-type="float">
            <text:p>17,7</text:p>
          </table:table-cell>
          <table:table-cell table:style-name="ce46" table:formula="of:=MAX([$U_Norm_09.N31];[$U_Norm_08.N31];[$U_Norm_07.N31];[$U_Norm_06.N31];[$U_Norm_05.N31];[$U_Norm_04.N31];[$UN04_H2.N31];[$UN01_H2.N31];[$UN01_H3.N31];[$UN09_H3.N31];[$UN09_H4.N31];[$UN09_H5.N31])" office:value-type="float" office:value="0.05747" calcext:value-type="float">
            <text:p>0,1</text:p>
          </table:table-cell>
          <table:table-cell table:style-name="ce46" table:formula="of:=MAX([$U_Norm_09.O31];[$U_Norm_08.O31];[$U_Norm_07.O31];[$U_Norm_06.O31];[$U_Norm_05.O31];[$U_Norm_04.O31];[$UN04_H2.O31];[$UN01_H2.O31];[$UN01_H3.O31];[$UN09_H3.O31];[$UN09_H4.O31];[$UN09_H5.O31])" office:value-type="float" office:value="0.0570159" calcext:value-type="float">
            <text:p>0,1</text:p>
          </table:table-cell>
          <table:table-cell table:style-name="ce46" table:formula="of:=MAX([$U_Norm_09.P31];[$U_Norm_08.P31];[$U_Norm_07.P31];[$U_Norm_06.P31];[$U_Norm_05.P31];[$U_Norm_04.P31];[$UN04_H2.P31];[$UN01_H2.P31];[$UN01_H3.P31];[$UN09_H3.P31];[$UN09_H4.P31];[$UN09_H5.P31])" office:value-type="float" office:value="158.3775" calcext:value-type="float">
            <text:p>158,4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table:number-columns-repeated="3"/>
          <table:table-cell table:formula="of:=MAX([$U_Norm_09.E32];[$U_Norm_08.E32];[$U_Norm_07.E32];[$U_Norm_06.E32];[$U_Norm_05.E32];[$U_Norm_04.E32];[$UN04_H2.E32];[$UN01_H2.E32];[$UN01_H3.E32];[$UN09_H3.E32];[$UN09_H4.E32];[$UN09_H5.E32])" office:value-type="float" office:value="208" calcext:value-type="float">
            <text:p>208,0</text:p>
          </table:table-cell>
          <table:table-cell table:formula="of:=MAX([$U_Norm_09.F32];[$U_Norm_08.F32];[$U_Norm_07.F32];[$U_Norm_06.F32];[$U_Norm_05.F32];[$U_Norm_04.F32];[$UN04_H2.F32];[$UN01_H2.F32];[$UN01_H3.F32];[$UN09_H3.F32];[$UN09_H4.F32];[$UN09_H5.F32])" office:value-type="float" office:value="1522740" calcext:value-type="float">
            <text:p>1522740,0</text:p>
          </table:table-cell>
          <table:table-cell table:formula="of:=MAX([$U_Norm_09.G32];[$U_Norm_08.G32];[$U_Norm_07.G32];[$U_Norm_06.G32];[$U_Norm_05.G32];[$U_Norm_04.G32];[$UN04_H2.G32];[$UN01_H2.G32];[$UN01_H3.G32];[$UN09_H3.G32];[$UN09_H4.G32];[$UN09_H5.G32])" office:value-type="float" office:value="100" calcext:value-type="float">
            <text:p>100,00</text:p>
          </table:table-cell>
          <table:table-cell table:formula="of:=MAX([$U_Norm_09.H32];[$U_Norm_08.H32];[$U_Norm_07.H32];[$U_Norm_06.H32];[$U_Norm_05.H32];[$U_Norm_04.H32];[$UN04_H2.H32];[$UN01_H2.H32];[$UN01_H3.H32];[$UN09_H3.H32];[$UN09_H4.H32];[$UN09_H5.H32])" office:value-type="float" office:value="0" calcext:value-type="float">
            <text:p>0,00</text:p>
          </table:table-cell>
          <table:table-cell table:formula="of:=MAX([$U_Norm_09.I32];[$U_Norm_08.I32];[$U_Norm_07.I32];[$U_Norm_06.I32];[$U_Norm_05.I32];[$U_Norm_04.I32];[$UN04_H2.I32];[$UN01_H2.I32];[$UN01_H3.I32];[$UN09_H3.I32];[$UN09_H4.I32];[$UN09_H5.I32])" office:value-type="float" office:value="0" calcext:value-type="float">
            <text:p>0,00</text:p>
          </table:table-cell>
          <table:table-cell table:formula="of:=MAX([$U_Norm_09.J32];[$U_Norm_08.J32];[$U_Norm_07.J32];[$U_Norm_06.J32];[$U_Norm_05.J32];[$U_Norm_04.J32];[$UN04_H2.J32];[$UN01_H2.J32];[$UN01_H3.J32];[$UN09_H3.J32];[$UN09_H4.J32];[$UN09_H5.J32])" office:value-type="float" office:value="0" calcext:value-type="float">
            <text:p>0,00</text:p>
          </table:table-cell>
          <table:table-cell table:formula="of:=MAX([$U_Norm_09.K32];[$U_Norm_08.K32];[$U_Norm_07.K32];[$U_Norm_06.K32];[$U_Norm_05.K32];[$U_Norm_04.K32];[$UN04_H2.K32];[$UN01_H2.K32];[$UN01_H3.K32];[$UN09_H3.K32];[$UN09_H4.K32];[$UN09_H5.K32])" office:value-type="float" office:value="100" calcext:value-type="float">
            <text:p>100,00</text:p>
          </table:table-cell>
          <table:table-cell table:formula="of:=MAX([$U_Norm_09.L32];[$U_Norm_08.L32];[$U_Norm_07.L32];[$U_Norm_06.L32];[$U_Norm_05.L32];[$U_Norm_04.L32];[$UN04_H2.L32];[$UN01_H2.L32];[$UN01_H3.L32];[$UN09_H3.L32];[$UN09_H4.L32];[$UN09_H5.L32])" office:value-type="float" office:value="100" calcext:value-type="float">
            <text:p>100,00</text:p>
          </table:table-cell>
          <table:table-cell table:formula="of:=MAX([$U_Norm_09.M32];[$U_Norm_08.M32];[$U_Norm_07.M32];[$U_Norm_06.M32];[$U_Norm_05.M32];[$U_Norm_04.M32];[$UN04_H2.M32];[$UN01_H2.M32];[$UN01_H3.M32];[$UN09_H3.M32];[$UN09_H4.M32];[$UN09_H5.M32])" office:value-type="float" office:value="11.7186" calcext:value-type="float">
            <text:p>11,71860</text:p>
          </table:table-cell>
          <table:table-cell table:formula="of:=MAX([$U_Norm_09.N32];[$U_Norm_08.N32];[$U_Norm_07.N32];[$U_Norm_06.N32];[$U_Norm_05.N32];[$U_Norm_04.N32];[$UN04_H2.N32];[$UN01_H2.N32];[$UN01_H3.N32];[$UN09_H3.N32];[$UN09_H4.N32];[$UN09_H5.N32])" office:value-type="float" office:value="0.0408311" calcext:value-type="float">
            <text:p>0,04083</text:p>
          </table:table-cell>
          <table:table-cell table:formula="of:=MAX([$U_Norm_09.O32];[$U_Norm_08.O32];[$U_Norm_07.O32];[$U_Norm_06.O32];[$U_Norm_05.O32];[$U_Norm_04.O32];[$UN04_H2.O32];[$UN01_H2.O32];[$UN01_H3.O32];[$UN09_H3.O32];[$UN09_H4.O32];[$UN09_H5.O32])" office:value-type="float" office:value="0.0405209" calcext:value-type="float">
            <text:p>0,04052</text:p>
          </table:table-cell>
          <table:table-cell table:formula="of:=MAX([$U_Norm_09.P32];[$U_Norm_08.P32];[$U_Norm_07.P32];[$U_Norm_06.P32];[$U_Norm_05.P32];[$U_Norm_04.P32];[$UN04_H2.P32];[$UN01_H2.P32];[$UN01_H3.P32];[$UN09_H3.P32];[$UN09_H4.P32];[$UN09_H5.P32])" office:value-type="float" office:value="194.812019230769" calcext:value-type="float">
            <text:p>194,81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table:number-columns-repeated="3"/>
          <table:table-cell table:formula="of:=MAX([$U_Norm_09.E33];[$U_Norm_08.E33];[$U_Norm_07.E33];[$U_Norm_06.E33];[$U_Norm_05.E33];[$U_Norm_04.E33];[$UN04_H2.E33];[$UN01_H2.E33];[$UN01_H3.E33];[$UN09_H3.E33];[$UN09_H4.E33];[$UN09_H5.E33])" office:value-type="float" office:value="267" calcext:value-type="float">
            <text:p>267,0</text:p>
          </table:table-cell>
          <table:table-cell table:formula="of:=MAX([$U_Norm_09.F33];[$U_Norm_08.F33];[$U_Norm_07.F33];[$U_Norm_06.F33];[$U_Norm_05.F33];[$U_Norm_04.F33];[$UN04_H2.F33];[$UN01_H2.F33];[$UN01_H3.F33];[$UN09_H3.F33];[$UN09_H4.F33];[$UN09_H5.F33])" office:value-type="float" office:value="1145460" calcext:value-type="float">
            <text:p>1145460,0</text:p>
          </table:table-cell>
          <table:table-cell table:formula="of:=MAX([$U_Norm_09.G33];[$U_Norm_08.G33];[$U_Norm_07.G33];[$U_Norm_06.G33];[$U_Norm_05.G33];[$U_Norm_04.G33];[$UN04_H2.G33];[$UN01_H2.G33];[$UN01_H3.G33];[$UN09_H3.G33];[$UN09_H4.G33];[$UN09_H5.G33])" office:value-type="float" office:value="100" calcext:value-type="float">
            <text:p>100,00</text:p>
          </table:table-cell>
          <table:table-cell table:formula="of:=MAX([$U_Norm_09.H33];[$U_Norm_08.H33];[$U_Norm_07.H33];[$U_Norm_06.H33];[$U_Norm_05.H33];[$U_Norm_04.H33];[$UN04_H2.H33];[$UN01_H2.H33];[$UN01_H3.H33];[$UN09_H3.H33];[$UN09_H4.H33];[$UN09_H5.H33])" office:value-type="float" office:value="0.00281686" calcext:value-type="float">
            <text:p>0,00</text:p>
          </table:table-cell>
          <table:table-cell table:formula="of:=MAX([$U_Norm_09.I33];[$U_Norm_08.I33];[$U_Norm_07.I33];[$U_Norm_06.I33];[$U_Norm_05.I33];[$U_Norm_04.I33];[$UN04_H2.I33];[$UN01_H2.I33];[$UN01_H3.I33];[$UN09_H3.I33];[$UN09_H4.I33];[$UN09_H5.I33])" office:value-type="float" office:value="2.99625" calcext:value-type="float">
            <text:p>3,00</text:p>
          </table:table-cell>
          <table:table-cell table:formula="of:=MAX([$U_Norm_09.J33];[$U_Norm_08.J33];[$U_Norm_07.J33];[$U_Norm_06.J33];[$U_Norm_05.J33];[$U_Norm_04.J33];[$UN04_H2.J33];[$UN01_H2.J33];[$UN01_H3.J33];[$UN09_H3.J33];[$UN09_H4.J33];[$UN09_H5.J33])" office:value-type="float" office:value="100" calcext:value-type="float">
            <text:p>100,00</text:p>
          </table:table-cell>
          <table:table-cell table:formula="of:=MAX([$U_Norm_09.K33];[$U_Norm_08.K33];[$U_Norm_07.K33];[$U_Norm_06.K33];[$U_Norm_05.K33];[$U_Norm_04.K33];[$UN04_H2.K33];[$UN01_H2.K33];[$UN01_H3.K33];[$UN09_H3.K33];[$UN09_H4.K33];[$UN09_H5.K33])" office:value-type="float" office:value="100" calcext:value-type="float">
            <text:p>100,00</text:p>
          </table:table-cell>
          <table:table-cell table:formula="of:=MAX([$U_Norm_09.L33];[$U_Norm_08.L33];[$U_Norm_07.L33];[$U_Norm_06.L33];[$U_Norm_05.L33];[$U_Norm_04.L33];[$UN04_H2.L33];[$UN01_H2.L33];[$UN01_H3.L33];[$UN09_H3.L33];[$UN09_H4.L33];[$UN09_H5.L33])" office:value-type="float" office:value="100" calcext:value-type="float">
            <text:p>100,00</text:p>
          </table:table-cell>
          <table:table-cell table:formula="of:=MAX([$U_Norm_09.M33];[$U_Norm_08.M33];[$U_Norm_07.M33];[$U_Norm_06.M33];[$U_Norm_05.M33];[$U_Norm_04.M33];[$UN04_H2.M33];[$UN01_H2.M33];[$UN01_H3.M33];[$UN09_H3.M33];[$UN09_H4.M33];[$UN09_H5.M33])" office:value-type="float" office:value="5.73385" calcext:value-type="float">
            <text:p>5,73385</text:p>
          </table:table-cell>
          <table:table-cell table:formula="of:=MAX([$U_Norm_09.N33];[$U_Norm_08.N33];[$U_Norm_07.N33];[$U_Norm_06.N33];[$U_Norm_05.N33];[$U_Norm_04.N33];[$UN04_H2.N33];[$UN01_H2.N33];[$UN01_H3.N33];[$UN09_H3.N33];[$UN09_H4.N33];[$UN09_H5.N33])" office:value-type="float" office:value="0.0413794" calcext:value-type="float">
            <text:p>0,04138</text:p>
          </table:table-cell>
          <table:table-cell table:formula="of:=MAX([$U_Norm_09.O33];[$U_Norm_08.O33];[$U_Norm_07.O33];[$U_Norm_06.O33];[$U_Norm_05.O33];[$U_Norm_04.O33];[$UN04_H2.O33];[$UN01_H2.O33];[$UN01_H3.O33];[$UN09_H3.O33];[$UN09_H4.O33];[$UN09_H5.O33])" office:value-type="float" office:value="0.0409836" calcext:value-type="float">
            <text:p>0,04098</text:p>
          </table:table-cell>
          <table:table-cell table:formula="of:=MAX([$U_Norm_09.P33];[$U_Norm_08.P33];[$U_Norm_07.P33];[$U_Norm_06.P33];[$U_Norm_05.P33];[$U_Norm_04.P33];[$UN04_H2.P33];[$UN01_H2.P33];[$UN01_H3.P33];[$UN09_H3.P33];[$UN09_H4.P33];[$UN09_H5.P33])" office:value-type="float" office:value="153.496629213483" calcext:value-type="float">
            <text:p>153,5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table:number-columns-repeated="3"/>
          <table:table-cell table:formula="of:=MAX([$U_Norm_09.E34];[$U_Norm_08.E34];[$U_Norm_07.E34];[$U_Norm_06.E34];[$U_Norm_05.E34];[$U_Norm_04.E34];[$UN04_H2.E34];[$UN01_H2.E34];[$UN01_H3.E34];[$UN09_H3.E34];[$UN09_H4.E34];[$UN09_H5.E34])" office:value-type="float" office:value="178" calcext:value-type="float">
            <text:p>178,0</text:p>
          </table:table-cell>
          <table:table-cell table:formula="of:=MAX([$U_Norm_09.F34];[$U_Norm_08.F34];[$U_Norm_07.F34];[$U_Norm_06.F34];[$U_Norm_05.F34];[$U_Norm_04.F34];[$UN04_H2.F34];[$UN01_H2.F34];[$UN01_H3.F34];[$UN09_H3.F34];[$UN09_H4.F34];[$UN09_H5.F34])" office:value-type="float" office:value="14424.9" calcext:value-type="float">
            <text:p>14424,9</text:p>
          </table:table-cell>
          <table:table-cell table:formula="of:=MAX([$U_Norm_09.G34];[$U_Norm_08.G34];[$U_Norm_07.G34];[$U_Norm_06.G34];[$U_Norm_05.G34];[$U_Norm_04.G34];[$UN04_H2.G34];[$UN01_H2.G34];[$UN01_H3.G34];[$UN09_H3.G34];[$UN09_H4.G34];[$UN09_H5.G34])" office:value-type="float" office:value="100" calcext:value-type="float">
            <text:p>100,00</text:p>
          </table:table-cell>
          <table:table-cell table:formula="of:=MAX([$U_Norm_09.H34];[$U_Norm_08.H34];[$U_Norm_07.H34];[$U_Norm_06.H34];[$U_Norm_05.H34];[$U_Norm_04.H34];[$UN04_H2.H34];[$UN01_H2.H34];[$UN01_H3.H34];[$UN09_H3.H34];[$UN09_H4.H34];[$UN09_H5.H34])" office:value-type="float" office:value="0.0902361" calcext:value-type="float">
            <text:p>0,09</text:p>
          </table:table-cell>
          <table:table-cell table:formula="of:=MAX([$U_Norm_09.I34];[$U_Norm_08.I34];[$U_Norm_07.I34];[$U_Norm_06.I34];[$U_Norm_05.I34];[$U_Norm_04.I34];[$UN04_H2.I34];[$UN01_H2.I34];[$UN01_H3.I34];[$UN09_H3.I34];[$UN09_H4.I34];[$UN09_H5.I34])" office:value-type="float" office:value="92.1348" calcext:value-type="float">
            <text:p>92,13</text:p>
          </table:table-cell>
          <table:table-cell table:formula="of:=MAX([$U_Norm_09.J34];[$U_Norm_08.J34];[$U_Norm_07.J34];[$U_Norm_06.J34];[$U_Norm_05.J34];[$U_Norm_04.J34];[$UN04_H2.J34];[$UN01_H2.J34];[$UN01_H3.J34];[$UN09_H3.J34];[$UN09_H4.J34];[$UN09_H5.J34])" office:value-type="float" office:value="98.1928" calcext:value-type="float">
            <text:p>98,19</text:p>
          </table:table-cell>
          <table:table-cell table:formula="of:=MAX([$U_Norm_09.K34];[$U_Norm_08.K34];[$U_Norm_07.K34];[$U_Norm_06.K34];[$U_Norm_05.K34];[$U_Norm_04.K34];[$UN04_H2.K34];[$UN01_H2.K34];[$UN01_H3.K34];[$UN09_H3.K34];[$UN09_H4.K34];[$UN09_H5.K34])" office:value-type="float" office:value="5.12821" calcext:value-type="float">
            <text:p>5,13</text:p>
          </table:table-cell>
          <table:table-cell table:formula="of:=MAX([$U_Norm_09.L34];[$U_Norm_08.L34];[$U_Norm_07.L34];[$U_Norm_06.L34];[$U_Norm_05.L34];[$U_Norm_04.L34];[$UN04_H2.L34];[$UN01_H2.L34];[$UN01_H3.L34];[$UN09_H3.L34];[$UN09_H4.L34];[$UN09_H5.L34])" office:value-type="float" office:value="35.9551" calcext:value-type="float">
            <text:p>35,96</text:p>
          </table:table-cell>
          <table:table-cell table:formula="of:=MAX([$U_Norm_09.M34];[$U_Norm_08.M34];[$U_Norm_07.M34];[$U_Norm_06.M34];[$U_Norm_05.M34];[$U_Norm_04.M34];[$UN04_H2.M34];[$UN01_H2.M34];[$UN01_H3.M34];[$UN09_H3.M34];[$UN09_H4.M34];[$UN09_H5.M34])" office:value-type="float" office:value="0.0249611" calcext:value-type="float">
            <text:p>0,02496</text:p>
          </table:table-cell>
          <table:table-cell table:formula="of:=MAX([$U_Norm_09.N34];[$U_Norm_08.N34];[$U_Norm_07.N34];[$U_Norm_06.N34];[$U_Norm_05.N34];[$U_Norm_04.N34];[$UN04_H2.N34];[$UN01_H2.N34];[$UN01_H3.N34];[$UN09_H3.N34];[$UN09_H4.N34];[$UN09_H5.N34])" office:value-type="float" office:value="0.0035649" calcext:value-type="float">
            <text:p>0,00356</text:p>
          </table:table-cell>
          <table:table-cell table:formula="of:=MAX([$U_Norm_09.O34];[$U_Norm_08.O34];[$U_Norm_07.O34];[$U_Norm_06.O34];[$U_Norm_05.O34];[$U_Norm_04.O34];[$UN04_H2.O34];[$UN01_H2.O34];[$UN01_H3.O34];[$UN09_H3.O34];[$UN09_H4.O34];[$UN09_H5.O34])" office:value-type="float" office:value="0.0034607" calcext:value-type="float">
            <text:p>0,00346</text:p>
          </table:table-cell>
          <table:table-cell table:formula="of:=MAX([$U_Norm_09.P34];[$U_Norm_08.P34];[$U_Norm_07.P34];[$U_Norm_06.P34];[$U_Norm_05.P34];[$U_Norm_04.P34];[$UN04_H2.P34];[$UN01_H2.P34];[$UN01_H3.P34];[$UN09_H3.P34];[$UN09_H4.P34];[$UN09_H5.P34])" office:value-type="float" office:value="19.4421348314607" calcext:value-type="float">
            <text:p>19,44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59" table:formula="of:=AVERAGE([.E36:.E47])" office:value-type="float" office:value="6080.58333333333" calcext:value-type="float">
            <text:p>6080,6</text:p>
          </table:table-cell>
          <table:table-cell table:style-name="ce59" table:formula="of:=AVERAGE([.F36:.F47])" office:value-type="float" office:value="1294681.11666667" calcext:value-type="float">
            <text:p>1294681,1</text:p>
          </table:table-cell>
          <table:table-cell table:style-name="ce60" table:formula="of:=AVERAGE([.G36:.G47])" office:value-type="float" office:value="92.8713" calcext:value-type="float">
            <text:p>92,87</text:p>
          </table:table-cell>
          <table:table-cell table:style-name="ce60" table:formula="of:=AVERAGE([.H36:.H47])" office:value-type="float" office:value="13.6285549166667" calcext:value-type="float">
            <text:p>13,63</text:p>
          </table:table-cell>
          <table:table-cell table:style-name="ce60" table:formula="of:=AVERAGE([.I36:.I47])" office:value-type="float" office:value="81.771875" calcext:value-type="float">
            <text:p>81,77</text:p>
          </table:table-cell>
          <table:table-cell table:style-name="ce60" table:formula="of:=AVERAGE([.J36:.J47])" office:value-type="float" office:value="83.1529916666667" calcext:value-type="float">
            <text:p>83,15</text:p>
          </table:table-cell>
          <table:table-cell table:style-name="ce60" table:formula="of:=AVERAGE([.K36:.K47])" office:value-type="float" office:value="21.7380916666667" calcext:value-type="float">
            <text:p>21,74</text:p>
          </table:table-cell>
          <table:table-cell table:style-name="ce60" table:formula="of:=AVERAGE([.L36:.L47])" office:value-type="float" office:value="9.43730458333333" calcext:value-type="float">
            <text:p>9,44</text:p>
          </table:table-cell>
          <table:table-cell table:style-name="ce59" table:formula="of:=AVERAGE([.M36:.M47])" office:value-type="float" office:value="12.5611270833333" calcext:value-type="float">
            <text:p>12,6</text:p>
          </table:table-cell>
          <table:table-cell table:style-name="ce59" table:formula="of:=AVERAGE([.N36:.N47])" office:value-type="float" office:value="0.13235805" calcext:value-type="float">
            <text:p>0,1</text:p>
          </table:table-cell>
          <table:table-cell table:style-name="ce59" table:formula="of:=AVERAGE([.O36:.O47])" office:value-type="float" office:value="0.127985958333333" calcext:value-type="float">
            <text:p>0,1</text:p>
          </table:table-cell>
          <table:table-cell table:style-name="ce60" table:formula="of:=AVERAGE([.P36:.P47])" office:value-type="float" office:value="20.8398534734962" calcext:value-type="float">
            <text:p>20,84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3"/>
          <table:table-cell table:formula="of:=MAX([$U_Norm_09.E36];[$U_Norm_08.E36];[$U_Norm_07.E36];[$U_Norm_06.E36];[$U_Norm_05.E36];[$U_Norm_04.E36];[$UN04_H2.E36];[$UN01_H2.E36];[$UN01_H3.E36];[$UN09_H3.E36];[$UN09_H4.E36];[$UN09_H5.E36])" office:value-type="float" office:value="846" calcext:value-type="float">
            <text:p>846,0</text:p>
          </table:table-cell>
          <table:table-cell table:formula="of:=MAX([$U_Norm_09.F36];[$U_Norm_08.F36];[$U_Norm_07.F36];[$U_Norm_06.F36];[$U_Norm_05.F36];[$U_Norm_04.F36];[$UN04_H2.F36];[$UN01_H2.F36];[$UN01_H3.F36];[$UN09_H3.F36];[$UN09_H4.F36];[$UN09_H5.F36])" office:value-type="float" office:value="164036" calcext:value-type="float">
            <text:p>164036,0</text:p>
          </table:table-cell>
          <table:table-cell table:formula="of:=MAX([$U_Norm_09.G36];[$U_Norm_08.G36];[$U_Norm_07.G36];[$U_Norm_06.G36];[$U_Norm_05.G36];[$U_Norm_04.G36];[$UN04_H2.G36];[$UN01_H2.G36];[$UN01_H3.G36];[$UN09_H3.G36];[$UN09_H4.G36];[$UN09_H5.G36])" office:value-type="float" office:value="98.2065" calcext:value-type="float">
            <text:p>98,21</text:p>
          </table:table-cell>
          <table:table-cell table:formula="of:=MAX([$U_Norm_09.H36];[$U_Norm_08.H36];[$U_Norm_07.H36];[$U_Norm_06.H36];[$U_Norm_05.H36];[$U_Norm_04.H36];[$UN04_H2.H36];[$UN01_H2.H36];[$UN01_H3.H36];[$UN09_H3.H36];[$UN09_H4.H36];[$UN09_H5.H36])" office:value-type="float" office:value="7.99278" calcext:value-type="float">
            <text:p>7,99</text:p>
          </table:table-cell>
          <table:table-cell table:formula="of:=MAX([$U_Norm_09.I36];[$U_Norm_08.I36];[$U_Norm_07.I36];[$U_Norm_06.I36];[$U_Norm_05.I36];[$U_Norm_04.I36];[$UN04_H2.I36];[$UN01_H2.I36];[$UN01_H3.I36];[$UN09_H3.I36];[$UN09_H4.I36];[$UN09_H5.I36])" office:value-type="float" office:value="67.0213" calcext:value-type="float">
            <text:p>67,02</text:p>
          </table:table-cell>
          <table:table-cell table:formula="of:=MAX([$U_Norm_09.J36];[$U_Norm_08.J36];[$U_Norm_07.J36];[$U_Norm_06.J36];[$U_Norm_05.J36];[$U_Norm_04.J36];[$UN04_H2.J36];[$UN01_H2.J36];[$UN01_H3.J36];[$UN09_H3.J36];[$UN09_H4.J36];[$UN09_H5.J36])" office:value-type="float" office:value="68.1928" calcext:value-type="float">
            <text:p>68,19</text:p>
          </table:table-cell>
          <table:table-cell table:formula="of:=MAX([$U_Norm_09.K36];[$U_Norm_08.K36];[$U_Norm_07.K36];[$U_Norm_06.K36];[$U_Norm_05.K36];[$U_Norm_04.K36];[$UN04_H2.K36];[$UN01_H2.K36];[$UN01_H3.K36];[$UN09_H3.K36];[$UN09_H4.K36];[$UN09_H5.K36])" office:value-type="float" office:value="38.1013" calcext:value-type="float">
            <text:p>38,10</text:p>
          </table:table-cell>
          <table:table-cell table:formula="of:=MAX([$U_Norm_09.L36];[$U_Norm_08.L36];[$U_Norm_07.L36];[$U_Norm_06.L36];[$U_Norm_05.L36];[$U_Norm_04.L36];[$UN04_H2.L36];[$UN01_H2.L36];[$UN01_H3.L36];[$UN09_H3.L36];[$UN09_H4.L36];[$UN09_H5.L36])" office:value-type="float" office:value="15.0118" calcext:value-type="float">
            <text:p>15,01</text:p>
          </table:table-cell>
          <table:table-cell table:formula="of:=MAX([$U_Norm_09.M36];[$U_Norm_08.M36];[$U_Norm_07.M36];[$U_Norm_06.M36];[$U_Norm_05.M36];[$U_Norm_04.M36];[$UN04_H2.M36];[$UN01_H2.M36];[$UN01_H3.M36];[$UN09_H3.M36];[$UN09_H4.M36];[$UN09_H5.M36])" office:value-type="float" office:value="0.482555" calcext:value-type="float">
            <text:p>0,48256</text:p>
          </table:table-cell>
          <table:table-cell table:formula="of:=MAX([$U_Norm_09.N36];[$U_Norm_08.N36];[$U_Norm_07.N36];[$U_Norm_06.N36];[$U_Norm_05.N36];[$U_Norm_04.N36];[$UN04_H2.N36];[$UN01_H2.N36];[$UN01_H3.N36];[$UN09_H3.N36];[$UN09_H4.N36];[$UN09_H5.N36])" office:value-type="float" office:value="0.0236064" calcext:value-type="float">
            <text:p>0,02361</text:p>
          </table:table-cell>
          <table:table-cell table:formula="of:=MAX([$U_Norm_09.O36];[$U_Norm_08.O36];[$U_Norm_07.O36];[$U_Norm_06.O36];[$U_Norm_05.O36];[$U_Norm_04.O36];[$UN04_H2.O36];[$UN01_H2.O36];[$UN01_H3.O36];[$UN09_H3.O36];[$UN09_H4.O36];[$UN09_H5.O36])" office:value-type="float" office:value="0.0227057" calcext:value-type="float">
            <text:p>0,02271</text:p>
          </table:table-cell>
          <table:table-cell table:formula="of:=MAX([$U_Norm_09.P36];[$U_Norm_08.P36];[$U_Norm_07.P36];[$U_Norm_06.P36];[$U_Norm_05.P36];[$U_Norm_04.P36];[$UN04_H2.P36];[$UN01_H2.P36];[$UN01_H3.P36];[$UN09_H3.P36];[$UN09_H4.P36];[$UN09_H5.P36])" office:value-type="float" office:value="26.8388888888889" calcext:value-type="float">
            <text:p>26,84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table:number-columns-repeated="3"/>
          <table:table-cell table:formula="of:=MAX([$U_Norm_09.E37];[$U_Norm_08.E37];[$U_Norm_07.E37];[$U_Norm_06.E37];[$U_Norm_05.E37];[$U_Norm_04.E37];[$UN04_H2.E37];[$UN01_H2.E37];[$UN01_H3.E37];[$UN09_H3.E37];[$UN09_H4.E37];[$UN09_H5.E37])" office:value-type="float" office:value="990" calcext:value-type="float">
            <text:p>990,0</text:p>
          </table:table-cell>
          <table:table-cell table:formula="of:=MAX([$U_Norm_09.F37];[$U_Norm_08.F37];[$U_Norm_07.F37];[$U_Norm_06.F37];[$U_Norm_05.F37];[$U_Norm_04.F37];[$UN04_H2.F37];[$UN01_H2.F37];[$UN01_H3.F37];[$UN09_H3.F37];[$UN09_H4.F37];[$UN09_H5.F37])" office:value-type="float" office:value="27061.3" calcext:value-type="float">
            <text:p>27061,3</text:p>
          </table:table-cell>
          <table:table-cell table:formula="of:=MAX([$U_Norm_09.G37];[$U_Norm_08.G37];[$U_Norm_07.G37];[$U_Norm_06.G37];[$U_Norm_05.G37];[$U_Norm_04.G37];[$UN04_H2.G37];[$UN01_H2.G37];[$UN01_H3.G37];[$UN09_H3.G37];[$UN09_H4.G37];[$UN09_H5.G37])" office:value-type="float" office:value="98.6986" calcext:value-type="float">
            <text:p>98,70</text:p>
          </table:table-cell>
          <table:table-cell table:formula="of:=MAX([$U_Norm_09.H37];[$U_Norm_08.H37];[$U_Norm_07.H37];[$U_Norm_06.H37];[$U_Norm_05.H37];[$U_Norm_04.H37];[$UN04_H2.H37];[$UN01_H2.H37];[$UN01_H3.H37];[$UN09_H3.H37];[$UN09_H4.H37];[$UN09_H5.H37])" office:value-type="float" office:value="9.02376" calcext:value-type="float">
            <text:p>9,02</text:p>
          </table:table-cell>
          <table:table-cell table:formula="of:=MAX([$U_Norm_09.I37];[$U_Norm_08.I37];[$U_Norm_07.I37];[$U_Norm_06.I37];[$U_Norm_05.I37];[$U_Norm_04.I37];[$UN04_H2.I37];[$UN01_H2.I37];[$UN01_H3.I37];[$UN09_H3.I37];[$UN09_H4.I37];[$UN09_H5.I37])" office:value-type="float" office:value="96.3636" calcext:value-type="float">
            <text:p>96,36</text:p>
          </table:table-cell>
          <table:table-cell table:formula="of:=MAX([$U_Norm_09.J37];[$U_Norm_08.J37];[$U_Norm_07.J37];[$U_Norm_06.J37];[$U_Norm_05.J37];[$U_Norm_04.J37];[$UN04_H2.J37];[$UN01_H2.J37];[$UN01_H3.J37];[$UN09_H3.J37];[$UN09_H4.J37];[$UN09_H5.J37])" office:value-type="float" office:value="96.3636" calcext:value-type="float">
            <text:p>96,36</text:p>
          </table:table-cell>
          <table:table-cell table:formula="of:=MAX([$U_Norm_09.K37];[$U_Norm_08.K37];[$U_Norm_07.K37];[$U_Norm_06.K37];[$U_Norm_05.K37];[$U_Norm_04.K37];[$UN04_H2.K37];[$UN01_H2.K37];[$UN01_H3.K37];[$UN09_H3.K37];[$UN09_H4.K37];[$UN09_H5.K37])" office:value-type="float" office:value="6.58561" calcext:value-type="float">
            <text:p>6,59</text:p>
          </table:table-cell>
          <table:table-cell table:formula="of:=MAX([$U_Norm_09.L37];[$U_Norm_08.L37];[$U_Norm_07.L37];[$U_Norm_06.L37];[$U_Norm_05.L37];[$U_Norm_04.L37];[$UN04_H2.L37];[$UN01_H2.L37];[$UN01_H3.L37];[$UN09_H3.L37];[$UN09_H4.L37];[$UN09_H5.L37])" office:value-type="float" office:value="0.30303" calcext:value-type="float">
            <text:p>0,30</text:p>
          </table:table-cell>
          <table:table-cell table:formula="of:=MAX([$U_Norm_09.M37];[$U_Norm_08.M37];[$U_Norm_07.M37];[$U_Norm_06.M37];[$U_Norm_05.M37];[$U_Norm_04.M37];[$UN04_H2.M37];[$UN01_H2.M37];[$UN01_H3.M37];[$UN09_H3.M37];[$UN09_H4.M37];[$UN09_H5.M37])" office:value-type="float" office:value="0.103905" calcext:value-type="float">
            <text:p>0,10391</text:p>
          </table:table-cell>
          <table:table-cell table:formula="of:=MAX([$U_Norm_09.N37];[$U_Norm_08.N37];[$U_Norm_07.N37];[$U_Norm_06.N37];[$U_Norm_05.N37];[$U_Norm_04.N37];[$UN04_H2.N37];[$UN01_H2.N37];[$UN01_H3.N37];[$UN09_H3.N37];[$UN09_H4.N37];[$UN09_H5.N37])" office:value-type="float" office:value="0.0041273" calcext:value-type="float">
            <text:p>0,00413</text:p>
          </table:table-cell>
          <table:table-cell table:formula="of:=MAX([$U_Norm_09.O37];[$U_Norm_08.O37];[$U_Norm_07.O37];[$U_Norm_06.O37];[$U_Norm_05.O37];[$U_Norm_04.O37];[$UN04_H2.O37];[$UN01_H2.O37];[$UN01_H3.O37];[$UN09_H3.O37];[$UN09_H4.O37];[$UN09_H5.O37])" office:value-type="float" office:value="0.0031757" calcext:value-type="float">
            <text:p>0,00318</text:p>
          </table:table-cell>
          <table:table-cell table:formula="of:=MAX([$U_Norm_09.P37];[$U_Norm_08.P37];[$U_Norm_07.P37];[$U_Norm_06.P37];[$U_Norm_05.P37];[$U_Norm_04.P37];[$UN04_H2.P37];[$UN01_H2.P37];[$UN01_H3.P37];[$UN09_H3.P37];[$UN09_H4.P37];[$UN09_H5.P37])" office:value-type="float" office:value="3.20777777777778" calcext:value-type="float">
            <text:p>3,2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3"/>
          <table:table-cell table:formula="of:=MAX([$U_Norm_09.E38];[$U_Norm_08.E38];[$U_Norm_07.E38];[$U_Norm_06.E38];[$U_Norm_05.E38];[$U_Norm_04.E38];[$UN04_H2.E38];[$UN01_H2.E38];[$UN01_H3.E38];[$UN09_H3.E38];[$UN09_H4.E38];[$UN09_H5.E38])" office:value-type="float" office:value="2310" calcext:value-type="float">
            <text:p>2310,0</text:p>
          </table:table-cell>
          <table:table-cell table:formula="of:=MAX([$U_Norm_09.F38];[$U_Norm_08.F38];[$U_Norm_07.F38];[$U_Norm_06.F38];[$U_Norm_05.F38];[$U_Norm_04.F38];[$UN04_H2.F38];[$UN01_H2.F38];[$UN01_H3.F38];[$UN09_H3.F38];[$UN09_H4.F38];[$UN09_H5.F38])" office:value-type="float" office:value="80293.6" calcext:value-type="float">
            <text:p>80293,6</text:p>
          </table:table-cell>
          <table:table-cell table:formula="of:=MAX([$U_Norm_09.G38];[$U_Norm_08.G38];[$U_Norm_07.G38];[$U_Norm_06.G38];[$U_Norm_05.G38];[$U_Norm_04.G38];[$UN04_H2.G38];[$UN01_H2.G38];[$UN01_H3.G38];[$UN09_H3.G38];[$UN09_H4.G38];[$UN09_H5.G38])" office:value-type="float" office:value="97.068" calcext:value-type="float">
            <text:p>97,07</text:p>
          </table:table-cell>
          <table:table-cell table:formula="of:=MAX([$U_Norm_09.H38];[$U_Norm_08.H38];[$U_Norm_07.H38];[$U_Norm_06.H38];[$U_Norm_05.H38];[$U_Norm_04.H38];[$UN04_H2.H38];[$UN01_H2.H38];[$UN01_H3.H38];[$UN09_H3.H38];[$UN09_H4.H38];[$UN09_H5.H38])" office:value-type="float" office:value="4.92244" calcext:value-type="float">
            <text:p>4,92</text:p>
          </table:table-cell>
          <table:table-cell table:formula="of:=MAX([$U_Norm_09.I38];[$U_Norm_08.I38];[$U_Norm_07.I38];[$U_Norm_06.I38];[$U_Norm_05.I38];[$U_Norm_04.I38];[$UN04_H2.I38];[$UN01_H2.I38];[$UN01_H3.I38];[$UN09_H3.I38];[$UN09_H4.I38];[$UN09_H5.I38])" office:value-type="float" office:value="92.5541" calcext:value-type="float">
            <text:p>92,55</text:p>
          </table:table-cell>
          <table:table-cell table:formula="of:=MAX([$U_Norm_09.J38];[$U_Norm_08.J38];[$U_Norm_07.J38];[$U_Norm_06.J38];[$U_Norm_05.J38];[$U_Norm_04.J38];[$UN04_H2.J38];[$UN01_H2.J38];[$UN01_H3.J38];[$UN09_H3.J38];[$UN09_H4.J38];[$UN09_H5.J38])" office:value-type="float" office:value="93.8955" calcext:value-type="float">
            <text:p>93,90</text:p>
          </table:table-cell>
          <table:table-cell table:formula="of:=MAX([$U_Norm_09.K38];[$U_Norm_08.K38];[$U_Norm_07.K38];[$U_Norm_06.K38];[$U_Norm_05.K38];[$U_Norm_04.K38];[$UN04_H2.K38];[$UN01_H2.K38];[$UN01_H3.K38];[$UN09_H3.K38];[$UN09_H4.K38];[$UN09_H5.K38])" office:value-type="float" office:value="7.31059" calcext:value-type="float">
            <text:p>7,31</text:p>
          </table:table-cell>
          <table:table-cell table:formula="of:=MAX([$U_Norm_09.L38];[$U_Norm_08.L38];[$U_Norm_07.L38];[$U_Norm_06.L38];[$U_Norm_05.L38];[$U_Norm_04.L38];[$UN04_H2.L38];[$UN01_H2.L38];[$UN01_H3.L38];[$UN09_H3.L38];[$UN09_H4.L38];[$UN09_H5.L38])" office:value-type="float" office:value="2.98701" calcext:value-type="float">
            <text:p>2,99</text:p>
          </table:table-cell>
          <table:table-cell table:formula="of:=MAX([$U_Norm_09.M38];[$U_Norm_08.M38];[$U_Norm_07.M38];[$U_Norm_06.M38];[$U_Norm_05.M38];[$U_Norm_04.M38];[$UN04_H2.M38];[$UN01_H2.M38];[$UN01_H3.M38];[$UN09_H3.M38];[$UN09_H4.M38];[$UN09_H5.M38])" office:value-type="float" office:value="0.437616" calcext:value-type="float">
            <text:p>0,43762</text:p>
          </table:table-cell>
          <table:table-cell table:formula="of:=MAX([$U_Norm_09.N38];[$U_Norm_08.N38];[$U_Norm_07.N38];[$U_Norm_06.N38];[$U_Norm_05.N38];[$U_Norm_04.N38];[$UN04_H2.N38];[$UN01_H2.N38];[$UN01_H3.N38];[$UN09_H3.N38];[$UN09_H4.N38];[$UN09_H5.N38])" office:value-type="float" office:value="0.0269878" calcext:value-type="float">
            <text:p>0,02699</text:p>
          </table:table-cell>
          <table:table-cell table:formula="of:=MAX([$U_Norm_09.O38];[$U_Norm_08.O38];[$U_Norm_07.O38];[$U_Norm_06.O38];[$U_Norm_05.O38];[$U_Norm_04.O38];[$UN04_H2.O38];[$UN01_H2.O38];[$UN01_H3.O38];[$UN09_H3.O38];[$UN09_H4.O38];[$UN09_H5.O38])" office:value-type="float" office:value="0.0248288" calcext:value-type="float">
            <text:p>0,02483</text:p>
          </table:table-cell>
          <table:table-cell table:formula="of:=MAX([$U_Norm_09.P38];[$U_Norm_08.P38];[$U_Norm_07.P38];[$U_Norm_06.P38];[$U_Norm_05.P38];[$U_Norm_04.P38];[$UN04_H2.P38];[$UN01_H2.P38];[$UN01_H3.P38];[$UN09_H3.P38];[$UN09_H4.P38];[$UN09_H5.P38])" office:value-type="float" office:value="10.7483982683983" calcext:value-type="float">
            <text:p>10,75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table:number-columns-repeated="3"/>
          <table:table-cell table:formula="of:=MAX([$U_Norm_09.E39];[$U_Norm_08.E39];[$U_Norm_07.E39];[$U_Norm_06.E39];[$U_Norm_05.E39];[$U_Norm_04.E39];[$UN04_H2.E39];[$UN01_H2.E39];[$UN01_H3.E39];[$UN09_H3.E39];[$UN09_H4.E39];[$UN09_H5.E39])" office:value-type="float" office:value="1599" calcext:value-type="float">
            <text:p>1599,0</text:p>
          </table:table-cell>
          <table:table-cell table:formula="of:=MAX([$U_Norm_09.F39];[$U_Norm_08.F39];[$U_Norm_07.F39];[$U_Norm_06.F39];[$U_Norm_05.F39];[$U_Norm_04.F39];[$UN04_H2.F39];[$UN01_H2.F39];[$UN01_H3.F39];[$UN09_H3.F39];[$UN09_H4.F39];[$UN09_H5.F39])" office:value-type="float" office:value="23728.3" calcext:value-type="float">
            <text:p>23728,3</text:p>
          </table:table-cell>
          <table:table-cell table:formula="of:=MAX([$U_Norm_09.G39];[$U_Norm_08.G39];[$U_Norm_07.G39];[$U_Norm_06.G39];[$U_Norm_05.G39];[$U_Norm_04.G39];[$UN04_H2.G39];[$UN01_H2.G39];[$UN01_H3.G39];[$UN09_H3.G39];[$UN09_H4.G39];[$UN09_H5.G39])" office:value-type="float" office:value="82.2353" calcext:value-type="float">
            <text:p>82,24</text:p>
          </table:table-cell>
          <table:table-cell table:formula="of:=MAX([$U_Norm_09.H39];[$U_Norm_08.H39];[$U_Norm_07.H39];[$U_Norm_06.H39];[$U_Norm_05.H39];[$U_Norm_04.H39];[$UN04_H2.H39];[$UN01_H2.H39];[$UN01_H3.H39];[$UN09_H3.H39];[$UN09_H4.H39];[$UN09_H5.H39])" office:value-type="float" office:value="33.612" calcext:value-type="float">
            <text:p>33,61</text:p>
          </table:table-cell>
          <table:table-cell table:formula="of:=MAX([$U_Norm_09.I39];[$U_Norm_08.I39];[$U_Norm_07.I39];[$U_Norm_06.I39];[$U_Norm_05.I39];[$U_Norm_04.I39];[$UN04_H2.I39];[$UN01_H2.I39];[$UN01_H3.I39];[$UN09_H3.I39];[$UN09_H4.I39];[$UN09_H5.I39])" office:value-type="float" office:value="60.7255" calcext:value-type="float">
            <text:p>60,73</text:p>
          </table:table-cell>
          <table:table-cell table:formula="of:=MAX([$U_Norm_09.J39];[$U_Norm_08.J39];[$U_Norm_07.J39];[$U_Norm_06.J39];[$U_Norm_05.J39];[$U_Norm_04.J39];[$UN04_H2.J39];[$UN01_H2.J39];[$UN01_H3.J39];[$UN09_H3.J39];[$UN09_H4.J39];[$UN09_H5.J39])" office:value-type="float" office:value="61.0692" calcext:value-type="float">
            <text:p>61,07</text:p>
          </table:table-cell>
          <table:table-cell table:formula="of:=MAX([$U_Norm_09.K39];[$U_Norm_08.K39];[$U_Norm_07.K39];[$U_Norm_06.K39];[$U_Norm_05.K39];[$U_Norm_04.K39];[$UN04_H2.K39];[$UN01_H2.K39];[$UN01_H3.K39];[$UN09_H3.K39];[$UN09_H4.K39];[$UN09_H5.K39])" office:value-type="float" office:value="42.6396" calcext:value-type="float">
            <text:p>42,64</text:p>
          </table:table-cell>
          <table:table-cell table:formula="of:=MAX([$U_Norm_09.L39];[$U_Norm_08.L39];[$U_Norm_07.L39];[$U_Norm_06.L39];[$U_Norm_05.L39];[$U_Norm_04.L39];[$UN04_H2.L39];[$UN01_H2.L39];[$UN01_H3.L39];[$UN09_H3.L39];[$UN09_H4.L39];[$UN09_H5.L39])" office:value-type="float" office:value="1.4384" calcext:value-type="float">
            <text:p>1,44</text:p>
          </table:table-cell>
          <table:table-cell table:formula="of:=MAX([$U_Norm_09.M39];[$U_Norm_08.M39];[$U_Norm_07.M39];[$U_Norm_06.M39];[$U_Norm_05.M39];[$U_Norm_04.M39];[$UN04_H2.M39];[$UN01_H2.M39];[$UN01_H3.M39];[$UN09_H3.M39];[$UN09_H4.M39];[$UN09_H5.M39])" office:value-type="float" office:value="0.139865" calcext:value-type="float">
            <text:p>0,13987</text:p>
          </table:table-cell>
          <table:table-cell table:formula="of:=MAX([$U_Norm_09.N39];[$U_Norm_08.N39];[$U_Norm_07.N39];[$U_Norm_06.N39];[$U_Norm_05.N39];[$U_Norm_04.N39];[$UN04_H2.N39];[$UN01_H2.N39];[$UN01_H3.N39];[$UN09_H3.N39];[$UN09_H4.N39];[$UN09_H5.N39])" office:value-type="float" office:value="0.0112062" calcext:value-type="float">
            <text:p>0,01121</text:p>
          </table:table-cell>
          <table:table-cell table:formula="of:=MAX([$U_Norm_09.O39];[$U_Norm_08.O39];[$U_Norm_07.O39];[$U_Norm_06.O39];[$U_Norm_05.O39];[$U_Norm_04.O39];[$UN04_H2.O39];[$UN01_H2.O39];[$UN01_H3.O39];[$UN09_H3.O39];[$UN09_H4.O39];[$UN09_H5.O39])" office:value-type="float" office:value="0.0098811" calcext:value-type="float">
            <text:p>0,00988</text:p>
          </table:table-cell>
          <table:table-cell table:formula="of:=MAX([$U_Norm_09.P39];[$U_Norm_08.P39];[$U_Norm_07.P39];[$U_Norm_06.P39];[$U_Norm_05.P39];[$U_Norm_04.P39];[$UN04_H2.P39];[$UN01_H2.P39];[$UN01_H3.P39];[$UN09_H3.P39];[$UN09_H4.P39];[$UN09_H5.P39])" office:value-type="float" office:value="6.17954971857411" calcext:value-type="float">
            <text:p>6,18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table:number-columns-repeated="3"/>
          <table:table-cell table:formula="of:=MAX([$U_Norm_09.E40];[$U_Norm_08.E40];[$U_Norm_07.E40];[$U_Norm_06.E40];[$U_Norm_05.E40];[$U_Norm_04.E40];[$UN04_H2.E40];[$UN01_H2.E40];[$UN01_H3.E40];[$UN09_H3.E40];[$UN09_H4.E40];[$UN09_H5.E40])" office:value-type="float" office:value="4898" calcext:value-type="float">
            <text:p>4898,0</text:p>
          </table:table-cell>
          <table:table-cell table:formula="of:=MAX([$U_Norm_09.F40];[$U_Norm_08.F40];[$U_Norm_07.F40];[$U_Norm_06.F40];[$U_Norm_05.F40];[$U_Norm_04.F40];[$UN04_H2.F40];[$UN01_H2.F40];[$UN01_H3.F40];[$UN09_H3.F40];[$UN09_H4.F40];[$UN09_H5.F40])" office:value-type="float" office:value="22867.3" calcext:value-type="float">
            <text:p>22867,3</text:p>
          </table:table-cell>
          <table:table-cell table:formula="of:=MAX([$U_Norm_09.G40];[$U_Norm_08.G40];[$U_Norm_07.G40];[$U_Norm_06.G40];[$U_Norm_05.G40];[$U_Norm_04.G40];[$UN04_H2.G40];[$UN01_H2.G40];[$UN01_H3.G40];[$UN09_H3.G40];[$UN09_H4.G40];[$UN09_H5.G40])" office:value-type="float" office:value="67.2464" calcext:value-type="float">
            <text:p>67,25</text:p>
          </table:table-cell>
          <table:table-cell table:formula="of:=MAX([$U_Norm_09.H40];[$U_Norm_08.H40];[$U_Norm_07.H40];[$U_Norm_06.H40];[$U_Norm_05.H40];[$U_Norm_04.H40];[$UN04_H2.H40];[$UN01_H2.H40];[$UN01_H3.H40];[$UN09_H3.H40];[$UN09_H4.H40];[$UN09_H5.H40])" office:value-type="float" office:value="44.8431" calcext:value-type="float">
            <text:p>44,84</text:p>
          </table:table-cell>
          <table:table-cell table:formula="of:=MAX([$U_Norm_09.I40];[$U_Norm_08.I40];[$U_Norm_07.I40];[$U_Norm_06.I40];[$U_Norm_05.I40];[$U_Norm_04.I40];[$UN04_H2.I40];[$UN01_H2.I40];[$UN01_H3.I40];[$UN09_H3.I40];[$UN09_H4.I40];[$UN09_H5.I40])" office:value-type="float" office:value="55.7983" calcext:value-type="float">
            <text:p>55,80</text:p>
          </table:table-cell>
          <table:table-cell table:formula="of:=MAX([$U_Norm_09.J40];[$U_Norm_08.J40];[$U_Norm_07.J40];[$U_Norm_06.J40];[$U_Norm_05.J40];[$U_Norm_04.J40];[$UN04_H2.J40];[$UN01_H2.J40];[$UN01_H3.J40];[$UN09_H3.J40];[$UN09_H4.J40];[$UN09_H5.J40])" office:value-type="float" office:value="55.8781" calcext:value-type="float">
            <text:p>55,88</text:p>
          </table:table-cell>
          <table:table-cell table:formula="of:=MAX([$U_Norm_09.K40];[$U_Norm_08.K40];[$U_Norm_07.K40];[$U_Norm_06.K40];[$U_Norm_05.K40];[$U_Norm_04.K40];[$UN04_H2.K40];[$UN01_H2.K40];[$UN01_H3.K40];[$UN09_H3.K40];[$UN09_H4.K40];[$UN09_H5.K40])" office:value-type="float" office:value="49.243" calcext:value-type="float">
            <text:p>49,24</text:p>
          </table:table-cell>
          <table:table-cell table:formula="of:=MAX([$U_Norm_09.L40];[$U_Norm_08.L40];[$U_Norm_07.L40];[$U_Norm_06.L40];[$U_Norm_05.L40];[$U_Norm_04.L40];[$UN04_H2.L40];[$UN01_H2.L40];[$UN01_H3.L40];[$UN09_H3.L40];[$UN09_H4.L40];[$UN09_H5.L40])" office:value-type="float" office:value="0.204165" calcext:value-type="float">
            <text:p>0,20</text:p>
          </table:table-cell>
          <table:table-cell table:formula="of:=MAX([$U_Norm_09.M40];[$U_Norm_08.M40];[$U_Norm_07.M40];[$U_Norm_06.M40];[$U_Norm_05.M40];[$U_Norm_04.M40];[$UN04_H2.M40];[$UN01_H2.M40];[$UN01_H3.M40];[$UN09_H3.M40];[$UN09_H4.M40];[$UN09_H5.M40])" office:value-type="float" office:value="0.340434" calcext:value-type="float">
            <text:p>0,34043</text:p>
          </table:table-cell>
          <table:table-cell table:formula="of:=MAX([$U_Norm_09.N40];[$U_Norm_08.N40];[$U_Norm_07.N40];[$U_Norm_06.N40];[$U_Norm_05.N40];[$U_Norm_04.N40];[$UN04_H2.N40];[$UN01_H2.N40];[$UN01_H3.N40];[$UN09_H3.N40];[$UN09_H4.N40];[$UN09_H5.N40])" office:value-type="float" office:value="0.0468548" calcext:value-type="float">
            <text:p>0,04685</text:p>
          </table:table-cell>
          <table:table-cell table:formula="of:=MAX([$U_Norm_09.O40];[$U_Norm_08.O40];[$U_Norm_07.O40];[$U_Norm_06.O40];[$U_Norm_05.O40];[$U_Norm_04.O40];[$UN04_H2.O40];[$UN01_H2.O40];[$UN01_H3.O40];[$UN09_H3.O40];[$UN09_H4.O40];[$UN09_H5.O40])" office:value-type="float" office:value="0.0435948" calcext:value-type="float">
            <text:p>0,04359</text:p>
          </table:table-cell>
          <table:table-cell table:formula="of:=MAX([$U_Norm_09.P40];[$U_Norm_08.P40];[$U_Norm_07.P40];[$U_Norm_06.P40];[$U_Norm_05.P40];[$U_Norm_04.P40];[$UN04_H2.P40];[$UN01_H2.P40];[$UN01_H3.P40];[$UN09_H3.P40];[$UN09_H4.P40];[$UN09_H5.P40])" office:value-type="float" office:value="8.90053082890976" calcext:value-type="float">
            <text:p>8,9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table:number-columns-repeated="3"/>
          <table:table-cell table:formula="of:=MAX([$U_Norm_09.E41];[$U_Norm_08.E41];[$U_Norm_07.E41];[$U_Norm_06.E41];[$U_Norm_05.E41];[$U_Norm_04.E41];[$UN04_H2.E41];[$UN01_H2.E41];[$UN01_H3.E41];[$UN09_H3.E41];[$UN09_H4.E41];[$UN09_H5.E41])" office:value-type="float" office:value="4597" calcext:value-type="float">
            <text:p>4597,0</text:p>
          </table:table-cell>
          <table:table-cell table:formula="of:=MAX([$U_Norm_09.F41];[$U_Norm_08.F41];[$U_Norm_07.F41];[$U_Norm_06.F41];[$U_Norm_05.F41];[$U_Norm_04.F41];[$UN04_H2.F41];[$UN01_H2.F41];[$UN01_H3.F41];[$UN09_H3.F41];[$UN09_H4.F41];[$UN09_H5.F41])" office:value-type="float" office:value="74285.9" calcext:value-type="float">
            <text:p>74285,9</text:p>
          </table:table-cell>
          <table:table-cell table:formula="of:=MAX([$U_Norm_09.G41];[$U_Norm_08.G41];[$U_Norm_07.G41];[$U_Norm_06.G41];[$U_Norm_05.G41];[$U_Norm_04.G41];[$UN04_H2.G41];[$UN01_H2.G41];[$UN01_H3.G41];[$UN09_H3.G41];[$UN09_H4.G41];[$UN09_H5.G41])" office:value-type="float" office:value="94.3927" calcext:value-type="float">
            <text:p>94,39</text:p>
          </table:table-cell>
          <table:table-cell table:formula="of:=MAX([$U_Norm_09.H41];[$U_Norm_08.H41];[$U_Norm_07.H41];[$U_Norm_06.H41];[$U_Norm_05.H41];[$U_Norm_04.H41];[$UN04_H2.H41];[$UN01_H2.H41];[$UN01_H3.H41];[$UN09_H3.H41];[$UN09_H4.H41];[$UN09_H5.H41])" office:value-type="float" office:value="10.3692" calcext:value-type="float">
            <text:p>10,37</text:p>
          </table:table-cell>
          <table:table-cell table:formula="of:=MAX([$U_Norm_09.I41];[$U_Norm_08.I41];[$U_Norm_07.I41];[$U_Norm_06.I41];[$U_Norm_05.I41];[$U_Norm_04.I41];[$UN04_H2.I41];[$UN01_H2.I41];[$UN01_H3.I41];[$UN09_H3.I41];[$UN09_H4.I41];[$UN09_H5.I41])" office:value-type="float" office:value="86.7305" calcext:value-type="float">
            <text:p>86,73</text:p>
          </table:table-cell>
          <table:table-cell table:formula="of:=MAX([$U_Norm_09.J41];[$U_Norm_08.J41];[$U_Norm_07.J41];[$U_Norm_06.J41];[$U_Norm_05.J41];[$U_Norm_04.J41];[$UN04_H2.J41];[$UN01_H2.J41];[$UN01_H3.J41];[$UN09_H3.J41];[$UN09_H4.J41];[$UN09_H5.J41])" office:value-type="float" office:value="88.6394" calcext:value-type="float">
            <text:p>88,64</text:p>
          </table:table-cell>
          <table:table-cell table:formula="of:=MAX([$U_Norm_09.K41];[$U_Norm_08.K41];[$U_Norm_07.K41];[$U_Norm_06.K41];[$U_Norm_05.K41];[$U_Norm_04.K41];[$UN04_H2.K41];[$UN01_H2.K41];[$UN01_H3.K41];[$UN09_H3.K41];[$UN09_H4.K41];[$UN09_H5.K41])" office:value-type="float" office:value="13.102" calcext:value-type="float">
            <text:p>13,10</text:p>
          </table:table-cell>
          <table:table-cell table:formula="of:=MAX([$U_Norm_09.L41];[$U_Norm_08.L41];[$U_Norm_07.L41];[$U_Norm_06.L41];[$U_Norm_05.L41];[$U_Norm_04.L41];[$UN04_H2.L41];[$UN01_H2.L41];[$UN01_H3.L41];[$UN09_H3.L41];[$UN09_H4.L41];[$UN09_H5.L41])" office:value-type="float" office:value="4.69872" calcext:value-type="float">
            <text:p>4,70</text:p>
          </table:table-cell>
          <table:table-cell table:formula="of:=MAX([$U_Norm_09.M41];[$U_Norm_08.M41];[$U_Norm_07.M41];[$U_Norm_06.M41];[$U_Norm_05.M41];[$U_Norm_04.M41];[$UN04_H2.M41];[$UN01_H2.M41];[$UN01_H3.M41];[$UN09_H3.M41];[$UN09_H4.M41];[$UN09_H5.M41])" office:value-type="float" office:value="2.08934" calcext:value-type="float">
            <text:p>2,08934</text:p>
          </table:table-cell>
          <table:table-cell table:formula="of:=MAX([$U_Norm_09.N41];[$U_Norm_08.N41];[$U_Norm_07.N41];[$U_Norm_06.N41];[$U_Norm_05.N41];[$U_Norm_04.N41];[$UN04_H2.N41];[$UN01_H2.N41];[$UN01_H3.N41];[$UN09_H3.N41];[$UN09_H4.N41];[$UN09_H5.N41])" office:value-type="float" office:value="0.0633215" calcext:value-type="float">
            <text:p>0,06332</text:p>
          </table:table-cell>
          <table:table-cell table:formula="of:=MAX([$U_Norm_09.O41];[$U_Norm_08.O41];[$U_Norm_07.O41];[$U_Norm_06.O41];[$U_Norm_05.O41];[$U_Norm_04.O41];[$UN04_H2.O41];[$UN01_H2.O41];[$UN01_H3.O41];[$UN09_H3.O41];[$UN09_H4.O41];[$UN09_H5.O41])" office:value-type="float" office:value="0.0591873" calcext:value-type="float">
            <text:p>0,05919</text:p>
          </table:table-cell>
          <table:table-cell table:formula="of:=MAX([$U_Norm_09.P41];[$U_Norm_08.P41];[$U_Norm_07.P41];[$U_Norm_06.P41];[$U_Norm_05.P41];[$U_Norm_04.P41];[$UN04_H2.P41];[$UN01_H2.P41];[$UN01_H3.P41];[$UN09_H3.P41];[$UN09_H4.P41];[$UN09_H5.P41])" office:value-type="float" office:value="12.8752012181858" calcext:value-type="float">
            <text:p>12,88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table:number-columns-repeated="3"/>
          <table:table-cell table:formula="of:=MAX([$U_Norm_09.E42];[$U_Norm_08.E42];[$U_Norm_07.E42];[$U_Norm_06.E42];[$U_Norm_05.E42];[$U_Norm_04.E42];[$UN04_H2.E42];[$UN01_H2.E42];[$UN01_H3.E42];[$UN09_H3.E42];[$UN09_H4.E42];[$UN09_H5.E42])" office:value-type="float" office:value="10992" calcext:value-type="float">
            <text:p>10992,0</text:p>
          </table:table-cell>
          <table:table-cell table:formula="of:=MAX([$U_Norm_09.F42];[$U_Norm_08.F42];[$U_Norm_07.F42];[$U_Norm_06.F42];[$U_Norm_05.F42];[$U_Norm_04.F42];[$UN04_H2.F42];[$UN01_H2.F42];[$UN01_H3.F42];[$UN09_H3.F42];[$UN09_H4.F42];[$UN09_H5.F42])" office:value-type="float" office:value="369196" calcext:value-type="float">
            <text:p>369196,0</text:p>
          </table:table-cell>
          <table:table-cell table:formula="of:=MAX([$U_Norm_09.G42];[$U_Norm_08.G42];[$U_Norm_07.G42];[$U_Norm_06.G42];[$U_Norm_05.G42];[$U_Norm_04.G42];[$UN04_H2.G42];[$UN01_H2.G42];[$UN01_H3.G42];[$UN09_H3.G42];[$UN09_H4.G42];[$UN09_H5.G42])" office:value-type="float" office:value="99.8358" calcext:value-type="float">
            <text:p>99,84</text:p>
          </table:table-cell>
          <table:table-cell table:formula="of:=MAX([$U_Norm_09.H42];[$U_Norm_08.H42];[$U_Norm_07.H42];[$U_Norm_06.H42];[$U_Norm_05.H42];[$U_Norm_04.H42];[$UN04_H2.H42];[$UN01_H2.H42];[$UN01_H3.H42];[$UN09_H3.H42];[$UN09_H4.H42];[$UN09_H5.H42])" office:value-type="float" office:value="0.591706" calcext:value-type="float">
            <text:p>0,59</text:p>
          </table:table-cell>
          <table:table-cell table:formula="of:=MAX([$U_Norm_09.I42];[$U_Norm_08.I42];[$U_Norm_07.I42];[$U_Norm_06.I42];[$U_Norm_05.I42];[$U_Norm_04.I42];[$UN04_H2.I42];[$UN01_H2.I42];[$UN01_H3.I42];[$UN09_H3.I42];[$UN09_H4.I42];[$UN09_H5.I42])" office:value-type="float" office:value="98.2806" calcext:value-type="float">
            <text:p>98,28</text:p>
          </table:table-cell>
          <table:table-cell table:formula="of:=MAX([$U_Norm_09.J42];[$U_Norm_08.J42];[$U_Norm_07.J42];[$U_Norm_06.J42];[$U_Norm_05.J42];[$U_Norm_04.J42];[$UN04_H2.J42];[$UN01_H2.J42];[$UN01_H3.J42];[$UN09_H3.J42];[$UN09_H4.J42];[$UN09_H5.J42])" office:value-type="float" office:value="99.2096" calcext:value-type="float">
            <text:p>99,21</text:p>
          </table:table-cell>
          <table:table-cell table:formula="of:=MAX([$U_Norm_09.K42];[$U_Norm_08.K42];[$U_Norm_07.K42];[$U_Norm_06.K42];[$U_Norm_05.K42];[$U_Norm_04.K42];[$UN04_H2.K42];[$UN01_H2.K42];[$UN01_H3.K42];[$UN09_H3.K42];[$UN09_H4.K42];[$UN09_H5.K42])" office:value-type="float" office:value="1.04177" calcext:value-type="float">
            <text:p>1,04</text:p>
          </table:table-cell>
          <table:table-cell table:formula="of:=MAX([$U_Norm_09.L42];[$U_Norm_08.L42];[$U_Norm_07.L42];[$U_Norm_06.L42];[$U_Norm_05.L42];[$U_Norm_04.L42];[$UN04_H2.L42];[$UN01_H2.L42];[$UN01_H3.L42];[$UN09_H3.L42];[$UN09_H4.L42];[$UN09_H5.L42])" office:value-type="float" office:value="4.0393" calcext:value-type="float">
            <text:p>4,04</text:p>
          </table:table-cell>
          <table:table-cell table:formula="of:=MAX([$U_Norm_09.M42];[$U_Norm_08.M42];[$U_Norm_07.M42];[$U_Norm_06.M42];[$U_Norm_05.M42];[$U_Norm_04.M42];[$UN04_H2.M42];[$UN01_H2.M42];[$UN01_H3.M42];[$UN09_H3.M42];[$UN09_H4.M42];[$UN09_H5.M42])" office:value-type="float" office:value="1.78593" calcext:value-type="float">
            <text:p>1,78593</text:p>
          </table:table-cell>
          <table:table-cell table:formula="of:=MAX([$U_Norm_09.N42];[$U_Norm_08.N42];[$U_Norm_07.N42];[$U_Norm_06.N42];[$U_Norm_05.N42];[$U_Norm_04.N42];[$UN04_H2.N42];[$UN01_H2.N42];[$UN01_H3.N42];[$UN09_H3.N42];[$UN09_H4.N42];[$UN09_H5.N42])" office:value-type="float" office:value="0.0751866" calcext:value-type="float">
            <text:p>0,07519</text:p>
          </table:table-cell>
          <table:table-cell table:formula="of:=MAX([$U_Norm_09.O42];[$U_Norm_08.O42];[$U_Norm_07.O42];[$U_Norm_06.O42];[$U_Norm_05.O42];[$U_Norm_04.O42];[$UN04_H2.O42];[$UN01_H2.O42];[$UN01_H3.O42];[$UN09_H3.O42];[$UN09_H4.O42];[$UN09_H5.O42])" office:value-type="float" office:value="0.0674721" calcext:value-type="float">
            <text:p>0,06747</text:p>
          </table:table-cell>
          <table:table-cell table:formula="of:=MAX([$U_Norm_09.P42];[$U_Norm_08.P42];[$U_Norm_07.P42];[$U_Norm_06.P42];[$U_Norm_05.P42];[$U_Norm_04.P42];[$UN04_H2.P42];[$UN01_H2.P42];[$UN01_H3.P42];[$UN09_H3.P42];[$UN09_H4.P42];[$UN09_H5.P42])" office:value-type="float" office:value="6.13829148471616" calcext:value-type="float">
            <text:p>6,14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3"/>
          <table:table-cell table:formula="of:=MAX([$U_Norm_09.E43];[$U_Norm_08.E43];[$U_Norm_07.E43];[$U_Norm_06.E43];[$U_Norm_05.E43];[$U_Norm_04.E43];[$UN04_H2.E43];[$UN01_H2.E43];[$UN01_H3.E43];[$UN09_H3.E43];[$UN09_H4.E43];[$UN09_H5.E43])" office:value-type="float" office:value="7400" calcext:value-type="float">
            <text:p>7400,0</text:p>
          </table:table-cell>
          <table:table-cell table:formula="of:=MAX([$U_Norm_09.F43];[$U_Norm_08.F43];[$U_Norm_07.F43];[$U_Norm_06.F43];[$U_Norm_05.F43];[$U_Norm_04.F43];[$UN04_H2.F43];[$UN01_H2.F43];[$UN01_H3.F43];[$UN09_H3.F43];[$UN09_H4.F43];[$UN09_H5.F43])" office:value-type="float" office:value="935154" calcext:value-type="float">
            <text:p>935154,0</text:p>
          </table:table-cell>
          <table:table-cell table:formula="of:=MAX([$U_Norm_09.G43];[$U_Norm_08.G43];[$U_Norm_07.G43];[$U_Norm_06.G43];[$U_Norm_05.G43];[$U_Norm_04.G43];[$UN04_H2.G43];[$UN01_H2.G43];[$UN01_H3.G43];[$UN09_H3.G43];[$UN09_H4.G43];[$UN09_H5.G43])" office:value-type="float" office:value="99.1562" calcext:value-type="float">
            <text:p>99,16</text:p>
          </table:table-cell>
          <table:table-cell table:formula="of:=MAX([$U_Norm_09.H43];[$U_Norm_08.H43];[$U_Norm_07.H43];[$U_Norm_06.H43];[$U_Norm_05.H43];[$U_Norm_04.H43];[$UN04_H2.H43];[$UN01_H2.H43];[$UN01_H3.H43];[$UN09_H3.H43];[$UN09_H4.H43];[$UN09_H5.H43])" office:value-type="float" office:value="3.61806" calcext:value-type="float">
            <text:p>3,62</text:p>
          </table:table-cell>
          <table:table-cell table:formula="of:=MAX([$U_Norm_09.I43];[$U_Norm_08.I43];[$U_Norm_07.I43];[$U_Norm_06.I43];[$U_Norm_05.I43];[$U_Norm_04.I43];[$UN04_H2.I43];[$UN01_H2.I43];[$UN01_H3.I43];[$UN09_H3.I43];[$UN09_H4.I43];[$UN09_H5.I43])" office:value-type="float" office:value="73.5541" calcext:value-type="float">
            <text:p>73,55</text:p>
          </table:table-cell>
          <table:table-cell table:formula="of:=MAX([$U_Norm_09.J43];[$U_Norm_08.J43];[$U_Norm_07.J43];[$U_Norm_06.J43];[$U_Norm_05.J43];[$U_Norm_04.J43];[$UN04_H2.J43];[$UN01_H2.J43];[$UN01_H3.J43];[$UN09_H3.J43];[$UN09_H4.J43];[$UN09_H5.J43])" office:value-type="float" office:value="78.7243" calcext:value-type="float">
            <text:p>78,72</text:p>
          </table:table-cell>
          <table:table-cell table:formula="of:=MAX([$U_Norm_09.K43];[$U_Norm_08.K43];[$U_Norm_07.K43];[$U_Norm_06.K43];[$U_Norm_05.K43];[$U_Norm_04.K43];[$UN04_H2.K43];[$UN01_H2.K43];[$UN01_H3.K43];[$UN09_H3.K43];[$UN09_H4.K43];[$UN09_H5.K43])" office:value-type="float" office:value="22.9198" calcext:value-type="float">
            <text:p>22,92</text:p>
          </table:table-cell>
          <table:table-cell table:formula="of:=MAX([$U_Norm_09.L43];[$U_Norm_08.L43];[$U_Norm_07.L43];[$U_Norm_06.L43];[$U_Norm_05.L43];[$U_Norm_04.L43];[$UN04_H2.L43];[$UN01_H2.L43];[$UN01_H3.L43];[$UN09_H3.L43];[$UN09_H4.L43];[$UN09_H5.L43])" office:value-type="float" office:value="27.7973" calcext:value-type="float">
            <text:p>27,80</text:p>
          </table:table-cell>
          <table:table-cell table:formula="of:=MAX([$U_Norm_09.M43];[$U_Norm_08.M43];[$U_Norm_07.M43];[$U_Norm_06.M43];[$U_Norm_05.M43];[$U_Norm_04.M43];[$UN04_H2.M43];[$UN01_H2.M43];[$UN01_H3.M43];[$UN09_H3.M43];[$UN09_H4.M43];[$UN09_H5.M43])" office:value-type="float" office:value="3.5412" calcext:value-type="float">
            <text:p>3,54120</text:p>
          </table:table-cell>
          <table:table-cell table:formula="of:=MAX([$U_Norm_09.N43];[$U_Norm_08.N43];[$U_Norm_07.N43];[$U_Norm_06.N43];[$U_Norm_05.N43];[$U_Norm_04.N43];[$UN04_H2.N43];[$UN01_H2.N43];[$UN01_H3.N43];[$UN09_H3.N43];[$UN09_H4.N43];[$UN09_H5.N43])" office:value-type="float" office:value="0.241805" calcext:value-type="float">
            <text:p>0,24181</text:p>
          </table:table-cell>
          <table:table-cell table:formula="of:=MAX([$U_Norm_09.O43];[$U_Norm_08.O43];[$U_Norm_07.O43];[$U_Norm_06.O43];[$U_Norm_05.O43];[$U_Norm_04.O43];[$UN04_H2.O43];[$UN01_H2.O43];[$UN01_H3.O43];[$UN09_H3.O43];[$UN09_H4.O43];[$UN09_H5.O43])" office:value-type="float" office:value="0.236407" calcext:value-type="float">
            <text:p>0,23641</text:p>
          </table:table-cell>
          <table:table-cell table:formula="of:=MAX([$U_Norm_09.P43];[$U_Norm_08.P43];[$U_Norm_07.P43];[$U_Norm_06.P43];[$U_Norm_05.P43];[$U_Norm_04.P43];[$UN04_H2.P43];[$UN01_H2.P43];[$UN01_H3.P43];[$UN09_H3.P43];[$UN09_H4.P43];[$UN09_H5.P43])" office:value-type="float" office:value="31.9468918918919" calcext:value-type="float">
            <text:p>31,95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table:number-columns-repeated="3"/>
          <table:table-cell table:formula="of:=MAX([$U_Norm_09.E44];[$U_Norm_08.E44];[$U_Norm_07.E44];[$U_Norm_06.E44];[$U_Norm_05.E44];[$U_Norm_04.E44];[$UN04_H2.E44];[$UN01_H2.E44];[$UN01_H3.E44];[$UN09_H3.E44];[$UN09_H4.E44];[$UN09_H5.E44])" office:value-type="float" office:value="7400" calcext:value-type="float">
            <text:p>7400,0</text:p>
          </table:table-cell>
          <table:table-cell table:formula="of:=MAX([$U_Norm_09.F44];[$U_Norm_08.F44];[$U_Norm_07.F44];[$U_Norm_06.F44];[$U_Norm_05.F44];[$U_Norm_04.F44];[$UN04_H2.F44];[$UN01_H2.F44];[$UN01_H3.F44];[$UN09_H3.F44];[$UN09_H4.F44];[$UN09_H5.F44])" office:value-type="float" office:value="1916700" calcext:value-type="float">
            <text:p>1916700,0</text:p>
          </table:table-cell>
          <table:table-cell table:formula="of:=MAX([$U_Norm_09.G44];[$U_Norm_08.G44];[$U_Norm_07.G44];[$U_Norm_06.G44];[$U_Norm_05.G44];[$U_Norm_04.G44];[$UN04_H2.G44];[$UN01_H2.G44];[$UN01_H3.G44];[$UN09_H3.G44];[$UN09_H4.G44];[$UN09_H5.G44])" office:value-type="float" office:value="99.9897" calcext:value-type="float">
            <text:p>99,99</text:p>
          </table:table-cell>
          <table:table-cell table:formula="of:=MAX([$U_Norm_09.H44];[$U_Norm_08.H44];[$U_Norm_07.H44];[$U_Norm_06.H44];[$U_Norm_05.H44];[$U_Norm_04.H44];[$UN04_H2.H44];[$UN01_H2.H44];[$UN01_H3.H44];[$UN09_H3.H44];[$UN09_H4.H44];[$UN09_H5.H44])" office:value-type="float" office:value="0.529963" calcext:value-type="float">
            <text:p>0,53</text:p>
          </table:table-cell>
          <table:table-cell table:formula="of:=MAX([$U_Norm_09.I44];[$U_Norm_08.I44];[$U_Norm_07.I44];[$U_Norm_06.I44];[$U_Norm_05.I44];[$U_Norm_04.I44];[$UN04_H2.I44];[$UN01_H2.I44];[$UN01_H3.I44];[$UN09_H3.I44];[$UN09_H4.I44];[$UN09_H5.I44])" office:value-type="float" office:value="87.8108" calcext:value-type="float">
            <text:p>87,81</text:p>
          </table:table-cell>
          <table:table-cell table:formula="of:=MAX([$U_Norm_09.J44];[$U_Norm_08.J44];[$U_Norm_07.J44];[$U_Norm_06.J44];[$U_Norm_05.J44];[$U_Norm_04.J44];[$UN04_H2.J44];[$UN01_H2.J44];[$UN01_H3.J44];[$UN09_H3.J44];[$UN09_H4.J44];[$UN09_H5.J44])" office:value-type="float" office:value="92.7194" calcext:value-type="float">
            <text:p>92,72</text:p>
          </table:table-cell>
          <table:table-cell table:formula="of:=MAX([$U_Norm_09.K44];[$U_Norm_08.K44];[$U_Norm_07.K44];[$U_Norm_06.K44];[$U_Norm_05.K44];[$U_Norm_04.K44];[$UN04_H2.K44];[$UN01_H2.K44];[$UN01_H3.K44];[$UN09_H3.K44];[$UN09_H4.K44];[$UN09_H5.K44])" office:value-type="float" office:value="8.68571" calcext:value-type="float">
            <text:p>8,69</text:p>
          </table:table-cell>
          <table:table-cell table:formula="of:=MAX([$U_Norm_09.L44];[$U_Norm_08.L44];[$U_Norm_07.L44];[$U_Norm_06.L44];[$U_Norm_05.L44];[$U_Norm_04.L44];[$UN04_H2.L44];[$UN01_H2.L44];[$UN01_H3.L44];[$UN09_H3.L44];[$UN09_H4.L44];[$UN09_H5.L44])" office:value-type="float" office:value="52.7027" calcext:value-type="float">
            <text:p>52,70</text:p>
          </table:table-cell>
          <table:table-cell table:formula="of:=MAX([$U_Norm_09.M44];[$U_Norm_08.M44];[$U_Norm_07.M44];[$U_Norm_06.M44];[$U_Norm_05.M44];[$U_Norm_04.M44];[$UN04_H2.M44];[$UN01_H2.M44];[$UN01_H3.M44];[$UN09_H3.M44];[$UN09_H4.M44];[$UN09_H5.M44])" office:value-type="float" office:value="5.69796" calcext:value-type="float">
            <text:p>5,69796</text:p>
          </table:table-cell>
          <table:table-cell table:formula="of:=MAX([$U_Norm_09.N44];[$U_Norm_08.N44];[$U_Norm_07.N44];[$U_Norm_06.N44];[$U_Norm_05.N44];[$U_Norm_04.N44];[$UN04_H2.N44];[$UN01_H2.N44];[$UN01_H3.N44];[$UN09_H3.N44];[$UN09_H4.N44];[$UN09_H5.N44])" office:value-type="float" office:value="0.344684" calcext:value-type="float">
            <text:p>0,34468</text:p>
          </table:table-cell>
          <table:table-cell table:formula="of:=MAX([$U_Norm_09.O44];[$U_Norm_08.O44];[$U_Norm_07.O44];[$U_Norm_06.O44];[$U_Norm_05.O44];[$U_Norm_04.O44];[$UN04_H2.O44];[$UN01_H2.O44];[$UN01_H3.O44];[$UN09_H3.O44];[$UN09_H4.O44];[$UN09_H5.O44])" office:value-type="float" office:value="0.338536" calcext:value-type="float">
            <text:p>0,33854</text:p>
          </table:table-cell>
          <table:table-cell table:formula="of:=MAX([$U_Norm_09.P44];[$U_Norm_08.P44];[$U_Norm_07.P44];[$U_Norm_06.P44];[$U_Norm_05.P44];[$U_Norm_04.P44];[$UN04_H2.P44];[$UN01_H2.P44];[$UN01_H3.P44];[$UN09_H3.P44];[$UN09_H4.P44];[$UN09_H5.P44])" office:value-type="float" office:value="45.7481081081081" calcext:value-type="float">
            <text:p>45,75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table:number-columns-repeated="3"/>
          <table:table-cell table:formula="of:=MAX([$U_Norm_09.E45];[$U_Norm_08.E45];[$U_Norm_07.E45];[$U_Norm_06.E45];[$U_Norm_05.E45];[$U_Norm_04.E45];[$UN04_H2.E45];[$UN01_H2.E45];[$UN01_H3.E45];[$UN09_H3.E45];[$UN09_H4.E45];[$UN09_H5.E45])" office:value-type="float" office:value="6435" calcext:value-type="float">
            <text:p>6435,0</text:p>
          </table:table-cell>
          <table:table-cell table:formula="of:=MAX([$U_Norm_09.F45];[$U_Norm_08.F45];[$U_Norm_07.F45];[$U_Norm_06.F45];[$U_Norm_05.F45];[$U_Norm_04.F45];[$UN04_H2.F45];[$UN01_H2.F45];[$UN01_H3.F45];[$UN09_H3.F45];[$UN09_H4.F45];[$UN09_H5.F45])" office:value-type="float" office:value="2996510" calcext:value-type="float">
            <text:p>2996510,0</text:p>
          </table:table-cell>
          <table:table-cell table:formula="of:=MAX([$U_Norm_09.G45];[$U_Norm_08.G45];[$U_Norm_07.G45];[$U_Norm_06.G45];[$U_Norm_05.G45];[$U_Norm_04.G45];[$UN04_H2.G45];[$UN01_H2.G45];[$UN01_H3.G45];[$UN09_H3.G45];[$UN09_H4.G45];[$UN09_H5.G45])" office:value-type="float" office:value="88.4491" calcext:value-type="float">
            <text:p>88,45</text:p>
          </table:table-cell>
          <table:table-cell table:formula="of:=MAX([$U_Norm_09.H45];[$U_Norm_08.H45];[$U_Norm_07.H45];[$U_Norm_06.H45];[$U_Norm_05.H45];[$U_Norm_04.H45];[$UN04_H2.H45];[$UN01_H2.H45];[$UN01_H3.H45];[$UN09_H3.H45];[$UN09_H4.H45];[$UN09_H5.H45])" office:value-type="float" office:value="19.211" calcext:value-type="float">
            <text:p>19,21</text:p>
          </table:table-cell>
          <table:table-cell table:formula="of:=MAX([$U_Norm_09.I45];[$U_Norm_08.I45];[$U_Norm_07.I45];[$U_Norm_06.I45];[$U_Norm_05.I45];[$U_Norm_04.I45];[$UN04_H2.I45];[$UN01_H2.I45];[$UN01_H3.I45];[$UN09_H3.I45];[$UN09_H4.I45];[$UN09_H5.I45])" office:value-type="float" office:value="79.8446" calcext:value-type="float">
            <text:p>79,84</text:p>
          </table:table-cell>
          <table:table-cell table:formula="of:=MAX([$U_Norm_09.J45];[$U_Norm_08.J45];[$U_Norm_07.J45];[$U_Norm_06.J45];[$U_Norm_05.J45];[$U_Norm_04.J45];[$UN04_H2.J45];[$UN01_H2.J45];[$UN01_H3.J45];[$UN09_H3.J45];[$UN09_H4.J45];[$UN09_H5.J45])" office:value-type="float" office:value="79.8446" calcext:value-type="float">
            <text:p>79,84</text:p>
          </table:table-cell>
          <table:table-cell table:formula="of:=MAX([$U_Norm_09.K45];[$U_Norm_08.K45];[$U_Norm_07.K45];[$U_Norm_06.K45];[$U_Norm_05.K45];[$U_Norm_04.K45];[$UN04_H2.K45];[$UN01_H2.K45];[$UN01_H3.K45];[$UN09_H3.K45];[$UN09_H4.K45];[$UN09_H5.K45])" office:value-type="float" office:value="42.5929" calcext:value-type="float">
            <text:p>42,59</text:p>
          </table:table-cell>
          <table:table-cell table:formula="of:=MAX([$U_Norm_09.L45];[$U_Norm_08.L45];[$U_Norm_07.L45];[$U_Norm_06.L45];[$U_Norm_05.L45];[$U_Norm_04.L45];[$UN04_H2.L45];[$UN01_H2.L45];[$UN01_H3.L45];[$UN09_H3.L45];[$UN09_H4.L45];[$UN09_H5.L45])" office:value-type="float" office:value="0.12432" calcext:value-type="float">
            <text:p>0,12</text:p>
          </table:table-cell>
          <table:table-cell table:formula="of:=MAX([$U_Norm_09.M45];[$U_Norm_08.M45];[$U_Norm_07.M45];[$U_Norm_06.M45];[$U_Norm_05.M45];[$U_Norm_04.M45];[$UN04_H2.M45];[$UN01_H2.M45];[$UN01_H3.M45];[$UN09_H3.M45];[$UN09_H4.M45];[$UN09_H5.M45])" office:value-type="float" office:value="47.922" calcext:value-type="float">
            <text:p>47,92200</text:p>
          </table:table-cell>
          <table:table-cell table:formula="of:=MAX([$U_Norm_09.N45];[$U_Norm_08.N45];[$U_Norm_07.N45];[$U_Norm_06.N45];[$U_Norm_05.N45];[$U_Norm_04.N45];[$UN04_H2.N45];[$UN01_H2.N45];[$UN01_H3.N45];[$UN09_H3.N45];[$UN09_H4.N45];[$UN09_H5.N45])" office:value-type="float" office:value="0.309138" calcext:value-type="float">
            <text:p>0,30914</text:p>
          </table:table-cell>
          <table:table-cell table:formula="of:=MAX([$U_Norm_09.O45];[$U_Norm_08.O45];[$U_Norm_07.O45];[$U_Norm_06.O45];[$U_Norm_05.O45];[$U_Norm_04.O45];[$UN04_H2.O45];[$UN01_H2.O45];[$UN01_H3.O45];[$UN09_H3.O45];[$UN09_H4.O45];[$UN09_H5.O45])" office:value-type="float" office:value="0.30447" calcext:value-type="float">
            <text:p>0,30447</text:p>
          </table:table-cell>
          <table:table-cell table:formula="of:=MAX([$U_Norm_09.P45];[$U_Norm_08.P45];[$U_Norm_07.P45];[$U_Norm_06.P45];[$U_Norm_05.P45];[$U_Norm_04.P45];[$UN04_H2.P45];[$UN01_H2.P45];[$UN01_H3.P45];[$UN09_H3.P45];[$UN09_H4.P45];[$UN09_H5.P45])" office:value-type="float" office:value="47.3146853146853" calcext:value-type="float">
            <text:p>47,31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table:number-columns-repeated="3"/>
          <table:table-cell table:formula="of:=MAX([$U_Norm_09.E46];[$U_Norm_08.E46];[$U_Norm_07.E46];[$U_Norm_06.E46];[$U_Norm_05.E46];[$U_Norm_04.E46];[$UN04_H2.E46];[$UN01_H2.E46];[$UN01_H3.E46];[$UN09_H3.E46];[$UN09_H4.E46];[$UN09_H5.E46])" office:value-type="float" office:value="5500" calcext:value-type="float">
            <text:p>5500,0</text:p>
          </table:table-cell>
          <table:table-cell table:formula="of:=MAX([$U_Norm_09.F46];[$U_Norm_08.F46];[$U_Norm_07.F46];[$U_Norm_06.F46];[$U_Norm_05.F46];[$U_Norm_04.F46];[$UN04_H2.F46];[$UN01_H2.F46];[$UN01_H3.F46];[$UN09_H3.F46];[$UN09_H4.F46];[$UN09_H5.F46])" office:value-type="float" office:value="8363090" calcext:value-type="float">
            <text:p>8363090,0</text:p>
          </table:table-cell>
          <table:table-cell table:formula="of:=MAX([$U_Norm_09.G46];[$U_Norm_08.G46];[$U_Norm_07.G46];[$U_Norm_06.G46];[$U_Norm_05.G46];[$U_Norm_04.G46];[$UN04_H2.G46];[$UN01_H2.G46];[$UN01_H3.G46];[$UN09_H3.G46];[$UN09_H4.G46];[$UN09_H5.G46])" office:value-type="float" office:value="98.6785" calcext:value-type="float">
            <text:p>98,68</text:p>
          </table:table-cell>
          <table:table-cell table:formula="of:=MAX([$U_Norm_09.H46];[$U_Norm_08.H46];[$U_Norm_07.H46];[$U_Norm_06.H46];[$U_Norm_05.H46];[$U_Norm_04.H46];[$UN04_H2.H46];[$UN01_H2.H46];[$UN01_H3.H46];[$UN09_H3.H46];[$UN09_H4.H46];[$UN09_H5.H46])" office:value-type="float" office:value="3.20725" calcext:value-type="float">
            <text:p>3,21</text:p>
          </table:table-cell>
          <table:table-cell table:formula="of:=MAX([$U_Norm_09.I46];[$U_Norm_08.I46];[$U_Norm_07.I46];[$U_Norm_06.I46];[$U_Norm_05.I46];[$U_Norm_04.I46];[$UN04_H2.I46];[$UN01_H2.I46];[$UN01_H3.I46];[$UN09_H3.I46];[$UN09_H4.I46];[$UN09_H5.I46])" office:value-type="float" office:value="95.9091" calcext:value-type="float">
            <text:p>95,91</text:p>
          </table:table-cell>
          <table:table-cell table:formula="of:=MAX([$U_Norm_09.J46];[$U_Norm_08.J46];[$U_Norm_07.J46];[$U_Norm_06.J46];[$U_Norm_05.J46];[$U_Norm_04.J46];[$UN04_H2.J46];[$UN01_H2.J46];[$UN01_H3.J46];[$UN09_H3.J46];[$UN09_H4.J46];[$UN09_H5.J46])" office:value-type="float" office:value="96.6294" calcext:value-type="float">
            <text:p>96,63</text:p>
          </table:table-cell>
          <table:table-cell table:formula="of:=MAX([$U_Norm_09.K46];[$U_Norm_08.K46];[$U_Norm_07.K46];[$U_Norm_06.K46];[$U_Norm_05.K46];[$U_Norm_04.K46];[$UN04_H2.K46];[$UN01_H2.K46];[$UN01_H3.K46];[$UN09_H3.K46];[$UN09_H4.K46];[$UN09_H5.K46])" office:value-type="float" office:value="6.24882" calcext:value-type="float">
            <text:p>6,25</text:p>
          </table:table-cell>
          <table:table-cell table:formula="of:=MAX([$U_Norm_09.L46];[$U_Norm_08.L46];[$U_Norm_07.L46];[$U_Norm_06.L46];[$U_Norm_05.L46];[$U_Norm_04.L46];[$UN04_H2.L46];[$UN01_H2.L46];[$UN01_H3.L46];[$UN09_H3.L46];[$UN09_H4.L46];[$UN09_H5.L46])" office:value-type="float" office:value="3.69091" calcext:value-type="float">
            <text:p>3,69</text:p>
          </table:table-cell>
          <table:table-cell table:formula="of:=MAX([$U_Norm_09.M46];[$U_Norm_08.M46];[$U_Norm_07.M46];[$U_Norm_06.M46];[$U_Norm_05.M46];[$U_Norm_04.M46];[$UN04_H2.M46];[$UN01_H2.M46];[$UN01_H3.M46];[$UN09_H3.M46];[$UN09_H4.M46];[$UN09_H5.M46])" office:value-type="float" office:value="82.6342" calcext:value-type="float">
            <text:p>82,63420</text:p>
          </table:table-cell>
          <table:table-cell table:formula="of:=MAX([$U_Norm_09.N46];[$U_Norm_08.N46];[$U_Norm_07.N46];[$U_Norm_06.N46];[$U_Norm_05.N46];[$U_Norm_04.N46];[$UN04_H2.N46];[$UN01_H2.N46];[$UN01_H3.N46];[$UN09_H3.N46];[$UN09_H4.N46];[$UN09_H5.N46])" office:value-type="float" office:value="0.223026" calcext:value-type="float">
            <text:p>0,22303</text:p>
          </table:table-cell>
          <table:table-cell table:formula="of:=MAX([$U_Norm_09.O46];[$U_Norm_08.O46];[$U_Norm_07.O46];[$U_Norm_06.O46];[$U_Norm_05.O46];[$U_Norm_04.O46];[$UN04_H2.O46];[$UN01_H2.O46];[$UN01_H3.O46];[$UN09_H3.O46];[$UN09_H4.O46];[$UN09_H5.O46])" office:value-type="float" office:value="0.219251" calcext:value-type="float">
            <text:p>0,21925</text:p>
          </table:table-cell>
          <table:table-cell table:formula="of:=MAX([$U_Norm_09.P46];[$U_Norm_08.P46];[$U_Norm_07.P46];[$U_Norm_06.P46];[$U_Norm_05.P46];[$U_Norm_04.P46];[$UN04_H2.P46];[$UN01_H2.P46];[$UN01_H3.P46];[$UN09_H3.P46];[$UN09_H4.P46];[$UN09_H5.P46])" office:value-type="float" office:value="39.8638181818182" calcext:value-type="float">
            <text:p>39,86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table:number-columns-repeated="3"/>
          <table:table-cell table:formula="of:=MAX([$U_Norm_09.E47];[$U_Norm_08.E47];[$U_Norm_07.E47];[$U_Norm_06.E47];[$U_Norm_05.E47];[$U_Norm_04.E47];[$UN04_H2.E47];[$UN01_H2.E47];[$UN01_H3.E47];[$UN09_H3.E47];[$UN09_H4.E47];[$UN09_H5.E47])" office:value-type="float" office:value="20000" calcext:value-type="float">
            <text:p>20000,0</text:p>
          </table:table-cell>
          <table:table-cell table:formula="of:=MAX([$U_Norm_09.F47];[$U_Norm_08.F47];[$U_Norm_07.F47];[$U_Norm_06.F47];[$U_Norm_05.F47];[$U_Norm_04.F47];[$UN04_H2.F47];[$UN01_H2.F47];[$UN01_H3.F47];[$UN09_H3.F47];[$UN09_H4.F47];[$UN09_H5.F47])" office:value-type="float" office:value="563251" calcext:value-type="float">
            <text:p>563251,0</text:p>
          </table:table-cell>
          <table:table-cell table:formula="of:=MAX([$U_Norm_09.G47];[$U_Norm_08.G47];[$U_Norm_07.G47];[$U_Norm_06.G47];[$U_Norm_05.G47];[$U_Norm_04.G47];[$UN04_H2.G47];[$UN01_H2.G47];[$UN01_H3.G47];[$UN09_H3.G47];[$UN09_H4.G47];[$UN09_H5.G47])" office:value-type="float" office:value="90.4988" calcext:value-type="float">
            <text:p>90,50</text:p>
          </table:table-cell>
          <table:table-cell table:formula="of:=MAX([$U_Norm_09.H47];[$U_Norm_08.H47];[$U_Norm_07.H47];[$U_Norm_06.H47];[$U_Norm_05.H47];[$U_Norm_04.H47];[$UN04_H2.H47];[$UN01_H2.H47];[$UN01_H3.H47];[$UN09_H3.H47];[$UN09_H4.H47];[$UN09_H5.H47])" office:value-type="float" office:value="25.6214" calcext:value-type="float">
            <text:p>25,62</text:p>
          </table:table-cell>
          <table:table-cell table:formula="of:=MAX([$U_Norm_09.I47];[$U_Norm_08.I47];[$U_Norm_07.I47];[$U_Norm_06.I47];[$U_Norm_05.I47];[$U_Norm_04.I47];[$UN04_H2.I47];[$UN01_H2.I47];[$UN01_H3.I47];[$UN09_H3.I47];[$UN09_H4.I47];[$UN09_H5.I47])" office:value-type="float" office:value="86.67" calcext:value-type="float">
            <text:p>86,67</text:p>
          </table:table-cell>
          <table:table-cell table:formula="of:=MAX([$U_Norm_09.J47];[$U_Norm_08.J47];[$U_Norm_07.J47];[$U_Norm_06.J47];[$U_Norm_05.J47];[$U_Norm_04.J47];[$UN04_H2.J47];[$UN01_H2.J47];[$UN01_H3.J47];[$UN09_H3.J47];[$UN09_H4.J47];[$UN09_H5.J47])" office:value-type="float" office:value="86.67" calcext:value-type="float">
            <text:p>86,67</text:p>
          </table:table-cell>
          <table:table-cell table:formula="of:=MAX([$U_Norm_09.K47];[$U_Norm_08.K47];[$U_Norm_07.K47];[$U_Norm_06.K47];[$U_Norm_05.K47];[$U_Norm_04.K47];[$UN04_H2.K47];[$UN01_H2.K47];[$UN01_H3.K47];[$UN09_H3.K47];[$UN09_H4.K47];[$UN09_H5.K47])" office:value-type="float" office:value="22.386" calcext:value-type="float">
            <text:p>22,39</text:p>
          </table:table-cell>
          <table:table-cell table:formula="of:=MAX([$U_Norm_09.L47];[$U_Norm_08.L47];[$U_Norm_07.L47];[$U_Norm_06.L47];[$U_Norm_05.L47];[$U_Norm_04.L47];[$UN04_H2.L47];[$UN01_H2.L47];[$UN01_H3.L47];[$UN09_H3.L47];[$UN09_H4.L47];[$UN09_H5.L47])" office:value-type="float" office:value="0.25" calcext:value-type="float">
            <text:p>0,25</text:p>
          </table:table-cell>
          <table:table-cell table:formula="of:=MAX([$U_Norm_09.M47];[$U_Norm_08.M47];[$U_Norm_07.M47];[$U_Norm_06.M47];[$U_Norm_05.M47];[$U_Norm_04.M47];[$UN04_H2.M47];[$UN01_H2.M47];[$UN01_H3.M47];[$UN09_H3.M47];[$UN09_H4.M47];[$UN09_H5.M47])" office:value-type="float" office:value="5.55852" calcext:value-type="float">
            <text:p>5,55852</text:p>
          </table:table-cell>
          <table:table-cell table:formula="of:=MAX([$U_Norm_09.N47];[$U_Norm_08.N47];[$U_Norm_07.N47];[$U_Norm_06.N47];[$U_Norm_05.N47];[$U_Norm_04.N47];[$UN04_H2.N47];[$UN01_H2.N47];[$UN01_H3.N47];[$UN09_H3.N47];[$UN09_H4.N47];[$UN09_H5.N47])" office:value-type="float" office:value="0.218353" calcext:value-type="float">
            <text:p>0,21835</text:p>
          </table:table-cell>
          <table:table-cell table:formula="of:=MAX([$U_Norm_09.O47];[$U_Norm_08.O47];[$U_Norm_07.O47];[$U_Norm_06.O47];[$U_Norm_05.O47];[$U_Norm_04.O47];[$UN04_H2.O47];[$UN01_H2.O47];[$UN01_H3.O47];[$UN09_H3.O47];[$UN09_H4.O47];[$UN09_H5.O47])" office:value-type="float" office:value="0.206322" calcext:value-type="float">
            <text:p>0,20632</text:p>
          </table:table-cell>
          <table:table-cell table:formula="of:=MAX([$U_Norm_09.P47];[$U_Norm_08.P47];[$U_Norm_07.P47];[$U_Norm_06.P47];[$U_Norm_05.P47];[$U_Norm_04.P47];[$UN04_H2.P47];[$UN01_H2.P47];[$UN01_H3.P47];[$UN09_H3.P47];[$UN09_H4.P47];[$UN09_H5.P47])" office:value-type="float" office:value="10.3161" calcext:value-type="float">
            <text:p>10,32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09:54:39.2392221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1-12-09T12:30:59.704445813</dc:date>
    <meta:editing-duration>P14DT2H20M44S</meta:editing-duration>
    <meta:editing-cycles>31</meta:editing-cycles>
    <meta:document-statistic meta:table-count="19" meta:cell-count="13260" meta:object-count="0"/>
  </office:meta>
</office:document-meta>
</file>